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ms</text:p>
          </table:table-cell>
          <table:table-cell office:value-type="string">
            <text:p>hall</text:p>
          </table:table-cell>
          <table:table-cell office:value-type="string">
            <text:p>acc_x</text:p>
          </table:table-cell>
          <table:table-cell office:value-type="string">
            <text:p>acc_y</text:p>
          </table:table-cell>
          <table:table-cell office:value-type="string">
            <text:p>acc_z</text:p>
          </table:table-cell>
          <table:table-cell office:value-type="string">
            <text:p>gyro_x</text:p>
          </table:table-cell>
          <table:table-cell office:value-type="string">
            <text:p>gyro_y</text:p>
          </table:table-cell>
          <table:table-cell office:value-type="string">
            <text:p>gyro_z</text:p>
          </table:table-cell>
          <table:table-cell>
            <draw:frame table:end-cell-address="Hoja1.X21" table:end-x="1.015cm" table:end-y="0.37cm" draw:z-index="0" draw:style-name="gr1" draw:text-style-name="P1" svg:width="32.072cm" svg:height="8.991cm" svg:x="0.491cm" svg:y="0.411cm">
              <draw:object draw:notify-on-update-of-ranges="Hoja1.C1:Hoja1.C1 Hoja1.C2:Hoja1.C1136 Hoja1.D1:Hoja1.D1 Hoja1.D2:Hoja1.D1136 Hoja1.E1:Hoja1.E1 Hoja1.E2:Hoja1.E113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77">
            <text:p>-3277</text:p>
          </table:table-cell>
          <table:table-cell office:value-type="float" office:value="-330">
            <text:p>-330</text:p>
          </table:table-cell>
          <table:table-cell office:value-type="float" office:value="9527">
            <text:p>9527</text:p>
          </table:table-cell>
          <table:table-cell office:value-type="float" office:value="30">
            <text:p>30</text:p>
          </table:table-cell>
          <table:table-cell office:value-type="float" office:value="-4316">
            <text:p>-4316</text:p>
          </table:table-cell>
          <table:table-cell office:value-type="float" office:value="-267">
            <text:p>-267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191">
            <text:p>-3191</text:p>
          </table:table-cell>
          <table:table-cell office:value-type="float" office:value="-282">
            <text:p>-282</text:p>
          </table:table-cell>
          <table:table-cell office:value-type="float" office:value="9608">
            <text:p>9608</text:p>
          </table:table-cell>
          <table:table-cell office:value-type="float" office:value="27">
            <text:p>27</text:p>
          </table:table-cell>
          <table:table-cell office:value-type="float" office:value="-4315">
            <text:p>-4315</text:p>
          </table:table-cell>
          <table:table-cell office:value-type="float" office:value="-267">
            <text:p>-267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09">
            <text:p>-3109</text:p>
          </table:table-cell>
          <table:table-cell office:value-type="float" office:value="-289">
            <text:p>-289</text:p>
          </table:table-cell>
          <table:table-cell office:value-type="float" office:value="9714">
            <text:p>9714</text:p>
          </table:table-cell>
          <table:table-cell office:value-type="float" office:value="20">
            <text:p>20</text:p>
          </table:table-cell>
          <table:table-cell office:value-type="float" office:value="-4314">
            <text:p>-4314</text:p>
          </table:table-cell>
          <table:table-cell office:value-type="float" office:value="-266">
            <text:p>-266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024">
            <text:p>-3024</text:p>
          </table:table-cell>
          <table:table-cell office:value-type="float" office:value="-354">
            <text:p>-354</text:p>
          </table:table-cell>
          <table:table-cell table:style-name="ce1" office:value-type="float" office:value="9861">
            <text:p>9861</text:p>
          </table:table-cell>
          <table:table-cell office:value-type="float" office:value="18">
            <text:p>18</text:p>
          </table:table-cell>
          <table:table-cell office:value-type="float" office:value="-4314">
            <text:p>-4314</text:p>
          </table:table-cell>
          <table:table-cell office:value-type="float" office:value="-260">
            <text:p>-260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2951">
            <text:p>-2951</text:p>
          </table:table-cell>
          <table:table-cell office:value-type="float" office:value="-349">
            <text:p>-349</text:p>
          </table:table-cell>
          <table:table-cell office:value-type="float" office:value="9922">
            <text:p>9922</text:p>
          </table:table-cell>
          <table:table-cell office:value-type="float" office:value="16">
            <text:p>16</text:p>
          </table:table-cell>
          <table:table-cell office:value-type="float" office:value="-4314">
            <text:p>-4314</text:p>
          </table:table-cell>
          <table:table-cell office:value-type="float" office:value="-265">
            <text:p>-26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836">
            <text:p>-2836</text:p>
          </table:table-cell>
          <table:table-cell office:value-type="float" office:value="-412">
            <text:p>-412</text:p>
          </table:table-cell>
          <table:table-cell office:value-type="float" office:value="10034">
            <text:p>10034</text:p>
          </table:table-cell>
          <table:table-cell office:value-type="float" office:value="25">
            <text:p>25</text:p>
          </table:table-cell>
          <table:table-cell office:value-type="float" office:value="-4313">
            <text:p>-4313</text:p>
          </table:table-cell>
          <table:table-cell office:value-type="float" office:value="-266">
            <text:p>-266</text:p>
          </table:table-cell>
          <table:table-cell table:number-columns-repeated="2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2782">
            <text:p>-2782</text:p>
          </table:table-cell>
          <table:table-cell office:value-type="float" office:value="-408">
            <text:p>-408</text:p>
          </table:table-cell>
          <table:table-cell office:value-type="float" office:value="10118">
            <text:p>10118</text:p>
          </table:table-cell>
          <table:table-cell office:value-type="float" office:value="36">
            <text:p>36</text:p>
          </table:table-cell>
          <table:table-cell office:value-type="float" office:value="-4312">
            <text:p>-4312</text:p>
          </table:table-cell>
          <table:table-cell office:value-type="float" office:value="-268">
            <text:p>-268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669">
            <text:p>-2669</text:p>
          </table:table-cell>
          <table:table-cell office:value-type="float" office:value="-356">
            <text:p>-356</text:p>
          </table:table-cell>
          <table:table-cell office:value-type="float" office:value="10174">
            <text:p>10174</text:p>
          </table:table-cell>
          <table:table-cell office:value-type="float" office:value="38">
            <text:p>38</text:p>
          </table:table-cell>
          <table:table-cell office:value-type="float" office:value="-4312">
            <text:p>-4312</text:p>
          </table:table-cell>
          <table:table-cell office:value-type="float" office:value="-269">
            <text:p>-269</text:p>
          </table:table-cell>
          <table:table-cell table:number-columns-repeated="2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2585">
            <text:p>-2585</text:p>
          </table:table-cell>
          <table:table-cell office:value-type="float" office:value="-309">
            <text:p>-309</text:p>
          </table:table-cell>
          <table:table-cell office:value-type="float" office:value="10300">
            <text:p>10300</text:p>
          </table:table-cell>
          <table:table-cell office:value-type="float" office:value="36">
            <text:p>36</text:p>
          </table:table-cell>
          <table:table-cell office:value-type="float" office:value="-4310">
            <text:p>-4310</text:p>
          </table:table-cell>
          <table:table-cell office:value-type="float" office:value="-267">
            <text:p>-267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505">
            <text:p>-2505</text:p>
          </table:table-cell>
          <table:table-cell office:value-type="float" office:value="-265">
            <text:p>-265</text:p>
          </table:table-cell>
          <table:table-cell office:value-type="float" office:value="10413">
            <text:p>10413</text:p>
          </table:table-cell>
          <table:table-cell office:value-type="float" office:value="23">
            <text:p>23</text:p>
          </table:table-cell>
          <table:table-cell office:value-type="float" office:value="-4308">
            <text:p>-4308</text:p>
          </table:table-cell>
          <table:table-cell office:value-type="float" office:value="-263">
            <text:p>-263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397">
            <text:p>-2397</text:p>
          </table:table-cell>
          <table:table-cell office:value-type="float" office:value="-326">
            <text:p>-326</text:p>
          </table:table-cell>
          <table:table-cell office:value-type="float" office:value="10479">
            <text:p>10479</text:p>
          </table:table-cell>
          <table:table-cell office:value-type="float" office:value="17">
            <text:p>17</text:p>
          </table:table-cell>
          <table:table-cell office:value-type="float" office:value="-4308">
            <text:p>-4308</text:p>
          </table:table-cell>
          <table:table-cell office:value-type="float" office:value="-265">
            <text:p>-265</text:p>
          </table:table-cell>
          <table:table-cell table:number-columns-repeated="2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2309">
            <text:p>-2309</text:p>
          </table:table-cell>
          <table:table-cell office:value-type="float" office:value="-371">
            <text:p>-371</text:p>
          </table:table-cell>
          <table:table-cell office:value-type="float" office:value="10573">
            <text:p>10573</text:p>
          </table:table-cell>
          <table:table-cell office:value-type="float" office:value="18">
            <text:p>18</text:p>
          </table:table-cell>
          <table:table-cell office:value-type="float" office:value="-4309">
            <text:p>-4309</text:p>
          </table:table-cell>
          <table:table-cell office:value-type="float" office:value="-260">
            <text:p>-260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64">
            <text:p>-2164</text:p>
          </table:table-cell>
          <table:table-cell office:value-type="float" office:value="-427">
            <text:p>-427</text:p>
          </table:table-cell>
          <table:table-cell office:value-type="float" office:value="10644">
            <text:p>10644</text:p>
          </table:table-cell>
          <table:table-cell office:value-type="float" office:value="22">
            <text:p>22</text:p>
          </table:table-cell>
          <table:table-cell office:value-type="float" office:value="-4308">
            <text:p>-4308</text:p>
          </table:table-cell>
          <table:table-cell office:value-type="float" office:value="-264">
            <text:p>-264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050">
            <text:p>-2050</text:p>
          </table:table-cell>
          <table:table-cell office:value-type="float" office:value="-404">
            <text:p>-404</text:p>
          </table:table-cell>
          <table:table-cell office:value-type="float" office:value="10721">
            <text:p>10721</text:p>
          </table:table-cell>
          <table:table-cell office:value-type="float" office:value="30">
            <text:p>30</text:p>
          </table:table-cell>
          <table:table-cell office:value-type="float" office:value="-4306">
            <text:p>-4306</text:p>
          </table:table-cell>
          <table:table-cell office:value-type="float" office:value="-272">
            <text:p>-272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948">
            <text:p>-1948</text:p>
          </table:table-cell>
          <table:table-cell office:value-type="float" office:value="-390">
            <text:p>-390</text:p>
          </table:table-cell>
          <table:table-cell office:value-type="float" office:value="10789">
            <text:p>10789</text:p>
          </table:table-cell>
          <table:table-cell office:value-type="float" office:value="37">
            <text:p>37</text:p>
          </table:table-cell>
          <table:table-cell office:value-type="float" office:value="-4307">
            <text:p>-4307</text:p>
          </table:table-cell>
          <table:table-cell office:value-type="float" office:value="-271">
            <text:p>-271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877">
            <text:p>-1877</text:p>
          </table:table-cell>
          <table:table-cell office:value-type="float" office:value="-320">
            <text:p>-320</text:p>
          </table:table-cell>
          <table:table-cell office:value-type="float" office:value="10867">
            <text:p>10867</text:p>
          </table:table-cell>
          <table:table-cell office:value-type="float" office:value="33">
            <text:p>33</text:p>
          </table:table-cell>
          <table:table-cell office:value-type="float" office:value="-4300">
            <text:p>-4300</text:p>
          </table:table-cell>
          <table:table-cell office:value-type="float" office:value="-267">
            <text:p>-267</text:p>
          </table:table-cell>
          <table:table-cell table:number-columns-repeated="2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1755">
            <text:p>-1755</text:p>
          </table:table-cell>
          <table:table-cell office:value-type="float" office:value="-335">
            <text:p>-335</text:p>
          </table:table-cell>
          <table:table-cell office:value-type="float" office:value="10912">
            <text:p>10912</text:p>
          </table:table-cell>
          <table:table-cell office:value-type="float" office:value="28">
            <text:p>28</text:p>
          </table:table-cell>
          <table:table-cell office:value-type="float" office:value="-4300">
            <text:p>-4300</text:p>
          </table:table-cell>
          <table:table-cell office:value-type="float" office:value="-265">
            <text:p>-265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605">
            <text:p>-1605</text:p>
          </table:table-cell>
          <table:table-cell office:value-type="float" office:value="-366">
            <text:p>-366</text:p>
          </table:table-cell>
          <table:table-cell office:value-type="float" office:value="10959">
            <text:p>10959</text:p>
          </table:table-cell>
          <table:table-cell office:value-type="float" office:value="19">
            <text:p>19</text:p>
          </table:table-cell>
          <table:table-cell office:value-type="float" office:value="-4297">
            <text:p>-4297</text:p>
          </table:table-cell>
          <table:table-cell office:value-type="float" office:value="-255">
            <text:p>-255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458">
            <text:p>-1458</text:p>
          </table:table-cell>
          <table:table-cell office:value-type="float" office:value="-432">
            <text:p>-432</text:p>
          </table:table-cell>
          <table:table-cell office:value-type="float" office:value="11079">
            <text:p>11079</text:p>
          </table:table-cell>
          <table:table-cell office:value-type="float" office:value="20">
            <text:p>20</text:p>
          </table:table-cell>
          <table:table-cell office:value-type="float" office:value="-4294">
            <text:p>-4294</text:p>
          </table:table-cell>
          <table:table-cell office:value-type="float" office:value="-255">
            <text:p>-255</text:p>
          </table:table-cell>
          <table:table-cell/>
          <table:table-cell>
            <draw:frame table:end-cell-address="Hoja1.X27" table:end-x="0.544cm" table:end-y="0.319cm" draw:z-index="2" draw:style-name="gr1" draw:text-style-name="P1" svg:width="30.861cm" svg:height="3.375cm" svg:x="0.038cm" svg:y="0.106cm">
              <draw:object draw:notify-on-update-of-ranges="Hoja1.B1:Hoja1.B1 Hoja1.B2:Hoja1.B113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1363">
            <text:p>-1363</text:p>
          </table:table-cell>
          <table:table-cell office:value-type="float" office:value="-456">
            <text:p>-456</text:p>
          </table:table-cell>
          <table:table-cell office:value-type="float" office:value="11136">
            <text:p>11136</text:p>
          </table:table-cell>
          <table:table-cell office:value-type="float" office:value="24">
            <text:p>24</text:p>
          </table:table-cell>
          <table:table-cell office:value-type="float" office:value="-4292">
            <text:p>-4292</text:p>
          </table:table-cell>
          <table:table-cell office:value-type="float" office:value="-260">
            <text:p>-260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249">
            <text:p>-1249</text:p>
          </table:table-cell>
          <table:table-cell office:value-type="float" office:value="-446">
            <text:p>-446</text:p>
          </table:table-cell>
          <table:table-cell office:value-type="float" office:value="11135">
            <text:p>11135</text:p>
          </table:table-cell>
          <table:table-cell office:value-type="float" office:value="33">
            <text:p>33</text:p>
          </table:table-cell>
          <table:table-cell office:value-type="float" office:value="-4288">
            <text:p>-4288</text:p>
          </table:table-cell>
          <table:table-cell office:value-type="float" office:value="-265">
            <text:p>-265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148">
            <text:p>-1148</text:p>
          </table:table-cell>
          <table:table-cell office:value-type="float" office:value="-391">
            <text:p>-391</text:p>
          </table:table-cell>
          <table:table-cell office:value-type="float" office:value="11228">
            <text:p>11228</text:p>
          </table:table-cell>
          <table:table-cell office:value-type="float" office:value="35">
            <text:p>35</text:p>
          </table:table-cell>
          <table:table-cell office:value-type="float" office:value="-4287">
            <text:p>-4287</text:p>
          </table:table-cell>
          <table:table-cell office:value-type="float" office:value="-276">
            <text:p>-276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067">
            <text:p>-1067</text:p>
          </table:table-cell>
          <table:table-cell office:value-type="float" office:value="-336">
            <text:p>-336</text:p>
          </table:table-cell>
          <table:table-cell office:value-type="float" office:value="11242">
            <text:p>11242</text:p>
          </table:table-cell>
          <table:table-cell office:value-type="float" office:value="33">
            <text:p>33</text:p>
          </table:table-cell>
          <table:table-cell office:value-type="float" office:value="-4288">
            <text:p>-4288</text:p>
          </table:table-cell>
          <table:table-cell office:value-type="float" office:value="-274">
            <text:p>-274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906">
            <text:p>-906</text:p>
          </table:table-cell>
          <table:table-cell office:value-type="float" office:value="-313">
            <text:p>-313</text:p>
          </table:table-cell>
          <table:table-cell office:value-type="float" office:value="11277">
            <text:p>11277</text:p>
          </table:table-cell>
          <table:table-cell office:value-type="float" office:value="28">
            <text:p>28</text:p>
          </table:table-cell>
          <table:table-cell office:value-type="float" office:value="-4284">
            <text:p>-4284</text:p>
          </table:table-cell>
          <table:table-cell office:value-type="float" office:value="-266">
            <text:p>-266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784">
            <text:p>-784</text:p>
          </table:table-cell>
          <table:table-cell office:value-type="float" office:value="-344">
            <text:p>-344</text:p>
          </table:table-cell>
          <table:table-cell office:value-type="float" office:value="11344">
            <text:p>11344</text:p>
          </table:table-cell>
          <table:table-cell office:value-type="float" office:value="18">
            <text:p>18</text:p>
          </table:table-cell>
          <table:table-cell office:value-type="float" office:value="-4282">
            <text:p>-4282</text:p>
          </table:table-cell>
          <table:table-cell office:value-type="float" office:value="-258">
            <text:p>-25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640">
            <text:p>-640</text:p>
          </table:table-cell>
          <table:table-cell office:value-type="float" office:value="-405">
            <text:p>-405</text:p>
          </table:table-cell>
          <table:table-cell office:value-type="float" office:value="11344">
            <text:p>11344</text:p>
          </table:table-cell>
          <table:table-cell office:value-type="float" office:value="16">
            <text:p>16</text:p>
          </table:table-cell>
          <table:table-cell office:value-type="float" office:value="-4283">
            <text:p>-4283</text:p>
          </table:table-cell>
          <table:table-cell office:value-type="float" office:value="-249">
            <text:p>-249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488">
            <text:p>-488</text:p>
          </table:table-cell>
          <table:table-cell office:value-type="float" office:value="-408">
            <text:p>-408</text:p>
          </table:table-cell>
          <table:table-cell office:value-type="float" office:value="11377">
            <text:p>11377</text:p>
          </table:table-cell>
          <table:table-cell office:value-type="float" office:value="19">
            <text:p>19</text:p>
          </table:table-cell>
          <table:table-cell office:value-type="float" office:value="-4279">
            <text:p>-4279</text:p>
          </table:table-cell>
          <table:table-cell office:value-type="float" office:value="-254">
            <text:p>-254</text:p>
          </table:table-cell>
          <table:table-cell>
            <draw:frame table:end-cell-address="Hoja1.X43" table:end-x="1.205cm" table:end-y="0.345cm" draw:z-index="1" draw:style-name="gr1" draw:text-style-name="P1" svg:width="32.135cm" svg:height="6.951cm" svg:x="0.618cm" svg:y="0.169cm">
              <draw:object draw:notify-on-update-of-ranges="Hoja1.F1:Hoja1.F1 Hoja1.F2:Hoja1.F1135 Hoja1.G1:Hoja1.G1 Hoja1.G2:Hoja1.G1135 Hoja1.H1:Hoja1.H1 Hoja1.H2:Hoja1.H11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9">
            <text:p>-389</text:p>
          </table:table-cell>
          <table:table-cell office:value-type="float" office:value="-473">
            <text:p>-473</text:p>
          </table:table-cell>
          <table:table-cell office:value-type="float" office:value="11394">
            <text:p>11394</text:p>
          </table:table-cell>
          <table:table-cell office:value-type="float" office:value="30">
            <text:p>30</text:p>
          </table:table-cell>
          <table:table-cell office:value-type="float" office:value="-4271">
            <text:p>-4271</text:p>
          </table:table-cell>
          <table:table-cell office:value-type="float" office:value="-262">
            <text:p>-26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03">
            <text:p>-303</text:p>
          </table:table-cell>
          <table:table-cell office:value-type="float" office:value="-407">
            <text:p>-407</text:p>
          </table:table-cell>
          <table:table-cell office:value-type="float" office:value="11393">
            <text:p>11393</text:p>
          </table:table-cell>
          <table:table-cell office:value-type="float" office:value="34">
            <text:p>34</text:p>
          </table:table-cell>
          <table:table-cell office:value-type="float" office:value="-4273">
            <text:p>-4273</text:p>
          </table:table-cell>
          <table:table-cell office:value-type="float" office:value="-272">
            <text:p>-27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193">
            <text:p>-193</text:p>
          </table:table-cell>
          <table:table-cell office:value-type="float" office:value="-386">
            <text:p>-386</text:p>
          </table:table-cell>
          <table:table-cell office:value-type="float" office:value="11431">
            <text:p>11431</text:p>
          </table:table-cell>
          <table:table-cell office:value-type="float" office:value="33">
            <text:p>33</text:p>
          </table:table-cell>
          <table:table-cell office:value-type="float" office:value="-4268">
            <text:p>-4268</text:p>
          </table:table-cell>
          <table:table-cell office:value-type="float" office:value="-275">
            <text:p>-27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391">
            <text:p>-391</text:p>
          </table:table-cell>
          <table:table-cell office:value-type="float" office:value="11421">
            <text:p>11421</text:p>
          </table:table-cell>
          <table:table-cell office:value-type="float" office:value="26">
            <text:p>26</text:p>
          </table:table-cell>
          <table:table-cell office:value-type="float" office:value="-4265">
            <text:p>-4265</text:p>
          </table:table-cell>
          <table:table-cell office:value-type="float" office:value="-270">
            <text:p>-270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-420">
            <text:p>-420</text:p>
          </table:table-cell>
          <table:table-cell office:value-type="float" office:value="11432">
            <text:p>11432</text:p>
          </table:table-cell>
          <table:table-cell office:value-type="float" office:value="24">
            <text:p>24</text:p>
          </table:table-cell>
          <table:table-cell office:value-type="float" office:value="-4265">
            <text:p>-4265</text:p>
          </table:table-cell>
          <table:table-cell office:value-type="float" office:value="-257">
            <text:p>-257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-383">
            <text:p>-383</text:p>
          </table:table-cell>
          <table:table-cell office:value-type="float" office:value="11446">
            <text:p>11446</text:p>
          </table:table-cell>
          <table:table-cell office:value-type="float" office:value="22">
            <text:p>22</text:p>
          </table:table-cell>
          <table:table-cell office:value-type="float" office:value="-4257">
            <text:p>-4257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-447">
            <text:p>-447</text:p>
          </table:table-cell>
          <table:table-cell office:value-type="float" office:value="11470">
            <text:p>11470</text:p>
          </table:table-cell>
          <table:table-cell office:value-type="float" office:value="23">
            <text:p>23</text:p>
          </table:table-cell>
          <table:table-cell office:value-type="float" office:value="-4257">
            <text:p>-4257</text:p>
          </table:table-cell>
          <table:table-cell office:value-type="float" office:value="-254">
            <text:p>-254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-458">
            <text:p>-458</text:p>
          </table:table-cell>
          <table:table-cell office:value-type="float" office:value="11451">
            <text:p>11451</text:p>
          </table:table-cell>
          <table:table-cell office:value-type="float" office:value="27">
            <text:p>27</text:p>
          </table:table-cell>
          <table:table-cell office:value-type="float" office:value="-4253">
            <text:p>-4253</text:p>
          </table:table-cell>
          <table:table-cell office:value-type="float" office:value="-263">
            <text:p>-26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-370">
            <text:p>-370</text:p>
          </table:table-cell>
          <table:table-cell office:value-type="float" office:value="11409">
            <text:p>11409</text:p>
          </table:table-cell>
          <table:table-cell office:value-type="float" office:value="24">
            <text:p>24</text:p>
          </table:table-cell>
          <table:table-cell office:value-type="float" office:value="-4251">
            <text:p>-4251</text:p>
          </table:table-cell>
          <table:table-cell office:value-type="float" office:value="-269">
            <text:p>-26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-422">
            <text:p>-422</text:p>
          </table:table-cell>
          <table:table-cell office:value-type="float" office:value="11402">
            <text:p>11402</text:p>
          </table:table-cell>
          <table:table-cell office:value-type="float" office:value="28">
            <text:p>28</text:p>
          </table:table-cell>
          <table:table-cell office:value-type="float" office:value="-4251">
            <text:p>-4251</text:p>
          </table:table-cell>
          <table:table-cell office:value-type="float" office:value="-271">
            <text:p>-27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-377">
            <text:p>-377</text:p>
          </table:table-cell>
          <table:table-cell office:value-type="float" office:value="11389">
            <text:p>11389</text:p>
          </table:table-cell>
          <table:table-cell office:value-type="float" office:value="30">
            <text:p>30</text:p>
          </table:table-cell>
          <table:table-cell office:value-type="float" office:value="-4252">
            <text:p>-4252</text:p>
          </table:table-cell>
          <table:table-cell office:value-type="float" office:value="-263">
            <text:p>-263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954">
            <text:p>954</text:p>
          </table:table-cell>
          <table:table-cell office:value-type="float" office:value="-321">
            <text:p>-321</text:p>
          </table:table-cell>
          <table:table-cell office:value-type="float" office:value="11387">
            <text:p>11387</text:p>
          </table:table-cell>
          <table:table-cell office:value-type="float" office:value="23">
            <text:p>23</text:p>
          </table:table-cell>
          <table:table-cell office:value-type="float" office:value="-4247">
            <text:p>-4247</text:p>
          </table:table-cell>
          <table:table-cell office:value-type="float" office:value="-259">
            <text:p>-259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-428">
            <text:p>-428</text:p>
          </table:table-cell>
          <table:table-cell office:value-type="float" office:value="11336">
            <text:p>11336</text:p>
          </table:table-cell>
          <table:table-cell office:value-type="float" office:value="28">
            <text:p>28</text:p>
          </table:table-cell>
          <table:table-cell office:value-type="float" office:value="-4249">
            <text:p>-4249</text:p>
          </table:table-cell>
          <table:table-cell office:value-type="float" office:value="-256">
            <text:p>-256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-419">
            <text:p>-419</text:p>
          </table:table-cell>
          <table:table-cell office:value-type="float" office:value="11281">
            <text:p>11281</text:p>
          </table:table-cell>
          <table:table-cell office:value-type="float" office:value="35">
            <text:p>35</text:p>
          </table:table-cell>
          <table:table-cell office:value-type="float" office:value="-4251">
            <text:p>-4251</text:p>
          </table:table-cell>
          <table:table-cell office:value-type="float" office:value="-256">
            <text:p>-256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office:value-type="float" office:value="-344">
            <text:p>-344</text:p>
          </table:table-cell>
          <table:table-cell office:value-type="float" office:value="11287">
            <text:p>11287</text:p>
          </table:table-cell>
          <table:table-cell office:value-type="float" office:value="29">
            <text:p>29</text:p>
          </table:table-cell>
          <table:table-cell office:value-type="float" office:value="-4242">
            <text:p>-4242</text:p>
          </table:table-cell>
          <table:table-cell office:value-type="float" office:value="-264">
            <text:p>-264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-410">
            <text:p>-410</text:p>
          </table:table-cell>
          <table:table-cell office:value-type="float" office:value="11256">
            <text:p>11256</text:p>
          </table:table-cell>
          <table:table-cell office:value-type="float" office:value="28">
            <text:p>28</text:p>
          </table:table-cell>
          <table:table-cell office:value-type="float" office:value="-4237">
            <text:p>-4237</text:p>
          </table:table-cell>
          <table:table-cell office:value-type="float" office:value="-266">
            <text:p>-266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1585">
            <text:p>1585</text:p>
          </table:table-cell>
          <table:table-cell office:value-type="float" office:value="-311">
            <text:p>-311</text:p>
          </table:table-cell>
          <table:table-cell office:value-type="float" office:value="11210">
            <text:p>11210</text:p>
          </table:table-cell>
          <table:table-cell office:value-type="float" office:value="26">
            <text:p>26</text:p>
          </table:table-cell>
          <table:table-cell office:value-type="float" office:value="-4233">
            <text:p>-4233</text:p>
          </table:table-cell>
          <table:table-cell office:value-type="float" office:value="-267">
            <text:p>-267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675">
            <text:p>1675</text:p>
          </table:table-cell>
          <table:table-cell office:value-type="float" office:value="-355">
            <text:p>-355</text:p>
          </table:table-cell>
          <table:table-cell office:value-type="float" office:value="11188">
            <text:p>11188</text:p>
          </table:table-cell>
          <table:table-cell office:value-type="float" office:value="18">
            <text:p>18</text:p>
          </table:table-cell>
          <table:table-cell office:value-type="float" office:value="-4232">
            <text:p>-4232</text:p>
          </table:table-cell>
          <table:table-cell office:value-type="float" office:value="-266">
            <text:p>-266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826">
            <text:p>1826</text:p>
          </table:table-cell>
          <table:table-cell office:value-type="float" office:value="-422">
            <text:p>-422</text:p>
          </table:table-cell>
          <table:table-cell office:value-type="float" office:value="11141">
            <text:p>11141</text:p>
          </table:table-cell>
          <table:table-cell office:value-type="float" office:value="25">
            <text:p>25</text:p>
          </table:table-cell>
          <table:table-cell office:value-type="float" office:value="-4231">
            <text:p>-4231</text:p>
          </table:table-cell>
          <table:table-cell office:value-type="float" office:value="-260">
            <text:p>-260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1976">
            <text:p>1976</text:p>
          </table:table-cell>
          <table:table-cell office:value-type="float" office:value="-343">
            <text:p>-343</text:p>
          </table:table-cell>
          <table:table-cell office:value-type="float" office:value="11105">
            <text:p>11105</text:p>
          </table:table-cell>
          <table:table-cell office:value-type="float" office:value="26">
            <text:p>26</text:p>
          </table:table-cell>
          <table:table-cell office:value-type="float" office:value="-4225">
            <text:p>-4225</text:p>
          </table:table-cell>
          <table:table-cell office:value-type="float" office:value="-257">
            <text:p>-257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office:value-type="float" office:value="-371">
            <text:p>-371</text:p>
          </table:table-cell>
          <table:table-cell office:value-type="float" office:value="10979">
            <text:p>10979</text:p>
          </table:table-cell>
          <table:table-cell office:value-type="float" office:value="24">
            <text:p>24</text:p>
          </table:table-cell>
          <table:table-cell office:value-type="float" office:value="-4225">
            <text:p>-4225</text:p>
          </table:table-cell>
          <table:table-cell office:value-type="float" office:value="-256">
            <text:p>-256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191">
            <text:p>2191</text:p>
          </table:table-cell>
          <table:table-cell office:value-type="float" office:value="-398">
            <text:p>-398</text:p>
          </table:table-cell>
          <table:table-cell office:value-type="float" office:value="10947">
            <text:p>10947</text:p>
          </table:table-cell>
          <table:table-cell office:value-type="float" office:value="28">
            <text:p>28</text:p>
          </table:table-cell>
          <table:table-cell office:value-type="float" office:value="-4220">
            <text:p>-4220</text:p>
          </table:table-cell>
          <table:table-cell office:value-type="float" office:value="-263">
            <text:p>-263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309">
            <text:p>2309</text:p>
          </table:table-cell>
          <table:table-cell office:value-type="float" office:value="-333">
            <text:p>-333</text:p>
          </table:table-cell>
          <table:table-cell office:value-type="float" office:value="10890">
            <text:p>10890</text:p>
          </table:table-cell>
          <table:table-cell office:value-type="float" office:value="29">
            <text:p>29</text:p>
          </table:table-cell>
          <table:table-cell office:value-type="float" office:value="-4216">
            <text:p>-4216</text:p>
          </table:table-cell>
          <table:table-cell office:value-type="float" office:value="-267">
            <text:p>-267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370">
            <text:p>2370</text:p>
          </table:table-cell>
          <table:table-cell office:value-type="float" office:value="-397">
            <text:p>-397</text:p>
          </table:table-cell>
          <table:table-cell office:value-type="float" office:value="10815">
            <text:p>10815</text:p>
          </table:table-cell>
          <table:table-cell office:value-type="float" office:value="27">
            <text:p>27</text:p>
          </table:table-cell>
          <table:table-cell office:value-type="float" office:value="-4211">
            <text:p>-4211</text:p>
          </table:table-cell>
          <table:table-cell office:value-type="float" office:value="-265">
            <text:p>-265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511">
            <text:p>2511</text:p>
          </table:table-cell>
          <table:table-cell office:value-type="float" office:value="-361">
            <text:p>-361</text:p>
          </table:table-cell>
          <table:table-cell office:value-type="float" office:value="10750">
            <text:p>10750</text:p>
          </table:table-cell>
          <table:table-cell office:value-type="float" office:value="28">
            <text:p>28</text:p>
          </table:table-cell>
          <table:table-cell office:value-type="float" office:value="-4207">
            <text:p>-4207</text:p>
          </table:table-cell>
          <table:table-cell office:value-type="float" office:value="-259">
            <text:p>-259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621">
            <text:p>2621</text:p>
          </table:table-cell>
          <table:table-cell office:value-type="float" office:value="-281">
            <text:p>-281</text:p>
          </table:table-cell>
          <table:table-cell office:value-type="float" office:value="10704">
            <text:p>10704</text:p>
          </table:table-cell>
          <table:table-cell office:value-type="float" office:value="20">
            <text:p>20</text:p>
          </table:table-cell>
          <table:table-cell office:value-type="float" office:value="-4203">
            <text:p>-4203</text:p>
          </table:table-cell>
          <table:table-cell office:value-type="float" office:value="-256">
            <text:p>-256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753">
            <text:p>2753</text:p>
          </table:table-cell>
          <table:table-cell office:value-type="float" office:value="-407">
            <text:p>-407</text:p>
          </table:table-cell>
          <table:table-cell office:value-type="float" office:value="10590">
            <text:p>10590</text:p>
          </table:table-cell>
          <table:table-cell office:value-type="float" office:value="28">
            <text:p>28</text:p>
          </table:table-cell>
          <table:table-cell office:value-type="float" office:value="-4201">
            <text:p>-4201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824">
            <text:p>2824</text:p>
          </table:table-cell>
          <table:table-cell office:value-type="float" office:value="-342">
            <text:p>-342</text:p>
          </table:table-cell>
          <table:table-cell office:value-type="float" office:value="10587">
            <text:p>10587</text:p>
          </table:table-cell>
          <table:table-cell office:value-type="float" office:value="36">
            <text:p>36</text:p>
          </table:table-cell>
          <table:table-cell office:value-type="float" office:value="-4197">
            <text:p>-4197</text:p>
          </table:table-cell>
          <table:table-cell office:value-type="float" office:value="-255">
            <text:p>-255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916">
            <text:p>2916</text:p>
          </table:table-cell>
          <table:table-cell office:value-type="float" office:value="-264">
            <text:p>-264</text:p>
          </table:table-cell>
          <table:table-cell office:value-type="float" office:value="10456">
            <text:p>10456</text:p>
          </table:table-cell>
          <table:table-cell office:value-type="float" office:value="28">
            <text:p>28</text:p>
          </table:table-cell>
          <table:table-cell office:value-type="float" office:value="-4194">
            <text:p>-4194</text:p>
          </table:table-cell>
          <table:table-cell office:value-type="float" office:value="-256">
            <text:p>-256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002">
            <text:p>3002</text:p>
          </table:table-cell>
          <table:table-cell office:value-type="float" office:value="-327">
            <text:p>-327</text:p>
          </table:table-cell>
          <table:table-cell office:value-type="float" office:value="10406">
            <text:p>10406</text:p>
          </table:table-cell>
          <table:table-cell office:value-type="float" office:value="27">
            <text:p>27</text:p>
          </table:table-cell>
          <table:table-cell office:value-type="float" office:value="-4189">
            <text:p>-4189</text:p>
          </table:table-cell>
          <table:table-cell office:value-type="float" office:value="-261">
            <text:p>-261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066">
            <text:p>3066</text:p>
          </table:table-cell>
          <table:table-cell office:value-type="float" office:value="-319">
            <text:p>-319</text:p>
          </table:table-cell>
          <table:table-cell office:value-type="float" office:value="10320">
            <text:p>10320</text:p>
          </table:table-cell>
          <table:table-cell office:value-type="float" office:value="24">
            <text:p>24</text:p>
          </table:table-cell>
          <table:table-cell office:value-type="float" office:value="-4183">
            <text:p>-4183</text:p>
          </table:table-cell>
          <table:table-cell office:value-type="float" office:value="-266">
            <text:p>-266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-321">
            <text:p>-321</text:p>
          </table:table-cell>
          <table:table-cell office:value-type="float" office:value="10210">
            <text:p>10210</text:p>
          </table:table-cell>
          <table:table-cell office:value-type="float" office:value="20">
            <text:p>20</text:p>
          </table:table-cell>
          <table:table-cell office:value-type="float" office:value="-4179">
            <text:p>-4179</text:p>
          </table:table-cell>
          <table:table-cell office:value-type="float" office:value="-264">
            <text:p>-264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249">
            <text:p>3249</text:p>
          </table:table-cell>
          <table:table-cell office:value-type="float" office:value="-389">
            <text:p>-389</text:p>
          </table:table-cell>
          <table:table-cell office:value-type="float" office:value="10104">
            <text:p>10104</text:p>
          </table:table-cell>
          <table:table-cell office:value-type="float" office:value="24">
            <text:p>24</text:p>
          </table:table-cell>
          <table:table-cell office:value-type="float" office:value="-4178">
            <text:p>-4178</text:p>
          </table:table-cell>
          <table:table-cell office:value-type="float" office:value="-261">
            <text:p>-261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-311">
            <text:p>-311</text:p>
          </table:table-cell>
          <table:table-cell office:value-type="float" office:value="10048">
            <text:p>10048</text:p>
          </table:table-cell>
          <table:table-cell office:value-type="float" office:value="27">
            <text:p>27</text:p>
          </table:table-cell>
          <table:table-cell office:value-type="float" office:value="-4175">
            <text:p>-4175</text:p>
          </table:table-cell>
          <table:table-cell office:value-type="float" office:value="-250">
            <text:p>-250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445">
            <text:p>3445</text:p>
          </table:table-cell>
          <table:table-cell office:value-type="float" office:value="-310">
            <text:p>-310</text:p>
          </table:table-cell>
          <table:table-cell office:value-type="float" office:value="9925">
            <text:p>9925</text:p>
          </table:table-cell>
          <table:table-cell office:value-type="float" office:value="27">
            <text:p>27</text:p>
          </table:table-cell>
          <table:table-cell office:value-type="float" office:value="-4167">
            <text:p>-4167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501">
            <text:p>3501</text:p>
          </table:table-cell>
          <table:table-cell office:value-type="float" office:value="-344">
            <text:p>-344</text:p>
          </table:table-cell>
          <table:table-cell office:value-type="float" office:value="9805">
            <text:p>9805</text:p>
          </table:table-cell>
          <table:table-cell office:value-type="float" office:value="33">
            <text:p>33</text:p>
          </table:table-cell>
          <table:table-cell office:value-type="float" office:value="-4163">
            <text:p>-4163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3567">
            <text:p>3567</text:p>
          </table:table-cell>
          <table:table-cell office:value-type="float" office:value="-188">
            <text:p>-188</text:p>
          </table:table-cell>
          <table:table-cell office:value-type="float" office:value="9721">
            <text:p>9721</text:p>
          </table:table-cell>
          <table:table-cell office:value-type="float" office:value="29">
            <text:p>29</text:p>
          </table:table-cell>
          <table:table-cell office:value-type="float" office:value="-4161">
            <text:p>-4161</text:p>
          </table:table-cell>
          <table:table-cell office:value-type="float" office:value="-255">
            <text:p>-255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622">
            <text:p>3622</text:p>
          </table:table-cell>
          <table:table-cell office:value-type="float" office:value="-236">
            <text:p>-236</text:p>
          </table:table-cell>
          <table:table-cell office:value-type="float" office:value="9625">
            <text:p>9625</text:p>
          </table:table-cell>
          <table:table-cell office:value-type="float" office:value="21">
            <text:p>21</text:p>
          </table:table-cell>
          <table:table-cell office:value-type="float" office:value="-4157">
            <text:p>-4157</text:p>
          </table:table-cell>
          <table:table-cell office:value-type="float" office:value="-257">
            <text:p>-25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709">
            <text:p>3709</text:p>
          </table:table-cell>
          <table:table-cell office:value-type="float" office:value="-292">
            <text:p>-292</text:p>
          </table:table-cell>
          <table:table-cell office:value-type="float" office:value="9526">
            <text:p>9526</text:p>
          </table:table-cell>
          <table:table-cell office:value-type="float" office:value="24">
            <text:p>24</text:p>
          </table:table-cell>
          <table:table-cell office:value-type="float" office:value="-4152">
            <text:p>-4152</text:p>
          </table:table-cell>
          <table:table-cell office:value-type="float" office:value="-261">
            <text:p>-26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11">
            <text:p>3811</text:p>
          </table:table-cell>
          <table:table-cell office:value-type="float" office:value="-271">
            <text:p>-271</text:p>
          </table:table-cell>
          <table:table-cell office:value-type="float" office:value="9410">
            <text:p>9410</text:p>
          </table:table-cell>
          <table:table-cell office:value-type="float" office:value="22">
            <text:p>22</text:p>
          </table:table-cell>
          <table:table-cell office:value-type="float" office:value="-4144">
            <text:p>-4144</text:p>
          </table:table-cell>
          <table:table-cell office:value-type="float" office:value="-261">
            <text:p>-261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863">
            <text:p>3863</text:p>
          </table:table-cell>
          <table:table-cell office:value-type="float" office:value="-301">
            <text:p>-301</text:p>
          </table:table-cell>
          <table:table-cell office:value-type="float" office:value="9274">
            <text:p>9274</text:p>
          </table:table-cell>
          <table:table-cell office:value-type="float" office:value="22">
            <text:p>22</text:p>
          </table:table-cell>
          <table:table-cell office:value-type="float" office:value="-4136">
            <text:p>-4136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922">
            <text:p>3922</text:p>
          </table:table-cell>
          <table:table-cell office:value-type="float" office:value="-338">
            <text:p>-338</text:p>
          </table:table-cell>
          <table:table-cell office:value-type="float" office:value="9204">
            <text:p>9204</text:p>
          </table:table-cell>
          <table:table-cell office:value-type="float" office:value="33">
            <text:p>33</text:p>
          </table:table-cell>
          <table:table-cell office:value-type="float" office:value="-4133">
            <text:p>-4133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76">
            <text:p>3976</text:p>
          </table:table-cell>
          <table:table-cell office:value-type="float" office:value="-197">
            <text:p>-197</text:p>
          </table:table-cell>
          <table:table-cell office:value-type="float" office:value="9078">
            <text:p>9078</text:p>
          </table:table-cell>
          <table:table-cell office:value-type="float" office:value="26">
            <text:p>26</text:p>
          </table:table-cell>
          <table:table-cell office:value-type="float" office:value="-4130">
            <text:p>-4130</text:p>
          </table:table-cell>
          <table:table-cell office:value-type="float" office:value="-249">
            <text:p>-249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017">
            <text:p>4017</text:p>
          </table:table-cell>
          <table:table-cell office:value-type="float" office:value="-252">
            <text:p>-252</text:p>
          </table:table-cell>
          <table:table-cell office:value-type="float" office:value="8964">
            <text:p>8964</text:p>
          </table:table-cell>
          <table:table-cell office:value-type="float" office:value="23">
            <text:p>23</text:p>
          </table:table-cell>
          <table:table-cell office:value-type="float" office:value="-4129">
            <text:p>-4129</text:p>
          </table:table-cell>
          <table:table-cell office:value-type="float" office:value="-249">
            <text:p>-249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32">
            <text:p>4032</text:p>
          </table:table-cell>
          <table:table-cell office:value-type="float" office:value="-231">
            <text:p>-231</text:p>
          </table:table-cell>
          <table:table-cell office:value-type="float" office:value="8800">
            <text:p>8800</text:p>
          </table:table-cell>
          <table:table-cell office:value-type="float" office:value="27">
            <text:p>27</text:p>
          </table:table-cell>
          <table:table-cell office:value-type="float" office:value="-4118">
            <text:p>-4118</text:p>
          </table:table-cell>
          <table:table-cell office:value-type="float" office:value="-256">
            <text:p>-256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09">
            <text:p>4109</text:p>
          </table:table-cell>
          <table:table-cell office:value-type="float" office:value="-189">
            <text:p>-189</text:p>
          </table:table-cell>
          <table:table-cell office:value-type="float" office:value="8759">
            <text:p>8759</text:p>
          </table:table-cell>
          <table:table-cell office:value-type="float" office:value="24">
            <text:p>24</text:p>
          </table:table-cell>
          <table:table-cell office:value-type="float" office:value="-4119">
            <text:p>-4119</text:p>
          </table:table-cell>
          <table:table-cell office:value-type="float" office:value="-257">
            <text:p>-25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04">
            <text:p>4104</text:p>
          </table:table-cell>
          <table:table-cell office:value-type="float" office:value="-224">
            <text:p>-224</text:p>
          </table:table-cell>
          <table:table-cell office:value-type="float" office:value="8667">
            <text:p>8667</text:p>
          </table:table-cell>
          <table:table-cell office:value-type="float" office:value="18">
            <text:p>18</text:p>
          </table:table-cell>
          <table:table-cell office:value-type="float" office:value="-4112">
            <text:p>-4112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84">
            <text:p>4184</text:p>
          </table:table-cell>
          <table:table-cell office:value-type="float" office:value="-248">
            <text:p>-248</text:p>
          </table:table-cell>
          <table:table-cell office:value-type="float" office:value="8513">
            <text:p>8513</text:p>
          </table:table-cell>
          <table:table-cell office:value-type="float" office:value="21">
            <text:p>21</text:p>
          </table:table-cell>
          <table:table-cell office:value-type="float" office:value="-4108">
            <text:p>-4108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183">
            <text:p>4183</text:p>
          </table:table-cell>
          <table:table-cell office:value-type="float" office:value="-237">
            <text:p>-237</text:p>
          </table:table-cell>
          <table:table-cell office:value-type="float" office:value="8405">
            <text:p>8405</text:p>
          </table:table-cell>
          <table:table-cell office:value-type="float" office:value="23">
            <text:p>23</text:p>
          </table:table-cell>
          <table:table-cell office:value-type="float" office:value="-4100">
            <text:p>-4100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199">
            <text:p>4199</text:p>
          </table:table-cell>
          <table:table-cell office:value-type="float" office:value="-240">
            <text:p>-240</text:p>
          </table:table-cell>
          <table:table-cell office:value-type="float" office:value="8242">
            <text:p>8242</text:p>
          </table:table-cell>
          <table:table-cell office:value-type="float" office:value="29">
            <text:p>29</text:p>
          </table:table-cell>
          <table:table-cell office:value-type="float" office:value="-4094">
            <text:p>-4094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50">
            <text:p>4250</text:p>
          </table:table-cell>
          <table:table-cell office:value-type="float" office:value="-207">
            <text:p>-207</text:p>
          </table:table-cell>
          <table:table-cell office:value-type="float" office:value="8144">
            <text:p>8144</text:p>
          </table:table-cell>
          <table:table-cell office:value-type="float" office:value="26">
            <text:p>26</text:p>
          </table:table-cell>
          <table:table-cell office:value-type="float" office:value="-4091">
            <text:p>-4091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43">
            <text:p>4243</text:p>
          </table:table-cell>
          <table:table-cell office:value-type="float" office:value="-204">
            <text:p>-204</text:p>
          </table:table-cell>
          <table:table-cell office:value-type="float" office:value="8066">
            <text:p>8066</text:p>
          </table:table-cell>
          <table:table-cell office:value-type="float" office:value="26">
            <text:p>26</text:p>
          </table:table-cell>
          <table:table-cell office:value-type="float" office:value="-4087">
            <text:p>-4087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76">
            <text:p>4276</text:p>
          </table:table-cell>
          <table:table-cell office:value-type="float" office:value="-179">
            <text:p>-179</text:p>
          </table:table-cell>
          <table:table-cell office:value-type="float" office:value="7960">
            <text:p>7960</text:p>
          </table:table-cell>
          <table:table-cell office:value-type="float" office:value="26">
            <text:p>26</text:p>
          </table:table-cell>
          <table:table-cell office:value-type="float" office:value="-4085">
            <text:p>-4085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86">
            <text:p>4286</text:p>
          </table:table-cell>
          <table:table-cell office:value-type="float" office:value="-155">
            <text:p>-155</text:p>
          </table:table-cell>
          <table:table-cell office:value-type="float" office:value="7807">
            <text:p>7807</text:p>
          </table:table-cell>
          <table:table-cell office:value-type="float" office:value="25">
            <text:p>25</text:p>
          </table:table-cell>
          <table:table-cell office:value-type="float" office:value="-4083">
            <text:p>-4083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office:value-type="float" office:value="-152">
            <text:p>-152</text:p>
          </table:table-cell>
          <table:table-cell office:value-type="float" office:value="7646">
            <text:p>7646</text:p>
          </table:table-cell>
          <table:table-cell office:value-type="float" office:value="26">
            <text:p>26</text:p>
          </table:table-cell>
          <table:table-cell office:value-type="float" office:value="-4078">
            <text:p>-4078</text:p>
          </table:table-cell>
          <table:table-cell office:value-type="float" office:value="-255">
            <text:p>-255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93">
            <text:p>4293</text:p>
          </table:table-cell>
          <table:table-cell office:value-type="float" office:value="-152">
            <text:p>-152</text:p>
          </table:table-cell>
          <table:table-cell office:value-type="float" office:value="7560">
            <text:p>7560</text:p>
          </table:table-cell>
          <table:table-cell office:value-type="float" office:value="20">
            <text:p>20</text:p>
          </table:table-cell>
          <table:table-cell office:value-type="float" office:value="-4080">
            <text:p>-4080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98">
            <text:p>4298</text:p>
          </table:table-cell>
          <table:table-cell office:value-type="float" office:value="-189">
            <text:p>-189</text:p>
          </table:table-cell>
          <table:table-cell office:value-type="float" office:value="7442">
            <text:p>7442</text:p>
          </table:table-cell>
          <table:table-cell office:value-type="float" office:value="22">
            <text:p>22</text:p>
          </table:table-cell>
          <table:table-cell office:value-type="float" office:value="-4080">
            <text:p>-4080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47">
            <text:p>4347</text:p>
          </table:table-cell>
          <table:table-cell office:value-type="float" office:value="-188">
            <text:p>-188</text:p>
          </table:table-cell>
          <table:table-cell office:value-type="float" office:value="7330">
            <text:p>7330</text:p>
          </table:table-cell>
          <table:table-cell office:value-type="float" office:value="26">
            <text:p>26</text:p>
          </table:table-cell>
          <table:table-cell office:value-type="float" office:value="-4070">
            <text:p>-4070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47">
            <text:p>4347</text:p>
          </table:table-cell>
          <table:table-cell office:value-type="float" office:value="-212">
            <text:p>-212</text:p>
          </table:table-cell>
          <table:table-cell office:value-type="float" office:value="7227">
            <text:p>7227</text:p>
          </table:table-cell>
          <table:table-cell office:value-type="float" office:value="30">
            <text:p>30</text:p>
          </table:table-cell>
          <table:table-cell office:value-type="float" office:value="-4066">
            <text:p>-4066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32">
            <text:p>4332</text:p>
          </table:table-cell>
          <table:table-cell office:value-type="float" office:value="-141">
            <text:p>-141</text:p>
          </table:table-cell>
          <table:table-cell office:value-type="float" office:value="7032">
            <text:p>7032</text:p>
          </table:table-cell>
          <table:table-cell office:value-type="float" office:value="29">
            <text:p>29</text:p>
          </table:table-cell>
          <table:table-cell office:value-type="float" office:value="-4061">
            <text:p>-4061</text:p>
          </table:table-cell>
          <table:table-cell office:value-type="float" office:value="-248">
            <text:p>-248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-123">
            <text:p>-123</text:p>
          </table:table-cell>
          <table:table-cell office:value-type="float" office:value="6950">
            <text:p>6950</text:p>
          </table:table-cell>
          <table:table-cell office:value-type="float" office:value="26">
            <text:p>26</text:p>
          </table:table-cell>
          <table:table-cell office:value-type="float" office:value="-4054">
            <text:p>-4054</text:p>
          </table:table-cell>
          <table:table-cell office:value-type="float" office:value="-248">
            <text:p>-248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329">
            <text:p>4329</text:p>
          </table:table-cell>
          <table:table-cell office:value-type="float" office:value="-90">
            <text:p>-90</text:p>
          </table:table-cell>
          <table:table-cell office:value-type="float" office:value="6760">
            <text:p>6760</text:p>
          </table:table-cell>
          <table:table-cell office:value-type="float" office:value="23">
            <text:p>23</text:p>
          </table:table-cell>
          <table:table-cell office:value-type="float" office:value="-4049">
            <text:p>-4049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307">
            <text:p>4307</text:p>
          </table:table-cell>
          <table:table-cell office:value-type="float" office:value="-135">
            <text:p>-135</text:p>
          </table:table-cell>
          <table:table-cell office:value-type="float" office:value="6710">
            <text:p>6710</text:p>
          </table:table-cell>
          <table:table-cell office:value-type="float" office:value="20">
            <text:p>20</text:p>
          </table:table-cell>
          <table:table-cell office:value-type="float" office:value="-4040">
            <text:p>-4040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39">
            <text:p>4239</text:p>
          </table:table-cell>
          <table:table-cell office:value-type="float" office:value="-119">
            <text:p>-119</text:p>
          </table:table-cell>
          <table:table-cell office:value-type="float" office:value="6575">
            <text:p>6575</text:p>
          </table:table-cell>
          <table:table-cell office:value-type="float" office:value="22">
            <text:p>22</text:p>
          </table:table-cell>
          <table:table-cell office:value-type="float" office:value="-4034">
            <text:p>-4034</text:p>
          </table:table-cell>
          <table:table-cell office:value-type="float" office:value="-250">
            <text:p>-250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193">
            <text:p>4193</text:p>
          </table:table-cell>
          <table:table-cell office:value-type="float" office:value="-194">
            <text:p>-194</text:p>
          </table:table-cell>
          <table:table-cell office:value-type="float" office:value="6441">
            <text:p>6441</text:p>
          </table:table-cell>
          <table:table-cell office:value-type="float" office:value="26">
            <text:p>26</text:p>
          </table:table-cell>
          <table:table-cell office:value-type="float" office:value="-4036">
            <text:p>-4036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93">
            <text:p>4193</text:p>
          </table:table-cell>
          <table:table-cell office:value-type="float" office:value="-115">
            <text:p>-115</text:p>
          </table:table-cell>
          <table:table-cell office:value-type="float" office:value="6332">
            <text:p>6332</text:p>
          </table:table-cell>
          <table:table-cell office:value-type="float" office:value="24">
            <text:p>24</text:p>
          </table:table-cell>
          <table:table-cell office:value-type="float" office:value="-4036">
            <text:p>-4036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61">
            <text:p>4161</text:p>
          </table:table-cell>
          <table:table-cell office:value-type="float" office:value="-101">
            <text:p>-101</text:p>
          </table:table-cell>
          <table:table-cell office:value-type="float" office:value="6266">
            <text:p>6266</text:p>
          </table:table-cell>
          <table:table-cell office:value-type="float" office:value="27">
            <text:p>27</text:p>
          </table:table-cell>
          <table:table-cell office:value-type="float" office:value="-4032">
            <text:p>-4032</text:p>
          </table:table-cell>
          <table:table-cell office:value-type="float" office:value="-248">
            <text:p>-248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04">
            <text:p>4104</text:p>
          </table:table-cell>
          <table:table-cell office:value-type="float" office:value="-62">
            <text:p>-62</text:p>
          </table:table-cell>
          <table:table-cell office:value-type="float" office:value="6130">
            <text:p>6130</text:p>
          </table:table-cell>
          <table:table-cell office:value-type="float" office:value="27">
            <text:p>27</text:p>
          </table:table-cell>
          <table:table-cell office:value-type="float" office:value="-4030">
            <text:p>-4030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091">
            <text:p>4091</text:p>
          </table:table-cell>
          <table:table-cell office:value-type="float" office:value="-93">
            <text:p>-93</text:p>
          </table:table-cell>
          <table:table-cell office:value-type="float" office:value="5979">
            <text:p>5979</text:p>
          </table:table-cell>
          <table:table-cell office:value-type="float" office:value="24">
            <text:p>24</text:p>
          </table:table-cell>
          <table:table-cell office:value-type="float" office:value="-4024">
            <text:p>-4024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72">
            <text:p>4072</text:p>
          </table:table-cell>
          <table:table-cell office:value-type="float" office:value="-62">
            <text:p>-62</text:p>
          </table:table-cell>
          <table:table-cell office:value-type="float" office:value="5877">
            <text:p>5877</text:p>
          </table:table-cell>
          <table:table-cell office:value-type="float" office:value="23">
            <text:p>23</text:p>
          </table:table-cell>
          <table:table-cell office:value-type="float" office:value="-4021">
            <text:p>-4021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015">
            <text:p>4015</text:p>
          </table:table-cell>
          <table:table-cell office:value-type="float" office:value="-99">
            <text:p>-99</text:p>
          </table:table-cell>
          <table:table-cell office:value-type="float" office:value="5750">
            <text:p>5750</text:p>
          </table:table-cell>
          <table:table-cell office:value-type="float" office:value="20">
            <text:p>20</text:p>
          </table:table-cell>
          <table:table-cell office:value-type="float" office:value="-4015">
            <text:p>-4015</text:p>
          </table:table-cell>
          <table:table-cell office:value-type="float" office:value="-248">
            <text:p>-248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942">
            <text:p>3942</text:p>
          </table:table-cell>
          <table:table-cell office:value-type="float" office:value="-124">
            <text:p>-124</text:p>
          </table:table-cell>
          <table:table-cell office:value-type="float" office:value="5667">
            <text:p>5667</text:p>
          </table:table-cell>
          <table:table-cell office:value-type="float" office:value="27">
            <text:p>27</text:p>
          </table:table-cell>
          <table:table-cell office:value-type="float" office:value="-4012">
            <text:p>-4012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82">
            <text:p>3882</text:p>
          </table:table-cell>
          <table:table-cell office:value-type="float" office:value="-79">
            <text:p>-79</text:p>
          </table:table-cell>
          <table:table-cell office:value-type="float" office:value="5598">
            <text:p>5598</text:p>
          </table:table-cell>
          <table:table-cell office:value-type="float" office:value="28">
            <text:p>28</text:p>
          </table:table-cell>
          <table:table-cell office:value-type="float" office:value="-4011">
            <text:p>-4011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850">
            <text:p>3850</text:p>
          </table:table-cell>
          <table:table-cell office:value-type="float" office:value="-81">
            <text:p>-81</text:p>
          </table:table-cell>
          <table:table-cell office:value-type="float" office:value="5453">
            <text:p>5453</text:p>
          </table:table-cell>
          <table:table-cell office:value-type="float" office:value="26">
            <text:p>26</text:p>
          </table:table-cell>
          <table:table-cell office:value-type="float" office:value="-4007">
            <text:p>-4007</text:p>
          </table:table-cell>
          <table:table-cell office:value-type="float" office:value="-250">
            <text:p>-250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805">
            <text:p>3805</text:p>
          </table:table-cell>
          <table:table-cell office:value-type="float" office:value="-50">
            <text:p>-50</text:p>
          </table:table-cell>
          <table:table-cell office:value-type="float" office:value="5380">
            <text:p>5380</text:p>
          </table:table-cell>
          <table:table-cell office:value-type="float" office:value="31">
            <text:p>31</text:p>
          </table:table-cell>
          <table:table-cell office:value-type="float" office:value="-4005">
            <text:p>-4005</text:p>
          </table:table-cell>
          <table:table-cell office:value-type="float" office:value="-244">
            <text:p>-244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728">
            <text:p>3728</text:p>
          </table:table-cell>
          <table:table-cell office:value-type="float" office:value="-2">
            <text:p>-2</text:p>
          </table:table-cell>
          <table:table-cell office:value-type="float" office:value="5242">
            <text:p>5242</text:p>
          </table:table-cell>
          <table:table-cell office:value-type="float" office:value="25">
            <text:p>25</text:p>
          </table:table-cell>
          <table:table-cell office:value-type="float" office:value="-4003">
            <text:p>-4003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3649">
            <text:p>3649</text:p>
          </table:table-cell>
          <table:table-cell office:value-type="float" office:value="-30">
            <text:p>-30</text:p>
          </table:table-cell>
          <table:table-cell office:value-type="float" office:value="5126">
            <text:p>5126</text:p>
          </table:table-cell>
          <table:table-cell office:value-type="float" office:value="19">
            <text:p>19</text:p>
          </table:table-cell>
          <table:table-cell office:value-type="float" office:value="-4002">
            <text:p>-4002</text:p>
          </table:table-cell>
          <table:table-cell office:value-type="float" office:value="-250">
            <text:p>-25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23">
            <text:p>3623</text:p>
          </table:table-cell>
          <table:table-cell office:value-type="float" office:value="-38">
            <text:p>-38</text:p>
          </table:table-cell>
          <table:table-cell office:value-type="float" office:value="5020">
            <text:p>5020</text:p>
          </table:table-cell>
          <table:table-cell office:value-type="float" office:value="15">
            <text:p>15</text:p>
          </table:table-cell>
          <table:table-cell office:value-type="float" office:value="-3998">
            <text:p>-3998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56">
            <text:p>3556</text:p>
          </table:table-cell>
          <table:table-cell office:value-type="float" office:value="-89">
            <text:p>-89</text:p>
          </table:table-cell>
          <table:table-cell office:value-type="float" office:value="4986">
            <text:p>4986</text:p>
          </table:table-cell>
          <table:table-cell office:value-type="float" office:value="20">
            <text:p>20</text:p>
          </table:table-cell>
          <table:table-cell office:value-type="float" office:value="-3995">
            <text:p>-3995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476">
            <text:p>3476</text:p>
          </table:table-cell>
          <table:table-cell office:value-type="float" office:value="-137">
            <text:p>-137</text:p>
          </table:table-cell>
          <table:table-cell office:value-type="float" office:value="4870">
            <text:p>4870</text:p>
          </table:table-cell>
          <table:table-cell office:value-type="float" office:value="28">
            <text:p>28</text:p>
          </table:table-cell>
          <table:table-cell office:value-type="float" office:value="-3989">
            <text:p>-3989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409">
            <text:p>3409</text:p>
          </table:table-cell>
          <table:table-cell office:value-type="float" office:value="-16">
            <text:p>-16</text:p>
          </table:table-cell>
          <table:table-cell office:value-type="float" office:value="4706">
            <text:p>4706</text:p>
          </table:table-cell>
          <table:table-cell office:value-type="float" office:value="33">
            <text:p>33</text:p>
          </table:table-cell>
          <table:table-cell office:value-type="float" office:value="-3989">
            <text:p>-3989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91">
            <text:p>3291</text:p>
          </table:table-cell>
          <table:table-cell office:value-type="float" office:value="38">
            <text:p>38</text:p>
          </table:table-cell>
          <table:table-cell office:value-type="float" office:value="4666">
            <text:p>4666</text:p>
          </table:table-cell>
          <table:table-cell office:value-type="float" office:value="33">
            <text:p>33</text:p>
          </table:table-cell>
          <table:table-cell office:value-type="float" office:value="-3982">
            <text:p>-3982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257">
            <text:p>3257</text:p>
          </table:table-cell>
          <table:table-cell office:value-type="float" office:value="13">
            <text:p>13</text:p>
          </table:table-cell>
          <table:table-cell office:value-type="float" office:value="4579">
            <text:p>4579</text:p>
          </table:table-cell>
          <table:table-cell office:value-type="float" office:value="28">
            <text:p>28</text:p>
          </table:table-cell>
          <table:table-cell office:value-type="float" office:value="-3982">
            <text:p>-3982</text:p>
          </table:table-cell>
          <table:table-cell office:value-type="float" office:value="-248">
            <text:p>-248</text:p>
          </table:table-cell>
          <table:table-cell table:number-columns-repeated="2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3174">
            <text:p>3174</text:p>
          </table:table-cell>
          <table:table-cell office:value-type="float" office:value="43">
            <text:p>43</text:p>
          </table:table-cell>
          <table:table-cell office:value-type="float" office:value="4500">
            <text:p>4500</text:p>
          </table:table-cell>
          <table:table-cell office:value-type="float" office:value="17">
            <text:p>17</text:p>
          </table:table-cell>
          <table:table-cell office:value-type="float" office:value="-3979">
            <text:p>-3979</text:p>
          </table:table-cell>
          <table:table-cell office:value-type="float" office:value="-241">
            <text:p>-24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066">
            <text:p>3066</text:p>
          </table:table-cell>
          <table:table-cell office:value-type="float" office:value="28">
            <text:p>28</text:p>
          </table:table-cell>
          <table:table-cell office:value-type="float" office:value="4420">
            <text:p>4420</text:p>
          </table:table-cell>
          <table:table-cell office:value-type="float" office:value="14">
            <text:p>14</text:p>
          </table:table-cell>
          <table:table-cell office:value-type="float" office:value="-3978">
            <text:p>-3978</text:p>
          </table:table-cell>
          <table:table-cell office:value-type="float" office:value="-241">
            <text:p>-241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2978">
            <text:p>2978</text:p>
          </table:table-cell>
          <table:table-cell office:value-type="float" office:value="-73">
            <text:p>-73</text:p>
          </table:table-cell>
          <table:table-cell office:value-type="float" office:value="4327">
            <text:p>4327</text:p>
          </table:table-cell>
          <table:table-cell office:value-type="float" office:value="13">
            <text:p>13</text:p>
          </table:table-cell>
          <table:table-cell office:value-type="float" office:value="-3976">
            <text:p>-3976</text:p>
          </table:table-cell>
          <table:table-cell office:value-type="float" office:value="-244">
            <text:p>-244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907">
            <text:p>2907</text:p>
          </table:table-cell>
          <table:table-cell office:value-type="float" office:value="-97">
            <text:p>-97</text:p>
          </table:table-cell>
          <table:table-cell office:value-type="float" office:value="4270">
            <text:p>4270</text:p>
          </table:table-cell>
          <table:table-cell office:value-type="float" office:value="20">
            <text:p>20</text:p>
          </table:table-cell>
          <table:table-cell office:value-type="float" office:value="-3975">
            <text:p>-3975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812">
            <text:p>2812</text:p>
          </table:table-cell>
          <table:table-cell office:value-type="float" office:value="-26">
            <text:p>-26</text:p>
          </table:table-cell>
          <table:table-cell office:value-type="float" office:value="4192">
            <text:p>4192</text:p>
          </table:table-cell>
          <table:table-cell office:value-type="float" office:value="33">
            <text:p>33</text:p>
          </table:table-cell>
          <table:table-cell office:value-type="float" office:value="-3969">
            <text:p>-3969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2741">
            <text:p>2741</text:p>
          </table:table-cell>
          <table:table-cell office:value-type="float" office:value="-7">
            <text:p>-7</text:p>
          </table:table-cell>
          <table:table-cell office:value-type="float" office:value="4153">
            <text:p>4153</text:p>
          </table:table-cell>
          <table:table-cell office:value-type="float" office:value="29">
            <text:p>29</text:p>
          </table:table-cell>
          <table:table-cell office:value-type="float" office:value="-3965">
            <text:p>-3965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641">
            <text:p>2641</text:p>
          </table:table-cell>
          <table:table-cell office:value-type="float" office:value="22">
            <text:p>22</text:p>
          </table:table-cell>
          <table:table-cell office:value-type="float" office:value="4011">
            <text:p>4011</text:p>
          </table:table-cell>
          <table:table-cell office:value-type="float" office:value="31">
            <text:p>31</text:p>
          </table:table-cell>
          <table:table-cell office:value-type="float" office:value="-3962">
            <text:p>-3962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488">
            <text:p>2488</text:p>
          </table:table-cell>
          <table:table-cell office:value-type="float" office:value="75">
            <text:p>75</text:p>
          </table:table-cell>
          <table:table-cell office:value-type="float" office:value="3942">
            <text:p>3942</text:p>
          </table:table-cell>
          <table:table-cell office:value-type="float" office:value="24">
            <text:p>24</text:p>
          </table:table-cell>
          <table:table-cell office:value-type="float" office:value="-3964">
            <text:p>-3964</text:p>
          </table:table-cell>
          <table:table-cell office:value-type="float" office:value="-242">
            <text:p>-242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2421">
            <text:p>2421</text:p>
          </table:table-cell>
          <table:table-cell office:value-type="float" office:value="77">
            <text:p>77</text:p>
          </table:table-cell>
          <table:table-cell office:value-type="float" office:value="3919">
            <text:p>3919</text:p>
          </table:table-cell>
          <table:table-cell office:value-type="float" office:value="14">
            <text:p>14</text:p>
          </table:table-cell>
          <table:table-cell office:value-type="float" office:value="-3963">
            <text:p>-3963</text:p>
          </table:table-cell>
          <table:table-cell office:value-type="float" office:value="-242">
            <text:p>-24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351">
            <text:p>2351</text:p>
          </table:table-cell>
          <table:table-cell office:value-type="float" office:value="9">
            <text:p>9</text:p>
          </table:table-cell>
          <table:table-cell office:value-type="float" office:value="3900">
            <text:p>3900</text:p>
          </table:table-cell>
          <table:table-cell office:value-type="float" office:value="15">
            <text:p>15</text:p>
          </table:table-cell>
          <table:table-cell office:value-type="float" office:value="-3960">
            <text:p>-3960</text:p>
          </table:table-cell>
          <table:table-cell office:value-type="float" office:value="-235">
            <text:p>-235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2285">
            <text:p>2285</text:p>
          </table:table-cell>
          <table:table-cell office:value-type="float" office:value="14">
            <text:p>14</text:p>
          </table:table-cell>
          <table:table-cell office:value-type="float" office:value="3814">
            <text:p>3814</text:p>
          </table:table-cell>
          <table:table-cell office:value-type="float" office:value="15">
            <text:p>15</text:p>
          </table:table-cell>
          <table:table-cell office:value-type="float" office:value="-3962">
            <text:p>-3962</text:p>
          </table:table-cell>
          <table:table-cell office:value-type="float" office:value="-237">
            <text:p>-237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147">
            <text:p>2147</text:p>
          </table:table-cell>
          <table:table-cell office:value-type="float" office:value="-34">
            <text:p>-34</text:p>
          </table:table-cell>
          <table:table-cell office:value-type="float" office:value="3745">
            <text:p>3745</text:p>
          </table:table-cell>
          <table:table-cell office:value-type="float" office:value="21">
            <text:p>21</text:p>
          </table:table-cell>
          <table:table-cell office:value-type="float" office:value="-3956">
            <text:p>-3956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-51">
            <text:p>-51</text:p>
          </table:table-cell>
          <table:table-cell office:value-type="float" office:value="3648">
            <text:p>3648</text:p>
          </table:table-cell>
          <table:table-cell office:value-type="float" office:value="28">
            <text:p>28</text:p>
          </table:table-cell>
          <table:table-cell office:value-type="float" office:value="-3955">
            <text:p>-3955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1918">
            <text:p>1918</text:p>
          </table:table-cell>
          <table:table-cell office:value-type="float" office:value="39">
            <text:p>39</text:p>
          </table:table-cell>
          <table:table-cell office:value-type="float" office:value="3566">
            <text:p>3566</text:p>
          </table:table-cell>
          <table:table-cell office:value-type="float" office:value="29">
            <text:p>29</text:p>
          </table:table-cell>
          <table:table-cell office:value-type="float" office:value="-3950">
            <text:p>-3950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833">
            <text:p>1833</text:p>
          </table:table-cell>
          <table:table-cell office:value-type="float" office:value="30">
            <text:p>30</text:p>
          </table:table-cell>
          <table:table-cell office:value-type="float" office:value="3538">
            <text:p>3538</text:p>
          </table:table-cell>
          <table:table-cell office:value-type="float" office:value="30">
            <text:p>30</text:p>
          </table:table-cell>
          <table:table-cell office:value-type="float" office:value="-3942">
            <text:p>-3942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75">
            <text:p>75</text:p>
          </table:table-cell>
          <table:table-cell office:value-type="float" office:value="3510">
            <text:p>3510</text:p>
          </table:table-cell>
          <table:table-cell office:value-type="float" office:value="22">
            <text:p>22</text:p>
          </table:table-cell>
          <table:table-cell office:value-type="float" office:value="-3944">
            <text:p>-3944</text:p>
          </table:table-cell>
          <table:table-cell office:value-type="float" office:value="-242">
            <text:p>-24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632">
            <text:p>1632</text:p>
          </table:table-cell>
          <table:table-cell office:value-type="float" office:value="63">
            <text:p>63</text:p>
          </table:table-cell>
          <table:table-cell office:value-type="float" office:value="3487">
            <text:p>3487</text:p>
          </table:table-cell>
          <table:table-cell office:value-type="float" office:value="16">
            <text:p>16</text:p>
          </table:table-cell>
          <table:table-cell office:value-type="float" office:value="-3940">
            <text:p>-3940</text:p>
          </table:table-cell>
          <table:table-cell office:value-type="float" office:value="-239">
            <text:p>-239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451">
            <text:p>1451</text:p>
          </table:table-cell>
          <table:table-cell office:value-type="float" office:value="-23">
            <text:p>-23</text:p>
          </table:table-cell>
          <table:table-cell office:value-type="float" office:value="3408">
            <text:p>3408</text:p>
          </table:table-cell>
          <table:table-cell office:value-type="float" office:value="15">
            <text:p>15</text:p>
          </table:table-cell>
          <table:table-cell office:value-type="float" office:value="-3943">
            <text:p>-3943</text:p>
          </table:table-cell>
          <table:table-cell office:value-type="float" office:value="-237">
            <text:p>-237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-47">
            <text:p>-47</text:p>
          </table:table-cell>
          <table:table-cell office:value-type="float" office:value="3423">
            <text:p>3423</text:p>
          </table:table-cell>
          <table:table-cell office:value-type="float" office:value="22">
            <text:p>22</text:p>
          </table:table-cell>
          <table:table-cell office:value-type="float" office:value="-3933">
            <text:p>-3933</text:p>
          </table:table-cell>
          <table:table-cell office:value-type="float" office:value="-240">
            <text:p>-24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7">
            <text:p>17</text:p>
          </table:table-cell>
          <table:table-cell office:value-type="float" office:value="3346">
            <text:p>3346</text:p>
          </table:table-cell>
          <table:table-cell office:value-type="float" office:value="27">
            <text:p>27</text:p>
          </table:table-cell>
          <table:table-cell office:value-type="float" office:value="-3930">
            <text:p>-3930</text:p>
          </table:table-cell>
          <table:table-cell office:value-type="float" office:value="-249">
            <text:p>-249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124">
            <text:p>1124</text:p>
          </table:table-cell>
          <table:table-cell office:value-type="float" office:value="-10">
            <text:p>-10</text:p>
          </table:table-cell>
          <table:table-cell office:value-type="float" office:value="3357">
            <text:p>3357</text:p>
          </table:table-cell>
          <table:table-cell office:value-type="float" office:value="31">
            <text:p>31</text:p>
          </table:table-cell>
          <table:table-cell office:value-type="float" office:value="-3932">
            <text:p>-3932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031">
            <text:p>1031</text:p>
          </table:table-cell>
          <table:table-cell office:value-type="float" office:value="101">
            <text:p>101</text:p>
          </table:table-cell>
          <table:table-cell office:value-type="float" office:value="3310">
            <text:p>3310</text:p>
          </table:table-cell>
          <table:table-cell office:value-type="float" office:value="26">
            <text:p>26</text:p>
          </table:table-cell>
          <table:table-cell office:value-type="float" office:value="-3933">
            <text:p>-3933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04">
            <text:p>6704</text:p>
          </table:table-cell>
          <table:table-cell office:value-type="float" office:value="1">
            <text:p>1</text:p>
          </table:table-cell>
          <table:table-cell office:value-type="float" office:value="934">
            <text:p>934</text:p>
          </table:table-cell>
          <table:table-cell office:value-type="float" office:value="56">
            <text:p>56</text:p>
          </table:table-cell>
          <table:table-cell office:value-type="float" office:value="3318">
            <text:p>3318</text:p>
          </table:table-cell>
          <table:table-cell office:value-type="float" office:value="22">
            <text:p>22</text:p>
          </table:table-cell>
          <table:table-cell office:value-type="float" office:value="-3932">
            <text:p>-3932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22">
            <text:p>22</text:p>
          </table:table-cell>
          <table:table-cell office:value-type="float" office:value="3287">
            <text:p>3287</text:p>
          </table:table-cell>
          <table:table-cell office:value-type="float" office:value="20">
            <text:p>20</text:p>
          </table:table-cell>
          <table:table-cell office:value-type="float" office:value="-3934">
            <text:p>-3934</text:p>
          </table:table-cell>
          <table:table-cell office:value-type="float" office:value="-239">
            <text:p>-239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office:value-type="float" office:value="62">
            <text:p>62</text:p>
          </table:table-cell>
          <table:table-cell office:value-type="float" office:value="3289">
            <text:p>3289</text:p>
          </table:table-cell>
          <table:table-cell office:value-type="float" office:value="19">
            <text:p>19</text:p>
          </table:table-cell>
          <table:table-cell office:value-type="float" office:value="-3933">
            <text:p>-3933</text:p>
          </table:table-cell>
          <table:table-cell office:value-type="float" office:value="-236">
            <text:p>-236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float" office:value="11">
            <text:p>11</text:p>
          </table:table-cell>
          <table:table-cell office:value-type="float" office:value="3257">
            <text:p>3257</text:p>
          </table:table-cell>
          <table:table-cell office:value-type="float" office:value="20">
            <text:p>20</text:p>
          </table:table-cell>
          <table:table-cell office:value-type="float" office:value="-3930">
            <text:p>-3930</text:p>
          </table:table-cell>
          <table:table-cell office:value-type="float" office:value="-238">
            <text:p>-238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-79">
            <text:p>-79</text:p>
          </table:table-cell>
          <table:table-cell office:value-type="float" office:value="3208">
            <text:p>3208</text:p>
          </table:table-cell>
          <table:table-cell office:value-type="float" office:value="27">
            <text:p>27</text:p>
          </table:table-cell>
          <table:table-cell office:value-type="float" office:value="-3928">
            <text:p>-3928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51">
            <text:p>51</text:p>
          </table:table-cell>
          <table:table-cell office:value-type="float" office:value="3241">
            <text:p>3241</text:p>
          </table:table-cell>
          <table:table-cell office:value-type="float" office:value="29">
            <text:p>29</text:p>
          </table:table-cell>
          <table:table-cell office:value-type="float" office:value="-3928">
            <text:p>-3928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47">
            <text:p>47</text:p>
          </table:table-cell>
          <table:table-cell office:value-type="float" office:value="3203">
            <text:p>3203</text:p>
          </table:table-cell>
          <table:table-cell office:value-type="float" office:value="28">
            <text:p>28</text:p>
          </table:table-cell>
          <table:table-cell office:value-type="float" office:value="-3921">
            <text:p>-3921</text:p>
          </table:table-cell>
          <table:table-cell office:value-type="float" office:value="-255">
            <text:p>-255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-23">
            <text:p>-23</text:p>
          </table:table-cell>
          <table:table-cell office:value-type="float" office:value="3198">
            <text:p>3198</text:p>
          </table:table-cell>
          <table:table-cell office:value-type="float" office:value="27">
            <text:p>27</text:p>
          </table:table-cell>
          <table:table-cell office:value-type="float" office:value="-3922">
            <text:p>-3922</text:p>
          </table:table-cell>
          <table:table-cell office:value-type="float" office:value="-244">
            <text:p>-244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3275">
            <text:p>3275</text:p>
          </table:table-cell>
          <table:table-cell office:value-type="float" office:value="24">
            <text:p>24</text:p>
          </table:table-cell>
          <table:table-cell office:value-type="float" office:value="-3923">
            <text:p>-3923</text:p>
          </table:table-cell>
          <table:table-cell office:value-type="float" office:value="-238">
            <text:p>-238</text:p>
          </table:table-cell>
          <table:table-cell table:number-columns-repeated="2"/>
        </table:table-row>
        <table:table-row table:style-name="ro1">
          <table:table-cell office:value-type="float" office:value="6572">
            <text:p>6572</text:p>
          </table:table-cell>
          <table:table-cell office:value-type="float" office:value="1">
            <text:p>1</text:p>
          </table:table-cell>
          <table:table-cell office:value-type="float" office:value="-92">
            <text:p>-92</text:p>
          </table:table-cell>
          <table:table-cell office:value-type="float" office:value="31">
            <text:p>31</text:p>
          </table:table-cell>
          <table:table-cell office:value-type="float" office:value="3282">
            <text:p>3282</text:p>
          </table:table-cell>
          <table:table-cell office:value-type="float" office:value="16">
            <text:p>16</text:p>
          </table:table-cell>
          <table:table-cell office:value-type="float" office:value="-3917">
            <text:p>-3917</text:p>
          </table:table-cell>
          <table:table-cell office:value-type="float" office:value="-237">
            <text:p>-237</text:p>
          </table:table-cell>
          <table:table-cell table:number-columns-repeated="2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-181">
            <text:p>-181</text:p>
          </table:table-cell>
          <table:table-cell office:value-type="float" office:value="-69">
            <text:p>-69</text:p>
          </table:table-cell>
          <table:table-cell office:value-type="float" office:value="3191">
            <text:p>3191</text:p>
          </table:table-cell>
          <table:table-cell office:value-type="float" office:value="24">
            <text:p>24</text:p>
          </table:table-cell>
          <table:table-cell office:value-type="float" office:value="-3919">
            <text:p>-3919</text:p>
          </table:table-cell>
          <table:table-cell office:value-type="float" office:value="-234">
            <text:p>-234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330">
            <text:p>-330</text:p>
          </table:table-cell>
          <table:table-cell office:value-type="float" office:value="3">
            <text:p>3</text:p>
          </table:table-cell>
          <table:table-cell office:value-type="float" office:value="3324">
            <text:p>3324</text:p>
          </table:table-cell>
          <table:table-cell office:value-type="float" office:value="28">
            <text:p>28</text:p>
          </table:table-cell>
          <table:table-cell office:value-type="float" office:value="-3914">
            <text:p>-3914</text:p>
          </table:table-cell>
          <table:table-cell office:value-type="float" office:value="-237">
            <text:p>-237</text:p>
          </table:table-cell>
          <table:table-cell table:number-columns-repeated="2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0">
            <text:p>0</text:p>
          </table:table-cell>
          <table:table-cell office:value-type="float" office:value="-489">
            <text:p>-489</text:p>
          </table:table-cell>
          <table:table-cell office:value-type="float" office:value="-16">
            <text:p>-16</text:p>
          </table:table-cell>
          <table:table-cell office:value-type="float" office:value="3304">
            <text:p>3304</text:p>
          </table:table-cell>
          <table:table-cell office:value-type="float" office:value="23">
            <text:p>23</text:p>
          </table:table-cell>
          <table:table-cell office:value-type="float" office:value="-3916">
            <text:p>-3916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589">
            <text:p>-589</text:p>
          </table:table-cell>
          <table:table-cell office:value-type="float" office:value="-45">
            <text:p>-45</text:p>
          </table:table-cell>
          <table:table-cell office:value-type="float" office:value="3292">
            <text:p>3292</text:p>
          </table:table-cell>
          <table:table-cell office:value-type="float" office:value="32">
            <text:p>32</text:p>
          </table:table-cell>
          <table:table-cell office:value-type="float" office:value="-3917">
            <text:p>-3917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671">
            <text:p>-671</text:p>
          </table:table-cell>
          <table:table-cell office:value-type="float" office:value="74">
            <text:p>74</text:p>
          </table:table-cell>
          <table:table-cell office:value-type="float" office:value="3339">
            <text:p>3339</text:p>
          </table:table-cell>
          <table:table-cell office:value-type="float" office:value="33">
            <text:p>33</text:p>
          </table:table-cell>
          <table:table-cell office:value-type="float" office:value="-3916">
            <text:p>-3916</text:p>
          </table:table-cell>
          <table:table-cell office:value-type="float" office:value="-249">
            <text:p>-249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768">
            <text:p>-768</text:p>
          </table:table-cell>
          <table:table-cell office:value-type="float" office:value="24">
            <text:p>24</text:p>
          </table:table-cell>
          <table:table-cell office:value-type="float" office:value="3360">
            <text:p>3360</text:p>
          </table:table-cell>
          <table:table-cell office:value-type="float" office:value="25">
            <text:p>25</text:p>
          </table:table-cell>
          <table:table-cell office:value-type="float" office:value="-3915">
            <text:p>-3915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-858">
            <text:p>-858</text:p>
          </table:table-cell>
          <table:table-cell office:value-type="float" office:value="-20">
            <text:p>-20</text:p>
          </table:table-cell>
          <table:table-cell office:value-type="float" office:value="3344">
            <text:p>3344</text:p>
          </table:table-cell>
          <table:table-cell office:value-type="float" office:value="27">
            <text:p>27</text:p>
          </table:table-cell>
          <table:table-cell office:value-type="float" office:value="-3915">
            <text:p>-3915</text:p>
          </table:table-cell>
          <table:table-cell office:value-type="float" office:value="-230">
            <text:p>-230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988">
            <text:p>-988</text:p>
          </table:table-cell>
          <table:table-cell office:value-type="float" office:value="81">
            <text:p>81</text:p>
          </table:table-cell>
          <table:table-cell office:value-type="float" office:value="3462">
            <text:p>3462</text:p>
          </table:table-cell>
          <table:table-cell office:value-type="float" office:value="27">
            <text:p>27</text:p>
          </table:table-cell>
          <table:table-cell office:value-type="float" office:value="-3913">
            <text:p>-3913</text:p>
          </table:table-cell>
          <table:table-cell office:value-type="float" office:value="-226">
            <text:p>-226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130">
            <text:p>-1130</text:p>
          </table:table-cell>
          <table:table-cell office:value-type="float" office:value="-26">
            <text:p>-26</text:p>
          </table:table-cell>
          <table:table-cell office:value-type="float" office:value="3497">
            <text:p>3497</text:p>
          </table:table-cell>
          <table:table-cell office:value-type="float" office:value="19">
            <text:p>19</text:p>
          </table:table-cell>
          <table:table-cell office:value-type="float" office:value="-3910">
            <text:p>-3910</text:p>
          </table:table-cell>
          <table:table-cell office:value-type="float" office:value="-232">
            <text:p>-23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206">
            <text:p>-1206</text:p>
          </table:table-cell>
          <table:table-cell office:value-type="float" office:value="-48">
            <text:p>-48</text:p>
          </table:table-cell>
          <table:table-cell office:value-type="float" office:value="3507">
            <text:p>3507</text:p>
          </table:table-cell>
          <table:table-cell office:value-type="float" office:value="27">
            <text:p>27</text:p>
          </table:table-cell>
          <table:table-cell office:value-type="float" office:value="-3909">
            <text:p>-3909</text:p>
          </table:table-cell>
          <table:table-cell office:value-type="float" office:value="-239">
            <text:p>-239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335">
            <text:p>-1335</text:p>
          </table:table-cell>
          <table:table-cell office:value-type="float" office:value="30">
            <text:p>30</text:p>
          </table:table-cell>
          <table:table-cell office:value-type="float" office:value="3556">
            <text:p>3556</text:p>
          </table:table-cell>
          <table:table-cell office:value-type="float" office:value="25">
            <text:p>25</text:p>
          </table:table-cell>
          <table:table-cell office:value-type="float" office:value="-3910">
            <text:p>-3910</text:p>
          </table:table-cell>
          <table:table-cell office:value-type="float" office:value="-255">
            <text:p>-25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386">
            <text:p>-1386</text:p>
          </table:table-cell>
          <table:table-cell office:value-type="float" office:value="-31">
            <text:p>-31</text:p>
          </table:table-cell>
          <table:table-cell office:value-type="float" office:value="3589">
            <text:p>3589</text:p>
          </table:table-cell>
          <table:table-cell office:value-type="float" office:value="21">
            <text:p>21</text:p>
          </table:table-cell>
          <table:table-cell office:value-type="float" office:value="-3910">
            <text:p>-3910</text:p>
          </table:table-cell>
          <table:table-cell office:value-type="float" office:value="-257">
            <text:p>-257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533">
            <text:p>-1533</text:p>
          </table:table-cell>
          <table:table-cell office:value-type="float" office:value="-41">
            <text:p>-41</text:p>
          </table:table-cell>
          <table:table-cell office:value-type="float" office:value="3616">
            <text:p>3616</text:p>
          </table:table-cell>
          <table:table-cell office:value-type="float" office:value="25">
            <text:p>25</text:p>
          </table:table-cell>
          <table:table-cell office:value-type="float" office:value="-3910">
            <text:p>-3910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654">
            <text:p>-1654</text:p>
          </table:table-cell>
          <table:table-cell office:value-type="float" office:value="16">
            <text:p>16</text:p>
          </table:table-cell>
          <table:table-cell office:value-type="float" office:value="3674">
            <text:p>3674</text:p>
          </table:table-cell>
          <table:table-cell office:value-type="float" office:value="25">
            <text:p>25</text:p>
          </table:table-cell>
          <table:table-cell office:value-type="float" office:value="-3910">
            <text:p>-3910</text:p>
          </table:table-cell>
          <table:table-cell office:value-type="float" office:value="-234">
            <text:p>-234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755">
            <text:p>-1755</text:p>
          </table:table-cell>
          <table:table-cell office:value-type="float" office:value="-71">
            <text:p>-71</text:p>
          </table:table-cell>
          <table:table-cell office:value-type="float" office:value="3729">
            <text:p>3729</text:p>
          </table:table-cell>
          <table:table-cell office:value-type="float" office:value="27">
            <text:p>27</text:p>
          </table:table-cell>
          <table:table-cell office:value-type="float" office:value="-3908">
            <text:p>-3908</text:p>
          </table:table-cell>
          <table:table-cell office:value-type="float" office:value="-222">
            <text:p>-222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866">
            <text:p>-1866</text:p>
          </table:table-cell>
          <table:table-cell office:value-type="float" office:value="-76">
            <text:p>-76</text:p>
          </table:table-cell>
          <table:table-cell office:value-type="float" office:value="3798">
            <text:p>3798</text:p>
          </table:table-cell>
          <table:table-cell office:value-type="float" office:value="33">
            <text:p>33</text:p>
          </table:table-cell>
          <table:table-cell office:value-type="float" office:value="-3908">
            <text:p>-3908</text:p>
          </table:table-cell>
          <table:table-cell office:value-type="float" office:value="-221">
            <text:p>-221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969">
            <text:p>-1969</text:p>
          </table:table-cell>
          <table:table-cell office:value-type="float" office:value="34">
            <text:p>34</text:p>
          </table:table-cell>
          <table:table-cell office:value-type="float" office:value="3849">
            <text:p>3849</text:p>
          </table:table-cell>
          <table:table-cell office:value-type="float" office:value="27">
            <text:p>27</text:p>
          </table:table-cell>
          <table:table-cell office:value-type="float" office:value="-3907">
            <text:p>-3907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-2037">
            <text:p>-2037</text:p>
          </table:table-cell>
          <table:table-cell office:value-type="float" office:value="-52">
            <text:p>-52</text:p>
          </table:table-cell>
          <table:table-cell office:value-type="float" office:value="3886">
            <text:p>3886</text:p>
          </table:table-cell>
          <table:table-cell office:value-type="float" office:value="19">
            <text:p>19</text:p>
          </table:table-cell>
          <table:table-cell office:value-type="float" office:value="-3906">
            <text:p>-3906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167">
            <text:p>-2167</text:p>
          </table:table-cell>
          <table:table-cell office:value-type="float" office:value="-53">
            <text:p>-53</text:p>
          </table:table-cell>
          <table:table-cell office:value-type="float" office:value="3953">
            <text:p>3953</text:p>
          </table:table-cell>
          <table:table-cell office:value-type="float" office:value="20">
            <text:p>20</text:p>
          </table:table-cell>
          <table:table-cell office:value-type="float" office:value="-3902">
            <text:p>-3902</text:p>
          </table:table-cell>
          <table:table-cell office:value-type="float" office:value="-259">
            <text:p>-259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284">
            <text:p>-2284</text:p>
          </table:table-cell>
          <table:table-cell office:value-type="float" office:value="-9">
            <text:p>-9</text:p>
          </table:table-cell>
          <table:table-cell office:value-type="float" office:value="4069">
            <text:p>4069</text:p>
          </table:table-cell>
          <table:table-cell office:value-type="float" office:value="16">
            <text:p>16</text:p>
          </table:table-cell>
          <table:table-cell office:value-type="float" office:value="-3900">
            <text:p>-3900</text:p>
          </table:table-cell>
          <table:table-cell office:value-type="float" office:value="-261">
            <text:p>-261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366">
            <text:p>-2366</text:p>
          </table:table-cell>
          <table:table-cell office:value-type="float" office:value="-90">
            <text:p>-90</text:p>
          </table:table-cell>
          <table:table-cell office:value-type="float" office:value="4119">
            <text:p>4119</text:p>
          </table:table-cell>
          <table:table-cell office:value-type="float" office:value="22">
            <text:p>22</text:p>
          </table:table-cell>
          <table:table-cell office:value-type="float" office:value="-3902">
            <text:p>-3902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383">
            <text:p>-2383</text:p>
          </table:table-cell>
          <table:table-cell office:value-type="float" office:value="-74">
            <text:p>-74</text:p>
          </table:table-cell>
          <table:table-cell office:value-type="float" office:value="4159">
            <text:p>4159</text:p>
          </table:table-cell>
          <table:table-cell office:value-type="float" office:value="26">
            <text:p>26</text:p>
          </table:table-cell>
          <table:table-cell office:value-type="float" office:value="-3901">
            <text:p>-3901</text:p>
          </table:table-cell>
          <table:table-cell office:value-type="float" office:value="-236">
            <text:p>-23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493">
            <text:p>-2493</text:p>
          </table:table-cell>
          <table:table-cell office:value-type="float" office:value="-30">
            <text:p>-30</text:p>
          </table:table-cell>
          <table:table-cell office:value-type="float" office:value="4262">
            <text:p>4262</text:p>
          </table:table-cell>
          <table:table-cell office:value-type="float" office:value="26">
            <text:p>26</text:p>
          </table:table-cell>
          <table:table-cell office:value-type="float" office:value="-3899">
            <text:p>-3899</text:p>
          </table:table-cell>
          <table:table-cell office:value-type="float" office:value="-226">
            <text:p>-226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586">
            <text:p>-2586</text:p>
          </table:table-cell>
          <table:table-cell office:value-type="float" office:value="-58">
            <text:p>-58</text:p>
          </table:table-cell>
          <table:table-cell office:value-type="float" office:value="4343">
            <text:p>4343</text:p>
          </table:table-cell>
          <table:table-cell office:value-type="float" office:value="31">
            <text:p>31</text:p>
          </table:table-cell>
          <table:table-cell office:value-type="float" office:value="-3898">
            <text:p>-3898</text:p>
          </table:table-cell>
          <table:table-cell office:value-type="float" office:value="-226">
            <text:p>-22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675">
            <text:p>-2675</text:p>
          </table:table-cell>
          <table:table-cell office:value-type="float" office:value="-62">
            <text:p>-62</text:p>
          </table:table-cell>
          <table:table-cell office:value-type="float" office:value="4427">
            <text:p>4427</text:p>
          </table:table-cell>
          <table:table-cell office:value-type="float" office:value="27">
            <text:p>27</text:p>
          </table:table-cell>
          <table:table-cell office:value-type="float" office:value="-3897">
            <text:p>-3897</text:p>
          </table:table-cell>
          <table:table-cell office:value-type="float" office:value="-236">
            <text:p>-236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762">
            <text:p>-2762</text:p>
          </table:table-cell>
          <table:table-cell office:value-type="float" office:value="-55">
            <text:p>-55</text:p>
          </table:table-cell>
          <table:table-cell office:value-type="float" office:value="4489">
            <text:p>4489</text:p>
          </table:table-cell>
          <table:table-cell office:value-type="float" office:value="21">
            <text:p>21</text:p>
          </table:table-cell>
          <table:table-cell office:value-type="float" office:value="-3896">
            <text:p>-3896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849">
            <text:p>-2849</text:p>
          </table:table-cell>
          <table:table-cell office:value-type="float" office:value="-103">
            <text:p>-103</text:p>
          </table:table-cell>
          <table:table-cell office:value-type="float" office:value="4576">
            <text:p>4576</text:p>
          </table:table-cell>
          <table:table-cell office:value-type="float" office:value="18">
            <text:p>18</text:p>
          </table:table-cell>
          <table:table-cell office:value-type="float" office:value="-3897">
            <text:p>-3897</text:p>
          </table:table-cell>
          <table:table-cell office:value-type="float" office:value="-256">
            <text:p>-256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902">
            <text:p>-2902</text:p>
          </table:table-cell>
          <table:table-cell office:value-type="float" office:value="-93">
            <text:p>-93</text:p>
          </table:table-cell>
          <table:table-cell office:value-type="float" office:value="4633">
            <text:p>4633</text:p>
          </table:table-cell>
          <table:table-cell office:value-type="float" office:value="23">
            <text:p>23</text:p>
          </table:table-cell>
          <table:table-cell office:value-type="float" office:value="-3893">
            <text:p>-3893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012">
            <text:p>-3012</text:p>
          </table:table-cell>
          <table:table-cell office:value-type="float" office:value="-111">
            <text:p>-111</text:p>
          </table:table-cell>
          <table:table-cell office:value-type="float" office:value="4814">
            <text:p>4814</text:p>
          </table:table-cell>
          <table:table-cell office:value-type="float" office:value="25">
            <text:p>25</text:p>
          </table:table-cell>
          <table:table-cell office:value-type="float" office:value="-3894">
            <text:p>-3894</text:p>
          </table:table-cell>
          <table:table-cell office:value-type="float" office:value="-235">
            <text:p>-235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088">
            <text:p>-3088</text:p>
          </table:table-cell>
          <table:table-cell office:value-type="float" office:value="-131">
            <text:p>-131</text:p>
          </table:table-cell>
          <table:table-cell office:value-type="float" office:value="4870">
            <text:p>4870</text:p>
          </table:table-cell>
          <table:table-cell office:value-type="float" office:value="28">
            <text:p>28</text:p>
          </table:table-cell>
          <table:table-cell office:value-type="float" office:value="-3900">
            <text:p>-3900</text:p>
          </table:table-cell>
          <table:table-cell office:value-type="float" office:value="-228">
            <text:p>-228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57">
            <text:p>-3157</text:p>
          </table:table-cell>
          <table:table-cell office:value-type="float" office:value="-97">
            <text:p>-97</text:p>
          </table:table-cell>
          <table:table-cell office:value-type="float" office:value="4977">
            <text:p>4977</text:p>
          </table:table-cell>
          <table:table-cell office:value-type="float" office:value="32">
            <text:p>32</text:p>
          </table:table-cell>
          <table:table-cell office:value-type="float" office:value="-3901">
            <text:p>-3901</text:p>
          </table:table-cell>
          <table:table-cell office:value-type="float" office:value="-229">
            <text:p>-229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83">
            <text:p>-3183</text:p>
          </table:table-cell>
          <table:table-cell office:value-type="float" office:value="-66">
            <text:p>-66</text:p>
          </table:table-cell>
          <table:table-cell office:value-type="float" office:value="5005">
            <text:p>5005</text:p>
          </table:table-cell>
          <table:table-cell office:value-type="float" office:value="28">
            <text:p>28</text:p>
          </table:table-cell>
          <table:table-cell office:value-type="float" office:value="-3901">
            <text:p>-3901</text:p>
          </table:table-cell>
          <table:table-cell office:value-type="float" office:value="-240">
            <text:p>-240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240">
            <text:p>-3240</text:p>
          </table:table-cell>
          <table:table-cell office:value-type="float" office:value="-59">
            <text:p>-59</text:p>
          </table:table-cell>
          <table:table-cell office:value-type="float" office:value="5126">
            <text:p>5126</text:p>
          </table:table-cell>
          <table:table-cell office:value-type="float" office:value="18">
            <text:p>18</text:p>
          </table:table-cell>
          <table:table-cell office:value-type="float" office:value="-3902">
            <text:p>-3902</text:p>
          </table:table-cell>
          <table:table-cell office:value-type="float" office:value="-250">
            <text:p>-250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3291">
            <text:p>-3291</text:p>
          </table:table-cell>
          <table:table-cell office:value-type="float" office:value="-104">
            <text:p>-104</text:p>
          </table:table-cell>
          <table:table-cell office:value-type="float" office:value="5271">
            <text:p>5271</text:p>
          </table:table-cell>
          <table:table-cell office:value-type="float" office:value="12">
            <text:p>12</text:p>
          </table:table-cell>
          <table:table-cell office:value-type="float" office:value="-3899">
            <text:p>-3899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398">
            <text:p>-3398</text:p>
          </table:table-cell>
          <table:table-cell office:value-type="float" office:value="-151">
            <text:p>-151</text:p>
          </table:table-cell>
          <table:table-cell office:value-type="float" office:value="5371">
            <text:p>5371</text:p>
          </table:table-cell>
          <table:table-cell office:value-type="float" office:value="22">
            <text:p>22</text:p>
          </table:table-cell>
          <table:table-cell office:value-type="float" office:value="-3896">
            <text:p>-3896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26">
            <text:p>-3426</text:p>
          </table:table-cell>
          <table:table-cell office:value-type="float" office:value="-155">
            <text:p>-155</text:p>
          </table:table-cell>
          <table:table-cell office:value-type="float" office:value="5510">
            <text:p>5510</text:p>
          </table:table-cell>
          <table:table-cell office:value-type="float" office:value="28">
            <text:p>28</text:p>
          </table:table-cell>
          <table:table-cell office:value-type="float" office:value="-3894">
            <text:p>-3894</text:p>
          </table:table-cell>
          <table:table-cell office:value-type="float" office:value="-235">
            <text:p>-235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481">
            <text:p>-3481</text:p>
          </table:table-cell>
          <table:table-cell office:value-type="float" office:value="-118">
            <text:p>-118</text:p>
          </table:table-cell>
          <table:table-cell office:value-type="float" office:value="5547">
            <text:p>5547</text:p>
          </table:table-cell>
          <table:table-cell office:value-type="float" office:value="34">
            <text:p>34</text:p>
          </table:table-cell>
          <table:table-cell office:value-type="float" office:value="-3892">
            <text:p>-3892</text:p>
          </table:table-cell>
          <table:table-cell office:value-type="float" office:value="-223">
            <text:p>-22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40">
            <text:p>-3540</text:p>
          </table:table-cell>
          <table:table-cell office:value-type="float" office:value="-87">
            <text:p>-87</text:p>
          </table:table-cell>
          <table:table-cell office:value-type="float" office:value="5646">
            <text:p>5646</text:p>
          </table:table-cell>
          <table:table-cell office:value-type="float" office:value="33">
            <text:p>33</text:p>
          </table:table-cell>
          <table:table-cell office:value-type="float" office:value="-3895">
            <text:p>-3895</text:p>
          </table:table-cell>
          <table:table-cell office:value-type="float" office:value="-230">
            <text:p>-230</text:p>
          </table:table-cell>
          <table:table-cell table:number-columns-repeated="2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1">
            <text:p>1</text:p>
          </table:table-cell>
          <table:table-cell office:value-type="float" office:value="-3572">
            <text:p>-3572</text:p>
          </table:table-cell>
          <table:table-cell office:value-type="float" office:value="-45">
            <text:p>-45</text:p>
          </table:table-cell>
          <table:table-cell office:value-type="float" office:value="5747">
            <text:p>5747</text:p>
          </table:table-cell>
          <table:table-cell office:value-type="float" office:value="23">
            <text:p>23</text:p>
          </table:table-cell>
          <table:table-cell office:value-type="float" office:value="-3891">
            <text:p>-3891</text:p>
          </table:table-cell>
          <table:table-cell office:value-type="float" office:value="-242">
            <text:p>-24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620">
            <text:p>-3620</text:p>
          </table:table-cell>
          <table:table-cell office:value-type="float" office:value="-108">
            <text:p>-108</text:p>
          </table:table-cell>
          <table:table-cell office:value-type="float" office:value="5853">
            <text:p>5853</text:p>
          </table:table-cell>
          <table:table-cell office:value-type="float" office:value="13">
            <text:p>13</text:p>
          </table:table-cell>
          <table:table-cell office:value-type="float" office:value="-3893">
            <text:p>-3893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715">
            <text:p>-3715</text:p>
          </table:table-cell>
          <table:table-cell office:value-type="float" office:value="-184">
            <text:p>-184</text:p>
          </table:table-cell>
          <table:table-cell office:value-type="float" office:value="6000">
            <text:p>6000</text:p>
          </table:table-cell>
          <table:table-cell office:value-type="float" office:value="8">
            <text:p>8</text:p>
          </table:table-cell>
          <table:table-cell office:value-type="float" office:value="-3891">
            <text:p>-3891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32">
            <text:p>-3732</text:p>
          </table:table-cell>
          <table:table-cell office:value-type="float" office:value="-207">
            <text:p>-207</text:p>
          </table:table-cell>
          <table:table-cell office:value-type="float" office:value="6139">
            <text:p>6139</text:p>
          </table:table-cell>
          <table:table-cell office:value-type="float" office:value="13">
            <text:p>13</text:p>
          </table:table-cell>
          <table:table-cell office:value-type="float" office:value="-3888">
            <text:p>-3888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47">
            <text:p>-3747</text:p>
          </table:table-cell>
          <table:table-cell office:value-type="float" office:value="-241">
            <text:p>-241</text:p>
          </table:table-cell>
          <table:table-cell office:value-type="float" office:value="6202">
            <text:p>6202</text:p>
          </table:table-cell>
          <table:table-cell office:value-type="float" office:value="29">
            <text:p>29</text:p>
          </table:table-cell>
          <table:table-cell office:value-type="float" office:value="-3896">
            <text:p>-3896</text:p>
          </table:table-cell>
          <table:table-cell office:value-type="float" office:value="-237">
            <text:p>-237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00">
            <text:p>-3800</text:p>
          </table:table-cell>
          <table:table-cell office:value-type="float" office:value="-262">
            <text:p>-262</text:p>
          </table:table-cell>
          <table:table-cell office:value-type="float" office:value="6276">
            <text:p>6276</text:p>
          </table:table-cell>
          <table:table-cell office:value-type="float" office:value="38">
            <text:p>38</text:p>
          </table:table-cell>
          <table:table-cell office:value-type="float" office:value="-3890">
            <text:p>-3890</text:p>
          </table:table-cell>
          <table:table-cell office:value-type="float" office:value="-230">
            <text:p>-23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01">
            <text:p>-3801</text:p>
          </table:table-cell>
          <table:table-cell office:value-type="float" office:value="-166">
            <text:p>-166</text:p>
          </table:table-cell>
          <table:table-cell office:value-type="float" office:value="6412">
            <text:p>6412</text:p>
          </table:table-cell>
          <table:table-cell office:value-type="float" office:value="42">
            <text:p>42</text:p>
          </table:table-cell>
          <table:table-cell office:value-type="float" office:value="-3891">
            <text:p>-3891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99">
            <text:p>-3799</text:p>
          </table:table-cell>
          <table:table-cell office:value-type="float" office:value="-96">
            <text:p>-96</text:p>
          </table:table-cell>
          <table:table-cell office:value-type="float" office:value="6557">
            <text:p>6557</text:p>
          </table:table-cell>
          <table:table-cell office:value-type="float" office:value="33">
            <text:p>33</text:p>
          </table:table-cell>
          <table:table-cell office:value-type="float" office:value="-3888">
            <text:p>-3888</text:p>
          </table:table-cell>
          <table:table-cell office:value-type="float" office:value="-235">
            <text:p>-235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845">
            <text:p>-3845</text:p>
          </table:table-cell>
          <table:table-cell office:value-type="float" office:value="-138">
            <text:p>-138</text:p>
          </table:table-cell>
          <table:table-cell office:value-type="float" office:value="6664">
            <text:p>6664</text:p>
          </table:table-cell>
          <table:table-cell office:value-type="float" office:value="16">
            <text:p>16</text:p>
          </table:table-cell>
          <table:table-cell office:value-type="float" office:value="-3892">
            <text:p>-3892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3917">
            <text:p>-3917</text:p>
          </table:table-cell>
          <table:table-cell office:value-type="float" office:value="-125">
            <text:p>-125</text:p>
          </table:table-cell>
          <table:table-cell office:value-type="float" office:value="6816">
            <text:p>6816</text:p>
          </table:table-cell>
          <table:table-cell office:value-type="float" office:value="9">
            <text:p>9</text:p>
          </table:table-cell>
          <table:table-cell office:value-type="float" office:value="-3892">
            <text:p>-3892</text:p>
          </table:table-cell>
          <table:table-cell office:value-type="float" office:value="-252">
            <text:p>-25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27">
            <text:p>-3927</text:p>
          </table:table-cell>
          <table:table-cell office:value-type="float" office:value="-211">
            <text:p>-211</text:p>
          </table:table-cell>
          <table:table-cell office:value-type="float" office:value="6861">
            <text:p>6861</text:p>
          </table:table-cell>
          <table:table-cell office:value-type="float" office:value="8">
            <text:p>8</text:p>
          </table:table-cell>
          <table:table-cell office:value-type="float" office:value="-3889">
            <text:p>-3889</text:p>
          </table:table-cell>
          <table:table-cell office:value-type="float" office:value="-248">
            <text:p>-248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890">
            <text:p>-3890</text:p>
          </table:table-cell>
          <table:table-cell office:value-type="float" office:value="-289">
            <text:p>-289</text:p>
          </table:table-cell>
          <table:table-cell office:value-type="float" office:value="6987">
            <text:p>6987</text:p>
          </table:table-cell>
          <table:table-cell office:value-type="float" office:value="19">
            <text:p>19</text:p>
          </table:table-cell>
          <table:table-cell office:value-type="float" office:value="-3893">
            <text:p>-3893</text:p>
          </table:table-cell>
          <table:table-cell office:value-type="float" office:value="-244">
            <text:p>-244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18">
            <text:p>-3918</text:p>
          </table:table-cell>
          <table:table-cell office:value-type="float" office:value="-293">
            <text:p>-293</text:p>
          </table:table-cell>
          <table:table-cell office:value-type="float" office:value="7149">
            <text:p>7149</text:p>
          </table:table-cell>
          <table:table-cell office:value-type="float" office:value="35">
            <text:p>35</text:p>
          </table:table-cell>
          <table:table-cell office:value-type="float" office:value="-3894">
            <text:p>-3894</text:p>
          </table:table-cell>
          <table:table-cell office:value-type="float" office:value="-236">
            <text:p>-236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10">
            <text:p>-3910</text:p>
          </table:table-cell>
          <table:table-cell office:value-type="float" office:value="-232">
            <text:p>-232</text:p>
          </table:table-cell>
          <table:table-cell office:value-type="float" office:value="7248">
            <text:p>7248</text:p>
          </table:table-cell>
          <table:table-cell office:value-type="float" office:value="45">
            <text:p>45</text:p>
          </table:table-cell>
          <table:table-cell office:value-type="float" office:value="-3894">
            <text:p>-3894</text:p>
          </table:table-cell>
          <table:table-cell office:value-type="float" office:value="-232">
            <text:p>-232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17">
            <text:p>-3917</text:p>
          </table:table-cell>
          <table:table-cell office:value-type="float" office:value="-164">
            <text:p>-164</text:p>
          </table:table-cell>
          <table:table-cell office:value-type="float" office:value="7350">
            <text:p>7350</text:p>
          </table:table-cell>
          <table:table-cell office:value-type="float" office:value="41">
            <text:p>41</text:p>
          </table:table-cell>
          <table:table-cell office:value-type="float" office:value="-3893">
            <text:p>-3893</text:p>
          </table:table-cell>
          <table:table-cell office:value-type="float" office:value="-236">
            <text:p>-236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34">
            <text:p>-3934</text:p>
          </table:table-cell>
          <table:table-cell office:value-type="float" office:value="-110">
            <text:p>-110</text:p>
          </table:table-cell>
          <table:table-cell office:value-type="float" office:value="7448">
            <text:p>7448</text:p>
          </table:table-cell>
          <table:table-cell office:value-type="float" office:value="21">
            <text:p>21</text:p>
          </table:table-cell>
          <table:table-cell office:value-type="float" office:value="-3891">
            <text:p>-3891</text:p>
          </table:table-cell>
          <table:table-cell office:value-type="float" office:value="-242">
            <text:p>-24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15">
            <text:p>-3915</text:p>
          </table:table-cell>
          <table:table-cell office:value-type="float" office:value="-168">
            <text:p>-168</text:p>
          </table:table-cell>
          <table:table-cell office:value-type="float" office:value="7594">
            <text:p>7594</text:p>
          </table:table-cell>
          <table:table-cell office:value-type="float" office:value="10">
            <text:p>10</text:p>
          </table:table-cell>
          <table:table-cell office:value-type="float" office:value="-3897">
            <text:p>-3897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25">
            <text:p>-3925</text:p>
          </table:table-cell>
          <table:table-cell office:value-type="float" office:value="-238">
            <text:p>-238</text:p>
          </table:table-cell>
          <table:table-cell office:value-type="float" office:value="7716">
            <text:p>7716</text:p>
          </table:table-cell>
          <table:table-cell office:value-type="float" office:value="5">
            <text:p>5</text:p>
          </table:table-cell>
          <table:table-cell office:value-type="float" office:value="-3893">
            <text:p>-3893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3908">
            <text:p>-3908</text:p>
          </table:table-cell>
          <table:table-cell office:value-type="float" office:value="-339">
            <text:p>-339</text:p>
          </table:table-cell>
          <table:table-cell office:value-type="float" office:value="7883">
            <text:p>7883</text:p>
          </table:table-cell>
          <table:table-cell office:value-type="float" office:value="13">
            <text:p>13</text:p>
          </table:table-cell>
          <table:table-cell office:value-type="float" office:value="-3895">
            <text:p>-3895</text:p>
          </table:table-cell>
          <table:table-cell office:value-type="float" office:value="-241">
            <text:p>-24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91">
            <text:p>-3891</text:p>
          </table:table-cell>
          <table:table-cell office:value-type="float" office:value="-341">
            <text:p>-341</text:p>
          </table:table-cell>
          <table:table-cell office:value-type="float" office:value="8010">
            <text:p>8010</text:p>
          </table:table-cell>
          <table:table-cell office:value-type="float" office:value="31">
            <text:p>31</text:p>
          </table:table-cell>
          <table:table-cell office:value-type="float" office:value="-3892">
            <text:p>-3892</text:p>
          </table:table-cell>
          <table:table-cell office:value-type="float" office:value="-235">
            <text:p>-235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73">
            <text:p>-3873</text:p>
          </table:table-cell>
          <table:table-cell office:value-type="float" office:value="-286">
            <text:p>-286</text:p>
          </table:table-cell>
          <table:table-cell office:value-type="float" office:value="8061">
            <text:p>8061</text:p>
          </table:table-cell>
          <table:table-cell office:value-type="float" office:value="44">
            <text:p>44</text:p>
          </table:table-cell>
          <table:table-cell office:value-type="float" office:value="-3892">
            <text:p>-3892</text:p>
          </table:table-cell>
          <table:table-cell office:value-type="float" office:value="-236">
            <text:p>-236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36">
            <text:p>-3836</text:p>
          </table:table-cell>
          <table:table-cell office:value-type="float" office:value="-198">
            <text:p>-198</text:p>
          </table:table-cell>
          <table:table-cell office:value-type="float" office:value="8128">
            <text:p>8128</text:p>
          </table:table-cell>
          <table:table-cell office:value-type="float" office:value="33">
            <text:p>33</text:p>
          </table:table-cell>
          <table:table-cell office:value-type="float" office:value="-3888">
            <text:p>-3888</text:p>
          </table:table-cell>
          <table:table-cell office:value-type="float" office:value="-234">
            <text:p>-23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09">
            <text:p>-3809</text:p>
          </table:table-cell>
          <table:table-cell office:value-type="float" office:value="-165">
            <text:p>-165</text:p>
          </table:table-cell>
          <table:table-cell office:value-type="float" office:value="8283">
            <text:p>8283</text:p>
          </table:table-cell>
          <table:table-cell office:value-type="float" office:value="23">
            <text:p>23</text:p>
          </table:table-cell>
          <table:table-cell office:value-type="float" office:value="-3888">
            <text:p>-3888</text:p>
          </table:table-cell>
          <table:table-cell office:value-type="float" office:value="-238">
            <text:p>-238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777">
            <text:p>-3777</text:p>
          </table:table-cell>
          <table:table-cell office:value-type="float" office:value="-194">
            <text:p>-194</text:p>
          </table:table-cell>
          <table:table-cell office:value-type="float" office:value="8440">
            <text:p>8440</text:p>
          </table:table-cell>
          <table:table-cell office:value-type="float" office:value="7">
            <text:p>7</text:p>
          </table:table-cell>
          <table:table-cell office:value-type="float" office:value="-3882">
            <text:p>-3882</text:p>
          </table:table-cell>
          <table:table-cell office:value-type="float" office:value="-242">
            <text:p>-24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66">
            <text:p>-3766</text:p>
          </table:table-cell>
          <table:table-cell office:value-type="float" office:value="-301">
            <text:p>-301</text:p>
          </table:table-cell>
          <table:table-cell office:value-type="float" office:value="8581">
            <text:p>8581</text:p>
          </table:table-cell>
          <table:table-cell office:value-type="float" office:value="3">
            <text:p>3</text:p>
          </table:table-cell>
          <table:table-cell office:value-type="float" office:value="-3883">
            <text:p>-3883</text:p>
          </table:table-cell>
          <table:table-cell office:value-type="float" office:value="-241">
            <text:p>-241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48">
            <text:p>-3748</text:p>
          </table:table-cell>
          <table:table-cell office:value-type="float" office:value="-328">
            <text:p>-328</text:p>
          </table:table-cell>
          <table:table-cell office:value-type="float" office:value="8669">
            <text:p>8669</text:p>
          </table:table-cell>
          <table:table-cell office:value-type="float" office:value="15">
            <text:p>15</text:p>
          </table:table-cell>
          <table:table-cell office:value-type="float" office:value="-3880">
            <text:p>-3880</text:p>
          </table:table-cell>
          <table:table-cell office:value-type="float" office:value="-243">
            <text:p>-24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08">
            <text:p>-3708</text:p>
          </table:table-cell>
          <table:table-cell office:value-type="float" office:value="-361">
            <text:p>-361</text:p>
          </table:table-cell>
          <table:table-cell office:value-type="float" office:value="8760">
            <text:p>8760</text:p>
          </table:table-cell>
          <table:table-cell office:value-type="float" office:value="28">
            <text:p>28</text:p>
          </table:table-cell>
          <table:table-cell office:value-type="float" office:value="-3881">
            <text:p>-3881</text:p>
          </table:table-cell>
          <table:table-cell office:value-type="float" office:value="-237">
            <text:p>-237</text:p>
          </table:table-cell>
          <table:table-cell table:number-columns-repeated="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683">
            <text:p>-3683</text:p>
          </table:table-cell>
          <table:table-cell office:value-type="float" office:value="-339">
            <text:p>-339</text:p>
          </table:table-cell>
          <table:table-cell office:value-type="float" office:value="8841">
            <text:p>8841</text:p>
          </table:table-cell>
          <table:table-cell office:value-type="float" office:value="40">
            <text:p>40</text:p>
          </table:table-cell>
          <table:table-cell office:value-type="float" office:value="-3880">
            <text:p>-3880</text:p>
          </table:table-cell>
          <table:table-cell office:value-type="float" office:value="-239">
            <text:p>-23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17">
            <text:p>-3617</text:p>
          </table:table-cell>
          <table:table-cell office:value-type="float" office:value="-259">
            <text:p>-259</text:p>
          </table:table-cell>
          <table:table-cell office:value-type="float" office:value="8925">
            <text:p>8925</text:p>
          </table:table-cell>
          <table:table-cell office:value-type="float" office:value="38">
            <text:p>38</text:p>
          </table:table-cell>
          <table:table-cell office:value-type="float" office:value="-3883">
            <text:p>-3883</text:p>
          </table:table-cell>
          <table:table-cell office:value-type="float" office:value="-241">
            <text:p>-241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86">
            <text:p>-3586</text:p>
          </table:table-cell>
          <table:table-cell office:value-type="float" office:value="-226">
            <text:p>-226</text:p>
          </table:table-cell>
          <table:table-cell office:value-type="float" office:value="9056">
            <text:p>9056</text:p>
          </table:table-cell>
          <table:table-cell office:value-type="float" office:value="27">
            <text:p>27</text:p>
          </table:table-cell>
          <table:table-cell office:value-type="float" office:value="-3884">
            <text:p>-3884</text:p>
          </table:table-cell>
          <table:table-cell office:value-type="float" office:value="-236">
            <text:p>-236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33">
            <text:p>-3533</text:p>
          </table:table-cell>
          <table:table-cell office:value-type="float" office:value="-257">
            <text:p>-257</text:p>
          </table:table-cell>
          <table:table-cell office:value-type="float" office:value="9198">
            <text:p>9198</text:p>
          </table:table-cell>
          <table:table-cell office:value-type="float" office:value="13">
            <text:p>13</text:p>
          </table:table-cell>
          <table:table-cell office:value-type="float" office:value="-3880">
            <text:p>-3880</text:p>
          </table:table-cell>
          <table:table-cell office:value-type="float" office:value="-242">
            <text:p>-24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83">
            <text:p>-3483</text:p>
          </table:table-cell>
          <table:table-cell office:value-type="float" office:value="-315">
            <text:p>-315</text:p>
          </table:table-cell>
          <table:table-cell office:value-type="float" office:value="9290">
            <text:p>9290</text:p>
          </table:table-cell>
          <table:table-cell office:value-type="float" office:value="7">
            <text:p>7</text:p>
          </table:table-cell>
          <table:table-cell office:value-type="float" office:value="-3879">
            <text:p>-3879</text:p>
          </table:table-cell>
          <table:table-cell office:value-type="float" office:value="-240">
            <text:p>-240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442">
            <text:p>-3442</text:p>
          </table:table-cell>
          <table:table-cell office:value-type="float" office:value="-358">
            <text:p>-358</text:p>
          </table:table-cell>
          <table:table-cell office:value-type="float" office:value="9387">
            <text:p>9387</text:p>
          </table:table-cell>
          <table:table-cell office:value-type="float" office:value="15">
            <text:p>15</text:p>
          </table:table-cell>
          <table:table-cell office:value-type="float" office:value="-3879">
            <text:p>-3879</text:p>
          </table:table-cell>
          <table:table-cell office:value-type="float" office:value="-238">
            <text:p>-23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73">
            <text:p>-3373</text:p>
          </table:table-cell>
          <table:table-cell office:value-type="float" office:value="-412">
            <text:p>-412</text:p>
          </table:table-cell>
          <table:table-cell office:value-type="float" office:value="9522">
            <text:p>9522</text:p>
          </table:table-cell>
          <table:table-cell office:value-type="float" office:value="24">
            <text:p>24</text:p>
          </table:table-cell>
          <table:table-cell office:value-type="float" office:value="-3882">
            <text:p>-3882</text:p>
          </table:table-cell>
          <table:table-cell office:value-type="float" office:value="-243">
            <text:p>-243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98">
            <text:p>-3298</text:p>
          </table:table-cell>
          <table:table-cell office:value-type="float" office:value="-351">
            <text:p>-351</text:p>
          </table:table-cell>
          <table:table-cell office:value-type="float" office:value="9563">
            <text:p>9563</text:p>
          </table:table-cell>
          <table:table-cell office:value-type="float" office:value="38">
            <text:p>38</text:p>
          </table:table-cell>
          <table:table-cell office:value-type="float" office:value="-3878">
            <text:p>-3878</text:p>
          </table:table-cell>
          <table:table-cell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227">
            <text:p>-3227</text:p>
          </table:table-cell>
          <table:table-cell office:value-type="float" office:value="-337">
            <text:p>-337</text:p>
          </table:table-cell>
          <table:table-cell office:value-type="float" office:value="9707">
            <text:p>9707</text:p>
          </table:table-cell>
          <table:table-cell office:value-type="float" office:value="40">
            <text:p>40</text:p>
          </table:table-cell>
          <table:table-cell office:value-type="float" office:value="-3877">
            <text:p>-3877</text:p>
          </table:table-cell>
          <table:table-cell office:value-type="float" office:value="-243">
            <text:p>-243</text:p>
          </table:table-cell>
          <table:table-cell table:number-columns-repeated="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188">
            <text:p>-3188</text:p>
          </table:table-cell>
          <table:table-cell office:value-type="float" office:value="-254">
            <text:p>-254</text:p>
          </table:table-cell>
          <table:table-cell office:value-type="float" office:value="9783">
            <text:p>9783</text:p>
          </table:table-cell>
          <table:table-cell office:value-type="float" office:value="30">
            <text:p>30</text:p>
          </table:table-cell>
          <table:table-cell office:value-type="float" office:value="-3879">
            <text:p>-3879</text:p>
          </table:table-cell>
          <table:table-cell office:value-type="float" office:value="-244">
            <text:p>-24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116">
            <text:p>-3116</text:p>
          </table:table-cell>
          <table:table-cell office:value-type="float" office:value="-282">
            <text:p>-282</text:p>
          </table:table-cell>
          <table:table-cell office:value-type="float" office:value="9907">
            <text:p>9907</text:p>
          </table:table-cell>
          <table:table-cell office:value-type="float" office:value="18">
            <text:p>18</text:p>
          </table:table-cell>
          <table:table-cell office:value-type="float" office:value="-3876">
            <text:p>-3876</text:p>
          </table:table-cell>
          <table:table-cell office:value-type="float" office:value="-239">
            <text:p>-239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047">
            <text:p>-3047</text:p>
          </table:table-cell>
          <table:table-cell office:value-type="float" office:value="-293">
            <text:p>-293</text:p>
          </table:table-cell>
          <table:table-cell office:value-type="float" office:value="10007">
            <text:p>10007</text:p>
          </table:table-cell>
          <table:table-cell office:value-type="float" office:value="8">
            <text:p>8</text:p>
          </table:table-cell>
          <table:table-cell office:value-type="float" office:value="-3874">
            <text:p>-3874</text:p>
          </table:table-cell>
          <table:table-cell office:value-type="float" office:value="-233">
            <text:p>-233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991">
            <text:p>-2991</text:p>
          </table:table-cell>
          <table:table-cell office:value-type="float" office:value="-409">
            <text:p>-409</text:p>
          </table:table-cell>
          <table:table-cell office:value-type="float" office:value="10069">
            <text:p>10069</text:p>
          </table:table-cell>
          <table:table-cell office:value-type="float" office:value="8">
            <text:p>8</text:p>
          </table:table-cell>
          <table:table-cell office:value-type="float" office:value="-3879">
            <text:p>-3879</text:p>
          </table:table-cell>
          <table:table-cell office:value-type="float" office:value="-237">
            <text:p>-23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860">
            <text:p>-2860</text:p>
          </table:table-cell>
          <table:table-cell office:value-type="float" office:value="-440">
            <text:p>-440</text:p>
          </table:table-cell>
          <table:table-cell office:value-type="float" office:value="10188">
            <text:p>10188</text:p>
          </table:table-cell>
          <table:table-cell office:value-type="float" office:value="22">
            <text:p>22</text:p>
          </table:table-cell>
          <table:table-cell office:value-type="float" office:value="-3876">
            <text:p>-3876</text:p>
          </table:table-cell>
          <table:table-cell office:value-type="float" office:value="-241">
            <text:p>-241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795">
            <text:p>-2795</text:p>
          </table:table-cell>
          <table:table-cell office:value-type="float" office:value="-440">
            <text:p>-440</text:p>
          </table:table-cell>
          <table:table-cell office:value-type="float" office:value="10265">
            <text:p>10265</text:p>
          </table:table-cell>
          <table:table-cell office:value-type="float" office:value="37">
            <text:p>37</text:p>
          </table:table-cell>
          <table:table-cell office:value-type="float" office:value="-3873">
            <text:p>-3873</text:p>
          </table:table-cell>
          <table:table-cell office:value-type="float" office:value="-241">
            <text:p>-241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767">
            <text:p>-2767</text:p>
          </table:table-cell>
          <table:table-cell office:value-type="float" office:value="-384">
            <text:p>-384</text:p>
          </table:table-cell>
          <table:table-cell office:value-type="float" office:value="10354">
            <text:p>10354</text:p>
          </table:table-cell>
          <table:table-cell office:value-type="float" office:value="39">
            <text:p>39</text:p>
          </table:table-cell>
          <table:table-cell office:value-type="float" office:value="-3873">
            <text:p>-3873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632">
            <text:p>-2632</text:p>
          </table:table-cell>
          <table:table-cell office:value-type="float" office:value="-306">
            <text:p>-306</text:p>
          </table:table-cell>
          <table:table-cell office:value-type="float" office:value="10388">
            <text:p>10388</text:p>
          </table:table-cell>
          <table:table-cell office:value-type="float" office:value="34">
            <text:p>34</text:p>
          </table:table-cell>
          <table:table-cell office:value-type="float" office:value="-3868">
            <text:p>-3868</text:p>
          </table:table-cell>
          <table:table-cell office:value-type="float" office:value="-248">
            <text:p>-248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586">
            <text:p>-2586</text:p>
          </table:table-cell>
          <table:table-cell office:value-type="float" office:value="-299">
            <text:p>-299</text:p>
          </table:table-cell>
          <table:table-cell office:value-type="float" office:value="10518">
            <text:p>10518</text:p>
          </table:table-cell>
          <table:table-cell office:value-type="float" office:value="19">
            <text:p>19</text:p>
          </table:table-cell>
          <table:table-cell office:value-type="float" office:value="-3866">
            <text:p>-3866</text:p>
          </table:table-cell>
          <table:table-cell office:value-type="float" office:value="-238">
            <text:p>-238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508">
            <text:p>-2508</text:p>
          </table:table-cell>
          <table:table-cell office:value-type="float" office:value="-330">
            <text:p>-330</text:p>
          </table:table-cell>
          <table:table-cell office:value-type="float" office:value="10618">
            <text:p>10618</text:p>
          </table:table-cell>
          <table:table-cell office:value-type="float" office:value="4">
            <text:p>4</text:p>
          </table:table-cell>
          <table:table-cell office:value-type="float" office:value="-3870">
            <text:p>-3870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406">
            <text:p>-2406</text:p>
          </table:table-cell>
          <table:table-cell office:value-type="float" office:value="-410">
            <text:p>-410</text:p>
          </table:table-cell>
          <table:table-cell office:value-type="float" office:value="10667">
            <text:p>10667</text:p>
          </table:table-cell>
          <table:table-cell office:value-type="float" office:value="4">
            <text:p>4</text:p>
          </table:table-cell>
          <table:table-cell office:value-type="float" office:value="-3869">
            <text:p>-3869</text:p>
          </table:table-cell>
          <table:table-cell office:value-type="float" office:value="-233">
            <text:p>-23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318">
            <text:p>-2318</text:p>
          </table:table-cell>
          <table:table-cell office:value-type="float" office:value="-459">
            <text:p>-459</text:p>
          </table:table-cell>
          <table:table-cell office:value-type="float" office:value="10712">
            <text:p>10712</text:p>
          </table:table-cell>
          <table:table-cell office:value-type="float" office:value="17">
            <text:p>17</text:p>
          </table:table-cell>
          <table:table-cell office:value-type="float" office:value="-3874">
            <text:p>-3874</text:p>
          </table:table-cell>
          <table:table-cell office:value-type="float" office:value="-234">
            <text:p>-234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221">
            <text:p>-2221</text:p>
          </table:table-cell>
          <table:table-cell office:value-type="float" office:value="-443">
            <text:p>-443</text:p>
          </table:table-cell>
          <table:table-cell office:value-type="float" office:value="10822">
            <text:p>10822</text:p>
          </table:table-cell>
          <table:table-cell office:value-type="float" office:value="35">
            <text:p>35</text:p>
          </table:table-cell>
          <table:table-cell office:value-type="float" office:value="-3871">
            <text:p>-3871</text:p>
          </table:table-cell>
          <table:table-cell office:value-type="float" office:value="-244">
            <text:p>-244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092">
            <text:p>-2092</text:p>
          </table:table-cell>
          <table:table-cell office:value-type="float" office:value="-400">
            <text:p>-400</text:p>
          </table:table-cell>
          <table:table-cell office:value-type="float" office:value="10868">
            <text:p>10868</text:p>
          </table:table-cell>
          <table:table-cell office:value-type="float" office:value="40">
            <text:p>40</text:p>
          </table:table-cell>
          <table:table-cell office:value-type="float" office:value="-3868">
            <text:p>-3868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006">
            <text:p>-2006</text:p>
          </table:table-cell>
          <table:table-cell office:value-type="float" office:value="-335">
            <text:p>-335</text:p>
          </table:table-cell>
          <table:table-cell office:value-type="float" office:value="10954">
            <text:p>10954</text:p>
          </table:table-cell>
          <table:table-cell office:value-type="float" office:value="36">
            <text:p>36</text:p>
          </table:table-cell>
          <table:table-cell office:value-type="float" office:value="-3871">
            <text:p>-3871</text:p>
          </table:table-cell>
          <table:table-cell office:value-type="float" office:value="-250">
            <text:p>-250</text:p>
          </table:table-cell>
          <table:table-cell table:number-columns-repeated="2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1896">
            <text:p>-1896</text:p>
          </table:table-cell>
          <table:table-cell office:value-type="float" office:value="-303">
            <text:p>-303</text:p>
          </table:table-cell>
          <table:table-cell office:value-type="float" office:value="10956">
            <text:p>10956</text:p>
          </table:table-cell>
          <table:table-cell office:value-type="float" office:value="26">
            <text:p>26</text:p>
          </table:table-cell>
          <table:table-cell office:value-type="float" office:value="-3866">
            <text:p>-3866</text:p>
          </table:table-cell>
          <table:table-cell office:value-type="float" office:value="-237">
            <text:p>-237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844">
            <text:p>-1844</text:p>
          </table:table-cell>
          <table:table-cell office:value-type="float" office:value="-347">
            <text:p>-347</text:p>
          </table:table-cell>
          <table:table-cell office:value-type="float" office:value="11051">
            <text:p>11051</text:p>
          </table:table-cell>
          <table:table-cell office:value-type="float" office:value="13">
            <text:p>13</text:p>
          </table:table-cell>
          <table:table-cell office:value-type="float" office:value="-3869">
            <text:p>-3869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725">
            <text:p>-1725</text:p>
          </table:table-cell>
          <table:table-cell office:value-type="float" office:value="-397">
            <text:p>-397</text:p>
          </table:table-cell>
          <table:table-cell office:value-type="float" office:value="11154">
            <text:p>11154</text:p>
          </table:table-cell>
          <table:table-cell office:value-type="float" office:value="10">
            <text:p>10</text:p>
          </table:table-cell>
          <table:table-cell office:value-type="float" office:value="-3863">
            <text:p>-3863</text:p>
          </table:table-cell>
          <table:table-cell office:value-type="float" office:value="-229">
            <text:p>-229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598">
            <text:p>-1598</text:p>
          </table:table-cell>
          <table:table-cell office:value-type="float" office:value="-456">
            <text:p>-456</text:p>
          </table:table-cell>
          <table:table-cell office:value-type="float" office:value="11225">
            <text:p>11225</text:p>
          </table:table-cell>
          <table:table-cell office:value-type="float" office:value="18">
            <text:p>18</text:p>
          </table:table-cell>
          <table:table-cell office:value-type="float" office:value="-3867">
            <text:p>-3867</text:p>
          </table:table-cell>
          <table:table-cell office:value-type="float" office:value="-234">
            <text:p>-234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513">
            <text:p>-1513</text:p>
          </table:table-cell>
          <table:table-cell office:value-type="float" office:value="-463">
            <text:p>-463</text:p>
          </table:table-cell>
          <table:table-cell office:value-type="float" office:value="11215">
            <text:p>11215</text:p>
          </table:table-cell>
          <table:table-cell office:value-type="float" office:value="29">
            <text:p>29</text:p>
          </table:table-cell>
          <table:table-cell office:value-type="float" office:value="-3866">
            <text:p>-3866</text:p>
          </table:table-cell>
          <table:table-cell office:value-type="float" office:value="-249">
            <text:p>-249</text:p>
          </table:table-cell>
          <table:table-cell table:number-columns-repeated="2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367">
            <text:p>-1367</text:p>
          </table:table-cell>
          <table:table-cell office:value-type="float" office:value="-436">
            <text:p>-436</text:p>
          </table:table-cell>
          <table:table-cell office:value-type="float" office:value="11233">
            <text:p>11233</text:p>
          </table:table-cell>
          <table:table-cell office:value-type="float" office:value="43">
            <text:p>43</text:p>
          </table:table-cell>
          <table:table-cell office:value-type="float" office:value="-3862">
            <text:p>-3862</text:p>
          </table:table-cell>
          <table:table-cell office:value-type="float" office:value="-248">
            <text:p>-248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283">
            <text:p>-1283</text:p>
          </table:table-cell>
          <table:table-cell office:value-type="float" office:value="-363">
            <text:p>-363</text:p>
          </table:table-cell>
          <table:table-cell office:value-type="float" office:value="11305">
            <text:p>11305</text:p>
          </table:table-cell>
          <table:table-cell office:value-type="float" office:value="38">
            <text:p>38</text:p>
          </table:table-cell>
          <table:table-cell office:value-type="float" office:value="-3855">
            <text:p>-3855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117">
            <text:p>-1117</text:p>
          </table:table-cell>
          <table:table-cell office:value-type="float" office:value="-324">
            <text:p>-324</text:p>
          </table:table-cell>
          <table:table-cell office:value-type="float" office:value="11360">
            <text:p>11360</text:p>
          </table:table-cell>
          <table:table-cell office:value-type="float" office:value="23">
            <text:p>23</text:p>
          </table:table-cell>
          <table:table-cell office:value-type="float" office:value="-3855">
            <text:p>-3855</text:p>
          </table:table-cell>
          <table:table-cell office:value-type="float" office:value="-238">
            <text:p>-238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1056">
            <text:p>-1056</text:p>
          </table:table-cell>
          <table:table-cell office:value-type="float" office:value="-345">
            <text:p>-345</text:p>
          </table:table-cell>
          <table:table-cell office:value-type="float" office:value="11422">
            <text:p>11422</text:p>
          </table:table-cell>
          <table:table-cell office:value-type="float" office:value="15">
            <text:p>15</text:p>
          </table:table-cell>
          <table:table-cell office:value-type="float" office:value="-3851">
            <text:p>-3851</text:p>
          </table:table-cell>
          <table:table-cell office:value-type="float" office:value="-223">
            <text:p>-223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944">
            <text:p>-944</text:p>
          </table:table-cell>
          <table:table-cell office:value-type="float" office:value="-396">
            <text:p>-396</text:p>
          </table:table-cell>
          <table:table-cell office:value-type="float" office:value="11477">
            <text:p>11477</text:p>
          </table:table-cell>
          <table:table-cell office:value-type="float" office:value="10">
            <text:p>10</text:p>
          </table:table-cell>
          <table:table-cell office:value-type="float" office:value="-3850">
            <text:p>-3850</text:p>
          </table:table-cell>
          <table:table-cell office:value-type="float" office:value="-219">
            <text:p>-219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845">
            <text:p>-845</text:p>
          </table:table-cell>
          <table:table-cell office:value-type="float" office:value="-484">
            <text:p>-484</text:p>
          </table:table-cell>
          <table:table-cell office:value-type="float" office:value="11475">
            <text:p>11475</text:p>
          </table:table-cell>
          <table:table-cell office:value-type="float" office:value="13">
            <text:p>13</text:p>
          </table:table-cell>
          <table:table-cell office:value-type="float" office:value="-3850">
            <text:p>-3850</text:p>
          </table:table-cell>
          <table:table-cell office:value-type="float" office:value="-222">
            <text:p>-222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745">
            <text:p>-745</text:p>
          </table:table-cell>
          <table:table-cell office:value-type="float" office:value="-490">
            <text:p>-490</text:p>
          </table:table-cell>
          <table:table-cell office:value-type="float" office:value="11455">
            <text:p>11455</text:p>
          </table:table-cell>
          <table:table-cell office:value-type="float" office:value="29">
            <text:p>29</text:p>
          </table:table-cell>
          <table:table-cell office:value-type="float" office:value="-3848">
            <text:p>-3848</text:p>
          </table:table-cell>
          <table:table-cell office:value-type="float" office:value="-237">
            <text:p>-23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628">
            <text:p>-628</text:p>
          </table:table-cell>
          <table:table-cell office:value-type="float" office:value="-383">
            <text:p>-383</text:p>
          </table:table-cell>
          <table:table-cell office:value-type="float" office:value="11530">
            <text:p>11530</text:p>
          </table:table-cell>
          <table:table-cell office:value-type="float" office:value="36">
            <text:p>36</text:p>
          </table:table-cell>
          <table:table-cell office:value-type="float" office:value="-3847">
            <text:p>-3847</text:p>
          </table:table-cell>
          <table:table-cell office:value-type="float" office:value="-257">
            <text:p>-25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532">
            <text:p>-532</text:p>
          </table:table-cell>
          <table:table-cell office:value-type="float" office:value="-423">
            <text:p>-423</text:p>
          </table:table-cell>
          <table:table-cell office:value-type="float" office:value="11545">
            <text:p>11545</text:p>
          </table:table-cell>
          <table:table-cell office:value-type="float" office:value="36">
            <text:p>36</text:p>
          </table:table-cell>
          <table:table-cell office:value-type="float" office:value="-3845">
            <text:p>-3845</text:p>
          </table:table-cell>
          <table:table-cell office:value-type="float" office:value="-260">
            <text:p>-26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426">
            <text:p>-426</text:p>
          </table:table-cell>
          <table:table-cell office:value-type="float" office:value="-383">
            <text:p>-383</text:p>
          </table:table-cell>
          <table:table-cell office:value-type="float" office:value="11572">
            <text:p>11572</text:p>
          </table:table-cell>
          <table:table-cell office:value-type="float" office:value="32">
            <text:p>32</text:p>
          </table:table-cell>
          <table:table-cell office:value-type="float" office:value="-3842">
            <text:p>-3842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92">
            <text:p>-292</text:p>
          </table:table-cell>
          <table:table-cell office:value-type="float" office:value="-368">
            <text:p>-368</text:p>
          </table:table-cell>
          <table:table-cell office:value-type="float" office:value="11569">
            <text:p>11569</text:p>
          </table:table-cell>
          <table:table-cell office:value-type="float" office:value="21">
            <text:p>21</text:p>
          </table:table-cell>
          <table:table-cell office:value-type="float" office:value="-3845">
            <text:p>-3845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64">
            <text:p>-164</text:p>
          </table:table-cell>
          <table:table-cell office:value-type="float" office:value="-431">
            <text:p>-431</text:p>
          </table:table-cell>
          <table:table-cell office:value-type="float" office:value="11596">
            <text:p>11596</text:p>
          </table:table-cell>
          <table:table-cell office:value-type="float" office:value="15">
            <text:p>15</text:p>
          </table:table-cell>
          <table:table-cell office:value-type="float" office:value="-3835">
            <text:p>-3835</text:p>
          </table:table-cell>
          <table:table-cell office:value-type="float" office:value="-217">
            <text:p>-217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office:value-type="float" office:value="-407">
            <text:p>-407</text:p>
          </table:table-cell>
          <table:table-cell office:value-type="float" office:value="11654">
            <text:p>11654</text:p>
          </table:table-cell>
          <table:table-cell office:value-type="float" office:value="16">
            <text:p>16</text:p>
          </table:table-cell>
          <table:table-cell office:value-type="float" office:value="-3835">
            <text:p>-3835</text:p>
          </table:table-cell>
          <table:table-cell office:value-type="float" office:value="-216">
            <text:p>-21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-416">
            <text:p>-416</text:p>
          </table:table-cell>
          <table:table-cell office:value-type="float" office:value="11655">
            <text:p>11655</text:p>
          </table:table-cell>
          <table:table-cell office:value-type="float" office:value="22">
            <text:p>22</text:p>
          </table:table-cell>
          <table:table-cell office:value-type="float" office:value="-3835">
            <text:p>-3835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-453">
            <text:p>-453</text:p>
          </table:table-cell>
          <table:table-cell office:value-type="float" office:value="11645">
            <text:p>11645</text:p>
          </table:table-cell>
          <table:table-cell office:value-type="float" office:value="27">
            <text:p>27</text:p>
          </table:table-cell>
          <table:table-cell office:value-type="float" office:value="-3832">
            <text:p>-3832</text:p>
          </table:table-cell>
          <table:table-cell office:value-type="float" office:value="-247">
            <text:p>-24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-410">
            <text:p>-410</text:p>
          </table:table-cell>
          <table:table-cell office:value-type="float" office:value="11554">
            <text:p>11554</text:p>
          </table:table-cell>
          <table:table-cell office:value-type="float" office:value="30">
            <text:p>30</text:p>
          </table:table-cell>
          <table:table-cell office:value-type="float" office:value="-3826">
            <text:p>-3826</text:p>
          </table:table-cell>
          <table:table-cell office:value-type="float" office:value="-257">
            <text:p>-25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-405">
            <text:p>-405</text:p>
          </table:table-cell>
          <table:table-cell office:value-type="float" office:value="11624">
            <text:p>11624</text:p>
          </table:table-cell>
          <table:table-cell office:value-type="float" office:value="30">
            <text:p>30</text:p>
          </table:table-cell>
          <table:table-cell office:value-type="float" office:value="-3825">
            <text:p>-3825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-412">
            <text:p>-412</text:p>
          </table:table-cell>
          <table:table-cell office:value-type="float" office:value="11599">
            <text:p>11599</text:p>
          </table:table-cell>
          <table:table-cell office:value-type="float" office:value="24">
            <text:p>24</text:p>
          </table:table-cell>
          <table:table-cell office:value-type="float" office:value="-3822">
            <text:p>-3822</text:p>
          </table:table-cell>
          <table:table-cell office:value-type="float" office:value="-234">
            <text:p>-234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office:value-type="float" office:value="-419">
            <text:p>-419</text:p>
          </table:table-cell>
          <table:table-cell office:value-type="float" office:value="11620">
            <text:p>11620</text:p>
          </table:table-cell>
          <table:table-cell office:value-type="float" office:value="21">
            <text:p>21</text:p>
          </table:table-cell>
          <table:table-cell office:value-type="float" office:value="-3821">
            <text:p>-3821</text:p>
          </table:table-cell>
          <table:table-cell office:value-type="float" office:value="-221">
            <text:p>-22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-421">
            <text:p>-421</text:p>
          </table:table-cell>
          <table:table-cell office:value-type="float" office:value="11565">
            <text:p>11565</text:p>
          </table:table-cell>
          <table:table-cell office:value-type="float" office:value="18">
            <text:p>18</text:p>
          </table:table-cell>
          <table:table-cell office:value-type="float" office:value="-3824">
            <text:p>-3824</text:p>
          </table:table-cell>
          <table:table-cell office:value-type="float" office:value="-217">
            <text:p>-21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-431">
            <text:p>-431</text:p>
          </table:table-cell>
          <table:table-cell office:value-type="float" office:value="11584">
            <text:p>11584</text:p>
          </table:table-cell>
          <table:table-cell office:value-type="float" office:value="26">
            <text:p>26</text:p>
          </table:table-cell>
          <table:table-cell office:value-type="float" office:value="-3820">
            <text:p>-3820</text:p>
          </table:table-cell>
          <table:table-cell office:value-type="float" office:value="-227">
            <text:p>-227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-398">
            <text:p>-398</text:p>
          </table:table-cell>
          <table:table-cell office:value-type="float" office:value="11505">
            <text:p>11505</text:p>
          </table:table-cell>
          <table:table-cell office:value-type="float" office:value="27">
            <text:p>27</text:p>
          </table:table-cell>
          <table:table-cell office:value-type="float" office:value="-3795">
            <text:p>-3795</text:p>
          </table:table-cell>
          <table:table-cell office:value-type="float" office:value="-235">
            <text:p>-235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816">
            <text:p>1816</text:p>
          </table:table-cell>
          <table:table-cell office:value-type="float" office:value="-372">
            <text:p>-372</text:p>
          </table:table-cell>
          <table:table-cell office:value-type="float" office:value="11292">
            <text:p>11292</text:p>
          </table:table-cell>
          <table:table-cell office:value-type="float" office:value="20">
            <text:p>20</text:p>
          </table:table-cell>
          <table:table-cell office:value-type="float" office:value="-3794">
            <text:p>-3794</text:p>
          </table:table-cell>
          <table:table-cell office:value-type="float" office:value="-249">
            <text:p>-249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-371">
            <text:p>-371</text:p>
          </table:table-cell>
          <table:table-cell office:value-type="float" office:value="11249">
            <text:p>11249</text:p>
          </table:table-cell>
          <table:table-cell office:value-type="float" office:value="21">
            <text:p>21</text:p>
          </table:table-cell>
          <table:table-cell office:value-type="float" office:value="-3797">
            <text:p>-3797</text:p>
          </table:table-cell>
          <table:table-cell office:value-type="float" office:value="-253">
            <text:p>-253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float" office:value="-360">
            <text:p>-360</text:p>
          </table:table-cell>
          <table:table-cell office:value-type="float" office:value="11216">
            <text:p>11216</text:p>
          </table:table-cell>
          <table:table-cell office:value-type="float" office:value="21">
            <text:p>21</text:p>
          </table:table-cell>
          <table:table-cell office:value-type="float" office:value="-3791">
            <text:p>-3791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-471">
            <text:p>-471</text:p>
          </table:table-cell>
          <table:table-cell office:value-type="float" office:value="11137">
            <text:p>11137</text:p>
          </table:table-cell>
          <table:table-cell office:value-type="float" office:value="25">
            <text:p>25</text:p>
          </table:table-cell>
          <table:table-cell office:value-type="float" office:value="-3789">
            <text:p>-3789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256">
            <text:p>2256</text:p>
          </table:table-cell>
          <table:table-cell office:value-type="float" office:value="-366">
            <text:p>-366</text:p>
          </table:table-cell>
          <table:table-cell office:value-type="float" office:value="11079">
            <text:p>11079</text:p>
          </table:table-cell>
          <table:table-cell office:value-type="float" office:value="28">
            <text:p>28</text:p>
          </table:table-cell>
          <table:table-cell office:value-type="float" office:value="-3788">
            <text:p>-3788</text:p>
          </table:table-cell>
          <table:table-cell office:value-type="float" office:value="-222">
            <text:p>-222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361">
            <text:p>2361</text:p>
          </table:table-cell>
          <table:table-cell office:value-type="float" office:value="-382">
            <text:p>-382</text:p>
          </table:table-cell>
          <table:table-cell office:value-type="float" office:value="11075">
            <text:p>11075</text:p>
          </table:table-cell>
          <table:table-cell office:value-type="float" office:value="28">
            <text:p>28</text:p>
          </table:table-cell>
          <table:table-cell office:value-type="float" office:value="-3787">
            <text:p>-3787</text:p>
          </table:table-cell>
          <table:table-cell office:value-type="float" office:value="-218">
            <text:p>-218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442">
            <text:p>2442</text:p>
          </table:table-cell>
          <table:table-cell office:value-type="float" office:value="-348">
            <text:p>-348</text:p>
          </table:table-cell>
          <table:table-cell office:value-type="float" office:value="10982">
            <text:p>10982</text:p>
          </table:table-cell>
          <table:table-cell office:value-type="float" office:value="26">
            <text:p>26</text:p>
          </table:table-cell>
          <table:table-cell office:value-type="float" office:value="-3783">
            <text:p>-3783</text:p>
          </table:table-cell>
          <table:table-cell office:value-type="float" office:value="-224">
            <text:p>-224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492">
            <text:p>2492</text:p>
          </table:table-cell>
          <table:table-cell office:value-type="float" office:value="-293">
            <text:p>-293</text:p>
          </table:table-cell>
          <table:table-cell office:value-type="float" office:value="10958">
            <text:p>10958</text:p>
          </table:table-cell>
          <table:table-cell office:value-type="float" office:value="22">
            <text:p>22</text:p>
          </table:table-cell>
          <table:table-cell office:value-type="float" office:value="-3782">
            <text:p>-3782</text:p>
          </table:table-cell>
          <table:table-cell office:value-type="float" office:value="-240">
            <text:p>-240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562">
            <text:p>2562</text:p>
          </table:table-cell>
          <table:table-cell office:value-type="float" office:value="-294">
            <text:p>-294</text:p>
          </table:table-cell>
          <table:table-cell office:value-type="float" office:value="10863">
            <text:p>10863</text:p>
          </table:table-cell>
          <table:table-cell office:value-type="float" office:value="14">
            <text:p>14</text:p>
          </table:table-cell>
          <table:table-cell office:value-type="float" office:value="-3782">
            <text:p>-3782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float" office:value="-389">
            <text:p>-389</text:p>
          </table:table-cell>
          <table:table-cell office:value-type="float" office:value="10787">
            <text:p>10787</text:p>
          </table:table-cell>
          <table:table-cell office:value-type="float" office:value="17">
            <text:p>17</text:p>
          </table:table-cell>
          <table:table-cell office:value-type="float" office:value="-3778">
            <text:p>-3778</text:p>
          </table:table-cell>
          <table:table-cell office:value-type="float" office:value="-250">
            <text:p>-250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2784">
            <text:p>2784</text:p>
          </table:table-cell>
          <table:table-cell office:value-type="float" office:value="-409">
            <text:p>-409</text:p>
          </table:table-cell>
          <table:table-cell office:value-type="float" office:value="10713">
            <text:p>10713</text:p>
          </table:table-cell>
          <table:table-cell office:value-type="float" office:value="25">
            <text:p>25</text:p>
          </table:table-cell>
          <table:table-cell office:value-type="float" office:value="-3778">
            <text:p>-3778</text:p>
          </table:table-cell>
          <table:table-cell office:value-type="float" office:value="-239">
            <text:p>-239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917">
            <text:p>2917</text:p>
          </table:table-cell>
          <table:table-cell office:value-type="float" office:value="-389">
            <text:p>-389</text:p>
          </table:table-cell>
          <table:table-cell office:value-type="float" office:value="10594">
            <text:p>10594</text:p>
          </table:table-cell>
          <table:table-cell office:value-type="float" office:value="29">
            <text:p>29</text:p>
          </table:table-cell>
          <table:table-cell office:value-type="float" office:value="-3775">
            <text:p>-3775</text:p>
          </table:table-cell>
          <table:table-cell office:value-type="float" office:value="-223">
            <text:p>-223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033">
            <text:p>3033</text:p>
          </table:table-cell>
          <table:table-cell office:value-type="float" office:value="-373">
            <text:p>-373</text:p>
          </table:table-cell>
          <table:table-cell office:value-type="float" office:value="10575">
            <text:p>10575</text:p>
          </table:table-cell>
          <table:table-cell office:value-type="float" office:value="32">
            <text:p>32</text:p>
          </table:table-cell>
          <table:table-cell office:value-type="float" office:value="-3770">
            <text:p>-3770</text:p>
          </table:table-cell>
          <table:table-cell office:value-type="float" office:value="-213">
            <text:p>-213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103">
            <text:p>3103</text:p>
          </table:table-cell>
          <table:table-cell office:value-type="float" office:value="-293">
            <text:p>-293</text:p>
          </table:table-cell>
          <table:table-cell office:value-type="float" office:value="10495">
            <text:p>10495</text:p>
          </table:table-cell>
          <table:table-cell office:value-type="float" office:value="31">
            <text:p>31</text:p>
          </table:table-cell>
          <table:table-cell office:value-type="float" office:value="-3759">
            <text:p>-3759</text:p>
          </table:table-cell>
          <table:table-cell office:value-type="float" office:value="-214">
            <text:p>-214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151">
            <text:p>3151</text:p>
          </table:table-cell>
          <table:table-cell office:value-type="float" office:value="-242">
            <text:p>-242</text:p>
          </table:table-cell>
          <table:table-cell office:value-type="float" office:value="10404">
            <text:p>10404</text:p>
          </table:table-cell>
          <table:table-cell office:value-type="float" office:value="24">
            <text:p>24</text:p>
          </table:table-cell>
          <table:table-cell office:value-type="float" office:value="-3758">
            <text:p>-3758</text:p>
          </table:table-cell>
          <table:table-cell office:value-type="float" office:value="-229">
            <text:p>-229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204">
            <text:p>3204</text:p>
          </table:table-cell>
          <table:table-cell office:value-type="float" office:value="-256">
            <text:p>-256</text:p>
          </table:table-cell>
          <table:table-cell office:value-type="float" office:value="10377">
            <text:p>10377</text:p>
          </table:table-cell>
          <table:table-cell office:value-type="float" office:value="16">
            <text:p>16</text:p>
          </table:table-cell>
          <table:table-cell office:value-type="float" office:value="-3753">
            <text:p>-3753</text:p>
          </table:table-cell>
          <table:table-cell office:value-type="float" office:value="-242">
            <text:p>-242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283">
            <text:p>3283</text:p>
          </table:table-cell>
          <table:table-cell office:value-type="float" office:value="-299">
            <text:p>-299</text:p>
          </table:table-cell>
          <table:table-cell office:value-type="float" office:value="10278">
            <text:p>10278</text:p>
          </table:table-cell>
          <table:table-cell office:value-type="float" office:value="13">
            <text:p>13</text:p>
          </table:table-cell>
          <table:table-cell office:value-type="float" office:value="-3749">
            <text:p>-3749</text:p>
          </table:table-cell>
          <table:table-cell office:value-type="float" office:value="-251">
            <text:p>-251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364">
            <text:p>3364</text:p>
          </table:table-cell>
          <table:table-cell office:value-type="float" office:value="-355">
            <text:p>-355</text:p>
          </table:table-cell>
          <table:table-cell office:value-type="float" office:value="10152">
            <text:p>10152</text:p>
          </table:table-cell>
          <table:table-cell office:value-type="float" office:value="13">
            <text:p>13</text:p>
          </table:table-cell>
          <table:table-cell office:value-type="float" office:value="-3749">
            <text:p>-3749</text:p>
          </table:table-cell>
          <table:table-cell office:value-type="float" office:value="-243">
            <text:p>-243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450">
            <text:p>3450</text:p>
          </table:table-cell>
          <table:table-cell office:value-type="float" office:value="-397">
            <text:p>-397</text:p>
          </table:table-cell>
          <table:table-cell office:value-type="float" office:value="10060">
            <text:p>10060</text:p>
          </table:table-cell>
          <table:table-cell office:value-type="float" office:value="24">
            <text:p>24</text:p>
          </table:table-cell>
          <table:table-cell office:value-type="float" office:value="-3744">
            <text:p>-3744</text:p>
          </table:table-cell>
          <table:table-cell office:value-type="float" office:value="-230">
            <text:p>-230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525">
            <text:p>3525</text:p>
          </table:table-cell>
          <table:table-cell office:value-type="float" office:value="-357">
            <text:p>-357</text:p>
          </table:table-cell>
          <table:table-cell office:value-type="float" office:value="9981">
            <text:p>9981</text:p>
          </table:table-cell>
          <table:table-cell office:value-type="float" office:value="29">
            <text:p>29</text:p>
          </table:table-cell>
          <table:table-cell office:value-type="float" office:value="-3743">
            <text:p>-3743</text:p>
          </table:table-cell>
          <table:table-cell office:value-type="float" office:value="-217">
            <text:p>-21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594">
            <text:p>3594</text:p>
          </table:table-cell>
          <table:table-cell office:value-type="float" office:value="-323">
            <text:p>-323</text:p>
          </table:table-cell>
          <table:table-cell office:value-type="float" office:value="9891">
            <text:p>9891</text:p>
          </table:table-cell>
          <table:table-cell office:value-type="float" office:value="34">
            <text:p>34</text:p>
          </table:table-cell>
          <table:table-cell office:value-type="float" office:value="-3735">
            <text:p>-3735</text:p>
          </table:table-cell>
          <table:table-cell office:value-type="float" office:value="-215">
            <text:p>-215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646">
            <text:p>3646</text:p>
          </table:table-cell>
          <table:table-cell office:value-type="float" office:value="-222">
            <text:p>-222</text:p>
          </table:table-cell>
          <table:table-cell office:value-type="float" office:value="9823">
            <text:p>9823</text:p>
          </table:table-cell>
          <table:table-cell office:value-type="float" office:value="34">
            <text:p>34</text:p>
          </table:table-cell>
          <table:table-cell office:value-type="float" office:value="-3735">
            <text:p>-3735</text:p>
          </table:table-cell>
          <table:table-cell office:value-type="float" office:value="-223">
            <text:p>-223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676">
            <text:p>3676</text:p>
          </table:table-cell>
          <table:table-cell office:value-type="float" office:value="-186">
            <text:p>-186</text:p>
          </table:table-cell>
          <table:table-cell office:value-type="float" office:value="9730">
            <text:p>9730</text:p>
          </table:table-cell>
          <table:table-cell office:value-type="float" office:value="20">
            <text:p>20</text:p>
          </table:table-cell>
          <table:table-cell office:value-type="float" office:value="-3733">
            <text:p>-3733</text:p>
          </table:table-cell>
          <table:table-cell office:value-type="float" office:value="-233">
            <text:p>-23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713">
            <text:p>3713</text:p>
          </table:table-cell>
          <table:table-cell office:value-type="float" office:value="-214">
            <text:p>-214</text:p>
          </table:table-cell>
          <table:table-cell office:value-type="float" office:value="9633">
            <text:p>9633</text:p>
          </table:table-cell>
          <table:table-cell office:value-type="float" office:value="13">
            <text:p>13</text:p>
          </table:table-cell>
          <table:table-cell office:value-type="float" office:value="-3731">
            <text:p>-3731</text:p>
          </table:table-cell>
          <table:table-cell office:value-type="float" office:value="-244">
            <text:p>-244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-287">
            <text:p>-287</text:p>
          </table:table-cell>
          <table:table-cell office:value-type="float" office:value="9540">
            <text:p>9540</text:p>
          </table:table-cell>
          <table:table-cell office:value-type="float" office:value="13">
            <text:p>13</text:p>
          </table:table-cell>
          <table:table-cell office:value-type="float" office:value="-3729">
            <text:p>-3729</text:p>
          </table:table-cell>
          <table:table-cell office:value-type="float" office:value="-246">
            <text:p>-246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44">
            <text:p>3844</text:p>
          </table:table-cell>
          <table:table-cell office:value-type="float" office:value="-324">
            <text:p>-324</text:p>
          </table:table-cell>
          <table:table-cell office:value-type="float" office:value="9406">
            <text:p>9406</text:p>
          </table:table-cell>
          <table:table-cell office:value-type="float" office:value="15">
            <text:p>15</text:p>
          </table:table-cell>
          <table:table-cell office:value-type="float" office:value="-3726">
            <text:p>-3726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-382">
            <text:p>-382</text:p>
          </table:table-cell>
          <table:table-cell office:value-type="float" office:value="9352">
            <text:p>9352</text:p>
          </table:table-cell>
          <table:table-cell office:value-type="float" office:value="26">
            <text:p>26</text:p>
          </table:table-cell>
          <table:table-cell office:value-type="float" office:value="-3720">
            <text:p>-3720</text:p>
          </table:table-cell>
          <table:table-cell office:value-type="float" office:value="-220">
            <text:p>-220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3977">
            <text:p>3977</text:p>
          </table:table-cell>
          <table:table-cell office:value-type="float" office:value="-268">
            <text:p>-268</text:p>
          </table:table-cell>
          <table:table-cell office:value-type="float" office:value="9208">
            <text:p>9208</text:p>
          </table:table-cell>
          <table:table-cell office:value-type="float" office:value="35">
            <text:p>35</text:p>
          </table:table-cell>
          <table:table-cell office:value-type="float" office:value="-3719">
            <text:p>-3719</text:p>
          </table:table-cell>
          <table:table-cell office:value-type="float" office:value="-214">
            <text:p>-214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31">
            <text:p>4031</text:p>
          </table:table-cell>
          <table:table-cell office:value-type="float" office:value="-197">
            <text:p>-197</text:p>
          </table:table-cell>
          <table:table-cell office:value-type="float" office:value="9141">
            <text:p>9141</text:p>
          </table:table-cell>
          <table:table-cell office:value-type="float" office:value="30">
            <text:p>30</text:p>
          </table:table-cell>
          <table:table-cell office:value-type="float" office:value="-3712">
            <text:p>-3712</text:p>
          </table:table-cell>
          <table:table-cell office:value-type="float" office:value="-218">
            <text:p>-218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054">
            <text:p>4054</text:p>
          </table:table-cell>
          <table:table-cell office:value-type="float" office:value="-139">
            <text:p>-139</text:p>
          </table:table-cell>
          <table:table-cell office:value-type="float" office:value="9055">
            <text:p>9055</text:p>
          </table:table-cell>
          <table:table-cell office:value-type="float" office:value="23">
            <text:p>23</text:p>
          </table:table-cell>
          <table:table-cell office:value-type="float" office:value="-3706">
            <text:p>-3706</text:p>
          </table:table-cell>
          <table:table-cell office:value-type="float" office:value="-232">
            <text:p>-23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065">
            <text:p>4065</text:p>
          </table:table-cell>
          <table:table-cell office:value-type="float" office:value="-151">
            <text:p>-151</text:p>
          </table:table-cell>
          <table:table-cell office:value-type="float" office:value="8941">
            <text:p>8941</text:p>
          </table:table-cell>
          <table:table-cell office:value-type="float" office:value="10">
            <text:p>10</text:p>
          </table:table-cell>
          <table:table-cell office:value-type="float" office:value="-3703">
            <text:p>-3703</text:p>
          </table:table-cell>
          <table:table-cell office:value-type="float" office:value="-243">
            <text:p>-243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077">
            <text:p>4077</text:p>
          </table:table-cell>
          <table:table-cell office:value-type="float" office:value="-247">
            <text:p>-247</text:p>
          </table:table-cell>
          <table:table-cell office:value-type="float" office:value="8866">
            <text:p>8866</text:p>
          </table:table-cell>
          <table:table-cell office:value-type="float" office:value="5">
            <text:p>5</text:p>
          </table:table-cell>
          <table:table-cell office:value-type="float" office:value="-3703">
            <text:p>-3703</text:p>
          </table:table-cell>
          <table:table-cell office:value-type="float" office:value="-241">
            <text:p>-24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123">
            <text:p>4123</text:p>
          </table:table-cell>
          <table:table-cell office:value-type="float" office:value="-328">
            <text:p>-328</text:p>
          </table:table-cell>
          <table:table-cell office:value-type="float" office:value="8770">
            <text:p>8770</text:p>
          </table:table-cell>
          <table:table-cell office:value-type="float" office:value="14">
            <text:p>14</text:p>
          </table:table-cell>
          <table:table-cell office:value-type="float" office:value="-3701">
            <text:p>-3701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-336">
            <text:p>-336</text:p>
          </table:table-cell>
          <table:table-cell office:value-type="float" office:value="8609">
            <text:p>8609</text:p>
          </table:table-cell>
          <table:table-cell office:value-type="float" office:value="26">
            <text:p>26</text:p>
          </table:table-cell>
          <table:table-cell office:value-type="float" office:value="-3690">
            <text:p>-3690</text:p>
          </table:table-cell>
          <table:table-cell office:value-type="float" office:value="-221">
            <text:p>-22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29">
            <text:p>4229</text:p>
          </table:table-cell>
          <table:table-cell office:value-type="float" office:value="-315">
            <text:p>-315</text:p>
          </table:table-cell>
          <table:table-cell office:value-type="float" office:value="8436">
            <text:p>8436</text:p>
          </table:table-cell>
          <table:table-cell office:value-type="float" office:value="37">
            <text:p>37</text:p>
          </table:table-cell>
          <table:table-cell office:value-type="float" office:value="-3690">
            <text:p>-3690</text:p>
          </table:table-cell>
          <table:table-cell office:value-type="float" office:value="-221">
            <text:p>-22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-183">
            <text:p>-183</text:p>
          </table:table-cell>
          <table:table-cell office:value-type="float" office:value="8354">
            <text:p>8354</text:p>
          </table:table-cell>
          <table:table-cell office:value-type="float" office:value="36">
            <text:p>36</text:p>
          </table:table-cell>
          <table:table-cell office:value-type="float" office:value="-3686">
            <text:p>-3686</text:p>
          </table:table-cell>
          <table:table-cell office:value-type="float" office:value="-219">
            <text:p>-219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4252">
            <text:p>4252</text:p>
          </table:table-cell>
          <table:table-cell office:value-type="float" office:value="-131">
            <text:p>-131</text:p>
          </table:table-cell>
          <table:table-cell office:value-type="float" office:value="8289">
            <text:p>8289</text:p>
          </table:table-cell>
          <table:table-cell office:value-type="float" office:value="25">
            <text:p>25</text:p>
          </table:table-cell>
          <table:table-cell office:value-type="float" office:value="-3685">
            <text:p>-3685</text:p>
          </table:table-cell>
          <table:table-cell office:value-type="float" office:value="-221">
            <text:p>-221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48">
            <text:p>4248</text:p>
          </table:table-cell>
          <table:table-cell office:value-type="float" office:value="-71">
            <text:p>-71</text:p>
          </table:table-cell>
          <table:table-cell office:value-type="float" office:value="8169">
            <text:p>8169</text:p>
          </table:table-cell>
          <table:table-cell office:value-type="float" office:value="14">
            <text:p>14</text:p>
          </table:table-cell>
          <table:table-cell office:value-type="float" office:value="-3681">
            <text:p>-3681</text:p>
          </table:table-cell>
          <table:table-cell office:value-type="float" office:value="-232">
            <text:p>-23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301">
            <text:p>4301</text:p>
          </table:table-cell>
          <table:table-cell office:value-type="float" office:value="-163">
            <text:p>-163</text:p>
          </table:table-cell>
          <table:table-cell office:value-type="float" office:value="8104">
            <text:p>8104</text:p>
          </table:table-cell>
          <table:table-cell office:value-type="float" office:value="5">
            <text:p>5</text:p>
          </table:table-cell>
          <table:table-cell office:value-type="float" office:value="-3680">
            <text:p>-3680</text:p>
          </table:table-cell>
          <table:table-cell office:value-type="float" office:value="-238">
            <text:p>-238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60">
            <text:p>4260</text:p>
          </table:table-cell>
          <table:table-cell office:value-type="float" office:value="-227">
            <text:p>-227</text:p>
          </table:table-cell>
          <table:table-cell office:value-type="float" office:value="7998">
            <text:p>7998</text:p>
          </table:table-cell>
          <table:table-cell office:value-type="float" office:value="10">
            <text:p>10</text:p>
          </table:table-cell>
          <table:table-cell office:value-type="float" office:value="-3676">
            <text:p>-3676</text:p>
          </table:table-cell>
          <table:table-cell office:value-type="float" office:value="-231">
            <text:p>-23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88">
            <text:p>4288</text:p>
          </table:table-cell>
          <table:table-cell office:value-type="float" office:value="-275">
            <text:p>-275</text:p>
          </table:table-cell>
          <table:table-cell office:value-type="float" office:value="7888">
            <text:p>7888</text:p>
          </table:table-cell>
          <table:table-cell office:value-type="float" office:value="18">
            <text:p>18</text:p>
          </table:table-cell>
          <table:table-cell office:value-type="float" office:value="-3676">
            <text:p>-3676</text:p>
          </table:table-cell>
          <table:table-cell office:value-type="float" office:value="-229">
            <text:p>-229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313">
            <text:p>4313</text:p>
          </table:table-cell>
          <table:table-cell office:value-type="float" office:value="-257">
            <text:p>-257</text:p>
          </table:table-cell>
          <table:table-cell office:value-type="float" office:value="7734">
            <text:p>7734</text:p>
          </table:table-cell>
          <table:table-cell office:value-type="float" office:value="35">
            <text:p>35</text:p>
          </table:table-cell>
          <table:table-cell office:value-type="float" office:value="-3674">
            <text:p>-3674</text:p>
          </table:table-cell>
          <table:table-cell office:value-type="float" office:value="-220">
            <text:p>-22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29">
            <text:p>4329</text:p>
          </table:table-cell>
          <table:table-cell office:value-type="float" office:value="-175">
            <text:p>-175</text:p>
          </table:table-cell>
          <table:table-cell office:value-type="float" office:value="7965">
            <text:p>7965</text:p>
          </table:table-cell>
          <table:table-cell office:value-type="float" office:value="23">
            <text:p>23</text:p>
          </table:table-cell>
          <table:table-cell office:value-type="float" office:value="-3252">
            <text:p>-3252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  <table:table-cell office:value-type="float" office:value="-150">
            <text:p>-150</text:p>
          </table:table-cell>
          <table:table-cell office:value-type="float" office:value="7899">
            <text:p>7899</text:p>
          </table:table-cell>
          <table:table-cell office:value-type="float" office:value="22">
            <text:p>22</text:p>
          </table:table-cell>
          <table:table-cell office:value-type="float" office:value="-3245">
            <text:p>-3245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41">
            <text:p>4341</text:p>
          </table:table-cell>
          <table:table-cell office:value-type="float" office:value="-132">
            <text:p>-132</text:p>
          </table:table-cell>
          <table:table-cell office:value-type="float" office:value="7783">
            <text:p>7783</text:p>
          </table:table-cell>
          <table:table-cell office:value-type="float" office:value="15">
            <text:p>15</text:p>
          </table:table-cell>
          <table:table-cell office:value-type="float" office:value="-3238">
            <text:p>-3238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-158">
            <text:p>-158</text:p>
          </table:table-cell>
          <table:table-cell office:value-type="float" office:value="7687">
            <text:p>7687</text:p>
          </table:table-cell>
          <table:table-cell office:value-type="float" office:value="11">
            <text:p>11</text:p>
          </table:table-cell>
          <table:table-cell office:value-type="float" office:value="-3236">
            <text:p>-3236</text:p>
          </table:table-cell>
          <table:table-cell office:value-type="float" office:value="-205">
            <text:p>-205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22">
            <text:p>4322</text:p>
          </table:table-cell>
          <table:table-cell office:value-type="float" office:value="-195">
            <text:p>-195</text:p>
          </table:table-cell>
          <table:table-cell office:value-type="float" office:value="7593">
            <text:p>7593</text:p>
          </table:table-cell>
          <table:table-cell office:value-type="float" office:value="12">
            <text:p>12</text:p>
          </table:table-cell>
          <table:table-cell office:value-type="float" office:value="-3236">
            <text:p>-3236</text:p>
          </table:table-cell>
          <table:table-cell office:value-type="float" office:value="-203">
            <text:p>-20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29">
            <text:p>4329</text:p>
          </table:table-cell>
          <table:table-cell office:value-type="float" office:value="-219">
            <text:p>-219</text:p>
          </table:table-cell>
          <table:table-cell office:value-type="float" office:value="7514">
            <text:p>7514</text:p>
          </table:table-cell>
          <table:table-cell office:value-type="float" office:value="19">
            <text:p>19</text:p>
          </table:table-cell>
          <table:table-cell office:value-type="float" office:value="-3230">
            <text:p>-3230</text:p>
          </table:table-cell>
          <table:table-cell office:value-type="float" office:value="-200">
            <text:p>-20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16">
            <text:p>4316</text:p>
          </table:table-cell>
          <table:table-cell office:value-type="float" office:value="-201">
            <text:p>-201</text:p>
          </table:table-cell>
          <table:table-cell office:value-type="float" office:value="7425">
            <text:p>7425</text:p>
          </table:table-cell>
          <table:table-cell office:value-type="float" office:value="27">
            <text:p>27</text:p>
          </table:table-cell>
          <table:table-cell office:value-type="float" office:value="-3232">
            <text:p>-3232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05">
            <text:p>4305</text:p>
          </table:table-cell>
          <table:table-cell office:value-type="float" office:value="-157">
            <text:p>-157</text:p>
          </table:table-cell>
          <table:table-cell office:value-type="float" office:value="7302">
            <text:p>7302</text:p>
          </table:table-cell>
          <table:table-cell office:value-type="float" office:value="27">
            <text:p>27</text:p>
          </table:table-cell>
          <table:table-cell office:value-type="float" office:value="-3226">
            <text:p>-3226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93">
            <text:p>4293</text:p>
          </table:table-cell>
          <table:table-cell office:value-type="float" office:value="-97">
            <text:p>-97</text:p>
          </table:table-cell>
          <table:table-cell office:value-type="float" office:value="7205">
            <text:p>7205</text:p>
          </table:table-cell>
          <table:table-cell office:value-type="float" office:value="25">
            <text:p>25</text:p>
          </table:table-cell>
          <table:table-cell office:value-type="float" office:value="-3223">
            <text:p>-3223</text:p>
          </table:table-cell>
          <table:table-cell office:value-type="float" office:value="-199">
            <text:p>-199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72">
            <text:p>4272</text:p>
          </table:table-cell>
          <table:table-cell office:value-type="float" office:value="-71">
            <text:p>-71</text:p>
          </table:table-cell>
          <table:table-cell office:value-type="float" office:value="7135">
            <text:p>7135</text:p>
          </table:table-cell>
          <table:table-cell office:value-type="float" office:value="14">
            <text:p>14</text:p>
          </table:table-cell>
          <table:table-cell office:value-type="float" office:value="-3222">
            <text:p>-3222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277">
            <text:p>4277</text:p>
          </table:table-cell>
          <table:table-cell office:value-type="float" office:value="-146">
            <text:p>-146</text:p>
          </table:table-cell>
          <table:table-cell office:value-type="float" office:value="7023">
            <text:p>7023</text:p>
          </table:table-cell>
          <table:table-cell office:value-type="float" office:value="13">
            <text:p>13</text:p>
          </table:table-cell>
          <table:table-cell office:value-type="float" office:value="-3221">
            <text:p>-3221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36">
            <text:p>4236</text:p>
          </table:table-cell>
          <table:table-cell office:value-type="float" office:value="-182">
            <text:p>-182</text:p>
          </table:table-cell>
          <table:table-cell office:value-type="float" office:value="6973">
            <text:p>6973</text:p>
          </table:table-cell>
          <table:table-cell office:value-type="float" office:value="10">
            <text:p>10</text:p>
          </table:table-cell>
          <table:table-cell office:value-type="float" office:value="-3217">
            <text:p>-3217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06">
            <text:p>4206</text:p>
          </table:table-cell>
          <table:table-cell office:value-type="float" office:value="-207">
            <text:p>-207</text:p>
          </table:table-cell>
          <table:table-cell office:value-type="float" office:value="6826">
            <text:p>6826</text:p>
          </table:table-cell>
          <table:table-cell office:value-type="float" office:value="19">
            <text:p>19</text:p>
          </table:table-cell>
          <table:table-cell office:value-type="float" office:value="-3216">
            <text:p>-3216</text:p>
          </table:table-cell>
          <table:table-cell office:value-type="float" office:value="-200">
            <text:p>-200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10">
            <text:p>4210</text:p>
          </table:table-cell>
          <table:table-cell office:value-type="float" office:value="-167">
            <text:p>-167</text:p>
          </table:table-cell>
          <table:table-cell office:value-type="float" office:value="6744">
            <text:p>6744</text:p>
          </table:table-cell>
          <table:table-cell office:value-type="float" office:value="21">
            <text:p>21</text:p>
          </table:table-cell>
          <table:table-cell office:value-type="float" office:value="-3213">
            <text:p>-3213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193">
            <text:p>4193</text:p>
          </table:table-cell>
          <table:table-cell office:value-type="float" office:value="-112">
            <text:p>-112</text:p>
          </table:table-cell>
          <table:table-cell office:value-type="float" office:value="6637">
            <text:p>6637</text:p>
          </table:table-cell>
          <table:table-cell office:value-type="float" office:value="22">
            <text:p>22</text:p>
          </table:table-cell>
          <table:table-cell office:value-type="float" office:value="-3211">
            <text:p>-3211</text:p>
          </table:table-cell>
          <table:table-cell office:value-type="float" office:value="-200">
            <text:p>-20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52">
            <text:p>4152</text:p>
          </table:table-cell>
          <table:table-cell office:value-type="float" office:value="-95">
            <text:p>-95</text:p>
          </table:table-cell>
          <table:table-cell office:value-type="float" office:value="6546">
            <text:p>6546</text:p>
          </table:table-cell>
          <table:table-cell office:value-type="float" office:value="18">
            <text:p>18</text:p>
          </table:table-cell>
          <table:table-cell office:value-type="float" office:value="-3207">
            <text:p>-3207</text:p>
          </table:table-cell>
          <table:table-cell office:value-type="float" office:value="-202">
            <text:p>-20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113">
            <text:p>4113</text:p>
          </table:table-cell>
          <table:table-cell office:value-type="float" office:value="-90">
            <text:p>-90</text:p>
          </table:table-cell>
          <table:table-cell office:value-type="float" office:value="6467">
            <text:p>6467</text:p>
          </table:table-cell>
          <table:table-cell office:value-type="float" office:value="14">
            <text:p>14</text:p>
          </table:table-cell>
          <table:table-cell office:value-type="float" office:value="-3205">
            <text:p>-3205</text:p>
          </table:table-cell>
          <table:table-cell office:value-type="float" office:value="-205">
            <text:p>-205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81">
            <text:p>4081</text:p>
          </table:table-cell>
          <table:table-cell office:value-type="float" office:value="-151">
            <text:p>-151</text:p>
          </table:table-cell>
          <table:table-cell office:value-type="float" office:value="6358">
            <text:p>6358</text:p>
          </table:table-cell>
          <table:table-cell office:value-type="float" office:value="12">
            <text:p>12</text:p>
          </table:table-cell>
          <table:table-cell office:value-type="float" office:value="-3204">
            <text:p>-3204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094">
            <text:p>4094</text:p>
          </table:table-cell>
          <table:table-cell office:value-type="float" office:value="-158">
            <text:p>-158</text:p>
          </table:table-cell>
          <table:table-cell office:value-type="float" office:value="6285">
            <text:p>6285</text:p>
          </table:table-cell>
          <table:table-cell office:value-type="float" office:value="16">
            <text:p>16</text:p>
          </table:table-cell>
          <table:table-cell office:value-type="float" office:value="-3198">
            <text:p>-3198</text:p>
          </table:table-cell>
          <table:table-cell office:value-type="float" office:value="-199">
            <text:p>-199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063">
            <text:p>4063</text:p>
          </table:table-cell>
          <table:table-cell office:value-type="float" office:value="-134">
            <text:p>-134</text:p>
          </table:table-cell>
          <table:table-cell office:value-type="float" office:value="6211">
            <text:p>6211</text:p>
          </table:table-cell>
          <table:table-cell office:value-type="float" office:value="23">
            <text:p>23</text:p>
          </table:table-cell>
          <table:table-cell office:value-type="float" office:value="-3199">
            <text:p>-3199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09">
            <text:p>4009</text:p>
          </table:table-cell>
          <table:table-cell office:value-type="float" office:value="-117">
            <text:p>-117</text:p>
          </table:table-cell>
          <table:table-cell office:value-type="float" office:value="6109">
            <text:p>6109</text:p>
          </table:table-cell>
          <table:table-cell office:value-type="float" office:value="23">
            <text:p>23</text:p>
          </table:table-cell>
          <table:table-cell office:value-type="float" office:value="-3197">
            <text:p>-3197</text:p>
          </table:table-cell>
          <table:table-cell office:value-type="float" office:value="-199">
            <text:p>-199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75">
            <text:p>3975</text:p>
          </table:table-cell>
          <table:table-cell office:value-type="float" office:value="-66">
            <text:p>-66</text:p>
          </table:table-cell>
          <table:table-cell office:value-type="float" office:value="5993">
            <text:p>5993</text:p>
          </table:table-cell>
          <table:table-cell office:value-type="float" office:value="19">
            <text:p>19</text:p>
          </table:table-cell>
          <table:table-cell office:value-type="float" office:value="-3194">
            <text:p>-3194</text:p>
          </table:table-cell>
          <table:table-cell office:value-type="float" office:value="-196">
            <text:p>-196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-47">
            <text:p>-47</text:p>
          </table:table-cell>
          <table:table-cell office:value-type="float" office:value="5912">
            <text:p>5912</text:p>
          </table:table-cell>
          <table:table-cell office:value-type="float" office:value="17">
            <text:p>17</text:p>
          </table:table-cell>
          <table:table-cell office:value-type="float" office:value="-3190">
            <text:p>-3190</text:p>
          </table:table-cell>
          <table:table-cell office:value-type="float" office:value="-196">
            <text:p>-196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878">
            <text:p>3878</text:p>
          </table:table-cell>
          <table:table-cell office:value-type="float" office:value="-37">
            <text:p>-37</text:p>
          </table:table-cell>
          <table:table-cell office:value-type="float" office:value="5815">
            <text:p>5815</text:p>
          </table:table-cell>
          <table:table-cell office:value-type="float" office:value="12">
            <text:p>12</text:p>
          </table:table-cell>
          <table:table-cell office:value-type="float" office:value="-3191">
            <text:p>-3191</text:p>
          </table:table-cell>
          <table:table-cell office:value-type="float" office:value="-199">
            <text:p>-199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856">
            <text:p>3856</text:p>
          </table:table-cell>
          <table:table-cell office:value-type="float" office:value="-113">
            <text:p>-113</text:p>
          </table:table-cell>
          <table:table-cell office:value-type="float" office:value="5746">
            <text:p>5746</text:p>
          </table:table-cell>
          <table:table-cell office:value-type="float" office:value="12">
            <text:p>12</text:p>
          </table:table-cell>
          <table:table-cell office:value-type="float" office:value="-3186">
            <text:p>-3186</text:p>
          </table:table-cell>
          <table:table-cell office:value-type="float" office:value="-200">
            <text:p>-200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800">
            <text:p>3800</text:p>
          </table:table-cell>
          <table:table-cell office:value-type="float" office:value="-139">
            <text:p>-139</text:p>
          </table:table-cell>
          <table:table-cell office:value-type="float" office:value="5664">
            <text:p>5664</text:p>
          </table:table-cell>
          <table:table-cell office:value-type="float" office:value="17">
            <text:p>17</text:p>
          </table:table-cell>
          <table:table-cell office:value-type="float" office:value="-3184">
            <text:p>-3184</text:p>
          </table:table-cell>
          <table:table-cell office:value-type="float" office:value="-196">
            <text:p>-196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90">
            <text:p>3790</text:p>
          </table:table-cell>
          <table:table-cell office:value-type="float" office:value="-128">
            <text:p>-128</text:p>
          </table:table-cell>
          <table:table-cell office:value-type="float" office:value="5609">
            <text:p>5609</text:p>
          </table:table-cell>
          <table:table-cell office:value-type="float" office:value="23">
            <text:p>23</text:p>
          </table:table-cell>
          <table:table-cell office:value-type="float" office:value="-3179">
            <text:p>-3179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719">
            <text:p>3719</text:p>
          </table:table-cell>
          <table:table-cell office:value-type="float" office:value="-90">
            <text:p>-90</text:p>
          </table:table-cell>
          <table:table-cell office:value-type="float" office:value="5518">
            <text:p>5518</text:p>
          </table:table-cell>
          <table:table-cell office:value-type="float" office:value="29">
            <text:p>29</text:p>
          </table:table-cell>
          <table:table-cell office:value-type="float" office:value="-3176">
            <text:p>-3176</text:p>
          </table:table-cell>
          <table:table-cell office:value-type="float" office:value="-202">
            <text:p>-20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63">
            <text:p>3663</text:p>
          </table:table-cell>
          <table:table-cell office:value-type="float" office:value="-63">
            <text:p>-63</text:p>
          </table:table-cell>
          <table:table-cell office:value-type="float" office:value="5423">
            <text:p>5423</text:p>
          </table:table-cell>
          <table:table-cell office:value-type="float" office:value="24">
            <text:p>24</text:p>
          </table:table-cell>
          <table:table-cell office:value-type="float" office:value="-3176">
            <text:p>-3176</text:p>
          </table:table-cell>
          <table:table-cell office:value-type="float" office:value="-199">
            <text:p>-199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3609">
            <text:p>3609</text:p>
          </table:table-cell>
          <table:table-cell office:value-type="float" office:value="-4">
            <text:p>-4</text:p>
          </table:table-cell>
          <table:table-cell office:value-type="float" office:value="5339">
            <text:p>5339</text:p>
          </table:table-cell>
          <table:table-cell office:value-type="float" office:value="17">
            <text:p>17</text:p>
          </table:table-cell>
          <table:table-cell office:value-type="float" office:value="-3169">
            <text:p>-3169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562">
            <text:p>3562</text:p>
          </table:table-cell>
          <table:table-cell office:value-type="float" office:value="-11">
            <text:p>-11</text:p>
          </table:table-cell>
          <table:table-cell office:value-type="float" office:value="5279">
            <text:p>5279</text:p>
          </table:table-cell>
          <table:table-cell office:value-type="float" office:value="10">
            <text:p>10</text:p>
          </table:table-cell>
          <table:table-cell office:value-type="float" office:value="-3165">
            <text:p>-3165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36">
            <text:p>3536</text:p>
          </table:table-cell>
          <table:table-cell office:value-type="float" office:value="-135">
            <text:p>-135</text:p>
          </table:table-cell>
          <table:table-cell office:value-type="float" office:value="5212">
            <text:p>5212</text:p>
          </table:table-cell>
          <table:table-cell office:value-type="float" office:value="9">
            <text:p>9</text:p>
          </table:table-cell>
          <table:table-cell office:value-type="float" office:value="-3165">
            <text:p>-3165</text:p>
          </table:table-cell>
          <table:table-cell office:value-type="float" office:value="-195">
            <text:p>-195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434">
            <text:p>3434</text:p>
          </table:table-cell>
          <table:table-cell office:value-type="float" office:value="-76">
            <text:p>-76</text:p>
          </table:table-cell>
          <table:table-cell office:value-type="float" office:value="5122">
            <text:p>5122</text:p>
          </table:table-cell>
          <table:table-cell office:value-type="float" office:value="10">
            <text:p>10</text:p>
          </table:table-cell>
          <table:table-cell office:value-type="float" office:value="-3163">
            <text:p>-3163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367">
            <text:p>3367</text:p>
          </table:table-cell>
          <table:table-cell office:value-type="float" office:value="-100">
            <text:p>-100</text:p>
          </table:table-cell>
          <table:table-cell office:value-type="float" office:value="5070">
            <text:p>5070</text:p>
          </table:table-cell>
          <table:table-cell office:value-type="float" office:value="21">
            <text:p>21</text:p>
          </table:table-cell>
          <table:table-cell office:value-type="float" office:value="-3155">
            <text:p>-3155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316">
            <text:p>3316</text:p>
          </table:table-cell>
          <table:table-cell office:value-type="float" office:value="-82">
            <text:p>-82</text:p>
          </table:table-cell>
          <table:table-cell office:value-type="float" office:value="4989">
            <text:p>4989</text:p>
          </table:table-cell>
          <table:table-cell office:value-type="float" office:value="23">
            <text:p>23</text:p>
          </table:table-cell>
          <table:table-cell office:value-type="float" office:value="-3156">
            <text:p>-3156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48">
            <text:p>3248</text:p>
          </table:table-cell>
          <table:table-cell office:value-type="float" office:value="-48">
            <text:p>-48</text:p>
          </table:table-cell>
          <table:table-cell office:value-type="float" office:value="4893">
            <text:p>4893</text:p>
          </table:table-cell>
          <table:table-cell office:value-type="float" office:value="23">
            <text:p>23</text:p>
          </table:table-cell>
          <table:table-cell office:value-type="float" office:value="-3153">
            <text:p>-3153</text:p>
          </table:table-cell>
          <table:table-cell office:value-type="float" office:value="-196">
            <text:p>-19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206">
            <text:p>3206</text:p>
          </table:table-cell>
          <table:table-cell office:value-type="float" office:value="16">
            <text:p>16</text:p>
          </table:table-cell>
          <table:table-cell office:value-type="float" office:value="4873">
            <text:p>4873</text:p>
          </table:table-cell>
          <table:table-cell office:value-type="float" office:value="16">
            <text:p>16</text:p>
          </table:table-cell>
          <table:table-cell office:value-type="float" office:value="-3147">
            <text:p>-3147</text:p>
          </table:table-cell>
          <table:table-cell office:value-type="float" office:value="-199">
            <text:p>-199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3134">
            <text:p>3134</text:p>
          </table:table-cell>
          <table:table-cell office:value-type="float" office:value="-6">
            <text:p>-6</text:p>
          </table:table-cell>
          <table:table-cell office:value-type="float" office:value="4765">
            <text:p>4765</text:p>
          </table:table-cell>
          <table:table-cell office:value-type="float" office:value="15">
            <text:p>15</text:p>
          </table:table-cell>
          <table:table-cell office:value-type="float" office:value="-3148">
            <text:p>-3148</text:p>
          </table:table-cell>
          <table:table-cell office:value-type="float" office:value="-196">
            <text:p>-196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3055">
            <text:p>3055</text:p>
          </table:table-cell>
          <table:table-cell office:value-type="float" office:value="-28">
            <text:p>-28</text:p>
          </table:table-cell>
          <table:table-cell office:value-type="float" office:value="4695">
            <text:p>4695</text:p>
          </table:table-cell>
          <table:table-cell office:value-type="float" office:value="14">
            <text:p>14</text:p>
          </table:table-cell>
          <table:table-cell office:value-type="float" office:value="-3148">
            <text:p>-3148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988">
            <text:p>2988</text:p>
          </table:table-cell>
          <table:table-cell office:value-type="float" office:value="-59">
            <text:p>-59</text:p>
          </table:table-cell>
          <table:table-cell office:value-type="float" office:value="4673">
            <text:p>4673</text:p>
          </table:table-cell>
          <table:table-cell office:value-type="float" office:value="11">
            <text:p>11</text:p>
          </table:table-cell>
          <table:table-cell office:value-type="float" office:value="-3145">
            <text:p>-3145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934">
            <text:p>2934</text:p>
          </table:table-cell>
          <table:table-cell office:value-type="float" office:value="-86">
            <text:p>-86</text:p>
          </table:table-cell>
          <table:table-cell office:value-type="float" office:value="4611">
            <text:p>4611</text:p>
          </table:table-cell>
          <table:table-cell office:value-type="float" office:value="20">
            <text:p>20</text:p>
          </table:table-cell>
          <table:table-cell office:value-type="float" office:value="-3143">
            <text:p>-3143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857">
            <text:p>2857</text:p>
          </table:table-cell>
          <table:table-cell office:value-type="float" office:value="-11">
            <text:p>-11</text:p>
          </table:table-cell>
          <table:table-cell office:value-type="float" office:value="4511">
            <text:p>4511</text:p>
          </table:table-cell>
          <table:table-cell office:value-type="float" office:value="23">
            <text:p>23</text:p>
          </table:table-cell>
          <table:table-cell office:value-type="float" office:value="-3140">
            <text:p>-3140</text:p>
          </table:table-cell>
          <table:table-cell office:value-type="float" office:value="-200">
            <text:p>-20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float" office:value="-16">
            <text:p>-16</text:p>
          </table:table-cell>
          <table:table-cell office:value-type="float" office:value="4464">
            <text:p>4464</text:p>
          </table:table-cell>
          <table:table-cell office:value-type="float" office:value="22">
            <text:p>22</text:p>
          </table:table-cell>
          <table:table-cell office:value-type="float" office:value="-3135">
            <text:p>-3135</text:p>
          </table:table-cell>
          <table:table-cell office:value-type="float" office:value="-203">
            <text:p>-203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14">
            <text:p>2714</text:p>
          </table:table-cell>
          <table:table-cell office:value-type="float" office:value="-8">
            <text:p>-8</text:p>
          </table:table-cell>
          <table:table-cell office:value-type="float" office:value="4419">
            <text:p>4419</text:p>
          </table:table-cell>
          <table:table-cell office:value-type="float" office:value="20">
            <text:p>20</text:p>
          </table:table-cell>
          <table:table-cell office:value-type="float" office:value="-3136">
            <text:p>-3136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642">
            <text:p>2642</text:p>
          </table:table-cell>
          <table:table-cell office:value-type="float" office:value="61">
            <text:p>61</text:p>
          </table:table-cell>
          <table:table-cell office:value-type="float" office:value="4321">
            <text:p>4321</text:p>
          </table:table-cell>
          <table:table-cell office:value-type="float" office:value="12">
            <text:p>12</text:p>
          </table:table-cell>
          <table:table-cell office:value-type="float" office:value="-3129">
            <text:p>-3129</text:p>
          </table:table-cell>
          <table:table-cell office:value-type="float" office:value="-189">
            <text:p>-189</text:p>
          </table:table-cell>
          <table:table-cell table:number-columns-repeated="2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2603">
            <text:p>2603</text:p>
          </table:table-cell>
          <table:table-cell office:value-type="float" office:value="-8">
            <text:p>-8</text:p>
          </table:table-cell>
          <table:table-cell office:value-type="float" office:value="4319">
            <text:p>4319</text:p>
          </table:table-cell>
          <table:table-cell office:value-type="float" office:value="10">
            <text:p>10</text:p>
          </table:table-cell>
          <table:table-cell office:value-type="float" office:value="-3126">
            <text:p>-3126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2517">
            <text:p>2517</text:p>
          </table:table-cell>
          <table:table-cell office:value-type="float" office:value="-119">
            <text:p>-119</text:p>
          </table:table-cell>
          <table:table-cell office:value-type="float" office:value="4224">
            <text:p>4224</text:p>
          </table:table-cell>
          <table:table-cell office:value-type="float" office:value="15">
            <text:p>15</text:p>
          </table:table-cell>
          <table:table-cell office:value-type="float" office:value="-3127">
            <text:p>-3127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-80">
            <text:p>-80</text:p>
          </table:table-cell>
          <table:table-cell office:value-type="float" office:value="4176">
            <text:p>4176</text:p>
          </table:table-cell>
          <table:table-cell office:value-type="float" office:value="23">
            <text:p>23</text:p>
          </table:table-cell>
          <table:table-cell office:value-type="float" office:value="-3122">
            <text:p>-3122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355">
            <text:p>2355</text:p>
          </table:table-cell>
          <table:table-cell office:value-type="float" office:value="-54">
            <text:p>-54</text:p>
          </table:table-cell>
          <table:table-cell office:value-type="float" office:value="4147">
            <text:p>4147</text:p>
          </table:table-cell>
          <table:table-cell office:value-type="float" office:value="29">
            <text:p>29</text:p>
          </table:table-cell>
          <table:table-cell office:value-type="float" office:value="-3119">
            <text:p>-3119</text:p>
          </table:table-cell>
          <table:table-cell office:value-type="float" office:value="-205">
            <text:p>-205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307">
            <text:p>2307</text:p>
          </table:table-cell>
          <table:table-cell office:value-type="float" office:value="-2">
            <text:p>-2</text:p>
          </table:table-cell>
          <table:table-cell office:value-type="float" office:value="4102">
            <text:p>4102</text:p>
          </table:table-cell>
          <table:table-cell office:value-type="float" office:value="29">
            <text:p>29</text:p>
          </table:table-cell>
          <table:table-cell office:value-type="float" office:value="-3116">
            <text:p>-3116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156">
            <text:p>2156</text:p>
          </table:table-cell>
          <table:table-cell office:value-type="float" office:value="82">
            <text:p>82</text:p>
          </table:table-cell>
          <table:table-cell office:value-type="float" office:value="4043">
            <text:p>4043</text:p>
          </table:table-cell>
          <table:table-cell office:value-type="float" office:value="23">
            <text:p>23</text:p>
          </table:table-cell>
          <table:table-cell office:value-type="float" office:value="-3111">
            <text:p>-3111</text:p>
          </table:table-cell>
          <table:table-cell office:value-type="float" office:value="-196">
            <text:p>-196</text:p>
          </table:table-cell>
          <table:table-cell table:number-columns-repeated="2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office:value-type="float" office:value="52">
            <text:p>52</text:p>
          </table:table-cell>
          <table:table-cell office:value-type="float" office:value="3977">
            <text:p>3977</text:p>
          </table:table-cell>
          <table:table-cell office:value-type="float" office:value="9">
            <text:p>9</text:p>
          </table:table-cell>
          <table:table-cell office:value-type="float" office:value="-3113">
            <text:p>-3113</text:p>
          </table:table-cell>
          <table:table-cell office:value-type="float" office:value="-188">
            <text:p>-188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-18">
            <text:p>-18</text:p>
          </table:table-cell>
          <table:table-cell office:value-type="float" office:value="3934">
            <text:p>3934</text:p>
          </table:table-cell>
          <table:table-cell office:value-type="float" office:value="7">
            <text:p>7</text:p>
          </table:table-cell>
          <table:table-cell office:value-type="float" office:value="-3112">
            <text:p>-3112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943">
            <text:p>1943</text:p>
          </table:table-cell>
          <table:table-cell office:value-type="float" office:value="-7">
            <text:p>-7</text:p>
          </table:table-cell>
          <table:table-cell office:value-type="float" office:value="3933">
            <text:p>3933</text:p>
          </table:table-cell>
          <table:table-cell office:value-type="float" office:value="9">
            <text:p>9</text:p>
          </table:table-cell>
          <table:table-cell office:value-type="float" office:value="-3114">
            <text:p>-3114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1">
            <text:p>1</text:p>
          </table:table-cell>
          <table:table-cell office:value-type="float" office:value="1855">
            <text:p>1855</text:p>
          </table:table-cell>
          <table:table-cell office:value-type="float" office:value="-107">
            <text:p>-107</text:p>
          </table:table-cell>
          <table:table-cell office:value-type="float" office:value="3884">
            <text:p>3884</text:p>
          </table:table-cell>
          <table:table-cell office:value-type="float" office:value="19">
            <text:p>19</text:p>
          </table:table-cell>
          <table:table-cell office:value-type="float" office:value="-3111">
            <text:p>-3111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-60">
            <text:p>-60</text:p>
          </table:table-cell>
          <table:table-cell office:value-type="float" office:value="3876">
            <text:p>3876</text:p>
          </table:table-cell>
          <table:table-cell office:value-type="float" office:value="299">
            <text:p>299</text:p>
          </table:table-cell>
          <table:table-cell office:value-type="float" office:value="-3108">
            <text:p>-3108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1669">
            <text:p>1669</text:p>
          </table:table-cell>
          <table:table-cell office:value-type="float" office:value="-13">
            <text:p>-13</text:p>
          </table:table-cell>
          <table:table-cell office:value-type="float" office:value="3819">
            <text:p>3819</text:p>
          </table:table-cell>
          <table:table-cell office:value-type="float" office:value="29">
            <text:p>29</text:p>
          </table:table-cell>
          <table:table-cell office:value-type="float" office:value="-3106">
            <text:p>-3106</text:p>
          </table:table-cell>
          <table:table-cell office:value-type="float" office:value="-202">
            <text:p>-20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580">
            <text:p>1580</text:p>
          </table:table-cell>
          <table:table-cell office:value-type="float" office:value="30">
            <text:p>30</text:p>
          </table:table-cell>
          <table:table-cell office:value-type="float" office:value="3732">
            <text:p>3732</text:p>
          </table:table-cell>
          <table:table-cell office:value-type="float" office:value="26">
            <text:p>26</text:p>
          </table:table-cell>
          <table:table-cell office:value-type="float" office:value="-3103">
            <text:p>-3103</text:p>
          </table:table-cell>
          <table:table-cell office:value-type="float" office:value="-202">
            <text:p>-202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498">
            <text:p>1498</text:p>
          </table:table-cell>
          <table:table-cell office:value-type="float" office:value="82">
            <text:p>82</text:p>
          </table:table-cell>
          <table:table-cell office:value-type="float" office:value="3688">
            <text:p>3688</text:p>
          </table:table-cell>
          <table:table-cell office:value-type="float" office:value="17">
            <text:p>17</text:p>
          </table:table-cell>
          <table:table-cell office:value-type="float" office:value="-3103">
            <text:p>-3103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  <table:table-cell office:value-type="float" office:value="70">
            <text:p>70</text:p>
          </table:table-cell>
          <table:table-cell office:value-type="float" office:value="3723">
            <text:p>3723</text:p>
          </table:table-cell>
          <table:table-cell office:value-type="float" office:value="8">
            <text:p>8</text:p>
          </table:table-cell>
          <table:table-cell office:value-type="float" office:value="-3103">
            <text:p>-3103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338">
            <text:p>1338</text:p>
          </table:table-cell>
          <table:table-cell office:value-type="float" office:value="-72">
            <text:p>-72</text:p>
          </table:table-cell>
          <table:table-cell office:value-type="float" office:value="3715">
            <text:p>3715</text:p>
          </table:table-cell>
          <table:table-cell office:value-type="float" office:value="10">
            <text:p>10</text:p>
          </table:table-cell>
          <table:table-cell office:value-type="float" office:value="-3099">
            <text:p>-3099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251">
            <text:p>1251</text:p>
          </table:table-cell>
          <table:table-cell office:value-type="float" office:value="-51">
            <text:p>-51</text:p>
          </table:table-cell>
          <table:table-cell office:value-type="float" office:value="3664">
            <text:p>3664</text:p>
          </table:table-cell>
          <table:table-cell office:value-type="float" office:value="13">
            <text:p>13</text:p>
          </table:table-cell>
          <table:table-cell office:value-type="float" office:value="-3098">
            <text:p>-3098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164">
            <text:p>1164</text:p>
          </table:table-cell>
          <table:table-cell office:value-type="float" office:value="-44">
            <text:p>-44</text:p>
          </table:table-cell>
          <table:table-cell office:value-type="float" office:value="3637">
            <text:p>3637</text:p>
          </table:table-cell>
          <table:table-cell office:value-type="float" office:value="17">
            <text:p>17</text:p>
          </table:table-cell>
          <table:table-cell office:value-type="float" office:value="-3096">
            <text:p>-3096</text:p>
          </table:table-cell>
          <table:table-cell office:value-type="float" office:value="-200">
            <text:p>-20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065">
            <text:p>1065</text:p>
          </table:table-cell>
          <table:table-cell office:value-type="float" office:value="-59">
            <text:p>-59</text:p>
          </table:table-cell>
          <table:table-cell office:value-type="float" office:value="3641">
            <text:p>3641</text:p>
          </table:table-cell>
          <table:table-cell office:value-type="float" office:value="25">
            <text:p>25</text:p>
          </table:table-cell>
          <table:table-cell office:value-type="float" office:value="-3096">
            <text:p>-3096</text:p>
          </table:table-cell>
          <table:table-cell office:value-type="float" office:value="-203">
            <text:p>-203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25">
            <text:p>25</text:p>
          </table:table-cell>
          <table:table-cell office:value-type="float" office:value="3573">
            <text:p>3573</text:p>
          </table:table-cell>
          <table:table-cell office:value-type="float" office:value="24">
            <text:p>24</text:p>
          </table:table-cell>
          <table:table-cell office:value-type="float" office:value="-3096">
            <text:p>-3096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844">
            <text:p>844</text:p>
          </table:table-cell>
          <table:table-cell office:value-type="float" office:value="82">
            <text:p>82</text:p>
          </table:table-cell>
          <table:table-cell office:value-type="float" office:value="3543">
            <text:p>3543</text:p>
          </table:table-cell>
          <table:table-cell office:value-type="float" office:value="17">
            <text:p>17</text:p>
          </table:table-cell>
          <table:table-cell office:value-type="float" office:value="-3096">
            <text:p>-3096</text:p>
          </table:table-cell>
          <table:table-cell office:value-type="float" office:value="-196">
            <text:p>-196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51">
            <text:p>51</text:p>
          </table:table-cell>
          <table:table-cell office:value-type="float" office:value="3623">
            <text:p>3623</text:p>
          </table:table-cell>
          <table:table-cell office:value-type="float" office:value="15">
            <text:p>15</text:p>
          </table:table-cell>
          <table:table-cell office:value-type="float" office:value="-3098">
            <text:p>-3098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office:value-type="float" office:value="7">
            <text:p>7</text:p>
          </table:table-cell>
          <table:table-cell office:value-type="float" office:value="3579">
            <text:p>3579</text:p>
          </table:table-cell>
          <table:table-cell office:value-type="float" office:value="7">
            <text:p>7</text:p>
          </table:table-cell>
          <table:table-cell office:value-type="float" office:value="-3097">
            <text:p>-3097</text:p>
          </table:table-cell>
          <table:table-cell office:value-type="float" office:value="-182">
            <text:p>-182</text:p>
          </table:table-cell>
          <table:table-cell table:number-columns-repeated="2"/>
        </table:table-row>
        <table:table-row table:style-name="ro1">
          <table:table-cell office:value-type="float" office:value="6516">
            <text:p>6516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-29">
            <text:p>-29</text:p>
          </table:table-cell>
          <table:table-cell office:value-type="float" office:value="3583">
            <text:p>3583</text:p>
          </table:table-cell>
          <table:table-cell office:value-type="float" office:value="12">
            <text:p>12</text:p>
          </table:table-cell>
          <table:table-cell office:value-type="float" office:value="-3096">
            <text:p>-3096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float" office:value="-29">
            <text:p>-29</text:p>
          </table:table-cell>
          <table:table-cell office:value-type="float" office:value="3533">
            <text:p>3533</text:p>
          </table:table-cell>
          <table:table-cell office:value-type="float" office:value="15">
            <text:p>15</text:p>
          </table:table-cell>
          <table:table-cell office:value-type="float" office:value="-3098">
            <text:p>-3098</text:p>
          </table:table-cell>
          <table:table-cell office:value-type="float" office:value="-188">
            <text:p>-188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3550">
            <text:p>3550</text:p>
          </table:table-cell>
          <table:table-cell office:value-type="float" office:value="18">
            <text:p>18</text:p>
          </table:table-cell>
          <table:table-cell office:value-type="float" office:value="-3093">
            <text:p>-3093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572">
            <text:p>6572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3538">
            <text:p>3538</text:p>
          </table:table-cell>
          <table:table-cell office:value-type="float" office:value="22">
            <text:p>22</text:p>
          </table:table-cell>
          <table:table-cell office:value-type="float" office:value="-3090">
            <text:p>-3090</text:p>
          </table:table-cell>
          <table:table-cell office:value-type="float" office:value="-209">
            <text:p>-209</text:p>
          </table:table-cell>
          <table:table-cell table:number-columns-repeated="2"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3468">
            <text:p>3468</text:p>
          </table:table-cell>
          <table:table-cell office:value-type="float" office:value="22">
            <text:p>22</text:p>
          </table:table-cell>
          <table:table-cell office:value-type="float" office:value="-3092">
            <text:p>-3092</text:p>
          </table:table-cell>
          <table:table-cell office:value-type="float" office:value="-202">
            <text:p>-202</text:p>
          </table:table-cell>
          <table:table-cell table:number-columns-repeated="2"/>
        </table:table-row>
        <table:table-row table:style-name="ro1">
          <table:table-cell office:value-type="float" office:value="6572">
            <text:p>6572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  <table:table-cell office:value-type="float" office:value="3520">
            <text:p>3520</text:p>
          </table:table-cell>
          <table:table-cell office:value-type="float" office:value="17">
            <text:p>17</text:p>
          </table:table-cell>
          <table:table-cell office:value-type="float" office:value="-3090">
            <text:p>-3090</text:p>
          </table:table-cell>
          <table:table-cell office:value-type="float" office:value="-195">
            <text:p>-195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3522">
            <text:p>3522</text:p>
          </table:table-cell>
          <table:table-cell office:value-type="float" office:value="15">
            <text:p>15</text:p>
          </table:table-cell>
          <table:table-cell office:value-type="float" office:value="-3088">
            <text:p>-3088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564">
            <text:p>656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37">
            <text:p>-37</text:p>
          </table:table-cell>
          <table:table-cell office:value-type="float" office:value="3543">
            <text:p>3543</text:p>
          </table:table-cell>
          <table:table-cell office:value-type="float" office:value="15">
            <text:p>15</text:p>
          </table:table-cell>
          <table:table-cell office:value-type="float" office:value="-3090">
            <text:p>-3090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1">
            <text:p>1</text:p>
          </table:table-cell>
          <table:table-cell office:value-type="float" office:value="-79">
            <text:p>-79</text:p>
          </table:table-cell>
          <table:table-cell office:value-type="float" office:value="8">
            <text:p>8</text:p>
          </table:table-cell>
          <table:table-cell office:value-type="float" office:value="3533">
            <text:p>3533</text:p>
          </table:table-cell>
          <table:table-cell office:value-type="float" office:value="17">
            <text:p>17</text:p>
          </table:table-cell>
          <table:table-cell office:value-type="float" office:value="-3084">
            <text:p>-3084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1">
            <text:p>1</text:p>
          </table:table-cell>
          <table:table-cell office:value-type="float" office:value="-176">
            <text:p>-176</text:p>
          </table:table-cell>
          <table:table-cell office:value-type="float" office:value="-5">
            <text:p>-5</text:p>
          </table:table-cell>
          <table:table-cell office:value-type="float" office:value="3540">
            <text:p>3540</text:p>
          </table:table-cell>
          <table:table-cell office:value-type="float" office:value="15">
            <text:p>15</text:p>
          </table:table-cell>
          <table:table-cell office:value-type="float" office:value="-3085">
            <text:p>-3085</text:p>
          </table:table-cell>
          <table:table-cell office:value-type="float" office:value="-196">
            <text:p>-196</text:p>
          </table:table-cell>
          <table:table-cell table:number-columns-repeated="2"/>
        </table:table-row>
        <table:table-row table:style-name="ro1">
          <table:table-cell office:value-type="float" office:value="6588">
            <text:p>6588</text:p>
          </table:table-cell>
          <table:table-cell office:value-type="float" office:value="1">
            <text:p>1</text:p>
          </table:table-cell>
          <table:table-cell office:value-type="float" office:value="-321">
            <text:p>-321</text:p>
          </table:table-cell>
          <table:table-cell office:value-type="float" office:value="-42">
            <text:p>-42</text:p>
          </table:table-cell>
          <table:table-cell office:value-type="float" office:value="3567">
            <text:p>3567</text:p>
          </table:table-cell>
          <table:table-cell office:value-type="float" office:value="20">
            <text:p>20</text:p>
          </table:table-cell>
          <table:table-cell office:value-type="float" office:value="-3084">
            <text:p>-3084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397">
            <text:p>-397</text:p>
          </table:table-cell>
          <table:table-cell office:value-type="float" office:value="-7">
            <text:p>-7</text:p>
          </table:table-cell>
          <table:table-cell office:value-type="float" office:value="3515">
            <text:p>3515</text:p>
          </table:table-cell>
          <table:table-cell office:value-type="float" office:value="21">
            <text:p>21</text:p>
          </table:table-cell>
          <table:table-cell office:value-type="float" office:value="-3079">
            <text:p>-3079</text:p>
          </table:table-cell>
          <table:table-cell office:value-type="float" office:value="-203">
            <text:p>-203</text:p>
          </table:table-cell>
          <table:table-cell table:number-columns-repeated="2"/>
        </table:table-row>
        <table:table-row table:style-name="ro1">
          <table:table-cell office:value-type="float" office:value="6592">
            <text:p>6592</text:p>
          </table:table-cell>
          <table:table-cell office:value-type="float" office:value="0">
            <text:p>0</text:p>
          </table:table-cell>
          <table:table-cell office:value-type="float" office:value="-456">
            <text:p>-456</text:p>
          </table:table-cell>
          <table:table-cell office:value-type="float" office:value="-14">
            <text:p>-14</text:p>
          </table:table-cell>
          <table:table-cell office:value-type="float" office:value="3567">
            <text:p>3567</text:p>
          </table:table-cell>
          <table:table-cell office:value-type="float" office:value="17">
            <text:p>17</text:p>
          </table:table-cell>
          <table:table-cell office:value-type="float" office:value="-3082">
            <text:p>-3082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528">
            <text:p>-528</text:p>
          </table:table-cell>
          <table:table-cell office:value-type="float" office:value="12">
            <text:p>12</text:p>
          </table:table-cell>
          <table:table-cell office:value-type="float" office:value="3607">
            <text:p>3607</text:p>
          </table:table-cell>
          <table:table-cell office:value-type="float" office:value="18">
            <text:p>18</text:p>
          </table:table-cell>
          <table:table-cell office:value-type="float" office:value="-3083">
            <text:p>-3083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642">
            <text:p>-642</text:p>
          </table:table-cell>
          <table:table-cell office:value-type="float" office:value="0">
            <text:p>0</text:p>
          </table:table-cell>
          <table:table-cell office:value-type="float" office:value="3639">
            <text:p>3639</text:p>
          </table:table-cell>
          <table:table-cell office:value-type="float" office:value="19">
            <text:p>19</text:p>
          </table:table-cell>
          <table:table-cell office:value-type="float" office:value="-3078">
            <text:p>-3078</text:p>
          </table:table-cell>
          <table:table-cell office:value-type="float" office:value="-178">
            <text:p>-178</text:p>
          </table:table-cell>
          <table:table-cell table:number-columns-repeated="2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0">
            <text:p>0</text:p>
          </table:table-cell>
          <table:table-cell office:value-type="float" office:value="-725">
            <text:p>-725</text:p>
          </table:table-cell>
          <table:table-cell office:value-type="float" office:value="-19">
            <text:p>-19</text:p>
          </table:table-cell>
          <table:table-cell office:value-type="float" office:value="3681">
            <text:p>3681</text:p>
          </table:table-cell>
          <table:table-cell office:value-type="float" office:value="21">
            <text:p>21</text:p>
          </table:table-cell>
          <table:table-cell office:value-type="float" office:value="-3078">
            <text:p>-3078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636">
            <text:p>6636</text:p>
          </table:table-cell>
          <table:table-cell office:value-type="float" office:value="0">
            <text:p>0</text:p>
          </table:table-cell>
          <table:table-cell office:value-type="float" office:value="-799">
            <text:p>-799</text:p>
          </table:table-cell>
          <table:table-cell office:value-type="float" office:value="3">
            <text:p>3</text:p>
          </table:table-cell>
          <table:table-cell office:value-type="float" office:value="3659">
            <text:p>3659</text:p>
          </table:table-cell>
          <table:table-cell office:value-type="float" office:value="20">
            <text:p>20</text:p>
          </table:table-cell>
          <table:table-cell office:value-type="float" office:value="-3077">
            <text:p>-3077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-907">
            <text:p>-907</text:p>
          </table:table-cell>
          <table:table-cell office:value-type="float" office:value="-53">
            <text:p>-53</text:p>
          </table:table-cell>
          <table:table-cell office:value-type="float" office:value="3691">
            <text:p>3691</text:p>
          </table:table-cell>
          <table:table-cell office:value-type="float" office:value="18">
            <text:p>18</text:p>
          </table:table-cell>
          <table:table-cell office:value-type="float" office:value="-3077">
            <text:p>-3077</text:p>
          </table:table-cell>
          <table:table-cell office:value-type="float" office:value="-205">
            <text:p>-205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017">
            <text:p>-1017</text:p>
          </table:table-cell>
          <table:table-cell office:value-type="float" office:value="-20">
            <text:p>-20</text:p>
          </table:table-cell>
          <table:table-cell office:value-type="float" office:value="3720">
            <text:p>3720</text:p>
          </table:table-cell>
          <table:table-cell office:value-type="float" office:value="19">
            <text:p>19</text:p>
          </table:table-cell>
          <table:table-cell office:value-type="float" office:value="-3075">
            <text:p>-3075</text:p>
          </table:table-cell>
          <table:table-cell office:value-type="float" office:value="-208">
            <text:p>-208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058">
            <text:p>-1058</text:p>
          </table:table-cell>
          <table:table-cell office:value-type="float" office:value="20">
            <text:p>20</text:p>
          </table:table-cell>
          <table:table-cell office:value-type="float" office:value="3731">
            <text:p>3731</text:p>
          </table:table-cell>
          <table:table-cell office:value-type="float" office:value="12">
            <text:p>12</text:p>
          </table:table-cell>
          <table:table-cell office:value-type="float" office:value="-3073">
            <text:p>-3073</text:p>
          </table:table-cell>
          <table:table-cell office:value-type="float" office:value="-203">
            <text:p>-203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160">
            <text:p>-1160</text:p>
          </table:table-cell>
          <table:table-cell office:value-type="float" office:value="-6">
            <text:p>-6</text:p>
          </table:table-cell>
          <table:table-cell office:value-type="float" office:value="3727">
            <text:p>3727</text:p>
          </table:table-cell>
          <table:table-cell office:value-type="float" office:value="14">
            <text:p>14</text:p>
          </table:table-cell>
          <table:table-cell office:value-type="float" office:value="-3074">
            <text:p>-3074</text:p>
          </table:table-cell>
          <table:table-cell office:value-type="float" office:value="-191">
            <text:p>-191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222">
            <text:p>-1222</text:p>
          </table:table-cell>
          <table:table-cell office:value-type="float" office:value="-31">
            <text:p>-31</text:p>
          </table:table-cell>
          <table:table-cell office:value-type="float" office:value="3812">
            <text:p>3812</text:p>
          </table:table-cell>
          <table:table-cell office:value-type="float" office:value="20">
            <text:p>20</text:p>
          </table:table-cell>
          <table:table-cell office:value-type="float" office:value="-3070">
            <text:p>-3070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294">
            <text:p>-1294</text:p>
          </table:table-cell>
          <table:table-cell office:value-type="float" office:value="-20">
            <text:p>-20</text:p>
          </table:table-cell>
          <table:table-cell office:value-type="float" office:value="3843">
            <text:p>3843</text:p>
          </table:table-cell>
          <table:table-cell office:value-type="float" office:value="20">
            <text:p>20</text:p>
          </table:table-cell>
          <table:table-cell office:value-type="float" office:value="-3068">
            <text:p>-3068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399">
            <text:p>-1399</text:p>
          </table:table-cell>
          <table:table-cell office:value-type="float" office:value="-68">
            <text:p>-68</text:p>
          </table:table-cell>
          <table:table-cell office:value-type="float" office:value="3891">
            <text:p>3891</text:p>
          </table:table-cell>
          <table:table-cell office:value-type="float" office:value="19">
            <text:p>19</text:p>
          </table:table-cell>
          <table:table-cell office:value-type="float" office:value="-3068">
            <text:p>-3068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505">
            <text:p>-1505</text:p>
          </table:table-cell>
          <table:table-cell office:value-type="float" office:value="1">
            <text:p>1</text:p>
          </table:table-cell>
          <table:table-cell office:value-type="float" office:value="3825">
            <text:p>3825</text:p>
          </table:table-cell>
          <table:table-cell office:value-type="float" office:value="19">
            <text:p>19</text:p>
          </table:table-cell>
          <table:table-cell office:value-type="float" office:value="-3066">
            <text:p>-3066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597">
            <text:p>-1597</text:p>
          </table:table-cell>
          <table:table-cell office:value-type="float" office:value="-16">
            <text:p>-16</text:p>
          </table:table-cell>
          <table:table-cell office:value-type="float" office:value="3947">
            <text:p>3947</text:p>
          </table:table-cell>
          <table:table-cell office:value-type="float" office:value="16">
            <text:p>16</text:p>
          </table:table-cell>
          <table:table-cell office:value-type="float" office:value="-3067">
            <text:p>-3067</text:p>
          </table:table-cell>
          <table:table-cell office:value-type="float" office:value="-203">
            <text:p>-20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674">
            <text:p>-1674</text:p>
          </table:table-cell>
          <table:table-cell office:value-type="float" office:value="-51">
            <text:p>-51</text:p>
          </table:table-cell>
          <table:table-cell office:value-type="float" office:value="3999">
            <text:p>3999</text:p>
          </table:table-cell>
          <table:table-cell office:value-type="float" office:value="16">
            <text:p>16</text:p>
          </table:table-cell>
          <table:table-cell office:value-type="float" office:value="-3067">
            <text:p>-3067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776">
            <text:p>-1776</text:p>
          </table:table-cell>
          <table:table-cell office:value-type="float" office:value="-56">
            <text:p>-56</text:p>
          </table:table-cell>
          <table:table-cell office:value-type="float" office:value="4035">
            <text:p>4035</text:p>
          </table:table-cell>
          <table:table-cell office:value-type="float" office:value="17">
            <text:p>17</text:p>
          </table:table-cell>
          <table:table-cell office:value-type="float" office:value="-3064">
            <text:p>-3064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815">
            <text:p>-1815</text:p>
          </table:table-cell>
          <table:table-cell office:value-type="float" office:value="-17">
            <text:p>-17</text:p>
          </table:table-cell>
          <table:table-cell office:value-type="float" office:value="4078">
            <text:p>4078</text:p>
          </table:table-cell>
          <table:table-cell office:value-type="float" office:value="20">
            <text:p>20</text:p>
          </table:table-cell>
          <table:table-cell office:value-type="float" office:value="-3066">
            <text:p>-3066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871">
            <text:p>-1871</text:p>
          </table:table-cell>
          <table:table-cell office:value-type="float" office:value="-38">
            <text:p>-38</text:p>
          </table:table-cell>
          <table:table-cell office:value-type="float" office:value="4104">
            <text:p>4104</text:p>
          </table:table-cell>
          <table:table-cell office:value-type="float" office:value="22">
            <text:p>22</text:p>
          </table:table-cell>
          <table:table-cell office:value-type="float" office:value="-3063">
            <text:p>-3063</text:p>
          </table:table-cell>
          <table:table-cell office:value-type="float" office:value="-177">
            <text:p>-177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935">
            <text:p>-1935</text:p>
          </table:table-cell>
          <table:table-cell office:value-type="float" office:value="-22">
            <text:p>-22</text:p>
          </table:table-cell>
          <table:table-cell office:value-type="float" office:value="4146">
            <text:p>4146</text:p>
          </table:table-cell>
          <table:table-cell office:value-type="float" office:value="22">
            <text:p>22</text:p>
          </table:table-cell>
          <table:table-cell office:value-type="float" office:value="-3060">
            <text:p>-3060</text:p>
          </table:table-cell>
          <table:table-cell office:value-type="float" office:value="-182">
            <text:p>-18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033">
            <text:p>-2033</text:p>
          </table:table-cell>
          <table:table-cell office:value-type="float" office:value="-4">
            <text:p>-4</text:p>
          </table:table-cell>
          <table:table-cell office:value-type="float" office:value="4239">
            <text:p>4239</text:p>
          </table:table-cell>
          <table:table-cell office:value-type="float" office:value="17">
            <text:p>17</text:p>
          </table:table-cell>
          <table:table-cell office:value-type="float" office:value="-3059">
            <text:p>-3059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138">
            <text:p>-2138</text:p>
          </table:table-cell>
          <table:table-cell office:value-type="float" office:value="-17">
            <text:p>-17</text:p>
          </table:table-cell>
          <table:table-cell office:value-type="float" office:value="4292">
            <text:p>4292</text:p>
          </table:table-cell>
          <table:table-cell office:value-type="float" office:value="13">
            <text:p>13</text:p>
          </table:table-cell>
          <table:table-cell office:value-type="float" office:value="-3055">
            <text:p>-3055</text:p>
          </table:table-cell>
          <table:table-cell office:value-type="float" office:value="-203">
            <text:p>-20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228">
            <text:p>-2228</text:p>
          </table:table-cell>
          <table:table-cell office:value-type="float" office:value="-77">
            <text:p>-77</text:p>
          </table:table-cell>
          <table:table-cell office:value-type="float" office:value="4317">
            <text:p>4317</text:p>
          </table:table-cell>
          <table:table-cell office:value-type="float" office:value="15">
            <text:p>15</text:p>
          </table:table-cell>
          <table:table-cell office:value-type="float" office:value="-3058">
            <text:p>-3058</text:p>
          </table:table-cell>
          <table:table-cell office:value-type="float" office:value="-204">
            <text:p>-204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269">
            <text:p>-2269</text:p>
          </table:table-cell>
          <table:table-cell office:value-type="float" office:value="-50">
            <text:p>-50</text:p>
          </table:table-cell>
          <table:table-cell office:value-type="float" office:value="4385">
            <text:p>4385</text:p>
          </table:table-cell>
          <table:table-cell office:value-type="float" office:value="15">
            <text:p>15</text:p>
          </table:table-cell>
          <table:table-cell office:value-type="float" office:value="-3058">
            <text:p>-3058</text:p>
          </table:table-cell>
          <table:table-cell office:value-type="float" office:value="-195">
            <text:p>-19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339">
            <text:p>-2339</text:p>
          </table:table-cell>
          <table:table-cell office:value-type="float" office:value="-128">
            <text:p>-128</text:p>
          </table:table-cell>
          <table:table-cell office:value-type="float" office:value="4439">
            <text:p>4439</text:p>
          </table:table-cell>
          <table:table-cell office:value-type="float" office:value="17">
            <text:p>17</text:p>
          </table:table-cell>
          <table:table-cell office:value-type="float" office:value="-3055">
            <text:p>-3055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412">
            <text:p>-2412</text:p>
          </table:table-cell>
          <table:table-cell office:value-type="float" office:value="-99">
            <text:p>-99</text:p>
          </table:table-cell>
          <table:table-cell office:value-type="float" office:value="4469">
            <text:p>4469</text:p>
          </table:table-cell>
          <table:table-cell office:value-type="float" office:value="21">
            <text:p>21</text:p>
          </table:table-cell>
          <table:table-cell office:value-type="float" office:value="-3053">
            <text:p>-3053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508">
            <text:p>-2508</text:p>
          </table:table-cell>
          <table:table-cell office:value-type="float" office:value="-45">
            <text:p>-45</text:p>
          </table:table-cell>
          <table:table-cell office:value-type="float" office:value="4579">
            <text:p>4579</text:p>
          </table:table-cell>
          <table:table-cell office:value-type="float" office:value="23">
            <text:p>23</text:p>
          </table:table-cell>
          <table:table-cell office:value-type="float" office:value="-3054">
            <text:p>-3054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580">
            <text:p>-2580</text:p>
          </table:table-cell>
          <table:table-cell office:value-type="float" office:value="-60">
            <text:p>-60</text:p>
          </table:table-cell>
          <table:table-cell office:value-type="float" office:value="4622">
            <text:p>4622</text:p>
          </table:table-cell>
          <table:table-cell office:value-type="float" office:value="19">
            <text:p>19</text:p>
          </table:table-cell>
          <table:table-cell office:value-type="float" office:value="-3055">
            <text:p>-3055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608">
            <text:p>-2608</text:p>
          </table:table-cell>
          <table:table-cell office:value-type="float" office:value="-76">
            <text:p>-76</text:p>
          </table:table-cell>
          <table:table-cell office:value-type="float" office:value="4624">
            <text:p>4624</text:p>
          </table:table-cell>
          <table:table-cell office:value-type="float" office:value="15">
            <text:p>15</text:p>
          </table:table-cell>
          <table:table-cell office:value-type="float" office:value="-3057">
            <text:p>-3057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2693">
            <text:p>-2693</text:p>
          </table:table-cell>
          <table:table-cell office:value-type="float" office:value="-56">
            <text:p>-56</text:p>
          </table:table-cell>
          <table:table-cell office:value-type="float" office:value="4732">
            <text:p>4732</text:p>
          </table:table-cell>
          <table:table-cell office:value-type="float" office:value="12">
            <text:p>12</text:p>
          </table:table-cell>
          <table:table-cell office:value-type="float" office:value="-3060">
            <text:p>-3060</text:p>
          </table:table-cell>
          <table:table-cell office:value-type="float" office:value="-203">
            <text:p>-20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782">
            <text:p>-2782</text:p>
          </table:table-cell>
          <table:table-cell office:value-type="float" office:value="-104">
            <text:p>-104</text:p>
          </table:table-cell>
          <table:table-cell office:value-type="float" office:value="4784">
            <text:p>4784</text:p>
          </table:table-cell>
          <table:table-cell office:value-type="float" office:value="13">
            <text:p>13</text:p>
          </table:table-cell>
          <table:table-cell office:value-type="float" office:value="-3061">
            <text:p>-3061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867">
            <text:p>-2867</text:p>
          </table:table-cell>
          <table:table-cell office:value-type="float" office:value="-123">
            <text:p>-123</text:p>
          </table:table-cell>
          <table:table-cell office:value-type="float" office:value="4890">
            <text:p>4890</text:p>
          </table:table-cell>
          <table:table-cell office:value-type="float" office:value="18">
            <text:p>18</text:p>
          </table:table-cell>
          <table:table-cell office:value-type="float" office:value="-3059">
            <text:p>-3059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892">
            <text:p>-2892</text:p>
          </table:table-cell>
          <table:table-cell office:value-type="float" office:value="-53">
            <text:p>-53</text:p>
          </table:table-cell>
          <table:table-cell office:value-type="float" office:value="4934">
            <text:p>4934</text:p>
          </table:table-cell>
          <table:table-cell office:value-type="float" office:value="23">
            <text:p>23</text:p>
          </table:table-cell>
          <table:table-cell office:value-type="float" office:value="-3056">
            <text:p>-3056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918">
            <text:p>-2918</text:p>
          </table:table-cell>
          <table:table-cell office:value-type="float" office:value="-104">
            <text:p>-104</text:p>
          </table:table-cell>
          <table:table-cell office:value-type="float" office:value="4973">
            <text:p>4973</text:p>
          </table:table-cell>
          <table:table-cell office:value-type="float" office:value="22">
            <text:p>22</text:p>
          </table:table-cell>
          <table:table-cell office:value-type="float" office:value="-3060">
            <text:p>-3060</text:p>
          </table:table-cell>
          <table:table-cell office:value-type="float" office:value="-176">
            <text:p>-176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996">
            <text:p>-2996</text:p>
          </table:table-cell>
          <table:table-cell office:value-type="float" office:value="-112">
            <text:p>-112</text:p>
          </table:table-cell>
          <table:table-cell office:value-type="float" office:value="5057">
            <text:p>5057</text:p>
          </table:table-cell>
          <table:table-cell office:value-type="float" office:value="21">
            <text:p>21</text:p>
          </table:table-cell>
          <table:table-cell office:value-type="float" office:value="-3059">
            <text:p>-3059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067">
            <text:p>-3067</text:p>
          </table:table-cell>
          <table:table-cell office:value-type="float" office:value="-25">
            <text:p>-25</text:p>
          </table:table-cell>
          <table:table-cell office:value-type="float" office:value="5155">
            <text:p>5155</text:p>
          </table:table-cell>
          <table:table-cell office:value-type="float" office:value="14">
            <text:p>14</text:p>
          </table:table-cell>
          <table:table-cell office:value-type="float" office:value="-3065">
            <text:p>-3065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18">
            <text:p>-3118</text:p>
          </table:table-cell>
          <table:table-cell office:value-type="float" office:value="-129">
            <text:p>-129</text:p>
          </table:table-cell>
          <table:table-cell office:value-type="float" office:value="5234">
            <text:p>5234</text:p>
          </table:table-cell>
          <table:table-cell office:value-type="float" office:value="8">
            <text:p>8</text:p>
          </table:table-cell>
          <table:table-cell office:value-type="float" office:value="-3064">
            <text:p>-3064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90">
            <text:p>-3190</text:p>
          </table:table-cell>
          <table:table-cell office:value-type="float" office:value="-144">
            <text:p>-144</text:p>
          </table:table-cell>
          <table:table-cell office:value-type="float" office:value="5296">
            <text:p>5296</text:p>
          </table:table-cell>
          <table:table-cell office:value-type="float" office:value="15">
            <text:p>15</text:p>
          </table:table-cell>
          <table:table-cell office:value-type="float" office:value="-3065">
            <text:p>-3065</text:p>
          </table:table-cell>
          <table:table-cell office:value-type="float" office:value="-202">
            <text:p>-20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35">
            <text:p>-3235</text:p>
          </table:table-cell>
          <table:table-cell office:value-type="float" office:value="-148">
            <text:p>-148</text:p>
          </table:table-cell>
          <table:table-cell office:value-type="float" office:value="5372">
            <text:p>5372</text:p>
          </table:table-cell>
          <table:table-cell office:value-type="float" office:value="20">
            <text:p>20</text:p>
          </table:table-cell>
          <table:table-cell office:value-type="float" office:value="-3063">
            <text:p>-3063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237">
            <text:p>-3237</text:p>
          </table:table-cell>
          <table:table-cell office:value-type="float" office:value="-151">
            <text:p>-151</text:p>
          </table:table-cell>
          <table:table-cell office:value-type="float" office:value="5411">
            <text:p>5411</text:p>
          </table:table-cell>
          <table:table-cell office:value-type="float" office:value="25">
            <text:p>25</text:p>
          </table:table-cell>
          <table:table-cell office:value-type="float" office:value="-3063">
            <text:p>-3063</text:p>
          </table:table-cell>
          <table:table-cell office:value-type="float" office:value="-184">
            <text:p>-184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262">
            <text:p>-3262</text:p>
          </table:table-cell>
          <table:table-cell office:value-type="float" office:value="-97">
            <text:p>-97</text:p>
          </table:table-cell>
          <table:table-cell office:value-type="float" office:value="5531">
            <text:p>5531</text:p>
          </table:table-cell>
          <table:table-cell office:value-type="float" office:value="26">
            <text:p>26</text:p>
          </table:table-cell>
          <table:table-cell office:value-type="float" office:value="-3064">
            <text:p>-3064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3342">
            <text:p>-3342</text:p>
          </table:table-cell>
          <table:table-cell office:value-type="float" office:value="-62">
            <text:p>-62</text:p>
          </table:table-cell>
          <table:table-cell office:value-type="float" office:value="5618">
            <text:p>5618</text:p>
          </table:table-cell>
          <table:table-cell office:value-type="float" office:value="20">
            <text:p>20</text:p>
          </table:table-cell>
          <table:table-cell office:value-type="float" office:value="-3064">
            <text:p>-3064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397">
            <text:p>-3397</text:p>
          </table:table-cell>
          <table:table-cell office:value-type="float" office:value="-155">
            <text:p>-155</text:p>
          </table:table-cell>
          <table:table-cell office:value-type="float" office:value="5721">
            <text:p>5721</text:p>
          </table:table-cell>
          <table:table-cell office:value-type="float" office:value="12">
            <text:p>12</text:p>
          </table:table-cell>
          <table:table-cell office:value-type="float" office:value="-3060">
            <text:p>-3060</text:p>
          </table:table-cell>
          <table:table-cell office:value-type="float" office:value="-195">
            <text:p>-195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453">
            <text:p>-3453</text:p>
          </table:table-cell>
          <table:table-cell office:value-type="float" office:value="-95">
            <text:p>-95</text:p>
          </table:table-cell>
          <table:table-cell office:value-type="float" office:value="5774">
            <text:p>5774</text:p>
          </table:table-cell>
          <table:table-cell office:value-type="float" office:value="9">
            <text:p>9</text:p>
          </table:table-cell>
          <table:table-cell office:value-type="float" office:value="-3059">
            <text:p>-3059</text:p>
          </table:table-cell>
          <table:table-cell office:value-type="float" office:value="-201">
            <text:p>-201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3506">
            <text:p>-3506</text:p>
          </table:table-cell>
          <table:table-cell office:value-type="float" office:value="-123">
            <text:p>-123</text:p>
          </table:table-cell>
          <table:table-cell office:value-type="float" office:value="5850">
            <text:p>5850</text:p>
          </table:table-cell>
          <table:table-cell office:value-type="float" office:value="5">
            <text:p>5</text:p>
          </table:table-cell>
          <table:table-cell office:value-type="float" office:value="-3059">
            <text:p>-3059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517">
            <text:p>-3517</text:p>
          </table:table-cell>
          <table:table-cell office:value-type="float" office:value="-224">
            <text:p>-224</text:p>
          </table:table-cell>
          <table:table-cell office:value-type="float" office:value="5919">
            <text:p>5919</text:p>
          </table:table-cell>
          <table:table-cell office:value-type="float" office:value="15">
            <text:p>15</text:p>
          </table:table-cell>
          <table:table-cell office:value-type="float" office:value="-3057">
            <text:p>-3057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64">
            <text:p>-3564</text:p>
          </table:table-cell>
          <table:table-cell office:value-type="float" office:value="-173">
            <text:p>-173</text:p>
          </table:table-cell>
          <table:table-cell office:value-type="float" office:value="6026">
            <text:p>6026</text:p>
          </table:table-cell>
          <table:table-cell office:value-type="float" office:value="22">
            <text:p>22</text:p>
          </table:table-cell>
          <table:table-cell office:value-type="float" office:value="-3058">
            <text:p>-3058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97">
            <text:p>-3597</text:p>
          </table:table-cell>
          <table:table-cell office:value-type="float" office:value="-147">
            <text:p>-147</text:p>
          </table:table-cell>
          <table:table-cell office:value-type="float" office:value="6062">
            <text:p>6062</text:p>
          </table:table-cell>
          <table:table-cell office:value-type="float" office:value="21">
            <text:p>21</text:p>
          </table:table-cell>
          <table:table-cell office:value-type="float" office:value="-3055">
            <text:p>-3055</text:p>
          </table:table-cell>
          <table:table-cell office:value-type="float" office:value="-182">
            <text:p>-18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45">
            <text:p>-3645</text:p>
          </table:table-cell>
          <table:table-cell office:value-type="float" office:value="-148">
            <text:p>-148</text:p>
          </table:table-cell>
          <table:table-cell office:value-type="float" office:value="6168">
            <text:p>6168</text:p>
          </table:table-cell>
          <table:table-cell office:value-type="float" office:value="25">
            <text:p>25</text:p>
          </table:table-cell>
          <table:table-cell office:value-type="float" office:value="-3054">
            <text:p>-3054</text:p>
          </table:table-cell>
          <table:table-cell office:value-type="float" office:value="-189">
            <text:p>-18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06">
            <text:p>-3706</text:p>
          </table:table-cell>
          <table:table-cell office:value-type="float" office:value="-87">
            <text:p>-87</text:p>
          </table:table-cell>
          <table:table-cell office:value-type="float" office:value="6245">
            <text:p>6245</text:p>
          </table:table-cell>
          <table:table-cell office:value-type="float" office:value="17">
            <text:p>17</text:p>
          </table:table-cell>
          <table:table-cell office:value-type="float" office:value="-3056">
            <text:p>-3056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15">
            <text:p>-3715</text:p>
          </table:table-cell>
          <table:table-cell office:value-type="float" office:value="-153">
            <text:p>-153</text:p>
          </table:table-cell>
          <table:table-cell office:value-type="float" office:value="6347">
            <text:p>6347</text:p>
          </table:table-cell>
          <table:table-cell office:value-type="float" office:value="10">
            <text:p>10</text:p>
          </table:table-cell>
          <table:table-cell office:value-type="float" office:value="-3060">
            <text:p>-3060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3745">
            <text:p>-3745</text:p>
          </table:table-cell>
          <table:table-cell office:value-type="float" office:value="-209">
            <text:p>-209</text:p>
          </table:table-cell>
          <table:table-cell office:value-type="float" office:value="6413">
            <text:p>6413</text:p>
          </table:table-cell>
          <table:table-cell office:value-type="float" office:value="13">
            <text:p>13</text:p>
          </table:table-cell>
          <table:table-cell office:value-type="float" office:value="-3061">
            <text:p>-3061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66">
            <text:p>-3766</text:p>
          </table:table-cell>
          <table:table-cell office:value-type="float" office:value="-163">
            <text:p>-163</text:p>
          </table:table-cell>
          <table:table-cell office:value-type="float" office:value="6521">
            <text:p>6521</text:p>
          </table:table-cell>
          <table:table-cell office:value-type="float" office:value="16">
            <text:p>16</text:p>
          </table:table-cell>
          <table:table-cell office:value-type="float" office:value="-3057">
            <text:p>-3057</text:p>
          </table:table-cell>
          <table:table-cell office:value-type="float" office:value="-191">
            <text:p>-191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82">
            <text:p>-3782</text:p>
          </table:table-cell>
          <table:table-cell office:value-type="float" office:value="-221">
            <text:p>-221</text:p>
          </table:table-cell>
          <table:table-cell office:value-type="float" office:value="6611">
            <text:p>6611</text:p>
          </table:table-cell>
          <table:table-cell office:value-type="float" office:value="17">
            <text:p>17</text:p>
          </table:table-cell>
          <table:table-cell office:value-type="float" office:value="-3062">
            <text:p>-3062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00">
            <text:p>-3800</text:p>
          </table:table-cell>
          <table:table-cell office:value-type="float" office:value="-235">
            <text:p>-235</text:p>
          </table:table-cell>
          <table:table-cell office:value-type="float" office:value="6697">
            <text:p>6697</text:p>
          </table:table-cell>
          <table:table-cell office:value-type="float" office:value="22">
            <text:p>22</text:p>
          </table:table-cell>
          <table:table-cell office:value-type="float" office:value="-3060">
            <text:p>-3060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59">
            <text:p>-3759</text:p>
          </table:table-cell>
          <table:table-cell office:value-type="float" office:value="-147">
            <text:p>-147</text:p>
          </table:table-cell>
          <table:table-cell office:value-type="float" office:value="6735">
            <text:p>6735</text:p>
          </table:table-cell>
          <table:table-cell office:value-type="float" office:value="24">
            <text:p>24</text:p>
          </table:table-cell>
          <table:table-cell office:value-type="float" office:value="-3060">
            <text:p>-3060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13">
            <text:p>-3813</text:p>
          </table:table-cell>
          <table:table-cell office:value-type="float" office:value="-185">
            <text:p>-185</text:p>
          </table:table-cell>
          <table:table-cell office:value-type="float" office:value="6893">
            <text:p>6893</text:p>
          </table:table-cell>
          <table:table-cell office:value-type="float" office:value="19">
            <text:p>19</text:p>
          </table:table-cell>
          <table:table-cell office:value-type="float" office:value="-3059">
            <text:p>-3059</text:p>
          </table:table-cell>
          <table:table-cell office:value-type="float" office:value="-184">
            <text:p>-18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60">
            <text:p>-3860</text:p>
          </table:table-cell>
          <table:table-cell office:value-type="float" office:value="-187">
            <text:p>-187</text:p>
          </table:table-cell>
          <table:table-cell office:value-type="float" office:value="7015">
            <text:p>7015</text:p>
          </table:table-cell>
          <table:table-cell office:value-type="float" office:value="18">
            <text:p>18</text:p>
          </table:table-cell>
          <table:table-cell office:value-type="float" office:value="-3057">
            <text:p>-3057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68">
            <text:p>-3868</text:p>
          </table:table-cell>
          <table:table-cell office:value-type="float" office:value="-149">
            <text:p>-149</text:p>
          </table:table-cell>
          <table:table-cell office:value-type="float" office:value="7083">
            <text:p>7083</text:p>
          </table:table-cell>
          <table:table-cell office:value-type="float" office:value="13">
            <text:p>13</text:p>
          </table:table-cell>
          <table:table-cell office:value-type="float" office:value="-3055">
            <text:p>-3055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72">
            <text:p>-3872</text:p>
          </table:table-cell>
          <table:table-cell office:value-type="float" office:value="-203">
            <text:p>-203</text:p>
          </table:table-cell>
          <table:table-cell office:value-type="float" office:value="7160">
            <text:p>7160</text:p>
          </table:table-cell>
          <table:table-cell office:value-type="float" office:value="12">
            <text:p>12</text:p>
          </table:table-cell>
          <table:table-cell office:value-type="float" office:value="-3056">
            <text:p>-3056</text:p>
          </table:table-cell>
          <table:table-cell office:value-type="float" office:value="-189">
            <text:p>-189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87">
            <text:p>-3887</text:p>
          </table:table-cell>
          <table:table-cell office:value-type="float" office:value="-254">
            <text:p>-254</text:p>
          </table:table-cell>
          <table:table-cell office:value-type="float" office:value="7185">
            <text:p>7185</text:p>
          </table:table-cell>
          <table:table-cell office:value-type="float" office:value="16">
            <text:p>16</text:p>
          </table:table-cell>
          <table:table-cell office:value-type="float" office:value="-3055">
            <text:p>-3055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93">
            <text:p>-3893</text:p>
          </table:table-cell>
          <table:table-cell office:value-type="float" office:value="-231">
            <text:p>-231</text:p>
          </table:table-cell>
          <table:table-cell office:value-type="float" office:value="7360">
            <text:p>7360</text:p>
          </table:table-cell>
          <table:table-cell office:value-type="float" office:value="20">
            <text:p>20</text:p>
          </table:table-cell>
          <table:table-cell office:value-type="float" office:value="-3053">
            <text:p>-3053</text:p>
          </table:table-cell>
          <table:table-cell office:value-type="float" office:value="-191">
            <text:p>-191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31">
            <text:p>-3931</text:p>
          </table:table-cell>
          <table:table-cell office:value-type="float" office:value="-227">
            <text:p>-227</text:p>
          </table:table-cell>
          <table:table-cell office:value-type="float" office:value="7468">
            <text:p>7468</text:p>
          </table:table-cell>
          <table:table-cell office:value-type="float" office:value="22">
            <text:p>22</text:p>
          </table:table-cell>
          <table:table-cell office:value-type="float" office:value="-3054">
            <text:p>-3054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14">
            <text:p>-3914</text:p>
          </table:table-cell>
          <table:table-cell office:value-type="float" office:value="-210">
            <text:p>-210</text:p>
          </table:table-cell>
          <table:table-cell office:value-type="float" office:value="7546">
            <text:p>7546</text:p>
          </table:table-cell>
          <table:table-cell office:value-type="float" office:value="22">
            <text:p>22</text:p>
          </table:table-cell>
          <table:table-cell office:value-type="float" office:value="-3048">
            <text:p>-3048</text:p>
          </table:table-cell>
          <table:table-cell office:value-type="float" office:value="-189">
            <text:p>-18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30">
            <text:p>-3930</text:p>
          </table:table-cell>
          <table:table-cell office:value-type="float" office:value="-198">
            <text:p>-198</text:p>
          </table:table-cell>
          <table:table-cell office:value-type="float" office:value="7611">
            <text:p>7611</text:p>
          </table:table-cell>
          <table:table-cell office:value-type="float" office:value="21">
            <text:p>21</text:p>
          </table:table-cell>
          <table:table-cell office:value-type="float" office:value="-3050">
            <text:p>-3050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52">
            <text:p>-3952</text:p>
          </table:table-cell>
          <table:table-cell office:value-type="float" office:value="-198">
            <text:p>-198</text:p>
          </table:table-cell>
          <table:table-cell office:value-type="float" office:value="7652">
            <text:p>7652</text:p>
          </table:table-cell>
          <table:table-cell office:value-type="float" office:value="15">
            <text:p>15</text:p>
          </table:table-cell>
          <table:table-cell office:value-type="float" office:value="-3049">
            <text:p>-3049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03">
            <text:p>-3903</text:p>
          </table:table-cell>
          <table:table-cell office:value-type="float" office:value="-229">
            <text:p>-229</text:p>
          </table:table-cell>
          <table:table-cell office:value-type="float" office:value="7785">
            <text:p>7785</text:p>
          </table:table-cell>
          <table:table-cell office:value-type="float" office:value="13">
            <text:p>13</text:p>
          </table:table-cell>
          <table:table-cell office:value-type="float" office:value="-3052">
            <text:p>-3052</text:p>
          </table:table-cell>
          <table:table-cell office:value-type="float" office:value="-191">
            <text:p>-191</text:p>
          </table:table-cell>
          <table:table-cell table:number-columns-repeated="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897">
            <text:p>-3897</text:p>
          </table:table-cell>
          <table:table-cell office:value-type="float" office:value="-230">
            <text:p>-230</text:p>
          </table:table-cell>
          <table:table-cell office:value-type="float" office:value="7890">
            <text:p>7890</text:p>
          </table:table-cell>
          <table:table-cell office:value-type="float" office:value="7">
            <text:p>7</text:p>
          </table:table-cell>
          <table:table-cell office:value-type="float" office:value="-3048">
            <text:p>-3048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878">
            <text:p>-3878</text:p>
          </table:table-cell>
          <table:table-cell office:value-type="float" office:value="-267">
            <text:p>-267</text:p>
          </table:table-cell>
          <table:table-cell office:value-type="float" office:value="8022">
            <text:p>8022</text:p>
          </table:table-cell>
          <table:table-cell office:value-type="float" office:value="12">
            <text:p>12</text:p>
          </table:table-cell>
          <table:table-cell office:value-type="float" office:value="-3045">
            <text:p>-3045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77">
            <text:p>-3877</text:p>
          </table:table-cell>
          <table:table-cell office:value-type="float" office:value="-293">
            <text:p>-293</text:p>
          </table:table-cell>
          <table:table-cell office:value-type="float" office:value="8072">
            <text:p>8072</text:p>
          </table:table-cell>
          <table:table-cell office:value-type="float" office:value="18">
            <text:p>18</text:p>
          </table:table-cell>
          <table:table-cell office:value-type="float" office:value="-3044">
            <text:p>-3044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66">
            <text:p>-3866</text:p>
          </table:table-cell>
          <table:table-cell office:value-type="float" office:value="-310">
            <text:p>-310</text:p>
          </table:table-cell>
          <table:table-cell office:value-type="float" office:value="8168">
            <text:p>8168</text:p>
          </table:table-cell>
          <table:table-cell office:value-type="float" office:value="20">
            <text:p>20</text:p>
          </table:table-cell>
          <table:table-cell office:value-type="float" office:value="-3041">
            <text:p>-3041</text:p>
          </table:table-cell>
          <table:table-cell office:value-type="float" office:value="-188">
            <text:p>-188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-3898">
            <text:p>-3898</text:p>
          </table:table-cell>
          <table:table-cell office:value-type="float" office:value="-260">
            <text:p>-260</text:p>
          </table:table-cell>
          <table:table-cell office:value-type="float" office:value="8248">
            <text:p>8248</text:p>
          </table:table-cell>
          <table:table-cell office:value-type="float" office:value="22">
            <text:p>22</text:p>
          </table:table-cell>
          <table:table-cell office:value-type="float" office:value="-3040">
            <text:p>-3040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89">
            <text:p>-3889</text:p>
          </table:table-cell>
          <table:table-cell office:value-type="float" office:value="-257">
            <text:p>-257</text:p>
          </table:table-cell>
          <table:table-cell office:value-type="float" office:value="8328">
            <text:p>8328</text:p>
          </table:table-cell>
          <table:table-cell office:value-type="float" office:value="20">
            <text:p>20</text:p>
          </table:table-cell>
          <table:table-cell office:value-type="float" office:value="-3039">
            <text:p>-3039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52">
            <text:p>-3852</text:p>
          </table:table-cell>
          <table:table-cell office:value-type="float" office:value="-213">
            <text:p>-213</text:p>
          </table:table-cell>
          <table:table-cell office:value-type="float" office:value="8440">
            <text:p>8440</text:p>
          </table:table-cell>
          <table:table-cell office:value-type="float" office:value="14">
            <text:p>14</text:p>
          </table:table-cell>
          <table:table-cell office:value-type="float" office:value="-3042">
            <text:p>-3042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21">
            <text:p>-3821</text:p>
          </table:table-cell>
          <table:table-cell office:value-type="float" office:value="-252">
            <text:p>-252</text:p>
          </table:table-cell>
          <table:table-cell office:value-type="float" office:value="8551">
            <text:p>8551</text:p>
          </table:table-cell>
          <table:table-cell office:value-type="float" office:value="10">
            <text:p>10</text:p>
          </table:table-cell>
          <table:table-cell office:value-type="float" office:value="-3040">
            <text:p>-3040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36">
            <text:p>-3836</text:p>
          </table:table-cell>
          <table:table-cell office:value-type="float" office:value="-281">
            <text:p>-281</text:p>
          </table:table-cell>
          <table:table-cell office:value-type="float" office:value="8633">
            <text:p>8633</text:p>
          </table:table-cell>
          <table:table-cell office:value-type="float" office:value="14">
            <text:p>14</text:p>
          </table:table-cell>
          <table:table-cell office:value-type="float" office:value="-3041">
            <text:p>-3041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29">
            <text:p>-3829</text:p>
          </table:table-cell>
          <table:table-cell office:value-type="float" office:value="-319">
            <text:p>-319</text:p>
          </table:table-cell>
          <table:table-cell office:value-type="float" office:value="8696">
            <text:p>8696</text:p>
          </table:table-cell>
          <table:table-cell office:value-type="float" office:value="15">
            <text:p>15</text:p>
          </table:table-cell>
          <table:table-cell office:value-type="float" office:value="-3041">
            <text:p>-3041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91">
            <text:p>-3791</text:p>
          </table:table-cell>
          <table:table-cell office:value-type="float" office:value="-328">
            <text:p>-328</text:p>
          </table:table-cell>
          <table:table-cell office:value-type="float" office:value="8798">
            <text:p>8798</text:p>
          </table:table-cell>
          <table:table-cell office:value-type="float" office:value="20">
            <text:p>20</text:p>
          </table:table-cell>
          <table:table-cell office:value-type="float" office:value="-3045">
            <text:p>-3045</text:p>
          </table:table-cell>
          <table:table-cell office:value-type="float" office:value="-189">
            <text:p>-189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64">
            <text:p>-3764</text:p>
          </table:table-cell>
          <table:table-cell office:value-type="float" office:value="-322">
            <text:p>-322</text:p>
          </table:table-cell>
          <table:table-cell office:value-type="float" office:value="8870">
            <text:p>8870</text:p>
          </table:table-cell>
          <table:table-cell office:value-type="float" office:value="23">
            <text:p>23</text:p>
          </table:table-cell>
          <table:table-cell office:value-type="float" office:value="-3046">
            <text:p>-3046</text:p>
          </table:table-cell>
          <table:table-cell office:value-type="float" office:value="-188">
            <text:p>-18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05">
            <text:p>-3705</text:p>
          </table:table-cell>
          <table:table-cell office:value-type="float" office:value="-313">
            <text:p>-313</text:p>
          </table:table-cell>
          <table:table-cell office:value-type="float" office:value="8994">
            <text:p>8994</text:p>
          </table:table-cell>
          <table:table-cell office:value-type="float" office:value="22">
            <text:p>22</text:p>
          </table:table-cell>
          <table:table-cell office:value-type="float" office:value="-3046">
            <text:p>-3046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682">
            <text:p>-3682</text:p>
          </table:table-cell>
          <table:table-cell office:value-type="float" office:value="-262">
            <text:p>-262</text:p>
          </table:table-cell>
          <table:table-cell office:value-type="float" office:value="9099">
            <text:p>9099</text:p>
          </table:table-cell>
          <table:table-cell office:value-type="float" office:value="20">
            <text:p>20</text:p>
          </table:table-cell>
          <table:table-cell office:value-type="float" office:value="-3047">
            <text:p>-3047</text:p>
          </table:table-cell>
          <table:table-cell office:value-type="float" office:value="-188">
            <text:p>-18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81">
            <text:p>-3681</text:p>
          </table:table-cell>
          <table:table-cell office:value-type="float" office:value="-293">
            <text:p>-293</text:p>
          </table:table-cell>
          <table:table-cell office:value-type="float" office:value="9165">
            <text:p>9165</text:p>
          </table:table-cell>
          <table:table-cell office:value-type="float" office:value="10">
            <text:p>10</text:p>
          </table:table-cell>
          <table:table-cell office:value-type="float" office:value="-3046">
            <text:p>-3046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51">
            <text:p>-3651</text:p>
          </table:table-cell>
          <table:table-cell office:value-type="float" office:value="-291">
            <text:p>-291</text:p>
          </table:table-cell>
          <table:table-cell office:value-type="float" office:value="9273">
            <text:p>9273</text:p>
          </table:table-cell>
          <table:table-cell office:value-type="float" office:value="9">
            <text:p>9</text:p>
          </table:table-cell>
          <table:table-cell office:value-type="float" office:value="-3045">
            <text:p>-3045</text:p>
          </table:table-cell>
          <table:table-cell office:value-type="float" office:value="-191">
            <text:p>-191</text:p>
          </table:table-cell>
          <table:table-cell table:number-columns-repeated="2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3588">
            <text:p>-3588</text:p>
          </table:table-cell>
          <table:table-cell office:value-type="float" office:value="-345">
            <text:p>-345</text:p>
          </table:table-cell>
          <table:table-cell office:value-type="float" office:value="9347">
            <text:p>9347</text:p>
          </table:table-cell>
          <table:table-cell office:value-type="float" office:value="11">
            <text:p>11</text:p>
          </table:table-cell>
          <table:table-cell office:value-type="float" office:value="-3044">
            <text:p>-3044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52">
            <text:p>-3552</text:p>
          </table:table-cell>
          <table:table-cell office:value-type="float" office:value="-362">
            <text:p>-362</text:p>
          </table:table-cell>
          <table:table-cell office:value-type="float" office:value="9439">
            <text:p>9439</text:p>
          </table:table-cell>
          <table:table-cell office:value-type="float" office:value="16">
            <text:p>16</text:p>
          </table:table-cell>
          <table:table-cell office:value-type="float" office:value="-3045">
            <text:p>-3045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18">
            <text:p>-3518</text:p>
          </table:table-cell>
          <table:table-cell office:value-type="float" office:value="-362">
            <text:p>-362</text:p>
          </table:table-cell>
          <table:table-cell office:value-type="float" office:value="9491">
            <text:p>9491</text:p>
          </table:table-cell>
          <table:table-cell office:value-type="float" office:value="29">
            <text:p>29</text:p>
          </table:table-cell>
          <table:table-cell office:value-type="float" office:value="-3045">
            <text:p>-3045</text:p>
          </table:table-cell>
          <table:table-cell office:value-type="float" office:value="-189">
            <text:p>-189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10">
            <text:p>-3510</text:p>
          </table:table-cell>
          <table:table-cell office:value-type="float" office:value="-330">
            <text:p>-330</text:p>
          </table:table-cell>
          <table:table-cell office:value-type="float" office:value="9563">
            <text:p>9563</text:p>
          </table:table-cell>
          <table:table-cell office:value-type="float" office:value="26">
            <text:p>26</text:p>
          </table:table-cell>
          <table:table-cell office:value-type="float" office:value="-3050">
            <text:p>-3050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71">
            <text:p>-3471</text:p>
          </table:table-cell>
          <table:table-cell office:value-type="float" office:value="-304">
            <text:p>-304</text:p>
          </table:table-cell>
          <table:table-cell office:value-type="float" office:value="9663">
            <text:p>9663</text:p>
          </table:table-cell>
          <table:table-cell office:value-type="float" office:value="24">
            <text:p>24</text:p>
          </table:table-cell>
          <table:table-cell office:value-type="float" office:value="-3049">
            <text:p>-3049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405">
            <text:p>-3405</text:p>
          </table:table-cell>
          <table:table-cell office:value-type="float" office:value="-284">
            <text:p>-284</text:p>
          </table:table-cell>
          <table:table-cell office:value-type="float" office:value="9721">
            <text:p>9721</text:p>
          </table:table-cell>
          <table:table-cell office:value-type="float" office:value="16">
            <text:p>16</text:p>
          </table:table-cell>
          <table:table-cell office:value-type="float" office:value="-3049">
            <text:p>-3049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39">
            <text:p>-3339</text:p>
          </table:table-cell>
          <table:table-cell office:value-type="float" office:value="-334">
            <text:p>-334</text:p>
          </table:table-cell>
          <table:table-cell office:value-type="float" office:value="9799">
            <text:p>9799</text:p>
          </table:table-cell>
          <table:table-cell office:value-type="float" office:value="7">
            <text:p>7</text:p>
          </table:table-cell>
          <table:table-cell office:value-type="float" office:value="-3054">
            <text:p>-3054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289">
            <text:p>-3289</text:p>
          </table:table-cell>
          <table:table-cell office:value-type="float" office:value="-366">
            <text:p>-366</text:p>
          </table:table-cell>
          <table:table-cell office:value-type="float" office:value="9912">
            <text:p>9912</text:p>
          </table:table-cell>
          <table:table-cell office:value-type="float" office:value="9">
            <text:p>9</text:p>
          </table:table-cell>
          <table:table-cell office:value-type="float" office:value="-3046">
            <text:p>-3046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212">
            <text:p>-3212</text:p>
          </table:table-cell>
          <table:table-cell office:value-type="float" office:value="-356">
            <text:p>-356</text:p>
          </table:table-cell>
          <table:table-cell office:value-type="float" office:value="9980">
            <text:p>9980</text:p>
          </table:table-cell>
          <table:table-cell office:value-type="float" office:value="16">
            <text:p>16</text:p>
          </table:table-cell>
          <table:table-cell office:value-type="float" office:value="-3045">
            <text:p>-3045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182">
            <text:p>-3182</text:p>
          </table:table-cell>
          <table:table-cell office:value-type="float" office:value="-379">
            <text:p>-379</text:p>
          </table:table-cell>
          <table:table-cell office:value-type="float" office:value="10083">
            <text:p>10083</text:p>
          </table:table-cell>
          <table:table-cell office:value-type="float" office:value="22">
            <text:p>22</text:p>
          </table:table-cell>
          <table:table-cell office:value-type="float" office:value="-3043">
            <text:p>-3043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3163">
            <text:p>-3163</text:p>
          </table:table-cell>
          <table:table-cell office:value-type="float" office:value="-358">
            <text:p>-358</text:p>
          </table:table-cell>
          <table:table-cell office:value-type="float" office:value="10144">
            <text:p>10144</text:p>
          </table:table-cell>
          <table:table-cell office:value-type="float" office:value="25">
            <text:p>25</text:p>
          </table:table-cell>
          <table:table-cell office:value-type="float" office:value="-3045">
            <text:p>-3045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3106">
            <text:p>-3106</text:p>
          </table:table-cell>
          <table:table-cell office:value-type="float" office:value="-344">
            <text:p>-344</text:p>
          </table:table-cell>
          <table:table-cell office:value-type="float" office:value="10229">
            <text:p>10229</text:p>
          </table:table-cell>
          <table:table-cell office:value-type="float" office:value="23">
            <text:p>23</text:p>
          </table:table-cell>
          <table:table-cell office:value-type="float" office:value="-3041">
            <text:p>-3041</text:p>
          </table:table-cell>
          <table:table-cell office:value-type="float" office:value="-195">
            <text:p>-195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3032">
            <text:p>-3032</text:p>
          </table:table-cell>
          <table:table-cell office:value-type="float" office:value="-301">
            <text:p>-301</text:p>
          </table:table-cell>
          <table:table-cell office:value-type="float" office:value="10280">
            <text:p>10280</text:p>
          </table:table-cell>
          <table:table-cell office:value-type="float" office:value="15">
            <text:p>15</text:p>
          </table:table-cell>
          <table:table-cell office:value-type="float" office:value="-3040">
            <text:p>-3040</text:p>
          </table:table-cell>
          <table:table-cell office:value-type="float" office:value="-184">
            <text:p>-184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983">
            <text:p>-2983</text:p>
          </table:table-cell>
          <table:table-cell office:value-type="float" office:value="-341">
            <text:p>-341</text:p>
          </table:table-cell>
          <table:table-cell office:value-type="float" office:value="10342">
            <text:p>10342</text:p>
          </table:table-cell>
          <table:table-cell office:value-type="float" office:value="6">
            <text:p>6</text:p>
          </table:table-cell>
          <table:table-cell office:value-type="float" office:value="-3041">
            <text:p>-3041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2919">
            <text:p>-2919</text:p>
          </table:table-cell>
          <table:table-cell office:value-type="float" office:value="-376">
            <text:p>-376</text:p>
          </table:table-cell>
          <table:table-cell office:value-type="float" office:value="10441">
            <text:p>10441</text:p>
          </table:table-cell>
          <table:table-cell office:value-type="float" office:value="7">
            <text:p>7</text:p>
          </table:table-cell>
          <table:table-cell office:value-type="float" office:value="-3040">
            <text:p>-3040</text:p>
          </table:table-cell>
          <table:table-cell office:value-type="float" office:value="-188">
            <text:p>-18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865">
            <text:p>-2865</text:p>
          </table:table-cell>
          <table:table-cell office:value-type="float" office:value="-414">
            <text:p>-414</text:p>
          </table:table-cell>
          <table:table-cell office:value-type="float" office:value="10476">
            <text:p>10476</text:p>
          </table:table-cell>
          <table:table-cell office:value-type="float" office:value="15">
            <text:p>15</text:p>
          </table:table-cell>
          <table:table-cell office:value-type="float" office:value="-3038">
            <text:p>-3038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2796">
            <text:p>-2796</text:p>
          </table:table-cell>
          <table:table-cell office:value-type="float" office:value="-404">
            <text:p>-404</text:p>
          </table:table-cell>
          <table:table-cell office:value-type="float" office:value="10554">
            <text:p>10554</text:p>
          </table:table-cell>
          <table:table-cell office:value-type="float" office:value="21">
            <text:p>21</text:p>
          </table:table-cell>
          <table:table-cell office:value-type="float" office:value="-3039">
            <text:p>-3039</text:p>
          </table:table-cell>
          <table:table-cell office:value-type="float" office:value="-191">
            <text:p>-191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733">
            <text:p>-2733</text:p>
          </table:table-cell>
          <table:table-cell office:value-type="float" office:value="-376">
            <text:p>-376</text:p>
          </table:table-cell>
          <table:table-cell office:value-type="float" office:value="10665">
            <text:p>10665</text:p>
          </table:table-cell>
          <table:table-cell office:value-type="float" office:value="27">
            <text:p>27</text:p>
          </table:table-cell>
          <table:table-cell office:value-type="float" office:value="-3034">
            <text:p>-3034</text:p>
          </table:table-cell>
          <table:table-cell office:value-type="float" office:value="-195">
            <text:p>-195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648">
            <text:p>-2648</text:p>
          </table:table-cell>
          <table:table-cell office:value-type="float" office:value="-314">
            <text:p>-314</text:p>
          </table:table-cell>
          <table:table-cell office:value-type="float" office:value="10696">
            <text:p>10696</text:p>
          </table:table-cell>
          <table:table-cell office:value-type="float" office:value="19">
            <text:p>19</text:p>
          </table:table-cell>
          <table:table-cell office:value-type="float" office:value="-3030">
            <text:p>-3030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606">
            <text:p>-2606</text:p>
          </table:table-cell>
          <table:table-cell office:value-type="float" office:value="-325">
            <text:p>-325</text:p>
          </table:table-cell>
          <table:table-cell office:value-type="float" office:value="10749">
            <text:p>10749</text:p>
          </table:table-cell>
          <table:table-cell office:value-type="float" office:value="16">
            <text:p>16</text:p>
          </table:table-cell>
          <table:table-cell office:value-type="float" office:value="-3035">
            <text:p>-3035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561">
            <text:p>-2561</text:p>
          </table:table-cell>
          <table:table-cell office:value-type="float" office:value="-377">
            <text:p>-377</text:p>
          </table:table-cell>
          <table:table-cell office:value-type="float" office:value="10799">
            <text:p>10799</text:p>
          </table:table-cell>
          <table:table-cell office:value-type="float" office:value="10">
            <text:p>10</text:p>
          </table:table-cell>
          <table:table-cell office:value-type="float" office:value="-3029">
            <text:p>-3029</text:p>
          </table:table-cell>
          <table:table-cell office:value-type="float" office:value="-182">
            <text:p>-182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487">
            <text:p>-2487</text:p>
          </table:table-cell>
          <table:table-cell office:value-type="float" office:value="-394">
            <text:p>-394</text:p>
          </table:table-cell>
          <table:table-cell office:value-type="float" office:value="10893">
            <text:p>10893</text:p>
          </table:table-cell>
          <table:table-cell office:value-type="float" office:value="8">
            <text:p>8</text:p>
          </table:table-cell>
          <table:table-cell office:value-type="float" office:value="-3033">
            <text:p>-3033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384">
            <text:p>-2384</text:p>
          </table:table-cell>
          <table:table-cell office:value-type="float" office:value="-460">
            <text:p>-460</text:p>
          </table:table-cell>
          <table:table-cell office:value-type="float" office:value="10963">
            <text:p>10963</text:p>
          </table:table-cell>
          <table:table-cell office:value-type="float" office:value="18">
            <text:p>18</text:p>
          </table:table-cell>
          <table:table-cell office:value-type="float" office:value="-3030">
            <text:p>-3030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319">
            <text:p>-2319</text:p>
          </table:table-cell>
          <table:table-cell office:value-type="float" office:value="-438">
            <text:p>-438</text:p>
          </table:table-cell>
          <table:table-cell office:value-type="float" office:value="10967">
            <text:p>10967</text:p>
          </table:table-cell>
          <table:table-cell office:value-type="float" office:value="26">
            <text:p>26</text:p>
          </table:table-cell>
          <table:table-cell office:value-type="float" office:value="-3029">
            <text:p>-3029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244">
            <text:p>-2244</text:p>
          </table:table-cell>
          <table:table-cell office:value-type="float" office:value="-395">
            <text:p>-395</text:p>
          </table:table-cell>
          <table:table-cell office:value-type="float" office:value="11036">
            <text:p>11036</text:p>
          </table:table-cell>
          <table:table-cell office:value-type="float" office:value="28">
            <text:p>28</text:p>
          </table:table-cell>
          <table:table-cell office:value-type="float" office:value="-3028">
            <text:p>-3028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96">
            <text:p>-2196</text:p>
          </table:table-cell>
          <table:table-cell office:value-type="float" office:value="-343">
            <text:p>-343</text:p>
          </table:table-cell>
          <table:table-cell office:value-type="float" office:value="11089">
            <text:p>11089</text:p>
          </table:table-cell>
          <table:table-cell office:value-type="float" office:value="24">
            <text:p>24</text:p>
          </table:table-cell>
          <table:table-cell office:value-type="float" office:value="-3024">
            <text:p>-3024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29">
            <text:p>-2129</text:p>
          </table:table-cell>
          <table:table-cell office:value-type="float" office:value="-325">
            <text:p>-325</text:p>
          </table:table-cell>
          <table:table-cell office:value-type="float" office:value="11170">
            <text:p>11170</text:p>
          </table:table-cell>
          <table:table-cell office:value-type="float" office:value="13">
            <text:p>13</text:p>
          </table:table-cell>
          <table:table-cell office:value-type="float" office:value="-3026">
            <text:p>-3026</text:p>
          </table:table-cell>
          <table:table-cell office:value-type="float" office:value="-184">
            <text:p>-184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026">
            <text:p>-2026</text:p>
          </table:table-cell>
          <table:table-cell office:value-type="float" office:value="-352">
            <text:p>-352</text:p>
          </table:table-cell>
          <table:table-cell office:value-type="float" office:value="11254">
            <text:p>11254</text:p>
          </table:table-cell>
          <table:table-cell office:value-type="float" office:value="3">
            <text:p>3</text:p>
          </table:table-cell>
          <table:table-cell office:value-type="float" office:value="-3021">
            <text:p>-3021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919">
            <text:p>-1919</text:p>
          </table:table-cell>
          <table:table-cell office:value-type="float" office:value="-427">
            <text:p>-427</text:p>
          </table:table-cell>
          <table:table-cell office:value-type="float" office:value="11267">
            <text:p>11267</text:p>
          </table:table-cell>
          <table:table-cell office:value-type="float" office:value="3">
            <text:p>3</text:p>
          </table:table-cell>
          <table:table-cell office:value-type="float" office:value="-3023">
            <text:p>-3023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1835">
            <text:p>-1835</text:p>
          </table:table-cell>
          <table:table-cell office:value-type="float" office:value="-446">
            <text:p>-446</text:p>
          </table:table-cell>
          <table:table-cell office:value-type="float" office:value="11356">
            <text:p>11356</text:p>
          </table:table-cell>
          <table:table-cell office:value-type="float" office:value="13">
            <text:p>13</text:p>
          </table:table-cell>
          <table:table-cell office:value-type="float" office:value="-3017">
            <text:p>-3017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793">
            <text:p>-1793</text:p>
          </table:table-cell>
          <table:table-cell office:value-type="float" office:value="-441">
            <text:p>-441</text:p>
          </table:table-cell>
          <table:table-cell office:value-type="float" office:value="11386">
            <text:p>11386</text:p>
          </table:table-cell>
          <table:table-cell office:value-type="float" office:value="21">
            <text:p>21</text:p>
          </table:table-cell>
          <table:table-cell office:value-type="float" office:value="-3019">
            <text:p>-3019</text:p>
          </table:table-cell>
          <table:table-cell office:value-type="float" office:value="-195">
            <text:p>-195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708">
            <text:p>-1708</text:p>
          </table:table-cell>
          <table:table-cell office:value-type="float" office:value="-485">
            <text:p>-485</text:p>
          </table:table-cell>
          <table:table-cell office:value-type="float" office:value="11418">
            <text:p>11418</text:p>
          </table:table-cell>
          <table:table-cell office:value-type="float" office:value="29">
            <text:p>29</text:p>
          </table:table-cell>
          <table:table-cell office:value-type="float" office:value="-3015">
            <text:p>-3015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1639">
            <text:p>-1639</text:p>
          </table:table-cell>
          <table:table-cell office:value-type="float" office:value="-356">
            <text:p>-356</text:p>
          </table:table-cell>
          <table:table-cell office:value-type="float" office:value="11442">
            <text:p>11442</text:p>
          </table:table-cell>
          <table:table-cell office:value-type="float" office:value="26">
            <text:p>26</text:p>
          </table:table-cell>
          <table:table-cell office:value-type="float" office:value="-3015">
            <text:p>-3015</text:p>
          </table:table-cell>
          <table:table-cell office:value-type="float" office:value="-195">
            <text:p>-195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550">
            <text:p>-1550</text:p>
          </table:table-cell>
          <table:table-cell office:value-type="float" office:value="-360">
            <text:p>-360</text:p>
          </table:table-cell>
          <table:table-cell office:value-type="float" office:value="11452">
            <text:p>11452</text:p>
          </table:table-cell>
          <table:table-cell office:value-type="float" office:value="18">
            <text:p>18</text:p>
          </table:table-cell>
          <table:table-cell office:value-type="float" office:value="-3012">
            <text:p>-3012</text:p>
          </table:table-cell>
          <table:table-cell office:value-type="float" office:value="-191">
            <text:p>-191</text:p>
          </table:table-cell>
          <table:table-cell table:number-columns-repeated="2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481">
            <text:p>-1481</text:p>
          </table:table-cell>
          <table:table-cell office:value-type="float" office:value="-375">
            <text:p>-375</text:p>
          </table:table-cell>
          <table:table-cell office:value-type="float" office:value="11571">
            <text:p>11571</text:p>
          </table:table-cell>
          <table:table-cell office:value-type="float" office:value="11">
            <text:p>11</text:p>
          </table:table-cell>
          <table:table-cell office:value-type="float" office:value="-3009">
            <text:p>-3009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347">
            <text:p>-1347</text:p>
          </table:table-cell>
          <table:table-cell office:value-type="float" office:value="-407">
            <text:p>-407</text:p>
          </table:table-cell>
          <table:table-cell office:value-type="float" office:value="11593">
            <text:p>11593</text:p>
          </table:table-cell>
          <table:table-cell office:value-type="float" office:value="5">
            <text:p>5</text:p>
          </table:table-cell>
          <table:table-cell office:value-type="float" office:value="-3004">
            <text:p>-3004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275">
            <text:p>-1275</text:p>
          </table:table-cell>
          <table:table-cell office:value-type="float" office:value="-447">
            <text:p>-447</text:p>
          </table:table-cell>
          <table:table-cell office:value-type="float" office:value="11638">
            <text:p>11638</text:p>
          </table:table-cell>
          <table:table-cell office:value-type="float" office:value="9">
            <text:p>9</text:p>
          </table:table-cell>
          <table:table-cell office:value-type="float" office:value="-3007">
            <text:p>-3007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1230">
            <text:p>-1230</text:p>
          </table:table-cell>
          <table:table-cell office:value-type="float" office:value="-459">
            <text:p>-459</text:p>
          </table:table-cell>
          <table:table-cell office:value-type="float" office:value="11610">
            <text:p>11610</text:p>
          </table:table-cell>
          <table:table-cell office:value-type="float" office:value="19">
            <text:p>19</text:p>
          </table:table-cell>
          <table:table-cell office:value-type="float" office:value="-3002">
            <text:p>-3002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133">
            <text:p>-1133</text:p>
          </table:table-cell>
          <table:table-cell office:value-type="float" office:value="-435">
            <text:p>-435</text:p>
          </table:table-cell>
          <table:table-cell office:value-type="float" office:value="11669">
            <text:p>11669</text:p>
          </table:table-cell>
          <table:table-cell office:value-type="float" office:value="24">
            <text:p>24</text:p>
          </table:table-cell>
          <table:table-cell office:value-type="float" office:value="-3001">
            <text:p>-3001</text:p>
          </table:table-cell>
          <table:table-cell office:value-type="float" office:value="-198">
            <text:p>-198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068">
            <text:p>-1068</text:p>
          </table:table-cell>
          <table:table-cell office:value-type="float" office:value="-383">
            <text:p>-383</text:p>
          </table:table-cell>
          <table:table-cell office:value-type="float" office:value="11670">
            <text:p>11670</text:p>
          </table:table-cell>
          <table:table-cell office:value-type="float" office:value="23">
            <text:p>23</text:p>
          </table:table-cell>
          <table:table-cell office:value-type="float" office:value="-3004">
            <text:p>-3004</text:p>
          </table:table-cell>
          <table:table-cell office:value-type="float" office:value="-199">
            <text:p>-199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949">
            <text:p>-949</text:p>
          </table:table-cell>
          <table:table-cell office:value-type="float" office:value="-414">
            <text:p>-414</text:p>
          </table:table-cell>
          <table:table-cell office:value-type="float" office:value="11715">
            <text:p>11715</text:p>
          </table:table-cell>
          <table:table-cell office:value-type="float" office:value="19">
            <text:p>19</text:p>
          </table:table-cell>
          <table:table-cell office:value-type="float" office:value="-2999">
            <text:p>-2999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911">
            <text:p>-911</text:p>
          </table:table-cell>
          <table:table-cell office:value-type="float" office:value="-387">
            <text:p>-387</text:p>
          </table:table-cell>
          <table:table-cell office:value-type="float" office:value="11772">
            <text:p>11772</text:p>
          </table:table-cell>
          <table:table-cell office:value-type="float" office:value="10">
            <text:p>10</text:p>
          </table:table-cell>
          <table:table-cell office:value-type="float" office:value="-3002">
            <text:p>-3002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827">
            <text:p>-827</text:p>
          </table:table-cell>
          <table:table-cell office:value-type="float" office:value="-415">
            <text:p>-415</text:p>
          </table:table-cell>
          <table:table-cell office:value-type="float" office:value="11788">
            <text:p>11788</text:p>
          </table:table-cell>
          <table:table-cell office:value-type="float" office:value="10">
            <text:p>10</text:p>
          </table:table-cell>
          <table:table-cell office:value-type="float" office:value="-3004">
            <text:p>-3004</text:p>
          </table:table-cell>
          <table:table-cell office:value-type="float" office:value="-177">
            <text:p>-17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717">
            <text:p>-717</text:p>
          </table:table-cell>
          <table:table-cell office:value-type="float" office:value="-463">
            <text:p>-463</text:p>
          </table:table-cell>
          <table:table-cell office:value-type="float" office:value="11777">
            <text:p>11777</text:p>
          </table:table-cell>
          <table:table-cell office:value-type="float" office:value="12">
            <text:p>12</text:p>
          </table:table-cell>
          <table:table-cell office:value-type="float" office:value="-3003">
            <text:p>-3003</text:p>
          </table:table-cell>
          <table:table-cell office:value-type="float" office:value="-176">
            <text:p>-176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629">
            <text:p>-629</text:p>
          </table:table-cell>
          <table:table-cell office:value-type="float" office:value="-428">
            <text:p>-428</text:p>
          </table:table-cell>
          <table:table-cell office:value-type="float" office:value="11797">
            <text:p>11797</text:p>
          </table:table-cell>
          <table:table-cell office:value-type="float" office:value="15">
            <text:p>15</text:p>
          </table:table-cell>
          <table:table-cell office:value-type="float" office:value="-2999">
            <text:p>-2999</text:p>
          </table:table-cell>
          <table:table-cell office:value-type="float" office:value="-184">
            <text:p>-184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558">
            <text:p>-558</text:p>
          </table:table-cell>
          <table:table-cell office:value-type="float" office:value="-421">
            <text:p>-421</text:p>
          </table:table-cell>
          <table:table-cell office:value-type="float" office:value="11841">
            <text:p>11841</text:p>
          </table:table-cell>
          <table:table-cell office:value-type="float" office:value="20">
            <text:p>20</text:p>
          </table:table-cell>
          <table:table-cell office:value-type="float" office:value="-2998">
            <text:p>-2998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455">
            <text:p>-455</text:p>
          </table:table-cell>
          <table:table-cell office:value-type="float" office:value="-425">
            <text:p>-425</text:p>
          </table:table-cell>
          <table:table-cell office:value-type="float" office:value="11861">
            <text:p>11861</text:p>
          </table:table-cell>
          <table:table-cell office:value-type="float" office:value="24">
            <text:p>24</text:p>
          </table:table-cell>
          <table:table-cell office:value-type="float" office:value="-2998">
            <text:p>-2998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2">
            <text:p>-352</text:p>
          </table:table-cell>
          <table:table-cell office:value-type="float" office:value="-423">
            <text:p>-423</text:p>
          </table:table-cell>
          <table:table-cell office:value-type="float" office:value="11872">
            <text:p>11872</text:p>
          </table:table-cell>
          <table:table-cell office:value-type="float" office:value="21">
            <text:p>21</text:p>
          </table:table-cell>
          <table:table-cell office:value-type="float" office:value="-2993">
            <text:p>-2993</text:p>
          </table:table-cell>
          <table:table-cell office:value-type="float" office:value="-194">
            <text:p>-194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55">
            <text:p>-255</text:p>
          </table:table-cell>
          <table:table-cell office:value-type="float" office:value="-413">
            <text:p>-413</text:p>
          </table:table-cell>
          <table:table-cell office:value-type="float" office:value="11845">
            <text:p>11845</text:p>
          </table:table-cell>
          <table:table-cell office:value-type="float" office:value="18">
            <text:p>18</text:p>
          </table:table-cell>
          <table:table-cell office:value-type="float" office:value="-2996">
            <text:p>-2996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185">
            <text:p>-185</text:p>
          </table:table-cell>
          <table:table-cell office:value-type="float" office:value="-437">
            <text:p>-437</text:p>
          </table:table-cell>
          <table:table-cell office:value-type="float" office:value="11939">
            <text:p>11939</text:p>
          </table:table-cell>
          <table:table-cell office:value-type="float" office:value="14">
            <text:p>14</text:p>
          </table:table-cell>
          <table:table-cell office:value-type="float" office:value="-2995">
            <text:p>-2995</text:p>
          </table:table-cell>
          <table:table-cell office:value-type="float" office:value="-175">
            <text:p>-17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04">
            <text:p>-104</text:p>
          </table:table-cell>
          <table:table-cell office:value-type="float" office:value="-414">
            <text:p>-414</text:p>
          </table:table-cell>
          <table:table-cell office:value-type="float" office:value="11930">
            <text:p>11930</text:p>
          </table:table-cell>
          <table:table-cell office:value-type="float" office:value="13">
            <text:p>13</text:p>
          </table:table-cell>
          <table:table-cell office:value-type="float" office:value="-2991">
            <text:p>-2991</text:p>
          </table:table-cell>
          <table:table-cell office:value-type="float" office:value="-174">
            <text:p>-174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-468">
            <text:p>-468</text:p>
          </table:table-cell>
          <table:table-cell office:value-type="float" office:value="11881">
            <text:p>11881</text:p>
          </table:table-cell>
          <table:table-cell office:value-type="float" office:value="14">
            <text:p>14</text:p>
          </table:table-cell>
          <table:table-cell office:value-type="float" office:value="-2992">
            <text:p>-2992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-414">
            <text:p>-414</text:p>
          </table:table-cell>
          <table:table-cell office:value-type="float" office:value="11889">
            <text:p>11889</text:p>
          </table:table-cell>
          <table:table-cell office:value-type="float" office:value="20">
            <text:p>20</text:p>
          </table:table-cell>
          <table:table-cell office:value-type="float" office:value="-2988">
            <text:p>-2988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-407">
            <text:p>-407</text:p>
          </table:table-cell>
          <table:table-cell office:value-type="float" office:value="11901">
            <text:p>11901</text:p>
          </table:table-cell>
          <table:table-cell office:value-type="float" office:value="23">
            <text:p>23</text:p>
          </table:table-cell>
          <table:table-cell office:value-type="float" office:value="-2984">
            <text:p>-2984</text:p>
          </table:table-cell>
          <table:table-cell office:value-type="float" office:value="-199">
            <text:p>-19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-423">
            <text:p>-423</text:p>
          </table:table-cell>
          <table:table-cell office:value-type="float" office:value="11922">
            <text:p>11922</text:p>
          </table:table-cell>
          <table:table-cell office:value-type="float" office:value="17">
            <text:p>17</text:p>
          </table:table-cell>
          <table:table-cell office:value-type="float" office:value="-2986">
            <text:p>-2986</text:p>
          </table:table-cell>
          <table:table-cell office:value-type="float" office:value="-195">
            <text:p>-195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-423">
            <text:p>-423</text:p>
          </table:table-cell>
          <table:table-cell office:value-type="float" office:value="11886">
            <text:p>11886</text:p>
          </table:table-cell>
          <table:table-cell office:value-type="float" office:value="20">
            <text:p>20</text:p>
          </table:table-cell>
          <table:table-cell office:value-type="float" office:value="-2986">
            <text:p>-2986</text:p>
          </table:table-cell>
          <table:table-cell office:value-type="float" office:value="-182">
            <text:p>-182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-413">
            <text:p>-413</text:p>
          </table:table-cell>
          <table:table-cell office:value-type="float" office:value="11920">
            <text:p>11920</text:p>
          </table:table-cell>
          <table:table-cell office:value-type="float" office:value="10">
            <text:p>10</text:p>
          </table:table-cell>
          <table:table-cell office:value-type="float" office:value="-2985">
            <text:p>-2985</text:p>
          </table:table-cell>
          <table:table-cell office:value-type="float" office:value="-177">
            <text:p>-17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-419">
            <text:p>-419</text:p>
          </table:table-cell>
          <table:table-cell office:value-type="float" office:value="11926">
            <text:p>11926</text:p>
          </table:table-cell>
          <table:table-cell office:value-type="float" office:value="10">
            <text:p>10</text:p>
          </table:table-cell>
          <table:table-cell office:value-type="float" office:value="-2988">
            <text:p>-2988</text:p>
          </table:table-cell>
          <table:table-cell office:value-type="float" office:value="-178">
            <text:p>-178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office:value-type="float" office:value="-455">
            <text:p>-455</text:p>
          </table:table-cell>
          <table:table-cell office:value-type="float" office:value="11881">
            <text:p>11881</text:p>
          </table:table-cell>
          <table:table-cell office:value-type="float" office:value="14">
            <text:p>14</text:p>
          </table:table-cell>
          <table:table-cell office:value-type="float" office:value="-2984">
            <text:p>-2984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-393">
            <text:p>-393</text:p>
          </table:table-cell>
          <table:table-cell office:value-type="float" office:value="11871">
            <text:p>11871</text:p>
          </table:table-cell>
          <table:table-cell office:value-type="float" office:value="18">
            <text:p>18</text:p>
          </table:table-cell>
          <table:table-cell office:value-type="float" office:value="-2983">
            <text:p>-2983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-416">
            <text:p>-416</text:p>
          </table:table-cell>
          <table:table-cell office:value-type="float" office:value="11866">
            <text:p>11866</text:p>
          </table:table-cell>
          <table:table-cell office:value-type="float" office:value="17">
            <text:p>17</text:p>
          </table:table-cell>
          <table:table-cell office:value-type="float" office:value="-2980">
            <text:p>-2980</text:p>
          </table:table-cell>
          <table:table-cell office:value-type="float" office:value="-197">
            <text:p>-197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891">
            <text:p>891</text:p>
          </table:table-cell>
          <table:table-cell office:value-type="float" office:value="-434">
            <text:p>-434</text:p>
          </table:table-cell>
          <table:table-cell office:value-type="float" office:value="11851">
            <text:p>11851</text:p>
          </table:table-cell>
          <table:table-cell office:value-type="float" office:value="18">
            <text:p>18</text:p>
          </table:table-cell>
          <table:table-cell office:value-type="float" office:value="-2969">
            <text:p>-2969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-397">
            <text:p>-397</text:p>
          </table:table-cell>
          <table:table-cell office:value-type="float" office:value="11877">
            <text:p>11877</text:p>
          </table:table-cell>
          <table:table-cell office:value-type="float" office:value="14">
            <text:p>14</text:p>
          </table:table-cell>
          <table:table-cell office:value-type="float" office:value="-2964">
            <text:p>-2964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1036">
            <text:p>1036</text:p>
          </table:table-cell>
          <table:table-cell office:value-type="float" office:value="-429">
            <text:p>-429</text:p>
          </table:table-cell>
          <table:table-cell office:value-type="float" office:value="11797">
            <text:p>11797</text:p>
          </table:table-cell>
          <table:table-cell office:value-type="float" office:value="18">
            <text:p>18</text:p>
          </table:table-cell>
          <table:table-cell office:value-type="float" office:value="-2970">
            <text:p>-2970</text:p>
          </table:table-cell>
          <table:table-cell office:value-type="float" office:value="-176">
            <text:p>-176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-428">
            <text:p>-428</text:p>
          </table:table-cell>
          <table:table-cell office:value-type="float" office:value="11824">
            <text:p>11824</text:p>
          </table:table-cell>
          <table:table-cell office:value-type="float" office:value="21">
            <text:p>21</text:p>
          </table:table-cell>
          <table:table-cell office:value-type="float" office:value="-2968">
            <text:p>-2968</text:p>
          </table:table-cell>
          <table:table-cell office:value-type="float" office:value="-178">
            <text:p>-178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-404">
            <text:p>-404</text:p>
          </table:table-cell>
          <table:table-cell office:value-type="float" office:value="11829">
            <text:p>11829</text:p>
          </table:table-cell>
          <table:table-cell office:value-type="float" office:value="18">
            <text:p>18</text:p>
          </table:table-cell>
          <table:table-cell office:value-type="float" office:value="-2961">
            <text:p>-2961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358">
            <text:p>1358</text:p>
          </table:table-cell>
          <table:table-cell office:value-type="float" office:value="-398">
            <text:p>-398</text:p>
          </table:table-cell>
          <table:table-cell office:value-type="float" office:value="11791">
            <text:p>11791</text:p>
          </table:table-cell>
          <table:table-cell office:value-type="float" office:value="21">
            <text:p>21</text:p>
          </table:table-cell>
          <table:table-cell office:value-type="float" office:value="-2959">
            <text:p>-2959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405">
            <text:p>1405</text:p>
          </table:table-cell>
          <table:table-cell office:value-type="float" office:value="-398">
            <text:p>-398</text:p>
          </table:table-cell>
          <table:table-cell office:value-type="float" office:value="11755">
            <text:p>11755</text:p>
          </table:table-cell>
          <table:table-cell office:value-type="float" office:value="17">
            <text:p>17</text:p>
          </table:table-cell>
          <table:table-cell office:value-type="float" office:value="-2955">
            <text:p>-2955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475">
            <text:p>1475</text:p>
          </table:table-cell>
          <table:table-cell office:value-type="float" office:value="-414">
            <text:p>-414</text:p>
          </table:table-cell>
          <table:table-cell office:value-type="float" office:value="11739">
            <text:p>11739</text:p>
          </table:table-cell>
          <table:table-cell office:value-type="float" office:value="17">
            <text:p>17</text:p>
          </table:table-cell>
          <table:table-cell office:value-type="float" office:value="-2953">
            <text:p>-2953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560">
            <text:p>1560</text:p>
          </table:table-cell>
          <table:table-cell office:value-type="float" office:value="-422">
            <text:p>-422</text:p>
          </table:table-cell>
          <table:table-cell office:value-type="float" office:value="11705">
            <text:p>11705</text:p>
          </table:table-cell>
          <table:table-cell office:value-type="float" office:value="20">
            <text:p>20</text:p>
          </table:table-cell>
          <table:table-cell office:value-type="float" office:value="-2952">
            <text:p>-2952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651">
            <text:p>1651</text:p>
          </table:table-cell>
          <table:table-cell office:value-type="float" office:value="-404">
            <text:p>-404</text:p>
          </table:table-cell>
          <table:table-cell office:value-type="float" office:value="11595">
            <text:p>11595</text:p>
          </table:table-cell>
          <table:table-cell office:value-type="float" office:value="15">
            <text:p>15</text:p>
          </table:table-cell>
          <table:table-cell office:value-type="float" office:value="-2954">
            <text:p>-2954</text:p>
          </table:table-cell>
          <table:table-cell office:value-type="float" office:value="-176">
            <text:p>-176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723">
            <text:p>1723</text:p>
          </table:table-cell>
          <table:table-cell office:value-type="float" office:value="-389">
            <text:p>-389</text:p>
          </table:table-cell>
          <table:table-cell office:value-type="float" office:value="11634">
            <text:p>11634</text:p>
          </table:table-cell>
          <table:table-cell office:value-type="float" office:value="15">
            <text:p>15</text:p>
          </table:table-cell>
          <table:table-cell office:value-type="float" office:value="-2950">
            <text:p>-2950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805">
            <text:p>1805</text:p>
          </table:table-cell>
          <table:table-cell office:value-type="float" office:value="-404">
            <text:p>-404</text:p>
          </table:table-cell>
          <table:table-cell office:value-type="float" office:value="11606">
            <text:p>11606</text:p>
          </table:table-cell>
          <table:table-cell office:value-type="float" office:value="16">
            <text:p>16</text:p>
          </table:table-cell>
          <table:table-cell office:value-type="float" office:value="-2947">
            <text:p>-2947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-370">
            <text:p>-370</text:p>
          </table:table-cell>
          <table:table-cell office:value-type="float" office:value="11544">
            <text:p>11544</text:p>
          </table:table-cell>
          <table:table-cell office:value-type="float" office:value="14">
            <text:p>14</text:p>
          </table:table-cell>
          <table:table-cell office:value-type="float" office:value="-2946">
            <text:p>-2946</text:p>
          </table:table-cell>
          <table:table-cell office:value-type="float" office:value="-190">
            <text:p>-190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-380">
            <text:p>-380</text:p>
          </table:table-cell>
          <table:table-cell office:value-type="float" office:value="11510">
            <text:p>11510</text:p>
          </table:table-cell>
          <table:table-cell office:value-type="float" office:value="15">
            <text:p>15</text:p>
          </table:table-cell>
          <table:table-cell office:value-type="float" office:value="-2941">
            <text:p>-2941</text:p>
          </table:table-cell>
          <table:table-cell office:value-type="float" office:value="-184">
            <text:p>-184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-400">
            <text:p>-400</text:p>
          </table:table-cell>
          <table:table-cell office:value-type="float" office:value="11489">
            <text:p>11489</text:p>
          </table:table-cell>
          <table:table-cell office:value-type="float" office:value="18">
            <text:p>18</text:p>
          </table:table-cell>
          <table:table-cell office:value-type="float" office:value="-2937">
            <text:p>-2937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143">
            <text:p>2143</text:p>
          </table:table-cell>
          <table:table-cell office:value-type="float" office:value="-365">
            <text:p>-365</text:p>
          </table:table-cell>
          <table:table-cell office:value-type="float" office:value="11451">
            <text:p>11451</text:p>
          </table:table-cell>
          <table:table-cell office:value-type="float" office:value="15">
            <text:p>15</text:p>
          </table:table-cell>
          <table:table-cell office:value-type="float" office:value="-2937">
            <text:p>-2937</text:p>
          </table:table-cell>
          <table:table-cell office:value-type="float" office:value="-174">
            <text:p>-174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225">
            <text:p>2225</text:p>
          </table:table-cell>
          <table:table-cell office:value-type="float" office:value="-400">
            <text:p>-400</text:p>
          </table:table-cell>
          <table:table-cell office:value-type="float" office:value="11404">
            <text:p>11404</text:p>
          </table:table-cell>
          <table:table-cell office:value-type="float" office:value="14">
            <text:p>14</text:p>
          </table:table-cell>
          <table:table-cell office:value-type="float" office:value="-2930">
            <text:p>-2930</text:p>
          </table:table-cell>
          <table:table-cell office:value-type="float" office:value="-172">
            <text:p>-172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299">
            <text:p>2299</text:p>
          </table:table-cell>
          <table:table-cell office:value-type="float" office:value="-392">
            <text:p>-392</text:p>
          </table:table-cell>
          <table:table-cell office:value-type="float" office:value="11336">
            <text:p>11336</text:p>
          </table:table-cell>
          <table:table-cell office:value-type="float" office:value="18">
            <text:p>18</text:p>
          </table:table-cell>
          <table:table-cell office:value-type="float" office:value="-2926">
            <text:p>-2926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417">
            <text:p>2417</text:p>
          </table:table-cell>
          <table:table-cell office:value-type="float" office:value="-344">
            <text:p>-344</text:p>
          </table:table-cell>
          <table:table-cell office:value-type="float" office:value="11327">
            <text:p>11327</text:p>
          </table:table-cell>
          <table:table-cell office:value-type="float" office:value="16">
            <text:p>16</text:p>
          </table:table-cell>
          <table:table-cell office:value-type="float" office:value="-2921">
            <text:p>-2921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437">
            <text:p>2437</text:p>
          </table:table-cell>
          <table:table-cell office:value-type="float" office:value="-389">
            <text:p>-389</text:p>
          </table:table-cell>
          <table:table-cell office:value-type="float" office:value="11290">
            <text:p>11290</text:p>
          </table:table-cell>
          <table:table-cell office:value-type="float" office:value="13">
            <text:p>13</text:p>
          </table:table-cell>
          <table:table-cell office:value-type="float" office:value="-2922">
            <text:p>-2922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545">
            <text:p>2545</text:p>
          </table:table-cell>
          <table:table-cell office:value-type="float" office:value="-385">
            <text:p>-385</text:p>
          </table:table-cell>
          <table:table-cell office:value-type="float" office:value="11244">
            <text:p>11244</text:p>
          </table:table-cell>
          <table:table-cell office:value-type="float" office:value="17">
            <text:p>17</text:p>
          </table:table-cell>
          <table:table-cell office:value-type="float" office:value="-2918">
            <text:p>-2918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592">
            <text:p>2592</text:p>
          </table:table-cell>
          <table:table-cell office:value-type="float" office:value="-353">
            <text:p>-353</text:p>
          </table:table-cell>
          <table:table-cell office:value-type="float" office:value="11206">
            <text:p>11206</text:p>
          </table:table-cell>
          <table:table-cell office:value-type="float" office:value="13">
            <text:p>13</text:p>
          </table:table-cell>
          <table:table-cell office:value-type="float" office:value="-2919">
            <text:p>-2919</text:p>
          </table:table-cell>
          <table:table-cell office:value-type="float" office:value="-182">
            <text:p>-182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2685">
            <text:p>2685</text:p>
          </table:table-cell>
          <table:table-cell office:value-type="float" office:value="-404">
            <text:p>-404</text:p>
          </table:table-cell>
          <table:table-cell office:value-type="float" office:value="11136">
            <text:p>11136</text:p>
          </table:table-cell>
          <table:table-cell office:value-type="float" office:value="17">
            <text:p>17</text:p>
          </table:table-cell>
          <table:table-cell office:value-type="float" office:value="-2911">
            <text:p>-2911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-396">
            <text:p>-396</text:p>
          </table:table-cell>
          <table:table-cell office:value-type="float" office:value="11084">
            <text:p>11084</text:p>
          </table:table-cell>
          <table:table-cell office:value-type="float" office:value="18">
            <text:p>18</text:p>
          </table:table-cell>
          <table:table-cell office:value-type="float" office:value="-2906">
            <text:p>-2906</text:p>
          </table:table-cell>
          <table:table-cell office:value-type="float" office:value="-176">
            <text:p>-176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815">
            <text:p>2815</text:p>
          </table:table-cell>
          <table:table-cell office:value-type="float" office:value="-349">
            <text:p>-349</text:p>
          </table:table-cell>
          <table:table-cell office:value-type="float" office:value="11006">
            <text:p>11006</text:p>
          </table:table-cell>
          <table:table-cell office:value-type="float" office:value="20">
            <text:p>20</text:p>
          </table:table-cell>
          <table:table-cell office:value-type="float" office:value="-2905">
            <text:p>-2905</text:p>
          </table:table-cell>
          <table:table-cell office:value-type="float" office:value="-177">
            <text:p>-177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880">
            <text:p>2880</text:p>
          </table:table-cell>
          <table:table-cell office:value-type="float" office:value="-342">
            <text:p>-342</text:p>
          </table:table-cell>
          <table:table-cell office:value-type="float" office:value="10956">
            <text:p>10956</text:p>
          </table:table-cell>
          <table:table-cell office:value-type="float" office:value="18">
            <text:p>18</text:p>
          </table:table-cell>
          <table:table-cell office:value-type="float" office:value="-2904">
            <text:p>-2904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946">
            <text:p>2946</text:p>
          </table:table-cell>
          <table:table-cell office:value-type="float" office:value="-313">
            <text:p>-313</text:p>
          </table:table-cell>
          <table:table-cell office:value-type="float" office:value="10931">
            <text:p>10931</text:p>
          </table:table-cell>
          <table:table-cell office:value-type="float" office:value="13">
            <text:p>13</text:p>
          </table:table-cell>
          <table:table-cell office:value-type="float" office:value="-2899">
            <text:p>-2899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016">
            <text:p>3016</text:p>
          </table:table-cell>
          <table:table-cell office:value-type="float" office:value="-332">
            <text:p>-332</text:p>
          </table:table-cell>
          <table:table-cell office:value-type="float" office:value="10895">
            <text:p>10895</text:p>
          </table:table-cell>
          <table:table-cell office:value-type="float" office:value="11">
            <text:p>11</text:p>
          </table:table-cell>
          <table:table-cell office:value-type="float" office:value="-2889">
            <text:p>-2889</text:p>
          </table:table-cell>
          <table:table-cell office:value-type="float" office:value="-188">
            <text:p>-188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085">
            <text:p>3085</text:p>
          </table:table-cell>
          <table:table-cell office:value-type="float" office:value="-399">
            <text:p>-399</text:p>
          </table:table-cell>
          <table:table-cell office:value-type="float" office:value="10789">
            <text:p>10789</text:p>
          </table:table-cell>
          <table:table-cell office:value-type="float" office:value="14">
            <text:p>14</text:p>
          </table:table-cell>
          <table:table-cell office:value-type="float" office:value="-2890">
            <text:p>-2890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106">
            <text:p>3106</text:p>
          </table:table-cell>
          <table:table-cell office:value-type="float" office:value="-382">
            <text:p>-382</text:p>
          </table:table-cell>
          <table:table-cell office:value-type="float" office:value="10700">
            <text:p>10700</text:p>
          </table:table-cell>
          <table:table-cell office:value-type="float" office:value="20">
            <text:p>20</text:p>
          </table:table-cell>
          <table:table-cell office:value-type="float" office:value="-2886">
            <text:p>-2886</text:p>
          </table:table-cell>
          <table:table-cell office:value-type="float" office:value="-172">
            <text:p>-172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-349">
            <text:p>-349</text:p>
          </table:table-cell>
          <table:table-cell office:value-type="float" office:value="10667">
            <text:p>10667</text:p>
          </table:table-cell>
          <table:table-cell office:value-type="float" office:value="21">
            <text:p>21</text:p>
          </table:table-cell>
          <table:table-cell office:value-type="float" office:value="-2885">
            <text:p>-2885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240">
            <text:p>3240</text:p>
          </table:table-cell>
          <table:table-cell office:value-type="float" office:value="-329">
            <text:p>-329</text:p>
          </table:table-cell>
          <table:table-cell office:value-type="float" office:value="10622">
            <text:p>10622</text:p>
          </table:table-cell>
          <table:table-cell office:value-type="float" office:value="22">
            <text:p>22</text:p>
          </table:table-cell>
          <table:table-cell office:value-type="float" office:value="-2881">
            <text:p>-2881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-280">
            <text:p>-280</text:p>
          </table:table-cell>
          <table:table-cell office:value-type="float" office:value="10569">
            <text:p>10569</text:p>
          </table:table-cell>
          <table:table-cell office:value-type="float" office:value="18">
            <text:p>18</text:p>
          </table:table-cell>
          <table:table-cell office:value-type="float" office:value="-2882">
            <text:p>-2882</text:p>
          </table:table-cell>
          <table:table-cell office:value-type="float" office:value="-177">
            <text:p>-177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-277">
            <text:p>-277</text:p>
          </table:table-cell>
          <table:table-cell office:value-type="float" office:value="10512">
            <text:p>10512</text:p>
          </table:table-cell>
          <table:table-cell office:value-type="float" office:value="10">
            <text:p>10</text:p>
          </table:table-cell>
          <table:table-cell office:value-type="float" office:value="-2879">
            <text:p>-2879</text:p>
          </table:table-cell>
          <table:table-cell office:value-type="float" office:value="-187">
            <text:p>-187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419">
            <text:p>3419</text:p>
          </table:table-cell>
          <table:table-cell office:value-type="float" office:value="-321">
            <text:p>-321</text:p>
          </table:table-cell>
          <table:table-cell office:value-type="float" office:value="10360">
            <text:p>10360</text:p>
          </table:table-cell>
          <table:table-cell office:value-type="float" office:value="9">
            <text:p>9</text:p>
          </table:table-cell>
          <table:table-cell office:value-type="float" office:value="-2880">
            <text:p>-2880</text:p>
          </table:table-cell>
          <table:table-cell office:value-type="float" office:value="-193">
            <text:p>-193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463">
            <text:p>3463</text:p>
          </table:table-cell>
          <table:table-cell office:value-type="float" office:value="-357">
            <text:p>-357</text:p>
          </table:table-cell>
          <table:table-cell office:value-type="float" office:value="10306">
            <text:p>10306</text:p>
          </table:table-cell>
          <table:table-cell office:value-type="float" office:value="14">
            <text:p>14</text:p>
          </table:table-cell>
          <table:table-cell office:value-type="float" office:value="-2877">
            <text:p>-2877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473">
            <text:p>3473</text:p>
          </table:table-cell>
          <table:table-cell office:value-type="float" office:value="-391">
            <text:p>-391</text:p>
          </table:table-cell>
          <table:table-cell office:value-type="float" office:value="10271">
            <text:p>10271</text:p>
          </table:table-cell>
          <table:table-cell office:value-type="float" office:value="16">
            <text:p>16</text:p>
          </table:table-cell>
          <table:table-cell office:value-type="float" office:value="-2876">
            <text:p>-2876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554">
            <text:p>3554</text:p>
          </table:table-cell>
          <table:table-cell office:value-type="float" office:value="-365">
            <text:p>-365</text:p>
          </table:table-cell>
          <table:table-cell office:value-type="float" office:value="10222">
            <text:p>10222</text:p>
          </table:table-cell>
          <table:table-cell office:value-type="float" office:value="26">
            <text:p>26</text:p>
          </table:table-cell>
          <table:table-cell office:value-type="float" office:value="-2872">
            <text:p>-2872</text:p>
          </table:table-cell>
          <table:table-cell office:value-type="float" office:value="-171">
            <text:p>-171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3627">
            <text:p>3627</text:p>
          </table:table-cell>
          <table:table-cell office:value-type="float" office:value="-319">
            <text:p>-319</text:p>
          </table:table-cell>
          <table:table-cell office:value-type="float" office:value="10135">
            <text:p>10135</text:p>
          </table:table-cell>
          <table:table-cell office:value-type="float" office:value="30">
            <text:p>30</text:p>
          </table:table-cell>
          <table:table-cell office:value-type="float" office:value="-2872">
            <text:p>-2872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673">
            <text:p>3673</text:p>
          </table:table-cell>
          <table:table-cell office:value-type="float" office:value="-244">
            <text:p>-244</text:p>
          </table:table-cell>
          <table:table-cell office:value-type="float" office:value="10023">
            <text:p>10023</text:p>
          </table:table-cell>
          <table:table-cell office:value-type="float" office:value="20">
            <text:p>20</text:p>
          </table:table-cell>
          <table:table-cell office:value-type="float" office:value="-2870">
            <text:p>-2870</text:p>
          </table:table-cell>
          <table:table-cell office:value-type="float" office:value="-172">
            <text:p>-172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725">
            <text:p>3725</text:p>
          </table:table-cell>
          <table:table-cell office:value-type="float" office:value="-266">
            <text:p>-266</text:p>
          </table:table-cell>
          <table:table-cell office:value-type="float" office:value="9969">
            <text:p>9969</text:p>
          </table:table-cell>
          <table:table-cell office:value-type="float" office:value="14">
            <text:p>14</text:p>
          </table:table-cell>
          <table:table-cell office:value-type="float" office:value="-2862">
            <text:p>-2862</text:p>
          </table:table-cell>
          <table:table-cell office:value-type="float" office:value="-183">
            <text:p>-183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office:value-type="float" office:value="-231">
            <text:p>-231</text:p>
          </table:table-cell>
          <table:table-cell office:value-type="float" office:value="9916">
            <text:p>9916</text:p>
          </table:table-cell>
          <table:table-cell office:value-type="float" office:value="9">
            <text:p>9</text:p>
          </table:table-cell>
          <table:table-cell office:value-type="float" office:value="-2863">
            <text:p>-2863</text:p>
          </table:table-cell>
          <table:table-cell office:value-type="float" office:value="-192">
            <text:p>-192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3833">
            <text:p>3833</text:p>
          </table:table-cell>
          <table:table-cell office:value-type="float" office:value="-288">
            <text:p>-288</text:p>
          </table:table-cell>
          <table:table-cell office:value-type="float" office:value="9892">
            <text:p>9892</text:p>
          </table:table-cell>
          <table:table-cell office:value-type="float" office:value="1">
            <text:p>1</text:p>
          </table:table-cell>
          <table:table-cell office:value-type="float" office:value="-2862">
            <text:p>-2862</text:p>
          </table:table-cell>
          <table:table-cell office:value-type="float" office:value="-186">
            <text:p>-186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829">
            <text:p>3829</text:p>
          </table:table-cell>
          <table:table-cell office:value-type="float" office:value="-415">
            <text:p>-415</text:p>
          </table:table-cell>
          <table:table-cell office:value-type="float" office:value="9753">
            <text:p>9753</text:p>
          </table:table-cell>
          <table:table-cell office:value-type="float" office:value="10">
            <text:p>10</text:p>
          </table:table-cell>
          <table:table-cell office:value-type="float" office:value="-2857">
            <text:p>-2857</text:p>
          </table:table-cell>
          <table:table-cell office:value-type="float" office:value="-182">
            <text:p>-18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882">
            <text:p>3882</text:p>
          </table:table-cell>
          <table:table-cell office:value-type="float" office:value="-364">
            <text:p>-364</text:p>
          </table:table-cell>
          <table:table-cell office:value-type="float" office:value="9659">
            <text:p>9659</text:p>
          </table:table-cell>
          <table:table-cell office:value-type="float" office:value="20">
            <text:p>20</text:p>
          </table:table-cell>
          <table:table-cell office:value-type="float" office:value="-2853">
            <text:p>-2853</text:p>
          </table:table-cell>
          <table:table-cell office:value-type="float" office:value="-172">
            <text:p>-172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-299">
            <text:p>-299</text:p>
          </table:table-cell>
          <table:table-cell office:value-type="float" office:value="9595">
            <text:p>9595</text:p>
          </table:table-cell>
          <table:table-cell office:value-type="float" office:value="24">
            <text:p>24</text:p>
          </table:table-cell>
          <table:table-cell office:value-type="float" office:value="-2850">
            <text:p>-2850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964">
            <text:p>3964</text:p>
          </table:table-cell>
          <table:table-cell office:value-type="float" office:value="-247">
            <text:p>-247</text:p>
          </table:table-cell>
          <table:table-cell office:value-type="float" office:value="9507">
            <text:p>9507</text:p>
          </table:table-cell>
          <table:table-cell office:value-type="float" office:value="22">
            <text:p>22</text:p>
          </table:table-cell>
          <table:table-cell office:value-type="float" office:value="-2851">
            <text:p>-2851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78">
            <text:p>3978</text:p>
          </table:table-cell>
          <table:table-cell office:value-type="float" office:value="-203">
            <text:p>-203</text:p>
          </table:table-cell>
          <table:table-cell office:value-type="float" office:value="9445">
            <text:p>9445</text:p>
          </table:table-cell>
          <table:table-cell office:value-type="float" office:value="15">
            <text:p>15</text:p>
          </table:table-cell>
          <table:table-cell office:value-type="float" office:value="-2846">
            <text:p>-2846</text:p>
          </table:table-cell>
          <table:table-cell office:value-type="float" office:value="-178">
            <text:p>-178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79">
            <text:p>3979</text:p>
          </table:table-cell>
          <table:table-cell office:value-type="float" office:value="-222">
            <text:p>-222</text:p>
          </table:table-cell>
          <table:table-cell office:value-type="float" office:value="9390">
            <text:p>9390</text:p>
          </table:table-cell>
          <table:table-cell office:value-type="float" office:value="2">
            <text:p>2</text:p>
          </table:table-cell>
          <table:table-cell office:value-type="float" office:value="-2842">
            <text:p>-2842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031">
            <text:p>4031</text:p>
          </table:table-cell>
          <table:table-cell office:value-type="float" office:value="-296">
            <text:p>-296</text:p>
          </table:table-cell>
          <table:table-cell office:value-type="float" office:value="9289">
            <text:p>9289</text:p>
          </table:table-cell>
          <table:table-cell office:value-type="float" office:value="5">
            <text:p>5</text:p>
          </table:table-cell>
          <table:table-cell office:value-type="float" office:value="-2837">
            <text:p>-2837</text:p>
          </table:table-cell>
          <table:table-cell office:value-type="float" office:value="-188">
            <text:p>-188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73">
            <text:p>4073</text:p>
          </table:table-cell>
          <table:table-cell office:value-type="float" office:value="-354">
            <text:p>-354</text:p>
          </table:table-cell>
          <table:table-cell office:value-type="float" office:value="9193">
            <text:p>9193</text:p>
          </table:table-cell>
          <table:table-cell office:value-type="float" office:value="15">
            <text:p>15</text:p>
          </table:table-cell>
          <table:table-cell office:value-type="float" office:value="-2839">
            <text:p>-2839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04">
            <text:p>4104</text:p>
          </table:table-cell>
          <table:table-cell office:value-type="float" office:value="-358">
            <text:p>-358</text:p>
          </table:table-cell>
          <table:table-cell office:value-type="float" office:value="9130">
            <text:p>9130</text:p>
          </table:table-cell>
          <table:table-cell office:value-type="float" office:value="22">
            <text:p>22</text:p>
          </table:table-cell>
          <table:table-cell office:value-type="float" office:value="-2832">
            <text:p>-2832</text:p>
          </table:table-cell>
          <table:table-cell office:value-type="float" office:value="-171">
            <text:p>-17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35">
            <text:p>4135</text:p>
          </table:table-cell>
          <table:table-cell office:value-type="float" office:value="-285">
            <text:p>-285</text:p>
          </table:table-cell>
          <table:table-cell office:value-type="float" office:value="9047">
            <text:p>9047</text:p>
          </table:table-cell>
          <table:table-cell office:value-type="float" office:value="32">
            <text:p>32</text:p>
          </table:table-cell>
          <table:table-cell office:value-type="float" office:value="-2831">
            <text:p>-2831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4187">
            <text:p>4187</text:p>
          </table:table-cell>
          <table:table-cell office:value-type="float" office:value="-205">
            <text:p>-205</text:p>
          </table:table-cell>
          <table:table-cell office:value-type="float" office:value="8985">
            <text:p>8985</text:p>
          </table:table-cell>
          <table:table-cell office:value-type="float" office:value="32">
            <text:p>32</text:p>
          </table:table-cell>
          <table:table-cell office:value-type="float" office:value="-2827">
            <text:p>-2827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25">
            <text:p>4225</text:p>
          </table:table-cell>
          <table:table-cell office:value-type="float" office:value="-126">
            <text:p>-126</text:p>
          </table:table-cell>
          <table:table-cell office:value-type="float" office:value="8919">
            <text:p>8919</text:p>
          </table:table-cell>
          <table:table-cell office:value-type="float" office:value="17">
            <text:p>17</text:p>
          </table:table-cell>
          <table:table-cell office:value-type="float" office:value="-2825">
            <text:p>-2825</text:p>
          </table:table-cell>
          <table:table-cell office:value-type="float" office:value="-173">
            <text:p>-17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90">
            <text:p>4190</text:p>
          </table:table-cell>
          <table:table-cell office:value-type="float" office:value="-153">
            <text:p>-153</text:p>
          </table:table-cell>
          <table:table-cell office:value-type="float" office:value="8801">
            <text:p>8801</text:p>
          </table:table-cell>
          <table:table-cell office:value-type="float" office:value="11">
            <text:p>11</text:p>
          </table:table-cell>
          <table:table-cell office:value-type="float" office:value="-2817">
            <text:p>-2817</text:p>
          </table:table-cell>
          <table:table-cell office:value-type="float" office:value="-185">
            <text:p>-185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27">
            <text:p>4227</text:p>
          </table:table-cell>
          <table:table-cell office:value-type="float" office:value="-198">
            <text:p>-198</text:p>
          </table:table-cell>
          <table:table-cell office:value-type="float" office:value="8738">
            <text:p>8738</text:p>
          </table:table-cell>
          <table:table-cell office:value-type="float" office:value="3">
            <text:p>3</text:p>
          </table:table-cell>
          <table:table-cell office:value-type="float" office:value="-2809">
            <text:p>-2809</text:p>
          </table:table-cell>
          <table:table-cell office:value-type="float" office:value="-189">
            <text:p>-189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56">
            <text:p>4256</text:p>
          </table:table-cell>
          <table:table-cell office:value-type="float" office:value="-259">
            <text:p>-259</text:p>
          </table:table-cell>
          <table:table-cell office:value-type="float" office:value="8617">
            <text:p>8617</text:p>
          </table:table-cell>
          <table:table-cell office:value-type="float" office:value="5">
            <text:p>5</text:p>
          </table:table-cell>
          <table:table-cell office:value-type="float" office:value="-2810">
            <text:p>-2810</text:p>
          </table:table-cell>
          <table:table-cell office:value-type="float" office:value="-177">
            <text:p>-177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4256">
            <text:p>4256</text:p>
          </table:table-cell>
          <table:table-cell office:value-type="float" office:value="-299">
            <text:p>-299</text:p>
          </table:table-cell>
          <table:table-cell office:value-type="float" office:value="8565">
            <text:p>8565</text:p>
          </table:table-cell>
          <table:table-cell office:value-type="float" office:value="19">
            <text:p>19</text:p>
          </table:table-cell>
          <table:table-cell office:value-type="float" office:value="-2805">
            <text:p>-2805</text:p>
          </table:table-cell>
          <table:table-cell office:value-type="float" office:value="-171">
            <text:p>-171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92">
            <text:p>4292</text:p>
          </table:table-cell>
          <table:table-cell office:value-type="float" office:value="-273">
            <text:p>-273</text:p>
          </table:table-cell>
          <table:table-cell office:value-type="float" office:value="8461">
            <text:p>8461</text:p>
          </table:table-cell>
          <table:table-cell office:value-type="float" office:value="25">
            <text:p>25</text:p>
          </table:table-cell>
          <table:table-cell office:value-type="float" office:value="-2799">
            <text:p>-2799</text:p>
          </table:table-cell>
          <table:table-cell office:value-type="float" office:value="-172">
            <text:p>-172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85">
            <text:p>4285</text:p>
          </table:table-cell>
          <table:table-cell office:value-type="float" office:value="-181">
            <text:p>-181</text:p>
          </table:table-cell>
          <table:table-cell office:value-type="float" office:value="8380">
            <text:p>8380</text:p>
          </table:table-cell>
          <table:table-cell office:value-type="float" office:value="24">
            <text:p>24</text:p>
          </table:table-cell>
          <table:table-cell office:value-type="float" office:value="-2799">
            <text:p>-2799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88">
            <text:p>4288</text:p>
          </table:table-cell>
          <table:table-cell office:value-type="float" office:value="-146">
            <text:p>-146</text:p>
          </table:table-cell>
          <table:table-cell office:value-type="float" office:value="8301">
            <text:p>8301</text:p>
          </table:table-cell>
          <table:table-cell office:value-type="float" office:value="20">
            <text:p>20</text:p>
          </table:table-cell>
          <table:table-cell office:value-type="float" office:value="-2793">
            <text:p>-2793</text:p>
          </table:table-cell>
          <table:table-cell office:value-type="float" office:value="-174">
            <text:p>-174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327">
            <text:p>4327</text:p>
          </table:table-cell>
          <table:table-cell office:value-type="float" office:value="-127">
            <text:p>-127</text:p>
          </table:table-cell>
          <table:table-cell office:value-type="float" office:value="8238">
            <text:p>8238</text:p>
          </table:table-cell>
          <table:table-cell office:value-type="float" office:value="8">
            <text:p>8</text:p>
          </table:table-cell>
          <table:table-cell office:value-type="float" office:value="-2794">
            <text:p>-2794</text:p>
          </table:table-cell>
          <table:table-cell office:value-type="float" office:value="-181">
            <text:p>-181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  <table:table-cell office:value-type="float" office:value="-176">
            <text:p>-176</text:p>
          </table:table-cell>
          <table:table-cell office:value-type="float" office:value="8179">
            <text:p>8179</text:p>
          </table:table-cell>
          <table:table-cell office:value-type="float" office:value="1">
            <text:p>1</text:p>
          </table:table-cell>
          <table:table-cell office:value-type="float" office:value="-2793">
            <text:p>-2793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office:value-type="float" office:value="-263">
            <text:p>-263</text:p>
          </table:table-cell>
          <table:table-cell office:value-type="float" office:value="8109">
            <text:p>8109</text:p>
          </table:table-cell>
          <table:table-cell office:value-type="float" office:value="6">
            <text:p>6</text:p>
          </table:table-cell>
          <table:table-cell office:value-type="float" office:value="-2792">
            <text:p>-2792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356">
            <text:p>4356</text:p>
          </table:table-cell>
          <table:table-cell office:value-type="float" office:value="-314">
            <text:p>-314</text:p>
          </table:table-cell>
          <table:table-cell office:value-type="float" office:value="8006">
            <text:p>8006</text:p>
          </table:table-cell>
          <table:table-cell office:value-type="float" office:value="16">
            <text:p>16</text:p>
          </table:table-cell>
          <table:table-cell office:value-type="float" office:value="-2784">
            <text:p>-2784</text:p>
          </table:table-cell>
          <table:table-cell office:value-type="float" office:value="-175">
            <text:p>-17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38">
            <text:p>4338</text:p>
          </table:table-cell>
          <table:table-cell office:value-type="float" office:value="-280">
            <text:p>-280</text:p>
          </table:table-cell>
          <table:table-cell office:value-type="float" office:value="7872">
            <text:p>7872</text:p>
          </table:table-cell>
          <table:table-cell office:value-type="float" office:value="26">
            <text:p>26</text:p>
          </table:table-cell>
          <table:table-cell office:value-type="float" office:value="-2778">
            <text:p>-2778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51">
            <text:p>4351</text:p>
          </table:table-cell>
          <table:table-cell office:value-type="float" office:value="-160">
            <text:p>-160</text:p>
          </table:table-cell>
          <table:table-cell office:value-type="float" office:value="7780">
            <text:p>7780</text:p>
          </table:table-cell>
          <table:table-cell office:value-type="float" office:value="29">
            <text:p>29</text:p>
          </table:table-cell>
          <table:table-cell office:value-type="float" office:value="-2778">
            <text:p>-2778</text:p>
          </table:table-cell>
          <table:table-cell office:value-type="float" office:value="-170">
            <text:p>-17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15">
            <text:p>4315</text:p>
          </table:table-cell>
          <table:table-cell office:value-type="float" office:value="-97">
            <text:p>-97</text:p>
          </table:table-cell>
          <table:table-cell office:value-type="float" office:value="7741">
            <text:p>7741</text:p>
          </table:table-cell>
          <table:table-cell office:value-type="float" office:value="16">
            <text:p>16</text:p>
          </table:table-cell>
          <table:table-cell office:value-type="float" office:value="-2774">
            <text:p>-2774</text:p>
          </table:table-cell>
          <table:table-cell office:value-type="float" office:value="-170">
            <text:p>-170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321">
            <text:p>4321</text:p>
          </table:table-cell>
          <table:table-cell office:value-type="float" office:value="-75">
            <text:p>-75</text:p>
          </table:table-cell>
          <table:table-cell office:value-type="float" office:value="7675">
            <text:p>7675</text:p>
          </table:table-cell>
          <table:table-cell office:value-type="float" office:value="7">
            <text:p>7</text:p>
          </table:table-cell>
          <table:table-cell office:value-type="float" office:value="-2769">
            <text:p>-2769</text:p>
          </table:table-cell>
          <table:table-cell office:value-type="float" office:value="-178">
            <text:p>-178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4318">
            <text:p>4318</text:p>
          </table:table-cell>
          <table:table-cell office:value-type="float" office:value="-162">
            <text:p>-162</text:p>
          </table:table-cell>
          <table:table-cell office:value-type="float" office:value="7631">
            <text:p>7631</text:p>
          </table:table-cell>
          <table:table-cell office:value-type="float" office:value="4">
            <text:p>4</text:p>
          </table:table-cell>
          <table:table-cell office:value-type="float" office:value="-2766">
            <text:p>-2766</text:p>
          </table:table-cell>
          <table:table-cell office:value-type="float" office:value="-179">
            <text:p>-179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328">
            <text:p>4328</text:p>
          </table:table-cell>
          <table:table-cell office:value-type="float" office:value="-230">
            <text:p>-230</text:p>
          </table:table-cell>
          <table:table-cell office:value-type="float" office:value="7546">
            <text:p>7546</text:p>
          </table:table-cell>
          <table:table-cell office:value-type="float" office:value="6">
            <text:p>6</text:p>
          </table:table-cell>
          <table:table-cell office:value-type="float" office:value="-2763">
            <text:p>-2763</text:p>
          </table:table-cell>
          <table:table-cell office:value-type="float" office:value="-175">
            <text:p>-175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98">
            <text:p>4298</text:p>
          </table:table-cell>
          <table:table-cell office:value-type="float" office:value="-243">
            <text:p>-243</text:p>
          </table:table-cell>
          <table:table-cell office:value-type="float" office:value="7441">
            <text:p>7441</text:p>
          </table:table-cell>
          <table:table-cell office:value-type="float" office:value="18">
            <text:p>18</text:p>
          </table:table-cell>
          <table:table-cell office:value-type="float" office:value="-2760">
            <text:p>-2760</text:p>
          </table:table-cell>
          <table:table-cell office:value-type="float" office:value="-170">
            <text:p>-170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01">
            <text:p>4301</text:p>
          </table:table-cell>
          <table:table-cell office:value-type="float" office:value="-225">
            <text:p>-225</text:p>
          </table:table-cell>
          <table:table-cell office:value-type="float" office:value="7353">
            <text:p>7353</text:p>
          </table:table-cell>
          <table:table-cell office:value-type="float" office:value="25">
            <text:p>25</text:p>
          </table:table-cell>
          <table:table-cell office:value-type="float" office:value="-2761">
            <text:p>-2761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01">
            <text:p>4301</text:p>
          </table:table-cell>
          <table:table-cell office:value-type="float" office:value="-151">
            <text:p>-151</text:p>
          </table:table-cell>
          <table:table-cell office:value-type="float" office:value="7253">
            <text:p>7253</text:p>
          </table:table-cell>
          <table:table-cell office:value-type="float" office:value="26">
            <text:p>26</text:p>
          </table:table-cell>
          <table:table-cell office:value-type="float" office:value="-2754">
            <text:p>-2754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86">
            <text:p>4286</text:p>
          </table:table-cell>
          <table:table-cell office:value-type="float" office:value="-72">
            <text:p>-72</text:p>
          </table:table-cell>
          <table:table-cell office:value-type="float" office:value="7159">
            <text:p>7159</text:p>
          </table:table-cell>
          <table:table-cell office:value-type="float" office:value="20">
            <text:p>20</text:p>
          </table:table-cell>
          <table:table-cell office:value-type="float" office:value="-2747">
            <text:p>-2747</text:p>
          </table:table-cell>
          <table:table-cell office:value-type="float" office:value="-170">
            <text:p>-170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61">
            <text:p>4261</text:p>
          </table:table-cell>
          <table:table-cell office:value-type="float" office:value="-82">
            <text:p>-82</text:p>
          </table:table-cell>
          <table:table-cell office:value-type="float" office:value="7033">
            <text:p>7033</text:p>
          </table:table-cell>
          <table:table-cell office:value-type="float" office:value="10">
            <text:p>10</text:p>
          </table:table-cell>
          <table:table-cell office:value-type="float" office:value="-2744">
            <text:p>-2744</text:p>
          </table:table-cell>
          <table:table-cell office:value-type="float" office:value="-174">
            <text:p>-174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221">
            <text:p>4221</text:p>
          </table:table-cell>
          <table:table-cell office:value-type="float" office:value="-118">
            <text:p>-118</text:p>
          </table:table-cell>
          <table:table-cell office:value-type="float" office:value="6987">
            <text:p>6987</text:p>
          </table:table-cell>
          <table:table-cell office:value-type="float" office:value="-1">
            <text:p>-1</text:p>
          </table:table-cell>
          <table:table-cell office:value-type="float" office:value="-2741">
            <text:p>-2741</text:p>
          </table:table-cell>
          <table:table-cell office:value-type="float" office:value="-175">
            <text:p>-17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-180">
            <text:p>-180</text:p>
          </table:table-cell>
          <table:table-cell office:value-type="float" office:value="6965">
            <text:p>6965</text:p>
          </table:table-cell>
          <table:table-cell office:value-type="float" office:value="6">
            <text:p>6</text:p>
          </table:table-cell>
          <table:table-cell office:value-type="float" office:value="-2738">
            <text:p>-2738</text:p>
          </table:table-cell>
          <table:table-cell office:value-type="float" office:value="-174">
            <text:p>-174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4209">
            <text:p>4209</text:p>
          </table:table-cell>
          <table:table-cell office:value-type="float" office:value="-228">
            <text:p>-228</text:p>
          </table:table-cell>
          <table:table-cell office:value-type="float" office:value="6934">
            <text:p>6934</text:p>
          </table:table-cell>
          <table:table-cell office:value-type="float" office:value="14">
            <text:p>14</text:p>
          </table:table-cell>
          <table:table-cell office:value-type="float" office:value="-2739">
            <text:p>-2739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15">
            <text:p>4215</text:p>
          </table:table-cell>
          <table:table-cell office:value-type="float" office:value="-231">
            <text:p>-231</text:p>
          </table:table-cell>
          <table:table-cell office:value-type="float" office:value="6794">
            <text:p>6794</text:p>
          </table:table-cell>
          <table:table-cell office:value-type="float" office:value="21">
            <text:p>21</text:p>
          </table:table-cell>
          <table:table-cell office:value-type="float" office:value="-2732">
            <text:p>-2732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78">
            <text:p>4178</text:p>
          </table:table-cell>
          <table:table-cell office:value-type="float" office:value="-121">
            <text:p>-121</text:p>
          </table:table-cell>
          <table:table-cell office:value-type="float" office:value="6708">
            <text:p>6708</text:p>
          </table:table-cell>
          <table:table-cell office:value-type="float" office:value="24">
            <text:p>24</text:p>
          </table:table-cell>
          <table:table-cell office:value-type="float" office:value="-2725">
            <text:p>-2725</text:p>
          </table:table-cell>
          <table:table-cell office:value-type="float" office:value="-171">
            <text:p>-17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72">
            <text:p>4172</text:p>
          </table:table-cell>
          <table:table-cell office:value-type="float" office:value="-56">
            <text:p>-56</text:p>
          </table:table-cell>
          <table:table-cell office:value-type="float" office:value="6560">
            <text:p>6560</text:p>
          </table:table-cell>
          <table:table-cell office:value-type="float" office:value="23">
            <text:p>23</text:p>
          </table:table-cell>
          <table:table-cell office:value-type="float" office:value="-2720">
            <text:p>-2720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135">
            <text:p>4135</text:p>
          </table:table-cell>
          <table:table-cell office:value-type="float" office:value="-45">
            <text:p>-45</text:p>
          </table:table-cell>
          <table:table-cell office:value-type="float" office:value="6528">
            <text:p>6528</text:p>
          </table:table-cell>
          <table:table-cell office:value-type="float" office:value="13">
            <text:p>13</text:p>
          </table:table-cell>
          <table:table-cell office:value-type="float" office:value="-2722">
            <text:p>-2722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092">
            <text:p>4092</text:p>
          </table:table-cell>
          <table:table-cell office:value-type="float" office:value="-24">
            <text:p>-24</text:p>
          </table:table-cell>
          <table:table-cell office:value-type="float" office:value="6510">
            <text:p>6510</text:p>
          </table:table-cell>
          <table:table-cell office:value-type="float" office:value="11">
            <text:p>11</text:p>
          </table:table-cell>
          <table:table-cell office:value-type="float" office:value="-2721">
            <text:p>-2721</text:p>
          </table:table-cell>
          <table:table-cell office:value-type="float" office:value="-171">
            <text:p>-17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73">
            <text:p>4073</text:p>
          </table:table-cell>
          <table:table-cell office:value-type="float" office:value="-100">
            <text:p>-100</text:p>
          </table:table-cell>
          <table:table-cell office:value-type="float" office:value="6428">
            <text:p>6428</text:p>
          </table:table-cell>
          <table:table-cell office:value-type="float" office:value="4">
            <text:p>4</text:p>
          </table:table-cell>
          <table:table-cell office:value-type="float" office:value="-2717">
            <text:p>-2717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026">
            <text:p>4026</text:p>
          </table:table-cell>
          <table:table-cell office:value-type="float" office:value="-173">
            <text:p>-173</text:p>
          </table:table-cell>
          <table:table-cell office:value-type="float" office:value="6311">
            <text:p>6311</text:p>
          </table:table-cell>
          <table:table-cell office:value-type="float" office:value="5">
            <text:p>5</text:p>
          </table:table-cell>
          <table:table-cell office:value-type="float" office:value="-2715">
            <text:p>-2715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07">
            <text:p>4007</text:p>
          </table:table-cell>
          <table:table-cell office:value-type="float" office:value="-139">
            <text:p>-139</text:p>
          </table:table-cell>
          <table:table-cell office:value-type="float" office:value="6245">
            <text:p>6245</text:p>
          </table:table-cell>
          <table:table-cell office:value-type="float" office:value="16">
            <text:p>16</text:p>
          </table:table-cell>
          <table:table-cell office:value-type="float" office:value="-2713">
            <text:p>-2713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77">
            <text:p>3977</text:p>
          </table:table-cell>
          <table:table-cell office:value-type="float" office:value="-120">
            <text:p>-120</text:p>
          </table:table-cell>
          <table:table-cell office:value-type="float" office:value="6165">
            <text:p>6165</text:p>
          </table:table-cell>
          <table:table-cell office:value-type="float" office:value="22">
            <text:p>22</text:p>
          </table:table-cell>
          <table:table-cell office:value-type="float" office:value="-2710">
            <text:p>-2710</text:p>
          </table:table-cell>
          <table:table-cell office:value-type="float" office:value="-170">
            <text:p>-170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59">
            <text:p>3959</text:p>
          </table:table-cell>
          <table:table-cell office:value-type="float" office:value="-103">
            <text:p>-103</text:p>
          </table:table-cell>
          <table:table-cell office:value-type="float" office:value="6070">
            <text:p>6070</text:p>
          </table:table-cell>
          <table:table-cell office:value-type="float" office:value="21">
            <text:p>21</text:p>
          </table:table-cell>
          <table:table-cell office:value-type="float" office:value="-2709">
            <text:p>-2709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31">
            <text:p>3931</text:p>
          </table:table-cell>
          <table:table-cell office:value-type="float" office:value="-44">
            <text:p>-44</text:p>
          </table:table-cell>
          <table:table-cell office:value-type="float" office:value="6042">
            <text:p>6042</text:p>
          </table:table-cell>
          <table:table-cell office:value-type="float" office:value="15">
            <text:p>15</text:p>
          </table:table-cell>
          <table:table-cell office:value-type="float" office:value="-2707">
            <text:p>-2707</text:p>
          </table:table-cell>
          <table:table-cell office:value-type="float" office:value="-172">
            <text:p>-17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-85">
            <text:p>-85</text:p>
          </table:table-cell>
          <table:table-cell office:value-type="float" office:value="5953">
            <text:p>5953</text:p>
          </table:table-cell>
          <table:table-cell office:value-type="float" office:value="11">
            <text:p>11</text:p>
          </table:table-cell>
          <table:table-cell office:value-type="float" office:value="-2703">
            <text:p>-2703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804">
            <text:p>3804</text:p>
          </table:table-cell>
          <table:table-cell office:value-type="float" office:value="-113">
            <text:p>-113</text:p>
          </table:table-cell>
          <table:table-cell office:value-type="float" office:value="5889">
            <text:p>5889</text:p>
          </table:table-cell>
          <table:table-cell office:value-type="float" office:value="10">
            <text:p>10</text:p>
          </table:table-cell>
          <table:table-cell office:value-type="float" office:value="-2700">
            <text:p>-2700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86">
            <text:p>3786</text:p>
          </table:table-cell>
          <table:table-cell office:value-type="float" office:value="-120">
            <text:p>-120</text:p>
          </table:table-cell>
          <table:table-cell office:value-type="float" office:value="5821">
            <text:p>5821</text:p>
          </table:table-cell>
          <table:table-cell office:value-type="float" office:value="12">
            <text:p>12</text:p>
          </table:table-cell>
          <table:table-cell office:value-type="float" office:value="-2697">
            <text:p>-2697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760">
            <text:p>3760</text:p>
          </table:table-cell>
          <table:table-cell office:value-type="float" office:value="-137">
            <text:p>-137</text:p>
          </table:table-cell>
          <table:table-cell office:value-type="float" office:value="5754">
            <text:p>5754</text:p>
          </table:table-cell>
          <table:table-cell office:value-type="float" office:value="19">
            <text:p>19</text:p>
          </table:table-cell>
          <table:table-cell office:value-type="float" office:value="-2693">
            <text:p>-2693</text:p>
          </table:table-cell>
          <table:table-cell office:value-type="float" office:value="-171">
            <text:p>-171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34">
            <text:p>3734</text:p>
          </table:table-cell>
          <table:table-cell office:value-type="float" office:value="-62">
            <text:p>-62</text:p>
          </table:table-cell>
          <table:table-cell office:value-type="float" office:value="5660">
            <text:p>5660</text:p>
          </table:table-cell>
          <table:table-cell office:value-type="float" office:value="19">
            <text:p>19</text:p>
          </table:table-cell>
          <table:table-cell office:value-type="float" office:value="-2693">
            <text:p>-2693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692">
            <text:p>3692</text:p>
          </table:table-cell>
          <table:table-cell office:value-type="float" office:value="-64">
            <text:p>-64</text:p>
          </table:table-cell>
          <table:table-cell office:value-type="float" office:value="5557">
            <text:p>5557</text:p>
          </table:table-cell>
          <table:table-cell office:value-type="float" office:value="19">
            <text:p>19</text:p>
          </table:table-cell>
          <table:table-cell office:value-type="float" office:value="-2687">
            <text:p>-2687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11">
            <text:p>3611</text:p>
          </table:table-cell>
          <table:table-cell office:value-type="float" office:value="-37">
            <text:p>-37</text:p>
          </table:table-cell>
          <table:table-cell office:value-type="float" office:value="5497">
            <text:p>5497</text:p>
          </table:table-cell>
          <table:table-cell office:value-type="float" office:value="10">
            <text:p>10</text:p>
          </table:table-cell>
          <table:table-cell office:value-type="float" office:value="-2686">
            <text:p>-2686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80">
            <text:p>3580</text:p>
          </table:table-cell>
          <table:table-cell office:value-type="float" office:value="-68">
            <text:p>-68</text:p>
          </table:table-cell>
          <table:table-cell office:value-type="float" office:value="5410">
            <text:p>5410</text:p>
          </table:table-cell>
          <table:table-cell office:value-type="float" office:value="6">
            <text:p>6</text:p>
          </table:table-cell>
          <table:table-cell office:value-type="float" office:value="-2688">
            <text:p>-2688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3521">
            <text:p>3521</text:p>
          </table:table-cell>
          <table:table-cell office:value-type="float" office:value="-95">
            <text:p>-95</text:p>
          </table:table-cell>
          <table:table-cell office:value-type="float" office:value="5376">
            <text:p>5376</text:p>
          </table:table-cell>
          <table:table-cell office:value-type="float" office:value="9">
            <text:p>9</text:p>
          </table:table-cell>
          <table:table-cell office:value-type="float" office:value="-2683">
            <text:p>-2683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3510">
            <text:p>3510</text:p>
          </table:table-cell>
          <table:table-cell office:value-type="float" office:value="-114">
            <text:p>-114</text:p>
          </table:table-cell>
          <table:table-cell office:value-type="float" office:value="5388">
            <text:p>5388</text:p>
          </table:table-cell>
          <table:table-cell office:value-type="float" office:value="15">
            <text:p>15</text:p>
          </table:table-cell>
          <table:table-cell office:value-type="float" office:value="-2682">
            <text:p>-2682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470">
            <text:p>3470</text:p>
          </table:table-cell>
          <table:table-cell office:value-type="float" office:value="-99">
            <text:p>-99</text:p>
          </table:table-cell>
          <table:table-cell office:value-type="float" office:value="5303">
            <text:p>5303</text:p>
          </table:table-cell>
          <table:table-cell office:value-type="float" office:value="18">
            <text:p>18</text:p>
          </table:table-cell>
          <table:table-cell office:value-type="float" office:value="-2682">
            <text:p>-2682</text:p>
          </table:table-cell>
          <table:table-cell office:value-type="float" office:value="-171">
            <text:p>-17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382">
            <text:p>3382</text:p>
          </table:table-cell>
          <table:table-cell office:value-type="float" office:value="-56">
            <text:p>-56</text:p>
          </table:table-cell>
          <table:table-cell office:value-type="float" office:value="5173">
            <text:p>5173</text:p>
          </table:table-cell>
          <table:table-cell office:value-type="float" office:value="19">
            <text:p>19</text:p>
          </table:table-cell>
          <table:table-cell office:value-type="float" office:value="-2677">
            <text:p>-2677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-31">
            <text:p>-31</text:p>
          </table:table-cell>
          <table:table-cell office:value-type="float" office:value="5125">
            <text:p>5125</text:p>
          </table:table-cell>
          <table:table-cell office:value-type="float" office:value="18">
            <text:p>18</text:p>
          </table:table-cell>
          <table:table-cell office:value-type="float" office:value="-2672">
            <text:p>-2672</text:p>
          </table:table-cell>
          <table:table-cell office:value-type="float" office:value="-170">
            <text:p>-17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78">
            <text:p>3278</text:p>
          </table:table-cell>
          <table:table-cell office:value-type="float" office:value="-41">
            <text:p>-41</text:p>
          </table:table-cell>
          <table:table-cell office:value-type="float" office:value="5077">
            <text:p>5077</text:p>
          </table:table-cell>
          <table:table-cell office:value-type="float" office:value="17">
            <text:p>17</text:p>
          </table:table-cell>
          <table:table-cell office:value-type="float" office:value="-2670">
            <text:p>-2670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262">
            <text:p>3262</text:p>
          </table:table-cell>
          <table:table-cell office:value-type="float" office:value="-81">
            <text:p>-81</text:p>
          </table:table-cell>
          <table:table-cell office:value-type="float" office:value="5016">
            <text:p>5016</text:p>
          </table:table-cell>
          <table:table-cell office:value-type="float" office:value="11">
            <text:p>11</text:p>
          </table:table-cell>
          <table:table-cell office:value-type="float" office:value="-2667">
            <text:p>-2667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27">
            <text:p>3227</text:p>
          </table:table-cell>
          <table:table-cell office:value-type="float" office:value="-65">
            <text:p>-65</text:p>
          </table:table-cell>
          <table:table-cell office:value-type="float" office:value="4978">
            <text:p>4978</text:p>
          </table:table-cell>
          <table:table-cell office:value-type="float" office:value="15">
            <text:p>15</text:p>
          </table:table-cell>
          <table:table-cell office:value-type="float" office:value="-2665">
            <text:p>-2665</text:p>
          </table:table-cell>
          <table:table-cell office:value-type="float" office:value="-170">
            <text:p>-17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123">
            <text:p>3123</text:p>
          </table:table-cell>
          <table:table-cell office:value-type="float" office:value="-83">
            <text:p>-83</text:p>
          </table:table-cell>
          <table:table-cell office:value-type="float" office:value="4941">
            <text:p>4941</text:p>
          </table:table-cell>
          <table:table-cell office:value-type="float" office:value="14">
            <text:p>14</text:p>
          </table:table-cell>
          <table:table-cell office:value-type="float" office:value="-2658">
            <text:p>-2658</text:p>
          </table:table-cell>
          <table:table-cell office:value-type="float" office:value="-172">
            <text:p>-17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093">
            <text:p>3093</text:p>
          </table:table-cell>
          <table:table-cell office:value-type="float" office:value="-60">
            <text:p>-60</text:p>
          </table:table-cell>
          <table:table-cell office:value-type="float" office:value="4889">
            <text:p>4889</text:p>
          </table:table-cell>
          <table:table-cell office:value-type="float" office:value="14">
            <text:p>14</text:p>
          </table:table-cell>
          <table:table-cell office:value-type="float" office:value="-2656">
            <text:p>-2656</text:p>
          </table:table-cell>
          <table:table-cell office:value-type="float" office:value="-172">
            <text:p>-172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049">
            <text:p>3049</text:p>
          </table:table-cell>
          <table:table-cell office:value-type="float" office:value="-55">
            <text:p>-55</text:p>
          </table:table-cell>
          <table:table-cell office:value-type="float" office:value="4789">
            <text:p>4789</text:p>
          </table:table-cell>
          <table:table-cell office:value-type="float" office:value="14">
            <text:p>14</text:p>
          </table:table-cell>
          <table:table-cell office:value-type="float" office:value="-2654">
            <text:p>-2654</text:p>
          </table:table-cell>
          <table:table-cell office:value-type="float" office:value="-168">
            <text:p>-168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002">
            <text:p>3002</text:p>
          </table:table-cell>
          <table:table-cell office:value-type="float" office:value="0">
            <text:p>0</text:p>
          </table:table-cell>
          <table:table-cell office:value-type="float" office:value="4725">
            <text:p>4725</text:p>
          </table:table-cell>
          <table:table-cell office:value-type="float" office:value="11">
            <text:p>11</text:p>
          </table:table-cell>
          <table:table-cell office:value-type="float" office:value="-2648">
            <text:p>-2648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2915">
            <text:p>2915</text:p>
          </table:table-cell>
          <table:table-cell office:value-type="float" office:value="-19">
            <text:p>-19</text:p>
          </table:table-cell>
          <table:table-cell office:value-type="float" office:value="4649">
            <text:p>4649</text:p>
          </table:table-cell>
          <table:table-cell office:value-type="float" office:value="14">
            <text:p>14</text:p>
          </table:table-cell>
          <table:table-cell office:value-type="float" office:value="-2645">
            <text:p>-2645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872">
            <text:p>2872</text:p>
          </table:table-cell>
          <table:table-cell office:value-type="float" office:value="-14">
            <text:p>-14</text:p>
          </table:table-cell>
          <table:table-cell office:value-type="float" office:value="4628">
            <text:p>4628</text:p>
          </table:table-cell>
          <table:table-cell office:value-type="float" office:value="10">
            <text:p>10</text:p>
          </table:table-cell>
          <table:table-cell office:value-type="float" office:value="-2638">
            <text:p>-2638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75">
            <text:p>2775</text:p>
          </table:table-cell>
          <table:table-cell office:value-type="float" office:value="-69">
            <text:p>-69</text:p>
          </table:table-cell>
          <table:table-cell office:value-type="float" office:value="4563">
            <text:p>4563</text:p>
          </table:table-cell>
          <table:table-cell office:value-type="float" office:value="14">
            <text:p>14</text:p>
          </table:table-cell>
          <table:table-cell office:value-type="float" office:value="-2639">
            <text:p>-2639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-36">
            <text:p>-36</text:p>
          </table:table-cell>
          <table:table-cell office:value-type="float" office:value="4509">
            <text:p>4509</text:p>
          </table:table-cell>
          <table:table-cell office:value-type="float" office:value="14">
            <text:p>14</text:p>
          </table:table-cell>
          <table:table-cell office:value-type="float" office:value="-2635">
            <text:p>-2635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643">
            <text:p>2643</text:p>
          </table:table-cell>
          <table:table-cell office:value-type="float" office:value="-35">
            <text:p>-35</text:p>
          </table:table-cell>
          <table:table-cell office:value-type="float" office:value="4538">
            <text:p>4538</text:p>
          </table:table-cell>
          <table:table-cell office:value-type="float" office:value="19">
            <text:p>19</text:p>
          </table:table-cell>
          <table:table-cell office:value-type="float" office:value="-2633">
            <text:p>-2633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569">
            <text:p>2569</text:p>
          </table:table-cell>
          <table:table-cell office:value-type="float" office:value="6">
            <text:p>6</text:p>
          </table:table-cell>
          <table:table-cell office:value-type="float" office:value="4453">
            <text:p>4453</text:p>
          </table:table-cell>
          <table:table-cell office:value-type="float" office:value="19">
            <text:p>19</text:p>
          </table:table-cell>
          <table:table-cell office:value-type="float" office:value="-2640">
            <text:p>-2640</text:p>
          </table:table-cell>
          <table:table-cell office:value-type="float" office:value="-171">
            <text:p>-171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2501">
            <text:p>2501</text:p>
          </table:table-cell>
          <table:table-cell office:value-type="float" office:value="-10">
            <text:p>-10</text:p>
          </table:table-cell>
          <table:table-cell office:value-type="float" office:value="4399">
            <text:p>4399</text:p>
          </table:table-cell>
          <table:table-cell office:value-type="float" office:value="15">
            <text:p>15</text:p>
          </table:table-cell>
          <table:table-cell office:value-type="float" office:value="-2632">
            <text:p>-2632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453">
            <text:p>2453</text:p>
          </table:table-cell>
          <table:table-cell office:value-type="float" office:value="15">
            <text:p>15</text:p>
          </table:table-cell>
          <table:table-cell office:value-type="float" office:value="4327">
            <text:p>4327</text:p>
          </table:table-cell>
          <table:table-cell office:value-type="float" office:value="9">
            <text:p>9</text:p>
          </table:table-cell>
          <table:table-cell office:value-type="float" office:value="-2633">
            <text:p>-263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2396">
            <text:p>2396</text:p>
          </table:table-cell>
          <table:table-cell office:value-type="float" office:value="-28">
            <text:p>-28</text:p>
          </table:table-cell>
          <table:table-cell office:value-type="float" office:value="4282">
            <text:p>4282</text:p>
          </table:table-cell>
          <table:table-cell office:value-type="float" office:value="11">
            <text:p>11</text:p>
          </table:table-cell>
          <table:table-cell office:value-type="float" office:value="-2632">
            <text:p>-2632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349">
            <text:p>2349</text:p>
          </table:table-cell>
          <table:table-cell office:value-type="float" office:value="-48">
            <text:p>-48</text:p>
          </table:table-cell>
          <table:table-cell office:value-type="float" office:value="4278">
            <text:p>4278</text:p>
          </table:table-cell>
          <table:table-cell office:value-type="float" office:value="16">
            <text:p>16</text:p>
          </table:table-cell>
          <table:table-cell office:value-type="float" office:value="-2632">
            <text:p>-2632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310">
            <text:p>2310</text:p>
          </table:table-cell>
          <table:table-cell office:value-type="float" office:value="-65">
            <text:p>-65</text:p>
          </table:table-cell>
          <table:table-cell office:value-type="float" office:value="4236">
            <text:p>4236</text:p>
          </table:table-cell>
          <table:table-cell office:value-type="float" office:value="16">
            <text:p>16</text:p>
          </table:table-cell>
          <table:table-cell office:value-type="float" office:value="-2629">
            <text:p>-2629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229">
            <text:p>2229</text:p>
          </table:table-cell>
          <table:table-cell office:value-type="float" office:value="-40">
            <text:p>-40</text:p>
          </table:table-cell>
          <table:table-cell office:value-type="float" office:value="4215">
            <text:p>4215</text:p>
          </table:table-cell>
          <table:table-cell office:value-type="float" office:value="19">
            <text:p>19</text:p>
          </table:table-cell>
          <table:table-cell office:value-type="float" office:value="-2628">
            <text:p>-2628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126">
            <text:p>2126</text:p>
          </table:table-cell>
          <table:table-cell office:value-type="float" office:value="14">
            <text:p>14</text:p>
          </table:table-cell>
          <table:table-cell office:value-type="float" office:value="4174">
            <text:p>4174</text:p>
          </table:table-cell>
          <table:table-cell office:value-type="float" office:value="14">
            <text:p>14</text:p>
          </table:table-cell>
          <table:table-cell office:value-type="float" office:value="-2622">
            <text:p>-2622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13">
            <text:p>13</text:p>
          </table:table-cell>
          <table:table-cell office:value-type="float" office:value="4111">
            <text:p>4111</text:p>
          </table:table-cell>
          <table:table-cell office:value-type="float" office:value="10">
            <text:p>10</text:p>
          </table:table-cell>
          <table:table-cell office:value-type="float" office:value="-2621">
            <text:p>-2621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974">
            <text:p>1974</text:p>
          </table:table-cell>
          <table:table-cell office:value-type="float" office:value="9">
            <text:p>9</text:p>
          </table:table-cell>
          <table:table-cell office:value-type="float" office:value="4107">
            <text:p>4107</text:p>
          </table:table-cell>
          <table:table-cell office:value-type="float" office:value="12">
            <text:p>12</text:p>
          </table:table-cell>
          <table:table-cell office:value-type="float" office:value="-2618">
            <text:p>-2618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1910">
            <text:p>1910</text:p>
          </table:table-cell>
          <table:table-cell office:value-type="float" office:value="-44">
            <text:p>-44</text:p>
          </table:table-cell>
          <table:table-cell office:value-type="float" office:value="4089">
            <text:p>4089</text:p>
          </table:table-cell>
          <table:table-cell office:value-type="float" office:value="13">
            <text:p>13</text:p>
          </table:table-cell>
          <table:table-cell office:value-type="float" office:value="-2619">
            <text:p>-2619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4017">
            <text:p>4017</text:p>
          </table:table-cell>
          <table:table-cell office:value-type="float" office:value="14">
            <text:p>14</text:p>
          </table:table-cell>
          <table:table-cell office:value-type="float" office:value="-2622">
            <text:p>-2622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1756">
            <text:p>1756</text:p>
          </table:table-cell>
          <table:table-cell office:value-type="float" office:value="-37">
            <text:p>-37</text:p>
          </table:table-cell>
          <table:table-cell office:value-type="float" office:value="3953">
            <text:p>3953</text:p>
          </table:table-cell>
          <table:table-cell office:value-type="float" office:value="17">
            <text:p>17</text:p>
          </table:table-cell>
          <table:table-cell office:value-type="float" office:value="-2619">
            <text:p>-2619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710">
            <text:p>1710</text:p>
          </table:table-cell>
          <table:table-cell office:value-type="float" office:value="-7">
            <text:p>-7</text:p>
          </table:table-cell>
          <table:table-cell office:value-type="float" office:value="3933">
            <text:p>3933</text:p>
          </table:table-cell>
          <table:table-cell office:value-type="float" office:value="18">
            <text:p>18</text:p>
          </table:table-cell>
          <table:table-cell office:value-type="float" office:value="-2620">
            <text:p>-2620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628">
            <text:p>1628</text:p>
          </table:table-cell>
          <table:table-cell office:value-type="float" office:value="31">
            <text:p>31</text:p>
          </table:table-cell>
          <table:table-cell office:value-type="float" office:value="3937">
            <text:p>3937</text:p>
          </table:table-cell>
          <table:table-cell office:value-type="float" office:value="14">
            <text:p>14</text:p>
          </table:table-cell>
          <table:table-cell office:value-type="float" office:value="-2616">
            <text:p>-2616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572">
            <text:p>1572</text:p>
          </table:table-cell>
          <table:table-cell office:value-type="float" office:value="35">
            <text:p>35</text:p>
          </table:table-cell>
          <table:table-cell office:value-type="float" office:value="3905">
            <text:p>3905</text:p>
          </table:table-cell>
          <table:table-cell office:value-type="float" office:value="13">
            <text:p>13</text:p>
          </table:table-cell>
          <table:table-cell office:value-type="float" office:value="-2613">
            <text:p>-2613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-11">
            <text:p>-11</text:p>
          </table:table-cell>
          <table:table-cell office:value-type="float" office:value="3875">
            <text:p>3875</text:p>
          </table:table-cell>
          <table:table-cell office:value-type="float" office:value="15">
            <text:p>15</text:p>
          </table:table-cell>
          <table:table-cell office:value-type="float" office:value="-2618">
            <text:p>-2618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436">
            <text:p>1436</text:p>
          </table:table-cell>
          <table:table-cell office:value-type="float" office:value="10">
            <text:p>10</text:p>
          </table:table-cell>
          <table:table-cell office:value-type="float" office:value="3821">
            <text:p>3821</text:p>
          </table:table-cell>
          <table:table-cell office:value-type="float" office:value="15">
            <text:p>15</text:p>
          </table:table-cell>
          <table:table-cell office:value-type="float" office:value="-2618">
            <text:p>-2618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358">
            <text:p>1358</text:p>
          </table:table-cell>
          <table:table-cell office:value-type="float" office:value="-21">
            <text:p>-21</text:p>
          </table:table-cell>
          <table:table-cell office:value-type="float" office:value="3863">
            <text:p>3863</text:p>
          </table:table-cell>
          <table:table-cell office:value-type="float" office:value="12">
            <text:p>12</text:p>
          </table:table-cell>
          <table:table-cell office:value-type="float" office:value="-2613">
            <text:p>-2613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 office:value-type="float" office:value="-61">
            <text:p>-61</text:p>
          </table:table-cell>
          <table:table-cell office:value-type="float" office:value="3781">
            <text:p>3781</text:p>
          </table:table-cell>
          <table:table-cell office:value-type="float" office:value="17">
            <text:p>17</text:p>
          </table:table-cell>
          <table:table-cell office:value-type="float" office:value="-2610">
            <text:p>-2610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0">
            <text:p>10</text:p>
          </table:table-cell>
          <table:table-cell office:value-type="float" office:value="3797">
            <text:p>3797</text:p>
          </table:table-cell>
          <table:table-cell office:value-type="float" office:value="20">
            <text:p>20</text:p>
          </table:table-cell>
          <table:table-cell office:value-type="float" office:value="-2606">
            <text:p>-2606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1156">
            <text:p>1156</text:p>
          </table:table-cell>
          <table:table-cell office:value-type="float" office:value="-14">
            <text:p>-14</text:p>
          </table:table-cell>
          <table:table-cell office:value-type="float" office:value="3754">
            <text:p>3754</text:p>
          </table:table-cell>
          <table:table-cell office:value-type="float" office:value="17">
            <text:p>17</text:p>
          </table:table-cell>
          <table:table-cell office:value-type="float" office:value="-2607">
            <text:p>-2607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23">
            <text:p>23</text:p>
          </table:table-cell>
          <table:table-cell office:value-type="float" office:value="3768">
            <text:p>3768</text:p>
          </table:table-cell>
          <table:table-cell office:value-type="float" office:value="17">
            <text:p>17</text:p>
          </table:table-cell>
          <table:table-cell office:value-type="float" office:value="-2596">
            <text:p>-2596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968">
            <text:p>968</text:p>
          </table:table-cell>
          <table:table-cell office:value-type="float" office:value="49">
            <text:p>49</text:p>
          </table:table-cell>
          <table:table-cell office:value-type="float" office:value="3787">
            <text:p>3787</text:p>
          </table:table-cell>
          <table:table-cell office:value-type="float" office:value="15">
            <text:p>15</text:p>
          </table:table-cell>
          <table:table-cell office:value-type="float" office:value="-2596">
            <text:p>-2596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office:value-type="float" office:value="-7">
            <text:p>-7</text:p>
          </table:table-cell>
          <table:table-cell office:value-type="float" office:value="3740">
            <text:p>3740</text:p>
          </table:table-cell>
          <table:table-cell office:value-type="float" office:value="15">
            <text:p>15</text:p>
          </table:table-cell>
          <table:table-cell office:value-type="float" office:value="-2595">
            <text:p>-2595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office:value-type="float" office:value="14">
            <text:p>14</text:p>
          </table:table-cell>
          <table:table-cell office:value-type="float" office:value="3738">
            <text:p>3738</text:p>
          </table:table-cell>
          <table:table-cell office:value-type="float" office:value="16">
            <text:p>16</text:p>
          </table:table-cell>
          <table:table-cell office:value-type="float" office:value="-2591">
            <text:p>-2591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office:value-type="float" office:value="13">
            <text:p>13</text:p>
          </table:table-cell>
          <table:table-cell office:value-type="float" office:value="3689">
            <text:p>3689</text:p>
          </table:table-cell>
          <table:table-cell office:value-type="float" office:value="12">
            <text:p>12</text:p>
          </table:table-cell>
          <table:table-cell office:value-type="float" office:value="-2593">
            <text:p>-2593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office:value-type="float" office:value="-39">
            <text:p>-39</text:p>
          </table:table-cell>
          <table:table-cell office:value-type="float" office:value="3655">
            <text:p>3655</text:p>
          </table:table-cell>
          <table:table-cell office:value-type="float" office:value="15">
            <text:p>15</text:p>
          </table:table-cell>
          <table:table-cell office:value-type="float" office:value="-2590">
            <text:p>-2590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-12">
            <text:p>-12</text:p>
          </table:table-cell>
          <table:table-cell office:value-type="float" office:value="3703">
            <text:p>3703</text:p>
          </table:table-cell>
          <table:table-cell office:value-type="float" office:value="15">
            <text:p>15</text:p>
          </table:table-cell>
          <table:table-cell office:value-type="float" office:value="-2592">
            <text:p>-259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office:value-type="float" office:value="-4">
            <text:p>-4</text:p>
          </table:table-cell>
          <table:table-cell office:value-type="float" office:value="3694">
            <text:p>3694</text:p>
          </table:table-cell>
          <table:table-cell office:value-type="float" office:value="13">
            <text:p>13</text:p>
          </table:table-cell>
          <table:table-cell office:value-type="float" office:value="-2588">
            <text:p>-2588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6592">
            <text:p>6592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-10">
            <text:p>-10</text:p>
          </table:table-cell>
          <table:table-cell office:value-type="float" office:value="3689">
            <text:p>3689</text:p>
          </table:table-cell>
          <table:table-cell office:value-type="float" office:value="14">
            <text:p>14</text:p>
          </table:table-cell>
          <table:table-cell office:value-type="float" office:value="-2589">
            <text:p>-258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-30">
            <text:p>-30</text:p>
          </table:table-cell>
          <table:table-cell office:value-type="float" office:value="3679">
            <text:p>3679</text:p>
          </table:table-cell>
          <table:table-cell office:value-type="float" office:value="13">
            <text:p>13</text:p>
          </table:table-cell>
          <table:table-cell office:value-type="float" office:value="-2588">
            <text:p>-2588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-3">
            <text:p>-3</text:p>
          </table:table-cell>
          <table:table-cell office:value-type="float" office:value="3667">
            <text:p>3667</text:p>
          </table:table-cell>
          <table:table-cell office:value-type="float" office:value="14">
            <text:p>14</text:p>
          </table:table-cell>
          <table:table-cell office:value-type="float" office:value="-2588">
            <text:p>-2588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-28">
            <text:p>-28</text:p>
          </table:table-cell>
          <table:table-cell office:value-type="float" office:value="3675">
            <text:p>3675</text:p>
          </table:table-cell>
          <table:table-cell office:value-type="float" office:value="15">
            <text:p>15</text:p>
          </table:table-cell>
          <table:table-cell office:value-type="float" office:value="-2584">
            <text:p>-2584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office:value-type="float" office:value="3689">
            <text:p>3689</text:p>
          </table:table-cell>
          <table:table-cell office:value-type="float" office:value="14">
            <text:p>14</text:p>
          </table:table-cell>
          <table:table-cell office:value-type="float" office:value="-2583">
            <text:p>-2583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3647">
            <text:p>3647</text:p>
          </table:table-cell>
          <table:table-cell office:value-type="float" office:value="16">
            <text:p>16</text:p>
          </table:table-cell>
          <table:table-cell office:value-type="float" office:value="-2584">
            <text:p>-2584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695">
            <text:p>3695</text:p>
          </table:table-cell>
          <table:table-cell office:value-type="float" office:value="14">
            <text:p>14</text:p>
          </table:table-cell>
          <table:table-cell office:value-type="float" office:value="-2579">
            <text:p>-2579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516">
            <text:p>6516</text:p>
          </table:table-cell>
          <table:table-cell office:value-type="float" office:value="1">
            <text:p>1</text:p>
          </table:table-cell>
          <table:table-cell office:value-type="float" office:value="-85">
            <text:p>-85</text:p>
          </table:table-cell>
          <table:table-cell office:value-type="float" office:value="-1">
            <text:p>-1</text:p>
          </table:table-cell>
          <table:table-cell office:value-type="float" office:value="3671">
            <text:p>3671</text:p>
          </table:table-cell>
          <table:table-cell office:value-type="float" office:value="14">
            <text:p>14</text:p>
          </table:table-cell>
          <table:table-cell office:value-type="float" office:value="-2578">
            <text:p>-2578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532">
            <text:p>6532</text:p>
          </table:table-cell>
          <table:table-cell office:value-type="float" office:value="1">
            <text:p>1</text:p>
          </table:table-cell>
          <table:table-cell office:value-type="float" office:value="-145">
            <text:p>-145</text:p>
          </table:table-cell>
          <table:table-cell office:value-type="float" office:value="-15">
            <text:p>-15</text:p>
          </table:table-cell>
          <table:table-cell office:value-type="float" office:value="3682">
            <text:p>3682</text:p>
          </table:table-cell>
          <table:table-cell office:value-type="float" office:value="12">
            <text:p>12</text:p>
          </table:table-cell>
          <table:table-cell office:value-type="float" office:value="-2578">
            <text:p>-2578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60">
            <text:p>-260</text:p>
          </table:table-cell>
          <table:table-cell office:value-type="float" office:value="-28">
            <text:p>-28</text:p>
          </table:table-cell>
          <table:table-cell office:value-type="float" office:value="3655">
            <text:p>3655</text:p>
          </table:table-cell>
          <table:table-cell office:value-type="float" office:value="13">
            <text:p>13</text:p>
          </table:table-cell>
          <table:table-cell office:value-type="float" office:value="-2577">
            <text:p>-2577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289">
            <text:p>-289</text:p>
          </table:table-cell>
          <table:table-cell office:value-type="float" office:value="-16">
            <text:p>-16</text:p>
          </table:table-cell>
          <table:table-cell office:value-type="float" office:value="3749">
            <text:p>3749</text:p>
          </table:table-cell>
          <table:table-cell office:value-type="float" office:value="17">
            <text:p>17</text:p>
          </table:table-cell>
          <table:table-cell office:value-type="float" office:value="-2580">
            <text:p>-2580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394">
            <text:p>-394</text:p>
          </table:table-cell>
          <table:table-cell office:value-type="float" office:value="-18">
            <text:p>-18</text:p>
          </table:table-cell>
          <table:table-cell office:value-type="float" office:value="3747">
            <text:p>3747</text:p>
          </table:table-cell>
          <table:table-cell office:value-type="float" office:value="13">
            <text:p>13</text:p>
          </table:table-cell>
          <table:table-cell office:value-type="float" office:value="-2577">
            <text:p>-2577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496">
            <text:p>-496</text:p>
          </table:table-cell>
          <table:table-cell office:value-type="float" office:value="-37">
            <text:p>-37</text:p>
          </table:table-cell>
          <table:table-cell office:value-type="float" office:value="3728">
            <text:p>3728</text:p>
          </table:table-cell>
          <table:table-cell office:value-type="float" office:value="13">
            <text:p>13</text:p>
          </table:table-cell>
          <table:table-cell office:value-type="float" office:value="-2577">
            <text:p>-2577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531">
            <text:p>-531</text:p>
          </table:table-cell>
          <table:table-cell office:value-type="float" office:value="-16">
            <text:p>-16</text:p>
          </table:table-cell>
          <table:table-cell office:value-type="float" office:value="3729">
            <text:p>3729</text:p>
          </table:table-cell>
          <table:table-cell office:value-type="float" office:value="14">
            <text:p>14</text:p>
          </table:table-cell>
          <table:table-cell office:value-type="float" office:value="-2583">
            <text:p>-2583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610">
            <text:p>-610</text:p>
          </table:table-cell>
          <table:table-cell office:value-type="float" office:value="-8">
            <text:p>-8</text:p>
          </table:table-cell>
          <table:table-cell office:value-type="float" office:value="3739">
            <text:p>3739</text:p>
          </table:table-cell>
          <table:table-cell office:value-type="float" office:value="11">
            <text:p>11</text:p>
          </table:table-cell>
          <table:table-cell office:value-type="float" office:value="-2583">
            <text:p>-2583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592">
            <text:p>6592</text:p>
          </table:table-cell>
          <table:table-cell office:value-type="float" office:value="0">
            <text:p>0</text:p>
          </table:table-cell>
          <table:table-cell office:value-type="float" office:value="-643">
            <text:p>-643</text:p>
          </table:table-cell>
          <table:table-cell office:value-type="float" office:value="-10">
            <text:p>-10</text:p>
          </table:table-cell>
          <table:table-cell office:value-type="float" office:value="3809">
            <text:p>3809</text:p>
          </table:table-cell>
          <table:table-cell office:value-type="float" office:value="11">
            <text:p>11</text:p>
          </table:table-cell>
          <table:table-cell office:value-type="float" office:value="-2577">
            <text:p>-2577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721">
            <text:p>-721</text:p>
          </table:table-cell>
          <table:table-cell office:value-type="float" office:value="-13">
            <text:p>-13</text:p>
          </table:table-cell>
          <table:table-cell office:value-type="float" office:value="3813">
            <text:p>3813</text:p>
          </table:table-cell>
          <table:table-cell office:value-type="float" office:value="13">
            <text:p>13</text:p>
          </table:table-cell>
          <table:table-cell office:value-type="float" office:value="-2575">
            <text:p>-2575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806">
            <text:p>-806</text:p>
          </table:table-cell>
          <table:table-cell office:value-type="float" office:value="-2">
            <text:p>-2</text:p>
          </table:table-cell>
          <table:table-cell office:value-type="float" office:value="3780">
            <text:p>3780</text:p>
          </table:table-cell>
          <table:table-cell office:value-type="float" office:value="13">
            <text:p>13</text:p>
          </table:table-cell>
          <table:table-cell office:value-type="float" office:value="-2574">
            <text:p>-2574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1">
            <text:p>1</text:p>
          </table:table-cell>
          <table:table-cell office:value-type="float" office:value="-887">
            <text:p>-887</text:p>
          </table:table-cell>
          <table:table-cell office:value-type="float" office:value="13">
            <text:p>13</text:p>
          </table:table-cell>
          <table:table-cell office:value-type="float" office:value="3847">
            <text:p>3847</text:p>
          </table:table-cell>
          <table:table-cell office:value-type="float" office:value="12">
            <text:p>12</text:p>
          </table:table-cell>
          <table:table-cell office:value-type="float" office:value="-2568">
            <text:p>-2568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-966">
            <text:p>-966</text:p>
          </table:table-cell>
          <table:table-cell office:value-type="float" office:value="13">
            <text:p>13</text:p>
          </table:table-cell>
          <table:table-cell office:value-type="float" office:value="3858">
            <text:p>3858</text:p>
          </table:table-cell>
          <table:table-cell office:value-type="float" office:value="14">
            <text:p>14</text:p>
          </table:table-cell>
          <table:table-cell office:value-type="float" office:value="-2569">
            <text:p>-2569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021">
            <text:p>-1021</text:p>
          </table:table-cell>
          <table:table-cell office:value-type="float" office:value="-9">
            <text:p>-9</text:p>
          </table:table-cell>
          <table:table-cell office:value-type="float" office:value="3843">
            <text:p>3843</text:p>
          </table:table-cell>
          <table:table-cell office:value-type="float" office:value="13">
            <text:p>13</text:p>
          </table:table-cell>
          <table:table-cell office:value-type="float" office:value="-2564">
            <text:p>-2564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102">
            <text:p>-1102</text:p>
          </table:table-cell>
          <table:table-cell office:value-type="float" office:value="15">
            <text:p>15</text:p>
          </table:table-cell>
          <table:table-cell office:value-type="float" office:value="3902">
            <text:p>3902</text:p>
          </table:table-cell>
          <table:table-cell office:value-type="float" office:value="12">
            <text:p>12</text:p>
          </table:table-cell>
          <table:table-cell office:value-type="float" office:value="-2567">
            <text:p>-2567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202">
            <text:p>-1202</text:p>
          </table:table-cell>
          <table:table-cell office:value-type="float" office:value="-70">
            <text:p>-70</text:p>
          </table:table-cell>
          <table:table-cell office:value-type="float" office:value="3944">
            <text:p>3944</text:p>
          </table:table-cell>
          <table:table-cell office:value-type="float" office:value="12">
            <text:p>12</text:p>
          </table:table-cell>
          <table:table-cell office:value-type="float" office:value="-2559">
            <text:p>-2559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277">
            <text:p>-1277</text:p>
          </table:table-cell>
          <table:table-cell office:value-type="float" office:value="-43">
            <text:p>-43</text:p>
          </table:table-cell>
          <table:table-cell office:value-type="float" office:value="3957">
            <text:p>3957</text:p>
          </table:table-cell>
          <table:table-cell office:value-type="float" office:value="16">
            <text:p>16</text:p>
          </table:table-cell>
          <table:table-cell office:value-type="float" office:value="-2560">
            <text:p>-2560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341">
            <text:p>-1341</text:p>
          </table:table-cell>
          <table:table-cell office:value-type="float" office:value="-25">
            <text:p>-25</text:p>
          </table:table-cell>
          <table:table-cell office:value-type="float" office:value="3937">
            <text:p>3937</text:p>
          </table:table-cell>
          <table:table-cell office:value-type="float" office:value="14">
            <text:p>14</text:p>
          </table:table-cell>
          <table:table-cell office:value-type="float" office:value="-2561">
            <text:p>-2561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395">
            <text:p>-1395</text:p>
          </table:table-cell>
          <table:table-cell office:value-type="float" office:value="-35">
            <text:p>-35</text:p>
          </table:table-cell>
          <table:table-cell office:value-type="float" office:value="3993">
            <text:p>3993</text:p>
          </table:table-cell>
          <table:table-cell office:value-type="float" office:value="13">
            <text:p>13</text:p>
          </table:table-cell>
          <table:table-cell office:value-type="float" office:value="-2557">
            <text:p>-2557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472">
            <text:p>-1472</text:p>
          </table:table-cell>
          <table:table-cell office:value-type="float" office:value="-41">
            <text:p>-41</text:p>
          </table:table-cell>
          <table:table-cell office:value-type="float" office:value="4027">
            <text:p>4027</text:p>
          </table:table-cell>
          <table:table-cell office:value-type="float" office:value="15">
            <text:p>15</text:p>
          </table:table-cell>
          <table:table-cell office:value-type="float" office:value="-2559">
            <text:p>-2559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557">
            <text:p>-1557</text:p>
          </table:table-cell>
          <table:table-cell office:value-type="float" office:value="-28">
            <text:p>-28</text:p>
          </table:table-cell>
          <table:table-cell office:value-type="float" office:value="4078">
            <text:p>4078</text:p>
          </table:table-cell>
          <table:table-cell office:value-type="float" office:value="13">
            <text:p>13</text:p>
          </table:table-cell>
          <table:table-cell office:value-type="float" office:value="-2559">
            <text:p>-2559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651">
            <text:p>-1651</text:p>
          </table:table-cell>
          <table:table-cell office:value-type="float" office:value="-44">
            <text:p>-44</text:p>
          </table:table-cell>
          <table:table-cell office:value-type="float" office:value="4105">
            <text:p>4105</text:p>
          </table:table-cell>
          <table:table-cell office:value-type="float" office:value="12">
            <text:p>12</text:p>
          </table:table-cell>
          <table:table-cell office:value-type="float" office:value="-2564">
            <text:p>-2564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663">
            <text:p>-1663</text:p>
          </table:table-cell>
          <table:table-cell office:value-type="float" office:value="-31">
            <text:p>-31</text:p>
          </table:table-cell>
          <table:table-cell office:value-type="float" office:value="4144">
            <text:p>4144</text:p>
          </table:table-cell>
          <table:table-cell office:value-type="float" office:value="17">
            <text:p>17</text:p>
          </table:table-cell>
          <table:table-cell office:value-type="float" office:value="-2562">
            <text:p>-2562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727">
            <text:p>-1727</text:p>
          </table:table-cell>
          <table:table-cell office:value-type="float" office:value="-40">
            <text:p>-40</text:p>
          </table:table-cell>
          <table:table-cell office:value-type="float" office:value="4145">
            <text:p>4145</text:p>
          </table:table-cell>
          <table:table-cell office:value-type="float" office:value="12">
            <text:p>12</text:p>
          </table:table-cell>
          <table:table-cell office:value-type="float" office:value="-2564">
            <text:p>-2564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801">
            <text:p>-1801</text:p>
          </table:table-cell>
          <table:table-cell office:value-type="float" office:value="-37">
            <text:p>-37</text:p>
          </table:table-cell>
          <table:table-cell office:value-type="float" office:value="4207">
            <text:p>4207</text:p>
          </table:table-cell>
          <table:table-cell office:value-type="float" office:value="15">
            <text:p>15</text:p>
          </table:table-cell>
          <table:table-cell office:value-type="float" office:value="-2562">
            <text:p>-2562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891">
            <text:p>-1891</text:p>
          </table:table-cell>
          <table:table-cell office:value-type="float" office:value="-24">
            <text:p>-24</text:p>
          </table:table-cell>
          <table:table-cell office:value-type="float" office:value="4277">
            <text:p>4277</text:p>
          </table:table-cell>
          <table:table-cell office:value-type="float" office:value="10">
            <text:p>10</text:p>
          </table:table-cell>
          <table:table-cell office:value-type="float" office:value="-2559">
            <text:p>-2559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948">
            <text:p>-1948</text:p>
          </table:table-cell>
          <table:table-cell office:value-type="float" office:value="-50">
            <text:p>-50</text:p>
          </table:table-cell>
          <table:table-cell office:value-type="float" office:value="4297">
            <text:p>4297</text:p>
          </table:table-cell>
          <table:table-cell office:value-type="float" office:value="14">
            <text:p>14</text:p>
          </table:table-cell>
          <table:table-cell office:value-type="float" office:value="-2564">
            <text:p>-2564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2031">
            <text:p>-2031</text:p>
          </table:table-cell>
          <table:table-cell office:value-type="float" office:value="-61">
            <text:p>-61</text:p>
          </table:table-cell>
          <table:table-cell office:value-type="float" office:value="4325">
            <text:p>4325</text:p>
          </table:table-cell>
          <table:table-cell office:value-type="float" office:value="13">
            <text:p>13</text:p>
          </table:table-cell>
          <table:table-cell office:value-type="float" office:value="-2565">
            <text:p>-2565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051">
            <text:p>-2051</text:p>
          </table:table-cell>
          <table:table-cell office:value-type="float" office:value="-50">
            <text:p>-50</text:p>
          </table:table-cell>
          <table:table-cell office:value-type="float" office:value="4351">
            <text:p>4351</text:p>
          </table:table-cell>
          <table:table-cell office:value-type="float" office:value="17">
            <text:p>17</text:p>
          </table:table-cell>
          <table:table-cell office:value-type="float" office:value="-2562">
            <text:p>-2562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119">
            <text:p>-2119</text:p>
          </table:table-cell>
          <table:table-cell office:value-type="float" office:value="-60">
            <text:p>-60</text:p>
          </table:table-cell>
          <table:table-cell office:value-type="float" office:value="4357">
            <text:p>4357</text:p>
          </table:table-cell>
          <table:table-cell office:value-type="float" office:value="15">
            <text:p>15</text:p>
          </table:table-cell>
          <table:table-cell office:value-type="float" office:value="-2564">
            <text:p>-2564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167">
            <text:p>-2167</text:p>
          </table:table-cell>
          <table:table-cell office:value-type="float" office:value="-54">
            <text:p>-54</text:p>
          </table:table-cell>
          <table:table-cell office:value-type="float" office:value="4451">
            <text:p>4451</text:p>
          </table:table-cell>
          <table:table-cell office:value-type="float" office:value="14">
            <text:p>14</text:p>
          </table:table-cell>
          <table:table-cell office:value-type="float" office:value="-2559">
            <text:p>-2559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243">
            <text:p>-2243</text:p>
          </table:table-cell>
          <table:table-cell office:value-type="float" office:value="-59">
            <text:p>-59</text:p>
          </table:table-cell>
          <table:table-cell office:value-type="float" office:value="4489">
            <text:p>4489</text:p>
          </table:table-cell>
          <table:table-cell office:value-type="float" office:value="13">
            <text:p>13</text:p>
          </table:table-cell>
          <table:table-cell office:value-type="float" office:value="-2556">
            <text:p>-2556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2318">
            <text:p>-2318</text:p>
          </table:table-cell>
          <table:table-cell office:value-type="float" office:value="-64">
            <text:p>-64</text:p>
          </table:table-cell>
          <table:table-cell office:value-type="float" office:value="4558">
            <text:p>4558</text:p>
          </table:table-cell>
          <table:table-cell office:value-type="float" office:value="12">
            <text:p>12</text:p>
          </table:table-cell>
          <table:table-cell office:value-type="float" office:value="-2556">
            <text:p>-2556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370">
            <text:p>-2370</text:p>
          </table:table-cell>
          <table:table-cell office:value-type="float" office:value="-99">
            <text:p>-99</text:p>
          </table:table-cell>
          <table:table-cell office:value-type="float" office:value="4597">
            <text:p>4597</text:p>
          </table:table-cell>
          <table:table-cell office:value-type="float" office:value="11">
            <text:p>11</text:p>
          </table:table-cell>
          <table:table-cell office:value-type="float" office:value="-2557">
            <text:p>-2557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2460">
            <text:p>-2460</text:p>
          </table:table-cell>
          <table:table-cell office:value-type="float" office:value="-80">
            <text:p>-80</text:p>
          </table:table-cell>
          <table:table-cell office:value-type="float" office:value="4638">
            <text:p>4638</text:p>
          </table:table-cell>
          <table:table-cell office:value-type="float" office:value="13">
            <text:p>13</text:p>
          </table:table-cell>
          <table:table-cell office:value-type="float" office:value="-2557">
            <text:p>-2557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464">
            <text:p>-2464</text:p>
          </table:table-cell>
          <table:table-cell office:value-type="float" office:value="-77">
            <text:p>-77</text:p>
          </table:table-cell>
          <table:table-cell office:value-type="float" office:value="4642">
            <text:p>4642</text:p>
          </table:table-cell>
          <table:table-cell office:value-type="float" office:value="15">
            <text:p>15</text:p>
          </table:table-cell>
          <table:table-cell office:value-type="float" office:value="-2556">
            <text:p>-2556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2555">
            <text:p>-2555</text:p>
          </table:table-cell>
          <table:table-cell office:value-type="float" office:value="-52">
            <text:p>-52</text:p>
          </table:table-cell>
          <table:table-cell office:value-type="float" office:value="4740">
            <text:p>4740</text:p>
          </table:table-cell>
          <table:table-cell office:value-type="float" office:value="14">
            <text:p>14</text:p>
          </table:table-cell>
          <table:table-cell office:value-type="float" office:value="-2554">
            <text:p>-2554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620">
            <text:p>-2620</text:p>
          </table:table-cell>
          <table:table-cell office:value-type="float" office:value="-97">
            <text:p>-97</text:p>
          </table:table-cell>
          <table:table-cell office:value-type="float" office:value="4827">
            <text:p>4827</text:p>
          </table:table-cell>
          <table:table-cell office:value-type="float" office:value="17">
            <text:p>17</text:p>
          </table:table-cell>
          <table:table-cell office:value-type="float" office:value="-2554">
            <text:p>-2554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2691">
            <text:p>-2691</text:p>
          </table:table-cell>
          <table:table-cell office:value-type="float" office:value="-40">
            <text:p>-40</text:p>
          </table:table-cell>
          <table:table-cell office:value-type="float" office:value="4879">
            <text:p>4879</text:p>
          </table:table-cell>
          <table:table-cell office:value-type="float" office:value="13">
            <text:p>13</text:p>
          </table:table-cell>
          <table:table-cell office:value-type="float" office:value="-2552">
            <text:p>-2552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719">
            <text:p>-2719</text:p>
          </table:table-cell>
          <table:table-cell office:value-type="float" office:value="-76">
            <text:p>-76</text:p>
          </table:table-cell>
          <table:table-cell office:value-type="float" office:value="4900">
            <text:p>4900</text:p>
          </table:table-cell>
          <table:table-cell office:value-type="float" office:value="9">
            <text:p>9</text:p>
          </table:table-cell>
          <table:table-cell office:value-type="float" office:value="-2551">
            <text:p>-2551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747">
            <text:p>-2747</text:p>
          </table:table-cell>
          <table:table-cell office:value-type="float" office:value="-77">
            <text:p>-77</text:p>
          </table:table-cell>
          <table:table-cell office:value-type="float" office:value="4918">
            <text:p>4918</text:p>
          </table:table-cell>
          <table:table-cell office:value-type="float" office:value="10">
            <text:p>10</text:p>
          </table:table-cell>
          <table:table-cell office:value-type="float" office:value="-2550">
            <text:p>-2550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793">
            <text:p>-2793</text:p>
          </table:table-cell>
          <table:table-cell office:value-type="float" office:value="-80">
            <text:p>-80</text:p>
          </table:table-cell>
          <table:table-cell office:value-type="float" office:value="5002">
            <text:p>5002</text:p>
          </table:table-cell>
          <table:table-cell office:value-type="float" office:value="13">
            <text:p>13</text:p>
          </table:table-cell>
          <table:table-cell office:value-type="float" office:value="-2553">
            <text:p>-2553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866">
            <text:p>-2866</text:p>
          </table:table-cell>
          <table:table-cell office:value-type="float" office:value="-114">
            <text:p>-114</text:p>
          </table:table-cell>
          <table:table-cell office:value-type="float" office:value="5069">
            <text:p>5069</text:p>
          </table:table-cell>
          <table:table-cell office:value-type="float" office:value="14">
            <text:p>14</text:p>
          </table:table-cell>
          <table:table-cell office:value-type="float" office:value="-2547">
            <text:p>-2547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2915">
            <text:p>-2915</text:p>
          </table:table-cell>
          <table:table-cell office:value-type="float" office:value="-158">
            <text:p>-158</text:p>
          </table:table-cell>
          <table:table-cell office:value-type="float" office:value="5174">
            <text:p>5174</text:p>
          </table:table-cell>
          <table:table-cell office:value-type="float" office:value="20">
            <text:p>20</text:p>
          </table:table-cell>
          <table:table-cell office:value-type="float" office:value="-2544">
            <text:p>-2544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944">
            <text:p>-2944</text:p>
          </table:table-cell>
          <table:table-cell office:value-type="float" office:value="-81">
            <text:p>-81</text:p>
          </table:table-cell>
          <table:table-cell office:value-type="float" office:value="5199">
            <text:p>5199</text:p>
          </table:table-cell>
          <table:table-cell office:value-type="float" office:value="21">
            <text:p>21</text:p>
          </table:table-cell>
          <table:table-cell office:value-type="float" office:value="-2549">
            <text:p>-2549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992">
            <text:p>-2992</text:p>
          </table:table-cell>
          <table:table-cell office:value-type="float" office:value="-56">
            <text:p>-56</text:p>
          </table:table-cell>
          <table:table-cell office:value-type="float" office:value="5196">
            <text:p>5196</text:p>
          </table:table-cell>
          <table:table-cell office:value-type="float" office:value="16">
            <text:p>16</text:p>
          </table:table-cell>
          <table:table-cell office:value-type="float" office:value="-2546">
            <text:p>-2546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074">
            <text:p>-3074</text:p>
          </table:table-cell>
          <table:table-cell office:value-type="float" office:value="-93">
            <text:p>-93</text:p>
          </table:table-cell>
          <table:table-cell office:value-type="float" office:value="5262">
            <text:p>5262</text:p>
          </table:table-cell>
          <table:table-cell office:value-type="float" office:value="15">
            <text:p>15</text:p>
          </table:table-cell>
          <table:table-cell office:value-type="float" office:value="-2546">
            <text:p>-2546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18">
            <text:p>-3118</text:p>
          </table:table-cell>
          <table:table-cell office:value-type="float" office:value="-86">
            <text:p>-86</text:p>
          </table:table-cell>
          <table:table-cell office:value-type="float" office:value="5405">
            <text:p>5405</text:p>
          </table:table-cell>
          <table:table-cell office:value-type="float" office:value="6">
            <text:p>6</text:p>
          </table:table-cell>
          <table:table-cell office:value-type="float" office:value="-2546">
            <text:p>-2546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3153">
            <text:p>-3153</text:p>
          </table:table-cell>
          <table:table-cell office:value-type="float" office:value="-121">
            <text:p>-121</text:p>
          </table:table-cell>
          <table:table-cell office:value-type="float" office:value="5433">
            <text:p>5433</text:p>
          </table:table-cell>
          <table:table-cell office:value-type="float" office:value="10">
            <text:p>10</text:p>
          </table:table-cell>
          <table:table-cell office:value-type="float" office:value="-2547">
            <text:p>-2547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15">
            <text:p>-3215</text:p>
          </table:table-cell>
          <table:table-cell office:value-type="float" office:value="-166">
            <text:p>-166</text:p>
          </table:table-cell>
          <table:table-cell office:value-type="float" office:value="5507">
            <text:p>5507</text:p>
          </table:table-cell>
          <table:table-cell office:value-type="float" office:value="15">
            <text:p>15</text:p>
          </table:table-cell>
          <table:table-cell office:value-type="float" office:value="-2551">
            <text:p>-255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272">
            <text:p>-3272</text:p>
          </table:table-cell>
          <table:table-cell office:value-type="float" office:value="-165">
            <text:p>-165</text:p>
          </table:table-cell>
          <table:table-cell office:value-type="float" office:value="5584">
            <text:p>5584</text:p>
          </table:table-cell>
          <table:table-cell office:value-type="float" office:value="16">
            <text:p>16</text:p>
          </table:table-cell>
          <table:table-cell office:value-type="float" office:value="-2551">
            <text:p>-2551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287">
            <text:p>-3287</text:p>
          </table:table-cell>
          <table:table-cell office:value-type="float" office:value="-142">
            <text:p>-142</text:p>
          </table:table-cell>
          <table:table-cell office:value-type="float" office:value="5612">
            <text:p>5612</text:p>
          </table:table-cell>
          <table:table-cell office:value-type="float" office:value="21">
            <text:p>21</text:p>
          </table:table-cell>
          <table:table-cell office:value-type="float" office:value="-2552">
            <text:p>-2552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26">
            <text:p>-3326</text:p>
          </table:table-cell>
          <table:table-cell office:value-type="float" office:value="-136">
            <text:p>-136</text:p>
          </table:table-cell>
          <table:table-cell office:value-type="float" office:value="5687">
            <text:p>5687</text:p>
          </table:table-cell>
          <table:table-cell office:value-type="float" office:value="17">
            <text:p>17</text:p>
          </table:table-cell>
          <table:table-cell office:value-type="float" office:value="-2553">
            <text:p>-2553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353">
            <text:p>-3353</text:p>
          </table:table-cell>
          <table:table-cell office:value-type="float" office:value="-101">
            <text:p>-101</text:p>
          </table:table-cell>
          <table:table-cell office:value-type="float" office:value="5769">
            <text:p>5769</text:p>
          </table:table-cell>
          <table:table-cell office:value-type="float" office:value="14">
            <text:p>14</text:p>
          </table:table-cell>
          <table:table-cell office:value-type="float" office:value="-2552">
            <text:p>-255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352">
            <text:p>-3352</text:p>
          </table:table-cell>
          <table:table-cell office:value-type="float" office:value="-136">
            <text:p>-136</text:p>
          </table:table-cell>
          <table:table-cell office:value-type="float" office:value="5814">
            <text:p>5814</text:p>
          </table:table-cell>
          <table:table-cell office:value-type="float" office:value="9">
            <text:p>9</text:p>
          </table:table-cell>
          <table:table-cell office:value-type="float" office:value="-2551">
            <text:p>-2551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415">
            <text:p>-3415</text:p>
          </table:table-cell>
          <table:table-cell office:value-type="float" office:value="-118">
            <text:p>-118</text:p>
          </table:table-cell>
          <table:table-cell office:value-type="float" office:value="5901">
            <text:p>5901</text:p>
          </table:table-cell>
          <table:table-cell office:value-type="float" office:value="8">
            <text:p>8</text:p>
          </table:table-cell>
          <table:table-cell office:value-type="float" office:value="-2549">
            <text:p>-2549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497">
            <text:p>-3497</text:p>
          </table:table-cell>
          <table:table-cell office:value-type="float" office:value="-145">
            <text:p>-145</text:p>
          </table:table-cell>
          <table:table-cell office:value-type="float" office:value="5920">
            <text:p>5920</text:p>
          </table:table-cell>
          <table:table-cell office:value-type="float" office:value="11">
            <text:p>11</text:p>
          </table:table-cell>
          <table:table-cell office:value-type="float" office:value="-2550">
            <text:p>-2550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13">
            <text:p>-3513</text:p>
          </table:table-cell>
          <table:table-cell office:value-type="float" office:value="-195">
            <text:p>-195</text:p>
          </table:table-cell>
          <table:table-cell office:value-type="float" office:value="6028">
            <text:p>6028</text:p>
          </table:table-cell>
          <table:table-cell office:value-type="float" office:value="18">
            <text:p>18</text:p>
          </table:table-cell>
          <table:table-cell office:value-type="float" office:value="-2548">
            <text:p>-2548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28">
            <text:p>-3528</text:p>
          </table:table-cell>
          <table:table-cell office:value-type="float" office:value="-140">
            <text:p>-140</text:p>
          </table:table-cell>
          <table:table-cell office:value-type="float" office:value="6071">
            <text:p>6071</text:p>
          </table:table-cell>
          <table:table-cell office:value-type="float" office:value="21">
            <text:p>21</text:p>
          </table:table-cell>
          <table:table-cell office:value-type="float" office:value="-2549">
            <text:p>-2549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38">
            <text:p>-3538</text:p>
          </table:table-cell>
          <table:table-cell office:value-type="float" office:value="-137">
            <text:p>-137</text:p>
          </table:table-cell>
          <table:table-cell office:value-type="float" office:value="6168">
            <text:p>6168</text:p>
          </table:table-cell>
          <table:table-cell office:value-type="float" office:value="17">
            <text:p>17</text:p>
          </table:table-cell>
          <table:table-cell office:value-type="float" office:value="-2551">
            <text:p>-2551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3601">
            <text:p>-3601</text:p>
          </table:table-cell>
          <table:table-cell office:value-type="float" office:value="-169">
            <text:p>-169</text:p>
          </table:table-cell>
          <table:table-cell office:value-type="float" office:value="6172">
            <text:p>6172</text:p>
          </table:table-cell>
          <table:table-cell office:value-type="float" office:value="16">
            <text:p>16</text:p>
          </table:table-cell>
          <table:table-cell office:value-type="float" office:value="-2552">
            <text:p>-2552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11">
            <text:p>-3611</text:p>
          </table:table-cell>
          <table:table-cell office:value-type="float" office:value="-150">
            <text:p>-150</text:p>
          </table:table-cell>
          <table:table-cell office:value-type="float" office:value="6324">
            <text:p>6324</text:p>
          </table:table-cell>
          <table:table-cell office:value-type="float" office:value="10">
            <text:p>10</text:p>
          </table:table-cell>
          <table:table-cell office:value-type="float" office:value="-2553">
            <text:p>-2553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648">
            <text:p>-3648</text:p>
          </table:table-cell>
          <table:table-cell office:value-type="float" office:value="-147">
            <text:p>-147</text:p>
          </table:table-cell>
          <table:table-cell office:value-type="float" office:value="6393">
            <text:p>6393</text:p>
          </table:table-cell>
          <table:table-cell office:value-type="float" office:value="8">
            <text:p>8</text:p>
          </table:table-cell>
          <table:table-cell office:value-type="float" office:value="-2552">
            <text:p>-2552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674">
            <text:p>-3674</text:p>
          </table:table-cell>
          <table:table-cell office:value-type="float" office:value="-219">
            <text:p>-219</text:p>
          </table:table-cell>
          <table:table-cell office:value-type="float" office:value="6438">
            <text:p>6438</text:p>
          </table:table-cell>
          <table:table-cell office:value-type="float" office:value="12">
            <text:p>12</text:p>
          </table:table-cell>
          <table:table-cell office:value-type="float" office:value="-2548">
            <text:p>-2548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28">
            <text:p>-3728</text:p>
          </table:table-cell>
          <table:table-cell office:value-type="float" office:value="-204">
            <text:p>-204</text:p>
          </table:table-cell>
          <table:table-cell office:value-type="float" office:value="6534">
            <text:p>6534</text:p>
          </table:table-cell>
          <table:table-cell office:value-type="float" office:value="19">
            <text:p>19</text:p>
          </table:table-cell>
          <table:table-cell office:value-type="float" office:value="-2554">
            <text:p>-2554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45">
            <text:p>-3745</text:p>
          </table:table-cell>
          <table:table-cell office:value-type="float" office:value="-197">
            <text:p>-197</text:p>
          </table:table-cell>
          <table:table-cell office:value-type="float" office:value="6601">
            <text:p>6601</text:p>
          </table:table-cell>
          <table:table-cell office:value-type="float" office:value="19">
            <text:p>19</text:p>
          </table:table-cell>
          <table:table-cell office:value-type="float" office:value="-2556">
            <text:p>-2556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39">
            <text:p>-3739</text:p>
          </table:table-cell>
          <table:table-cell office:value-type="float" office:value="-188">
            <text:p>-188</text:p>
          </table:table-cell>
          <table:table-cell office:value-type="float" office:value="6669">
            <text:p>6669</text:p>
          </table:table-cell>
          <table:table-cell office:value-type="float" office:value="19">
            <text:p>19</text:p>
          </table:table-cell>
          <table:table-cell office:value-type="float" office:value="-2555">
            <text:p>-2555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741">
            <text:p>-3741</text:p>
          </table:table-cell>
          <table:table-cell office:value-type="float" office:value="-163">
            <text:p>-163</text:p>
          </table:table-cell>
          <table:table-cell office:value-type="float" office:value="6740">
            <text:p>6740</text:p>
          </table:table-cell>
          <table:table-cell office:value-type="float" office:value="14">
            <text:p>14</text:p>
          </table:table-cell>
          <table:table-cell office:value-type="float" office:value="-2552">
            <text:p>-2552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85">
            <text:p>-3785</text:p>
          </table:table-cell>
          <table:table-cell office:value-type="float" office:value="-161">
            <text:p>-161</text:p>
          </table:table-cell>
          <table:table-cell office:value-type="float" office:value="6810">
            <text:p>6810</text:p>
          </table:table-cell>
          <table:table-cell office:value-type="float" office:value="9">
            <text:p>9</text:p>
          </table:table-cell>
          <table:table-cell office:value-type="float" office:value="-2553">
            <text:p>-255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812">
            <text:p>-3812</text:p>
          </table:table-cell>
          <table:table-cell office:value-type="float" office:value="-193">
            <text:p>-193</text:p>
          </table:table-cell>
          <table:table-cell office:value-type="float" office:value="6868">
            <text:p>6868</text:p>
          </table:table-cell>
          <table:table-cell office:value-type="float" office:value="6">
            <text:p>6</text:p>
          </table:table-cell>
          <table:table-cell office:value-type="float" office:value="-2552">
            <text:p>-2552</text:p>
          </table:table-cell>
          <table:table-cell office:value-type="float" office:value="-169">
            <text:p>-169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796">
            <text:p>-3796</text:p>
          </table:table-cell>
          <table:table-cell office:value-type="float" office:value="-201">
            <text:p>-201</text:p>
          </table:table-cell>
          <table:table-cell office:value-type="float" office:value="6965">
            <text:p>6965</text:p>
          </table:table-cell>
          <table:table-cell office:value-type="float" office:value="4">
            <text:p>4</text:p>
          </table:table-cell>
          <table:table-cell office:value-type="float" office:value="-2553">
            <text:p>-2553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829">
            <text:p>-3829</text:p>
          </table:table-cell>
          <table:table-cell office:value-type="float" office:value="-253">
            <text:p>-253</text:p>
          </table:table-cell>
          <table:table-cell office:value-type="float" office:value="7024">
            <text:p>7024</text:p>
          </table:table-cell>
          <table:table-cell office:value-type="float" office:value="14">
            <text:p>14</text:p>
          </table:table-cell>
          <table:table-cell office:value-type="float" office:value="-2550">
            <text:p>-2550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37">
            <text:p>-3837</text:p>
          </table:table-cell>
          <table:table-cell office:value-type="float" office:value="-251">
            <text:p>-251</text:p>
          </table:table-cell>
          <table:table-cell office:value-type="float" office:value="7124">
            <text:p>7124</text:p>
          </table:table-cell>
          <table:table-cell office:value-type="float" office:value="18">
            <text:p>18</text:p>
          </table:table-cell>
          <table:table-cell office:value-type="float" office:value="-2547">
            <text:p>-2547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52">
            <text:p>-3852</text:p>
          </table:table-cell>
          <table:table-cell office:value-type="float" office:value="-147">
            <text:p>-147</text:p>
          </table:table-cell>
          <table:table-cell office:value-type="float" office:value="7209">
            <text:p>7209</text:p>
          </table:table-cell>
          <table:table-cell office:value-type="float" office:value="22">
            <text:p>22</text:p>
          </table:table-cell>
          <table:table-cell office:value-type="float" office:value="-2543">
            <text:p>-2543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54">
            <text:p>-3854</text:p>
          </table:table-cell>
          <table:table-cell office:value-type="float" office:value="-175">
            <text:p>-175</text:p>
          </table:table-cell>
          <table:table-cell office:value-type="float" office:value="7266">
            <text:p>7266</text:p>
          </table:table-cell>
          <table:table-cell office:value-type="float" office:value="15">
            <text:p>15</text:p>
          </table:table-cell>
          <table:table-cell office:value-type="float" office:value="-2543">
            <text:p>-2543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93">
            <text:p>-3893</text:p>
          </table:table-cell>
          <table:table-cell office:value-type="float" office:value="-144">
            <text:p>-144</text:p>
          </table:table-cell>
          <table:table-cell office:value-type="float" office:value="7329">
            <text:p>7329</text:p>
          </table:table-cell>
          <table:table-cell office:value-type="float" office:value="7">
            <text:p>7</text:p>
          </table:table-cell>
          <table:table-cell office:value-type="float" office:value="-2540">
            <text:p>-2540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21">
            <text:p>-3921</text:p>
          </table:table-cell>
          <table:table-cell office:value-type="float" office:value="-190">
            <text:p>-190</text:p>
          </table:table-cell>
          <table:table-cell office:value-type="float" office:value="7402">
            <text:p>7402</text:p>
          </table:table-cell>
          <table:table-cell office:value-type="float" office:value="3">
            <text:p>3</text:p>
          </table:table-cell>
          <table:table-cell office:value-type="float" office:value="-2543">
            <text:p>-2543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03">
            <text:p>-3903</text:p>
          </table:table-cell>
          <table:table-cell office:value-type="float" office:value="-272">
            <text:p>-272</text:p>
          </table:table-cell>
          <table:table-cell office:value-type="float" office:value="7476">
            <text:p>7476</text:p>
          </table:table-cell>
          <table:table-cell office:value-type="float" office:value="3">
            <text:p>3</text:p>
          </table:table-cell>
          <table:table-cell office:value-type="float" office:value="-2545">
            <text:p>-2545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936">
            <text:p>-3936</text:p>
          </table:table-cell>
          <table:table-cell office:value-type="float" office:value="-302">
            <text:p>-302</text:p>
          </table:table-cell>
          <table:table-cell office:value-type="float" office:value="7552">
            <text:p>7552</text:p>
          </table:table-cell>
          <table:table-cell office:value-type="float" office:value="14">
            <text:p>14</text:p>
          </table:table-cell>
          <table:table-cell office:value-type="float" office:value="-2541">
            <text:p>-2541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01">
            <text:p>-3901</text:p>
          </table:table-cell>
          <table:table-cell office:value-type="float" office:value="-302">
            <text:p>-302</text:p>
          </table:table-cell>
          <table:table-cell office:value-type="float" office:value="7654">
            <text:p>7654</text:p>
          </table:table-cell>
          <table:table-cell office:value-type="float" office:value="23">
            <text:p>23</text:p>
          </table:table-cell>
          <table:table-cell office:value-type="float" office:value="-2544">
            <text:p>-2544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14">
            <text:p>-3914</text:p>
          </table:table-cell>
          <table:table-cell office:value-type="float" office:value="-270">
            <text:p>-270</text:p>
          </table:table-cell>
          <table:table-cell office:value-type="float" office:value="7680">
            <text:p>7680</text:p>
          </table:table-cell>
          <table:table-cell office:value-type="float" office:value="28">
            <text:p>28</text:p>
          </table:table-cell>
          <table:table-cell office:value-type="float" office:value="-2545">
            <text:p>-2545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25">
            <text:p>-3925</text:p>
          </table:table-cell>
          <table:table-cell office:value-type="float" office:value="-201">
            <text:p>-201</text:p>
          </table:table-cell>
          <table:table-cell office:value-type="float" office:value="7802">
            <text:p>7802</text:p>
          </table:table-cell>
          <table:table-cell office:value-type="float" office:value="25">
            <text:p>25</text:p>
          </table:table-cell>
          <table:table-cell office:value-type="float" office:value="-2541">
            <text:p>-2541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25">
            <text:p>-3925</text:p>
          </table:table-cell>
          <table:table-cell office:value-type="float" office:value="-179">
            <text:p>-179</text:p>
          </table:table-cell>
          <table:table-cell office:value-type="float" office:value="7875">
            <text:p>7875</text:p>
          </table:table-cell>
          <table:table-cell office:value-type="float" office:value="12">
            <text:p>12</text:p>
          </table:table-cell>
          <table:table-cell office:value-type="float" office:value="-2544">
            <text:p>-2544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30">
            <text:p>-3930</text:p>
          </table:table-cell>
          <table:table-cell office:value-type="float" office:value="-212">
            <text:p>-212</text:p>
          </table:table-cell>
          <table:table-cell office:value-type="float" office:value="7911">
            <text:p>7911</text:p>
          </table:table-cell>
          <table:table-cell office:value-type="float" office:value="4">
            <text:p>4</text:p>
          </table:table-cell>
          <table:table-cell office:value-type="float" office:value="-2546">
            <text:p>-2546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36">
            <text:p>-3936</text:p>
          </table:table-cell>
          <table:table-cell office:value-type="float" office:value="-263">
            <text:p>-263</text:p>
          </table:table-cell>
          <table:table-cell office:value-type="float" office:value="7995">
            <text:p>7995</text:p>
          </table:table-cell>
          <table:table-cell office:value-type="float" office:value="-4">
            <text:p>-4</text:p>
          </table:table-cell>
          <table:table-cell office:value-type="float" office:value="-2550">
            <text:p>-2550</text:p>
          </table:table-cell>
          <table:table-cell office:value-type="float" office:value="-166">
            <text:p>-166</text:p>
          </table:table-cell>
          <table:table-cell table:number-columns-repeated="2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3914">
            <text:p>-3914</text:p>
          </table:table-cell>
          <table:table-cell office:value-type="float" office:value="-306">
            <text:p>-306</text:p>
          </table:table-cell>
          <table:table-cell office:value-type="float" office:value="8129">
            <text:p>8129</text:p>
          </table:table-cell>
          <table:table-cell office:value-type="float" office:value="7">
            <text:p>7</text:p>
          </table:table-cell>
          <table:table-cell office:value-type="float" office:value="-2552">
            <text:p>-2552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05">
            <text:p>-3905</text:p>
          </table:table-cell>
          <table:table-cell office:value-type="float" office:value="-334">
            <text:p>-334</text:p>
          </table:table-cell>
          <table:table-cell office:value-type="float" office:value="8177">
            <text:p>8177</text:p>
          </table:table-cell>
          <table:table-cell office:value-type="float" office:value="15">
            <text:p>15</text:p>
          </table:table-cell>
          <table:table-cell office:value-type="float" office:value="-2552">
            <text:p>-2552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04">
            <text:p>-3904</text:p>
          </table:table-cell>
          <table:table-cell office:value-type="float" office:value="-275">
            <text:p>-275</text:p>
          </table:table-cell>
          <table:table-cell office:value-type="float" office:value="8247">
            <text:p>8247</text:p>
          </table:table-cell>
          <table:table-cell office:value-type="float" office:value="28">
            <text:p>28</text:p>
          </table:table-cell>
          <table:table-cell office:value-type="float" office:value="-2549">
            <text:p>-2549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74">
            <text:p>-3874</text:p>
          </table:table-cell>
          <table:table-cell office:value-type="float" office:value="-217">
            <text:p>-217</text:p>
          </table:table-cell>
          <table:table-cell office:value-type="float" office:value="8322">
            <text:p>8322</text:p>
          </table:table-cell>
          <table:table-cell office:value-type="float" office:value="24">
            <text:p>24</text:p>
          </table:table-cell>
          <table:table-cell office:value-type="float" office:value="-2549">
            <text:p>-2549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830">
            <text:p>-3830</text:p>
          </table:table-cell>
          <table:table-cell office:value-type="float" office:value="-184">
            <text:p>-184</text:p>
          </table:table-cell>
          <table:table-cell office:value-type="float" office:value="8384">
            <text:p>8384</text:p>
          </table:table-cell>
          <table:table-cell office:value-type="float" office:value="15">
            <text:p>15</text:p>
          </table:table-cell>
          <table:table-cell office:value-type="float" office:value="-2551">
            <text:p>-255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55">
            <text:p>-3855</text:p>
          </table:table-cell>
          <table:table-cell office:value-type="float" office:value="-188">
            <text:p>-188</text:p>
          </table:table-cell>
          <table:table-cell office:value-type="float" office:value="8482">
            <text:p>8482</text:p>
          </table:table-cell>
          <table:table-cell office:value-type="float" office:value="5">
            <text:p>5</text:p>
          </table:table-cell>
          <table:table-cell office:value-type="float" office:value="-2544">
            <text:p>-2544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856">
            <text:p>-3856</text:p>
          </table:table-cell>
          <table:table-cell office:value-type="float" office:value="-294">
            <text:p>-294</text:p>
          </table:table-cell>
          <table:table-cell office:value-type="float" office:value="8557">
            <text:p>8557</text:p>
          </table:table-cell>
          <table:table-cell office:value-type="float" office:value="0">
            <text:p>0</text:p>
          </table:table-cell>
          <table:table-cell office:value-type="float" office:value="-2545">
            <text:p>-2545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846">
            <text:p>-3846</text:p>
          </table:table-cell>
          <table:table-cell office:value-type="float" office:value="-351">
            <text:p>-351</text:p>
          </table:table-cell>
          <table:table-cell office:value-type="float" office:value="8632">
            <text:p>8632</text:p>
          </table:table-cell>
          <table:table-cell office:value-type="float" office:value="6">
            <text:p>6</text:p>
          </table:table-cell>
          <table:table-cell office:value-type="float" office:value="-2545">
            <text:p>-2545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829">
            <text:p>-3829</text:p>
          </table:table-cell>
          <table:table-cell office:value-type="float" office:value="-336">
            <text:p>-336</text:p>
          </table:table-cell>
          <table:table-cell office:value-type="float" office:value="8738">
            <text:p>8738</text:p>
          </table:table-cell>
          <table:table-cell office:value-type="float" office:value="15">
            <text:p>15</text:p>
          </table:table-cell>
          <table:table-cell office:value-type="float" office:value="-2546">
            <text:p>-2546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22">
            <text:p>-3822</text:p>
          </table:table-cell>
          <table:table-cell office:value-type="float" office:value="-346">
            <text:p>-346</text:p>
          </table:table-cell>
          <table:table-cell office:value-type="float" office:value="8784">
            <text:p>8784</text:p>
          </table:table-cell>
          <table:table-cell office:value-type="float" office:value="19">
            <text:p>19</text:p>
          </table:table-cell>
          <table:table-cell office:value-type="float" office:value="-2543">
            <text:p>-2543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99">
            <text:p>-3799</text:p>
          </table:table-cell>
          <table:table-cell office:value-type="float" office:value="-284">
            <text:p>-284</text:p>
          </table:table-cell>
          <table:table-cell office:value-type="float" office:value="8826">
            <text:p>8826</text:p>
          </table:table-cell>
          <table:table-cell office:value-type="float" office:value="25">
            <text:p>25</text:p>
          </table:table-cell>
          <table:table-cell office:value-type="float" office:value="-2540">
            <text:p>-2540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48">
            <text:p>-3748</text:p>
          </table:table-cell>
          <table:table-cell office:value-type="float" office:value="-240">
            <text:p>-240</text:p>
          </table:table-cell>
          <table:table-cell office:value-type="float" office:value="8936">
            <text:p>8936</text:p>
          </table:table-cell>
          <table:table-cell office:value-type="float" office:value="17">
            <text:p>17</text:p>
          </table:table-cell>
          <table:table-cell office:value-type="float" office:value="-2540">
            <text:p>-2540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740">
            <text:p>-3740</text:p>
          </table:table-cell>
          <table:table-cell office:value-type="float" office:value="-232">
            <text:p>-232</text:p>
          </table:table-cell>
          <table:table-cell office:value-type="float" office:value="9012">
            <text:p>9012</text:p>
          </table:table-cell>
          <table:table-cell office:value-type="float" office:value="9">
            <text:p>9</text:p>
          </table:table-cell>
          <table:table-cell office:value-type="float" office:value="-2541">
            <text:p>-2541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3722">
            <text:p>-3722</text:p>
          </table:table-cell>
          <table:table-cell office:value-type="float" office:value="-292">
            <text:p>-292</text:p>
          </table:table-cell>
          <table:table-cell office:value-type="float" office:value="9088">
            <text:p>9088</text:p>
          </table:table-cell>
          <table:table-cell office:value-type="float" office:value="0">
            <text:p>0</text:p>
          </table:table-cell>
          <table:table-cell office:value-type="float" office:value="-2539">
            <text:p>-2539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25">
            <text:p>-3725</text:p>
          </table:table-cell>
          <table:table-cell office:value-type="float" office:value="-325">
            <text:p>-325</text:p>
          </table:table-cell>
          <table:table-cell office:value-type="float" office:value="9189">
            <text:p>9189</text:p>
          </table:table-cell>
          <table:table-cell office:value-type="float" office:value="3">
            <text:p>3</text:p>
          </table:table-cell>
          <table:table-cell office:value-type="float" office:value="-2540">
            <text:p>-2540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1">
            <text:p>1</text:p>
          </table:table-cell>
          <table:table-cell office:value-type="float" office:value="-3694">
            <text:p>-3694</text:p>
          </table:table-cell>
          <table:table-cell office:value-type="float" office:value="-338">
            <text:p>-338</text:p>
          </table:table-cell>
          <table:table-cell office:value-type="float" office:value="9219">
            <text:p>9219</text:p>
          </table:table-cell>
          <table:table-cell office:value-type="float" office:value="13">
            <text:p>13</text:p>
          </table:table-cell>
          <table:table-cell office:value-type="float" office:value="-2542">
            <text:p>-2542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44">
            <text:p>-3644</text:p>
          </table:table-cell>
          <table:table-cell office:value-type="float" office:value="-339">
            <text:p>-339</text:p>
          </table:table-cell>
          <table:table-cell office:value-type="float" office:value="9340">
            <text:p>9340</text:p>
          </table:table-cell>
          <table:table-cell office:value-type="float" office:value="21">
            <text:p>21</text:p>
          </table:table-cell>
          <table:table-cell office:value-type="float" office:value="-2540">
            <text:p>-2540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624">
            <text:p>-3624</text:p>
          </table:table-cell>
          <table:table-cell office:value-type="float" office:value="-296">
            <text:p>-296</text:p>
          </table:table-cell>
          <table:table-cell office:value-type="float" office:value="9378">
            <text:p>9378</text:p>
          </table:table-cell>
          <table:table-cell office:value-type="float" office:value="26">
            <text:p>26</text:p>
          </table:table-cell>
          <table:table-cell office:value-type="float" office:value="-2542">
            <text:p>-2542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92">
            <text:p>-3592</text:p>
          </table:table-cell>
          <table:table-cell office:value-type="float" office:value="-270">
            <text:p>-270</text:p>
          </table:table-cell>
          <table:table-cell office:value-type="float" office:value="9446">
            <text:p>9446</text:p>
          </table:table-cell>
          <table:table-cell office:value-type="float" office:value="21">
            <text:p>21</text:p>
          </table:table-cell>
          <table:table-cell office:value-type="float" office:value="-2541">
            <text:p>-2541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584">
            <text:p>-3584</text:p>
          </table:table-cell>
          <table:table-cell office:value-type="float" office:value="-267">
            <text:p>-267</text:p>
          </table:table-cell>
          <table:table-cell office:value-type="float" office:value="9508">
            <text:p>9508</text:p>
          </table:table-cell>
          <table:table-cell office:value-type="float" office:value="12">
            <text:p>12</text:p>
          </table:table-cell>
          <table:table-cell office:value-type="float" office:value="-2537">
            <text:p>-2537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36">
            <text:p>-3536</text:p>
          </table:table-cell>
          <table:table-cell office:value-type="float" office:value="-308">
            <text:p>-308</text:p>
          </table:table-cell>
          <table:table-cell office:value-type="float" office:value="9585">
            <text:p>9585</text:p>
          </table:table-cell>
          <table:table-cell office:value-type="float" office:value="3">
            <text:p>3</text:p>
          </table:table-cell>
          <table:table-cell office:value-type="float" office:value="-2538">
            <text:p>-2538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496">
            <text:p>-3496</text:p>
          </table:table-cell>
          <table:table-cell office:value-type="float" office:value="-340">
            <text:p>-340</text:p>
          </table:table-cell>
          <table:table-cell office:value-type="float" office:value="9676">
            <text:p>9676</text:p>
          </table:table-cell>
          <table:table-cell office:value-type="float" office:value="5">
            <text:p>5</text:p>
          </table:table-cell>
          <table:table-cell office:value-type="float" office:value="-2531">
            <text:p>-2531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478">
            <text:p>-3478</text:p>
          </table:table-cell>
          <table:table-cell office:value-type="float" office:value="-379">
            <text:p>-379</text:p>
          </table:table-cell>
          <table:table-cell office:value-type="float" office:value="9761">
            <text:p>9761</text:p>
          </table:table-cell>
          <table:table-cell office:value-type="float" office:value="12">
            <text:p>12</text:p>
          </table:table-cell>
          <table:table-cell office:value-type="float" office:value="-2535">
            <text:p>-2535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28">
            <text:p>-3428</text:p>
          </table:table-cell>
          <table:table-cell office:value-type="float" office:value="-391">
            <text:p>-391</text:p>
          </table:table-cell>
          <table:table-cell office:value-type="float" office:value="9816">
            <text:p>9816</text:p>
          </table:table-cell>
          <table:table-cell office:value-type="float" office:value="21">
            <text:p>21</text:p>
          </table:table-cell>
          <table:table-cell office:value-type="float" office:value="-2531">
            <text:p>-2531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3394">
            <text:p>-3394</text:p>
          </table:table-cell>
          <table:table-cell office:value-type="float" office:value="-354">
            <text:p>-354</text:p>
          </table:table-cell>
          <table:table-cell office:value-type="float" office:value="9815">
            <text:p>9815</text:p>
          </table:table-cell>
          <table:table-cell office:value-type="float" office:value="23">
            <text:p>23</text:p>
          </table:table-cell>
          <table:table-cell office:value-type="float" office:value="-2535">
            <text:p>-2535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73">
            <text:p>-3373</text:p>
          </table:table-cell>
          <table:table-cell office:value-type="float" office:value="-311">
            <text:p>-311</text:p>
          </table:table-cell>
          <table:table-cell office:value-type="float" office:value="9912">
            <text:p>9912</text:p>
          </table:table-cell>
          <table:table-cell office:value-type="float" office:value="21">
            <text:p>21</text:p>
          </table:table-cell>
          <table:table-cell office:value-type="float" office:value="-2534">
            <text:p>-2534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320">
            <text:p>-3320</text:p>
          </table:table-cell>
          <table:table-cell office:value-type="float" office:value="-319">
            <text:p>-319</text:p>
          </table:table-cell>
          <table:table-cell office:value-type="float" office:value="10006">
            <text:p>10006</text:p>
          </table:table-cell>
          <table:table-cell office:value-type="float" office:value="14">
            <text:p>14</text:p>
          </table:table-cell>
          <table:table-cell office:value-type="float" office:value="-2534">
            <text:p>-2534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3290">
            <text:p>-3290</text:p>
          </table:table-cell>
          <table:table-cell office:value-type="float" office:value="-305">
            <text:p>-305</text:p>
          </table:table-cell>
          <table:table-cell office:value-type="float" office:value="10031">
            <text:p>10031</text:p>
          </table:table-cell>
          <table:table-cell office:value-type="float" office:value="6">
            <text:p>6</text:p>
          </table:table-cell>
          <table:table-cell office:value-type="float" office:value="-2541">
            <text:p>-2541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219">
            <text:p>-3219</text:p>
          </table:table-cell>
          <table:table-cell office:value-type="float" office:value="-357">
            <text:p>-357</text:p>
          </table:table-cell>
          <table:table-cell office:value-type="float" office:value="10173">
            <text:p>10173</text:p>
          </table:table-cell>
          <table:table-cell office:value-type="float" office:value="1">
            <text:p>1</text:p>
          </table:table-cell>
          <table:table-cell office:value-type="float" office:value="-2537">
            <text:p>-2537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91">
            <text:p>-3191</text:p>
          </table:table-cell>
          <table:table-cell office:value-type="float" office:value="-387">
            <text:p>-387</text:p>
          </table:table-cell>
          <table:table-cell office:value-type="float" office:value="10191">
            <text:p>10191</text:p>
          </table:table-cell>
          <table:table-cell office:value-type="float" office:value="9">
            <text:p>9</text:p>
          </table:table-cell>
          <table:table-cell office:value-type="float" office:value="-2534">
            <text:p>-2534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86">
            <text:p>-3186</text:p>
          </table:table-cell>
          <table:table-cell office:value-type="float" office:value="-390">
            <text:p>-390</text:p>
          </table:table-cell>
          <table:table-cell office:value-type="float" office:value="10285">
            <text:p>10285</text:p>
          </table:table-cell>
          <table:table-cell office:value-type="float" office:value="23">
            <text:p>23</text:p>
          </table:table-cell>
          <table:table-cell office:value-type="float" office:value="-2531">
            <text:p>-2531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3078">
            <text:p>-3078</text:p>
          </table:table-cell>
          <table:table-cell office:value-type="float" office:value="-375">
            <text:p>-375</text:p>
          </table:table-cell>
          <table:table-cell office:value-type="float" office:value="10304">
            <text:p>10304</text:p>
          </table:table-cell>
          <table:table-cell office:value-type="float" office:value="29">
            <text:p>29</text:p>
          </table:table-cell>
          <table:table-cell office:value-type="float" office:value="-2532">
            <text:p>-2532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3059">
            <text:p>-3059</text:p>
          </table:table-cell>
          <table:table-cell office:value-type="float" office:value="-318">
            <text:p>-318</text:p>
          </table:table-cell>
          <table:table-cell office:value-type="float" office:value="10358">
            <text:p>10358</text:p>
          </table:table-cell>
          <table:table-cell office:value-type="float" office:value="27">
            <text:p>27</text:p>
          </table:table-cell>
          <table:table-cell office:value-type="float" office:value="-2532">
            <text:p>-2532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3030">
            <text:p>-3030</text:p>
          </table:table-cell>
          <table:table-cell office:value-type="float" office:value="-315">
            <text:p>-315</text:p>
          </table:table-cell>
          <table:table-cell office:value-type="float" office:value="10458">
            <text:p>10458</text:p>
          </table:table-cell>
          <table:table-cell office:value-type="float" office:value="16">
            <text:p>16</text:p>
          </table:table-cell>
          <table:table-cell office:value-type="float" office:value="-2534">
            <text:p>-2534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2991">
            <text:p>-2991</text:p>
          </table:table-cell>
          <table:table-cell office:value-type="float" office:value="-333">
            <text:p>-333</text:p>
          </table:table-cell>
          <table:table-cell office:value-type="float" office:value="10506">
            <text:p>10506</text:p>
          </table:table-cell>
          <table:table-cell office:value-type="float" office:value="6">
            <text:p>6</text:p>
          </table:table-cell>
          <table:table-cell office:value-type="float" office:value="-2533">
            <text:p>-2533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937">
            <text:p>-2937</text:p>
          </table:table-cell>
          <table:table-cell office:value-type="float" office:value="-360">
            <text:p>-360</text:p>
          </table:table-cell>
          <table:table-cell office:value-type="float" office:value="10550">
            <text:p>10550</text:p>
          </table:table-cell>
          <table:table-cell office:value-type="float" office:value="-1">
            <text:p>-1</text:p>
          </table:table-cell>
          <table:table-cell office:value-type="float" office:value="-2532">
            <text:p>-2532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2862">
            <text:p>-2862</text:p>
          </table:table-cell>
          <table:table-cell office:value-type="float" office:value="-449">
            <text:p>-449</text:p>
          </table:table-cell>
          <table:table-cell office:value-type="float" office:value="10647">
            <text:p>10647</text:p>
          </table:table-cell>
          <table:table-cell office:value-type="float" office:value="2">
            <text:p>2</text:p>
          </table:table-cell>
          <table:table-cell office:value-type="float" office:value="-2533">
            <text:p>-2533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810">
            <text:p>-2810</text:p>
          </table:table-cell>
          <table:table-cell office:value-type="float" office:value="-434">
            <text:p>-434</text:p>
          </table:table-cell>
          <table:table-cell office:value-type="float" office:value="10678">
            <text:p>10678</text:p>
          </table:table-cell>
          <table:table-cell office:value-type="float" office:value="14">
            <text:p>14</text:p>
          </table:table-cell>
          <table:table-cell office:value-type="float" office:value="-2533">
            <text:p>-253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768">
            <text:p>-2768</text:p>
          </table:table-cell>
          <table:table-cell office:value-type="float" office:value="-445">
            <text:p>-445</text:p>
          </table:table-cell>
          <table:table-cell office:value-type="float" office:value="10742">
            <text:p>10742</text:p>
          </table:table-cell>
          <table:table-cell office:value-type="float" office:value="25">
            <text:p>25</text:p>
          </table:table-cell>
          <table:table-cell office:value-type="float" office:value="-2530">
            <text:p>-2530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717">
            <text:p>-2717</text:p>
          </table:table-cell>
          <table:table-cell office:value-type="float" office:value="-343">
            <text:p>-343</text:p>
          </table:table-cell>
          <table:table-cell office:value-type="float" office:value="10760">
            <text:p>10760</text:p>
          </table:table-cell>
          <table:table-cell office:value-type="float" office:value="29">
            <text:p>29</text:p>
          </table:table-cell>
          <table:table-cell office:value-type="float" office:value="-2531">
            <text:p>-2531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649">
            <text:p>-2649</text:p>
          </table:table-cell>
          <table:table-cell office:value-type="float" office:value="-325">
            <text:p>-325</text:p>
          </table:table-cell>
          <table:table-cell office:value-type="float" office:value="10822">
            <text:p>10822</text:p>
          </table:table-cell>
          <table:table-cell office:value-type="float" office:value="23">
            <text:p>23</text:p>
          </table:table-cell>
          <table:table-cell office:value-type="float" office:value="-2525">
            <text:p>-2525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626">
            <text:p>-2626</text:p>
          </table:table-cell>
          <table:table-cell office:value-type="float" office:value="-323">
            <text:p>-323</text:p>
          </table:table-cell>
          <table:table-cell office:value-type="float" office:value="10926">
            <text:p>10926</text:p>
          </table:table-cell>
          <table:table-cell office:value-type="float" office:value="5">
            <text:p>5</text:p>
          </table:table-cell>
          <table:table-cell office:value-type="float" office:value="-2523">
            <text:p>-2523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549">
            <text:p>-2549</text:p>
          </table:table-cell>
          <table:table-cell office:value-type="float" office:value="-360">
            <text:p>-360</text:p>
          </table:table-cell>
          <table:table-cell office:value-type="float" office:value="10978">
            <text:p>10978</text:p>
          </table:table-cell>
          <table:table-cell office:value-type="float" office:value="-2">
            <text:p>-2</text:p>
          </table:table-cell>
          <table:table-cell office:value-type="float" office:value="-2524">
            <text:p>-2524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2519">
            <text:p>-2519</text:p>
          </table:table-cell>
          <table:table-cell office:value-type="float" office:value="-430">
            <text:p>-430</text:p>
          </table:table-cell>
          <table:table-cell office:value-type="float" office:value="11034">
            <text:p>11034</text:p>
          </table:table-cell>
          <table:table-cell office:value-type="float" office:value="-2">
            <text:p>-2</text:p>
          </table:table-cell>
          <table:table-cell office:value-type="float" office:value="-2523">
            <text:p>-2523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2446">
            <text:p>-2446</text:p>
          </table:table-cell>
          <table:table-cell office:value-type="float" office:value="-485">
            <text:p>-485</text:p>
          </table:table-cell>
          <table:table-cell office:value-type="float" office:value="11031">
            <text:p>11031</text:p>
          </table:table-cell>
          <table:table-cell office:value-type="float" office:value="9">
            <text:p>9</text:p>
          </table:table-cell>
          <table:table-cell office:value-type="float" office:value="-2518">
            <text:p>-2518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354">
            <text:p>-2354</text:p>
          </table:table-cell>
          <table:table-cell office:value-type="float" office:value="-460">
            <text:p>-460</text:p>
          </table:table-cell>
          <table:table-cell office:value-type="float" office:value="11118">
            <text:p>11118</text:p>
          </table:table-cell>
          <table:table-cell office:value-type="float" office:value="17">
            <text:p>17</text:p>
          </table:table-cell>
          <table:table-cell office:value-type="float" office:value="-2518">
            <text:p>-2518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321">
            <text:p>-2321</text:p>
          </table:table-cell>
          <table:table-cell office:value-type="float" office:value="-400">
            <text:p>-400</text:p>
          </table:table-cell>
          <table:table-cell office:value-type="float" office:value="11111">
            <text:p>11111</text:p>
          </table:table-cell>
          <table:table-cell office:value-type="float" office:value="27">
            <text:p>27</text:p>
          </table:table-cell>
          <table:table-cell office:value-type="float" office:value="-2516">
            <text:p>-2516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263">
            <text:p>-2263</text:p>
          </table:table-cell>
          <table:table-cell office:value-type="float" office:value="-373">
            <text:p>-373</text:p>
          </table:table-cell>
          <table:table-cell office:value-type="float" office:value="11210">
            <text:p>11210</text:p>
          </table:table-cell>
          <table:table-cell office:value-type="float" office:value="23">
            <text:p>23</text:p>
          </table:table-cell>
          <table:table-cell office:value-type="float" office:value="-2512">
            <text:p>-2512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74">
            <text:p>-2174</text:p>
          </table:table-cell>
          <table:table-cell office:value-type="float" office:value="-317">
            <text:p>-317</text:p>
          </table:table-cell>
          <table:table-cell office:value-type="float" office:value="11275">
            <text:p>11275</text:p>
          </table:table-cell>
          <table:table-cell office:value-type="float" office:value="12">
            <text:p>12</text:p>
          </table:table-cell>
          <table:table-cell office:value-type="float" office:value="-2510">
            <text:p>-2510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20">
            <text:p>-2120</text:p>
          </table:table-cell>
          <table:table-cell office:value-type="float" office:value="-357">
            <text:p>-357</text:p>
          </table:table-cell>
          <table:table-cell office:value-type="float" office:value="11286">
            <text:p>11286</text:p>
          </table:table-cell>
          <table:table-cell office:value-type="float" office:value="4">
            <text:p>4</text:p>
          </table:table-cell>
          <table:table-cell office:value-type="float" office:value="-2513">
            <text:p>-2513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079">
            <text:p>-2079</text:p>
          </table:table-cell>
          <table:table-cell office:value-type="float" office:value="-424">
            <text:p>-424</text:p>
          </table:table-cell>
          <table:table-cell office:value-type="float" office:value="11340">
            <text:p>11340</text:p>
          </table:table-cell>
          <table:table-cell office:value-type="float" office:value="2">
            <text:p>2</text:p>
          </table:table-cell>
          <table:table-cell office:value-type="float" office:value="-2508">
            <text:p>-2508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027">
            <text:p>-2027</text:p>
          </table:table-cell>
          <table:table-cell office:value-type="float" office:value="-434">
            <text:p>-434</text:p>
          </table:table-cell>
          <table:table-cell office:value-type="float" office:value="11409">
            <text:p>11409</text:p>
          </table:table-cell>
          <table:table-cell office:value-type="float" office:value="6">
            <text:p>6</text:p>
          </table:table-cell>
          <table:table-cell office:value-type="float" office:value="-2505">
            <text:p>-2505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954">
            <text:p>-1954</text:p>
          </table:table-cell>
          <table:table-cell office:value-type="float" office:value="-461">
            <text:p>-461</text:p>
          </table:table-cell>
          <table:table-cell office:value-type="float" office:value="11373">
            <text:p>11373</text:p>
          </table:table-cell>
          <table:table-cell office:value-type="float" office:value="13">
            <text:p>13</text:p>
          </table:table-cell>
          <table:table-cell office:value-type="float" office:value="-2508">
            <text:p>-2508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909">
            <text:p>-1909</text:p>
          </table:table-cell>
          <table:table-cell office:value-type="float" office:value="-411">
            <text:p>-411</text:p>
          </table:table-cell>
          <table:table-cell office:value-type="float" office:value="11420">
            <text:p>11420</text:p>
          </table:table-cell>
          <table:table-cell office:value-type="float" office:value="23">
            <text:p>23</text:p>
          </table:table-cell>
          <table:table-cell office:value-type="float" office:value="-2508">
            <text:p>-2508</text:p>
          </table:table-cell>
          <table:table-cell office:value-type="float" office:value="-167">
            <text:p>-167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860">
            <text:p>-1860</text:p>
          </table:table-cell>
          <table:table-cell office:value-type="float" office:value="-388">
            <text:p>-388</text:p>
          </table:table-cell>
          <table:table-cell office:value-type="float" office:value="11488">
            <text:p>11488</text:p>
          </table:table-cell>
          <table:table-cell office:value-type="float" office:value="20">
            <text:p>20</text:p>
          </table:table-cell>
          <table:table-cell office:value-type="float" office:value="-2504">
            <text:p>-2504</text:p>
          </table:table-cell>
          <table:table-cell office:value-type="float" office:value="-165">
            <text:p>-165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779">
            <text:p>-1779</text:p>
          </table:table-cell>
          <table:table-cell office:value-type="float" office:value="-352">
            <text:p>-352</text:p>
          </table:table-cell>
          <table:table-cell office:value-type="float" office:value="11538">
            <text:p>11538</text:p>
          </table:table-cell>
          <table:table-cell office:value-type="float" office:value="16">
            <text:p>16</text:p>
          </table:table-cell>
          <table:table-cell office:value-type="float" office:value="-2507">
            <text:p>-2507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1709">
            <text:p>-1709</text:p>
          </table:table-cell>
          <table:table-cell office:value-type="float" office:value="-401">
            <text:p>-401</text:p>
          </table:table-cell>
          <table:table-cell office:value-type="float" office:value="11545">
            <text:p>11545</text:p>
          </table:table-cell>
          <table:table-cell office:value-type="float" office:value="10">
            <text:p>10</text:p>
          </table:table-cell>
          <table:table-cell office:value-type="float" office:value="-2506">
            <text:p>-2506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628">
            <text:p>-1628</text:p>
          </table:table-cell>
          <table:table-cell office:value-type="float" office:value="-395">
            <text:p>-395</text:p>
          </table:table-cell>
          <table:table-cell office:value-type="float" office:value="11598">
            <text:p>11598</text:p>
          </table:table-cell>
          <table:table-cell office:value-type="float" office:value="6">
            <text:p>6</text:p>
          </table:table-cell>
          <table:table-cell office:value-type="float" office:value="-2502">
            <text:p>-2502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1569">
            <text:p>-1569</text:p>
          </table:table-cell>
          <table:table-cell office:value-type="float" office:value="-441">
            <text:p>-441</text:p>
          </table:table-cell>
          <table:table-cell office:value-type="float" office:value="11681">
            <text:p>11681</text:p>
          </table:table-cell>
          <table:table-cell office:value-type="float" office:value="10">
            <text:p>10</text:p>
          </table:table-cell>
          <table:table-cell office:value-type="float" office:value="-2505">
            <text:p>-2505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476">
            <text:p>-1476</text:p>
          </table:table-cell>
          <table:table-cell office:value-type="float" office:value="-451">
            <text:p>-451</text:p>
          </table:table-cell>
          <table:table-cell office:value-type="float" office:value="11649">
            <text:p>11649</text:p>
          </table:table-cell>
          <table:table-cell office:value-type="float" office:value="17">
            <text:p>17</text:p>
          </table:table-cell>
          <table:table-cell office:value-type="float" office:value="-2499">
            <text:p>-2499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442">
            <text:p>-1442</text:p>
          </table:table-cell>
          <table:table-cell office:value-type="float" office:value="-410">
            <text:p>-410</text:p>
          </table:table-cell>
          <table:table-cell office:value-type="float" office:value="11698">
            <text:p>11698</text:p>
          </table:table-cell>
          <table:table-cell office:value-type="float" office:value="19">
            <text:p>19</text:p>
          </table:table-cell>
          <table:table-cell office:value-type="float" office:value="-2504">
            <text:p>-2504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354">
            <text:p>-1354</text:p>
          </table:table-cell>
          <table:table-cell office:value-type="float" office:value="-424">
            <text:p>-424</text:p>
          </table:table-cell>
          <table:table-cell office:value-type="float" office:value="11742">
            <text:p>11742</text:p>
          </table:table-cell>
          <table:table-cell office:value-type="float" office:value="20">
            <text:p>20</text:p>
          </table:table-cell>
          <table:table-cell office:value-type="float" office:value="-2500">
            <text:p>-2500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273">
            <text:p>-1273</text:p>
          </table:table-cell>
          <table:table-cell office:value-type="float" office:value="-391">
            <text:p>-391</text:p>
          </table:table-cell>
          <table:table-cell office:value-type="float" office:value="11740">
            <text:p>11740</text:p>
          </table:table-cell>
          <table:table-cell office:value-type="float" office:value="15">
            <text:p>15</text:p>
          </table:table-cell>
          <table:table-cell office:value-type="float" office:value="-2497">
            <text:p>-2497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214">
            <text:p>-1214</text:p>
          </table:table-cell>
          <table:table-cell office:value-type="float" office:value="-411">
            <text:p>-411</text:p>
          </table:table-cell>
          <table:table-cell office:value-type="float" office:value="11779">
            <text:p>11779</text:p>
          </table:table-cell>
          <table:table-cell office:value-type="float" office:value="8">
            <text:p>8</text:p>
          </table:table-cell>
          <table:table-cell office:value-type="float" office:value="-2499">
            <text:p>-2499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1103">
            <text:p>-1103</text:p>
          </table:table-cell>
          <table:table-cell office:value-type="float" office:value="-437">
            <text:p>-437</text:p>
          </table:table-cell>
          <table:table-cell office:value-type="float" office:value="11849">
            <text:p>11849</text:p>
          </table:table-cell>
          <table:table-cell office:value-type="float" office:value="6">
            <text:p>6</text:p>
          </table:table-cell>
          <table:table-cell office:value-type="float" office:value="-2499">
            <text:p>-2499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044">
            <text:p>-1044</text:p>
          </table:table-cell>
          <table:table-cell office:value-type="float" office:value="-435">
            <text:p>-435</text:p>
          </table:table-cell>
          <table:table-cell office:value-type="float" office:value="11846">
            <text:p>11846</text:p>
          </table:table-cell>
          <table:table-cell office:value-type="float" office:value="8">
            <text:p>8</text:p>
          </table:table-cell>
          <table:table-cell office:value-type="float" office:value="-2494">
            <text:p>-2494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994">
            <text:p>-994</text:p>
          </table:table-cell>
          <table:table-cell office:value-type="float" office:value="-456">
            <text:p>-456</text:p>
          </table:table-cell>
          <table:table-cell office:value-type="float" office:value="11903">
            <text:p>11903</text:p>
          </table:table-cell>
          <table:table-cell office:value-type="float" office:value="12">
            <text:p>12</text:p>
          </table:table-cell>
          <table:table-cell office:value-type="float" office:value="-2495">
            <text:p>-2495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944">
            <text:p>-944</text:p>
          </table:table-cell>
          <table:table-cell office:value-type="float" office:value="-449">
            <text:p>-449</text:p>
          </table:table-cell>
          <table:table-cell office:value-type="float" office:value="11926">
            <text:p>11926</text:p>
          </table:table-cell>
          <table:table-cell office:value-type="float" office:value="14">
            <text:p>14</text:p>
          </table:table-cell>
          <table:table-cell office:value-type="float" office:value="-2491">
            <text:p>-2491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890">
            <text:p>-890</text:p>
          </table:table-cell>
          <table:table-cell office:value-type="float" office:value="-428">
            <text:p>-428</text:p>
          </table:table-cell>
          <table:table-cell office:value-type="float" office:value="11884">
            <text:p>11884</text:p>
          </table:table-cell>
          <table:table-cell office:value-type="float" office:value="17">
            <text:p>17</text:p>
          </table:table-cell>
          <table:table-cell office:value-type="float" office:value="-2489">
            <text:p>-2489</text:p>
          </table:table-cell>
          <table:table-cell office:value-type="float" office:value="-164">
            <text:p>-16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777">
            <text:p>-777</text:p>
          </table:table-cell>
          <table:table-cell office:value-type="float" office:value="-422">
            <text:p>-422</text:p>
          </table:table-cell>
          <table:table-cell office:value-type="float" office:value="11921">
            <text:p>11921</text:p>
          </table:table-cell>
          <table:table-cell office:value-type="float" office:value="14">
            <text:p>14</text:p>
          </table:table-cell>
          <table:table-cell office:value-type="float" office:value="-2487">
            <text:p>-2487</text:p>
          </table:table-cell>
          <table:table-cell office:value-type="float" office:value="-161">
            <text:p>-16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708">
            <text:p>-708</text:p>
          </table:table-cell>
          <table:table-cell office:value-type="float" office:value="-421">
            <text:p>-421</text:p>
          </table:table-cell>
          <table:table-cell office:value-type="float" office:value="11953">
            <text:p>11953</text:p>
          </table:table-cell>
          <table:table-cell office:value-type="float" office:value="12">
            <text:p>12</text:p>
          </table:table-cell>
          <table:table-cell office:value-type="float" office:value="-2487">
            <text:p>-2487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640">
            <text:p>-640</text:p>
          </table:table-cell>
          <table:table-cell office:value-type="float" office:value="-438">
            <text:p>-438</text:p>
          </table:table-cell>
          <table:table-cell office:value-type="float" office:value="11963">
            <text:p>11963</text:p>
          </table:table-cell>
          <table:table-cell office:value-type="float" office:value="11">
            <text:p>11</text:p>
          </table:table-cell>
          <table:table-cell office:value-type="float" office:value="-2485">
            <text:p>-2485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574">
            <text:p>-574</text:p>
          </table:table-cell>
          <table:table-cell office:value-type="float" office:value="-432">
            <text:p>-432</text:p>
          </table:table-cell>
          <table:table-cell office:value-type="float" office:value="12007">
            <text:p>12007</text:p>
          </table:table-cell>
          <table:table-cell office:value-type="float" office:value="7">
            <text:p>7</text:p>
          </table:table-cell>
          <table:table-cell office:value-type="float" office:value="-2483">
            <text:p>-2483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1">
            <text:p>1</text:p>
          </table:table-cell>
          <table:table-cell office:value-type="float" office:value="-499">
            <text:p>-499</text:p>
          </table:table-cell>
          <table:table-cell office:value-type="float" office:value="-448">
            <text:p>-448</text:p>
          </table:table-cell>
          <table:table-cell office:value-type="float" office:value="11974">
            <text:p>11974</text:p>
          </table:table-cell>
          <table:table-cell office:value-type="float" office:value="14">
            <text:p>14</text:p>
          </table:table-cell>
          <table:table-cell office:value-type="float" office:value="-2482">
            <text:p>-2482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424">
            <text:p>-424</text:p>
          </table:table-cell>
          <table:table-cell office:value-type="float" office:value="-467">
            <text:p>-467</text:p>
          </table:table-cell>
          <table:table-cell office:value-type="float" office:value="11994">
            <text:p>11994</text:p>
          </table:table-cell>
          <table:table-cell office:value-type="float" office:value="17">
            <text:p>17</text:p>
          </table:table-cell>
          <table:table-cell office:value-type="float" office:value="-2478">
            <text:p>-2478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35">
            <text:p>-335</text:p>
          </table:table-cell>
          <table:table-cell office:value-type="float" office:value="-425">
            <text:p>-425</text:p>
          </table:table-cell>
          <table:table-cell office:value-type="float" office:value="12007">
            <text:p>12007</text:p>
          </table:table-cell>
          <table:table-cell office:value-type="float" office:value="15">
            <text:p>15</text:p>
          </table:table-cell>
          <table:table-cell office:value-type="float" office:value="-2475">
            <text:p>-2475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60">
            <text:p>-260</text:p>
          </table:table-cell>
          <table:table-cell office:value-type="float" office:value="-434">
            <text:p>-434</text:p>
          </table:table-cell>
          <table:table-cell office:value-type="float" office:value="11995">
            <text:p>11995</text:p>
          </table:table-cell>
          <table:table-cell office:value-type="float" office:value="10">
            <text:p>10</text:p>
          </table:table-cell>
          <table:table-cell office:value-type="float" office:value="-2473">
            <text:p>-2473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26">
            <text:p>-226</text:p>
          </table:table-cell>
          <table:table-cell office:value-type="float" office:value="-421">
            <text:p>-421</text:p>
          </table:table-cell>
          <table:table-cell office:value-type="float" office:value="12014">
            <text:p>12014</text:p>
          </table:table-cell>
          <table:table-cell office:value-type="float" office:value="11">
            <text:p>11</text:p>
          </table:table-cell>
          <table:table-cell office:value-type="float" office:value="-2468">
            <text:p>-2468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94">
            <text:p>-94</text:p>
          </table:table-cell>
          <table:table-cell office:value-type="float" office:value="-442">
            <text:p>-442</text:p>
          </table:table-cell>
          <table:table-cell office:value-type="float" office:value="12025">
            <text:p>12025</text:p>
          </table:table-cell>
          <table:table-cell office:value-type="float" office:value="8">
            <text:p>8</text:p>
          </table:table-cell>
          <table:table-cell office:value-type="float" office:value="-2468">
            <text:p>-2468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43">
            <text:p>-43</text:p>
          </table:table-cell>
          <table:table-cell office:value-type="float" office:value="-421">
            <text:p>-421</text:p>
          </table:table-cell>
          <table:table-cell office:value-type="float" office:value="12027">
            <text:p>12027</text:p>
          </table:table-cell>
          <table:table-cell office:value-type="float" office:value="11">
            <text:p>11</text:p>
          </table:table-cell>
          <table:table-cell office:value-type="float" office:value="-2463">
            <text:p>-2463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-434">
            <text:p>-434</text:p>
          </table:table-cell>
          <table:table-cell office:value-type="float" office:value="12062">
            <text:p>12062</text:p>
          </table:table-cell>
          <table:table-cell office:value-type="float" office:value="12">
            <text:p>12</text:p>
          </table:table-cell>
          <table:table-cell office:value-type="float" office:value="-2464">
            <text:p>-2464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-432">
            <text:p>-432</text:p>
          </table:table-cell>
          <table:table-cell office:value-type="float" office:value="12041">
            <text:p>12041</text:p>
          </table:table-cell>
          <table:table-cell office:value-type="float" office:value="12">
            <text:p>12</text:p>
          </table:table-cell>
          <table:table-cell office:value-type="float" office:value="-2460">
            <text:p>-2460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-449">
            <text:p>-449</text:p>
          </table:table-cell>
          <table:table-cell office:value-type="float" office:value="12063">
            <text:p>12063</text:p>
          </table:table-cell>
          <table:table-cell office:value-type="float" office:value="14">
            <text:p>14</text:p>
          </table:table-cell>
          <table:table-cell office:value-type="float" office:value="-2455">
            <text:p>-2455</text:p>
          </table:table-cell>
          <table:table-cell office:value-type="float" office:value="-160">
            <text:p>-16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-400">
            <text:p>-400</text:p>
          </table:table-cell>
          <table:table-cell office:value-type="float" office:value="12033">
            <text:p>12033</text:p>
          </table:table-cell>
          <table:table-cell office:value-type="float" office:value="15">
            <text:p>15</text:p>
          </table:table-cell>
          <table:table-cell office:value-type="float" office:value="-2459">
            <text:p>-2459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-416">
            <text:p>-416</text:p>
          </table:table-cell>
          <table:table-cell office:value-type="float" office:value="12084">
            <text:p>12084</text:p>
          </table:table-cell>
          <table:table-cell office:value-type="float" office:value="12">
            <text:p>12</text:p>
          </table:table-cell>
          <table:table-cell office:value-type="float" office:value="-2452">
            <text:p>-2452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-441">
            <text:p>-441</text:p>
          </table:table-cell>
          <table:table-cell office:value-type="float" office:value="12072">
            <text:p>12072</text:p>
          </table:table-cell>
          <table:table-cell office:value-type="float" office:value="11">
            <text:p>11</text:p>
          </table:table-cell>
          <table:table-cell office:value-type="float" office:value="-2450">
            <text:p>-2450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-426">
            <text:p>-426</text:p>
          </table:table-cell>
          <table:table-cell office:value-type="float" office:value="12088">
            <text:p>12088</text:p>
          </table:table-cell>
          <table:table-cell office:value-type="float" office:value="15">
            <text:p>15</text:p>
          </table:table-cell>
          <table:table-cell office:value-type="float" office:value="-2450">
            <text:p>-2450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office:value-type="float" office:value="-421">
            <text:p>-421</text:p>
          </table:table-cell>
          <table:table-cell office:value-type="float" office:value="12034">
            <text:p>12034</text:p>
          </table:table-cell>
          <table:table-cell office:value-type="float" office:value="11">
            <text:p>11</text:p>
          </table:table-cell>
          <table:table-cell office:value-type="float" office:value="-2451">
            <text:p>-2451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office:value-type="float" office:value="-439">
            <text:p>-439</text:p>
          </table:table-cell>
          <table:table-cell office:value-type="float" office:value="12051">
            <text:p>12051</text:p>
          </table:table-cell>
          <table:table-cell office:value-type="float" office:value="14">
            <text:p>14</text:p>
          </table:table-cell>
          <table:table-cell office:value-type="float" office:value="-2447">
            <text:p>-2447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-407">
            <text:p>-407</text:p>
          </table:table-cell>
          <table:table-cell office:value-type="float" office:value="12023">
            <text:p>12023</text:p>
          </table:table-cell>
          <table:table-cell office:value-type="float" office:value="16">
            <text:p>16</text:p>
          </table:table-cell>
          <table:table-cell office:value-type="float" office:value="-2447">
            <text:p>-2447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-398">
            <text:p>-398</text:p>
          </table:table-cell>
          <table:table-cell office:value-type="float" office:value="11998">
            <text:p>11998</text:p>
          </table:table-cell>
          <table:table-cell office:value-type="float" office:value="14">
            <text:p>14</text:p>
          </table:table-cell>
          <table:table-cell office:value-type="float" office:value="-2445">
            <text:p>-2445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office:value-type="float" office:value="-417">
            <text:p>-417</text:p>
          </table:table-cell>
          <table:table-cell office:value-type="float" office:value="12006">
            <text:p>12006</text:p>
          </table:table-cell>
          <table:table-cell office:value-type="float" office:value="12">
            <text:p>12</text:p>
          </table:table-cell>
          <table:table-cell office:value-type="float" office:value="-2447">
            <text:p>-2447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-427">
            <text:p>-427</text:p>
          </table:table-cell>
          <table:table-cell office:value-type="float" office:value="12055">
            <text:p>12055</text:p>
          </table:table-cell>
          <table:table-cell office:value-type="float" office:value="13">
            <text:p>13</text:p>
          </table:table-cell>
          <table:table-cell office:value-type="float" office:value="-2439">
            <text:p>-2439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office:value-type="float" office:value="-421">
            <text:p>-421</text:p>
          </table:table-cell>
          <table:table-cell office:value-type="float" office:value="11975">
            <text:p>11975</text:p>
          </table:table-cell>
          <table:table-cell office:value-type="float" office:value="11">
            <text:p>11</text:p>
          </table:table-cell>
          <table:table-cell office:value-type="float" office:value="-2441">
            <text:p>-2441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-409">
            <text:p>-409</text:p>
          </table:table-cell>
          <table:table-cell office:value-type="float" office:value="11975">
            <text:p>11975</text:p>
          </table:table-cell>
          <table:table-cell office:value-type="float" office:value="12">
            <text:p>12</text:p>
          </table:table-cell>
          <table:table-cell office:value-type="float" office:value="-2440">
            <text:p>-2440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124">
            <text:p>1124</text:p>
          </table:table-cell>
          <table:table-cell office:value-type="float" office:value="-415">
            <text:p>-415</text:p>
          </table:table-cell>
          <table:table-cell office:value-type="float" office:value="11960">
            <text:p>11960</text:p>
          </table:table-cell>
          <table:table-cell office:value-type="float" office:value="14">
            <text:p>14</text:p>
          </table:table-cell>
          <table:table-cell office:value-type="float" office:value="-2441">
            <text:p>-2441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-405">
            <text:p>-405</text:p>
          </table:table-cell>
          <table:table-cell office:value-type="float" office:value="11938">
            <text:p>11938</text:p>
          </table:table-cell>
          <table:table-cell office:value-type="float" office:value="15">
            <text:p>15</text:p>
          </table:table-cell>
          <table:table-cell office:value-type="float" office:value="-2440">
            <text:p>-2440</text:p>
          </table:table-cell>
          <table:table-cell office:value-type="float" office:value="-159">
            <text:p>-159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228">
            <text:p>1228</text:p>
          </table:table-cell>
          <table:table-cell office:value-type="float" office:value="-460">
            <text:p>-460</text:p>
          </table:table-cell>
          <table:table-cell office:value-type="float" office:value="11901">
            <text:p>11901</text:p>
          </table:table-cell>
          <table:table-cell office:value-type="float" office:value="14">
            <text:p>14</text:p>
          </table:table-cell>
          <table:table-cell office:value-type="float" office:value="-2439">
            <text:p>-2439</text:p>
          </table:table-cell>
          <table:table-cell office:value-type="float" office:value="-158">
            <text:p>-158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315">
            <text:p>1315</text:p>
          </table:table-cell>
          <table:table-cell office:value-type="float" office:value="-401">
            <text:p>-401</text:p>
          </table:table-cell>
          <table:table-cell office:value-type="float" office:value="11898">
            <text:p>11898</text:p>
          </table:table-cell>
          <table:table-cell office:value-type="float" office:value="13">
            <text:p>13</text:p>
          </table:table-cell>
          <table:table-cell office:value-type="float" office:value="-2435">
            <text:p>-2435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1389">
            <text:p>1389</text:p>
          </table:table-cell>
          <table:table-cell office:value-type="float" office:value="-410">
            <text:p>-410</text:p>
          </table:table-cell>
          <table:table-cell office:value-type="float" office:value="11877">
            <text:p>11877</text:p>
          </table:table-cell>
          <table:table-cell office:value-type="float" office:value="11">
            <text:p>11</text:p>
          </table:table-cell>
          <table:table-cell office:value-type="float" office:value="-2431">
            <text:p>-2431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474">
            <text:p>1474</text:p>
          </table:table-cell>
          <table:table-cell office:value-type="float" office:value="-424">
            <text:p>-424</text:p>
          </table:table-cell>
          <table:table-cell office:value-type="float" office:value="11871">
            <text:p>11871</text:p>
          </table:table-cell>
          <table:table-cell office:value-type="float" office:value="12">
            <text:p>12</text:p>
          </table:table-cell>
          <table:table-cell office:value-type="float" office:value="-2428">
            <text:p>-2428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562">
            <text:p>1562</text:p>
          </table:table-cell>
          <table:table-cell office:value-type="float" office:value="-411">
            <text:p>-411</text:p>
          </table:table-cell>
          <table:table-cell office:value-type="float" office:value="11855">
            <text:p>11855</text:p>
          </table:table-cell>
          <table:table-cell office:value-type="float" office:value="14">
            <text:p>14</text:p>
          </table:table-cell>
          <table:table-cell office:value-type="float" office:value="-2426">
            <text:p>-2426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1626">
            <text:p>1626</text:p>
          </table:table-cell>
          <table:table-cell office:value-type="float" office:value="-412">
            <text:p>-412</text:p>
          </table:table-cell>
          <table:table-cell office:value-type="float" office:value="11804">
            <text:p>11804</text:p>
          </table:table-cell>
          <table:table-cell office:value-type="float" office:value="10">
            <text:p>10</text:p>
          </table:table-cell>
          <table:table-cell office:value-type="float" office:value="-2423">
            <text:p>-2423</text:p>
          </table:table-cell>
          <table:table-cell office:value-type="float" office:value="-151">
            <text:p>-151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662">
            <text:p>1662</text:p>
          </table:table-cell>
          <table:table-cell office:value-type="float" office:value="-394">
            <text:p>-394</text:p>
          </table:table-cell>
          <table:table-cell office:value-type="float" office:value="11796">
            <text:p>11796</text:p>
          </table:table-cell>
          <table:table-cell office:value-type="float" office:value="13">
            <text:p>13</text:p>
          </table:table-cell>
          <table:table-cell office:value-type="float" office:value="-2422">
            <text:p>-2422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1719">
            <text:p>1719</text:p>
          </table:table-cell>
          <table:table-cell office:value-type="float" office:value="-410">
            <text:p>-410</text:p>
          </table:table-cell>
          <table:table-cell office:value-type="float" office:value="11795">
            <text:p>11795</text:p>
          </table:table-cell>
          <table:table-cell office:value-type="float" office:value="9">
            <text:p>9</text:p>
          </table:table-cell>
          <table:table-cell office:value-type="float" office:value="-2415">
            <text:p>-2415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1815">
            <text:p>1815</text:p>
          </table:table-cell>
          <table:table-cell office:value-type="float" office:value="-422">
            <text:p>-422</text:p>
          </table:table-cell>
          <table:table-cell office:value-type="float" office:value="11757">
            <text:p>11757</text:p>
          </table:table-cell>
          <table:table-cell office:value-type="float" office:value="10">
            <text:p>10</text:p>
          </table:table-cell>
          <table:table-cell office:value-type="float" office:value="-2415">
            <text:p>-2415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890">
            <text:p>1890</text:p>
          </table:table-cell>
          <table:table-cell office:value-type="float" office:value="-425">
            <text:p>-425</text:p>
          </table:table-cell>
          <table:table-cell office:value-type="float" office:value="11666">
            <text:p>11666</text:p>
          </table:table-cell>
          <table:table-cell office:value-type="float" office:value="15">
            <text:p>15</text:p>
          </table:table-cell>
          <table:table-cell office:value-type="float" office:value="-2408">
            <text:p>-2408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945">
            <text:p>1945</text:p>
          </table:table-cell>
          <table:table-cell office:value-type="float" office:value="-415">
            <text:p>-415</text:p>
          </table:table-cell>
          <table:table-cell office:value-type="float" office:value="11674">
            <text:p>11674</text:p>
          </table:table-cell>
          <table:table-cell office:value-type="float" office:value="13">
            <text:p>13</text:p>
          </table:table-cell>
          <table:table-cell office:value-type="float" office:value="-2410">
            <text:p>-2410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-399">
            <text:p>-399</text:p>
          </table:table-cell>
          <table:table-cell office:value-type="float" office:value="11683">
            <text:p>11683</text:p>
          </table:table-cell>
          <table:table-cell office:value-type="float" office:value="14">
            <text:p>14</text:p>
          </table:table-cell>
          <table:table-cell office:value-type="float" office:value="-2402">
            <text:p>-240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office:value-type="float" office:value="-385">
            <text:p>-385</text:p>
          </table:table-cell>
          <table:table-cell office:value-type="float" office:value="11619">
            <text:p>11619</text:p>
          </table:table-cell>
          <table:table-cell office:value-type="float" office:value="16">
            <text:p>16</text:p>
          </table:table-cell>
          <table:table-cell office:value-type="float" office:value="-2404">
            <text:p>-2404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148">
            <text:p>2148</text:p>
          </table:table-cell>
          <table:table-cell office:value-type="float" office:value="-362">
            <text:p>-362</text:p>
          </table:table-cell>
          <table:table-cell office:value-type="float" office:value="11590">
            <text:p>11590</text:p>
          </table:table-cell>
          <table:table-cell office:value-type="float" office:value="11">
            <text:p>11</text:p>
          </table:table-cell>
          <table:table-cell office:value-type="float" office:value="-2395">
            <text:p>-2395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215">
            <text:p>2215</text:p>
          </table:table-cell>
          <table:table-cell office:value-type="float" office:value="-397">
            <text:p>-397</text:p>
          </table:table-cell>
          <table:table-cell office:value-type="float" office:value="11551">
            <text:p>11551</text:p>
          </table:table-cell>
          <table:table-cell office:value-type="float" office:value="11">
            <text:p>11</text:p>
          </table:table-cell>
          <table:table-cell office:value-type="float" office:value="-2391">
            <text:p>-2391</text:p>
          </table:table-cell>
          <table:table-cell office:value-type="float" office:value="-163">
            <text:p>-163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268">
            <text:p>2268</text:p>
          </table:table-cell>
          <table:table-cell office:value-type="float" office:value="-392">
            <text:p>-392</text:p>
          </table:table-cell>
          <table:table-cell office:value-type="float" office:value="11509">
            <text:p>11509</text:p>
          </table:table-cell>
          <table:table-cell office:value-type="float" office:value="12">
            <text:p>12</text:p>
          </table:table-cell>
          <table:table-cell office:value-type="float" office:value="-2390">
            <text:p>-2390</text:p>
          </table:table-cell>
          <table:table-cell office:value-type="float" office:value="-162">
            <text:p>-162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2283">
            <text:p>2283</text:p>
          </table:table-cell>
          <table:table-cell office:value-type="float" office:value="-410">
            <text:p>-410</text:p>
          </table:table-cell>
          <table:table-cell office:value-type="float" office:value="11472">
            <text:p>11472</text:p>
          </table:table-cell>
          <table:table-cell office:value-type="float" office:value="11">
            <text:p>11</text:p>
          </table:table-cell>
          <table:table-cell office:value-type="float" office:value="-2387">
            <text:p>-2387</text:p>
          </table:table-cell>
          <table:table-cell office:value-type="float" office:value="-152">
            <text:p>-152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325">
            <text:p>2325</text:p>
          </table:table-cell>
          <table:table-cell office:value-type="float" office:value="-447">
            <text:p>-447</text:p>
          </table:table-cell>
          <table:table-cell office:value-type="float" office:value="11466">
            <text:p>11466</text:p>
          </table:table-cell>
          <table:table-cell office:value-type="float" office:value="10">
            <text:p>10</text:p>
          </table:table-cell>
          <table:table-cell office:value-type="float" office:value="-2388">
            <text:p>-2388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452">
            <text:p>2452</text:p>
          </table:table-cell>
          <table:table-cell office:value-type="float" office:value="-393">
            <text:p>-393</text:p>
          </table:table-cell>
          <table:table-cell office:value-type="float" office:value="11477">
            <text:p>11477</text:p>
          </table:table-cell>
          <table:table-cell office:value-type="float" office:value="11">
            <text:p>11</text:p>
          </table:table-cell>
          <table:table-cell office:value-type="float" office:value="-2384">
            <text:p>-2384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507">
            <text:p>2507</text:p>
          </table:table-cell>
          <table:table-cell office:value-type="float" office:value="-377">
            <text:p>-377</text:p>
          </table:table-cell>
          <table:table-cell office:value-type="float" office:value="11342">
            <text:p>11342</text:p>
          </table:table-cell>
          <table:table-cell office:value-type="float" office:value="12">
            <text:p>12</text:p>
          </table:table-cell>
          <table:table-cell office:value-type="float" office:value="-2381">
            <text:p>-2381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573">
            <text:p>2573</text:p>
          </table:table-cell>
          <table:table-cell office:value-type="float" office:value="-361">
            <text:p>-361</text:p>
          </table:table-cell>
          <table:table-cell office:value-type="float" office:value="11293">
            <text:p>11293</text:p>
          </table:table-cell>
          <table:table-cell office:value-type="float" office:value="12">
            <text:p>12</text:p>
          </table:table-cell>
          <table:table-cell office:value-type="float" office:value="-2372">
            <text:p>-2372</text:p>
          </table:table-cell>
          <table:table-cell office:value-type="float" office:value="-157">
            <text:p>-157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629">
            <text:p>2629</text:p>
          </table:table-cell>
          <table:table-cell office:value-type="float" office:value="-375">
            <text:p>-375</text:p>
          </table:table-cell>
          <table:table-cell office:value-type="float" office:value="11277">
            <text:p>11277</text:p>
          </table:table-cell>
          <table:table-cell office:value-type="float" office:value="11">
            <text:p>11</text:p>
          </table:table-cell>
          <table:table-cell office:value-type="float" office:value="-2367">
            <text:p>-2367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672">
            <text:p>2672</text:p>
          </table:table-cell>
          <table:table-cell office:value-type="float" office:value="-403">
            <text:p>-403</text:p>
          </table:table-cell>
          <table:table-cell office:value-type="float" office:value="11270">
            <text:p>11270</text:p>
          </table:table-cell>
          <table:table-cell office:value-type="float" office:value="11">
            <text:p>11</text:p>
          </table:table-cell>
          <table:table-cell office:value-type="float" office:value="-2365">
            <text:p>-2365</text:p>
          </table:table-cell>
          <table:table-cell office:value-type="float" office:value="-156">
            <text:p>-156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716">
            <text:p>2716</text:p>
          </table:table-cell>
          <table:table-cell office:value-type="float" office:value="-380">
            <text:p>-380</text:p>
          </table:table-cell>
          <table:table-cell office:value-type="float" office:value="11201">
            <text:p>11201</text:p>
          </table:table-cell>
          <table:table-cell office:value-type="float" office:value="12">
            <text:p>12</text:p>
          </table:table-cell>
          <table:table-cell office:value-type="float" office:value="-2365">
            <text:p>-2365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-363">
            <text:p>-363</text:p>
          </table:table-cell>
          <table:table-cell office:value-type="float" office:value="11146">
            <text:p>11146</text:p>
          </table:table-cell>
          <table:table-cell office:value-type="float" office:value="14">
            <text:p>14</text:p>
          </table:table-cell>
          <table:table-cell office:value-type="float" office:value="-2356">
            <text:p>-2356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844">
            <text:p>2844</text:p>
          </table:table-cell>
          <table:table-cell office:value-type="float" office:value="-363">
            <text:p>-363</text:p>
          </table:table-cell>
          <table:table-cell office:value-type="float" office:value="11117">
            <text:p>11117</text:p>
          </table:table-cell>
          <table:table-cell office:value-type="float" office:value="12">
            <text:p>12</text:p>
          </table:table-cell>
          <table:table-cell office:value-type="float" office:value="-2358">
            <text:p>-2358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925">
            <text:p>2925</text:p>
          </table:table-cell>
          <table:table-cell office:value-type="float" office:value="-353">
            <text:p>-353</text:p>
          </table:table-cell>
          <table:table-cell office:value-type="float" office:value="11099">
            <text:p>11099</text:p>
          </table:table-cell>
          <table:table-cell office:value-type="float" office:value="14">
            <text:p>14</text:p>
          </table:table-cell>
          <table:table-cell office:value-type="float" office:value="-2350">
            <text:p>-2350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955">
            <text:p>2955</text:p>
          </table:table-cell>
          <table:table-cell office:value-type="float" office:value="-330">
            <text:p>-330</text:p>
          </table:table-cell>
          <table:table-cell office:value-type="float" office:value="11067">
            <text:p>11067</text:p>
          </table:table-cell>
          <table:table-cell office:value-type="float" office:value="11">
            <text:p>11</text:p>
          </table:table-cell>
          <table:table-cell office:value-type="float" office:value="-2345">
            <text:p>-2345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021">
            <text:p>3021</text:p>
          </table:table-cell>
          <table:table-cell office:value-type="float" office:value="-329">
            <text:p>-329</text:p>
          </table:table-cell>
          <table:table-cell office:value-type="float" office:value="11033">
            <text:p>11033</text:p>
          </table:table-cell>
          <table:table-cell office:value-type="float" office:value="4">
            <text:p>4</text:p>
          </table:table-cell>
          <table:table-cell office:value-type="float" office:value="-2341">
            <text:p>-2341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037">
            <text:p>3037</text:p>
          </table:table-cell>
          <table:table-cell office:value-type="float" office:value="-362">
            <text:p>-362</text:p>
          </table:table-cell>
          <table:table-cell office:value-type="float" office:value="10952">
            <text:p>10952</text:p>
          </table:table-cell>
          <table:table-cell office:value-type="float" office:value="7">
            <text:p>7</text:p>
          </table:table-cell>
          <table:table-cell office:value-type="float" office:value="-2342">
            <text:p>-2342</text:p>
          </table:table-cell>
          <table:table-cell office:value-type="float" office:value="-154">
            <text:p>-154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085">
            <text:p>3085</text:p>
          </table:table-cell>
          <table:table-cell office:value-type="float" office:value="-369">
            <text:p>-369</text:p>
          </table:table-cell>
          <table:table-cell office:value-type="float" office:value="10900">
            <text:p>10900</text:p>
          </table:table-cell>
          <table:table-cell office:value-type="float" office:value="8">
            <text:p>8</text:p>
          </table:table-cell>
          <table:table-cell office:value-type="float" office:value="-2336">
            <text:p>-2336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155">
            <text:p>3155</text:p>
          </table:table-cell>
          <table:table-cell office:value-type="float" office:value="-384">
            <text:p>-384</text:p>
          </table:table-cell>
          <table:table-cell office:value-type="float" office:value="10820">
            <text:p>10820</text:p>
          </table:table-cell>
          <table:table-cell office:value-type="float" office:value="14">
            <text:p>14</text:p>
          </table:table-cell>
          <table:table-cell office:value-type="float" office:value="-2342">
            <text:p>-2342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180">
            <text:p>3180</text:p>
          </table:table-cell>
          <table:table-cell office:value-type="float" office:value="-368">
            <text:p>-368</text:p>
          </table:table-cell>
          <table:table-cell office:value-type="float" office:value="10744">
            <text:p>10744</text:p>
          </table:table-cell>
          <table:table-cell office:value-type="float" office:value="14">
            <text:p>14</text:p>
          </table:table-cell>
          <table:table-cell office:value-type="float" office:value="-2336">
            <text:p>-2336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269">
            <text:p>3269</text:p>
          </table:table-cell>
          <table:table-cell office:value-type="float" office:value="-308">
            <text:p>-308</text:p>
          </table:table-cell>
          <table:table-cell office:value-type="float" office:value="10749">
            <text:p>10749</text:p>
          </table:table-cell>
          <table:table-cell office:value-type="float" office:value="14">
            <text:p>14</text:p>
          </table:table-cell>
          <table:table-cell office:value-type="float" office:value="-2329">
            <text:p>-2329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3289">
            <text:p>3289</text:p>
          </table:table-cell>
          <table:table-cell office:value-type="float" office:value="-297">
            <text:p>-297</text:p>
          </table:table-cell>
          <table:table-cell office:value-type="float" office:value="10713">
            <text:p>10713</text:p>
          </table:table-cell>
          <table:table-cell office:value-type="float" office:value="9">
            <text:p>9</text:p>
          </table:table-cell>
          <table:table-cell office:value-type="float" office:value="-2330">
            <text:p>-2330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-311">
            <text:p>-311</text:p>
          </table:table-cell>
          <table:table-cell office:value-type="float" office:value="10632">
            <text:p>10632</text:p>
          </table:table-cell>
          <table:table-cell office:value-type="float" office:value="7">
            <text:p>7</text:p>
          </table:table-cell>
          <table:table-cell office:value-type="float" office:value="-2326">
            <text:p>-2326</text:p>
          </table:table-cell>
          <table:table-cell office:value-type="float" office:value="-155">
            <text:p>-15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384">
            <text:p>3384</text:p>
          </table:table-cell>
          <table:table-cell office:value-type="float" office:value="-337">
            <text:p>-337</text:p>
          </table:table-cell>
          <table:table-cell office:value-type="float" office:value="10595">
            <text:p>10595</text:p>
          </table:table-cell>
          <table:table-cell office:value-type="float" office:value="6">
            <text:p>6</text:p>
          </table:table-cell>
          <table:table-cell office:value-type="float" office:value="-2322">
            <text:p>-2322</text:p>
          </table:table-cell>
          <table:table-cell office:value-type="float" office:value="-153">
            <text:p>-15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429">
            <text:p>3429</text:p>
          </table:table-cell>
          <table:table-cell office:value-type="float" office:value="-335">
            <text:p>-335</text:p>
          </table:table-cell>
          <table:table-cell office:value-type="float" office:value="10552">
            <text:p>10552</text:p>
          </table:table-cell>
          <table:table-cell office:value-type="float" office:value="11">
            <text:p>11</text:p>
          </table:table-cell>
          <table:table-cell office:value-type="float" office:value="-2317">
            <text:p>-2317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462">
            <text:p>3462</text:p>
          </table:table-cell>
          <table:table-cell office:value-type="float" office:value="-352">
            <text:p>-352</text:p>
          </table:table-cell>
          <table:table-cell office:value-type="float" office:value="10501">
            <text:p>10501</text:p>
          </table:table-cell>
          <table:table-cell office:value-type="float" office:value="12">
            <text:p>12</text:p>
          </table:table-cell>
          <table:table-cell office:value-type="float" office:value="-2315">
            <text:p>-2315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3517">
            <text:p>3517</text:p>
          </table:table-cell>
          <table:table-cell office:value-type="float" office:value="-335">
            <text:p>-335</text:p>
          </table:table-cell>
          <table:table-cell office:value-type="float" office:value="10404">
            <text:p>10404</text:p>
          </table:table-cell>
          <table:table-cell office:value-type="float" office:value="15">
            <text:p>15</text:p>
          </table:table-cell>
          <table:table-cell office:value-type="float" office:value="-2313">
            <text:p>-2313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579">
            <text:p>3579</text:p>
          </table:table-cell>
          <table:table-cell office:value-type="float" office:value="-311">
            <text:p>-311</text:p>
          </table:table-cell>
          <table:table-cell office:value-type="float" office:value="10344">
            <text:p>10344</text:p>
          </table:table-cell>
          <table:table-cell office:value-type="float" office:value="15">
            <text:p>15</text:p>
          </table:table-cell>
          <table:table-cell office:value-type="float" office:value="-2310">
            <text:p>-2310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-294">
            <text:p>-294</text:p>
          </table:table-cell>
          <table:table-cell office:value-type="float" office:value="10312">
            <text:p>10312</text:p>
          </table:table-cell>
          <table:table-cell office:value-type="float" office:value="11">
            <text:p>11</text:p>
          </table:table-cell>
          <table:table-cell office:value-type="float" office:value="-2304">
            <text:p>-2304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639">
            <text:p>3639</text:p>
          </table:table-cell>
          <table:table-cell office:value-type="float" office:value="-267">
            <text:p>-267</text:p>
          </table:table-cell>
          <table:table-cell office:value-type="float" office:value="10245">
            <text:p>10245</text:p>
          </table:table-cell>
          <table:table-cell office:value-type="float" office:value="8">
            <text:p>8</text:p>
          </table:table-cell>
          <table:table-cell office:value-type="float" office:value="-2302">
            <text:p>-2302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695">
            <text:p>3695</text:p>
          </table:table-cell>
          <table:table-cell office:value-type="float" office:value="-313">
            <text:p>-313</text:p>
          </table:table-cell>
          <table:table-cell office:value-type="float" office:value="10184">
            <text:p>10184</text:p>
          </table:table-cell>
          <table:table-cell office:value-type="float" office:value="8">
            <text:p>8</text:p>
          </table:table-cell>
          <table:table-cell office:value-type="float" office:value="-2298">
            <text:p>-2298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06">
            <text:p>3706</text:p>
          </table:table-cell>
          <table:table-cell office:value-type="float" office:value="-338">
            <text:p>-338</text:p>
          </table:table-cell>
          <table:table-cell office:value-type="float" office:value="10156">
            <text:p>10156</text:p>
          </table:table-cell>
          <table:table-cell office:value-type="float" office:value="9">
            <text:p>9</text:p>
          </table:table-cell>
          <table:table-cell office:value-type="float" office:value="-2292">
            <text:p>-2292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32">
            <text:p>3732</text:p>
          </table:table-cell>
          <table:table-cell office:value-type="float" office:value="-339">
            <text:p>-339</text:p>
          </table:table-cell>
          <table:table-cell office:value-type="float" office:value="10056">
            <text:p>10056</text:p>
          </table:table-cell>
          <table:table-cell office:value-type="float" office:value="12">
            <text:p>12</text:p>
          </table:table-cell>
          <table:table-cell office:value-type="float" office:value="-2293">
            <text:p>-2293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-323">
            <text:p>-323</text:p>
          </table:table-cell>
          <table:table-cell office:value-type="float" office:value="9990">
            <text:p>9990</text:p>
          </table:table-cell>
          <table:table-cell office:value-type="float" office:value="12">
            <text:p>12</text:p>
          </table:table-cell>
          <table:table-cell office:value-type="float" office:value="-2289">
            <text:p>-2289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28">
            <text:p>3828</text:p>
          </table:table-cell>
          <table:table-cell office:value-type="float" office:value="-271">
            <text:p>-271</text:p>
          </table:table-cell>
          <table:table-cell office:value-type="float" office:value="9962">
            <text:p>9962</text:p>
          </table:table-cell>
          <table:table-cell office:value-type="float" office:value="14">
            <text:p>14</text:p>
          </table:table-cell>
          <table:table-cell office:value-type="float" office:value="-2288">
            <text:p>-2288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836">
            <text:p>3836</text:p>
          </table:table-cell>
          <table:table-cell office:value-type="float" office:value="-255">
            <text:p>-255</text:p>
          </table:table-cell>
          <table:table-cell office:value-type="float" office:value="9924">
            <text:p>9924</text:p>
          </table:table-cell>
          <table:table-cell office:value-type="float" office:value="10">
            <text:p>10</text:p>
          </table:table-cell>
          <table:table-cell office:value-type="float" office:value="-2285">
            <text:p>-2285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880">
            <text:p>3880</text:p>
          </table:table-cell>
          <table:table-cell office:value-type="float" office:value="-230">
            <text:p>-230</text:p>
          </table:table-cell>
          <table:table-cell office:value-type="float" office:value="9852">
            <text:p>9852</text:p>
          </table:table-cell>
          <table:table-cell office:value-type="float" office:value="11">
            <text:p>11</text:p>
          </table:table-cell>
          <table:table-cell office:value-type="float" office:value="-2281">
            <text:p>-2281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867">
            <text:p>3867</text:p>
          </table:table-cell>
          <table:table-cell office:value-type="float" office:value="-298">
            <text:p>-298</text:p>
          </table:table-cell>
          <table:table-cell office:value-type="float" office:value="9779">
            <text:p>9779</text:p>
          </table:table-cell>
          <table:table-cell office:value-type="float" office:value="4">
            <text:p>4</text:p>
          </table:table-cell>
          <table:table-cell office:value-type="float" office:value="-2280">
            <text:p>-2280</text:p>
          </table:table-cell>
          <table:table-cell office:value-type="float" office:value="-150">
            <text:p>-150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942">
            <text:p>3942</text:p>
          </table:table-cell>
          <table:table-cell office:value-type="float" office:value="-311">
            <text:p>-311</text:p>
          </table:table-cell>
          <table:table-cell office:value-type="float" office:value="9721">
            <text:p>9721</text:p>
          </table:table-cell>
          <table:table-cell office:value-type="float" office:value="7">
            <text:p>7</text:p>
          </table:table-cell>
          <table:table-cell office:value-type="float" office:value="-2276">
            <text:p>-2276</text:p>
          </table:table-cell>
          <table:table-cell office:value-type="float" office:value="-149">
            <text:p>-149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945">
            <text:p>3945</text:p>
          </table:table-cell>
          <table:table-cell office:value-type="float" office:value="-339">
            <text:p>-339</text:p>
          </table:table-cell>
          <table:table-cell office:value-type="float" office:value="9703">
            <text:p>9703</text:p>
          </table:table-cell>
          <table:table-cell office:value-type="float" office:value="11">
            <text:p>11</text:p>
          </table:table-cell>
          <table:table-cell office:value-type="float" office:value="-2276">
            <text:p>-2276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-311">
            <text:p>-311</text:p>
          </table:table-cell>
          <table:table-cell office:value-type="float" office:value="9593">
            <text:p>9593</text:p>
          </table:table-cell>
          <table:table-cell office:value-type="float" office:value="14">
            <text:p>14</text:p>
          </table:table-cell>
          <table:table-cell office:value-type="float" office:value="-2276">
            <text:p>-2276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043">
            <text:p>4043</text:p>
          </table:table-cell>
          <table:table-cell office:value-type="float" office:value="-270">
            <text:p>-270</text:p>
          </table:table-cell>
          <table:table-cell office:value-type="float" office:value="9528">
            <text:p>9528</text:p>
          </table:table-cell>
          <table:table-cell office:value-type="float" office:value="16">
            <text:p>16</text:p>
          </table:table-cell>
          <table:table-cell office:value-type="float" office:value="-2276">
            <text:p>-2276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060">
            <text:p>4060</text:p>
          </table:table-cell>
          <table:table-cell office:value-type="float" office:value="-227">
            <text:p>-227</text:p>
          </table:table-cell>
          <table:table-cell office:value-type="float" office:value="9444">
            <text:p>9444</text:p>
          </table:table-cell>
          <table:table-cell office:value-type="float" office:value="13">
            <text:p>13</text:p>
          </table:table-cell>
          <table:table-cell office:value-type="float" office:value="-2267">
            <text:p>-2267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85">
            <text:p>4085</text:p>
          </table:table-cell>
          <table:table-cell office:value-type="float" office:value="-238">
            <text:p>-238</text:p>
          </table:table-cell>
          <table:table-cell office:value-type="float" office:value="9363">
            <text:p>9363</text:p>
          </table:table-cell>
          <table:table-cell office:value-type="float" office:value="11">
            <text:p>11</text:p>
          </table:table-cell>
          <table:table-cell office:value-type="float" office:value="-2262">
            <text:p>-2262</text:p>
          </table:table-cell>
          <table:table-cell office:value-type="float" office:value="-145">
            <text:p>-14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-260">
            <text:p>-260</text:p>
          </table:table-cell>
          <table:table-cell office:value-type="float" office:value="9334">
            <text:p>9334</text:p>
          </table:table-cell>
          <table:table-cell office:value-type="float" office:value="6">
            <text:p>6</text:p>
          </table:table-cell>
          <table:table-cell office:value-type="float" office:value="-2264">
            <text:p>-2264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87">
            <text:p>4087</text:p>
          </table:table-cell>
          <table:table-cell office:value-type="float" office:value="-268">
            <text:p>-268</text:p>
          </table:table-cell>
          <table:table-cell office:value-type="float" office:value="9286">
            <text:p>9286</text:p>
          </table:table-cell>
          <table:table-cell office:value-type="float" office:value="7">
            <text:p>7</text:p>
          </table:table-cell>
          <table:table-cell office:value-type="float" office:value="-2259">
            <text:p>-2259</text:p>
          </table:table-cell>
          <table:table-cell office:value-type="float" office:value="-148">
            <text:p>-148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111">
            <text:p>4111</text:p>
          </table:table-cell>
          <table:table-cell office:value-type="float" office:value="-275">
            <text:p>-275</text:p>
          </table:table-cell>
          <table:table-cell office:value-type="float" office:value="9237">
            <text:p>9237</text:p>
          </table:table-cell>
          <table:table-cell office:value-type="float" office:value="8">
            <text:p>8</text:p>
          </table:table-cell>
          <table:table-cell office:value-type="float" office:value="-2259">
            <text:p>-2259</text:p>
          </table:table-cell>
          <table:table-cell office:value-type="float" office:value="-144">
            <text:p>-144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office:value-type="float" office:value="-293">
            <text:p>-293</text:p>
          </table:table-cell>
          <table:table-cell office:value-type="float" office:value="9106">
            <text:p>9106</text:p>
          </table:table-cell>
          <table:table-cell office:value-type="float" office:value="12">
            <text:p>12</text:p>
          </table:table-cell>
          <table:table-cell office:value-type="float" office:value="-2257">
            <text:p>-2257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70">
            <text:p>4170</text:p>
          </table:table-cell>
          <table:table-cell office:value-type="float" office:value="-293">
            <text:p>-293</text:p>
          </table:table-cell>
          <table:table-cell office:value-type="float" office:value="9066">
            <text:p>9066</text:p>
          </table:table-cell>
          <table:table-cell office:value-type="float" office:value="11">
            <text:p>11</text:p>
          </table:table-cell>
          <table:table-cell office:value-type="float" office:value="-2257">
            <text:p>-2257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78">
            <text:p>4178</text:p>
          </table:table-cell>
          <table:table-cell office:value-type="float" office:value="-212">
            <text:p>-212</text:p>
          </table:table-cell>
          <table:table-cell office:value-type="float" office:value="9001">
            <text:p>9001</text:p>
          </table:table-cell>
          <table:table-cell office:value-type="float" office:value="12">
            <text:p>12</text:p>
          </table:table-cell>
          <table:table-cell office:value-type="float" office:value="-2257">
            <text:p>-2257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10">
            <text:p>4210</text:p>
          </table:table-cell>
          <table:table-cell office:value-type="float" office:value="-226">
            <text:p>-226</text:p>
          </table:table-cell>
          <table:table-cell office:value-type="float" office:value="8946">
            <text:p>8946</text:p>
          </table:table-cell>
          <table:table-cell office:value-type="float" office:value="10">
            <text:p>10</text:p>
          </table:table-cell>
          <table:table-cell office:value-type="float" office:value="-2255">
            <text:p>-2255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34">
            <text:p>4234</text:p>
          </table:table-cell>
          <table:table-cell office:value-type="float" office:value="-210">
            <text:p>-210</text:p>
          </table:table-cell>
          <table:table-cell office:value-type="float" office:value="8887">
            <text:p>8887</text:p>
          </table:table-cell>
          <table:table-cell office:value-type="float" office:value="7">
            <text:p>7</text:p>
          </table:table-cell>
          <table:table-cell office:value-type="float" office:value="-2253">
            <text:p>-2253</text:p>
          </table:table-cell>
          <table:table-cell office:value-type="float" office:value="-147">
            <text:p>-147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24">
            <text:p>4224</text:p>
          </table:table-cell>
          <table:table-cell office:value-type="float" office:value="-243">
            <text:p>-243</text:p>
          </table:table-cell>
          <table:table-cell office:value-type="float" office:value="8857">
            <text:p>8857</text:p>
          </table:table-cell>
          <table:table-cell office:value-type="float" office:value="8">
            <text:p>8</text:p>
          </table:table-cell>
          <table:table-cell office:value-type="float" office:value="-2248">
            <text:p>-2248</text:p>
          </table:table-cell>
          <table:table-cell office:value-type="float" office:value="-146">
            <text:p>-146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58">
            <text:p>4258</text:p>
          </table:table-cell>
          <table:table-cell office:value-type="float" office:value="-260">
            <text:p>-260</text:p>
          </table:table-cell>
          <table:table-cell office:value-type="float" office:value="8776">
            <text:p>8776</text:p>
          </table:table-cell>
          <table:table-cell office:value-type="float" office:value="8">
            <text:p>8</text:p>
          </table:table-cell>
          <table:table-cell office:value-type="float" office:value="-2242">
            <text:p>-224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89">
            <text:p>4289</text:p>
          </table:table-cell>
          <table:table-cell office:value-type="float" office:value="-257">
            <text:p>-257</text:p>
          </table:table-cell>
          <table:table-cell office:value-type="float" office:value="8692">
            <text:p>8692</text:p>
          </table:table-cell>
          <table:table-cell office:value-type="float" office:value="11">
            <text:p>11</text:p>
          </table:table-cell>
          <table:table-cell office:value-type="float" office:value="-2237">
            <text:p>-2237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96">
            <text:p>4296</text:p>
          </table:table-cell>
          <table:table-cell office:value-type="float" office:value="-241">
            <text:p>-241</text:p>
          </table:table-cell>
          <table:table-cell office:value-type="float" office:value="8591">
            <text:p>8591</text:p>
          </table:table-cell>
          <table:table-cell office:value-type="float" office:value="18">
            <text:p>18</text:p>
          </table:table-cell>
          <table:table-cell office:value-type="float" office:value="-2231">
            <text:p>-2231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72">
            <text:p>4272</text:p>
          </table:table-cell>
          <table:table-cell office:value-type="float" office:value="-191">
            <text:p>-191</text:p>
          </table:table-cell>
          <table:table-cell office:value-type="float" office:value="8519">
            <text:p>8519</text:p>
          </table:table-cell>
          <table:table-cell office:value-type="float" office:value="17">
            <text:p>17</text:p>
          </table:table-cell>
          <table:table-cell office:value-type="float" office:value="-2226">
            <text:p>-2226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80">
            <text:p>4280</text:p>
          </table:table-cell>
          <table:table-cell office:value-type="float" office:value="-198">
            <text:p>-198</text:p>
          </table:table-cell>
          <table:table-cell office:value-type="float" office:value="8541">
            <text:p>8541</text:p>
          </table:table-cell>
          <table:table-cell office:value-type="float" office:value="15">
            <text:p>15</text:p>
          </table:table-cell>
          <table:table-cell office:value-type="float" office:value="-2224">
            <text:p>-2224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-186">
            <text:p>-186</text:p>
          </table:table-cell>
          <table:table-cell office:value-type="float" office:value="8434">
            <text:p>8434</text:p>
          </table:table-cell>
          <table:table-cell office:value-type="float" office:value="6">
            <text:p>6</text:p>
          </table:table-cell>
          <table:table-cell office:value-type="float" office:value="-2219">
            <text:p>-2219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317">
            <text:p>4317</text:p>
          </table:table-cell>
          <table:table-cell office:value-type="float" office:value="-202">
            <text:p>-202</text:p>
          </table:table-cell>
          <table:table-cell office:value-type="float" office:value="8413">
            <text:p>8413</text:p>
          </table:table-cell>
          <table:table-cell office:value-type="float" office:value="10">
            <text:p>10</text:p>
          </table:table-cell>
          <table:table-cell office:value-type="float" office:value="-2215">
            <text:p>-2215</text:p>
          </table:table-cell>
          <table:table-cell office:value-type="float" office:value="-143">
            <text:p>-143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40">
            <text:p>4340</text:p>
          </table:table-cell>
          <table:table-cell office:value-type="float" office:value="-233">
            <text:p>-233</text:p>
          </table:table-cell>
          <table:table-cell office:value-type="float" office:value="8281">
            <text:p>8281</text:p>
          </table:table-cell>
          <table:table-cell office:value-type="float" office:value="8">
            <text:p>8</text:p>
          </table:table-cell>
          <table:table-cell office:value-type="float" office:value="-2208">
            <text:p>-2208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343">
            <text:p>4343</text:p>
          </table:table-cell>
          <table:table-cell office:value-type="float" office:value="-245">
            <text:p>-245</text:p>
          </table:table-cell>
          <table:table-cell office:value-type="float" office:value="8222">
            <text:p>8222</text:p>
          </table:table-cell>
          <table:table-cell office:value-type="float" office:value="10">
            <text:p>10</text:p>
          </table:table-cell>
          <table:table-cell office:value-type="float" office:value="-2204">
            <text:p>-2204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52">
            <text:p>4352</text:p>
          </table:table-cell>
          <table:table-cell office:value-type="float" office:value="-217">
            <text:p>-217</text:p>
          </table:table-cell>
          <table:table-cell office:value-type="float" office:value="8151">
            <text:p>8151</text:p>
          </table:table-cell>
          <table:table-cell office:value-type="float" office:value="16">
            <text:p>16</text:p>
          </table:table-cell>
          <table:table-cell office:value-type="float" office:value="-2199">
            <text:p>-219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40">
            <text:p>4340</text:p>
          </table:table-cell>
          <table:table-cell office:value-type="float" office:value="-207">
            <text:p>-207</text:p>
          </table:table-cell>
          <table:table-cell office:value-type="float" office:value="8067">
            <text:p>8067</text:p>
          </table:table-cell>
          <table:table-cell office:value-type="float" office:value="14">
            <text:p>14</text:p>
          </table:table-cell>
          <table:table-cell office:value-type="float" office:value="-2197">
            <text:p>-2197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18">
            <text:p>4318</text:p>
          </table:table-cell>
          <table:table-cell office:value-type="float" office:value="-153">
            <text:p>-153</text:p>
          </table:table-cell>
          <table:table-cell office:value-type="float" office:value="8013">
            <text:p>8013</text:p>
          </table:table-cell>
          <table:table-cell office:value-type="float" office:value="9">
            <text:p>9</text:p>
          </table:table-cell>
          <table:table-cell office:value-type="float" office:value="-2192">
            <text:p>-2192</text:p>
          </table:table-cell>
          <table:table-cell office:value-type="float" office:value="-142">
            <text:p>-142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341">
            <text:p>4341</text:p>
          </table:table-cell>
          <table:table-cell office:value-type="float" office:value="-175">
            <text:p>-175</text:p>
          </table:table-cell>
          <table:table-cell office:value-type="float" office:value="7965">
            <text:p>7965</text:p>
          </table:table-cell>
          <table:table-cell office:value-type="float" office:value="6">
            <text:p>6</text:p>
          </table:table-cell>
          <table:table-cell office:value-type="float" office:value="-2195">
            <text:p>-2195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4308">
            <text:p>4308</text:p>
          </table:table-cell>
          <table:table-cell office:value-type="float" office:value="-192">
            <text:p>-192</text:p>
          </table:table-cell>
          <table:table-cell office:value-type="float" office:value="7916">
            <text:p>7916</text:p>
          </table:table-cell>
          <table:table-cell office:value-type="float" office:value="3">
            <text:p>3</text:p>
          </table:table-cell>
          <table:table-cell office:value-type="float" office:value="-2190">
            <text:p>-2190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-218">
            <text:p>-218</text:p>
          </table:table-cell>
          <table:table-cell office:value-type="float" office:value="7833">
            <text:p>7833</text:p>
          </table:table-cell>
          <table:table-cell office:value-type="float" office:value="7">
            <text:p>7</text:p>
          </table:table-cell>
          <table:table-cell office:value-type="float" office:value="-2187">
            <text:p>-2187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-236">
            <text:p>-236</text:p>
          </table:table-cell>
          <table:table-cell office:value-type="float" office:value="7796">
            <text:p>7796</text:p>
          </table:table-cell>
          <table:table-cell office:value-type="float" office:value="10">
            <text:p>10</text:p>
          </table:table-cell>
          <table:table-cell office:value-type="float" office:value="-2185">
            <text:p>-2185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21">
            <text:p>4321</text:p>
          </table:table-cell>
          <table:table-cell office:value-type="float" office:value="-216">
            <text:p>-216</text:p>
          </table:table-cell>
          <table:table-cell office:value-type="float" office:value="7751">
            <text:p>7751</text:p>
          </table:table-cell>
          <table:table-cell office:value-type="float" office:value="12">
            <text:p>12</text:p>
          </table:table-cell>
          <table:table-cell office:value-type="float" office:value="-2183">
            <text:p>-2183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25">
            <text:p>4325</text:p>
          </table:table-cell>
          <table:table-cell office:value-type="float" office:value="-174">
            <text:p>-174</text:p>
          </table:table-cell>
          <table:table-cell office:value-type="float" office:value="7672">
            <text:p>7672</text:p>
          </table:table-cell>
          <table:table-cell office:value-type="float" office:value="14">
            <text:p>14</text:p>
          </table:table-cell>
          <table:table-cell office:value-type="float" office:value="-2175">
            <text:p>-2175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  <table:table-cell office:value-type="float" office:value="-142">
            <text:p>-142</text:p>
          </table:table-cell>
          <table:table-cell office:value-type="float" office:value="7584">
            <text:p>7584</text:p>
          </table:table-cell>
          <table:table-cell office:value-type="float" office:value="12">
            <text:p>12</text:p>
          </table:table-cell>
          <table:table-cell office:value-type="float" office:value="-2175">
            <text:p>-2175</text:p>
          </table:table-cell>
          <table:table-cell office:value-type="float" office:value="-140">
            <text:p>-140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05">
            <text:p>4305</text:p>
          </table:table-cell>
          <table:table-cell office:value-type="float" office:value="-138">
            <text:p>-138</text:p>
          </table:table-cell>
          <table:table-cell office:value-type="float" office:value="7530">
            <text:p>7530</text:p>
          </table:table-cell>
          <table:table-cell office:value-type="float" office:value="10">
            <text:p>10</text:p>
          </table:table-cell>
          <table:table-cell office:value-type="float" office:value="-2175">
            <text:p>-2175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99">
            <text:p>4299</text:p>
          </table:table-cell>
          <table:table-cell office:value-type="float" office:value="-151">
            <text:p>-151</text:p>
          </table:table-cell>
          <table:table-cell office:value-type="float" office:value="7470">
            <text:p>7470</text:p>
          </table:table-cell>
          <table:table-cell office:value-type="float" office:value="6">
            <text:p>6</text:p>
          </table:table-cell>
          <table:table-cell office:value-type="float" office:value="-2169">
            <text:p>-2169</text:p>
          </table:table-cell>
          <table:table-cell office:value-type="float" office:value="-139">
            <text:p>-139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33">
            <text:p>4233</text:p>
          </table:table-cell>
          <table:table-cell office:value-type="float" office:value="-190">
            <text:p>-190</text:p>
          </table:table-cell>
          <table:table-cell office:value-type="float" office:value="7411">
            <text:p>7411</text:p>
          </table:table-cell>
          <table:table-cell office:value-type="float" office:value="3">
            <text:p>3</text:p>
          </table:table-cell>
          <table:table-cell office:value-type="float" office:value="-2171">
            <text:p>-2171</text:p>
          </table:table-cell>
          <table:table-cell office:value-type="float" office:value="-141">
            <text:p>-14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48">
            <text:p>4248</text:p>
          </table:table-cell>
          <table:table-cell office:value-type="float" office:value="-185">
            <text:p>-185</text:p>
          </table:table-cell>
          <table:table-cell office:value-type="float" office:value="7311">
            <text:p>7311</text:p>
          </table:table-cell>
          <table:table-cell office:value-type="float" office:value="8">
            <text:p>8</text:p>
          </table:table-cell>
          <table:table-cell office:value-type="float" office:value="-2172">
            <text:p>-2172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68">
            <text:p>4268</text:p>
          </table:table-cell>
          <table:table-cell office:value-type="float" office:value="-190">
            <text:p>-190</text:p>
          </table:table-cell>
          <table:table-cell office:value-type="float" office:value="7260">
            <text:p>7260</text:p>
          </table:table-cell>
          <table:table-cell office:value-type="float" office:value="11">
            <text:p>11</text:p>
          </table:table-cell>
          <table:table-cell office:value-type="float" office:value="-2169">
            <text:p>-216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office:value-type="float" office:value="-151">
            <text:p>-151</text:p>
          </table:table-cell>
          <table:table-cell office:value-type="float" office:value="7148">
            <text:p>7148</text:p>
          </table:table-cell>
          <table:table-cell office:value-type="float" office:value="17">
            <text:p>17</text:p>
          </table:table-cell>
          <table:table-cell office:value-type="float" office:value="-2162">
            <text:p>-2162</text:p>
          </table:table-cell>
          <table:table-cell office:value-type="float" office:value="-134">
            <text:p>-134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40">
            <text:p>4240</text:p>
          </table:table-cell>
          <table:table-cell office:value-type="float" office:value="-140">
            <text:p>-140</text:p>
          </table:table-cell>
          <table:table-cell office:value-type="float" office:value="7107">
            <text:p>7107</text:p>
          </table:table-cell>
          <table:table-cell office:value-type="float" office:value="20">
            <text:p>20</text:p>
          </table:table-cell>
          <table:table-cell office:value-type="float" office:value="-2159">
            <text:p>-215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45">
            <text:p>4245</text:p>
          </table:table-cell>
          <table:table-cell office:value-type="float" office:value="-101">
            <text:p>-101</text:p>
          </table:table-cell>
          <table:table-cell office:value-type="float" office:value="7087">
            <text:p>7087</text:p>
          </table:table-cell>
          <table:table-cell office:value-type="float" office:value="12">
            <text:p>12</text:p>
          </table:table-cell>
          <table:table-cell office:value-type="float" office:value="-2159">
            <text:p>-2159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17">
            <text:p>4217</text:p>
          </table:table-cell>
          <table:table-cell office:value-type="float" office:value="-113">
            <text:p>-113</text:p>
          </table:table-cell>
          <table:table-cell office:value-type="float" office:value="6964">
            <text:p>6964</text:p>
          </table:table-cell>
          <table:table-cell office:value-type="float" office:value="11">
            <text:p>11</text:p>
          </table:table-cell>
          <table:table-cell office:value-type="float" office:value="-2156">
            <text:p>-2156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17">
            <text:p>4217</text:p>
          </table:table-cell>
          <table:table-cell office:value-type="float" office:value="-103">
            <text:p>-103</text:p>
          </table:table-cell>
          <table:table-cell office:value-type="float" office:value="6883">
            <text:p>6883</text:p>
          </table:table-cell>
          <table:table-cell office:value-type="float" office:value="8">
            <text:p>8</text:p>
          </table:table-cell>
          <table:table-cell office:value-type="float" office:value="-2149">
            <text:p>-2149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179">
            <text:p>4179</text:p>
          </table:table-cell>
          <table:table-cell office:value-type="float" office:value="-170">
            <text:p>-170</text:p>
          </table:table-cell>
          <table:table-cell office:value-type="float" office:value="6886">
            <text:p>6886</text:p>
          </table:table-cell>
          <table:table-cell office:value-type="float" office:value="5">
            <text:p>5</text:p>
          </table:table-cell>
          <table:table-cell office:value-type="float" office:value="-2148">
            <text:p>-2148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193">
            <text:p>4193</text:p>
          </table:table-cell>
          <table:table-cell office:value-type="float" office:value="-154">
            <text:p>-154</text:p>
          </table:table-cell>
          <table:table-cell office:value-type="float" office:value="6806">
            <text:p>6806</text:p>
          </table:table-cell>
          <table:table-cell office:value-type="float" office:value="12">
            <text:p>12</text:p>
          </table:table-cell>
          <table:table-cell office:value-type="float" office:value="-2143">
            <text:p>-2143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60">
            <text:p>4160</text:p>
          </table:table-cell>
          <table:table-cell office:value-type="float" office:value="-145">
            <text:p>-145</text:p>
          </table:table-cell>
          <table:table-cell office:value-type="float" office:value="6793">
            <text:p>6793</text:p>
          </table:table-cell>
          <table:table-cell office:value-type="float" office:value="12">
            <text:p>12</text:p>
          </table:table-cell>
          <table:table-cell office:value-type="float" office:value="-2135">
            <text:p>-2135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31">
            <text:p>4131</text:p>
          </table:table-cell>
          <table:table-cell office:value-type="float" office:value="-119">
            <text:p>-119</text:p>
          </table:table-cell>
          <table:table-cell office:value-type="float" office:value="6687">
            <text:p>6687</text:p>
          </table:table-cell>
          <table:table-cell office:value-type="float" office:value="13">
            <text:p>13</text:p>
          </table:table-cell>
          <table:table-cell office:value-type="float" office:value="-2132">
            <text:p>-2132</text:p>
          </table:table-cell>
          <table:table-cell office:value-type="float" office:value="-134">
            <text:p>-134</text:p>
          </table:table-cell>
          <table:table-cell table:number-columns-repeated="2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09">
            <text:p>4109</text:p>
          </table:table-cell>
          <table:table-cell office:value-type="float" office:value="-111">
            <text:p>-111</text:p>
          </table:table-cell>
          <table:table-cell office:value-type="float" office:value="6595">
            <text:p>6595</text:p>
          </table:table-cell>
          <table:table-cell office:value-type="float" office:value="13">
            <text:p>13</text:p>
          </table:table-cell>
          <table:table-cell office:value-type="float" office:value="-2130">
            <text:p>-2130</text:p>
          </table:table-cell>
          <table:table-cell office:value-type="float" office:value="-138">
            <text:p>-138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-73">
            <text:p>-73</text:p>
          </table:table-cell>
          <table:table-cell office:value-type="float" office:value="6580">
            <text:p>6580</text:p>
          </table:table-cell>
          <table:table-cell office:value-type="float" office:value="6">
            <text:p>6</text:p>
          </table:table-cell>
          <table:table-cell office:value-type="float" office:value="-2132">
            <text:p>-2132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4050">
            <text:p>4050</text:p>
          </table:table-cell>
          <table:table-cell office:value-type="float" office:value="-121">
            <text:p>-121</text:p>
          </table:table-cell>
          <table:table-cell office:value-type="float" office:value="6505">
            <text:p>6505</text:p>
          </table:table-cell>
          <table:table-cell office:value-type="float" office:value="8">
            <text:p>8</text:p>
          </table:table-cell>
          <table:table-cell office:value-type="float" office:value="-2130">
            <text:p>-2130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18">
            <text:p>4018</text:p>
          </table:table-cell>
          <table:table-cell office:value-type="float" office:value="-100">
            <text:p>-100</text:p>
          </table:table-cell>
          <table:table-cell office:value-type="float" office:value="6463">
            <text:p>6463</text:p>
          </table:table-cell>
          <table:table-cell office:value-type="float" office:value="5">
            <text:p>5</text:p>
          </table:table-cell>
          <table:table-cell office:value-type="float" office:value="-2125">
            <text:p>-2125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028">
            <text:p>4028</text:p>
          </table:table-cell>
          <table:table-cell office:value-type="float" office:value="-141">
            <text:p>-141</text:p>
          </table:table-cell>
          <table:table-cell office:value-type="float" office:value="6411">
            <text:p>6411</text:p>
          </table:table-cell>
          <table:table-cell office:value-type="float" office:value="10">
            <text:p>10</text:p>
          </table:table-cell>
          <table:table-cell office:value-type="float" office:value="-2130">
            <text:p>-213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98">
            <text:p>3998</text:p>
          </table:table-cell>
          <table:table-cell office:value-type="float" office:value="-154">
            <text:p>-154</text:p>
          </table:table-cell>
          <table:table-cell office:value-type="float" office:value="6374">
            <text:p>6374</text:p>
          </table:table-cell>
          <table:table-cell office:value-type="float" office:value="9">
            <text:p>9</text:p>
          </table:table-cell>
          <table:table-cell office:value-type="float" office:value="-2118">
            <text:p>-2118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3980">
            <text:p>3980</text:p>
          </table:table-cell>
          <table:table-cell office:value-type="float" office:value="-129">
            <text:p>-129</text:p>
          </table:table-cell>
          <table:table-cell office:value-type="float" office:value="6281">
            <text:p>6281</text:p>
          </table:table-cell>
          <table:table-cell office:value-type="float" office:value="17">
            <text:p>17</text:p>
          </table:table-cell>
          <table:table-cell office:value-type="float" office:value="-2110">
            <text:p>-2110</text:p>
          </table:table-cell>
          <table:table-cell office:value-type="float" office:value="-137">
            <text:p>-137</text:p>
          </table:table-cell>
          <table:table-cell table:number-columns-repeated="2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41">
            <text:p>3941</text:p>
          </table:table-cell>
          <table:table-cell office:value-type="float" office:value="-111">
            <text:p>-111</text:p>
          </table:table-cell>
          <table:table-cell office:value-type="float" office:value="6207">
            <text:p>6207</text:p>
          </table:table-cell>
          <table:table-cell office:value-type="float" office:value="12">
            <text:p>12</text:p>
          </table:table-cell>
          <table:table-cell office:value-type="float" office:value="-2118">
            <text:p>-2118</text:p>
          </table:table-cell>
          <table:table-cell office:value-type="float" office:value="-134">
            <text:p>-13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937">
            <text:p>3937</text:p>
          </table:table-cell>
          <table:table-cell office:value-type="float" office:value="-62">
            <text:p>-62</text:p>
          </table:table-cell>
          <table:table-cell office:value-type="float" office:value="6157">
            <text:p>6157</text:p>
          </table:table-cell>
          <table:table-cell office:value-type="float" office:value="11">
            <text:p>11</text:p>
          </table:table-cell>
          <table:table-cell office:value-type="float" office:value="-2113">
            <text:p>-2113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909">
            <text:p>3909</text:p>
          </table:table-cell>
          <table:table-cell office:value-type="float" office:value="-58">
            <text:p>-58</text:p>
          </table:table-cell>
          <table:table-cell office:value-type="float" office:value="6152">
            <text:p>6152</text:p>
          </table:table-cell>
          <table:table-cell office:value-type="float" office:value="8">
            <text:p>8</text:p>
          </table:table-cell>
          <table:table-cell office:value-type="float" office:value="-2109">
            <text:p>-2109</text:p>
          </table:table-cell>
          <table:table-cell office:value-type="float" office:value="-136">
            <text:p>-136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3876">
            <text:p>3876</text:p>
          </table:table-cell>
          <table:table-cell office:value-type="float" office:value="-96">
            <text:p>-96</text:p>
          </table:table-cell>
          <table:table-cell office:value-type="float" office:value="6077">
            <text:p>6077</text:p>
          </table:table-cell>
          <table:table-cell office:value-type="float" office:value="10">
            <text:p>10</text:p>
          </table:table-cell>
          <table:table-cell office:value-type="float" office:value="-2099">
            <text:p>-2099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808">
            <text:p>3808</text:p>
          </table:table-cell>
          <table:table-cell office:value-type="float" office:value="-106">
            <text:p>-106</text:p>
          </table:table-cell>
          <table:table-cell office:value-type="float" office:value="6000">
            <text:p>6000</text:p>
          </table:table-cell>
          <table:table-cell office:value-type="float" office:value="7">
            <text:p>7</text:p>
          </table:table-cell>
          <table:table-cell office:value-type="float" office:value="-2094">
            <text:p>-2094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770">
            <text:p>3770</text:p>
          </table:table-cell>
          <table:table-cell office:value-type="float" office:value="-102">
            <text:p>-102</text:p>
          </table:table-cell>
          <table:table-cell office:value-type="float" office:value="5908">
            <text:p>5908</text:p>
          </table:table-cell>
          <table:table-cell office:value-type="float" office:value="10">
            <text:p>10</text:p>
          </table:table-cell>
          <table:table-cell office:value-type="float" office:value="-2090">
            <text:p>-2090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739">
            <text:p>3739</text:p>
          </table:table-cell>
          <table:table-cell office:value-type="float" office:value="-99">
            <text:p>-99</text:p>
          </table:table-cell>
          <table:table-cell office:value-type="float" office:value="5828">
            <text:p>5828</text:p>
          </table:table-cell>
          <table:table-cell office:value-type="float" office:value="11">
            <text:p>11</text:p>
          </table:table-cell>
          <table:table-cell office:value-type="float" office:value="-2100">
            <text:p>-2100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746">
            <text:p>3746</text:p>
          </table:table-cell>
          <table:table-cell office:value-type="float" office:value="-88">
            <text:p>-88</text:p>
          </table:table-cell>
          <table:table-cell office:value-type="float" office:value="5830">
            <text:p>5830</text:p>
          </table:table-cell>
          <table:table-cell office:value-type="float" office:value="10">
            <text:p>10</text:p>
          </table:table-cell>
          <table:table-cell office:value-type="float" office:value="-2078">
            <text:p>-2078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90">
            <text:p>3690</text:p>
          </table:table-cell>
          <table:table-cell office:value-type="float" office:value="-84">
            <text:p>-84</text:p>
          </table:table-cell>
          <table:table-cell office:value-type="float" office:value="5790">
            <text:p>5790</text:p>
          </table:table-cell>
          <table:table-cell office:value-type="float" office:value="14">
            <text:p>14</text:p>
          </table:table-cell>
          <table:table-cell office:value-type="float" office:value="-2082">
            <text:p>-2082</text:p>
          </table:table-cell>
          <table:table-cell office:value-type="float" office:value="-134">
            <text:p>-134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59">
            <text:p>3659</text:p>
          </table:table-cell>
          <table:table-cell office:value-type="float" office:value="-79">
            <text:p>-79</text:p>
          </table:table-cell>
          <table:table-cell office:value-type="float" office:value="5731">
            <text:p>5731</text:p>
          </table:table-cell>
          <table:table-cell office:value-type="float" office:value="8">
            <text:p>8</text:p>
          </table:table-cell>
          <table:table-cell office:value-type="float" office:value="-2092">
            <text:p>-2092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3626">
            <text:p>3626</text:p>
          </table:table-cell>
          <table:table-cell office:value-type="float" office:value="-68">
            <text:p>-68</text:p>
          </table:table-cell>
          <table:table-cell office:value-type="float" office:value="5657">
            <text:p>5657</text:p>
          </table:table-cell>
          <table:table-cell office:value-type="float" office:value="4">
            <text:p>4</text:p>
          </table:table-cell>
          <table:table-cell office:value-type="float" office:value="-2091">
            <text:p>-2091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595">
            <text:p>3595</text:p>
          </table:table-cell>
          <table:table-cell office:value-type="float" office:value="-90">
            <text:p>-90</text:p>
          </table:table-cell>
          <table:table-cell office:value-type="float" office:value="5639">
            <text:p>5639</text:p>
          </table:table-cell>
          <table:table-cell office:value-type="float" office:value="11">
            <text:p>11</text:p>
          </table:table-cell>
          <table:table-cell office:value-type="float" office:value="-2088">
            <text:p>-2088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60">
            <text:p>3560</text:p>
          </table:table-cell>
          <table:table-cell office:value-type="float" office:value="-96">
            <text:p>-96</text:p>
          </table:table-cell>
          <table:table-cell office:value-type="float" office:value="5558">
            <text:p>5558</text:p>
          </table:table-cell>
          <table:table-cell office:value-type="float" office:value="8">
            <text:p>8</text:p>
          </table:table-cell>
          <table:table-cell office:value-type="float" office:value="-2076">
            <text:p>-2076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541">
            <text:p>3541</text:p>
          </table:table-cell>
          <table:table-cell office:value-type="float" office:value="-87">
            <text:p>-87</text:p>
          </table:table-cell>
          <table:table-cell office:value-type="float" office:value="5544">
            <text:p>5544</text:p>
          </table:table-cell>
          <table:table-cell office:value-type="float" office:value="11">
            <text:p>11</text:p>
          </table:table-cell>
          <table:table-cell office:value-type="float" office:value="-2079">
            <text:p>-2079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02">
            <text:p>3502</text:p>
          </table:table-cell>
          <table:table-cell office:value-type="float" office:value="-96">
            <text:p>-96</text:p>
          </table:table-cell>
          <table:table-cell office:value-type="float" office:value="5459">
            <text:p>5459</text:p>
          </table:table-cell>
          <table:table-cell office:value-type="float" office:value="11">
            <text:p>11</text:p>
          </table:table-cell>
          <table:table-cell office:value-type="float" office:value="-2072">
            <text:p>-2072</text:p>
          </table:table-cell>
          <table:table-cell office:value-type="float" office:value="-135">
            <text:p>-135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463">
            <text:p>3463</text:p>
          </table:table-cell>
          <table:table-cell office:value-type="float" office:value="-69">
            <text:p>-69</text:p>
          </table:table-cell>
          <table:table-cell office:value-type="float" office:value="5418">
            <text:p>5418</text:p>
          </table:table-cell>
          <table:table-cell office:value-type="float" office:value="11">
            <text:p>11</text:p>
          </table:table-cell>
          <table:table-cell office:value-type="float" office:value="-2092">
            <text:p>-2092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426">
            <text:p>3426</text:p>
          </table:table-cell>
          <table:table-cell office:value-type="float" office:value="-50">
            <text:p>-50</text:p>
          </table:table-cell>
          <table:table-cell office:value-type="float" office:value="5409">
            <text:p>5409</text:p>
          </table:table-cell>
          <table:table-cell office:value-type="float" office:value="10">
            <text:p>10</text:p>
          </table:table-cell>
          <table:table-cell office:value-type="float" office:value="-2086">
            <text:p>-2086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382">
            <text:p>3382</text:p>
          </table:table-cell>
          <table:table-cell office:value-type="float" office:value="-33">
            <text:p>-33</text:p>
          </table:table-cell>
          <table:table-cell office:value-type="float" office:value="5333">
            <text:p>5333</text:p>
          </table:table-cell>
          <table:table-cell office:value-type="float" office:value="5">
            <text:p>5</text:p>
          </table:table-cell>
          <table:table-cell office:value-type="float" office:value="-2060">
            <text:p>-2060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-105">
            <text:p>-105</text:p>
          </table:table-cell>
          <table:table-cell office:value-type="float" office:value="5293">
            <text:p>5293</text:p>
          </table:table-cell>
          <table:table-cell office:value-type="float" office:value="7">
            <text:p>7</text:p>
          </table:table-cell>
          <table:table-cell office:value-type="float" office:value="-2058">
            <text:p>-2058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86">
            <text:p>3286</text:p>
          </table:table-cell>
          <table:table-cell office:value-type="float" office:value="-59">
            <text:p>-59</text:p>
          </table:table-cell>
          <table:table-cell office:value-type="float" office:value="5243">
            <text:p>5243</text:p>
          </table:table-cell>
          <table:table-cell office:value-type="float" office:value="11">
            <text:p>11</text:p>
          </table:table-cell>
          <table:table-cell office:value-type="float" office:value="-2087">
            <text:p>-2087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60">
            <text:p>3260</text:p>
          </table:table-cell>
          <table:table-cell office:value-type="float" office:value="-89">
            <text:p>-89</text:p>
          </table:table-cell>
          <table:table-cell office:value-type="float" office:value="5160">
            <text:p>5160</text:p>
          </table:table-cell>
          <table:table-cell office:value-type="float" office:value="10">
            <text:p>10</text:p>
          </table:table-cell>
          <table:table-cell office:value-type="float" office:value="-2045">
            <text:p>-2045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08">
            <text:p>3208</text:p>
          </table:table-cell>
          <table:table-cell office:value-type="float" office:value="-74">
            <text:p>-74</text:p>
          </table:table-cell>
          <table:table-cell office:value-type="float" office:value="5090">
            <text:p>5090</text:p>
          </table:table-cell>
          <table:table-cell office:value-type="float" office:value="10">
            <text:p>10</text:p>
          </table:table-cell>
          <table:table-cell office:value-type="float" office:value="-2085">
            <text:p>-2085</text:p>
          </table:table-cell>
          <table:table-cell office:value-type="float" office:value="-134">
            <text:p>-134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173">
            <text:p>3173</text:p>
          </table:table-cell>
          <table:table-cell office:value-type="float" office:value="-46">
            <text:p>-46</text:p>
          </table:table-cell>
          <table:table-cell office:value-type="float" office:value="5105">
            <text:p>5105</text:p>
          </table:table-cell>
          <table:table-cell office:value-type="float" office:value="10">
            <text:p>10</text:p>
          </table:table-cell>
          <table:table-cell office:value-type="float" office:value="-2041">
            <text:p>-2041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122">
            <text:p>3122</text:p>
          </table:table-cell>
          <table:table-cell office:value-type="float" office:value="-33">
            <text:p>-33</text:p>
          </table:table-cell>
          <table:table-cell office:value-type="float" office:value="5036">
            <text:p>5036</text:p>
          </table:table-cell>
          <table:table-cell office:value-type="float" office:value="10">
            <text:p>10</text:p>
          </table:table-cell>
          <table:table-cell office:value-type="float" office:value="-2088">
            <text:p>-2088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062">
            <text:p>3062</text:p>
          </table:table-cell>
          <table:table-cell office:value-type="float" office:value="-34">
            <text:p>-34</text:p>
          </table:table-cell>
          <table:table-cell office:value-type="float" office:value="5007">
            <text:p>5007</text:p>
          </table:table-cell>
          <table:table-cell office:value-type="float" office:value="7">
            <text:p>7</text:p>
          </table:table-cell>
          <table:table-cell office:value-type="float" office:value="-2039">
            <text:p>-2039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-64">
            <text:p>-64</text:p>
          </table:table-cell>
          <table:table-cell office:value-type="float" office:value="4936">
            <text:p>4936</text:p>
          </table:table-cell>
          <table:table-cell office:value-type="float" office:value="5">
            <text:p>5</text:p>
          </table:table-cell>
          <table:table-cell office:value-type="float" office:value="-2079">
            <text:p>-2079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987">
            <text:p>2987</text:p>
          </table:table-cell>
          <table:table-cell office:value-type="float" office:value="-63">
            <text:p>-63</text:p>
          </table:table-cell>
          <table:table-cell office:value-type="float" office:value="4923">
            <text:p>4923</text:p>
          </table:table-cell>
          <table:table-cell office:value-type="float" office:value="4">
            <text:p>4</text:p>
          </table:table-cell>
          <table:table-cell office:value-type="float" office:value="-2058">
            <text:p>-2058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-93">
            <text:p>-93</text:p>
          </table:table-cell>
          <table:table-cell office:value-type="float" office:value="4874">
            <text:p>4874</text:p>
          </table:table-cell>
          <table:table-cell office:value-type="float" office:value="8">
            <text:p>8</text:p>
          </table:table-cell>
          <table:table-cell office:value-type="float" office:value="-2040">
            <text:p>-2040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942">
            <text:p>2942</text:p>
          </table:table-cell>
          <table:table-cell office:value-type="float" office:value="-60">
            <text:p>-60</text:p>
          </table:table-cell>
          <table:table-cell office:value-type="float" office:value="4830">
            <text:p>4830</text:p>
          </table:table-cell>
          <table:table-cell office:value-type="float" office:value="14">
            <text:p>14</text:p>
          </table:table-cell>
          <table:table-cell office:value-type="float" office:value="-2081">
            <text:p>-2081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860">
            <text:p>2860</text:p>
          </table:table-cell>
          <table:table-cell office:value-type="float" office:value="-45">
            <text:p>-45</text:p>
          </table:table-cell>
          <table:table-cell office:value-type="float" office:value="4800">
            <text:p>4800</text:p>
          </table:table-cell>
          <table:table-cell office:value-type="float" office:value="11">
            <text:p>11</text:p>
          </table:table-cell>
          <table:table-cell office:value-type="float" office:value="-2075">
            <text:p>-2075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825">
            <text:p>2825</text:p>
          </table:table-cell>
          <table:table-cell office:value-type="float" office:value="-45">
            <text:p>-45</text:p>
          </table:table-cell>
          <table:table-cell office:value-type="float" office:value="4761">
            <text:p>4761</text:p>
          </table:table-cell>
          <table:table-cell office:value-type="float" office:value="13">
            <text:p>13</text:p>
          </table:table-cell>
          <table:table-cell office:value-type="float" office:value="-2042">
            <text:p>-2042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13">
            <text:p>13</text:p>
          </table:table-cell>
          <table:table-cell office:value-type="float" office:value="-2028">
            <text:p>-2028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722">
            <text:p>2722</text:p>
          </table:table-cell>
          <table:table-cell office:value-type="float" office:value="-27">
            <text:p>-27</text:p>
          </table:table-cell>
          <table:table-cell office:value-type="float" office:value="4699">
            <text:p>4699</text:p>
          </table:table-cell>
          <table:table-cell office:value-type="float" office:value="10">
            <text:p>10</text:p>
          </table:table-cell>
          <table:table-cell office:value-type="float" office:value="-2017">
            <text:p>-2017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681">
            <text:p>2681</text:p>
          </table:table-cell>
          <table:table-cell office:value-type="float" office:value="-28">
            <text:p>-28</text:p>
          </table:table-cell>
          <table:table-cell office:value-type="float" office:value="4639">
            <text:p>4639</text:p>
          </table:table-cell>
          <table:table-cell office:value-type="float" office:value="5">
            <text:p>5</text:p>
          </table:table-cell>
          <table:table-cell office:value-type="float" office:value="-2021">
            <text:p>-2021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2658">
            <text:p>2658</text:p>
          </table:table-cell>
          <table:table-cell office:value-type="float" office:value="-62">
            <text:p>-62</text:p>
          </table:table-cell>
          <table:table-cell office:value-type="float" office:value="4638">
            <text:p>4638</text:p>
          </table:table-cell>
          <table:table-cell office:value-type="float" office:value="8">
            <text:p>8</text:p>
          </table:table-cell>
          <table:table-cell office:value-type="float" office:value="-2017">
            <text:p>-2017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603">
            <text:p>2603</text:p>
          </table:table-cell>
          <table:table-cell office:value-type="float" office:value="-37">
            <text:p>-37</text:p>
          </table:table-cell>
          <table:table-cell office:value-type="float" office:value="4573">
            <text:p>4573</text:p>
          </table:table-cell>
          <table:table-cell office:value-type="float" office:value="8">
            <text:p>8</text:p>
          </table:table-cell>
          <table:table-cell office:value-type="float" office:value="-2019">
            <text:p>-2019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-56">
            <text:p>-56</text:p>
          </table:table-cell>
          <table:table-cell office:value-type="float" office:value="4516">
            <text:p>4516</text:p>
          </table:table-cell>
          <table:table-cell office:value-type="float" office:value="12">
            <text:p>12</text:p>
          </table:table-cell>
          <table:table-cell office:value-type="float" office:value="-2020">
            <text:p>-2020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489">
            <text:p>2489</text:p>
          </table:table-cell>
          <table:table-cell office:value-type="float" office:value="-37">
            <text:p>-37</text:p>
          </table:table-cell>
          <table:table-cell office:value-type="float" office:value="4491">
            <text:p>4491</text:p>
          </table:table-cell>
          <table:table-cell office:value-type="float" office:value="14">
            <text:p>14</text:p>
          </table:table-cell>
          <table:table-cell office:value-type="float" office:value="-2020">
            <text:p>-2020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443">
            <text:p>2443</text:p>
          </table:table-cell>
          <table:table-cell office:value-type="float" office:value="-44">
            <text:p>-44</text:p>
          </table:table-cell>
          <table:table-cell office:value-type="float" office:value="4467">
            <text:p>4467</text:p>
          </table:table-cell>
          <table:table-cell office:value-type="float" office:value="13">
            <text:p>13</text:p>
          </table:table-cell>
          <table:table-cell office:value-type="float" office:value="-2019">
            <text:p>-2019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-34">
            <text:p>-34</text:p>
          </table:table-cell>
          <table:table-cell office:value-type="float" office:value="4420">
            <text:p>4420</text:p>
          </table:table-cell>
          <table:table-cell office:value-type="float" office:value="12">
            <text:p>12</text:p>
          </table:table-cell>
          <table:table-cell office:value-type="float" office:value="-2020">
            <text:p>-2020</text:p>
          </table:table-cell>
          <table:table-cell office:value-type="float" office:value="-132">
            <text:p>-13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336">
            <text:p>2336</text:p>
          </table:table-cell>
          <table:table-cell office:value-type="float" office:value="-24">
            <text:p>-24</text:p>
          </table:table-cell>
          <table:table-cell office:value-type="float" office:value="4408">
            <text:p>4408</text:p>
          </table:table-cell>
          <table:table-cell office:value-type="float" office:value="9">
            <text:p>9</text:p>
          </table:table-cell>
          <table:table-cell office:value-type="float" office:value="-2019">
            <text:p>-2019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271">
            <text:p>2271</text:p>
          </table:table-cell>
          <table:table-cell office:value-type="float" office:value="-4">
            <text:p>-4</text:p>
          </table:table-cell>
          <table:table-cell office:value-type="float" office:value="4399">
            <text:p>4399</text:p>
          </table:table-cell>
          <table:table-cell office:value-type="float" office:value="6">
            <text:p>6</text:p>
          </table:table-cell>
          <table:table-cell office:value-type="float" office:value="-2021">
            <text:p>-2021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-19">
            <text:p>-19</text:p>
          </table:table-cell>
          <table:table-cell office:value-type="float" office:value="4334">
            <text:p>4334</text:p>
          </table:table-cell>
          <table:table-cell office:value-type="float" office:value="8">
            <text:p>8</text:p>
          </table:table-cell>
          <table:table-cell office:value-type="float" office:value="-2019">
            <text:p>-2019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177">
            <text:p>2177</text:p>
          </table:table-cell>
          <table:table-cell office:value-type="float" office:value="-41">
            <text:p>-41</text:p>
          </table:table-cell>
          <table:table-cell office:value-type="float" office:value="4342">
            <text:p>4342</text:p>
          </table:table-cell>
          <table:table-cell office:value-type="float" office:value="7">
            <text:p>7</text:p>
          </table:table-cell>
          <table:table-cell office:value-type="float" office:value="-2020">
            <text:p>-2020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157">
            <text:p>2157</text:p>
          </table:table-cell>
          <table:table-cell office:value-type="float" office:value="-25">
            <text:p>-25</text:p>
          </table:table-cell>
          <table:table-cell office:value-type="float" office:value="4287">
            <text:p>4287</text:p>
          </table:table-cell>
          <table:table-cell office:value-type="float" office:value="9">
            <text:p>9</text:p>
          </table:table-cell>
          <table:table-cell office:value-type="float" office:value="-2021">
            <text:p>-2021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office:value-type="float" office:value="-59">
            <text:p>-59</text:p>
          </table:table-cell>
          <table:table-cell office:value-type="float" office:value="4285">
            <text:p>4285</text:p>
          </table:table-cell>
          <table:table-cell office:value-type="float" office:value="8">
            <text:p>8</text:p>
          </table:table-cell>
          <table:table-cell office:value-type="float" office:value="-2021">
            <text:p>-2021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-27">
            <text:p>-27</text:p>
          </table:table-cell>
          <table:table-cell office:value-type="float" office:value="4195">
            <text:p>4195</text:p>
          </table:table-cell>
          <table:table-cell office:value-type="float" office:value="10">
            <text:p>10</text:p>
          </table:table-cell>
          <table:table-cell office:value-type="float" office:value="-2020">
            <text:p>-2020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1962">
            <text:p>1962</text:p>
          </table:table-cell>
          <table:table-cell office:value-type="float" office:value="-13">
            <text:p>-13</text:p>
          </table:table-cell>
          <table:table-cell office:value-type="float" office:value="4212">
            <text:p>4212</text:p>
          </table:table-cell>
          <table:table-cell office:value-type="float" office:value="10">
            <text:p>10</text:p>
          </table:table-cell>
          <table:table-cell office:value-type="float" office:value="-2022">
            <text:p>-2022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911">
            <text:p>1911</text:p>
          </table:table-cell>
          <table:table-cell office:value-type="float" office:value="24">
            <text:p>24</text:p>
          </table:table-cell>
          <table:table-cell office:value-type="float" office:value="4237">
            <text:p>4237</text:p>
          </table:table-cell>
          <table:table-cell office:value-type="float" office:value="9">
            <text:p>9</text:p>
          </table:table-cell>
          <table:table-cell office:value-type="float" office:value="-2022">
            <text:p>-2022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841">
            <text:p>1841</text:p>
          </table:table-cell>
          <table:table-cell office:value-type="float" office:value="-35">
            <text:p>-35</text:p>
          </table:table-cell>
          <table:table-cell office:value-type="float" office:value="4171">
            <text:p>4171</text:p>
          </table:table-cell>
          <table:table-cell office:value-type="float" office:value="6">
            <text:p>6</text:p>
          </table:table-cell>
          <table:table-cell office:value-type="float" office:value="-2019">
            <text:p>-2019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-29">
            <text:p>-29</text:p>
          </table:table-cell>
          <table:table-cell office:value-type="float" office:value="4146">
            <text:p>4146</text:p>
          </table:table-cell>
          <table:table-cell office:value-type="float" office:value="9">
            <text:p>9</text:p>
          </table:table-cell>
          <table:table-cell office:value-type="float" office:value="-2019">
            <text:p>-2019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1749">
            <text:p>1749</text:p>
          </table:table-cell>
          <table:table-cell office:value-type="float" office:value="-11">
            <text:p>-11</text:p>
          </table:table-cell>
          <table:table-cell office:value-type="float" office:value="4149">
            <text:p>4149</text:p>
          </table:table-cell>
          <table:table-cell office:value-type="float" office:value="6">
            <text:p>6</text:p>
          </table:table-cell>
          <table:table-cell office:value-type="float" office:value="-2022">
            <text:p>-2022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660">
            <text:p>1660</text:p>
          </table:table-cell>
          <table:table-cell office:value-type="float" office:value="-46">
            <text:p>-46</text:p>
          </table:table-cell>
          <table:table-cell office:value-type="float" office:value="4070">
            <text:p>4070</text:p>
          </table:table-cell>
          <table:table-cell office:value-type="float" office:value="6">
            <text:p>6</text:p>
          </table:table-cell>
          <table:table-cell office:value-type="float" office:value="-2021">
            <text:p>-2021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609">
            <text:p>1609</text:p>
          </table:table-cell>
          <table:table-cell office:value-type="float" office:value="-20">
            <text:p>-20</text:p>
          </table:table-cell>
          <table:table-cell office:value-type="float" office:value="4052">
            <text:p>4052</text:p>
          </table:table-cell>
          <table:table-cell office:value-type="float" office:value="7">
            <text:p>7</text:p>
          </table:table-cell>
          <table:table-cell office:value-type="float" office:value="-2020">
            <text:p>-2020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float" office:value="-19">
            <text:p>-19</text:p>
          </table:table-cell>
          <table:table-cell office:value-type="float" office:value="4077">
            <text:p>4077</text:p>
          </table:table-cell>
          <table:table-cell office:value-type="float" office:value="8">
            <text:p>8</text:p>
          </table:table-cell>
          <table:table-cell office:value-type="float" office:value="-2022">
            <text:p>-2022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-15">
            <text:p>-15</text:p>
          </table:table-cell>
          <table:table-cell office:value-type="float" office:value="4049">
            <text:p>4049</text:p>
          </table:table-cell>
          <table:table-cell office:value-type="float" office:value="11">
            <text:p>11</text:p>
          </table:table-cell>
          <table:table-cell office:value-type="float" office:value="-2020">
            <text:p>-2020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489">
            <text:p>1489</text:p>
          </table:table-cell>
          <table:table-cell office:value-type="float" office:value="5">
            <text:p>5</text:p>
          </table:table-cell>
          <table:table-cell office:value-type="float" office:value="4046">
            <text:p>4046</text:p>
          </table:table-cell>
          <table:table-cell office:value-type="float" office:value="8">
            <text:p>8</text:p>
          </table:table-cell>
          <table:table-cell office:value-type="float" office:value="-2019">
            <text:p>-2019</text:p>
          </table:table-cell>
          <table:table-cell office:value-type="float" office:value="-131">
            <text:p>-131</text:p>
          </table:table-cell>
          <table:table-cell table:number-columns-repeated="2"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1">
            <text:p>1</text:p>
          </table:table-cell>
          <table:table-cell office:value-type="float" office:value="1427">
            <text:p>1427</text:p>
          </table:table-cell>
          <table:table-cell office:value-type="float" office:value="3">
            <text:p>3</text:p>
          </table:table-cell>
          <table:table-cell office:value-type="float" office:value="3982">
            <text:p>3982</text:p>
          </table:table-cell>
          <table:table-cell office:value-type="float" office:value="7">
            <text:p>7</text:p>
          </table:table-cell>
          <table:table-cell office:value-type="float" office:value="-2021">
            <text:p>-2021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-25">
            <text:p>-25</text:p>
          </table:table-cell>
          <table:table-cell office:value-type="float" office:value="3977">
            <text:p>3977</text:p>
          </table:table-cell>
          <table:table-cell office:value-type="float" office:value="9">
            <text:p>9</text:p>
          </table:table-cell>
          <table:table-cell office:value-type="float" office:value="-2019">
            <text:p>-2019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270">
            <text:p>1270</text:p>
          </table:table-cell>
          <table:table-cell office:value-type="float" office:value="-7">
            <text:p>-7</text:p>
          </table:table-cell>
          <table:table-cell office:value-type="float" office:value="3934">
            <text:p>3934</text:p>
          </table:table-cell>
          <table:table-cell office:value-type="float" office:value="7">
            <text:p>7</text:p>
          </table:table-cell>
          <table:table-cell office:value-type="float" office:value="-2018">
            <text:p>-2018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-18">
            <text:p>-18</text:p>
          </table:table-cell>
          <table:table-cell office:value-type="float" office:value="3900">
            <text:p>3900</text:p>
          </table:table-cell>
          <table:table-cell office:value-type="float" office:value="10">
            <text:p>10</text:p>
          </table:table-cell>
          <table:table-cell office:value-type="float" office:value="-2019">
            <text:p>-2019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-20">
            <text:p>-20</text:p>
          </table:table-cell>
          <table:table-cell office:value-type="float" office:value="3923">
            <text:p>3923</text:p>
          </table:table-cell>
          <table:table-cell office:value-type="float" office:value="12">
            <text:p>12</text:p>
          </table:table-cell>
          <table:table-cell office:value-type="float" office:value="-2019">
            <text:p>-2019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123">
            <text:p>1123</text:p>
          </table:table-cell>
          <table:table-cell office:value-type="float" office:value="3">
            <text:p>3</text:p>
          </table:table-cell>
          <table:table-cell office:value-type="float" office:value="3913">
            <text:p>3913</text:p>
          </table:table-cell>
          <table:table-cell office:value-type="float" office:value="12">
            <text:p>12</text:p>
          </table:table-cell>
          <table:table-cell office:value-type="float" office:value="-2021">
            <text:p>-2021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 office:value-type="float" office:value="8">
            <text:p>8</text:p>
          </table:table-cell>
          <table:table-cell office:value-type="float" office:value="3942">
            <text:p>3942</text:p>
          </table:table-cell>
          <table:table-cell office:value-type="float" office:value="11">
            <text:p>11</text:p>
          </table:table-cell>
          <table:table-cell office:value-type="float" office:value="-2019">
            <text:p>-2019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3932">
            <text:p>3932</text:p>
          </table:table-cell>
          <table:table-cell office:value-type="float" office:value="12">
            <text:p>12</text:p>
          </table:table-cell>
          <table:table-cell office:value-type="float" office:value="-2013">
            <text:p>-2013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3">
            <text:p>3</text:p>
          </table:table-cell>
          <table:table-cell office:value-type="float" office:value="3859">
            <text:p>3859</text:p>
          </table:table-cell>
          <table:table-cell office:value-type="float" office:value="13">
            <text:p>13</text:p>
          </table:table-cell>
          <table:table-cell office:value-type="float" office:value="-2017">
            <text:p>-2017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  <table:table-cell office:value-type="float" office:value="7">
            <text:p>7</text:p>
          </table:table-cell>
          <table:table-cell office:value-type="float" office:value="3868">
            <text:p>3868</text:p>
          </table:table-cell>
          <table:table-cell office:value-type="float" office:value="8">
            <text:p>8</text:p>
          </table:table-cell>
          <table:table-cell office:value-type="float" office:value="-1963">
            <text:p>-1963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516">
            <text:p>6516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-3">
            <text:p>-3</text:p>
          </table:table-cell>
          <table:table-cell office:value-type="float" office:value="3867">
            <text:p>3867</text:p>
          </table:table-cell>
          <table:table-cell office:value-type="float" office:value="8">
            <text:p>8</text:p>
          </table:table-cell>
          <table:table-cell office:value-type="float" office:value="-1983">
            <text:p>-1983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528">
            <text:p>6528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office:value-type="float" office:value="-44">
            <text:p>-44</text:p>
          </table:table-cell>
          <table:table-cell office:value-type="float" office:value="3876">
            <text:p>3876</text:p>
          </table:table-cell>
          <table:table-cell office:value-type="float" office:value="9">
            <text:p>9</text:p>
          </table:table-cell>
          <table:table-cell office:value-type="float" office:value="-1994">
            <text:p>-1994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-34">
            <text:p>-34</text:p>
          </table:table-cell>
          <table:table-cell office:value-type="float" office:value="3864">
            <text:p>3864</text:p>
          </table:table-cell>
          <table:table-cell office:value-type="float" office:value="7">
            <text:p>7</text:p>
          </table:table-cell>
          <table:table-cell office:value-type="float" office:value="-1985">
            <text:p>-1985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-5">
            <text:p>-5</text:p>
          </table:table-cell>
          <table:table-cell office:value-type="float" office:value="3824">
            <text:p>3824</text:p>
          </table:table-cell>
          <table:table-cell office:value-type="float" office:value="10">
            <text:p>10</text:p>
          </table:table-cell>
          <table:table-cell office:value-type="float" office:value="-1962">
            <text:p>-1962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588">
            <text:p>6588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office:value-type="float" office:value="-29">
            <text:p>-29</text:p>
          </table:table-cell>
          <table:table-cell office:value-type="float" office:value="3875">
            <text:p>3875</text:p>
          </table:table-cell>
          <table:table-cell office:value-type="float" office:value="13">
            <text:p>13</text:p>
          </table:table-cell>
          <table:table-cell office:value-type="float" office:value="-1958">
            <text:p>-1958</text:p>
          </table:table-cell>
          <table:table-cell office:value-type="float" office:value="-129">
            <text:p>-129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16">
            <text:p>16</text:p>
          </table:table-cell>
          <table:table-cell office:value-type="float" office:value="3782">
            <text:p>3782</text:p>
          </table:table-cell>
          <table:table-cell office:value-type="float" office:value="8">
            <text:p>8</text:p>
          </table:table-cell>
          <table:table-cell office:value-type="float" office:value="-1978">
            <text:p>-1978</text:p>
          </table:table-cell>
          <table:table-cell office:value-type="float" office:value="-128">
            <text:p>-128</text:p>
          </table:table-cell>
          <table:table-cell table:number-columns-repeated="2"/>
        </table:table-row>
        <table:table-row table:style-name="ro1">
          <table:table-cell office:value-type="float" office:value="6564">
            <text:p>6564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-6">
            <text:p>-6</text:p>
          </table:table-cell>
          <table:table-cell office:value-type="float" office:value="3802">
            <text:p>3802</text:p>
          </table:table-cell>
          <table:table-cell office:value-type="float" office:value="7">
            <text:p>7</text:p>
          </table:table-cell>
          <table:table-cell office:value-type="float" office:value="-2003">
            <text:p>-2003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-20">
            <text:p>-20</text:p>
          </table:table-cell>
          <table:table-cell office:value-type="float" office:value="3829">
            <text:p>3829</text:p>
          </table:table-cell>
          <table:table-cell office:value-type="float" office:value="10">
            <text:p>10</text:p>
          </table:table-cell>
          <table:table-cell office:value-type="float" office:value="-1991">
            <text:p>-1991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-19">
            <text:p>-19</text:p>
          </table:table-cell>
          <table:table-cell office:value-type="float" office:value="3809">
            <text:p>3809</text:p>
          </table:table-cell>
          <table:table-cell office:value-type="float" office:value="10">
            <text:p>10</text:p>
          </table:table-cell>
          <table:table-cell office:value-type="float" office:value="-1957">
            <text:p>-1957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-12">
            <text:p>-12</text:p>
          </table:table-cell>
          <table:table-cell office:value-type="float" office:value="3825">
            <text:p>3825</text:p>
          </table:table-cell>
          <table:table-cell office:value-type="float" office:value="10">
            <text:p>10</text:p>
          </table:table-cell>
          <table:table-cell office:value-type="float" office:value="-1997">
            <text:p>-1997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3848">
            <text:p>3848</text:p>
          </table:table-cell>
          <table:table-cell office:value-type="float" office:value="10">
            <text:p>10</text:p>
          </table:table-cell>
          <table:table-cell office:value-type="float" office:value="-1958">
            <text:p>-1958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564">
            <text:p>6564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3811">
            <text:p>3811</text:p>
          </table:table-cell>
          <table:table-cell office:value-type="float" office:value="7">
            <text:p>7</text:p>
          </table:table-cell>
          <table:table-cell office:value-type="float" office:value="-1978">
            <text:p>-1978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516">
            <text:p>651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-13">
            <text:p>-13</text:p>
          </table:table-cell>
          <table:table-cell office:value-type="float" office:value="3800">
            <text:p>3800</text:p>
          </table:table-cell>
          <table:table-cell office:value-type="float" office:value="8">
            <text:p>8</text:p>
          </table:table-cell>
          <table:table-cell office:value-type="float" office:value="-1981">
            <text:p>-1981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-12">
            <text:p>-12</text:p>
          </table:table-cell>
          <table:table-cell office:value-type="float" office:value="3856">
            <text:p>3856</text:p>
          </table:table-cell>
          <table:table-cell office:value-type="float" office:value="8">
            <text:p>8</text:p>
          </table:table-cell>
          <table:table-cell office:value-type="float" office:value="-1953">
            <text:p>-1953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-9">
            <text:p>-9</text:p>
          </table:table-cell>
          <table:table-cell office:value-type="float" office:value="3818">
            <text:p>3818</text:p>
          </table:table-cell>
          <table:table-cell office:value-type="float" office:value="7">
            <text:p>7</text:p>
          </table:table-cell>
          <table:table-cell office:value-type="float" office:value="-1957">
            <text:p>-1957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-27">
            <text:p>-27</text:p>
          </table:table-cell>
          <table:table-cell office:value-type="float" office:value="3816">
            <text:p>3816</text:p>
          </table:table-cell>
          <table:table-cell office:value-type="float" office:value="8">
            <text:p>8</text:p>
          </table:table-cell>
          <table:table-cell office:value-type="float" office:value="-1983">
            <text:p>-1983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536">
            <text:p>6536</text:p>
          </table:table-cell>
          <table:table-cell office:value-type="float" office:value="1">
            <text:p>1</text:p>
          </table:table-cell>
          <table:table-cell office:value-type="float" office:value="-46">
            <text:p>-46</text:p>
          </table:table-cell>
          <table:table-cell office:value-type="float" office:value="-28">
            <text:p>-28</text:p>
          </table:table-cell>
          <table:table-cell office:value-type="float" office:value="3826">
            <text:p>3826</text:p>
          </table:table-cell>
          <table:table-cell office:value-type="float" office:value="10">
            <text:p>10</text:p>
          </table:table-cell>
          <table:table-cell office:value-type="float" office:value="-1975">
            <text:p>-1975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1">
            <text:p>1</text:p>
          </table:table-cell>
          <table:table-cell office:value-type="float" office:value="-114">
            <text:p>-114</text:p>
          </table:table-cell>
          <table:table-cell office:value-type="float" office:value="-22">
            <text:p>-22</text:p>
          </table:table-cell>
          <table:table-cell office:value-type="float" office:value="3821">
            <text:p>3821</text:p>
          </table:table-cell>
          <table:table-cell office:value-type="float" office:value="10">
            <text:p>10</text:p>
          </table:table-cell>
          <table:table-cell office:value-type="float" office:value="-1954">
            <text:p>-1954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07">
            <text:p>-207</text:p>
          </table:table-cell>
          <table:table-cell office:value-type="float" office:value="-24">
            <text:p>-24</text:p>
          </table:table-cell>
          <table:table-cell office:value-type="float" office:value="3829">
            <text:p>3829</text:p>
          </table:table-cell>
          <table:table-cell office:value-type="float" office:value="11">
            <text:p>11</text:p>
          </table:table-cell>
          <table:table-cell office:value-type="float" office:value="-1951">
            <text:p>-1951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52">
            <text:p>-252</text:p>
          </table:table-cell>
          <table:table-cell office:value-type="float" office:value="-20">
            <text:p>-20</text:p>
          </table:table-cell>
          <table:table-cell office:value-type="float" office:value="3833">
            <text:p>3833</text:p>
          </table:table-cell>
          <table:table-cell office:value-type="float" office:value="11">
            <text:p>11</text:p>
          </table:table-cell>
          <table:table-cell office:value-type="float" office:value="-1953">
            <text:p>-1953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301">
            <text:p>-301</text:p>
          </table:table-cell>
          <table:table-cell office:value-type="float" office:value="-14">
            <text:p>-14</text:p>
          </table:table-cell>
          <table:table-cell office:value-type="float" office:value="3849">
            <text:p>3849</text:p>
          </table:table-cell>
          <table:table-cell office:value-type="float" office:value="9">
            <text:p>9</text:p>
          </table:table-cell>
          <table:table-cell office:value-type="float" office:value="-1957">
            <text:p>-1957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0">
            <text:p>0</text:p>
          </table:table-cell>
          <table:table-cell office:value-type="float" office:value="-376">
            <text:p>-376</text:p>
          </table:table-cell>
          <table:table-cell office:value-type="float" office:value="-20">
            <text:p>-20</text:p>
          </table:table-cell>
          <table:table-cell office:value-type="float" office:value="3827">
            <text:p>3827</text:p>
          </table:table-cell>
          <table:table-cell office:value-type="float" office:value="8">
            <text:p>8</text:p>
          </table:table-cell>
          <table:table-cell office:value-type="float" office:value="-1964">
            <text:p>-1964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588">
            <text:p>6588</text:p>
          </table:table-cell>
          <table:table-cell office:value-type="float" office:value="0">
            <text:p>0</text:p>
          </table:table-cell>
          <table:table-cell office:value-type="float" office:value="-416">
            <text:p>-416</text:p>
          </table:table-cell>
          <table:table-cell office:value-type="float" office:value="-17">
            <text:p>-17</text:p>
          </table:table-cell>
          <table:table-cell office:value-type="float" office:value="3850">
            <text:p>3850</text:p>
          </table:table-cell>
          <table:table-cell office:value-type="float" office:value="12">
            <text:p>12</text:p>
          </table:table-cell>
          <table:table-cell office:value-type="float" office:value="-1966">
            <text:p>-1966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492">
            <text:p>-492</text:p>
          </table:table-cell>
          <table:table-cell office:value-type="float" office:value="-23">
            <text:p>-23</text:p>
          </table:table-cell>
          <table:table-cell office:value-type="float" office:value="3880">
            <text:p>3880</text:p>
          </table:table-cell>
          <table:table-cell office:value-type="float" office:value="10">
            <text:p>10</text:p>
          </table:table-cell>
          <table:table-cell office:value-type="float" office:value="-1968">
            <text:p>-1968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539">
            <text:p>-539</text:p>
          </table:table-cell>
          <table:table-cell office:value-type="float" office:value="-22">
            <text:p>-22</text:p>
          </table:table-cell>
          <table:table-cell office:value-type="float" office:value="3891">
            <text:p>3891</text:p>
          </table:table-cell>
          <table:table-cell office:value-type="float" office:value="9">
            <text:p>9</text:p>
          </table:table-cell>
          <table:table-cell office:value-type="float" office:value="-1968">
            <text:p>-1968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-610">
            <text:p>-610</text:p>
          </table:table-cell>
          <table:table-cell office:value-type="float" office:value="5">
            <text:p>5</text:p>
          </table:table-cell>
          <table:table-cell office:value-type="float" office:value="3867">
            <text:p>3867</text:p>
          </table:table-cell>
          <table:table-cell office:value-type="float" office:value="6">
            <text:p>6</text:p>
          </table:table-cell>
          <table:table-cell office:value-type="float" office:value="-1980">
            <text:p>-1980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0">
            <text:p>0</text:p>
          </table:table-cell>
          <table:table-cell office:value-type="float" office:value="-634">
            <text:p>-634</text:p>
          </table:table-cell>
          <table:table-cell office:value-type="float" office:value="17">
            <text:p>17</text:p>
          </table:table-cell>
          <table:table-cell office:value-type="float" office:value="3919">
            <text:p>3919</text:p>
          </table:table-cell>
          <table:table-cell office:value-type="float" office:value="10">
            <text:p>10</text:p>
          </table:table-cell>
          <table:table-cell office:value-type="float" office:value="-1979">
            <text:p>-1979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712">
            <text:p>-712</text:p>
          </table:table-cell>
          <table:table-cell office:value-type="float" office:value="-10">
            <text:p>-10</text:p>
          </table:table-cell>
          <table:table-cell office:value-type="float" office:value="3924">
            <text:p>3924</text:p>
          </table:table-cell>
          <table:table-cell office:value-type="float" office:value="9">
            <text:p>9</text:p>
          </table:table-cell>
          <table:table-cell office:value-type="float" office:value="-1972">
            <text:p>-1972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0">
            <text:p>0</text:p>
          </table:table-cell>
          <table:table-cell office:value-type="float" office:value="-748">
            <text:p>-748</text:p>
          </table:table-cell>
          <table:table-cell office:value-type="float" office:value="-28">
            <text:p>-28</text:p>
          </table:table-cell>
          <table:table-cell office:value-type="float" office:value="3934">
            <text:p>3934</text:p>
          </table:table-cell>
          <table:table-cell office:value-type="float" office:value="6">
            <text:p>6</text:p>
          </table:table-cell>
          <table:table-cell office:value-type="float" office:value="-1970">
            <text:p>-1970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-844">
            <text:p>-844</text:p>
          </table:table-cell>
          <table:table-cell office:value-type="float" office:value="-28">
            <text:p>-28</text:p>
          </table:table-cell>
          <table:table-cell office:value-type="float" office:value="3995">
            <text:p>3995</text:p>
          </table:table-cell>
          <table:table-cell office:value-type="float" office:value="9">
            <text:p>9</text:p>
          </table:table-cell>
          <table:table-cell office:value-type="float" office:value="-1966">
            <text:p>-1966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0">
            <text:p>0</text:p>
          </table:table-cell>
          <table:table-cell office:value-type="float" office:value="-872">
            <text:p>-872</text:p>
          </table:table-cell>
          <table:table-cell office:value-type="float" office:value="-25">
            <text:p>-25</text:p>
          </table:table-cell>
          <table:table-cell office:value-type="float" office:value="3922">
            <text:p>3922</text:p>
          </table:table-cell>
          <table:table-cell office:value-type="float" office:value="9">
            <text:p>9</text:p>
          </table:table-cell>
          <table:table-cell office:value-type="float" office:value="-1968">
            <text:p>-1968</text:p>
          </table:table-cell>
          <table:table-cell office:value-type="float" office:value="-120">
            <text:p>-120</text:p>
          </table:table-cell>
          <table:table-cell table:number-columns-repeated="2"/>
        </table:table-row>
        <table:table-row table:style-name="ro1">
          <table:table-cell office:value-type="float" office:value="6588">
            <text:p>6588</text:p>
          </table:table-cell>
          <table:table-cell office:value-type="float" office:value="1">
            <text:p>1</text:p>
          </table:table-cell>
          <table:table-cell office:value-type="float" office:value="-917">
            <text:p>-917</text:p>
          </table:table-cell>
          <table:table-cell office:value-type="float" office:value="-16">
            <text:p>-16</text:p>
          </table:table-cell>
          <table:table-cell office:value-type="float" office:value="3926">
            <text:p>3926</text:p>
          </table:table-cell>
          <table:table-cell office:value-type="float" office:value="11">
            <text:p>11</text:p>
          </table:table-cell>
          <table:table-cell office:value-type="float" office:value="-1975">
            <text:p>-1975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987">
            <text:p>-987</text:p>
          </table:table-cell>
          <table:table-cell office:value-type="float" office:value="-35">
            <text:p>-35</text:p>
          </table:table-cell>
          <table:table-cell office:value-type="float" office:value="3997">
            <text:p>3997</text:p>
          </table:table-cell>
          <table:table-cell office:value-type="float" office:value="8">
            <text:p>8</text:p>
          </table:table-cell>
          <table:table-cell office:value-type="float" office:value="-1973">
            <text:p>-1973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1">
            <text:p>1</text:p>
          </table:table-cell>
          <table:table-cell office:value-type="float" office:value="-1048">
            <text:p>-1048</text:p>
          </table:table-cell>
          <table:table-cell office:value-type="float" office:value="-38">
            <text:p>-38</text:p>
          </table:table-cell>
          <table:table-cell office:value-type="float" office:value="4008">
            <text:p>4008</text:p>
          </table:table-cell>
          <table:table-cell office:value-type="float" office:value="7">
            <text:p>7</text:p>
          </table:table-cell>
          <table:table-cell office:value-type="float" office:value="-1970">
            <text:p>-1970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087">
            <text:p>-1087</text:p>
          </table:table-cell>
          <table:table-cell office:value-type="float" office:value="-44">
            <text:p>-44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float" office:value="-1960">
            <text:p>-1960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134">
            <text:p>-1134</text:p>
          </table:table-cell>
          <table:table-cell office:value-type="float" office:value="-44">
            <text:p>-44</text:p>
          </table:table-cell>
          <table:table-cell office:value-type="float" office:value="4074">
            <text:p>4074</text:p>
          </table:table-cell>
          <table:table-cell office:value-type="float" office:value="11">
            <text:p>11</text:p>
          </table:table-cell>
          <table:table-cell office:value-type="float" office:value="-1946">
            <text:p>-1946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198">
            <text:p>-1198</text:p>
          </table:table-cell>
          <table:table-cell office:value-type="float" office:value="-51">
            <text:p>-51</text:p>
          </table:table-cell>
          <table:table-cell office:value-type="float" office:value="4070">
            <text:p>4070</text:p>
          </table:table-cell>
          <table:table-cell office:value-type="float" office:value="9">
            <text:p>9</text:p>
          </table:table-cell>
          <table:table-cell office:value-type="float" office:value="-1948">
            <text:p>-1948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271">
            <text:p>-1271</text:p>
          </table:table-cell>
          <table:table-cell office:value-type="float" office:value="-22">
            <text:p>-22</text:p>
          </table:table-cell>
          <table:table-cell office:value-type="float" office:value="4081">
            <text:p>4081</text:p>
          </table:table-cell>
          <table:table-cell office:value-type="float" office:value="8">
            <text:p>8</text:p>
          </table:table-cell>
          <table:table-cell office:value-type="float" office:value="-1961">
            <text:p>-1961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308">
            <text:p>-1308</text:p>
          </table:table-cell>
          <table:table-cell office:value-type="float" office:value="-37">
            <text:p>-37</text:p>
          </table:table-cell>
          <table:table-cell office:value-type="float" office:value="4085">
            <text:p>4085</text:p>
          </table:table-cell>
          <table:table-cell office:value-type="float" office:value="8">
            <text:p>8</text:p>
          </table:table-cell>
          <table:table-cell office:value-type="float" office:value="-1958">
            <text:p>-1958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329">
            <text:p>-1329</text:p>
          </table:table-cell>
          <table:table-cell office:value-type="float" office:value="-61">
            <text:p>-61</text:p>
          </table:table-cell>
          <table:table-cell office:value-type="float" office:value="4135">
            <text:p>4135</text:p>
          </table:table-cell>
          <table:table-cell office:value-type="float" office:value="8">
            <text:p>8</text:p>
          </table:table-cell>
          <table:table-cell office:value-type="float" office:value="-1942">
            <text:p>-1942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36">
            <text:p>6636</text:p>
          </table:table-cell>
          <table:table-cell office:value-type="float" office:value="1">
            <text:p>1</text:p>
          </table:table-cell>
          <table:table-cell office:value-type="float" office:value="-1409">
            <text:p>-1409</text:p>
          </table:table-cell>
          <table:table-cell office:value-type="float" office:value="-19">
            <text:p>-19</text:p>
          </table:table-cell>
          <table:table-cell office:value-type="float" office:value="4166">
            <text:p>4166</text:p>
          </table:table-cell>
          <table:table-cell office:value-type="float" office:value="9">
            <text:p>9</text:p>
          </table:table-cell>
          <table:table-cell office:value-type="float" office:value="-1954">
            <text:p>-1954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-1450">
            <text:p>-1450</text:p>
          </table:table-cell>
          <table:table-cell office:value-type="float" office:value="-28">
            <text:p>-28</text:p>
          </table:table-cell>
          <table:table-cell office:value-type="float" office:value="4186">
            <text:p>4186</text:p>
          </table:table-cell>
          <table:table-cell office:value-type="float" office:value="10">
            <text:p>10</text:p>
          </table:table-cell>
          <table:table-cell office:value-type="float" office:value="-1971">
            <text:p>-1971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527">
            <text:p>-1527</text:p>
          </table:table-cell>
          <table:table-cell office:value-type="float" office:value="-61">
            <text:p>-61</text:p>
          </table:table-cell>
          <table:table-cell office:value-type="float" office:value="4158">
            <text:p>4158</text:p>
          </table:table-cell>
          <table:table-cell office:value-type="float" office:value="6">
            <text:p>6</text:p>
          </table:table-cell>
          <table:table-cell office:value-type="float" office:value="-1955">
            <text:p>-1955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557">
            <text:p>-1557</text:p>
          </table:table-cell>
          <table:table-cell office:value-type="float" office:value="-60">
            <text:p>-60</text:p>
          </table:table-cell>
          <table:table-cell office:value-type="float" office:value="4199">
            <text:p>4199</text:p>
          </table:table-cell>
          <table:table-cell office:value-type="float" office:value="11">
            <text:p>11</text:p>
          </table:table-cell>
          <table:table-cell office:value-type="float" office:value="-1947">
            <text:p>-1947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616">
            <text:p>-1616</text:p>
          </table:table-cell>
          <table:table-cell office:value-type="float" office:value="-48">
            <text:p>-48</text:p>
          </table:table-cell>
          <table:table-cell office:value-type="float" office:value="4255">
            <text:p>4255</text:p>
          </table:table-cell>
          <table:table-cell office:value-type="float" office:value="9">
            <text:p>9</text:p>
          </table:table-cell>
          <table:table-cell office:value-type="float" office:value="-1946">
            <text:p>-1946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659">
            <text:p>-1659</text:p>
          </table:table-cell>
          <table:table-cell office:value-type="float" office:value="-46">
            <text:p>-46</text:p>
          </table:table-cell>
          <table:table-cell office:value-type="float" office:value="4280">
            <text:p>4280</text:p>
          </table:table-cell>
          <table:table-cell office:value-type="float" office:value="9">
            <text:p>9</text:p>
          </table:table-cell>
          <table:table-cell office:value-type="float" office:value="-1954">
            <text:p>-1954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709">
            <text:p>-1709</text:p>
          </table:table-cell>
          <table:table-cell office:value-type="float" office:value="-54">
            <text:p>-54</text:p>
          </table:table-cell>
          <table:table-cell office:value-type="float" office:value="4277">
            <text:p>4277</text:p>
          </table:table-cell>
          <table:table-cell office:value-type="float" office:value="6">
            <text:p>6</text:p>
          </table:table-cell>
          <table:table-cell office:value-type="float" office:value="-1963">
            <text:p>-1963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786">
            <text:p>-1786</text:p>
          </table:table-cell>
          <table:table-cell office:value-type="float" office:value="-41">
            <text:p>-41</text:p>
          </table:table-cell>
          <table:table-cell office:value-type="float" office:value="4370">
            <text:p>4370</text:p>
          </table:table-cell>
          <table:table-cell office:value-type="float" office:value="7">
            <text:p>7</text:p>
          </table:table-cell>
          <table:table-cell office:value-type="float" office:value="-1943">
            <text:p>-1943</text:p>
          </table:table-cell>
          <table:table-cell office:value-type="float" office:value="-133">
            <text:p>-133</text:p>
          </table:table-cell>
          <table:table-cell table:number-columns-repeated="2"/>
        </table:table-row>
        <table:table-row table:style-name="ro1">
          <table:table-cell office:value-type="float" office:value="6636">
            <text:p>6636</text:p>
          </table:table-cell>
          <table:table-cell office:value-type="float" office:value="1">
            <text:p>1</text:p>
          </table:table-cell>
          <table:table-cell office:value-type="float" office:value="-1805">
            <text:p>-1805</text:p>
          </table:table-cell>
          <table:table-cell office:value-type="float" office:value="-38">
            <text:p>-38</text:p>
          </table:table-cell>
          <table:table-cell office:value-type="float" office:value="4338">
            <text:p>4338</text:p>
          </table:table-cell>
          <table:table-cell office:value-type="float" office:value="11">
            <text:p>11</text:p>
          </table:table-cell>
          <table:table-cell office:value-type="float" office:value="-1948">
            <text:p>-1948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871">
            <text:p>-1871</text:p>
          </table:table-cell>
          <table:table-cell office:value-type="float" office:value="-37">
            <text:p>-37</text:p>
          </table:table-cell>
          <table:table-cell office:value-type="float" office:value="4369">
            <text:p>4369</text:p>
          </table:table-cell>
          <table:table-cell office:value-type="float" office:value="7">
            <text:p>7</text:p>
          </table:table-cell>
          <table:table-cell office:value-type="float" office:value="-1958">
            <text:p>-1958</text:p>
          </table:table-cell>
          <table:table-cell office:value-type="float" office:value="-130">
            <text:p>-130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914">
            <text:p>-1914</text:p>
          </table:table-cell>
          <table:table-cell office:value-type="float" office:value="-36">
            <text:p>-36</text:p>
          </table:table-cell>
          <table:table-cell office:value-type="float" office:value="4385">
            <text:p>4385</text:p>
          </table:table-cell>
          <table:table-cell office:value-type="float" office:value="8">
            <text:p>8</text:p>
          </table:table-cell>
          <table:table-cell office:value-type="float" office:value="-1941">
            <text:p>-1941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966">
            <text:p>-1966</text:p>
          </table:table-cell>
          <table:table-cell office:value-type="float" office:value="-53">
            <text:p>-53</text:p>
          </table:table-cell>
          <table:table-cell office:value-type="float" office:value="4419">
            <text:p>4419</text:p>
          </table:table-cell>
          <table:table-cell office:value-type="float" office:value="9">
            <text:p>9</text:p>
          </table:table-cell>
          <table:table-cell office:value-type="float" office:value="-1952">
            <text:p>-1952</text:p>
          </table:table-cell>
          <table:table-cell office:value-type="float" office:value="-118">
            <text:p>-118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028">
            <text:p>-2028</text:p>
          </table:table-cell>
          <table:table-cell office:value-type="float" office:value="-40">
            <text:p>-40</text:p>
          </table:table-cell>
          <table:table-cell office:value-type="float" office:value="4461">
            <text:p>4461</text:p>
          </table:table-cell>
          <table:table-cell office:value-type="float" office:value="10">
            <text:p>10</text:p>
          </table:table-cell>
          <table:table-cell office:value-type="float" office:value="-1942">
            <text:p>-1942</text:p>
          </table:table-cell>
          <table:table-cell office:value-type="float" office:value="-117">
            <text:p>-117</text:p>
          </table:table-cell>
          <table:table-cell table:number-columns-repeated="2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2051">
            <text:p>-2051</text:p>
          </table:table-cell>
          <table:table-cell office:value-type="float" office:value="-47">
            <text:p>-47</text:p>
          </table:table-cell>
          <table:table-cell office:value-type="float" office:value="4489">
            <text:p>4489</text:p>
          </table:table-cell>
          <table:table-cell office:value-type="float" office:value="8">
            <text:p>8</text:p>
          </table:table-cell>
          <table:table-cell office:value-type="float" office:value="-1946">
            <text:p>-1946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-2106">
            <text:p>-2106</text:p>
          </table:table-cell>
          <table:table-cell office:value-type="float" office:value="-85">
            <text:p>-85</text:p>
          </table:table-cell>
          <table:table-cell office:value-type="float" office:value="4535">
            <text:p>4535</text:p>
          </table:table-cell>
          <table:table-cell office:value-type="float" office:value="10">
            <text:p>10</text:p>
          </table:table-cell>
          <table:table-cell office:value-type="float" office:value="-1949">
            <text:p>-1949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154">
            <text:p>-2154</text:p>
          </table:table-cell>
          <table:table-cell office:value-type="float" office:value="-40">
            <text:p>-40</text:p>
          </table:table-cell>
          <table:table-cell office:value-type="float" office:value="4560">
            <text:p>4560</text:p>
          </table:table-cell>
          <table:table-cell office:value-type="float" office:value="7">
            <text:p>7</text:p>
          </table:table-cell>
          <table:table-cell office:value-type="float" office:value="-1935">
            <text:p>-1935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221">
            <text:p>-2221</text:p>
          </table:table-cell>
          <table:table-cell office:value-type="float" office:value="-68">
            <text:p>-68</text:p>
          </table:table-cell>
          <table:table-cell office:value-type="float" office:value="4624">
            <text:p>4624</text:p>
          </table:table-cell>
          <table:table-cell office:value-type="float" office:value="8">
            <text:p>8</text:p>
          </table:table-cell>
          <table:table-cell office:value-type="float" office:value="-1929">
            <text:p>-1929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256">
            <text:p>-2256</text:p>
          </table:table-cell>
          <table:table-cell office:value-type="float" office:value="-86">
            <text:p>-86</text:p>
          </table:table-cell>
          <table:table-cell office:value-type="float" office:value="4611">
            <text:p>4611</text:p>
          </table:table-cell>
          <table:table-cell office:value-type="float" office:value="6">
            <text:p>6</text:p>
          </table:table-cell>
          <table:table-cell office:value-type="float" office:value="-1926">
            <text:p>-1926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303">
            <text:p>-2303</text:p>
          </table:table-cell>
          <table:table-cell office:value-type="float" office:value="-90">
            <text:p>-90</text:p>
          </table:table-cell>
          <table:table-cell office:value-type="float" office:value="4711">
            <text:p>4711</text:p>
          </table:table-cell>
          <table:table-cell office:value-type="float" office:value="8">
            <text:p>8</text:p>
          </table:table-cell>
          <table:table-cell office:value-type="float" office:value="-1928">
            <text:p>-1928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328">
            <text:p>-2328</text:p>
          </table:table-cell>
          <table:table-cell office:value-type="float" office:value="-72">
            <text:p>-72</text:p>
          </table:table-cell>
          <table:table-cell office:value-type="float" office:value="4716">
            <text:p>4716</text:p>
          </table:table-cell>
          <table:table-cell office:value-type="float" office:value="11">
            <text:p>11</text:p>
          </table:table-cell>
          <table:table-cell office:value-type="float" office:value="-1927">
            <text:p>-1927</text:p>
          </table:table-cell>
          <table:table-cell office:value-type="float" office:value="-119">
            <text:p>-119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397">
            <text:p>-2397</text:p>
          </table:table-cell>
          <table:table-cell office:value-type="float" office:value="-90">
            <text:p>-90</text:p>
          </table:table-cell>
          <table:table-cell office:value-type="float" office:value="4767">
            <text:p>4767</text:p>
          </table:table-cell>
          <table:table-cell office:value-type="float" office:value="7">
            <text:p>7</text:p>
          </table:table-cell>
          <table:table-cell office:value-type="float" office:value="-1926">
            <text:p>-1926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420">
            <text:p>-2420</text:p>
          </table:table-cell>
          <table:table-cell office:value-type="float" office:value="-64">
            <text:p>-64</text:p>
          </table:table-cell>
          <table:table-cell office:value-type="float" office:value="4788">
            <text:p>4788</text:p>
          </table:table-cell>
          <table:table-cell office:value-type="float" office:value="9">
            <text:p>9</text:p>
          </table:table-cell>
          <table:table-cell office:value-type="float" office:value="-1927">
            <text:p>-1927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482">
            <text:p>-2482</text:p>
          </table:table-cell>
          <table:table-cell office:value-type="float" office:value="-65">
            <text:p>-65</text:p>
          </table:table-cell>
          <table:table-cell office:value-type="float" office:value="4809">
            <text:p>4809</text:p>
          </table:table-cell>
          <table:table-cell office:value-type="float" office:value="8">
            <text:p>8</text:p>
          </table:table-cell>
          <table:table-cell office:value-type="float" office:value="-1926">
            <text:p>-1926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523">
            <text:p>-2523</text:p>
          </table:table-cell>
          <table:table-cell office:value-type="float" office:value="-77">
            <text:p>-77</text:p>
          </table:table-cell>
          <table:table-cell office:value-type="float" office:value="4852">
            <text:p>4852</text:p>
          </table:table-cell>
          <table:table-cell office:value-type="float" office:value="4">
            <text:p>4</text:p>
          </table:table-cell>
          <table:table-cell office:value-type="float" office:value="-1929">
            <text:p>-1929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566">
            <text:p>-2566</text:p>
          </table:table-cell>
          <table:table-cell office:value-type="float" office:value="-76">
            <text:p>-76</text:p>
          </table:table-cell>
          <table:table-cell office:value-type="float" office:value="4902">
            <text:p>4902</text:p>
          </table:table-cell>
          <table:table-cell office:value-type="float" office:value="6">
            <text:p>6</text:p>
          </table:table-cell>
          <table:table-cell office:value-type="float" office:value="-1930">
            <text:p>-1930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601">
            <text:p>-2601</text:p>
          </table:table-cell>
          <table:table-cell office:value-type="float" office:value="-114">
            <text:p>-114</text:p>
          </table:table-cell>
          <table:table-cell office:value-type="float" office:value="4928">
            <text:p>4928</text:p>
          </table:table-cell>
          <table:table-cell office:value-type="float" office:value="10">
            <text:p>10</text:p>
          </table:table-cell>
          <table:table-cell office:value-type="float" office:value="-1927">
            <text:p>-1927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654">
            <text:p>-2654</text:p>
          </table:table-cell>
          <table:table-cell office:value-type="float" office:value="-90">
            <text:p>-90</text:p>
          </table:table-cell>
          <table:table-cell office:value-type="float" office:value="4986">
            <text:p>4986</text:p>
          </table:table-cell>
          <table:table-cell office:value-type="float" office:value="10">
            <text:p>10</text:p>
          </table:table-cell>
          <table:table-cell office:value-type="float" office:value="-1929">
            <text:p>-1929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645">
            <text:p>-2645</text:p>
          </table:table-cell>
          <table:table-cell office:value-type="float" office:value="-86">
            <text:p>-86</text:p>
          </table:table-cell>
          <table:table-cell office:value-type="float" office:value="5007">
            <text:p>5007</text:p>
          </table:table-cell>
          <table:table-cell office:value-type="float" office:value="10">
            <text:p>10</text:p>
          </table:table-cell>
          <table:table-cell office:value-type="float" office:value="-1935">
            <text:p>-1935</text:p>
          </table:table-cell>
          <table:table-cell office:value-type="float" office:value="-119">
            <text:p>-119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707">
            <text:p>-2707</text:p>
          </table:table-cell>
          <table:table-cell office:value-type="float" office:value="-75">
            <text:p>-75</text:p>
          </table:table-cell>
          <table:table-cell office:value-type="float" office:value="5056">
            <text:p>5056</text:p>
          </table:table-cell>
          <table:table-cell office:value-type="float" office:value="10">
            <text:p>10</text:p>
          </table:table-cell>
          <table:table-cell office:value-type="float" office:value="-1933">
            <text:p>-1933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755">
            <text:p>-2755</text:p>
          </table:table-cell>
          <table:table-cell office:value-type="float" office:value="-74">
            <text:p>-74</text:p>
          </table:table-cell>
          <table:table-cell office:value-type="float" office:value="5099">
            <text:p>5099</text:p>
          </table:table-cell>
          <table:table-cell office:value-type="float" office:value="8">
            <text:p>8</text:p>
          </table:table-cell>
          <table:table-cell office:value-type="float" office:value="-1933">
            <text:p>-1933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805">
            <text:p>-2805</text:p>
          </table:table-cell>
          <table:table-cell office:value-type="float" office:value="-101">
            <text:p>-101</text:p>
          </table:table-cell>
          <table:table-cell office:value-type="float" office:value="5128">
            <text:p>5128</text:p>
          </table:table-cell>
          <table:table-cell office:value-type="float" office:value="9">
            <text:p>9</text:p>
          </table:table-cell>
          <table:table-cell office:value-type="float" office:value="-1930">
            <text:p>-1930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823">
            <text:p>-2823</text:p>
          </table:table-cell>
          <table:table-cell office:value-type="float" office:value="-70">
            <text:p>-70</text:p>
          </table:table-cell>
          <table:table-cell office:value-type="float" office:value="5158">
            <text:p>5158</text:p>
          </table:table-cell>
          <table:table-cell office:value-type="float" office:value="8">
            <text:p>8</text:p>
          </table:table-cell>
          <table:table-cell office:value-type="float" office:value="-1926">
            <text:p>-1926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888">
            <text:p>-2888</text:p>
          </table:table-cell>
          <table:table-cell office:value-type="float" office:value="-126">
            <text:p>-126</text:p>
          </table:table-cell>
          <table:table-cell office:value-type="float" office:value="5199">
            <text:p>5199</text:p>
          </table:table-cell>
          <table:table-cell office:value-type="float" office:value="11">
            <text:p>11</text:p>
          </table:table-cell>
          <table:table-cell office:value-type="float" office:value="-1924">
            <text:p>-1924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907">
            <text:p>-2907</text:p>
          </table:table-cell>
          <table:table-cell office:value-type="float" office:value="-106">
            <text:p>-106</text:p>
          </table:table-cell>
          <table:table-cell office:value-type="float" office:value="5280">
            <text:p>5280</text:p>
          </table:table-cell>
          <table:table-cell office:value-type="float" office:value="12">
            <text:p>12</text:p>
          </table:table-cell>
          <table:table-cell office:value-type="float" office:value="-1923">
            <text:p>-1923</text:p>
          </table:table-cell>
          <table:table-cell office:value-type="float" office:value="-120">
            <text:p>-120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954">
            <text:p>-2954</text:p>
          </table:table-cell>
          <table:table-cell office:value-type="float" office:value="-74">
            <text:p>-74</text:p>
          </table:table-cell>
          <table:table-cell office:value-type="float" office:value="5292">
            <text:p>5292</text:p>
          </table:table-cell>
          <table:table-cell office:value-type="float" office:value="11">
            <text:p>11</text:p>
          </table:table-cell>
          <table:table-cell office:value-type="float" office:value="-1929">
            <text:p>-1929</text:p>
          </table:table-cell>
          <table:table-cell office:value-type="float" office:value="-118">
            <text:p>-118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977">
            <text:p>-2977</text:p>
          </table:table-cell>
          <table:table-cell office:value-type="float" office:value="-84">
            <text:p>-84</text:p>
          </table:table-cell>
          <table:table-cell office:value-type="float" office:value="5345">
            <text:p>5345</text:p>
          </table:table-cell>
          <table:table-cell office:value-type="float" office:value="8">
            <text:p>8</text:p>
          </table:table-cell>
          <table:table-cell office:value-type="float" office:value="-1920">
            <text:p>-1920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3013">
            <text:p>-3013</text:p>
          </table:table-cell>
          <table:table-cell office:value-type="float" office:value="-129">
            <text:p>-129</text:p>
          </table:table-cell>
          <table:table-cell office:value-type="float" office:value="5405">
            <text:p>5405</text:p>
          </table:table-cell>
          <table:table-cell office:value-type="float" office:value="5">
            <text:p>5</text:p>
          </table:table-cell>
          <table:table-cell office:value-type="float" office:value="-1921">
            <text:p>-1921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070">
            <text:p>-3070</text:p>
          </table:table-cell>
          <table:table-cell office:value-type="float" office:value="-110">
            <text:p>-110</text:p>
          </table:table-cell>
          <table:table-cell office:value-type="float" office:value="5464">
            <text:p>5464</text:p>
          </table:table-cell>
          <table:table-cell office:value-type="float" office:value="5">
            <text:p>5</text:p>
          </table:table-cell>
          <table:table-cell office:value-type="float" office:value="-1926">
            <text:p>-1926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1">
            <text:p>1</text:p>
          </table:table-cell>
          <table:table-cell office:value-type="float" office:value="-3120">
            <text:p>-3120</text:p>
          </table:table-cell>
          <table:table-cell office:value-type="float" office:value="-129">
            <text:p>-129</text:p>
          </table:table-cell>
          <table:table-cell office:value-type="float" office:value="5526">
            <text:p>5526</text:p>
          </table:table-cell>
          <table:table-cell office:value-type="float" office:value="6">
            <text:p>6</text:p>
          </table:table-cell>
          <table:table-cell office:value-type="float" office:value="-1923">
            <text:p>-1923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57">
            <text:p>-3157</text:p>
          </table:table-cell>
          <table:table-cell office:value-type="float" office:value="-135">
            <text:p>-135</text:p>
          </table:table-cell>
          <table:table-cell office:value-type="float" office:value="5532">
            <text:p>5532</text:p>
          </table:table-cell>
          <table:table-cell office:value-type="float" office:value="8">
            <text:p>8</text:p>
          </table:table-cell>
          <table:table-cell office:value-type="float" office:value="-1918">
            <text:p>-1918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153">
            <text:p>-3153</text:p>
          </table:table-cell>
          <table:table-cell office:value-type="float" office:value="-161">
            <text:p>-161</text:p>
          </table:table-cell>
          <table:table-cell office:value-type="float" office:value="5562">
            <text:p>5562</text:p>
          </table:table-cell>
          <table:table-cell office:value-type="float" office:value="8">
            <text:p>8</text:p>
          </table:table-cell>
          <table:table-cell office:value-type="float" office:value="-1926">
            <text:p>-1926</text:p>
          </table:table-cell>
          <table:table-cell office:value-type="float" office:value="-119">
            <text:p>-119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69">
            <text:p>-3169</text:p>
          </table:table-cell>
          <table:table-cell office:value-type="float" office:value="-126">
            <text:p>-126</text:p>
          </table:table-cell>
          <table:table-cell office:value-type="float" office:value="5626">
            <text:p>5626</text:p>
          </table:table-cell>
          <table:table-cell office:value-type="float" office:value="12">
            <text:p>12</text:p>
          </table:table-cell>
          <table:table-cell office:value-type="float" office:value="-1927">
            <text:p>-1927</text:p>
          </table:table-cell>
          <table:table-cell office:value-type="float" office:value="-119">
            <text:p>-119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91">
            <text:p>-3191</text:p>
          </table:table-cell>
          <table:table-cell office:value-type="float" office:value="-124">
            <text:p>-124</text:p>
          </table:table-cell>
          <table:table-cell office:value-type="float" office:value="5631">
            <text:p>5631</text:p>
          </table:table-cell>
          <table:table-cell office:value-type="float" office:value="10">
            <text:p>10</text:p>
          </table:table-cell>
          <table:table-cell office:value-type="float" office:value="-1920">
            <text:p>-1920</text:p>
          </table:table-cell>
          <table:table-cell office:value-type="float" office:value="-120">
            <text:p>-120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65">
            <text:p>-3265</text:p>
          </table:table-cell>
          <table:table-cell office:value-type="float" office:value="-118">
            <text:p>-118</text:p>
          </table:table-cell>
          <table:table-cell office:value-type="float" office:value="5700">
            <text:p>5700</text:p>
          </table:table-cell>
          <table:table-cell office:value-type="float" office:value="6">
            <text:p>6</text:p>
          </table:table-cell>
          <table:table-cell office:value-type="float" office:value="-1923">
            <text:p>-1923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290">
            <text:p>-3290</text:p>
          </table:table-cell>
          <table:table-cell office:value-type="float" office:value="-127">
            <text:p>-127</text:p>
          </table:table-cell>
          <table:table-cell office:value-type="float" office:value="5786">
            <text:p>5786</text:p>
          </table:table-cell>
          <table:table-cell office:value-type="float" office:value="7">
            <text:p>7</text:p>
          </table:table-cell>
          <table:table-cell office:value-type="float" office:value="-1931">
            <text:p>-1931</text:p>
          </table:table-cell>
          <table:table-cell office:value-type="float" office:value="-126">
            <text:p>-126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306">
            <text:p>-3306</text:p>
          </table:table-cell>
          <table:table-cell office:value-type="float" office:value="-128">
            <text:p>-128</text:p>
          </table:table-cell>
          <table:table-cell office:value-type="float" office:value="5796">
            <text:p>5796</text:p>
          </table:table-cell>
          <table:table-cell office:value-type="float" office:value="7">
            <text:p>7</text:p>
          </table:table-cell>
          <table:table-cell office:value-type="float" office:value="-1925">
            <text:p>-1925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357">
            <text:p>-3357</text:p>
          </table:table-cell>
          <table:table-cell office:value-type="float" office:value="-133">
            <text:p>-133</text:p>
          </table:table-cell>
          <table:table-cell office:value-type="float" office:value="5866">
            <text:p>5866</text:p>
          </table:table-cell>
          <table:table-cell office:value-type="float" office:value="10">
            <text:p>10</text:p>
          </table:table-cell>
          <table:table-cell office:value-type="float" office:value="-1919">
            <text:p>-1919</text:p>
          </table:table-cell>
          <table:table-cell office:value-type="float" office:value="-120">
            <text:p>-12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81">
            <text:p>-3381</text:p>
          </table:table-cell>
          <table:table-cell office:value-type="float" office:value="-163">
            <text:p>-163</text:p>
          </table:table-cell>
          <table:table-cell office:value-type="float" office:value="5884">
            <text:p>5884</text:p>
          </table:table-cell>
          <table:table-cell office:value-type="float" office:value="11">
            <text:p>11</text:p>
          </table:table-cell>
          <table:table-cell office:value-type="float" office:value="-1925">
            <text:p>-1925</text:p>
          </table:table-cell>
          <table:table-cell office:value-type="float" office:value="-120">
            <text:p>-120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96">
            <text:p>-3396</text:p>
          </table:table-cell>
          <table:table-cell office:value-type="float" office:value="-136">
            <text:p>-136</text:p>
          </table:table-cell>
          <table:table-cell office:value-type="float" office:value="6001">
            <text:p>6001</text:p>
          </table:table-cell>
          <table:table-cell office:value-type="float" office:value="10">
            <text:p>10</text:p>
          </table:table-cell>
          <table:table-cell office:value-type="float" office:value="-1929">
            <text:p>-1929</text:p>
          </table:table-cell>
          <table:table-cell office:value-type="float" office:value="-120">
            <text:p>-120</text:p>
          </table:table-cell>
          <table:table-cell table:number-columns-repeated="2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442">
            <text:p>-3442</text:p>
          </table:table-cell>
          <table:table-cell office:value-type="float" office:value="-152">
            <text:p>-152</text:p>
          </table:table-cell>
          <table:table-cell office:value-type="float" office:value="6045">
            <text:p>6045</text:p>
          </table:table-cell>
          <table:table-cell office:value-type="float" office:value="12">
            <text:p>12</text:p>
          </table:table-cell>
          <table:table-cell office:value-type="float" office:value="-1919">
            <text:p>-1919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65">
            <text:p>-3465</text:p>
          </table:table-cell>
          <table:table-cell office:value-type="float" office:value="-144">
            <text:p>-144</text:p>
          </table:table-cell>
          <table:table-cell office:value-type="float" office:value="6112">
            <text:p>6112</text:p>
          </table:table-cell>
          <table:table-cell office:value-type="float" office:value="11">
            <text:p>11</text:p>
          </table:table-cell>
          <table:table-cell office:value-type="float" office:value="-1921">
            <text:p>-1921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505">
            <text:p>-3505</text:p>
          </table:table-cell>
          <table:table-cell office:value-type="float" office:value="-164">
            <text:p>-164</text:p>
          </table:table-cell>
          <table:table-cell office:value-type="float" office:value="6100">
            <text:p>6100</text:p>
          </table:table-cell>
          <table:table-cell office:value-type="float" office:value="11">
            <text:p>11</text:p>
          </table:table-cell>
          <table:table-cell office:value-type="float" office:value="-1928">
            <text:p>-1928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36">
            <text:p>-3536</text:p>
          </table:table-cell>
          <table:table-cell office:value-type="float" office:value="-154">
            <text:p>-154</text:p>
          </table:table-cell>
          <table:table-cell office:value-type="float" office:value="6158">
            <text:p>6158</text:p>
          </table:table-cell>
          <table:table-cell office:value-type="float" office:value="6">
            <text:p>6</text:p>
          </table:table-cell>
          <table:table-cell office:value-type="float" office:value="-1922">
            <text:p>-1922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539">
            <text:p>-3539</text:p>
          </table:table-cell>
          <table:table-cell office:value-type="float" office:value="-166">
            <text:p>-166</text:p>
          </table:table-cell>
          <table:table-cell office:value-type="float" office:value="6240">
            <text:p>6240</text:p>
          </table:table-cell>
          <table:table-cell office:value-type="float" office:value="7">
            <text:p>7</text:p>
          </table:table-cell>
          <table:table-cell office:value-type="float" office:value="-1923">
            <text:p>-1923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567">
            <text:p>-3567</text:p>
          </table:table-cell>
          <table:table-cell office:value-type="float" office:value="-182">
            <text:p>-182</text:p>
          </table:table-cell>
          <table:table-cell office:value-type="float" office:value="6289">
            <text:p>6289</text:p>
          </table:table-cell>
          <table:table-cell office:value-type="float" office:value="7">
            <text:p>7</text:p>
          </table:table-cell>
          <table:table-cell office:value-type="float" office:value="-1931">
            <text:p>-1931</text:p>
          </table:table-cell>
          <table:table-cell office:value-type="float" office:value="-125">
            <text:p>-125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565">
            <text:p>-3565</text:p>
          </table:table-cell>
          <table:table-cell office:value-type="float" office:value="-160">
            <text:p>-160</text:p>
          </table:table-cell>
          <table:table-cell office:value-type="float" office:value="6352">
            <text:p>6352</text:p>
          </table:table-cell>
          <table:table-cell office:value-type="float" office:value="10">
            <text:p>10</text:p>
          </table:table-cell>
          <table:table-cell office:value-type="float" office:value="-1934">
            <text:p>-1934</text:p>
          </table:table-cell>
          <table:table-cell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82">
            <text:p>-3582</text:p>
          </table:table-cell>
          <table:table-cell office:value-type="float" office:value="-164">
            <text:p>-164</text:p>
          </table:table-cell>
          <table:table-cell office:value-type="float" office:value="6384">
            <text:p>6384</text:p>
          </table:table-cell>
          <table:table-cell office:value-type="float" office:value="11">
            <text:p>11</text:p>
          </table:table-cell>
          <table:table-cell office:value-type="float" office:value="-1934">
            <text:p>-1934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16">
            <text:p>-3616</text:p>
          </table:table-cell>
          <table:table-cell office:value-type="float" office:value="-190">
            <text:p>-190</text:p>
          </table:table-cell>
          <table:table-cell office:value-type="float" office:value="6401">
            <text:p>6401</text:p>
          </table:table-cell>
          <table:table-cell office:value-type="float" office:value="12">
            <text:p>12</text:p>
          </table:table-cell>
          <table:table-cell office:value-type="float" office:value="-1936">
            <text:p>-1936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649">
            <text:p>-3649</text:p>
          </table:table-cell>
          <table:table-cell office:value-type="float" office:value="-178">
            <text:p>-178</text:p>
          </table:table-cell>
          <table:table-cell office:value-type="float" office:value="6512">
            <text:p>6512</text:p>
          </table:table-cell>
          <table:table-cell office:value-type="float" office:value="8">
            <text:p>8</text:p>
          </table:table-cell>
          <table:table-cell office:value-type="float" office:value="-1936">
            <text:p>-1936</text:p>
          </table:table-cell>
          <table:table-cell office:value-type="float" office:value="-122">
            <text:p>-122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673">
            <text:p>-3673</text:p>
          </table:table-cell>
          <table:table-cell office:value-type="float" office:value="-177">
            <text:p>-177</text:p>
          </table:table-cell>
          <table:table-cell office:value-type="float" office:value="6552">
            <text:p>6552</text:p>
          </table:table-cell>
          <table:table-cell office:value-type="float" office:value="7">
            <text:p>7</text:p>
          </table:table-cell>
          <table:table-cell office:value-type="float" office:value="-1936">
            <text:p>-1936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711">
            <text:p>-3711</text:p>
          </table:table-cell>
          <table:table-cell office:value-type="float" office:value="-182">
            <text:p>-182</text:p>
          </table:table-cell>
          <table:table-cell office:value-type="float" office:value="6581">
            <text:p>6581</text:p>
          </table:table-cell>
          <table:table-cell office:value-type="float" office:value="8">
            <text:p>8</text:p>
          </table:table-cell>
          <table:table-cell office:value-type="float" office:value="-1933">
            <text:p>-1933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692">
            <text:p>-3692</text:p>
          </table:table-cell>
          <table:table-cell office:value-type="float" office:value="-189">
            <text:p>-189</text:p>
          </table:table-cell>
          <table:table-cell office:value-type="float" office:value="6629">
            <text:p>6629</text:p>
          </table:table-cell>
          <table:table-cell office:value-type="float" office:value="9">
            <text:p>9</text:p>
          </table:table-cell>
          <table:table-cell office:value-type="float" office:value="-1934">
            <text:p>-1934</text:p>
          </table:table-cell>
          <table:table-cell office:value-type="float" office:value="-123">
            <text:p>-123</text:p>
          </table:table-cell>
          <table:table-cell table:number-columns-repeated="2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703">
            <text:p>-3703</text:p>
          </table:table-cell>
          <table:table-cell office:value-type="float" office:value="-167">
            <text:p>-167</text:p>
          </table:table-cell>
          <table:table-cell office:value-type="float" office:value="6704">
            <text:p>6704</text:p>
          </table:table-cell>
          <table:table-cell office:value-type="float" office:value="14">
            <text:p>14</text:p>
          </table:table-cell>
          <table:table-cell office:value-type="float" office:value="-1934">
            <text:p>-1934</text:p>
          </table:table-cell>
          <table:table-cell office:value-type="float" office:value="-121">
            <text:p>-121</text:p>
          </table:table-cell>
          <table:table-cell table:number-columns-repeated="2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17">
            <text:p>-3717</text:p>
          </table:table-cell>
          <table:table-cell office:value-type="float" office:value="-158">
            <text:p>-158</text:p>
          </table:table-cell>
          <table:table-cell office:value-type="float" office:value="6755">
            <text:p>675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17/04/2019</text:date>, <text:time>21:51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7T21:51:01.69</dc:date>
    <meta:document-statistic meta:table-count="1" meta:cell-count="9085" meta:object-count="3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073cm" svg:height="8.992cm" xlink:href=".." xlink:type="simple" chart:class="chart:line" chart:style-name="ch1">
        <chart:legend chart:legend-position="end" svg:x="29.803cm" svg:y="3.66cm" style:legend-expansion="high" chart:style-name="ch2"/>
        <chart:plot-area chart:style-name="ch3" table:cell-range-address="Hoja1.C1:Hoja1.E1136" chart:data-source-has-labels="row" svg:x="1.091cm" svg:y="0.851cm" svg:width="27.43cm" svg:height="7.542cm">
          <chartooo:coordinate-region svg:x="2.268cm" svg:y="1.063cm" svg:width="26.247cm" svg:height="7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2:Hoja1.C1136" chart:label-cell-address="Hoja1.C1:Hoja1.C1" chart:class="chart:line">
            <chart:data-point chart:repeated="1135"/>
          </chart:series>
          <chart:series chart:style-name="ch7" chart:values-cell-range-address="Hoja1.D2:Hoja1.D1136" chart:label-cell-address="Hoja1.D1:Hoja1.D1" chart:class="chart:line">
            <chart:data-point chart:repeated="1135"/>
          </chart:series>
          <chart:series chart:style-name="ch8" chart:values-cell-range-address="Hoja1.E2:Hoja1.E1136" chart:label-cell-address="Hoja1.E1:Hoja1.E1" chart:class="chart:line">
            <chart:data-point chart:repeated="1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x</text:p>
                <draw:g>
                  <svg:desc>Hoja1.C1:Hoja1.C1</svg:desc>
                </draw:g>
              </table:table-cell>
              <table:table-cell office:value-type="string">
                <text:p>acc_y</text:p>
                <draw:g>
                  <svg:desc>Hoja1.D1:Hoja1.D1</svg:desc>
                </draw:g>
              </table:table-cell>
              <table:table-cell office:value-type="string">
                <text:p>acc_z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77">
                <text:p>-3277</text:p>
                <draw:g>
                  <svg:desc>Hoja1.C2:Hoja1.C1136</svg:desc>
                </draw:g>
              </table:table-cell>
              <table:table-cell office:value-type="float" office:value="-330">
                <text:p>-330</text:p>
                <draw:g>
                  <svg:desc>Hoja1.D2:Hoja1.D1136</svg:desc>
                </draw:g>
              </table:table-cell>
              <table:table-cell office:value-type="float" office:value="9527">
                <text:p>9527</text:p>
                <draw:g>
                  <svg:desc>Hoja1.E2:Hoja1.E1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91">
                <text:p>-3191</text:p>
              </table:table-cell>
              <table:table-cell office:value-type="float" office:value="-282">
                <text:p>-282</text:p>
              </table:table-cell>
              <table:table-cell office:value-type="float" office:value="9608">
                <text:p>9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109">
                <text:p>-3109</text:p>
              </table:table-cell>
              <table:table-cell office:value-type="float" office:value="-289">
                <text:p>-289</text:p>
              </table:table-cell>
              <table:table-cell office:value-type="float" office:value="9714">
                <text:p>9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24">
                <text:p>-3024</text:p>
              </table:table-cell>
              <table:table-cell office:value-type="float" office:value="-354">
                <text:p>-354</text:p>
              </table:table-cell>
              <table:table-cell office:value-type="float" office:value="9861">
                <text:p>9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951">
                <text:p>-2951</text:p>
              </table:table-cell>
              <table:table-cell office:value-type="float" office:value="-349">
                <text:p>-349</text:p>
              </table:table-cell>
              <table:table-cell office:value-type="float" office:value="9922">
                <text:p>9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836">
                <text:p>-2836</text:p>
              </table:table-cell>
              <table:table-cell office:value-type="float" office:value="-412">
                <text:p>-412</text:p>
              </table:table-cell>
              <table:table-cell office:value-type="float" office:value="10034">
                <text:p>10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82">
                <text:p>-2782</text:p>
              </table:table-cell>
              <table:table-cell office:value-type="float" office:value="-408">
                <text:p>-408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669">
                <text:p>-2669</text:p>
              </table:table-cell>
              <table:table-cell office:value-type="float" office:value="-356">
                <text:p>-356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85">
                <text:p>-2585</text:p>
              </table:table-cell>
              <table:table-cell office:value-type="float" office:value="-309">
                <text:p>-309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05">
                <text:p>-2505</text:p>
              </table:table-cell>
              <table:table-cell office:value-type="float" office:value="-265">
                <text:p>-265</text:p>
              </table:table-cell>
              <table:table-cell office:value-type="float" office:value="10413">
                <text:p>10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397">
                <text:p>-2397</text:p>
              </table:table-cell>
              <table:table-cell office:value-type="float" office:value="-326">
                <text:p>-326</text:p>
              </table:table-cell>
              <table:table-cell office:value-type="float" office:value="10479">
                <text:p>10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09">
                <text:p>-2309</text:p>
              </table:table-cell>
              <table:table-cell office:value-type="float" office:value="-371">
                <text:p>-371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164">
                <text:p>-2164</text:p>
              </table:table-cell>
              <table:table-cell office:value-type="float" office:value="-427">
                <text:p>-427</text:p>
              </table:table-cell>
              <table:table-cell office:value-type="float" office:value="10644">
                <text:p>10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50">
                <text:p>-2050</text:p>
              </table:table-cell>
              <table:table-cell office:value-type="float" office:value="-404">
                <text:p>-404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48">
                <text:p>-1948</text:p>
              </table:table-cell>
              <table:table-cell office:value-type="float" office:value="-390">
                <text:p>-390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77">
                <text:p>-1877</text:p>
              </table:table-cell>
              <table:table-cell office:value-type="float" office:value="-320">
                <text:p>-320</text:p>
              </table:table-cell>
              <table:table-cell office:value-type="float" office:value="10867">
                <text:p>10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55">
                <text:p>-1755</text:p>
              </table:table-cell>
              <table:table-cell office:value-type="float" office:value="-335">
                <text:p>-335</text:p>
              </table:table-cell>
              <table:table-cell office:value-type="float" office:value="10912">
                <text:p>10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05">
                <text:p>-1605</text:p>
              </table:table-cell>
              <table:table-cell office:value-type="float" office:value="-366">
                <text:p>-366</text:p>
              </table:table-cell>
              <table:table-cell office:value-type="float" office:value="10959">
                <text:p>10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58">
                <text:p>-1458</text:p>
              </table:table-cell>
              <table:table-cell office:value-type="float" office:value="-432">
                <text:p>-432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63">
                <text:p>-1363</text:p>
              </table:table-cell>
              <table:table-cell office:value-type="float" office:value="-456">
                <text:p>-456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49">
                <text:p>-1249</text:p>
              </table:table-cell>
              <table:table-cell office:value-type="float" office:value="-446">
                <text:p>-446</text:p>
              </table:table-cell>
              <table:table-cell office:value-type="float" office:value="11135">
                <text:p>11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48">
                <text:p>-1148</text:p>
              </table:table-cell>
              <table:table-cell office:value-type="float" office:value="-391">
                <text:p>-391</text:p>
              </table:table-cell>
              <table:table-cell office:value-type="float" office:value="11228">
                <text:p>11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67">
                <text:p>-1067</text:p>
              </table:table-cell>
              <table:table-cell office:value-type="float" office:value="-336">
                <text:p>-336</text:p>
              </table:table-cell>
              <table:table-cell office:value-type="float" office:value="11242">
                <text:p>112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06">
                <text:p>-906</text:p>
              </table:table-cell>
              <table:table-cell office:value-type="float" office:value="-313">
                <text:p>-313</text:p>
              </table:table-cell>
              <table:table-cell office:value-type="float" office:value="11277">
                <text:p>11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84">
                <text:p>-784</text:p>
              </table:table-cell>
              <table:table-cell office:value-type="float" office:value="-344">
                <text:p>-344</text:p>
              </table:table-cell>
              <table:table-cell office:value-type="float" office:value="11344">
                <text:p>11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40">
                <text:p>-640</text:p>
              </table:table-cell>
              <table:table-cell office:value-type="float" office:value="-405">
                <text:p>-405</text:p>
              </table:table-cell>
              <table:table-cell office:value-type="float" office:value="11344">
                <text:p>11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88">
                <text:p>-488</text:p>
              </table:table-cell>
              <table:table-cell office:value-type="float" office:value="-408">
                <text:p>-408</text:p>
              </table:table-cell>
              <table:table-cell office:value-type="float" office:value="11377">
                <text:p>11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89">
                <text:p>-389</text:p>
              </table:table-cell>
              <table:table-cell office:value-type="float" office:value="-473">
                <text:p>-473</text:p>
              </table:table-cell>
              <table:table-cell office:value-type="float" office:value="11394">
                <text:p>11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03">
                <text:p>-303</text:p>
              </table:table-cell>
              <table:table-cell office:value-type="float" office:value="-407">
                <text:p>-407</text:p>
              </table:table-cell>
              <table:table-cell office:value-type="float" office:value="11393">
                <text:p>11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93">
                <text:p>-193</text:p>
              </table:table-cell>
              <table:table-cell office:value-type="float" office:value="-386">
                <text:p>-386</text:p>
              </table:table-cell>
              <table:table-cell office:value-type="float" office:value="11431">
                <text:p>11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">
                <text:p>-14</text:p>
              </table:table-cell>
              <table:table-cell office:value-type="float" office:value="-391">
                <text:p>-391</text:p>
              </table:table-cell>
              <table:table-cell office:value-type="float" office:value="11421">
                <text:p>11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">
                <text:p>120</text:p>
              </table:table-cell>
              <table:table-cell office:value-type="float" office:value="-420">
                <text:p>-420</text:p>
              </table:table-cell>
              <table:table-cell office:value-type="float" office:value="11432">
                <text:p>11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">
                <text:p>248</text:p>
              </table:table-cell>
              <table:table-cell office:value-type="float" office:value="-383">
                <text:p>-383</text:p>
              </table:table-cell>
              <table:table-cell office:value-type="float" office:value="11446">
                <text:p>11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1">
                <text:p>401</text:p>
              </table:table-cell>
              <table:table-cell office:value-type="float" office:value="-447">
                <text:p>-447</text:p>
              </table:table-cell>
              <table:table-cell office:value-type="float" office:value="11470">
                <text:p>114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5">
                <text:p>485</text:p>
              </table:table-cell>
              <table:table-cell office:value-type="float" office:value="-458">
                <text:p>-458</text:p>
              </table:table-cell>
              <table:table-cell office:value-type="float" office:value="11451">
                <text:p>11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5">
                <text:p>605</text:p>
              </table:table-cell>
              <table:table-cell office:value-type="float" office:value="-370">
                <text:p>-370</text:p>
              </table:table-cell>
              <table:table-cell office:value-type="float" office:value="11409">
                <text:p>11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7">
                <text:p>717</text:p>
              </table:table-cell>
              <table:table-cell office:value-type="float" office:value="-422">
                <text:p>-422</text:p>
              </table:table-cell>
              <table:table-cell office:value-type="float" office:value="11402">
                <text:p>11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6">
                <text:p>846</text:p>
              </table:table-cell>
              <table:table-cell office:value-type="float" office:value="-377">
                <text:p>-377</text:p>
              </table:table-cell>
              <table:table-cell office:value-type="float" office:value="11389">
                <text:p>11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4">
                <text:p>954</text:p>
              </table:table-cell>
              <table:table-cell office:value-type="float" office:value="-321">
                <text:p>-321</text:p>
              </table:table-cell>
              <table:table-cell office:value-type="float" office:value="11387">
                <text:p>113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8">
                <text:p>1118</text:p>
              </table:table-cell>
              <table:table-cell office:value-type="float" office:value="-428">
                <text:p>-42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5">
                <text:p>1225</text:p>
              </table:table-cell>
              <table:table-cell office:value-type="float" office:value="-419">
                <text:p>-419</text:p>
              </table:table-cell>
              <table:table-cell office:value-type="float" office:value="11281">
                <text:p>11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2">
                <text:p>1372</text:p>
              </table:table-cell>
              <table:table-cell office:value-type="float" office:value="-344">
                <text:p>-344</text:p>
              </table:table-cell>
              <table:table-cell office:value-type="float" office:value="11287">
                <text:p>112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4">
                <text:p>1494</text:p>
              </table:table-cell>
              <table:table-cell office:value-type="float" office:value="-410">
                <text:p>-410</text:p>
              </table:table-cell>
              <table:table-cell office:value-type="float" office:value="11256">
                <text:p>11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5">
                <text:p>1585</text:p>
              </table:table-cell>
              <table:table-cell office:value-type="float" office:value="-311">
                <text:p>-311</text:p>
              </table:table-cell>
              <table:table-cell office:value-type="float" office:value="11210">
                <text:p>112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75">
                <text:p>1675</text:p>
              </table:table-cell>
              <table:table-cell office:value-type="float" office:value="-355">
                <text:p>-355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6">
                <text:p>1826</text:p>
              </table:table-cell>
              <table:table-cell office:value-type="float" office:value="-422">
                <text:p>-422</text:p>
              </table:table-cell>
              <table:table-cell office:value-type="float" office:value="11141">
                <text:p>11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6">
                <text:p>1976</text:p>
              </table:table-cell>
              <table:table-cell office:value-type="float" office:value="-343">
                <text:p>-343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91">
                <text:p>2091</text:p>
              </table:table-cell>
              <table:table-cell office:value-type="float" office:value="-371">
                <text:p>-371</text:p>
              </table:table-cell>
              <table:table-cell office:value-type="float" office:value="10979">
                <text:p>109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91">
                <text:p>2191</text:p>
              </table:table-cell>
              <table:table-cell office:value-type="float" office:value="-398">
                <text:p>-398</text:p>
              </table:table-cell>
              <table:table-cell office:value-type="float" office:value="10947">
                <text:p>109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9">
                <text:p>2309</text:p>
              </table:table-cell>
              <table:table-cell office:value-type="float" office:value="-333">
                <text:p>-333</text:p>
              </table:table-cell>
              <table:table-cell office:value-type="float" office:value="10890">
                <text:p>108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0">
                <text:p>2370</text:p>
              </table:table-cell>
              <table:table-cell office:value-type="float" office:value="-397">
                <text:p>-397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1">
                <text:p>2511</text:p>
              </table:table-cell>
              <table:table-cell office:value-type="float" office:value="-361">
                <text:p>-361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21">
                <text:p>2621</text:p>
              </table:table-cell>
              <table:table-cell office:value-type="float" office:value="-281">
                <text:p>-281</text:p>
              </table:table-cell>
              <table:table-cell office:value-type="float" office:value="10704">
                <text:p>10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3">
                <text:p>2753</text:p>
              </table:table-cell>
              <table:table-cell office:value-type="float" office:value="-407">
                <text:p>-407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24">
                <text:p>2824</text:p>
              </table:table-cell>
              <table:table-cell office:value-type="float" office:value="-342">
                <text:p>-342</text:p>
              </table:table-cell>
              <table:table-cell office:value-type="float" office:value="10587">
                <text:p>10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  <table:table-cell office:value-type="float" office:value="-264">
                <text:p>-264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2">
                <text:p>3002</text:p>
              </table:table-cell>
              <table:table-cell office:value-type="float" office:value="-327">
                <text:p>-327</text:p>
              </table:table-cell>
              <table:table-cell office:value-type="float" office:value="10406">
                <text:p>10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66">
                <text:p>3066</text:p>
              </table:table-cell>
              <table:table-cell office:value-type="float" office:value="-319">
                <text:p>-319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9">
                <text:p>3179</text:p>
              </table:table-cell>
              <table:table-cell office:value-type="float" office:value="-321">
                <text:p>-321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49">
                <text:p>3249</text:p>
              </table:table-cell>
              <table:table-cell office:value-type="float" office:value="-389">
                <text:p>-389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31">
                <text:p>3331</text:p>
              </table:table-cell>
              <table:table-cell office:value-type="float" office:value="-311">
                <text:p>-311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45">
                <text:p>3445</text:p>
              </table:table-cell>
              <table:table-cell office:value-type="float" office:value="-310">
                <text:p>-310</text:p>
              </table:table-cell>
              <table:table-cell office:value-type="float" office:value="9925">
                <text:p>9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01">
                <text:p>3501</text:p>
              </table:table-cell>
              <table:table-cell office:value-type="float" office:value="-344">
                <text:p>-344</text:p>
              </table:table-cell>
              <table:table-cell office:value-type="float" office:value="9805">
                <text:p>9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67">
                <text:p>3567</text:p>
              </table:table-cell>
              <table:table-cell office:value-type="float" office:value="-188">
                <text:p>-188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22">
                <text:p>3622</text:p>
              </table:table-cell>
              <table:table-cell office:value-type="float" office:value="-236">
                <text:p>-236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09">
                <text:p>3709</text:p>
              </table:table-cell>
              <table:table-cell office:value-type="float" office:value="-292">
                <text:p>-292</text:p>
              </table:table-cell>
              <table:table-cell office:value-type="float" office:value="9526">
                <text:p>9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11">
                <text:p>3811</text:p>
              </table:table-cell>
              <table:table-cell office:value-type="float" office:value="-271">
                <text:p>-271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63">
                <text:p>3863</text:p>
              </table:table-cell>
              <table:table-cell office:value-type="float" office:value="-301">
                <text:p>-301</text:p>
              </table:table-cell>
              <table:table-cell office:value-type="float" office:value="9274">
                <text:p>9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22">
                <text:p>3922</text:p>
              </table:table-cell>
              <table:table-cell office:value-type="float" office:value="-338">
                <text:p>-338</text:p>
              </table:table-cell>
              <table:table-cell office:value-type="float" office:value="9204">
                <text:p>9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76">
                <text:p>3976</text:p>
              </table:table-cell>
              <table:table-cell office:value-type="float" office:value="-197">
                <text:p>-197</text:p>
              </table:table-cell>
              <table:table-cell office:value-type="float" office:value="9078">
                <text:p>9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17">
                <text:p>4017</text:p>
              </table:table-cell>
              <table:table-cell office:value-type="float" office:value="-252">
                <text:p>-252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32">
                <text:p>4032</text:p>
              </table:table-cell>
              <table:table-cell office:value-type="float" office:value="-231">
                <text:p>-231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09">
                <text:p>4109</text:p>
              </table:table-cell>
              <table:table-cell office:value-type="float" office:value="-189">
                <text:p>-189</text:p>
              </table:table-cell>
              <table:table-cell office:value-type="float" office:value="8759">
                <text:p>8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04">
                <text:p>4104</text:p>
              </table:table-cell>
              <table:table-cell office:value-type="float" office:value="-224">
                <text:p>-224</text:p>
              </table:table-cell>
              <table:table-cell office:value-type="float" office:value="8667">
                <text:p>8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84">
                <text:p>4184</text:p>
              </table:table-cell>
              <table:table-cell office:value-type="float" office:value="-248">
                <text:p>-248</text:p>
              </table:table-cell>
              <table:table-cell office:value-type="float" office:value="8513">
                <text:p>8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3">
                <text:p>4183</text:p>
              </table:table-cell>
              <table:table-cell office:value-type="float" office:value="-237">
                <text:p>-237</text:p>
              </table:table-cell>
              <table:table-cell office:value-type="float" office:value="8405">
                <text:p>84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99">
                <text:p>4199</text:p>
              </table:table-cell>
              <table:table-cell office:value-type="float" office:value="-240">
                <text:p>-240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50">
                <text:p>4250</text:p>
              </table:table-cell>
              <table:table-cell office:value-type="float" office:value="-207">
                <text:p>-207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43">
                <text:p>4243</text:p>
              </table:table-cell>
              <table:table-cell office:value-type="float" office:value="-204">
                <text:p>-204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76">
                <text:p>4276</text:p>
              </table:table-cell>
              <table:table-cell office:value-type="float" office:value="-179">
                <text:p>-179</text:p>
              </table:table-cell>
              <table:table-cell office:value-type="float" office:value="7960">
                <text:p>79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86">
                <text:p>4286</text:p>
              </table:table-cell>
              <table:table-cell office:value-type="float" office:value="-155">
                <text:p>-155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06">
                <text:p>4306</text:p>
              </table:table-cell>
              <table:table-cell office:value-type="float" office:value="-152">
                <text:p>-152</text:p>
              </table:table-cell>
              <table:table-cell office:value-type="float" office:value="7646">
                <text:p>76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3">
                <text:p>4293</text:p>
              </table:table-cell>
              <table:table-cell office:value-type="float" office:value="-152">
                <text:p>-152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98">
                <text:p>4298</text:p>
              </table:table-cell>
              <table:table-cell office:value-type="float" office:value="-189">
                <text:p>-189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47">
                <text:p>4347</text:p>
              </table:table-cell>
              <table:table-cell office:value-type="float" office:value="-188">
                <text:p>-188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47">
                <text:p>4347</text:p>
              </table:table-cell>
              <table:table-cell office:value-type="float" office:value="-212">
                <text:p>-212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32">
                <text:p>4332</text:p>
              </table:table-cell>
              <table:table-cell office:value-type="float" office:value="-141">
                <text:p>-141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0">
                <text:p>4320</text:p>
              </table:table-cell>
              <table:table-cell office:value-type="float" office:value="-123">
                <text:p>-123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9">
                <text:p>4329</text:p>
              </table:table-cell>
              <table:table-cell office:value-type="float" office:value="-90">
                <text:p>-9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07">
                <text:p>4307</text:p>
              </table:table-cell>
              <table:table-cell office:value-type="float" office:value="-135">
                <text:p>-135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39">
                <text:p>4239</text:p>
              </table:table-cell>
              <table:table-cell office:value-type="float" office:value="-119">
                <text:p>-119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93">
                <text:p>4193</text:p>
              </table:table-cell>
              <table:table-cell office:value-type="float" office:value="-194">
                <text:p>-194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93">
                <text:p>4193</text:p>
              </table:table-cell>
              <table:table-cell office:value-type="float" office:value="-115">
                <text:p>-115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61">
                <text:p>4161</text:p>
              </table:table-cell>
              <table:table-cell office:value-type="float" office:value="-101">
                <text:p>-101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4">
                <text:p>4104</text:p>
              </table:table-cell>
              <table:table-cell office:value-type="float" office:value="-62">
                <text:p>-62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91">
                <text:p>4091</text:p>
              </table:table-cell>
              <table:table-cell office:value-type="float" office:value="-93">
                <text:p>-93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72">
                <text:p>4072</text:p>
              </table:table-cell>
              <table:table-cell office:value-type="float" office:value="-62">
                <text:p>-62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15">
                <text:p>4015</text:p>
              </table:table-cell>
              <table:table-cell office:value-type="float" office:value="-99">
                <text:p>-99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42">
                <text:p>3942</text:p>
              </table:table-cell>
              <table:table-cell office:value-type="float" office:value="-124">
                <text:p>-124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-79">
                <text:p>-79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50">
                <text:p>3850</text:p>
              </table:table-cell>
              <table:table-cell office:value-type="float" office:value="-81">
                <text:p>-81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05">
                <text:p>3805</text:p>
              </table:table-cell>
              <table:table-cell office:value-type="float" office:value="-50">
                <text:p>-5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28">
                <text:p>3728</text:p>
              </table:table-cell>
              <table:table-cell office:value-type="float" office:value="-2">
                <text:p>-2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49">
                <text:p>3649</text:p>
              </table:table-cell>
              <table:table-cell office:value-type="float" office:value="-30">
                <text:p>-30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23">
                <text:p>3623</text:p>
              </table:table-cell>
              <table:table-cell office:value-type="float" office:value="-38">
                <text:p>-38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56">
                <text:p>3556</text:p>
              </table:table-cell>
              <table:table-cell office:value-type="float" office:value="-89">
                <text:p>-89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76">
                <text:p>3476</text:p>
              </table:table-cell>
              <table:table-cell office:value-type="float" office:value="-137">
                <text:p>-137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09">
                <text:p>3409</text:p>
              </table:table-cell>
              <table:table-cell office:value-type="float" office:value="-16">
                <text:p>-16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91">
                <text:p>3291</text:p>
              </table:table-cell>
              <table:table-cell office:value-type="float" office:value="38">
                <text:p>38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57">
                <text:p>3257</text:p>
              </table:table-cell>
              <table:table-cell office:value-type="float" office:value="13">
                <text:p>13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74">
                <text:p>3174</text:p>
              </table:table-cell>
              <table:table-cell office:value-type="float" office:value="43">
                <text:p>4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66">
                <text:p>3066</text:p>
              </table:table-cell>
              <table:table-cell office:value-type="float" office:value="28">
                <text:p>28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78">
                <text:p>2978</text:p>
              </table:table-cell>
              <table:table-cell office:value-type="float" office:value="-73">
                <text:p>-73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07">
                <text:p>2907</text:p>
              </table:table-cell>
              <table:table-cell office:value-type="float" office:value="-97">
                <text:p>-97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12">
                <text:p>2812</text:p>
              </table:table-cell>
              <table:table-cell office:value-type="float" office:value="-26">
                <text:p>-26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41">
                <text:p>2741</text:p>
              </table:table-cell>
              <table:table-cell office:value-type="float" office:value="-7">
                <text:p>-7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41">
                <text:p>2641</text:p>
              </table:table-cell>
              <table:table-cell office:value-type="float" office:value="22">
                <text:p>22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88">
                <text:p>2488</text:p>
              </table:table-cell>
              <table:table-cell office:value-type="float" office:value="75">
                <text:p>75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1">
                <text:p>2421</text:p>
              </table:table-cell>
              <table:table-cell office:value-type="float" office:value="77">
                <text:p>77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1">
                <text:p>2351</text:p>
              </table:table-cell>
              <table:table-cell office:value-type="float" office:value="9">
                <text:p>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85">
                <text:p>2285</text:p>
              </table:table-cell>
              <table:table-cell office:value-type="float" office:value="14">
                <text:p>14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47">
                <text:p>2147</text:p>
              </table:table-cell>
              <table:table-cell office:value-type="float" office:value="-34">
                <text:p>-34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37">
                <text:p>2037</text:p>
              </table:table-cell>
              <table:table-cell office:value-type="float" office:value="-51">
                <text:p>-5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8">
                <text:p>1918</text:p>
              </table:table-cell>
              <table:table-cell office:value-type="float" office:value="39">
                <text:p>39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33">
                <text:p>1833</text:p>
              </table:table-cell>
              <table:table-cell office:value-type="float" office:value="30">
                <text:p>30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36">
                <text:p>1736</text:p>
              </table:table-cell>
              <table:table-cell office:value-type="float" office:value="75">
                <text:p>75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32">
                <text:p>1632</text:p>
              </table:table-cell>
              <table:table-cell office:value-type="float" office:value="63">
                <text:p>63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1">
                <text:p>1451</text:p>
              </table:table-cell>
              <table:table-cell office:value-type="float" office:value="-23">
                <text:p>-23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5">
                <text:p>1345</text:p>
              </table:table-cell>
              <table:table-cell office:value-type="float" office:value="-47">
                <text:p>-47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6">
                <text:p>1266</text:p>
              </table:table-cell>
              <table:table-cell office:value-type="float" office:value="17">
                <text:p>17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4">
                <text:p>1124</text:p>
              </table:table-cell>
              <table:table-cell office:value-type="float" office:value="-10">
                <text:p>-1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1">
                <text:p>1031</text:p>
              </table:table-cell>
              <table:table-cell office:value-type="float" office:value="101">
                <text:p>101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4">
                <text:p>934</text:p>
              </table:table-cell>
              <table:table-cell office:value-type="float" office:value="56">
                <text:p>5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8">
                <text:p>788</text:p>
              </table:table-cell>
              <table:table-cell office:value-type="float" office:value="22">
                <text:p>2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1">
                <text:p>691</text:p>
              </table:table-cell>
              <table:table-cell office:value-type="float" office:value="62">
                <text:p>62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9">
                <text:p>639</text:p>
              </table:table-cell>
              <table:table-cell office:value-type="float" office:value="11">
                <text:p>1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5">
                <text:p>515</text:p>
              </table:table-cell>
              <table:table-cell office:value-type="float" office:value="-79">
                <text:p>-79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0">
                <text:p>400</text:p>
              </table:table-cell>
              <table:table-cell office:value-type="float" office:value="51">
                <text:p>51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6">
                <text:p>236</text:p>
              </table:table-cell>
              <table:table-cell office:value-type="float" office:value="47">
                <text:p>47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4">
                <text:p>104</text:p>
              </table:table-cell>
              <table:table-cell office:value-type="float" office:value="-23">
                <text:p>-23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2">
                <text:p>-92</text:p>
              </table:table-cell>
              <table:table-cell office:value-type="float" office:value="31">
                <text:p>31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81">
                <text:p>-181</text:p>
              </table:table-cell>
              <table:table-cell office:value-type="float" office:value="-69">
                <text:p>-69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30">
                <text:p>-330</text:p>
              </table:table-cell>
              <table:table-cell office:value-type="float" office:value="3">
                <text:p>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89">
                <text:p>-489</text:p>
              </table:table-cell>
              <table:table-cell office:value-type="float" office:value="-16">
                <text:p>-1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89">
                <text:p>-589</text:p>
              </table:table-cell>
              <table:table-cell office:value-type="float" office:value="-45">
                <text:p>-45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71">
                <text:p>-671</text:p>
              </table:table-cell>
              <table:table-cell office:value-type="float" office:value="74">
                <text:p>74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68">
                <text:p>-768</text:p>
              </table:table-cell>
              <table:table-cell office:value-type="float" office:value="24">
                <text:p>24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58">
                <text:p>-858</text:p>
              </table:table-cell>
              <table:table-cell office:value-type="float" office:value="-20">
                <text:p>-2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88">
                <text:p>-988</text:p>
              </table:table-cell>
              <table:table-cell office:value-type="float" office:value="81">
                <text:p>81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30">
                <text:p>-1130</text:p>
              </table:table-cell>
              <table:table-cell office:value-type="float" office:value="-26">
                <text:p>-26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206">
                <text:p>-1206</text:p>
              </table:table-cell>
              <table:table-cell office:value-type="float" office:value="-48">
                <text:p>-48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335">
                <text:p>-1335</text:p>
              </table:table-cell>
              <table:table-cell office:value-type="float" office:value="30">
                <text:p>3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386">
                <text:p>-1386</text:p>
              </table:table-cell>
              <table:table-cell office:value-type="float" office:value="-31">
                <text:p>-31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533">
                <text:p>-1533</text:p>
              </table:table-cell>
              <table:table-cell office:value-type="float" office:value="-41">
                <text:p>-4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654">
                <text:p>-1654</text:p>
              </table:table-cell>
              <table:table-cell office:value-type="float" office:value="16">
                <text:p>16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755">
                <text:p>-1755</text:p>
              </table:table-cell>
              <table:table-cell office:value-type="float" office:value="-71">
                <text:p>-71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866">
                <text:p>-1866</text:p>
              </table:table-cell>
              <table:table-cell office:value-type="float" office:value="-76">
                <text:p>-76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969">
                <text:p>-1969</text:p>
              </table:table-cell>
              <table:table-cell office:value-type="float" office:value="34">
                <text:p>34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037">
                <text:p>-2037</text:p>
              </table:table-cell>
              <table:table-cell office:value-type="float" office:value="-52">
                <text:p>-52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167">
                <text:p>-2167</text:p>
              </table:table-cell>
              <table:table-cell office:value-type="float" office:value="-53">
                <text:p>-53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284">
                <text:p>-2284</text:p>
              </table:table-cell>
              <table:table-cell office:value-type="float" office:value="-9">
                <text:p>-9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366">
                <text:p>-2366</text:p>
              </table:table-cell>
              <table:table-cell office:value-type="float" office:value="-90">
                <text:p>-90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383">
                <text:p>-2383</text:p>
              </table:table-cell>
              <table:table-cell office:value-type="float" office:value="-74">
                <text:p>-74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493">
                <text:p>-2493</text:p>
              </table:table-cell>
              <table:table-cell office:value-type="float" office:value="-30">
                <text:p>-30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586">
                <text:p>-2586</text:p>
              </table:table-cell>
              <table:table-cell office:value-type="float" office:value="-58">
                <text:p>-58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75">
                <text:p>-2675</text:p>
              </table:table-cell>
              <table:table-cell office:value-type="float" office:value="-62">
                <text:p>-62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762">
                <text:p>-2762</text:p>
              </table:table-cell>
              <table:table-cell office:value-type="float" office:value="-55">
                <text:p>-55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849">
                <text:p>-2849</text:p>
              </table:table-cell>
              <table:table-cell office:value-type="float" office:value="-103">
                <text:p>-103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902">
                <text:p>-2902</text:p>
              </table:table-cell>
              <table:table-cell office:value-type="float" office:value="-93">
                <text:p>-93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012">
                <text:p>-3012</text:p>
              </table:table-cell>
              <table:table-cell office:value-type="float" office:value="-111">
                <text:p>-111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088">
                <text:p>-3088</text:p>
              </table:table-cell>
              <table:table-cell office:value-type="float" office:value="-131">
                <text:p>-131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157">
                <text:p>-3157</text:p>
              </table:table-cell>
              <table:table-cell office:value-type="float" office:value="-97">
                <text:p>-97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183">
                <text:p>-3183</text:p>
              </table:table-cell>
              <table:table-cell office:value-type="float" office:value="-66">
                <text:p>-66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240">
                <text:p>-3240</text:p>
              </table:table-cell>
              <table:table-cell office:value-type="float" office:value="-59">
                <text:p>-59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291">
                <text:p>-3291</text:p>
              </table:table-cell>
              <table:table-cell office:value-type="float" office:value="-104">
                <text:p>-104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398">
                <text:p>-3398</text:p>
              </table:table-cell>
              <table:table-cell office:value-type="float" office:value="-151">
                <text:p>-151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426">
                <text:p>-3426</text:p>
              </table:table-cell>
              <table:table-cell office:value-type="float" office:value="-155">
                <text:p>-155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481">
                <text:p>-3481</text:p>
              </table:table-cell>
              <table:table-cell office:value-type="float" office:value="-118">
                <text:p>-118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540">
                <text:p>-3540</text:p>
              </table:table-cell>
              <table:table-cell office:value-type="float" office:value="-87">
                <text:p>-87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572">
                <text:p>-3572</text:p>
              </table:table-cell>
              <table:table-cell office:value-type="float" office:value="-45">
                <text:p>-45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620">
                <text:p>-3620</text:p>
              </table:table-cell>
              <table:table-cell office:value-type="float" office:value="-108">
                <text:p>-108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715">
                <text:p>-3715</text:p>
              </table:table-cell>
              <table:table-cell office:value-type="float" office:value="-184">
                <text:p>-18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732">
                <text:p>-3732</text:p>
              </table:table-cell>
              <table:table-cell office:value-type="float" office:value="-207">
                <text:p>-207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747">
                <text:p>-3747</text:p>
              </table:table-cell>
              <table:table-cell office:value-type="float" office:value="-241">
                <text:p>-241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800">
                <text:p>-3800</text:p>
              </table:table-cell>
              <table:table-cell office:value-type="float" office:value="-262">
                <text:p>-26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801">
                <text:p>-3801</text:p>
              </table:table-cell>
              <table:table-cell office:value-type="float" office:value="-166">
                <text:p>-166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799">
                <text:p>-3799</text:p>
              </table:table-cell>
              <table:table-cell office:value-type="float" office:value="-96">
                <text:p>-96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845">
                <text:p>-3845</text:p>
              </table:table-cell>
              <table:table-cell office:value-type="float" office:value="-138">
                <text:p>-138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917">
                <text:p>-3917</text:p>
              </table:table-cell>
              <table:table-cell office:value-type="float" office:value="-125">
                <text:p>-125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927">
                <text:p>-3927</text:p>
              </table:table-cell>
              <table:table-cell office:value-type="float" office:value="-211">
                <text:p>-211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890">
                <text:p>-3890</text:p>
              </table:table-cell>
              <table:table-cell office:value-type="float" office:value="-289">
                <text:p>-289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918">
                <text:p>-3918</text:p>
              </table:table-cell>
              <table:table-cell office:value-type="float" office:value="-293">
                <text:p>-293</text:p>
              </table:table-cell>
              <table:table-cell office:value-type="float" office:value="7149">
                <text:p>71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910">
                <text:p>-3910</text:p>
              </table:table-cell>
              <table:table-cell office:value-type="float" office:value="-232">
                <text:p>-232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917">
                <text:p>-3917</text:p>
              </table:table-cell>
              <table:table-cell office:value-type="float" office:value="-164">
                <text:p>-164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934">
                <text:p>-3934</text:p>
              </table:table-cell>
              <table:table-cell office:value-type="float" office:value="-110">
                <text:p>-110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915">
                <text:p>-3915</text:p>
              </table:table-cell>
              <table:table-cell office:value-type="float" office:value="-168">
                <text:p>-168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925">
                <text:p>-3925</text:p>
              </table:table-cell>
              <table:table-cell office:value-type="float" office:value="-238">
                <text:p>-238</text:p>
              </table:table-cell>
              <table:table-cell office:value-type="float" office:value="7716">
                <text:p>77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908">
                <text:p>-3908</text:p>
              </table:table-cell>
              <table:table-cell office:value-type="float" office:value="-339">
                <text:p>-339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891">
                <text:p>-3891</text:p>
              </table:table-cell>
              <table:table-cell office:value-type="float" office:value="-341">
                <text:p>-341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873">
                <text:p>-3873</text:p>
              </table:table-cell>
              <table:table-cell office:value-type="float" office:value="-286">
                <text:p>-286</text:p>
              </table:table-cell>
              <table:table-cell office:value-type="float" office:value="8061">
                <text:p>80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836">
                <text:p>-3836</text:p>
              </table:table-cell>
              <table:table-cell office:value-type="float" office:value="-198">
                <text:p>-198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809">
                <text:p>-3809</text:p>
              </table:table-cell>
              <table:table-cell office:value-type="float" office:value="-165">
                <text:p>-165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777">
                <text:p>-3777</text:p>
              </table:table-cell>
              <table:table-cell office:value-type="float" office:value="-194">
                <text:p>-194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766">
                <text:p>-3766</text:p>
              </table:table-cell>
              <table:table-cell office:value-type="float" office:value="-301">
                <text:p>-301</text:p>
              </table:table-cell>
              <table:table-cell office:value-type="float" office:value="8581">
                <text:p>85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748">
                <text:p>-3748</text:p>
              </table:table-cell>
              <table:table-cell office:value-type="float" office:value="-328">
                <text:p>-328</text:p>
              </table:table-cell>
              <table:table-cell office:value-type="float" office:value="8669">
                <text:p>86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708">
                <text:p>-3708</text:p>
              </table:table-cell>
              <table:table-cell office:value-type="float" office:value="-361">
                <text:p>-361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683">
                <text:p>-3683</text:p>
              </table:table-cell>
              <table:table-cell office:value-type="float" office:value="-339">
                <text:p>-339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617">
                <text:p>-3617</text:p>
              </table:table-cell>
              <table:table-cell office:value-type="float" office:value="-259">
                <text:p>-259</text:p>
              </table:table-cell>
              <table:table-cell office:value-type="float" office:value="8925">
                <text:p>89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586">
                <text:p>-3586</text:p>
              </table:table-cell>
              <table:table-cell office:value-type="float" office:value="-226">
                <text:p>-226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533">
                <text:p>-3533</text:p>
              </table:table-cell>
              <table:table-cell office:value-type="float" office:value="-257">
                <text:p>-257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483">
                <text:p>-3483</text:p>
              </table:table-cell>
              <table:table-cell office:value-type="float" office:value="-315">
                <text:p>-315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442">
                <text:p>-3442</text:p>
              </table:table-cell>
              <table:table-cell office:value-type="float" office:value="-358">
                <text:p>-358</text:p>
              </table:table-cell>
              <table:table-cell office:value-type="float" office:value="9387">
                <text:p>93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373">
                <text:p>-3373</text:p>
              </table:table-cell>
              <table:table-cell office:value-type="float" office:value="-412">
                <text:p>-412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298">
                <text:p>-3298</text:p>
              </table:table-cell>
              <table:table-cell office:value-type="float" office:value="-351">
                <text:p>-351</text:p>
              </table:table-cell>
              <table:table-cell office:value-type="float" office:value="9563">
                <text:p>95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227">
                <text:p>-3227</text:p>
              </table:table-cell>
              <table:table-cell office:value-type="float" office:value="-337">
                <text:p>-337</text:p>
              </table:table-cell>
              <table:table-cell office:value-type="float" office:value="9707">
                <text:p>97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188">
                <text:p>-3188</text:p>
              </table:table-cell>
              <table:table-cell office:value-type="float" office:value="-254">
                <text:p>-254</text:p>
              </table:table-cell>
              <table:table-cell office:value-type="float" office:value="9783">
                <text:p>97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116">
                <text:p>-3116</text:p>
              </table:table-cell>
              <table:table-cell office:value-type="float" office:value="-282">
                <text:p>-282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047">
                <text:p>-3047</text:p>
              </table:table-cell>
              <table:table-cell office:value-type="float" office:value="-293">
                <text:p>-293</text:p>
              </table:table-cell>
              <table:table-cell office:value-type="float" office:value="10007">
                <text:p>100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991">
                <text:p>-2991</text:p>
              </table:table-cell>
              <table:table-cell office:value-type="float" office:value="-409">
                <text:p>-409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860">
                <text:p>-2860</text:p>
              </table:table-cell>
              <table:table-cell office:value-type="float" office:value="-440">
                <text:p>-44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795">
                <text:p>-2795</text:p>
              </table:table-cell>
              <table:table-cell office:value-type="float" office:value="-440">
                <text:p>-440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767">
                <text:p>-2767</text:p>
              </table:table-cell>
              <table:table-cell office:value-type="float" office:value="-384">
                <text:p>-384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632">
                <text:p>-2632</text:p>
              </table:table-cell>
              <table:table-cell office:value-type="float" office:value="-306">
                <text:p>-306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586">
                <text:p>-2586</text:p>
              </table:table-cell>
              <table:table-cell office:value-type="float" office:value="-299">
                <text:p>-299</text:p>
              </table:table-cell>
              <table:table-cell office:value-type="float" office:value="10518">
                <text:p>105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508">
                <text:p>-2508</text:p>
              </table:table-cell>
              <table:table-cell office:value-type="float" office:value="-330">
                <text:p>-330</text:p>
              </table:table-cell>
              <table:table-cell office:value-type="float" office:value="10618">
                <text:p>106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406">
                <text:p>-2406</text:p>
              </table:table-cell>
              <table:table-cell office:value-type="float" office:value="-410">
                <text:p>-410</text:p>
              </table:table-cell>
              <table:table-cell office:value-type="float" office:value="10667">
                <text:p>10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318">
                <text:p>-2318</text:p>
              </table:table-cell>
              <table:table-cell office:value-type="float" office:value="-459">
                <text:p>-459</text:p>
              </table:table-cell>
              <table:table-cell office:value-type="float" office:value="10712">
                <text:p>107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221">
                <text:p>-2221</text:p>
              </table:table-cell>
              <table:table-cell office:value-type="float" office:value="-443">
                <text:p>-443</text:p>
              </table:table-cell>
              <table:table-cell office:value-type="float" office:value="10822">
                <text:p>108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092">
                <text:p>-2092</text:p>
              </table:table-cell>
              <table:table-cell office:value-type="float" office:value="-400">
                <text:p>-400</text:p>
              </table:table-cell>
              <table:table-cell office:value-type="float" office:value="10868">
                <text:p>108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006">
                <text:p>-2006</text:p>
              </table:table-cell>
              <table:table-cell office:value-type="float" office:value="-335">
                <text:p>-335</text:p>
              </table:table-cell>
              <table:table-cell office:value-type="float" office:value="10954">
                <text:p>109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896">
                <text:p>-1896</text:p>
              </table:table-cell>
              <table:table-cell office:value-type="float" office:value="-303">
                <text:p>-303</text:p>
              </table:table-cell>
              <table:table-cell office:value-type="float" office:value="10956">
                <text:p>109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844">
                <text:p>-1844</text:p>
              </table:table-cell>
              <table:table-cell office:value-type="float" office:value="-347">
                <text:p>-347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725">
                <text:p>-1725</text:p>
              </table:table-cell>
              <table:table-cell office:value-type="float" office:value="-397">
                <text:p>-397</text:p>
              </table:table-cell>
              <table:table-cell office:value-type="float" office:value="11154">
                <text:p>111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598">
                <text:p>-1598</text:p>
              </table:table-cell>
              <table:table-cell office:value-type="float" office:value="-456">
                <text:p>-456</text:p>
              </table:table-cell>
              <table:table-cell office:value-type="float" office:value="11225">
                <text:p>11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513">
                <text:p>-1513</text:p>
              </table:table-cell>
              <table:table-cell office:value-type="float" office:value="-463">
                <text:p>-463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367">
                <text:p>-1367</text:p>
              </table:table-cell>
              <table:table-cell office:value-type="float" office:value="-436">
                <text:p>-436</text:p>
              </table:table-cell>
              <table:table-cell office:value-type="float" office:value="11233">
                <text:p>11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83">
                <text:p>-1283</text:p>
              </table:table-cell>
              <table:table-cell office:value-type="float" office:value="-363">
                <text:p>-363</text:p>
              </table:table-cell>
              <table:table-cell office:value-type="float" office:value="11305">
                <text:p>113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117">
                <text:p>-1117</text:p>
              </table:table-cell>
              <table:table-cell office:value-type="float" office:value="-324">
                <text:p>-324</text:p>
              </table:table-cell>
              <table:table-cell office:value-type="float" office:value="11360">
                <text:p>113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56">
                <text:p>-1056</text:p>
              </table:table-cell>
              <table:table-cell office:value-type="float" office:value="-345">
                <text:p>-345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944">
                <text:p>-944</text:p>
              </table:table-cell>
              <table:table-cell office:value-type="float" office:value="-396">
                <text:p>-396</text:p>
              </table:table-cell>
              <table:table-cell office:value-type="float" office:value="11477">
                <text:p>114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45">
                <text:p>-845</text:p>
              </table:table-cell>
              <table:table-cell office:value-type="float" office:value="-484">
                <text:p>-484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45">
                <text:p>-745</text:p>
              </table:table-cell>
              <table:table-cell office:value-type="float" office:value="-490">
                <text:p>-490</text:p>
              </table:table-cell>
              <table:table-cell office:value-type="float" office:value="11455">
                <text:p>114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628">
                <text:p>-628</text:p>
              </table:table-cell>
              <table:table-cell office:value-type="float" office:value="-383">
                <text:p>-383</text:p>
              </table:table-cell>
              <table:table-cell office:value-type="float" office:value="11530">
                <text:p>115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32">
                <text:p>-532</text:p>
              </table:table-cell>
              <table:table-cell office:value-type="float" office:value="-423">
                <text:p>-423</text:p>
              </table:table-cell>
              <table:table-cell office:value-type="float" office:value="11545">
                <text:p>115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26">
                <text:p>-426</text:p>
              </table:table-cell>
              <table:table-cell office:value-type="float" office:value="-383">
                <text:p>-383</text:p>
              </table:table-cell>
              <table:table-cell office:value-type="float" office:value="11572">
                <text:p>115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92">
                <text:p>-292</text:p>
              </table:table-cell>
              <table:table-cell office:value-type="float" office:value="-368">
                <text:p>-368</text:p>
              </table:table-cell>
              <table:table-cell office:value-type="float" office:value="11569">
                <text:p>115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64">
                <text:p>-164</text:p>
              </table:table-cell>
              <table:table-cell office:value-type="float" office:value="-431">
                <text:p>-431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2">
                <text:p>-32</text:p>
              </table:table-cell>
              <table:table-cell office:value-type="float" office:value="-407">
                <text:p>-407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">
                <text:p>63</text:p>
              </table:table-cell>
              <table:table-cell office:value-type="float" office:value="-416">
                <text:p>-416</text:p>
              </table:table-cell>
              <table:table-cell office:value-type="float" office:value="11655">
                <text:p>116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7">
                <text:p>137</text:p>
              </table:table-cell>
              <table:table-cell office:value-type="float" office:value="-453">
                <text:p>-453</text:p>
              </table:table-cell>
              <table:table-cell office:value-type="float" office:value="11645">
                <text:p>116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6">
                <text:p>276</text:p>
              </table:table-cell>
              <table:table-cell office:value-type="float" office:value="-410">
                <text:p>-410</text:p>
              </table:table-cell>
              <table:table-cell office:value-type="float" office:value="11554">
                <text:p>115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2">
                <text:p>382</text:p>
              </table:table-cell>
              <table:table-cell office:value-type="float" office:value="-405">
                <text:p>-405</text:p>
              </table:table-cell>
              <table:table-cell office:value-type="float" office:value="11624">
                <text:p>116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4">
                <text:p>504</text:p>
              </table:table-cell>
              <table:table-cell office:value-type="float" office:value="-412">
                <text:p>-412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5">
                <text:p>615</text:p>
              </table:table-cell>
              <table:table-cell office:value-type="float" office:value="-419">
                <text:p>-419</text:p>
              </table:table-cell>
              <table:table-cell office:value-type="float" office:value="11620">
                <text:p>116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3">
                <text:p>733</text:p>
              </table:table-cell>
              <table:table-cell office:value-type="float" office:value="-421">
                <text:p>-421</text:p>
              </table:table-cell>
              <table:table-cell office:value-type="float" office:value="11565">
                <text:p>115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9">
                <text:p>859</text:p>
              </table:table-cell>
              <table:table-cell office:value-type="float" office:value="-431">
                <text:p>-431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5">
                <text:p>965</text:p>
              </table:table-cell>
              <table:table-cell office:value-type="float" office:value="-398">
                <text:p>-398</text:p>
              </table:table-cell>
              <table:table-cell office:value-type="float" office:value="11505">
                <text:p>115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16">
                <text:p>1816</text:p>
              </table:table-cell>
              <table:table-cell office:value-type="float" office:value="-372">
                <text:p>-372</text:p>
              </table:table-cell>
              <table:table-cell office:value-type="float" office:value="11292">
                <text:p>112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78">
                <text:p>1878</text:p>
              </table:table-cell>
              <table:table-cell office:value-type="float" office:value="-371">
                <text:p>-371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23">
                <text:p>2023</text:p>
              </table:table-cell>
              <table:table-cell office:value-type="float" office:value="-360">
                <text:p>-360</text:p>
              </table:table-cell>
              <table:table-cell office:value-type="float" office:value="11216">
                <text:p>112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34">
                <text:p>2134</text:p>
              </table:table-cell>
              <table:table-cell office:value-type="float" office:value="-471">
                <text:p>-471</text:p>
              </table:table-cell>
              <table:table-cell office:value-type="float" office:value="11137">
                <text:p>111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56">
                <text:p>2256</text:p>
              </table:table-cell>
              <table:table-cell office:value-type="float" office:value="-366">
                <text:p>-366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61">
                <text:p>2361</text:p>
              </table:table-cell>
              <table:table-cell office:value-type="float" office:value="-382">
                <text:p>-382</text:p>
              </table:table-cell>
              <table:table-cell office:value-type="float" office:value="11075">
                <text:p>110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42">
                <text:p>2442</text:p>
              </table:table-cell>
              <table:table-cell office:value-type="float" office:value="-348">
                <text:p>-348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92">
                <text:p>2492</text:p>
              </table:table-cell>
              <table:table-cell office:value-type="float" office:value="-293">
                <text:p>-293</text:p>
              </table:table-cell>
              <table:table-cell office:value-type="float" office:value="10958">
                <text:p>109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62">
                <text:p>2562</text:p>
              </table:table-cell>
              <table:table-cell office:value-type="float" office:value="-294">
                <text:p>-294</text:p>
              </table:table-cell>
              <table:table-cell office:value-type="float" office:value="10863">
                <text:p>108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1">
                <text:p>2691</text:p>
              </table:table-cell>
              <table:table-cell office:value-type="float" office:value="-389">
                <text:p>-389</text:p>
              </table:table-cell>
              <table:table-cell office:value-type="float" office:value="10787">
                <text:p>107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84">
                <text:p>2784</text:p>
              </table:table-cell>
              <table:table-cell office:value-type="float" office:value="-409">
                <text:p>-409</text:p>
              </table:table-cell>
              <table:table-cell office:value-type="float" office:value="10713">
                <text:p>107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17">
                <text:p>2917</text:p>
              </table:table-cell>
              <table:table-cell office:value-type="float" office:value="-389">
                <text:p>-389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33">
                <text:p>3033</text:p>
              </table:table-cell>
              <table:table-cell office:value-type="float" office:value="-373">
                <text:p>-373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03">
                <text:p>3103</text:p>
              </table:table-cell>
              <table:table-cell office:value-type="float" office:value="-293">
                <text:p>-293</text:p>
              </table:table-cell>
              <table:table-cell office:value-type="float" office:value="10495">
                <text:p>10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51">
                <text:p>3151</text:p>
              </table:table-cell>
              <table:table-cell office:value-type="float" office:value="-242">
                <text:p>-242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04">
                <text:p>3204</text:p>
              </table:table-cell>
              <table:table-cell office:value-type="float" office:value="-256">
                <text:p>-256</text:p>
              </table:table-cell>
              <table:table-cell office:value-type="float" office:value="10377">
                <text:p>103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83">
                <text:p>3283</text:p>
              </table:table-cell>
              <table:table-cell office:value-type="float" office:value="-299">
                <text:p>-299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64">
                <text:p>3364</text:p>
              </table:table-cell>
              <table:table-cell office:value-type="float" office:value="-355">
                <text:p>-355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50">
                <text:p>3450</text:p>
              </table:table-cell>
              <table:table-cell office:value-type="float" office:value="-397">
                <text:p>-397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25">
                <text:p>3525</text:p>
              </table:table-cell>
              <table:table-cell office:value-type="float" office:value="-357">
                <text:p>-357</text:p>
              </table:table-cell>
              <table:table-cell office:value-type="float" office:value="9981">
                <text:p>99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94">
                <text:p>3594</text:p>
              </table:table-cell>
              <table:table-cell office:value-type="float" office:value="-323">
                <text:p>-323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46">
                <text:p>3646</text:p>
              </table:table-cell>
              <table:table-cell office:value-type="float" office:value="-222">
                <text:p>-222</text:p>
              </table:table-cell>
              <table:table-cell office:value-type="float" office:value="9823">
                <text:p>98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76">
                <text:p>3676</text:p>
              </table:table-cell>
              <table:table-cell office:value-type="float" office:value="-186">
                <text:p>-186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13">
                <text:p>3713</text:p>
              </table:table-cell>
              <table:table-cell office:value-type="float" office:value="-214">
                <text:p>-214</text:p>
              </table:table-cell>
              <table:table-cell office:value-type="float" office:value="9633">
                <text:p>96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71">
                <text:p>3771</text:p>
              </table:table-cell>
              <table:table-cell office:value-type="float" office:value="-287">
                <text:p>-287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44">
                <text:p>3844</text:p>
              </table:table-cell>
              <table:table-cell office:value-type="float" office:value="-324">
                <text:p>-324</text:p>
              </table:table-cell>
              <table:table-cell office:value-type="float" office:value="9406">
                <text:p>94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35">
                <text:p>3935</text:p>
              </table:table-cell>
              <table:table-cell office:value-type="float" office:value="-382">
                <text:p>-382</text:p>
              </table:table-cell>
              <table:table-cell office:value-type="float" office:value="9352">
                <text:p>93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77">
                <text:p>3977</text:p>
              </table:table-cell>
              <table:table-cell office:value-type="float" office:value="-268">
                <text:p>-268</text:p>
              </table:table-cell>
              <table:table-cell office:value-type="float" office:value="9208">
                <text:p>92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31">
                <text:p>4031</text:p>
              </table:table-cell>
              <table:table-cell office:value-type="float" office:value="-197">
                <text:p>-197</text:p>
              </table:table-cell>
              <table:table-cell office:value-type="float" office:value="9141">
                <text:p>91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54">
                <text:p>4054</text:p>
              </table:table-cell>
              <table:table-cell office:value-type="float" office:value="-139">
                <text:p>-139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65">
                <text:p>4065</text:p>
              </table:table-cell>
              <table:table-cell office:value-type="float" office:value="-151">
                <text:p>-151</text:p>
              </table:table-cell>
              <table:table-cell office:value-type="float" office:value="8941">
                <text:p>89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77">
                <text:p>4077</text:p>
              </table:table-cell>
              <table:table-cell office:value-type="float" office:value="-247">
                <text:p>-247</text:p>
              </table:table-cell>
              <table:table-cell office:value-type="float" office:value="8866">
                <text:p>8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23">
                <text:p>4123</text:p>
              </table:table-cell>
              <table:table-cell office:value-type="float" office:value="-328">
                <text:p>-328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82">
                <text:p>4182</text:p>
              </table:table-cell>
              <table:table-cell office:value-type="float" office:value="-336">
                <text:p>-336</text:p>
              </table:table-cell>
              <table:table-cell office:value-type="float" office:value="8609">
                <text:p>86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29">
                <text:p>4229</text:p>
              </table:table-cell>
              <table:table-cell office:value-type="float" office:value="-315">
                <text:p>-315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49">
                <text:p>4249</text:p>
              </table:table-cell>
              <table:table-cell office:value-type="float" office:value="-183">
                <text:p>-183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52">
                <text:p>4252</text:p>
              </table:table-cell>
              <table:table-cell office:value-type="float" office:value="-131">
                <text:p>-131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48">
                <text:p>4248</text:p>
              </table:table-cell>
              <table:table-cell office:value-type="float" office:value="-71">
                <text:p>-71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01">
                <text:p>4301</text:p>
              </table:table-cell>
              <table:table-cell office:value-type="float" office:value="-163">
                <text:p>-163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60">
                <text:p>4260</text:p>
              </table:table-cell>
              <table:table-cell office:value-type="float" office:value="-227">
                <text:p>-227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88">
                <text:p>4288</text:p>
              </table:table-cell>
              <table:table-cell office:value-type="float" office:value="-275">
                <text:p>-275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13">
                <text:p>4313</text:p>
              </table:table-cell>
              <table:table-cell office:value-type="float" office:value="-257">
                <text:p>-257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29">
                <text:p>4329</text:p>
              </table:table-cell>
              <table:table-cell office:value-type="float" office:value="-175">
                <text:p>-175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04">
                <text:p>4304</text:p>
              </table:table-cell>
              <table:table-cell office:value-type="float" office:value="-150">
                <text:p>-150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41">
                <text:p>4341</text:p>
              </table:table-cell>
              <table:table-cell office:value-type="float" office:value="-132">
                <text:p>-132</text:p>
              </table:table-cell>
              <table:table-cell office:value-type="float" office:value="7783">
                <text:p>77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14">
                <text:p>4314</text:p>
              </table:table-cell>
              <table:table-cell office:value-type="float" office:value="-158">
                <text:p>-158</text:p>
              </table:table-cell>
              <table:table-cell office:value-type="float" office:value="7687">
                <text:p>76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22">
                <text:p>4322</text:p>
              </table:table-cell>
              <table:table-cell office:value-type="float" office:value="-195">
                <text:p>-195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29">
                <text:p>4329</text:p>
              </table:table-cell>
              <table:table-cell office:value-type="float" office:value="-219">
                <text:p>-219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16">
                <text:p>4316</text:p>
              </table:table-cell>
              <table:table-cell office:value-type="float" office:value="-201">
                <text:p>-201</text:p>
              </table:table-cell>
              <table:table-cell office:value-type="float" office:value="7425">
                <text:p>74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05">
                <text:p>4305</text:p>
              </table:table-cell>
              <table:table-cell office:value-type="float" office:value="-157">
                <text:p>-157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93">
                <text:p>4293</text:p>
              </table:table-cell>
              <table:table-cell office:value-type="float" office:value="-97">
                <text:p>-97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72">
                <text:p>4272</text:p>
              </table:table-cell>
              <table:table-cell office:value-type="float" office:value="-71">
                <text:p>-71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77">
                <text:p>4277</text:p>
              </table:table-cell>
              <table:table-cell office:value-type="float" office:value="-146">
                <text:p>-146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36">
                <text:p>4236</text:p>
              </table:table-cell>
              <table:table-cell office:value-type="float" office:value="-182">
                <text:p>-182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06">
                <text:p>4206</text:p>
              </table:table-cell>
              <table:table-cell office:value-type="float" office:value="-207">
                <text:p>-207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10">
                <text:p>4210</text:p>
              </table:table-cell>
              <table:table-cell office:value-type="float" office:value="-167">
                <text:p>-167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93">
                <text:p>4193</text:p>
              </table:table-cell>
              <table:table-cell office:value-type="float" office:value="-112">
                <text:p>-112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52">
                <text:p>4152</text:p>
              </table:table-cell>
              <table:table-cell office:value-type="float" office:value="-95">
                <text:p>-95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13">
                <text:p>4113</text:p>
              </table:table-cell>
              <table:table-cell office:value-type="float" office:value="-90">
                <text:p>-90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81">
                <text:p>4081</text:p>
              </table:table-cell>
              <table:table-cell office:value-type="float" office:value="-151">
                <text:p>-151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94">
                <text:p>4094</text:p>
              </table:table-cell>
              <table:table-cell office:value-type="float" office:value="-158">
                <text:p>-158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63">
                <text:p>4063</text:p>
              </table:table-cell>
              <table:table-cell office:value-type="float" office:value="-134">
                <text:p>-134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9">
                <text:p>4009</text:p>
              </table:table-cell>
              <table:table-cell office:value-type="float" office:value="-117">
                <text:p>-117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75">
                <text:p>3975</text:p>
              </table:table-cell>
              <table:table-cell office:value-type="float" office:value="-66">
                <text:p>-66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35">
                <text:p>3935</text:p>
              </table:table-cell>
              <table:table-cell office:value-type="float" office:value="-47">
                <text:p>-47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78">
                <text:p>3878</text:p>
              </table:table-cell>
              <table:table-cell office:value-type="float" office:value="-37">
                <text:p>-37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56">
                <text:p>3856</text:p>
              </table:table-cell>
              <table:table-cell office:value-type="float" office:value="-113">
                <text:p>-113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00">
                <text:p>3800</text:p>
              </table:table-cell>
              <table:table-cell office:value-type="float" office:value="-139">
                <text:p>-139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90">
                <text:p>3790</text:p>
              </table:table-cell>
              <table:table-cell office:value-type="float" office:value="-128">
                <text:p>-128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19">
                <text:p>3719</text:p>
              </table:table-cell>
              <table:table-cell office:value-type="float" office:value="-90">
                <text:p>-90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63">
                <text:p>3663</text:p>
              </table:table-cell>
              <table:table-cell office:value-type="float" office:value="-63">
                <text:p>-6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09">
                <text:p>3609</text:p>
              </table:table-cell>
              <table:table-cell office:value-type="float" office:value="-4">
                <text:p>-4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62">
                <text:p>3562</text:p>
              </table:table-cell>
              <table:table-cell office:value-type="float" office:value="-11">
                <text:p>-1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36">
                <text:p>3536</text:p>
              </table:table-cell>
              <table:table-cell office:value-type="float" office:value="-135">
                <text:p>-135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34">
                <text:p>3434</text:p>
              </table:table-cell>
              <table:table-cell office:value-type="float" office:value="-76">
                <text:p>-76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7">
                <text:p>3367</text:p>
              </table:table-cell>
              <table:table-cell office:value-type="float" office:value="-100">
                <text:p>-10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16">
                <text:p>3316</text:p>
              </table:table-cell>
              <table:table-cell office:value-type="float" office:value="-82">
                <text:p>-82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48">
                <text:p>3248</text:p>
              </table:table-cell>
              <table:table-cell office:value-type="float" office:value="-48">
                <text:p>-48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06">
                <text:p>3206</text:p>
              </table:table-cell>
              <table:table-cell office:value-type="float" office:value="16">
                <text:p>16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34">
                <text:p>3134</text:p>
              </table:table-cell>
              <table:table-cell office:value-type="float" office:value="-6">
                <text:p>-6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55">
                <text:p>3055</text:p>
              </table:table-cell>
              <table:table-cell office:value-type="float" office:value="-28">
                <text:p>-28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88">
                <text:p>2988</text:p>
              </table:table-cell>
              <table:table-cell office:value-type="float" office:value="-59">
                <text:p>-59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34">
                <text:p>2934</text:p>
              </table:table-cell>
              <table:table-cell office:value-type="float" office:value="-86">
                <text:p>-86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57">
                <text:p>2857</text:p>
              </table:table-cell>
              <table:table-cell office:value-type="float" office:value="-11">
                <text:p>-11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97">
                <text:p>2797</text:p>
              </table:table-cell>
              <table:table-cell office:value-type="float" office:value="-16">
                <text:p>-16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14">
                <text:p>2714</text:p>
              </table:table-cell>
              <table:table-cell office:value-type="float" office:value="-8">
                <text:p>-8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42">
                <text:p>2642</text:p>
              </table:table-cell>
              <table:table-cell office:value-type="float" office:value="61">
                <text:p>61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03">
                <text:p>2603</text:p>
              </table:table-cell>
              <table:table-cell office:value-type="float" office:value="-8">
                <text:p>-8</text:p>
              </table:table-cell>
              <table:table-cell office:value-type="float" office:value="4319">
                <text:p>43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17">
                <text:p>2517</text:p>
              </table:table-cell>
              <table:table-cell office:value-type="float" office:value="-119">
                <text:p>-119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20">
                <text:p>2420</text:p>
              </table:table-cell>
              <table:table-cell office:value-type="float" office:value="-80">
                <text:p>-80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55">
                <text:p>2355</text:p>
              </table:table-cell>
              <table:table-cell office:value-type="float" office:value="-54">
                <text:p>-54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07">
                <text:p>2307</text:p>
              </table:table-cell>
              <table:table-cell office:value-type="float" office:value="-2">
                <text:p>-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56">
                <text:p>2156</text:p>
              </table:table-cell>
              <table:table-cell office:value-type="float" office:value="82">
                <text:p>82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45">
                <text:p>2045</text:p>
              </table:table-cell>
              <table:table-cell office:value-type="float" office:value="52">
                <text:p>52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04">
                <text:p>2004</text:p>
              </table:table-cell>
              <table:table-cell office:value-type="float" office:value="-18">
                <text:p>-18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43">
                <text:p>1943</text:p>
              </table:table-cell>
              <table:table-cell office:value-type="float" office:value="-7">
                <text:p>-7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55">
                <text:p>1855</text:p>
              </table:table-cell>
              <table:table-cell office:value-type="float" office:value="-107">
                <text:p>-1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4">
                <text:p>1784</text:p>
              </table:table-cell>
              <table:table-cell office:value-type="float" office:value="-60">
                <text:p>-60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69">
                <text:p>1669</text:p>
              </table:table-cell>
              <table:table-cell office:value-type="float" office:value="-13">
                <text:p>-13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80">
                <text:p>1580</text:p>
              </table:table-cell>
              <table:table-cell office:value-type="float" office:value="30">
                <text:p>30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8">
                <text:p>1498</text:p>
              </table:table-cell>
              <table:table-cell office:value-type="float" office:value="82">
                <text:p>82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23">
                <text:p>1423</text:p>
              </table:table-cell>
              <table:table-cell office:value-type="float" office:value="70">
                <text:p>70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38">
                <text:p>1338</text:p>
              </table:table-cell>
              <table:table-cell office:value-type="float" office:value="-72">
                <text:p>-72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51">
                <text:p>1251</text:p>
              </table:table-cell>
              <table:table-cell office:value-type="float" office:value="-51">
                <text:p>-51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64">
                <text:p>1164</text:p>
              </table:table-cell>
              <table:table-cell office:value-type="float" office:value="-44">
                <text:p>-44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65">
                <text:p>1065</text:p>
              </table:table-cell>
              <table:table-cell office:value-type="float" office:value="-59">
                <text:p>-59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1">
                <text:p>911</text:p>
              </table:table-cell>
              <table:table-cell office:value-type="float" office:value="25">
                <text:p>25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44">
                <text:p>844</text:p>
              </table:table-cell>
              <table:table-cell office:value-type="float" office:value="82">
                <text:p>82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8">
                <text:p>758</text:p>
              </table:table-cell>
              <table:table-cell office:value-type="float" office:value="51">
                <text:p>51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5">
                <text:p>685</text:p>
              </table:table-cell>
              <table:table-cell office:value-type="float" office:value="7">
                <text:p>7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05">
                <text:p>605</text:p>
              </table:table-cell>
              <table:table-cell office:value-type="float" office:value="-29">
                <text:p>-29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0">
                <text:p>530</text:p>
              </table:table-cell>
              <table:table-cell office:value-type="float" office:value="-29">
                <text:p>-29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6">
                <text:p>326</text:p>
              </table:table-cell>
              <table:table-cell office:value-type="float" office:value="3">
                <text:p>3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">
                <text:p>200</text:p>
              </table:table-cell>
              <table:table-cell office:value-type="float" office:value="-1">
                <text:p>-1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5">
                <text:p>145</text:p>
              </table:table-cell>
              <table:table-cell office:value-type="float" office:value="42">
                <text:p>4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">
                <text:p>13</text:p>
              </table:table-cell>
              <table:table-cell office:value-type="float" office:value="-37">
                <text:p>-37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9">
                <text:p>-79</text:p>
              </table:table-cell>
              <table:table-cell office:value-type="float" office:value="8">
                <text:p>8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76">
                <text:p>-176</text:p>
              </table:table-cell>
              <table:table-cell office:value-type="float" office:value="-5">
                <text:p>-5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321">
                <text:p>-321</text:p>
              </table:table-cell>
              <table:table-cell office:value-type="float" office:value="-42">
                <text:p>-42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97">
                <text:p>-397</text:p>
              </table:table-cell>
              <table:table-cell office:value-type="float" office:value="-7">
                <text:p>-7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56">
                <text:p>-456</text:p>
              </table:table-cell>
              <table:table-cell office:value-type="float" office:value="-14">
                <text:p>-14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28">
                <text:p>-528</text:p>
              </table:table-cell>
              <table:table-cell office:value-type="float" office:value="12">
                <text:p>12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42">
                <text:p>-642</text:p>
              </table:table-cell>
              <table:table-cell office:value-type="float" office:value="0">
                <text:p>0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25">
                <text:p>-725</text:p>
              </table:table-cell>
              <table:table-cell office:value-type="float" office:value="-19">
                <text:p>-19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99">
                <text:p>-799</text:p>
              </table:table-cell>
              <table:table-cell office:value-type="float" office:value="3">
                <text:p>3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907">
                <text:p>-907</text:p>
              </table:table-cell>
              <table:table-cell office:value-type="float" office:value="-53">
                <text:p>-53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17">
                <text:p>-1017</text:p>
              </table:table-cell>
              <table:table-cell office:value-type="float" office:value="-20">
                <text:p>-2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058">
                <text:p>-1058</text:p>
              </table:table-cell>
              <table:table-cell office:value-type="float" office:value="20">
                <text:p>20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160">
                <text:p>-1160</text:p>
              </table:table-cell>
              <table:table-cell office:value-type="float" office:value="-6">
                <text:p>-6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222">
                <text:p>-1222</text:p>
              </table:table-cell>
              <table:table-cell office:value-type="float" office:value="-31">
                <text:p>-31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294">
                <text:p>-1294</text:p>
              </table:table-cell>
              <table:table-cell office:value-type="float" office:value="-20">
                <text:p>-20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399">
                <text:p>-1399</text:p>
              </table:table-cell>
              <table:table-cell office:value-type="float" office:value="-68">
                <text:p>-68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505">
                <text:p>-1505</text:p>
              </table:table-cell>
              <table:table-cell office:value-type="float" office:value="1">
                <text:p>1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597">
                <text:p>-1597</text:p>
              </table:table-cell>
              <table:table-cell office:value-type="float" office:value="-16">
                <text:p>-16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674">
                <text:p>-1674</text:p>
              </table:table-cell>
              <table:table-cell office:value-type="float" office:value="-51">
                <text:p>-51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776">
                <text:p>-1776</text:p>
              </table:table-cell>
              <table:table-cell office:value-type="float" office:value="-56">
                <text:p>-56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815">
                <text:p>-1815</text:p>
              </table:table-cell>
              <table:table-cell office:value-type="float" office:value="-17">
                <text:p>-17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871">
                <text:p>-1871</text:p>
              </table:table-cell>
              <table:table-cell office:value-type="float" office:value="-38">
                <text:p>-38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935">
                <text:p>-1935</text:p>
              </table:table-cell>
              <table:table-cell office:value-type="float" office:value="-22">
                <text:p>-22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033">
                <text:p>-2033</text:p>
              </table:table-cell>
              <table:table-cell office:value-type="float" office:value="-4">
                <text:p>-4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138">
                <text:p>-2138</text:p>
              </table:table-cell>
              <table:table-cell office:value-type="float" office:value="-17">
                <text:p>-17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228">
                <text:p>-2228</text:p>
              </table:table-cell>
              <table:table-cell office:value-type="float" office:value="-77">
                <text:p>-77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269">
                <text:p>-2269</text:p>
              </table:table-cell>
              <table:table-cell office:value-type="float" office:value="-50">
                <text:p>-50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339">
                <text:p>-2339</text:p>
              </table:table-cell>
              <table:table-cell office:value-type="float" office:value="-128">
                <text:p>-128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412">
                <text:p>-2412</text:p>
              </table:table-cell>
              <table:table-cell office:value-type="float" office:value="-99">
                <text:p>-99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508">
                <text:p>-2508</text:p>
              </table:table-cell>
              <table:table-cell office:value-type="float" office:value="-45">
                <text:p>-45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580">
                <text:p>-2580</text:p>
              </table:table-cell>
              <table:table-cell office:value-type="float" office:value="-60">
                <text:p>-6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608">
                <text:p>-2608</text:p>
              </table:table-cell>
              <table:table-cell office:value-type="float" office:value="-76">
                <text:p>-76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693">
                <text:p>-2693</text:p>
              </table:table-cell>
              <table:table-cell office:value-type="float" office:value="-56">
                <text:p>-56</text:p>
              </table:table-cell>
              <table:table-cell office:value-type="float" office:value="4732">
                <text:p>47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782">
                <text:p>-2782</text:p>
              </table:table-cell>
              <table:table-cell office:value-type="float" office:value="-104">
                <text:p>-104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867">
                <text:p>-2867</text:p>
              </table:table-cell>
              <table:table-cell office:value-type="float" office:value="-123">
                <text:p>-123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892">
                <text:p>-2892</text:p>
              </table:table-cell>
              <table:table-cell office:value-type="float" office:value="-53">
                <text:p>-53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918">
                <text:p>-2918</text:p>
              </table:table-cell>
              <table:table-cell office:value-type="float" office:value="-104">
                <text:p>-104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996">
                <text:p>-2996</text:p>
              </table:table-cell>
              <table:table-cell office:value-type="float" office:value="-112">
                <text:p>-112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3067">
                <text:p>-3067</text:p>
              </table:table-cell>
              <table:table-cell office:value-type="float" office:value="-25">
                <text:p>-25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118">
                <text:p>-3118</text:p>
              </table:table-cell>
              <table:table-cell office:value-type="float" office:value="-129">
                <text:p>-129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190">
                <text:p>-3190</text:p>
              </table:table-cell>
              <table:table-cell office:value-type="float" office:value="-144">
                <text:p>-144</text:p>
              </table:table-cell>
              <table:table-cell office:value-type="float" office:value="5296">
                <text:p>52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235">
                <text:p>-3235</text:p>
              </table:table-cell>
              <table:table-cell office:value-type="float" office:value="-148">
                <text:p>-148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237">
                <text:p>-3237</text:p>
              </table:table-cell>
              <table:table-cell office:value-type="float" office:value="-151">
                <text:p>-151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3262">
                <text:p>-3262</text:p>
              </table:table-cell>
              <table:table-cell office:value-type="float" office:value="-97">
                <text:p>-97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342">
                <text:p>-3342</text:p>
              </table:table-cell>
              <table:table-cell office:value-type="float" office:value="-62">
                <text:p>-62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397">
                <text:p>-3397</text:p>
              </table:table-cell>
              <table:table-cell office:value-type="float" office:value="-155">
                <text:p>-155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453">
                <text:p>-3453</text:p>
              </table:table-cell>
              <table:table-cell office:value-type="float" office:value="-95">
                <text:p>-95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3506">
                <text:p>-3506</text:p>
              </table:table-cell>
              <table:table-cell office:value-type="float" office:value="-123">
                <text:p>-123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517">
                <text:p>-3517</text:p>
              </table:table-cell>
              <table:table-cell office:value-type="float" office:value="-224">
                <text:p>-224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3564">
                <text:p>-3564</text:p>
              </table:table-cell>
              <table:table-cell office:value-type="float" office:value="-173">
                <text:p>-173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597">
                <text:p>-3597</text:p>
              </table:table-cell>
              <table:table-cell office:value-type="float" office:value="-147">
                <text:p>-147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3645">
                <text:p>-3645</text:p>
              </table:table-cell>
              <table:table-cell office:value-type="float" office:value="-148">
                <text:p>-14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706">
                <text:p>-3706</text:p>
              </table:table-cell>
              <table:table-cell office:value-type="float" office:value="-87">
                <text:p>-87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715">
                <text:p>-3715</text:p>
              </table:table-cell>
              <table:table-cell office:value-type="float" office:value="-153">
                <text:p>-153</text:p>
              </table:table-cell>
              <table:table-cell office:value-type="float" office:value="6347">
                <text:p>63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745">
                <text:p>-3745</text:p>
              </table:table-cell>
              <table:table-cell office:value-type="float" office:value="-209">
                <text:p>-209</text:p>
              </table:table-cell>
              <table:table-cell office:value-type="float" office:value="6413">
                <text:p>64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766">
                <text:p>-3766</text:p>
              </table:table-cell>
              <table:table-cell office:value-type="float" office:value="-163">
                <text:p>-163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782">
                <text:p>-3782</text:p>
              </table:table-cell>
              <table:table-cell office:value-type="float" office:value="-221">
                <text:p>-221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3800">
                <text:p>-3800</text:p>
              </table:table-cell>
              <table:table-cell office:value-type="float" office:value="-235">
                <text:p>-235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3759">
                <text:p>-3759</text:p>
              </table:table-cell>
              <table:table-cell office:value-type="float" office:value="-147">
                <text:p>-147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3813">
                <text:p>-3813</text:p>
              </table:table-cell>
              <table:table-cell office:value-type="float" office:value="-185">
                <text:p>-185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860">
                <text:p>-3860</text:p>
              </table:table-cell>
              <table:table-cell office:value-type="float" office:value="-187">
                <text:p>-187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3868">
                <text:p>-3868</text:p>
              </table:table-cell>
              <table:table-cell office:value-type="float" office:value="-149">
                <text:p>-149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872">
                <text:p>-3872</text:p>
              </table:table-cell>
              <table:table-cell office:value-type="float" office:value="-203">
                <text:p>-203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3887">
                <text:p>-3887</text:p>
              </table:table-cell>
              <table:table-cell office:value-type="float" office:value="-254">
                <text:p>-254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893">
                <text:p>-3893</text:p>
              </table:table-cell>
              <table:table-cell office:value-type="float" office:value="-231">
                <text:p>-231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3931">
                <text:p>-3931</text:p>
              </table:table-cell>
              <table:table-cell office:value-type="float" office:value="-227">
                <text:p>-227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3914">
                <text:p>-3914</text:p>
              </table:table-cell>
              <table:table-cell office:value-type="float" office:value="-210">
                <text:p>-210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3930">
                <text:p>-3930</text:p>
              </table:table-cell>
              <table:table-cell office:value-type="float" office:value="-198">
                <text:p>-198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3952">
                <text:p>-3952</text:p>
              </table:table-cell>
              <table:table-cell office:value-type="float" office:value="-198">
                <text:p>-198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3903">
                <text:p>-3903</text:p>
              </table:table-cell>
              <table:table-cell office:value-type="float" office:value="-229">
                <text:p>-229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897">
                <text:p>-3897</text:p>
              </table:table-cell>
              <table:table-cell office:value-type="float" office:value="-230">
                <text:p>-23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878">
                <text:p>-3878</text:p>
              </table:table-cell>
              <table:table-cell office:value-type="float" office:value="-267">
                <text:p>-267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877">
                <text:p>-3877</text:p>
              </table:table-cell>
              <table:table-cell office:value-type="float" office:value="-293">
                <text:p>-293</text:p>
              </table:table-cell>
              <table:table-cell office:value-type="float" office:value="8072">
                <text:p>80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3866">
                <text:p>-3866</text:p>
              </table:table-cell>
              <table:table-cell office:value-type="float" office:value="-310">
                <text:p>-31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898">
                <text:p>-3898</text:p>
              </table:table-cell>
              <table:table-cell office:value-type="float" office:value="-260">
                <text:p>-260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3889">
                <text:p>-3889</text:p>
              </table:table-cell>
              <table:table-cell office:value-type="float" office:value="-257">
                <text:p>-257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3852">
                <text:p>-3852</text:p>
              </table:table-cell>
              <table:table-cell office:value-type="float" office:value="-213">
                <text:p>-213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3821">
                <text:p>-3821</text:p>
              </table:table-cell>
              <table:table-cell office:value-type="float" office:value="-252">
                <text:p>-252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3836">
                <text:p>-3836</text:p>
              </table:table-cell>
              <table:table-cell office:value-type="float" office:value="-281">
                <text:p>-281</text:p>
              </table:table-cell>
              <table:table-cell office:value-type="float" office:value="8633">
                <text:p>86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3829">
                <text:p>-3829</text:p>
              </table:table-cell>
              <table:table-cell office:value-type="float" office:value="-319">
                <text:p>-319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3791">
                <text:p>-3791</text:p>
              </table:table-cell>
              <table:table-cell office:value-type="float" office:value="-328">
                <text:p>-328</text:p>
              </table:table-cell>
              <table:table-cell office:value-type="float" office:value="8798">
                <text:p>87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3764">
                <text:p>-3764</text:p>
              </table:table-cell>
              <table:table-cell office:value-type="float" office:value="-322">
                <text:p>-322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3705">
                <text:p>-3705</text:p>
              </table:table-cell>
              <table:table-cell office:value-type="float" office:value="-313">
                <text:p>-313</text:p>
              </table:table-cell>
              <table:table-cell office:value-type="float" office:value="8994">
                <text:p>89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682">
                <text:p>-3682</text:p>
              </table:table-cell>
              <table:table-cell office:value-type="float" office:value="-262">
                <text:p>-262</text:p>
              </table:table-cell>
              <table:table-cell office:value-type="float" office:value="9099">
                <text:p>90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3681">
                <text:p>-3681</text:p>
              </table:table-cell>
              <table:table-cell office:value-type="float" office:value="-293">
                <text:p>-293</text:p>
              </table:table-cell>
              <table:table-cell office:value-type="float" office:value="9165">
                <text:p>91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3651">
                <text:p>-3651</text:p>
              </table:table-cell>
              <table:table-cell office:value-type="float" office:value="-291">
                <text:p>-291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3588">
                <text:p>-3588</text:p>
              </table:table-cell>
              <table:table-cell office:value-type="float" office:value="-345">
                <text:p>-345</text:p>
              </table:table-cell>
              <table:table-cell office:value-type="float" office:value="9347">
                <text:p>93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552">
                <text:p>-3552</text:p>
              </table:table-cell>
              <table:table-cell office:value-type="float" office:value="-362">
                <text:p>-362</text:p>
              </table:table-cell>
              <table:table-cell office:value-type="float" office:value="9439">
                <text:p>94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518">
                <text:p>-3518</text:p>
              </table:table-cell>
              <table:table-cell office:value-type="float" office:value="-362">
                <text:p>-362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3510">
                <text:p>-3510</text:p>
              </table:table-cell>
              <table:table-cell office:value-type="float" office:value="-330">
                <text:p>-330</text:p>
              </table:table-cell>
              <table:table-cell office:value-type="float" office:value="9563">
                <text:p>95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471">
                <text:p>-3471</text:p>
              </table:table-cell>
              <table:table-cell office:value-type="float" office:value="-304">
                <text:p>-304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3405">
                <text:p>-3405</text:p>
              </table:table-cell>
              <table:table-cell office:value-type="float" office:value="-284">
                <text:p>-284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339">
                <text:p>-3339</text:p>
              </table:table-cell>
              <table:table-cell office:value-type="float" office:value="-334">
                <text:p>-334</text:p>
              </table:table-cell>
              <table:table-cell office:value-type="float" office:value="9799">
                <text:p>97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289">
                <text:p>-3289</text:p>
              </table:table-cell>
              <table:table-cell office:value-type="float" office:value="-366">
                <text:p>-366</text:p>
              </table:table-cell>
              <table:table-cell office:value-type="float" office:value="9912">
                <text:p>99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212">
                <text:p>-3212</text:p>
              </table:table-cell>
              <table:table-cell office:value-type="float" office:value="-356">
                <text:p>-356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182">
                <text:p>-3182</text:p>
              </table:table-cell>
              <table:table-cell office:value-type="float" office:value="-379">
                <text:p>-379</text:p>
              </table:table-cell>
              <table:table-cell office:value-type="float" office:value="10083">
                <text:p>100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163">
                <text:p>-3163</text:p>
              </table:table-cell>
              <table:table-cell office:value-type="float" office:value="-358">
                <text:p>-35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106">
                <text:p>-3106</text:p>
              </table:table-cell>
              <table:table-cell office:value-type="float" office:value="-344">
                <text:p>-344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032">
                <text:p>-3032</text:p>
              </table:table-cell>
              <table:table-cell office:value-type="float" office:value="-301">
                <text:p>-301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983">
                <text:p>-2983</text:p>
              </table:table-cell>
              <table:table-cell office:value-type="float" office:value="-341">
                <text:p>-341</text:p>
              </table:table-cell>
              <table:table-cell office:value-type="float" office:value="10342">
                <text:p>103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919">
                <text:p>-2919</text:p>
              </table:table-cell>
              <table:table-cell office:value-type="float" office:value="-376">
                <text:p>-376</text:p>
              </table:table-cell>
              <table:table-cell office:value-type="float" office:value="10441">
                <text:p>104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865">
                <text:p>-2865</text:p>
              </table:table-cell>
              <table:table-cell office:value-type="float" office:value="-414">
                <text:p>-414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796">
                <text:p>-2796</text:p>
              </table:table-cell>
              <table:table-cell office:value-type="float" office:value="-404">
                <text:p>-404</text:p>
              </table:table-cell>
              <table:table-cell office:value-type="float" office:value="10554">
                <text:p>105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733">
                <text:p>-2733</text:p>
              </table:table-cell>
              <table:table-cell office:value-type="float" office:value="-376">
                <text:p>-376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648">
                <text:p>-2648</text:p>
              </table:table-cell>
              <table:table-cell office:value-type="float" office:value="-314">
                <text:p>-314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606">
                <text:p>-2606</text:p>
              </table:table-cell>
              <table:table-cell office:value-type="float" office:value="-325">
                <text:p>-325</text:p>
              </table:table-cell>
              <table:table-cell office:value-type="float" office:value="10749">
                <text:p>107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561">
                <text:p>-2561</text:p>
              </table:table-cell>
              <table:table-cell office:value-type="float" office:value="-377">
                <text:p>-377</text:p>
              </table:table-cell>
              <table:table-cell office:value-type="float" office:value="10799">
                <text:p>107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487">
                <text:p>-2487</text:p>
              </table:table-cell>
              <table:table-cell office:value-type="float" office:value="-394">
                <text:p>-394</text:p>
              </table:table-cell>
              <table:table-cell office:value-type="float" office:value="10893">
                <text:p>108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384">
                <text:p>-2384</text:p>
              </table:table-cell>
              <table:table-cell office:value-type="float" office:value="-460">
                <text:p>-460</text:p>
              </table:table-cell>
              <table:table-cell office:value-type="float" office:value="10963">
                <text:p>10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319">
                <text:p>-2319</text:p>
              </table:table-cell>
              <table:table-cell office:value-type="float" office:value="-438">
                <text:p>-438</text:p>
              </table:table-cell>
              <table:table-cell office:value-type="float" office:value="10967">
                <text:p>109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244">
                <text:p>-2244</text:p>
              </table:table-cell>
              <table:table-cell office:value-type="float" office:value="-395">
                <text:p>-395</text:p>
              </table:table-cell>
              <table:table-cell office:value-type="float" office:value="11036">
                <text:p>110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196">
                <text:p>-2196</text:p>
              </table:table-cell>
              <table:table-cell office:value-type="float" office:value="-343">
                <text:p>-343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129">
                <text:p>-2129</text:p>
              </table:table-cell>
              <table:table-cell office:value-type="float" office:value="-325">
                <text:p>-325</text:p>
              </table:table-cell>
              <table:table-cell office:value-type="float" office:value="11170">
                <text:p>111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026">
                <text:p>-2026</text:p>
              </table:table-cell>
              <table:table-cell office:value-type="float" office:value="-352">
                <text:p>-352</text:p>
              </table:table-cell>
              <table:table-cell office:value-type="float" office:value="11254">
                <text:p>112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919">
                <text:p>-1919</text:p>
              </table:table-cell>
              <table:table-cell office:value-type="float" office:value="-427">
                <text:p>-427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835">
                <text:p>-1835</text:p>
              </table:table-cell>
              <table:table-cell office:value-type="float" office:value="-446">
                <text:p>-446</text:p>
              </table:table-cell>
              <table:table-cell office:value-type="float" office:value="11356">
                <text:p>113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793">
                <text:p>-1793</text:p>
              </table:table-cell>
              <table:table-cell office:value-type="float" office:value="-441">
                <text:p>-441</text:p>
              </table:table-cell>
              <table:table-cell office:value-type="float" office:value="11386">
                <text:p>113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708">
                <text:p>-1708</text:p>
              </table:table-cell>
              <table:table-cell office:value-type="float" office:value="-485">
                <text:p>-485</text:p>
              </table:table-cell>
              <table:table-cell office:value-type="float" office:value="11418">
                <text:p>114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639">
                <text:p>-1639</text:p>
              </table:table-cell>
              <table:table-cell office:value-type="float" office:value="-356">
                <text:p>-356</text:p>
              </table:table-cell>
              <table:table-cell office:value-type="float" office:value="11442">
                <text:p>114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550">
                <text:p>-1550</text:p>
              </table:table-cell>
              <table:table-cell office:value-type="float" office:value="-360">
                <text:p>-360</text:p>
              </table:table-cell>
              <table:table-cell office:value-type="float" office:value="11452">
                <text:p>114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481">
                <text:p>-1481</text:p>
              </table:table-cell>
              <table:table-cell office:value-type="float" office:value="-375">
                <text:p>-375</text:p>
              </table:table-cell>
              <table:table-cell office:value-type="float" office:value="11571">
                <text:p>115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347">
                <text:p>-1347</text:p>
              </table:table-cell>
              <table:table-cell office:value-type="float" office:value="-407">
                <text:p>-407</text:p>
              </table:table-cell>
              <table:table-cell office:value-type="float" office:value="11593">
                <text:p>115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275">
                <text:p>-1275</text:p>
              </table:table-cell>
              <table:table-cell office:value-type="float" office:value="-447">
                <text:p>-447</text:p>
              </table:table-cell>
              <table:table-cell office:value-type="float" office:value="11638">
                <text:p>116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230">
                <text:p>-1230</text:p>
              </table:table-cell>
              <table:table-cell office:value-type="float" office:value="-459">
                <text:p>-459</text:p>
              </table:table-cell>
              <table:table-cell office:value-type="float" office:value="11610">
                <text:p>116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133">
                <text:p>-1133</text:p>
              </table:table-cell>
              <table:table-cell office:value-type="float" office:value="-435">
                <text:p>-435</text:p>
              </table:table-cell>
              <table:table-cell office:value-type="float" office:value="11669">
                <text:p>116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068">
                <text:p>-1068</text:p>
              </table:table-cell>
              <table:table-cell office:value-type="float" office:value="-383">
                <text:p>-383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949">
                <text:p>-949</text:p>
              </table:table-cell>
              <table:table-cell office:value-type="float" office:value="-414">
                <text:p>-414</text:p>
              </table:table-cell>
              <table:table-cell office:value-type="float" office:value="11715">
                <text:p>117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911">
                <text:p>-911</text:p>
              </table:table-cell>
              <table:table-cell office:value-type="float" office:value="-387">
                <text:p>-387</text:p>
              </table:table-cell>
              <table:table-cell office:value-type="float" office:value="11772">
                <text:p>117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827">
                <text:p>-827</text:p>
              </table:table-cell>
              <table:table-cell office:value-type="float" office:value="-415">
                <text:p>-415</text:p>
              </table:table-cell>
              <table:table-cell office:value-type="float" office:value="11788">
                <text:p>117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717">
                <text:p>-717</text:p>
              </table:table-cell>
              <table:table-cell office:value-type="float" office:value="-463">
                <text:p>-463</text:p>
              </table:table-cell>
              <table:table-cell office:value-type="float" office:value="11777">
                <text:p>117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629">
                <text:p>-629</text:p>
              </table:table-cell>
              <table:table-cell office:value-type="float" office:value="-428">
                <text:p>-428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58">
                <text:p>-558</text:p>
              </table:table-cell>
              <table:table-cell office:value-type="float" office:value="-421">
                <text:p>-421</text:p>
              </table:table-cell>
              <table:table-cell office:value-type="float" office:value="11841">
                <text:p>118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55">
                <text:p>-455</text:p>
              </table:table-cell>
              <table:table-cell office:value-type="float" office:value="-425">
                <text:p>-425</text:p>
              </table:table-cell>
              <table:table-cell office:value-type="float" office:value="11861">
                <text:p>118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352">
                <text:p>-352</text:p>
              </table:table-cell>
              <table:table-cell office:value-type="float" office:value="-423">
                <text:p>-423</text:p>
              </table:table-cell>
              <table:table-cell office:value-type="float" office:value="11872">
                <text:p>118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55">
                <text:p>-255</text:p>
              </table:table-cell>
              <table:table-cell office:value-type="float" office:value="-413">
                <text:p>-413</text:p>
              </table:table-cell>
              <table:table-cell office:value-type="float" office:value="11845">
                <text:p>118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85">
                <text:p>-185</text:p>
              </table:table-cell>
              <table:table-cell office:value-type="float" office:value="-437">
                <text:p>-437</text:p>
              </table:table-cell>
              <table:table-cell office:value-type="float" office:value="11939">
                <text:p>119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04">
                <text:p>-104</text:p>
              </table:table-cell>
              <table:table-cell office:value-type="float" office:value="-414">
                <text:p>-414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">
                <text:p>23</text:p>
              </table:table-cell>
              <table:table-cell office:value-type="float" office:value="-468">
                <text:p>-468</text:p>
              </table:table-cell>
              <table:table-cell office:value-type="float" office:value="11881">
                <text:p>118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-414">
                <text:p>-414</text:p>
              </table:table-cell>
              <table:table-cell office:value-type="float" office:value="11889">
                <text:p>118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6">
                <text:p>156</text:p>
              </table:table-cell>
              <table:table-cell office:value-type="float" office:value="-407">
                <text:p>-407</text:p>
              </table:table-cell>
              <table:table-cell office:value-type="float" office:value="11901">
                <text:p>119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7">
                <text:p>257</text:p>
              </table:table-cell>
              <table:table-cell office:value-type="float" office:value="-423">
                <text:p>-423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22">
                <text:p>322</text:p>
              </table:table-cell>
              <table:table-cell office:value-type="float" office:value="-423">
                <text:p>-423</text:p>
              </table:table-cell>
              <table:table-cell office:value-type="float" office:value="11886">
                <text:p>118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5">
                <text:p>435</text:p>
              </table:table-cell>
              <table:table-cell office:value-type="float" office:value="-413">
                <text:p>-413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31">
                <text:p>531</text:p>
              </table:table-cell>
              <table:table-cell office:value-type="float" office:value="-419">
                <text:p>-419</text:p>
              </table:table-cell>
              <table:table-cell office:value-type="float" office:value="11926">
                <text:p>119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0">
                <text:p>640</text:p>
              </table:table-cell>
              <table:table-cell office:value-type="float" office:value="-455">
                <text:p>-455</text:p>
              </table:table-cell>
              <table:table-cell office:value-type="float" office:value="11881">
                <text:p>118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14">
                <text:p>714</text:p>
              </table:table-cell>
              <table:table-cell office:value-type="float" office:value="-393">
                <text:p>-393</text:p>
              </table:table-cell>
              <table:table-cell office:value-type="float" office:value="11871">
                <text:p>118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3">
                <text:p>813</text:p>
              </table:table-cell>
              <table:table-cell office:value-type="float" office:value="-416">
                <text:p>-416</text:p>
              </table:table-cell>
              <table:table-cell office:value-type="float" office:value="11866">
                <text:p>118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91">
                <text:p>891</text:p>
              </table:table-cell>
              <table:table-cell office:value-type="float" office:value="-434">
                <text:p>-434</text:p>
              </table:table-cell>
              <table:table-cell office:value-type="float" office:value="11851">
                <text:p>118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88">
                <text:p>988</text:p>
              </table:table-cell>
              <table:table-cell office:value-type="float" office:value="-397">
                <text:p>-397</text:p>
              </table:table-cell>
              <table:table-cell office:value-type="float" office:value="11877">
                <text:p>118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36">
                <text:p>1036</text:p>
              </table:table-cell>
              <table:table-cell office:value-type="float" office:value="-429">
                <text:p>-429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43">
                <text:p>1143</text:p>
              </table:table-cell>
              <table:table-cell office:value-type="float" office:value="-428">
                <text:p>-428</text:p>
              </table:table-cell>
              <table:table-cell office:value-type="float" office:value="11824">
                <text:p>118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66">
                <text:p>1266</text:p>
              </table:table-cell>
              <table:table-cell office:value-type="float" office:value="-404">
                <text:p>-404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58">
                <text:p>1358</text:p>
              </table:table-cell>
              <table:table-cell office:value-type="float" office:value="-398">
                <text:p>-398</text:p>
              </table:table-cell>
              <table:table-cell office:value-type="float" office:value="11791">
                <text:p>117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05">
                <text:p>1405</text:p>
              </table:table-cell>
              <table:table-cell office:value-type="float" office:value="-398">
                <text:p>-398</text:p>
              </table:table-cell>
              <table:table-cell office:value-type="float" office:value="11755">
                <text:p>117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75">
                <text:p>1475</text:p>
              </table:table-cell>
              <table:table-cell office:value-type="float" office:value="-414">
                <text:p>-414</text:p>
              </table:table-cell>
              <table:table-cell office:value-type="float" office:value="11739">
                <text:p>117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60">
                <text:p>1560</text:p>
              </table:table-cell>
              <table:table-cell office:value-type="float" office:value="-422">
                <text:p>-422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51">
                <text:p>1651</text:p>
              </table:table-cell>
              <table:table-cell office:value-type="float" office:value="-404">
                <text:p>-404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23">
                <text:p>1723</text:p>
              </table:table-cell>
              <table:table-cell office:value-type="float" office:value="-389">
                <text:p>-389</text:p>
              </table:table-cell>
              <table:table-cell office:value-type="float" office:value="11634">
                <text:p>116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05">
                <text:p>1805</text:p>
              </table:table-cell>
              <table:table-cell office:value-type="float" office:value="-404">
                <text:p>-404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78">
                <text:p>1878</text:p>
              </table:table-cell>
              <table:table-cell office:value-type="float" office:value="-370">
                <text:p>-370</text:p>
              </table:table-cell>
              <table:table-cell office:value-type="float" office:value="11544">
                <text:p>115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08">
                <text:p>2008</text:p>
              </table:table-cell>
              <table:table-cell office:value-type="float" office:value="-380">
                <text:p>-380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44">
                <text:p>2044</text:p>
              </table:table-cell>
              <table:table-cell office:value-type="float" office:value="-400">
                <text:p>-400</text:p>
              </table:table-cell>
              <table:table-cell office:value-type="float" office:value="11489">
                <text:p>114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43">
                <text:p>2143</text:p>
              </table:table-cell>
              <table:table-cell office:value-type="float" office:value="-365">
                <text:p>-365</text:p>
              </table:table-cell>
              <table:table-cell office:value-type="float" office:value="11451">
                <text:p>114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225">
                <text:p>2225</text:p>
              </table:table-cell>
              <table:table-cell office:value-type="float" office:value="-400">
                <text:p>-400</text:p>
              </table:table-cell>
              <table:table-cell office:value-type="float" office:value="11404">
                <text:p>114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99">
                <text:p>2299</text:p>
              </table:table-cell>
              <table:table-cell office:value-type="float" office:value="-392">
                <text:p>-392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17">
                <text:p>2417</text:p>
              </table:table-cell>
              <table:table-cell office:value-type="float" office:value="-344">
                <text:p>-344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37">
                <text:p>2437</text:p>
              </table:table-cell>
              <table:table-cell office:value-type="float" office:value="-389">
                <text:p>-389</text:p>
              </table:table-cell>
              <table:table-cell office:value-type="float" office:value="11290">
                <text:p>1129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45">
                <text:p>2545</text:p>
              </table:table-cell>
              <table:table-cell office:value-type="float" office:value="-385">
                <text:p>-385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92">
                <text:p>2592</text:p>
              </table:table-cell>
              <table:table-cell office:value-type="float" office:value="-353">
                <text:p>-353</text:p>
              </table:table-cell>
              <table:table-cell office:value-type="float" office:value="11206">
                <text:p>112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85">
                <text:p>2685</text:p>
              </table:table-cell>
              <table:table-cell office:value-type="float" office:value="-404">
                <text:p>-404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18">
                <text:p>2718</text:p>
              </table:table-cell>
              <table:table-cell office:value-type="float" office:value="-396">
                <text:p>-396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15">
                <text:p>2815</text:p>
              </table:table-cell>
              <table:table-cell office:value-type="float" office:value="-349">
                <text:p>-349</text:p>
              </table:table-cell>
              <table:table-cell office:value-type="float" office:value="11006">
                <text:p>110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80">
                <text:p>2880</text:p>
              </table:table-cell>
              <table:table-cell office:value-type="float" office:value="-342">
                <text:p>-342</text:p>
              </table:table-cell>
              <table:table-cell office:value-type="float" office:value="10956">
                <text:p>109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946">
                <text:p>2946</text:p>
              </table:table-cell>
              <table:table-cell office:value-type="float" office:value="-313">
                <text:p>-313</text:p>
              </table:table-cell>
              <table:table-cell office:value-type="float" office:value="10931">
                <text:p>109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16">
                <text:p>3016</text:p>
              </table:table-cell>
              <table:table-cell office:value-type="float" office:value="-332">
                <text:p>-332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85">
                <text:p>3085</text:p>
              </table:table-cell>
              <table:table-cell office:value-type="float" office:value="-399">
                <text:p>-399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06">
                <text:p>3106</text:p>
              </table:table-cell>
              <table:table-cell office:value-type="float" office:value="-382">
                <text:p>-382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79">
                <text:p>3179</text:p>
              </table:table-cell>
              <table:table-cell office:value-type="float" office:value="-349">
                <text:p>-349</text:p>
              </table:table-cell>
              <table:table-cell office:value-type="float" office:value="10667">
                <text:p>106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240">
                <text:p>3240</text:p>
              </table:table-cell>
              <table:table-cell office:value-type="float" office:value="-329">
                <text:p>-329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280">
                <text:p>3280</text:p>
              </table:table-cell>
              <table:table-cell office:value-type="float" office:value="-280">
                <text:p>-280</text:p>
              </table:table-cell>
              <table:table-cell office:value-type="float" office:value="10569">
                <text:p>105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330">
                <text:p>3330</text:p>
              </table:table-cell>
              <table:table-cell office:value-type="float" office:value="-277">
                <text:p>-277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19">
                <text:p>3419</text:p>
              </table:table-cell>
              <table:table-cell office:value-type="float" office:value="-321">
                <text:p>-321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463">
                <text:p>3463</text:p>
              </table:table-cell>
              <table:table-cell office:value-type="float" office:value="-357">
                <text:p>-357</text:p>
              </table:table-cell>
              <table:table-cell office:value-type="float" office:value="10306">
                <text:p>103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473">
                <text:p>3473</text:p>
              </table:table-cell>
              <table:table-cell office:value-type="float" office:value="-391">
                <text:p>-391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54">
                <text:p>3554</text:p>
              </table:table-cell>
              <table:table-cell office:value-type="float" office:value="-365">
                <text:p>-365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27">
                <text:p>3627</text:p>
              </table:table-cell>
              <table:table-cell office:value-type="float" office:value="-319">
                <text:p>-319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73">
                <text:p>3673</text:p>
              </table:table-cell>
              <table:table-cell office:value-type="float" office:value="-244">
                <text:p>-244</text:p>
              </table:table-cell>
              <table:table-cell office:value-type="float" office:value="10023">
                <text:p>100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25">
                <text:p>3725</text:p>
              </table:table-cell>
              <table:table-cell office:value-type="float" office:value="-266">
                <text:p>-266</text:p>
              </table:table-cell>
              <table:table-cell office:value-type="float" office:value="9969">
                <text:p>99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730">
                <text:p>3730</text:p>
              </table:table-cell>
              <table:table-cell office:value-type="float" office:value="-231">
                <text:p>-231</text:p>
              </table:table-cell>
              <table:table-cell office:value-type="float" office:value="9916">
                <text:p>99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833">
                <text:p>3833</text:p>
              </table:table-cell>
              <table:table-cell office:value-type="float" office:value="-288">
                <text:p>-288</text:p>
              </table:table-cell>
              <table:table-cell office:value-type="float" office:value="9892">
                <text:p>98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829">
                <text:p>3829</text:p>
              </table:table-cell>
              <table:table-cell office:value-type="float" office:value="-415">
                <text:p>-415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882">
                <text:p>3882</text:p>
              </table:table-cell>
              <table:table-cell office:value-type="float" office:value="-364">
                <text:p>-364</text:p>
              </table:table-cell>
              <table:table-cell office:value-type="float" office:value="9659">
                <text:p>96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26">
                <text:p>3926</text:p>
              </table:table-cell>
              <table:table-cell office:value-type="float" office:value="-299">
                <text:p>-299</text:p>
              </table:table-cell>
              <table:table-cell office:value-type="float" office:value="9595">
                <text:p>95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64">
                <text:p>3964</text:p>
              </table:table-cell>
              <table:table-cell office:value-type="float" office:value="-247">
                <text:p>-247</text:p>
              </table:table-cell>
              <table:table-cell office:value-type="float" office:value="9507">
                <text:p>95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978">
                <text:p>3978</text:p>
              </table:table-cell>
              <table:table-cell office:value-type="float" office:value="-203">
                <text:p>-203</text:p>
              </table:table-cell>
              <table:table-cell office:value-type="float" office:value="9445">
                <text:p>94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79">
                <text:p>3979</text:p>
              </table:table-cell>
              <table:table-cell office:value-type="float" office:value="-222">
                <text:p>-222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31">
                <text:p>4031</text:p>
              </table:table-cell>
              <table:table-cell office:value-type="float" office:value="-296">
                <text:p>-296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73">
                <text:p>4073</text:p>
              </table:table-cell>
              <table:table-cell office:value-type="float" office:value="-354">
                <text:p>-354</text:p>
              </table:table-cell>
              <table:table-cell office:value-type="float" office:value="9193">
                <text:p>91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104">
                <text:p>4104</text:p>
              </table:table-cell>
              <table:table-cell office:value-type="float" office:value="-358">
                <text:p>-358</text:p>
              </table:table-cell>
              <table:table-cell office:value-type="float" office:value="9130">
                <text:p>913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135">
                <text:p>4135</text:p>
              </table:table-cell>
              <table:table-cell office:value-type="float" office:value="-285">
                <text:p>-285</text:p>
              </table:table-cell>
              <table:table-cell office:value-type="float" office:value="9047">
                <text:p>90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187">
                <text:p>4187</text:p>
              </table:table-cell>
              <table:table-cell office:value-type="float" office:value="-205">
                <text:p>-205</text:p>
              </table:table-cell>
              <table:table-cell office:value-type="float" office:value="8985">
                <text:p>89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25">
                <text:p>4225</text:p>
              </table:table-cell>
              <table:table-cell office:value-type="float" office:value="-126">
                <text:p>-126</text:p>
              </table:table-cell>
              <table:table-cell office:value-type="float" office:value="8919">
                <text:p>89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190">
                <text:p>4190</text:p>
              </table:table-cell>
              <table:table-cell office:value-type="float" office:value="-153">
                <text:p>-153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27">
                <text:p>4227</text:p>
              </table:table-cell>
              <table:table-cell office:value-type="float" office:value="-198">
                <text:p>-198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56">
                <text:p>4256</text:p>
              </table:table-cell>
              <table:table-cell office:value-type="float" office:value="-259">
                <text:p>-259</text:p>
              </table:table-cell>
              <table:table-cell office:value-type="float" office:value="8617">
                <text:p>86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56">
                <text:p>4256</text:p>
              </table:table-cell>
              <table:table-cell office:value-type="float" office:value="-299">
                <text:p>-299</text:p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92">
                <text:p>4292</text:p>
              </table:table-cell>
              <table:table-cell office:value-type="float" office:value="-273">
                <text:p>-273</text:p>
              </table:table-cell>
              <table:table-cell office:value-type="float" office:value="8461">
                <text:p>84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85">
                <text:p>4285</text:p>
              </table:table-cell>
              <table:table-cell office:value-type="float" office:value="-181">
                <text:p>-181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88">
                <text:p>4288</text:p>
              </table:table-cell>
              <table:table-cell office:value-type="float" office:value="-146">
                <text:p>-146</text:p>
              </table:table-cell>
              <table:table-cell office:value-type="float" office:value="8301">
                <text:p>83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327">
                <text:p>4327</text:p>
              </table:table-cell>
              <table:table-cell office:value-type="float" office:value="-127">
                <text:p>-127</text:p>
              </table:table-cell>
              <table:table-cell office:value-type="float" office:value="8238">
                <text:p>82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304">
                <text:p>4304</text:p>
              </table:table-cell>
              <table:table-cell office:value-type="float" office:value="-176">
                <text:p>-176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06">
                <text:p>4306</text:p>
              </table:table-cell>
              <table:table-cell office:value-type="float" office:value="-263">
                <text:p>-263</text:p>
              </table:table-cell>
              <table:table-cell office:value-type="float" office:value="8109">
                <text:p>81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356">
                <text:p>4356</text:p>
              </table:table-cell>
              <table:table-cell office:value-type="float" office:value="-314">
                <text:p>-314</text:p>
              </table:table-cell>
              <table:table-cell office:value-type="float" office:value="8006">
                <text:p>80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338">
                <text:p>4338</text:p>
              </table:table-cell>
              <table:table-cell office:value-type="float" office:value="-280">
                <text:p>-280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351">
                <text:p>4351</text:p>
              </table:table-cell>
              <table:table-cell office:value-type="float" office:value="-160">
                <text:p>-160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315">
                <text:p>4315</text:p>
              </table:table-cell>
              <table:table-cell office:value-type="float" office:value="-97">
                <text:p>-97</text:p>
              </table:table-cell>
              <table:table-cell office:value-type="float" office:value="7741">
                <text:p>77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321">
                <text:p>4321</text:p>
              </table:table-cell>
              <table:table-cell office:value-type="float" office:value="-75">
                <text:p>-75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318">
                <text:p>4318</text:p>
              </table:table-cell>
              <table:table-cell office:value-type="float" office:value="-162">
                <text:p>-162</text:p>
              </table:table-cell>
              <table:table-cell office:value-type="float" office:value="7631">
                <text:p>76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328">
                <text:p>4328</text:p>
              </table:table-cell>
              <table:table-cell office:value-type="float" office:value="-230">
                <text:p>-230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98">
                <text:p>4298</text:p>
              </table:table-cell>
              <table:table-cell office:value-type="float" office:value="-243">
                <text:p>-243</text:p>
              </table:table-cell>
              <table:table-cell office:value-type="float" office:value="7441">
                <text:p>74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301">
                <text:p>4301</text:p>
              </table:table-cell>
              <table:table-cell office:value-type="float" office:value="-225">
                <text:p>-225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301">
                <text:p>4301</text:p>
              </table:table-cell>
              <table:table-cell office:value-type="float" office:value="-151">
                <text:p>-151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86">
                <text:p>4286</text:p>
              </table:table-cell>
              <table:table-cell office:value-type="float" office:value="-72">
                <text:p>-72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61">
                <text:p>4261</text:p>
              </table:table-cell>
              <table:table-cell office:value-type="float" office:value="-82">
                <text:p>-82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21">
                <text:p>4221</text:p>
              </table:table-cell>
              <table:table-cell office:value-type="float" office:value="-118">
                <text:p>-118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49">
                <text:p>4249</text:p>
              </table:table-cell>
              <table:table-cell office:value-type="float" office:value="-180">
                <text:p>-180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09">
                <text:p>4209</text:p>
              </table:table-cell>
              <table:table-cell office:value-type="float" office:value="-228">
                <text:p>-228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15">
                <text:p>4215</text:p>
              </table:table-cell>
              <table:table-cell office:value-type="float" office:value="-231">
                <text:p>-231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178">
                <text:p>4178</text:p>
              </table:table-cell>
              <table:table-cell office:value-type="float" office:value="-121">
                <text:p>-121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72">
                <text:p>4172</text:p>
              </table:table-cell>
              <table:table-cell office:value-type="float" office:value="-56">
                <text:p>-56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135">
                <text:p>4135</text:p>
              </table:table-cell>
              <table:table-cell office:value-type="float" office:value="-45">
                <text:p>-45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92">
                <text:p>4092</text:p>
              </table:table-cell>
              <table:table-cell office:value-type="float" office:value="-24">
                <text:p>-24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73">
                <text:p>4073</text:p>
              </table:table-cell>
              <table:table-cell office:value-type="float" office:value="-100">
                <text:p>-100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26">
                <text:p>4026</text:p>
              </table:table-cell>
              <table:table-cell office:value-type="float" office:value="-173">
                <text:p>-173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07">
                <text:p>4007</text:p>
              </table:table-cell>
              <table:table-cell office:value-type="float" office:value="-139">
                <text:p>-139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77">
                <text:p>3977</text:p>
              </table:table-cell>
              <table:table-cell office:value-type="float" office:value="-120">
                <text:p>-120</text:p>
              </table:table-cell>
              <table:table-cell office:value-type="float" office:value="6165">
                <text:p>61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59">
                <text:p>3959</text:p>
              </table:table-cell>
              <table:table-cell office:value-type="float" office:value="-103">
                <text:p>-103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31">
                <text:p>3931</text:p>
              </table:table-cell>
              <table:table-cell office:value-type="float" office:value="-44">
                <text:p>-44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54">
                <text:p>3854</text:p>
              </table:table-cell>
              <table:table-cell office:value-type="float" office:value="-85">
                <text:p>-85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04">
                <text:p>3804</text:p>
              </table:table-cell>
              <table:table-cell office:value-type="float" office:value="-113">
                <text:p>-113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86">
                <text:p>3786</text:p>
              </table:table-cell>
              <table:table-cell office:value-type="float" office:value="-120">
                <text:p>-120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60">
                <text:p>3760</text:p>
              </table:table-cell>
              <table:table-cell office:value-type="float" office:value="-137">
                <text:p>-137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34">
                <text:p>3734</text:p>
              </table:table-cell>
              <table:table-cell office:value-type="float" office:value="-62">
                <text:p>-62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92">
                <text:p>3692</text:p>
              </table:table-cell>
              <table:table-cell office:value-type="float" office:value="-64">
                <text:p>-64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611">
                <text:p>3611</text:p>
              </table:table-cell>
              <table:table-cell office:value-type="float" office:value="-37">
                <text:p>-37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80">
                <text:p>3580</text:p>
              </table:table-cell>
              <table:table-cell office:value-type="float" office:value="-68">
                <text:p>-68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521">
                <text:p>3521</text:p>
              </table:table-cell>
              <table:table-cell office:value-type="float" office:value="-95">
                <text:p>-95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10">
                <text:p>3510</text:p>
              </table:table-cell>
              <table:table-cell office:value-type="float" office:value="-114">
                <text:p>-114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470">
                <text:p>3470</text:p>
              </table:table-cell>
              <table:table-cell office:value-type="float" office:value="-99">
                <text:p>-99</text:p>
              </table:table-cell>
              <table:table-cell office:value-type="float" office:value="5303">
                <text:p>53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82">
                <text:p>3382</text:p>
              </table:table-cell>
              <table:table-cell office:value-type="float" office:value="-56">
                <text:p>-56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336">
                <text:p>3336</text:p>
              </table:table-cell>
              <table:table-cell office:value-type="float" office:value="-31">
                <text:p>-31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278">
                <text:p>3278</text:p>
              </table:table-cell>
              <table:table-cell office:value-type="float" office:value="-41">
                <text:p>-41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62">
                <text:p>3262</text:p>
              </table:table-cell>
              <table:table-cell office:value-type="float" office:value="-81">
                <text:p>-81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227">
                <text:p>3227</text:p>
              </table:table-cell>
              <table:table-cell office:value-type="float" office:value="-65">
                <text:p>-6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23">
                <text:p>3123</text:p>
              </table:table-cell>
              <table:table-cell office:value-type="float" office:value="-83">
                <text:p>-83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93">
                <text:p>3093</text:p>
              </table:table-cell>
              <table:table-cell office:value-type="float" office:value="-60">
                <text:p>-60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49">
                <text:p>3049</text:p>
              </table:table-cell>
              <table:table-cell office:value-type="float" office:value="-55">
                <text:p>-55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02">
                <text:p>3002</text:p>
              </table:table-cell>
              <table:table-cell office:value-type="float" office:value="0">
                <text:p>0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15">
                <text:p>2915</text:p>
              </table:table-cell>
              <table:table-cell office:value-type="float" office:value="-19">
                <text:p>-19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72">
                <text:p>2872</text:p>
              </table:table-cell>
              <table:table-cell office:value-type="float" office:value="-14">
                <text:p>-14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75">
                <text:p>2775</text:p>
              </table:table-cell>
              <table:table-cell office:value-type="float" office:value="-69">
                <text:p>-69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18">
                <text:p>2718</text:p>
              </table:table-cell>
              <table:table-cell office:value-type="float" office:value="-36">
                <text:p>-36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43">
                <text:p>2643</text:p>
              </table:table-cell>
              <table:table-cell office:value-type="float" office:value="-35">
                <text:p>-35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69">
                <text:p>2569</text:p>
              </table:table-cell>
              <table:table-cell office:value-type="float" office:value="6">
                <text:p>6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01">
                <text:p>2501</text:p>
              </table:table-cell>
              <table:table-cell office:value-type="float" office:value="-10">
                <text:p>-1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53">
                <text:p>2453</text:p>
              </table:table-cell>
              <table:table-cell office:value-type="float" office:value="15">
                <text:p>15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96">
                <text:p>2396</text:p>
              </table:table-cell>
              <table:table-cell office:value-type="float" office:value="-28">
                <text:p>-28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49">
                <text:p>2349</text:p>
              </table:table-cell>
              <table:table-cell office:value-type="float" office:value="-48">
                <text:p>-48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10">
                <text:p>2310</text:p>
              </table:table-cell>
              <table:table-cell office:value-type="float" office:value="-65">
                <text:p>-65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29">
                <text:p>2229</text:p>
              </table:table-cell>
              <table:table-cell office:value-type="float" office:value="-40">
                <text:p>-40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26">
                <text:p>2126</text:p>
              </table:table-cell>
              <table:table-cell office:value-type="float" office:value="14">
                <text:p>14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57">
                <text:p>2057</text:p>
              </table:table-cell>
              <table:table-cell office:value-type="float" office:value="13">
                <text:p>13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74">
                <text:p>1974</text:p>
              </table:table-cell>
              <table:table-cell office:value-type="float" office:value="9">
                <text:p>9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10">
                <text:p>1910</text:p>
              </table:table-cell>
              <table:table-cell office:value-type="float" office:value="-44">
                <text:p>-44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59">
                <text:p>1859</text:p>
              </table:table-cell>
              <table:table-cell office:value-type="float" office:value="0">
                <text:p>0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56">
                <text:p>1756</text:p>
              </table:table-cell>
              <table:table-cell office:value-type="float" office:value="-37">
                <text:p>-37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10">
                <text:p>1710</text:p>
              </table:table-cell>
              <table:table-cell office:value-type="float" office:value="-7">
                <text:p>-7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28">
                <text:p>1628</text:p>
              </table:table-cell>
              <table:table-cell office:value-type="float" office:value="31">
                <text:p>31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72">
                <text:p>1572</text:p>
              </table:table-cell>
              <table:table-cell office:value-type="float" office:value="35">
                <text:p>3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84">
                <text:p>1484</text:p>
              </table:table-cell>
              <table:table-cell office:value-type="float" office:value="-11">
                <text:p>-11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6">
                <text:p>1436</text:p>
              </table:table-cell>
              <table:table-cell office:value-type="float" office:value="10">
                <text:p>10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58">
                <text:p>1358</text:p>
              </table:table-cell>
              <table:table-cell office:value-type="float" office:value="-21">
                <text:p>-21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94">
                <text:p>1294</text:p>
              </table:table-cell>
              <table:table-cell office:value-type="float" office:value="-61">
                <text:p>-61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21">
                <text:p>1221</text:p>
              </table:table-cell>
              <table:table-cell office:value-type="float" office:value="10">
                <text:p>10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56">
                <text:p>1156</text:p>
              </table:table-cell>
              <table:table-cell office:value-type="float" office:value="-14">
                <text:p>-14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80">
                <text:p>1080</text:p>
              </table:table-cell>
              <table:table-cell office:value-type="float" office:value="23">
                <text:p>23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68">
                <text:p>968</text:p>
              </table:table-cell>
              <table:table-cell office:value-type="float" office:value="49">
                <text:p>49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07">
                <text:p>907</text:p>
              </table:table-cell>
              <table:table-cell office:value-type="float" office:value="-7">
                <text:p>-7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17">
                <text:p>817</text:p>
              </table:table-cell>
              <table:table-cell office:value-type="float" office:value="14">
                <text:p>14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65">
                <text:p>765</text:p>
              </table:table-cell>
              <table:table-cell office:value-type="float" office:value="13">
                <text:p>13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-39">
                <text:p>-39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00">
                <text:p>600</text:p>
              </table:table-cell>
              <table:table-cell office:value-type="float" office:value="-12">
                <text:p>-12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21">
                <text:p>521</text:p>
              </table:table-cell>
              <table:table-cell office:value-type="float" office:value="-4">
                <text:p>-4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44">
                <text:p>444</text:p>
              </table:table-cell>
              <table:table-cell office:value-type="float" office:value="-10">
                <text:p>-10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76">
                <text:p>376</text:p>
              </table:table-cell>
              <table:table-cell office:value-type="float" office:value="-30">
                <text:p>-30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1">
                <text:p>291</text:p>
              </table:table-cell>
              <table:table-cell office:value-type="float" office:value="-3">
                <text:p>-3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47">
                <text:p>247</text:p>
              </table:table-cell>
              <table:table-cell office:value-type="float" office:value="-28">
                <text:p>-2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6">
                <text:p>156</text:p>
              </table:table-cell>
              <table:table-cell office:value-type="float" office:value="19">
                <text:p>19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85">
                <text:p>-85</text:p>
              </table:table-cell>
              <table:table-cell office:value-type="float" office:value="-1">
                <text:p>-1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45">
                <text:p>-145</text:p>
              </table:table-cell>
              <table:table-cell office:value-type="float" office:value="-15">
                <text:p>-15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260">
                <text:p>-260</text:p>
              </table:table-cell>
              <table:table-cell office:value-type="float" office:value="-28">
                <text:p>-28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289">
                <text:p>-289</text:p>
              </table:table-cell>
              <table:table-cell office:value-type="float" office:value="-16">
                <text:p>-16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94">
                <text:p>-394</text:p>
              </table:table-cell>
              <table:table-cell office:value-type="float" office:value="-18">
                <text:p>-18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496">
                <text:p>-496</text:p>
              </table:table-cell>
              <table:table-cell office:value-type="float" office:value="-37">
                <text:p>-37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531">
                <text:p>-531</text:p>
              </table:table-cell>
              <table:table-cell office:value-type="float" office:value="-16">
                <text:p>-16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610">
                <text:p>-610</text:p>
              </table:table-cell>
              <table:table-cell office:value-type="float" office:value="-8">
                <text:p>-8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643">
                <text:p>-643</text:p>
              </table:table-cell>
              <table:table-cell office:value-type="float" office:value="-10">
                <text:p>-10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721">
                <text:p>-721</text:p>
              </table:table-cell>
              <table:table-cell office:value-type="float" office:value="-13">
                <text:p>-1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806">
                <text:p>-806</text:p>
              </table:table-cell>
              <table:table-cell office:value-type="float" office:value="-2">
                <text:p>-2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887">
                <text:p>-887</text:p>
              </table:table-cell>
              <table:table-cell office:value-type="float" office:value="13">
                <text:p>13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966">
                <text:p>-966</text:p>
              </table:table-cell>
              <table:table-cell office:value-type="float" office:value="13">
                <text:p>13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021">
                <text:p>-1021</text:p>
              </table:table-cell>
              <table:table-cell office:value-type="float" office:value="-9">
                <text:p>-9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102">
                <text:p>-1102</text:p>
              </table:table-cell>
              <table:table-cell office:value-type="float" office:value="15">
                <text:p>15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202">
                <text:p>-1202</text:p>
              </table:table-cell>
              <table:table-cell office:value-type="float" office:value="-70">
                <text:p>-70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277">
                <text:p>-1277</text:p>
              </table:table-cell>
              <table:table-cell office:value-type="float" office:value="-43">
                <text:p>-43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341">
                <text:p>-1341</text:p>
              </table:table-cell>
              <table:table-cell office:value-type="float" office:value="-25">
                <text:p>-25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395">
                <text:p>-1395</text:p>
              </table:table-cell>
              <table:table-cell office:value-type="float" office:value="-35">
                <text:p>-35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472">
                <text:p>-1472</text:p>
              </table:table-cell>
              <table:table-cell office:value-type="float" office:value="-41">
                <text:p>-41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557">
                <text:p>-1557</text:p>
              </table:table-cell>
              <table:table-cell office:value-type="float" office:value="-28">
                <text:p>-28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651">
                <text:p>-1651</text:p>
              </table:table-cell>
              <table:table-cell office:value-type="float" office:value="-44">
                <text:p>-44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663">
                <text:p>-1663</text:p>
              </table:table-cell>
              <table:table-cell office:value-type="float" office:value="-31">
                <text:p>-31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727">
                <text:p>-1727</text:p>
              </table:table-cell>
              <table:table-cell office:value-type="float" office:value="-40">
                <text:p>-4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801">
                <text:p>-1801</text:p>
              </table:table-cell>
              <table:table-cell office:value-type="float" office:value="-37">
                <text:p>-37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891">
                <text:p>-1891</text:p>
              </table:table-cell>
              <table:table-cell office:value-type="float" office:value="-24">
                <text:p>-24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948">
                <text:p>-1948</text:p>
              </table:table-cell>
              <table:table-cell office:value-type="float" office:value="-50">
                <text:p>-50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031">
                <text:p>-2031</text:p>
              </table:table-cell>
              <table:table-cell office:value-type="float" office:value="-61">
                <text:p>-61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2051">
                <text:p>-2051</text:p>
              </table:table-cell>
              <table:table-cell office:value-type="float" office:value="-50">
                <text:p>-50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2119">
                <text:p>-2119</text:p>
              </table:table-cell>
              <table:table-cell office:value-type="float" office:value="-60">
                <text:p>-60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2167">
                <text:p>-2167</text:p>
              </table:table-cell>
              <table:table-cell office:value-type="float" office:value="-54">
                <text:p>-54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2243">
                <text:p>-2243</text:p>
              </table:table-cell>
              <table:table-cell office:value-type="float" office:value="-59">
                <text:p>-5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2318">
                <text:p>-2318</text:p>
              </table:table-cell>
              <table:table-cell office:value-type="float" office:value="-64">
                <text:p>-64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2370">
                <text:p>-2370</text:p>
              </table:table-cell>
              <table:table-cell office:value-type="float" office:value="-99">
                <text:p>-99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2460">
                <text:p>-2460</text:p>
              </table:table-cell>
              <table:table-cell office:value-type="float" office:value="-80">
                <text:p>-80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2464">
                <text:p>-2464</text:p>
              </table:table-cell>
              <table:table-cell office:value-type="float" office:value="-77">
                <text:p>-77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2555">
                <text:p>-2555</text:p>
              </table:table-cell>
              <table:table-cell office:value-type="float" office:value="-52">
                <text:p>-52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2620">
                <text:p>-2620</text:p>
              </table:table-cell>
              <table:table-cell office:value-type="float" office:value="-97">
                <text:p>-97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691">
                <text:p>-2691</text:p>
              </table:table-cell>
              <table:table-cell office:value-type="float" office:value="-40">
                <text:p>-40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2719">
                <text:p>-2719</text:p>
              </table:table-cell>
              <table:table-cell office:value-type="float" office:value="-76">
                <text:p>-76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2747">
                <text:p>-2747</text:p>
              </table:table-cell>
              <table:table-cell office:value-type="float" office:value="-77">
                <text:p>-77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2793">
                <text:p>-2793</text:p>
              </table:table-cell>
              <table:table-cell office:value-type="float" office:value="-80">
                <text:p>-80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2866">
                <text:p>-2866</text:p>
              </table:table-cell>
              <table:table-cell office:value-type="float" office:value="-114">
                <text:p>-114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915">
                <text:p>-2915</text:p>
              </table:table-cell>
              <table:table-cell office:value-type="float" office:value="-158">
                <text:p>-158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944">
                <text:p>-2944</text:p>
              </table:table-cell>
              <table:table-cell office:value-type="float" office:value="-81">
                <text:p>-81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2992">
                <text:p>-2992</text:p>
              </table:table-cell>
              <table:table-cell office:value-type="float" office:value="-56">
                <text:p>-56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3074">
                <text:p>-3074</text:p>
              </table:table-cell>
              <table:table-cell office:value-type="float" office:value="-93">
                <text:p>-93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3118">
                <text:p>-3118</text:p>
              </table:table-cell>
              <table:table-cell office:value-type="float" office:value="-86">
                <text:p>-86</text:p>
              </table:table-cell>
              <table:table-cell office:value-type="float" office:value="5405">
                <text:p>54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3153">
                <text:p>-3153</text:p>
              </table:table-cell>
              <table:table-cell office:value-type="float" office:value="-121">
                <text:p>-121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3215">
                <text:p>-3215</text:p>
              </table:table-cell>
              <table:table-cell office:value-type="float" office:value="-166">
                <text:p>-166</text:p>
              </table:table-cell>
              <table:table-cell office:value-type="float" office:value="5507">
                <text:p>55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3272">
                <text:p>-3272</text:p>
              </table:table-cell>
              <table:table-cell office:value-type="float" office:value="-165">
                <text:p>-165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3287">
                <text:p>-3287</text:p>
              </table:table-cell>
              <table:table-cell office:value-type="float" office:value="-142">
                <text:p>-142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3326">
                <text:p>-3326</text:p>
              </table:table-cell>
              <table:table-cell office:value-type="float" office:value="-136">
                <text:p>-136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3353">
                <text:p>-3353</text:p>
              </table:table-cell>
              <table:table-cell office:value-type="float" office:value="-101">
                <text:p>-101</text:p>
              </table:table-cell>
              <table:table-cell office:value-type="float" office:value="5769">
                <text:p>57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3352">
                <text:p>-3352</text:p>
              </table:table-cell>
              <table:table-cell office:value-type="float" office:value="-136">
                <text:p>-136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3415">
                <text:p>-3415</text:p>
              </table:table-cell>
              <table:table-cell office:value-type="float" office:value="-118">
                <text:p>-118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3497">
                <text:p>-3497</text:p>
              </table:table-cell>
              <table:table-cell office:value-type="float" office:value="-145">
                <text:p>-145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3513">
                <text:p>-3513</text:p>
              </table:table-cell>
              <table:table-cell office:value-type="float" office:value="-195">
                <text:p>-195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3528">
                <text:p>-3528</text:p>
              </table:table-cell>
              <table:table-cell office:value-type="float" office:value="-140">
                <text:p>-140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3538">
                <text:p>-3538</text:p>
              </table:table-cell>
              <table:table-cell office:value-type="float" office:value="-137">
                <text:p>-137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3601">
                <text:p>-3601</text:p>
              </table:table-cell>
              <table:table-cell office:value-type="float" office:value="-169">
                <text:p>-169</text:p>
              </table:table-cell>
              <table:table-cell office:value-type="float" office:value="6172">
                <text:p>617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3611">
                <text:p>-3611</text:p>
              </table:table-cell>
              <table:table-cell office:value-type="float" office:value="-150">
                <text:p>-150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3648">
                <text:p>-3648</text:p>
              </table:table-cell>
              <table:table-cell office:value-type="float" office:value="-147">
                <text:p>-147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3674">
                <text:p>-3674</text:p>
              </table:table-cell>
              <table:table-cell office:value-type="float" office:value="-219">
                <text:p>-219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3728">
                <text:p>-3728</text:p>
              </table:table-cell>
              <table:table-cell office:value-type="float" office:value="-204">
                <text:p>-204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745">
                <text:p>-3745</text:p>
              </table:table-cell>
              <table:table-cell office:value-type="float" office:value="-197">
                <text:p>-197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739">
                <text:p>-3739</text:p>
              </table:table-cell>
              <table:table-cell office:value-type="float" office:value="-188">
                <text:p>-188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741">
                <text:p>-3741</text:p>
              </table:table-cell>
              <table:table-cell office:value-type="float" office:value="-163">
                <text:p>-163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3785">
                <text:p>-3785</text:p>
              </table:table-cell>
              <table:table-cell office:value-type="float" office:value="-161">
                <text:p>-161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3812">
                <text:p>-3812</text:p>
              </table:table-cell>
              <table:table-cell office:value-type="float" office:value="-193">
                <text:p>-193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3796">
                <text:p>-3796</text:p>
              </table:table-cell>
              <table:table-cell office:value-type="float" office:value="-201">
                <text:p>-201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3829">
                <text:p>-3829</text:p>
              </table:table-cell>
              <table:table-cell office:value-type="float" office:value="-253">
                <text:p>-253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3837">
                <text:p>-3837</text:p>
              </table:table-cell>
              <table:table-cell office:value-type="float" office:value="-251">
                <text:p>-251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3852">
                <text:p>-3852</text:p>
              </table:table-cell>
              <table:table-cell office:value-type="float" office:value="-147">
                <text:p>-147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3854">
                <text:p>-3854</text:p>
              </table:table-cell>
              <table:table-cell office:value-type="float" office:value="-175">
                <text:p>-175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3893">
                <text:p>-3893</text:p>
              </table:table-cell>
              <table:table-cell office:value-type="float" office:value="-144">
                <text:p>-144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3921">
                <text:p>-3921</text:p>
              </table:table-cell>
              <table:table-cell office:value-type="float" office:value="-190">
                <text:p>-190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3903">
                <text:p>-3903</text:p>
              </table:table-cell>
              <table:table-cell office:value-type="float" office:value="-272">
                <text:p>-272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3936">
                <text:p>-3936</text:p>
              </table:table-cell>
              <table:table-cell office:value-type="float" office:value="-302">
                <text:p>-302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3901">
                <text:p>-3901</text:p>
              </table:table-cell>
              <table:table-cell office:value-type="float" office:value="-302">
                <text:p>-302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3914">
                <text:p>-3914</text:p>
              </table:table-cell>
              <table:table-cell office:value-type="float" office:value="-270">
                <text:p>-2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3925">
                <text:p>-3925</text:p>
              </table:table-cell>
              <table:table-cell office:value-type="float" office:value="-201">
                <text:p>-201</text:p>
              </table:table-cell>
              <table:table-cell office:value-type="float" office:value="7802">
                <text:p>78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3925">
                <text:p>-3925</text:p>
              </table:table-cell>
              <table:table-cell office:value-type="float" office:value="-179">
                <text:p>-179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3930">
                <text:p>-3930</text:p>
              </table:table-cell>
              <table:table-cell office:value-type="float" office:value="-212">
                <text:p>-212</text:p>
              </table:table-cell>
              <table:table-cell office:value-type="float" office:value="7911">
                <text:p>79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3936">
                <text:p>-3936</text:p>
              </table:table-cell>
              <table:table-cell office:value-type="float" office:value="-263">
                <text:p>-263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3914">
                <text:p>-3914</text:p>
              </table:table-cell>
              <table:table-cell office:value-type="float" office:value="-306">
                <text:p>-306</text:p>
              </table:table-cell>
              <table:table-cell office:value-type="float" office:value="8129">
                <text:p>81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3905">
                <text:p>-3905</text:p>
              </table:table-cell>
              <table:table-cell office:value-type="float" office:value="-334">
                <text:p>-334</text:p>
              </table:table-cell>
              <table:table-cell office:value-type="float" office:value="8177">
                <text:p>81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3904">
                <text:p>-3904</text:p>
              </table:table-cell>
              <table:table-cell office:value-type="float" office:value="-275">
                <text:p>-275</text:p>
              </table:table-cell>
              <table:table-cell office:value-type="float" office:value="8247">
                <text:p>82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3874">
                <text:p>-3874</text:p>
              </table:table-cell>
              <table:table-cell office:value-type="float" office:value="-217">
                <text:p>-21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3830">
                <text:p>-3830</text:p>
              </table:table-cell>
              <table:table-cell office:value-type="float" office:value="-184">
                <text:p>-184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3855">
                <text:p>-3855</text:p>
              </table:table-cell>
              <table:table-cell office:value-type="float" office:value="-188">
                <text:p>-188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3856">
                <text:p>-3856</text:p>
              </table:table-cell>
              <table:table-cell office:value-type="float" office:value="-294">
                <text:p>-294</text:p>
              </table:table-cell>
              <table:table-cell office:value-type="float" office:value="8557">
                <text:p>85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3846">
                <text:p>-3846</text:p>
              </table:table-cell>
              <table:table-cell office:value-type="float" office:value="-351">
                <text:p>-351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3829">
                <text:p>-3829</text:p>
              </table:table-cell>
              <table:table-cell office:value-type="float" office:value="-336">
                <text:p>-336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822">
                <text:p>-3822</text:p>
              </table:table-cell>
              <table:table-cell office:value-type="float" office:value="-346">
                <text:p>-346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3799">
                <text:p>-3799</text:p>
              </table:table-cell>
              <table:table-cell office:value-type="float" office:value="-284">
                <text:p>-284</text:p>
              </table:table-cell>
              <table:table-cell office:value-type="float" office:value="8826">
                <text:p>88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3748">
                <text:p>-3748</text:p>
              </table:table-cell>
              <table:table-cell office:value-type="float" office:value="-240">
                <text:p>-240</text:p>
              </table:table-cell>
              <table:table-cell office:value-type="float" office:value="8936">
                <text:p>89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3740">
                <text:p>-3740</text:p>
              </table:table-cell>
              <table:table-cell office:value-type="float" office:value="-232">
                <text:p>-232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3722">
                <text:p>-3722</text:p>
              </table:table-cell>
              <table:table-cell office:value-type="float" office:value="-292">
                <text:p>-292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3725">
                <text:p>-3725</text:p>
              </table:table-cell>
              <table:table-cell office:value-type="float" office:value="-325">
                <text:p>-325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3694">
                <text:p>-3694</text:p>
              </table:table-cell>
              <table:table-cell office:value-type="float" office:value="-338">
                <text:p>-338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3644">
                <text:p>-3644</text:p>
              </table:table-cell>
              <table:table-cell office:value-type="float" office:value="-339">
                <text:p>-339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3624">
                <text:p>-3624</text:p>
              </table:table-cell>
              <table:table-cell office:value-type="float" office:value="-296">
                <text:p>-296</text:p>
              </table:table-cell>
              <table:table-cell office:value-type="float" office:value="9378">
                <text:p>93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3592">
                <text:p>-3592</text:p>
              </table:table-cell>
              <table:table-cell office:value-type="float" office:value="-270">
                <text:p>-27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3584">
                <text:p>-3584</text:p>
              </table:table-cell>
              <table:table-cell office:value-type="float" office:value="-267">
                <text:p>-267</text:p>
              </table:table-cell>
              <table:table-cell office:value-type="float" office:value="9508">
                <text:p>95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3536">
                <text:p>-3536</text:p>
              </table:table-cell>
              <table:table-cell office:value-type="float" office:value="-308">
                <text:p>-308</text:p>
              </table:table-cell>
              <table:table-cell office:value-type="float" office:value="9585">
                <text:p>95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3496">
                <text:p>-3496</text:p>
              </table:table-cell>
              <table:table-cell office:value-type="float" office:value="-340">
                <text:p>-340</text:p>
              </table:table-cell>
              <table:table-cell office:value-type="float" office:value="9676">
                <text:p>96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3478">
                <text:p>-3478</text:p>
              </table:table-cell>
              <table:table-cell office:value-type="float" office:value="-379">
                <text:p>-379</text:p>
              </table:table-cell>
              <table:table-cell office:value-type="float" office:value="9761">
                <text:p>97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3428">
                <text:p>-3428</text:p>
              </table:table-cell>
              <table:table-cell office:value-type="float" office:value="-391">
                <text:p>-391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3394">
                <text:p>-3394</text:p>
              </table:table-cell>
              <table:table-cell office:value-type="float" office:value="-354">
                <text:p>-354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3373">
                <text:p>-3373</text:p>
              </table:table-cell>
              <table:table-cell office:value-type="float" office:value="-311">
                <text:p>-311</text:p>
              </table:table-cell>
              <table:table-cell office:value-type="float" office:value="9912">
                <text:p>99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3320">
                <text:p>-3320</text:p>
              </table:table-cell>
              <table:table-cell office:value-type="float" office:value="-319">
                <text:p>-319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3290">
                <text:p>-3290</text:p>
              </table:table-cell>
              <table:table-cell office:value-type="float" office:value="-305">
                <text:p>-305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3219">
                <text:p>-3219</text:p>
              </table:table-cell>
              <table:table-cell office:value-type="float" office:value="-357">
                <text:p>-357</text:p>
              </table:table-cell>
              <table:table-cell office:value-type="float" office:value="10173">
                <text:p>101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3191">
                <text:p>-3191</text:p>
              </table:table-cell>
              <table:table-cell office:value-type="float" office:value="-387">
                <text:p>-387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3186">
                <text:p>-3186</text:p>
              </table:table-cell>
              <table:table-cell office:value-type="float" office:value="-390">
                <text:p>-390</text:p>
              </table:table-cell>
              <table:table-cell office:value-type="float" office:value="10285">
                <text:p>102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3078">
                <text:p>-3078</text:p>
              </table:table-cell>
              <table:table-cell office:value-type="float" office:value="-375">
                <text:p>-375</text:p>
              </table:table-cell>
              <table:table-cell office:value-type="float" office:value="10304">
                <text:p>103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3059">
                <text:p>-3059</text:p>
              </table:table-cell>
              <table:table-cell office:value-type="float" office:value="-318">
                <text:p>-318</text:p>
              </table:table-cell>
              <table:table-cell office:value-type="float" office:value="10358">
                <text:p>103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3030">
                <text:p>-3030</text:p>
              </table:table-cell>
              <table:table-cell office:value-type="float" office:value="-315">
                <text:p>-315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991">
                <text:p>-2991</text:p>
              </table:table-cell>
              <table:table-cell office:value-type="float" office:value="-333">
                <text:p>-333</text:p>
              </table:table-cell>
              <table:table-cell office:value-type="float" office:value="10506">
                <text:p>105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937">
                <text:p>-2937</text:p>
              </table:table-cell>
              <table:table-cell office:value-type="float" office:value="-360">
                <text:p>-360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862">
                <text:p>-2862</text:p>
              </table:table-cell>
              <table:table-cell office:value-type="float" office:value="-449">
                <text:p>-449</text:p>
              </table:table-cell>
              <table:table-cell office:value-type="float" office:value="10647">
                <text:p>106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810">
                <text:p>-2810</text:p>
              </table:table-cell>
              <table:table-cell office:value-type="float" office:value="-434">
                <text:p>-434</text:p>
              </table:table-cell>
              <table:table-cell office:value-type="float" office:value="10678">
                <text:p>106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768">
                <text:p>-2768</text:p>
              </table:table-cell>
              <table:table-cell office:value-type="float" office:value="-445">
                <text:p>-445</text:p>
              </table:table-cell>
              <table:table-cell office:value-type="float" office:value="10742">
                <text:p>107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717">
                <text:p>-2717</text:p>
              </table:table-cell>
              <table:table-cell office:value-type="float" office:value="-343">
                <text:p>-343</text:p>
              </table:table-cell>
              <table:table-cell office:value-type="float" office:value="10760">
                <text:p>1076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649">
                <text:p>-2649</text:p>
              </table:table-cell>
              <table:table-cell office:value-type="float" office:value="-325">
                <text:p>-325</text:p>
              </table:table-cell>
              <table:table-cell office:value-type="float" office:value="10822">
                <text:p>1082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626">
                <text:p>-2626</text:p>
              </table:table-cell>
              <table:table-cell office:value-type="float" office:value="-323">
                <text:p>-323</text:p>
              </table:table-cell>
              <table:table-cell office:value-type="float" office:value="10926">
                <text:p>109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549">
                <text:p>-2549</text:p>
              </table:table-cell>
              <table:table-cell office:value-type="float" office:value="-360">
                <text:p>-360</text:p>
              </table:table-cell>
              <table:table-cell office:value-type="float" office:value="10978">
                <text:p>109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519">
                <text:p>-2519</text:p>
              </table:table-cell>
              <table:table-cell office:value-type="float" office:value="-430">
                <text:p>-430</text:p>
              </table:table-cell>
              <table:table-cell office:value-type="float" office:value="11034">
                <text:p>110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446">
                <text:p>-2446</text:p>
              </table:table-cell>
              <table:table-cell office:value-type="float" office:value="-485">
                <text:p>-485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354">
                <text:p>-2354</text:p>
              </table:table-cell>
              <table:table-cell office:value-type="float" office:value="-460">
                <text:p>-460</text:p>
              </table:table-cell>
              <table:table-cell office:value-type="float" office:value="11118">
                <text:p>111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321">
                <text:p>-2321</text:p>
              </table:table-cell>
              <table:table-cell office:value-type="float" office:value="-400">
                <text:p>-400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263">
                <text:p>-2263</text:p>
              </table:table-cell>
              <table:table-cell office:value-type="float" office:value="-373">
                <text:p>-373</text:p>
              </table:table-cell>
              <table:table-cell office:value-type="float" office:value="11210">
                <text:p>112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174">
                <text:p>-2174</text:p>
              </table:table-cell>
              <table:table-cell office:value-type="float" office:value="-317">
                <text:p>-317</text:p>
              </table:table-cell>
              <table:table-cell office:value-type="float" office:value="11275">
                <text:p>112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120">
                <text:p>-2120</text:p>
              </table:table-cell>
              <table:table-cell office:value-type="float" office:value="-357">
                <text:p>-357</text:p>
              </table:table-cell>
              <table:table-cell office:value-type="float" office:value="11286">
                <text:p>112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079">
                <text:p>-2079</text:p>
              </table:table-cell>
              <table:table-cell office:value-type="float" office:value="-424">
                <text:p>-424</text:p>
              </table:table-cell>
              <table:table-cell office:value-type="float" office:value="11340">
                <text:p>1134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027">
                <text:p>-2027</text:p>
              </table:table-cell>
              <table:table-cell office:value-type="float" office:value="-434">
                <text:p>-434</text:p>
              </table:table-cell>
              <table:table-cell office:value-type="float" office:value="11409">
                <text:p>114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954">
                <text:p>-1954</text:p>
              </table:table-cell>
              <table:table-cell office:value-type="float" office:value="-461">
                <text:p>-461</text:p>
              </table:table-cell>
              <table:table-cell office:value-type="float" office:value="11373">
                <text:p>1137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909">
                <text:p>-1909</text:p>
              </table:table-cell>
              <table:table-cell office:value-type="float" office:value="-411">
                <text:p>-411</text:p>
              </table:table-cell>
              <table:table-cell office:value-type="float" office:value="11420">
                <text:p>1142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860">
                <text:p>-1860</text:p>
              </table:table-cell>
              <table:table-cell office:value-type="float" office:value="-388">
                <text:p>-388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779">
                <text:p>-1779</text:p>
              </table:table-cell>
              <table:table-cell office:value-type="float" office:value="-352">
                <text:p>-352</text:p>
              </table:table-cell>
              <table:table-cell office:value-type="float" office:value="11538">
                <text:p>1153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709">
                <text:p>-1709</text:p>
              </table:table-cell>
              <table:table-cell office:value-type="float" office:value="-401">
                <text:p>-401</text:p>
              </table:table-cell>
              <table:table-cell office:value-type="float" office:value="11545">
                <text:p>1154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628">
                <text:p>-1628</text:p>
              </table:table-cell>
              <table:table-cell office:value-type="float" office:value="-395">
                <text:p>-395</text:p>
              </table:table-cell>
              <table:table-cell office:value-type="float" office:value="11598">
                <text:p>1159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569">
                <text:p>-1569</text:p>
              </table:table-cell>
              <table:table-cell office:value-type="float" office:value="-441">
                <text:p>-441</text:p>
              </table:table-cell>
              <table:table-cell office:value-type="float" office:value="11681">
                <text:p>116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476">
                <text:p>-1476</text:p>
              </table:table-cell>
              <table:table-cell office:value-type="float" office:value="-451">
                <text:p>-451</text:p>
              </table:table-cell>
              <table:table-cell office:value-type="float" office:value="11649">
                <text:p>116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442">
                <text:p>-1442</text:p>
              </table:table-cell>
              <table:table-cell office:value-type="float" office:value="-410">
                <text:p>-410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354">
                <text:p>-1354</text:p>
              </table:table-cell>
              <table:table-cell office:value-type="float" office:value="-424">
                <text:p>-424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273">
                <text:p>-1273</text:p>
              </table:table-cell>
              <table:table-cell office:value-type="float" office:value="-391">
                <text:p>-391</text:p>
              </table:table-cell>
              <table:table-cell office:value-type="float" office:value="11740">
                <text:p>1174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214">
                <text:p>-1214</text:p>
              </table:table-cell>
              <table:table-cell office:value-type="float" office:value="-411">
                <text:p>-411</text:p>
              </table:table-cell>
              <table:table-cell office:value-type="float" office:value="11779">
                <text:p>117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103">
                <text:p>-1103</text:p>
              </table:table-cell>
              <table:table-cell office:value-type="float" office:value="-437">
                <text:p>-437</text:p>
              </table:table-cell>
              <table:table-cell office:value-type="float" office:value="11849">
                <text:p>118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044">
                <text:p>-1044</text:p>
              </table:table-cell>
              <table:table-cell office:value-type="float" office:value="-435">
                <text:p>-435</text:p>
              </table:table-cell>
              <table:table-cell office:value-type="float" office:value="11846">
                <text:p>1184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994">
                <text:p>-994</text:p>
              </table:table-cell>
              <table:table-cell office:value-type="float" office:value="-456">
                <text:p>-456</text:p>
              </table:table-cell>
              <table:table-cell office:value-type="float" office:value="11903">
                <text:p>119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944">
                <text:p>-944</text:p>
              </table:table-cell>
              <table:table-cell office:value-type="float" office:value="-449">
                <text:p>-449</text:p>
              </table:table-cell>
              <table:table-cell office:value-type="float" office:value="11926">
                <text:p>119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890">
                <text:p>-890</text:p>
              </table:table-cell>
              <table:table-cell office:value-type="float" office:value="-428">
                <text:p>-428</text:p>
              </table:table-cell>
              <table:table-cell office:value-type="float" office:value="11884">
                <text:p>118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777">
                <text:p>-777</text:p>
              </table:table-cell>
              <table:table-cell office:value-type="float" office:value="-422">
                <text:p>-422</text:p>
              </table:table-cell>
              <table:table-cell office:value-type="float" office:value="11921">
                <text:p>119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708">
                <text:p>-708</text:p>
              </table:table-cell>
              <table:table-cell office:value-type="float" office:value="-421">
                <text:p>-421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640">
                <text:p>-640</text:p>
              </table:table-cell>
              <table:table-cell office:value-type="float" office:value="-438">
                <text:p>-438</text:p>
              </table:table-cell>
              <table:table-cell office:value-type="float" office:value="11963">
                <text:p>119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574">
                <text:p>-574</text:p>
              </table:table-cell>
              <table:table-cell office:value-type="float" office:value="-432">
                <text:p>-432</text:p>
              </table:table-cell>
              <table:table-cell office:value-type="float" office:value="12007">
                <text:p>120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499">
                <text:p>-499</text:p>
              </table:table-cell>
              <table:table-cell office:value-type="float" office:value="-448">
                <text:p>-448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424">
                <text:p>-424</text:p>
              </table:table-cell>
              <table:table-cell office:value-type="float" office:value="-467">
                <text:p>-467</text:p>
              </table:table-cell>
              <table:table-cell office:value-type="float" office:value="11994">
                <text:p>119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335">
                <text:p>-335</text:p>
              </table:table-cell>
              <table:table-cell office:value-type="float" office:value="-425">
                <text:p>-425</text:p>
              </table:table-cell>
              <table:table-cell office:value-type="float" office:value="12007">
                <text:p>120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260">
                <text:p>-260</text:p>
              </table:table-cell>
              <table:table-cell office:value-type="float" office:value="-434">
                <text:p>-434</text:p>
              </table:table-cell>
              <table:table-cell office:value-type="float" office:value="11995">
                <text:p>119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26">
                <text:p>-226</text:p>
              </table:table-cell>
              <table:table-cell office:value-type="float" office:value="-421">
                <text:p>-421</text:p>
              </table:table-cell>
              <table:table-cell office:value-type="float" office:value="12014">
                <text:p>120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94">
                <text:p>-94</text:p>
              </table:table-cell>
              <table:table-cell office:value-type="float" office:value="-442">
                <text:p>-442</text:p>
              </table:table-cell>
              <table:table-cell office:value-type="float" office:value="12025">
                <text:p>120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43">
                <text:p>-43</text:p>
              </table:table-cell>
              <table:table-cell office:value-type="float" office:value="-421">
                <text:p>-421</text:p>
              </table:table-cell>
              <table:table-cell office:value-type="float" office:value="12027">
                <text:p>120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7">
                <text:p>27</text:p>
              </table:table-cell>
              <table:table-cell office:value-type="float" office:value="-434">
                <text:p>-434</text:p>
              </table:table-cell>
              <table:table-cell office:value-type="float" office:value="12062">
                <text:p>120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6">
                <text:p>116</text:p>
              </table:table-cell>
              <table:table-cell office:value-type="float" office:value="-432">
                <text:p>-432</text:p>
              </table:table-cell>
              <table:table-cell office:value-type="float" office:value="12041">
                <text:p>120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1">
                <text:p>171</text:p>
              </table:table-cell>
              <table:table-cell office:value-type="float" office:value="-449">
                <text:p>-449</text:p>
              </table:table-cell>
              <table:table-cell office:value-type="float" office:value="12063">
                <text:p>120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45">
                <text:p>245</text:p>
              </table:table-cell>
              <table:table-cell office:value-type="float" office:value="-400">
                <text:p>-400</text:p>
              </table:table-cell>
              <table:table-cell office:value-type="float" office:value="12033">
                <text:p>120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21">
                <text:p>321</text:p>
              </table:table-cell>
              <table:table-cell office:value-type="float" office:value="-416">
                <text:p>-416</text:p>
              </table:table-cell>
              <table:table-cell office:value-type="float" office:value="12084">
                <text:p>120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98">
                <text:p>398</text:p>
              </table:table-cell>
              <table:table-cell office:value-type="float" office:value="-441">
                <text:p>-441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51">
                <text:p>451</text:p>
              </table:table-cell>
              <table:table-cell office:value-type="float" office:value="-426">
                <text:p>-426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08">
                <text:p>508</text:p>
              </table:table-cell>
              <table:table-cell office:value-type="float" office:value="-421">
                <text:p>-421</text:p>
              </table:table-cell>
              <table:table-cell office:value-type="float" office:value="12034">
                <text:p>120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12">
                <text:p>612</text:p>
              </table:table-cell>
              <table:table-cell office:value-type="float" office:value="-439">
                <text:p>-439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70">
                <text:p>670</text:p>
              </table:table-cell>
              <table:table-cell office:value-type="float" office:value="-407">
                <text:p>-407</text:p>
              </table:table-cell>
              <table:table-cell office:value-type="float" office:value="12023">
                <text:p>120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42">
                <text:p>742</text:p>
              </table:table-cell>
              <table:table-cell office:value-type="float" office:value="-398">
                <text:p>-398</text:p>
              </table:table-cell>
              <table:table-cell office:value-type="float" office:value="11998">
                <text:p>119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17">
                <text:p>817</text:p>
              </table:table-cell>
              <table:table-cell office:value-type="float" office:value="-417">
                <text:p>-417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72">
                <text:p>872</text:p>
              </table:table-cell>
              <table:table-cell office:value-type="float" office:value="-427">
                <text:p>-427</text:p>
              </table:table-cell>
              <table:table-cell office:value-type="float" office:value="12055">
                <text:p>120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60">
                <text:p>960</text:p>
              </table:table-cell>
              <table:table-cell office:value-type="float" office:value="-421">
                <text:p>-421</text:p>
              </table:table-cell>
              <table:table-cell office:value-type="float" office:value="11975">
                <text:p>119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38">
                <text:p>1038</text:p>
              </table:table-cell>
              <table:table-cell office:value-type="float" office:value="-409">
                <text:p>-409</text:p>
              </table:table-cell>
              <table:table-cell office:value-type="float" office:value="11975">
                <text:p>119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24">
                <text:p>1124</text:p>
              </table:table-cell>
              <table:table-cell office:value-type="float" office:value="-415">
                <text:p>-415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84">
                <text:p>1184</text:p>
              </table:table-cell>
              <table:table-cell office:value-type="float" office:value="-405">
                <text:p>-405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28">
                <text:p>1228</text:p>
              </table:table-cell>
              <table:table-cell office:value-type="float" office:value="-460">
                <text:p>-460</text:p>
              </table:table-cell>
              <table:table-cell office:value-type="float" office:value="11901">
                <text:p>119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15">
                <text:p>1315</text:p>
              </table:table-cell>
              <table:table-cell office:value-type="float" office:value="-401">
                <text:p>-401</text:p>
              </table:table-cell>
              <table:table-cell office:value-type="float" office:value="11898">
                <text:p>1189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89">
                <text:p>1389</text:p>
              </table:table-cell>
              <table:table-cell office:value-type="float" office:value="-410">
                <text:p>-410</text:p>
              </table:table-cell>
              <table:table-cell office:value-type="float" office:value="11877">
                <text:p>118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74">
                <text:p>1474</text:p>
              </table:table-cell>
              <table:table-cell office:value-type="float" office:value="-424">
                <text:p>-424</text:p>
              </table:table-cell>
              <table:table-cell office:value-type="float" office:value="11871">
                <text:p>1187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62">
                <text:p>1562</text:p>
              </table:table-cell>
              <table:table-cell office:value-type="float" office:value="-411">
                <text:p>-411</text:p>
              </table:table-cell>
              <table:table-cell office:value-type="float" office:value="11855">
                <text:p>118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26">
                <text:p>1626</text:p>
              </table:table-cell>
              <table:table-cell office:value-type="float" office:value="-412">
                <text:p>-412</text:p>
              </table:table-cell>
              <table:table-cell office:value-type="float" office:value="11804">
                <text:p>118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62">
                <text:p>1662</text:p>
              </table:table-cell>
              <table:table-cell office:value-type="float" office:value="-394">
                <text:p>-394</text:p>
              </table:table-cell>
              <table:table-cell office:value-type="float" office:value="11796">
                <text:p>117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19">
                <text:p>1719</text:p>
              </table:table-cell>
              <table:table-cell office:value-type="float" office:value="-410">
                <text:p>-410</text:p>
              </table:table-cell>
              <table:table-cell office:value-type="float" office:value="11795">
                <text:p>117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15">
                <text:p>1815</text:p>
              </table:table-cell>
              <table:table-cell office:value-type="float" office:value="-422">
                <text:p>-422</text:p>
              </table:table-cell>
              <table:table-cell office:value-type="float" office:value="11757">
                <text:p>1175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90">
                <text:p>1890</text:p>
              </table:table-cell>
              <table:table-cell office:value-type="float" office:value="-425">
                <text:p>-425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45">
                <text:p>1945</text:p>
              </table:table-cell>
              <table:table-cell office:value-type="float" office:value="-415">
                <text:p>-415</text:p>
              </table:table-cell>
              <table:table-cell office:value-type="float" office:value="11674">
                <text:p>116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998">
                <text:p>1998</text:p>
              </table:table-cell>
              <table:table-cell office:value-type="float" office:value="-399">
                <text:p>-399</text:p>
              </table:table-cell>
              <table:table-cell office:value-type="float" office:value="11683">
                <text:p>116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74">
                <text:p>2074</text:p>
              </table:table-cell>
              <table:table-cell office:value-type="float" office:value="-385">
                <text:p>-385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148">
                <text:p>2148</text:p>
              </table:table-cell>
              <table:table-cell office:value-type="float" office:value="-362">
                <text:p>-362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15">
                <text:p>2215</text:p>
              </table:table-cell>
              <table:table-cell office:value-type="float" office:value="-397">
                <text:p>-397</text:p>
              </table:table-cell>
              <table:table-cell office:value-type="float" office:value="11551">
                <text:p>115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68">
                <text:p>2268</text:p>
              </table:table-cell>
              <table:table-cell office:value-type="float" office:value="-392">
                <text:p>-392</text:p>
              </table:table-cell>
              <table:table-cell office:value-type="float" office:value="11509">
                <text:p>1150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83">
                <text:p>2283</text:p>
              </table:table-cell>
              <table:table-cell office:value-type="float" office:value="-410">
                <text:p>-410</text:p>
              </table:table-cell>
              <table:table-cell office:value-type="float" office:value="11472">
                <text:p>114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25">
                <text:p>2325</text:p>
              </table:table-cell>
              <table:table-cell office:value-type="float" office:value="-447">
                <text:p>-447</text:p>
              </table:table-cell>
              <table:table-cell office:value-type="float" office:value="11466">
                <text:p>114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452">
                <text:p>2452</text:p>
              </table:table-cell>
              <table:table-cell office:value-type="float" office:value="-393">
                <text:p>-393</text:p>
              </table:table-cell>
              <table:table-cell office:value-type="float" office:value="11477">
                <text:p>114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07">
                <text:p>2507</text:p>
              </table:table-cell>
              <table:table-cell office:value-type="float" office:value="-377">
                <text:p>-377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573">
                <text:p>2573</text:p>
              </table:table-cell>
              <table:table-cell office:value-type="float" office:value="-361">
                <text:p>-361</text:p>
              </table:table-cell>
              <table:table-cell office:value-type="float" office:value="11293">
                <text:p>112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29">
                <text:p>2629</text:p>
              </table:table-cell>
              <table:table-cell office:value-type="float" office:value="-375">
                <text:p>-375</text:p>
              </table:table-cell>
              <table:table-cell office:value-type="float" office:value="11277">
                <text:p>112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72">
                <text:p>2672</text:p>
              </table:table-cell>
              <table:table-cell office:value-type="float" office:value="-403">
                <text:p>-403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716">
                <text:p>2716</text:p>
              </table:table-cell>
              <table:table-cell office:value-type="float" office:value="-380">
                <text:p>-380</text:p>
              </table:table-cell>
              <table:table-cell office:value-type="float" office:value="11201">
                <text:p>112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772">
                <text:p>2772</text:p>
              </table:table-cell>
              <table:table-cell office:value-type="float" office:value="-363">
                <text:p>-363</text:p>
              </table:table-cell>
              <table:table-cell office:value-type="float" office:value="11146">
                <text:p>111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44">
                <text:p>2844</text:p>
              </table:table-cell>
              <table:table-cell office:value-type="float" office:value="-363">
                <text:p>-363</text:p>
              </table:table-cell>
              <table:table-cell office:value-type="float" office:value="11117">
                <text:p>111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25">
                <text:p>2925</text:p>
              </table:table-cell>
              <table:table-cell office:value-type="float" office:value="-353">
                <text:p>-353</text:p>
              </table:table-cell>
              <table:table-cell office:value-type="float" office:value="11099">
                <text:p>1109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55">
                <text:p>2955</text:p>
              </table:table-cell>
              <table:table-cell office:value-type="float" office:value="-330">
                <text:p>-330</text:p>
              </table:table-cell>
              <table:table-cell office:value-type="float" office:value="11067">
                <text:p>110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021">
                <text:p>3021</text:p>
              </table:table-cell>
              <table:table-cell office:value-type="float" office:value="-329">
                <text:p>-329</text:p>
              </table:table-cell>
              <table:table-cell office:value-type="float" office:value="11033">
                <text:p>110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037">
                <text:p>3037</text:p>
              </table:table-cell>
              <table:table-cell office:value-type="float" office:value="-362">
                <text:p>-362</text:p>
              </table:table-cell>
              <table:table-cell office:value-type="float" office:value="10952">
                <text:p>109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085">
                <text:p>3085</text:p>
              </table:table-cell>
              <table:table-cell office:value-type="float" office:value="-369">
                <text:p>-369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155">
                <text:p>3155</text:p>
              </table:table-cell>
              <table:table-cell office:value-type="float" office:value="-384">
                <text:p>-384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180">
                <text:p>3180</text:p>
              </table:table-cell>
              <table:table-cell office:value-type="float" office:value="-368">
                <text:p>-368</text:p>
              </table:table-cell>
              <table:table-cell office:value-type="float" office:value="10744">
                <text:p>107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269">
                <text:p>3269</text:p>
              </table:table-cell>
              <table:table-cell office:value-type="float" office:value="-308">
                <text:p>-308</text:p>
              </table:table-cell>
              <table:table-cell office:value-type="float" office:value="10749">
                <text:p>107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289">
                <text:p>3289</text:p>
              </table:table-cell>
              <table:table-cell office:value-type="float" office:value="-297">
                <text:p>-297</text:p>
              </table:table-cell>
              <table:table-cell office:value-type="float" office:value="10713">
                <text:p>107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334">
                <text:p>3334</text:p>
              </table:table-cell>
              <table:table-cell office:value-type="float" office:value="-311">
                <text:p>-311</text:p>
              </table:table-cell>
              <table:table-cell office:value-type="float" office:value="10632">
                <text:p>106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384">
                <text:p>3384</text:p>
              </table:table-cell>
              <table:table-cell office:value-type="float" office:value="-337">
                <text:p>-337</text:p>
              </table:table-cell>
              <table:table-cell office:value-type="float" office:value="10595">
                <text:p>105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429">
                <text:p>3429</text:p>
              </table:table-cell>
              <table:table-cell office:value-type="float" office:value="-335">
                <text:p>-335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462">
                <text:p>3462</text:p>
              </table:table-cell>
              <table:table-cell office:value-type="float" office:value="-352">
                <text:p>-352</text:p>
              </table:table-cell>
              <table:table-cell office:value-type="float" office:value="10501">
                <text:p>105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17">
                <text:p>3517</text:p>
              </table:table-cell>
              <table:table-cell office:value-type="float" office:value="-335">
                <text:p>-335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79">
                <text:p>3579</text:p>
              </table:table-cell>
              <table:table-cell office:value-type="float" office:value="-311">
                <text:p>-311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00">
                <text:p>3600</text:p>
              </table:table-cell>
              <table:table-cell office:value-type="float" office:value="-294">
                <text:p>-294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39">
                <text:p>3639</text:p>
              </table:table-cell>
              <table:table-cell office:value-type="float" office:value="-267">
                <text:p>-267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95">
                <text:p>3695</text:p>
              </table:table-cell>
              <table:table-cell office:value-type="float" office:value="-313">
                <text:p>-313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706">
                <text:p>3706</text:p>
              </table:table-cell>
              <table:table-cell office:value-type="float" office:value="-338">
                <text:p>-338</text:p>
              </table:table-cell>
              <table:table-cell office:value-type="float" office:value="10156">
                <text:p>101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732">
                <text:p>3732</text:p>
              </table:table-cell>
              <table:table-cell office:value-type="float" office:value="-339">
                <text:p>-339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771">
                <text:p>3771</text:p>
              </table:table-cell>
              <table:table-cell office:value-type="float" office:value="-323">
                <text:p>-323</text:p>
              </table:table-cell>
              <table:table-cell office:value-type="float" office:value="9990">
                <text:p>999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828">
                <text:p>3828</text:p>
              </table:table-cell>
              <table:table-cell office:value-type="float" office:value="-271">
                <text:p>-271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836">
                <text:p>3836</text:p>
              </table:table-cell>
              <table:table-cell office:value-type="float" office:value="-255">
                <text:p>-255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880">
                <text:p>3880</text:p>
              </table:table-cell>
              <table:table-cell office:value-type="float" office:value="-230">
                <text:p>-230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867">
                <text:p>3867</text:p>
              </table:table-cell>
              <table:table-cell office:value-type="float" office:value="-298">
                <text:p>-298</text:p>
              </table:table-cell>
              <table:table-cell office:value-type="float" office:value="9779">
                <text:p>977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942">
                <text:p>3942</text:p>
              </table:table-cell>
              <table:table-cell office:value-type="float" office:value="-311">
                <text:p>-311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945">
                <text:p>3945</text:p>
              </table:table-cell>
              <table:table-cell office:value-type="float" office:value="-339">
                <text:p>-339</text:p>
              </table:table-cell>
              <table:table-cell office:value-type="float" office:value="9703">
                <text:p>970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000">
                <text:p>4000</text:p>
              </table:table-cell>
              <table:table-cell office:value-type="float" office:value="-311">
                <text:p>-311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043">
                <text:p>4043</text:p>
              </table:table-cell>
              <table:table-cell office:value-type="float" office:value="-270">
                <text:p>-270</text:p>
              </table:table-cell>
              <table:table-cell office:value-type="float" office:value="9528">
                <text:p>95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060">
                <text:p>4060</text:p>
              </table:table-cell>
              <table:table-cell office:value-type="float" office:value="-227">
                <text:p>-227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085">
                <text:p>4085</text:p>
              </table:table-cell>
              <table:table-cell office:value-type="float" office:value="-238">
                <text:p>-238</text:p>
              </table:table-cell>
              <table:table-cell office:value-type="float" office:value="9363">
                <text:p>93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062">
                <text:p>4062</text:p>
              </table:table-cell>
              <table:table-cell office:value-type="float" office:value="-260">
                <text:p>-260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087">
                <text:p>4087</text:p>
              </table:table-cell>
              <table:table-cell office:value-type="float" office:value="-268">
                <text:p>-268</text:p>
              </table:table-cell>
              <table:table-cell office:value-type="float" office:value="9286">
                <text:p>92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111">
                <text:p>4111</text:p>
              </table:table-cell>
              <table:table-cell office:value-type="float" office:value="-275">
                <text:p>-275</text:p>
              </table:table-cell>
              <table:table-cell office:value-type="float" office:value="9237">
                <text:p>92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162">
                <text:p>4162</text:p>
              </table:table-cell>
              <table:table-cell office:value-type="float" office:value="-293">
                <text:p>-293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170">
                <text:p>4170</text:p>
              </table:table-cell>
              <table:table-cell office:value-type="float" office:value="-293">
                <text:p>-293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78">
                <text:p>4178</text:p>
              </table:table-cell>
              <table:table-cell office:value-type="float" office:value="-212">
                <text:p>-212</text:p>
              </table:table-cell>
              <table:table-cell office:value-type="float" office:value="9001">
                <text:p>90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10">
                <text:p>4210</text:p>
              </table:table-cell>
              <table:table-cell office:value-type="float" office:value="-226">
                <text:p>-226</text:p>
              </table:table-cell>
              <table:table-cell office:value-type="float" office:value="8946">
                <text:p>89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34">
                <text:p>4234</text:p>
              </table:table-cell>
              <table:table-cell office:value-type="float" office:value="-210">
                <text:p>-210</text:p>
              </table:table-cell>
              <table:table-cell office:value-type="float" office:value="8887">
                <text:p>88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224">
                <text:p>4224</text:p>
              </table:table-cell>
              <table:table-cell office:value-type="float" office:value="-243">
                <text:p>-243</text:p>
              </table:table-cell>
              <table:table-cell office:value-type="float" office:value="8857">
                <text:p>885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258">
                <text:p>4258</text:p>
              </table:table-cell>
              <table:table-cell office:value-type="float" office:value="-260">
                <text:p>-260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89">
                <text:p>4289</text:p>
              </table:table-cell>
              <table:table-cell office:value-type="float" office:value="-257">
                <text:p>-257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96">
                <text:p>4296</text:p>
              </table:table-cell>
              <table:table-cell office:value-type="float" office:value="-241">
                <text:p>-241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272">
                <text:p>4272</text:p>
              </table:table-cell>
              <table:table-cell office:value-type="float" office:value="-191">
                <text:p>-191</text:p>
              </table:table-cell>
              <table:table-cell office:value-type="float" office:value="8519">
                <text:p>85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80">
                <text:p>4280</text:p>
              </table:table-cell>
              <table:table-cell office:value-type="float" office:value="-198">
                <text:p>-198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282">
                <text:p>4282</text:p>
              </table:table-cell>
              <table:table-cell office:value-type="float" office:value="-186">
                <text:p>-186</text:p>
              </table:table-cell>
              <table:table-cell office:value-type="float" office:value="8434">
                <text:p>84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317">
                <text:p>4317</text:p>
              </table:table-cell>
              <table:table-cell office:value-type="float" office:value="-202">
                <text:p>-202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340">
                <text:p>4340</text:p>
              </table:table-cell>
              <table:table-cell office:value-type="float" office:value="-233">
                <text:p>-23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343">
                <text:p>4343</text:p>
              </table:table-cell>
              <table:table-cell office:value-type="float" office:value="-245">
                <text:p>-245</text:p>
              </table:table-cell>
              <table:table-cell office:value-type="float" office:value="8222">
                <text:p>82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352">
                <text:p>4352</text:p>
              </table:table-cell>
              <table:table-cell office:value-type="float" office:value="-217">
                <text:p>-217</text:p>
              </table:table-cell>
              <table:table-cell office:value-type="float" office:value="8151">
                <text:p>81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340">
                <text:p>4340</text:p>
              </table:table-cell>
              <table:table-cell office:value-type="float" office:value="-207">
                <text:p>-207</text:p>
              </table:table-cell>
              <table:table-cell office:value-type="float" office:value="8067">
                <text:p>80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318">
                <text:p>4318</text:p>
              </table:table-cell>
              <table:table-cell office:value-type="float" office:value="-153">
                <text:p>-153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341">
                <text:p>4341</text:p>
              </table:table-cell>
              <table:table-cell office:value-type="float" office:value="-175">
                <text:p>-175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308">
                <text:p>4308</text:p>
              </table:table-cell>
              <table:table-cell office:value-type="float" office:value="-192">
                <text:p>-192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314">
                <text:p>4314</text:p>
              </table:table-cell>
              <table:table-cell office:value-type="float" office:value="-218">
                <text:p>-218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314">
                <text:p>4314</text:p>
              </table:table-cell>
              <table:table-cell office:value-type="float" office:value="-236">
                <text:p>-236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321">
                <text:p>4321</text:p>
              </table:table-cell>
              <table:table-cell office:value-type="float" office:value="-216">
                <text:p>-216</text:p>
              </table:table-cell>
              <table:table-cell office:value-type="float" office:value="7751">
                <text:p>775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325">
                <text:p>4325</text:p>
              </table:table-cell>
              <table:table-cell office:value-type="float" office:value="-174">
                <text:p>-174</text:p>
              </table:table-cell>
              <table:table-cell office:value-type="float" office:value="7672">
                <text:p>76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304">
                <text:p>4304</text:p>
              </table:table-cell>
              <table:table-cell office:value-type="float" office:value="-142">
                <text:p>-142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305">
                <text:p>4305</text:p>
              </table:table-cell>
              <table:table-cell office:value-type="float" office:value="-138">
                <text:p>-138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299">
                <text:p>4299</text:p>
              </table:table-cell>
              <table:table-cell office:value-type="float" office:value="-151">
                <text:p>-151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233">
                <text:p>4233</text:p>
              </table:table-cell>
              <table:table-cell office:value-type="float" office:value="-190">
                <text:p>-190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48">
                <text:p>4248</text:p>
              </table:table-cell>
              <table:table-cell office:value-type="float" office:value="-185">
                <text:p>-185</text:p>
              </table:table-cell>
              <table:table-cell office:value-type="float" office:value="7311">
                <text:p>73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268">
                <text:p>4268</text:p>
              </table:table-cell>
              <table:table-cell office:value-type="float" office:value="-190">
                <text:p>-190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265">
                <text:p>4265</text:p>
              </table:table-cell>
              <table:table-cell office:value-type="float" office:value="-151">
                <text:p>-151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240">
                <text:p>4240</text:p>
              </table:table-cell>
              <table:table-cell office:value-type="float" office:value="-140">
                <text:p>-140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245">
                <text:p>4245</text:p>
              </table:table-cell>
              <table:table-cell office:value-type="float" office:value="-101">
                <text:p>-101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217">
                <text:p>4217</text:p>
              </table:table-cell>
              <table:table-cell office:value-type="float" office:value="-113">
                <text:p>-113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217">
                <text:p>4217</text:p>
              </table:table-cell>
              <table:table-cell office:value-type="float" office:value="-103">
                <text:p>-103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179">
                <text:p>4179</text:p>
              </table:table-cell>
              <table:table-cell office:value-type="float" office:value="-170">
                <text:p>-170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193">
                <text:p>4193</text:p>
              </table:table-cell>
              <table:table-cell office:value-type="float" office:value="-154">
                <text:p>-154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160">
                <text:p>4160</text:p>
              </table:table-cell>
              <table:table-cell office:value-type="float" office:value="-145">
                <text:p>-145</text:p>
              </table:table-cell>
              <table:table-cell office:value-type="float" office:value="6793">
                <text:p>679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131">
                <text:p>4131</text:p>
              </table:table-cell>
              <table:table-cell office:value-type="float" office:value="-119">
                <text:p>-119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109">
                <text:p>4109</text:p>
              </table:table-cell>
              <table:table-cell office:value-type="float" office:value="-111">
                <text:p>-111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096">
                <text:p>4096</text:p>
              </table:table-cell>
              <table:table-cell office:value-type="float" office:value="-73">
                <text:p>-73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050">
                <text:p>4050</text:p>
              </table:table-cell>
              <table:table-cell office:value-type="float" office:value="-121">
                <text:p>-121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018">
                <text:p>4018</text:p>
              </table:table-cell>
              <table:table-cell office:value-type="float" office:value="-100">
                <text:p>-100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028">
                <text:p>4028</text:p>
              </table:table-cell>
              <table:table-cell office:value-type="float" office:value="-141">
                <text:p>-141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98">
                <text:p>3998</text:p>
              </table:table-cell>
              <table:table-cell office:value-type="float" office:value="-154">
                <text:p>-15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980">
                <text:p>3980</text:p>
              </table:table-cell>
              <table:table-cell office:value-type="float" office:value="-129">
                <text:p>-129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941">
                <text:p>3941</text:p>
              </table:table-cell>
              <table:table-cell office:value-type="float" office:value="-111">
                <text:p>-111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937">
                <text:p>3937</text:p>
              </table:table-cell>
              <table:table-cell office:value-type="float" office:value="-62">
                <text:p>-62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909">
                <text:p>3909</text:p>
              </table:table-cell>
              <table:table-cell office:value-type="float" office:value="-58">
                <text:p>-58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76">
                <text:p>3876</text:p>
              </table:table-cell>
              <table:table-cell office:value-type="float" office:value="-96">
                <text:p>-96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808">
                <text:p>3808</text:p>
              </table:table-cell>
              <table:table-cell office:value-type="float" office:value="-106">
                <text:p>-10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70">
                <text:p>3770</text:p>
              </table:table-cell>
              <table:table-cell office:value-type="float" office:value="-102">
                <text:p>-102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739">
                <text:p>3739</text:p>
              </table:table-cell>
              <table:table-cell office:value-type="float" office:value="-99">
                <text:p>-99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746">
                <text:p>3746</text:p>
              </table:table-cell>
              <table:table-cell office:value-type="float" office:value="-88">
                <text:p>-88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690">
                <text:p>3690</text:p>
              </table:table-cell>
              <table:table-cell office:value-type="float" office:value="-84">
                <text:p>-84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659">
                <text:p>3659</text:p>
              </table:table-cell>
              <table:table-cell office:value-type="float" office:value="-79">
                <text:p>-79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626">
                <text:p>3626</text:p>
              </table:table-cell>
              <table:table-cell office:value-type="float" office:value="-68">
                <text:p>-68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595">
                <text:p>3595</text:p>
              </table:table-cell>
              <table:table-cell office:value-type="float" office:value="-90">
                <text:p>-90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560">
                <text:p>3560</text:p>
              </table:table-cell>
              <table:table-cell office:value-type="float" office:value="-96">
                <text:p>-96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541">
                <text:p>3541</text:p>
              </table:table-cell>
              <table:table-cell office:value-type="float" office:value="-87">
                <text:p>-87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502">
                <text:p>3502</text:p>
              </table:table-cell>
              <table:table-cell office:value-type="float" office:value="-96">
                <text:p>-96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463">
                <text:p>3463</text:p>
              </table:table-cell>
              <table:table-cell office:value-type="float" office:value="-69">
                <text:p>-69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26">
                <text:p>3426</text:p>
              </table:table-cell>
              <table:table-cell office:value-type="float" office:value="-50">
                <text:p>-5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382">
                <text:p>3382</text:p>
              </table:table-cell>
              <table:table-cell office:value-type="float" office:value="-33">
                <text:p>-33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345">
                <text:p>3345</text:p>
              </table:table-cell>
              <table:table-cell office:value-type="float" office:value="-105">
                <text:p>-105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86">
                <text:p>3286</text:p>
              </table:table-cell>
              <table:table-cell office:value-type="float" office:value="-59">
                <text:p>-59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60">
                <text:p>3260</text:p>
              </table:table-cell>
              <table:table-cell office:value-type="float" office:value="-89">
                <text:p>-89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08">
                <text:p>3208</text:p>
              </table:table-cell>
              <table:table-cell office:value-type="float" office:value="-74">
                <text:p>-74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173">
                <text:p>3173</text:p>
              </table:table-cell>
              <table:table-cell office:value-type="float" office:value="-46">
                <text:p>-46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22">
                <text:p>3122</text:p>
              </table:table-cell>
              <table:table-cell office:value-type="float" office:value="-33">
                <text:p>-33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062">
                <text:p>3062</text:p>
              </table:table-cell>
              <table:table-cell office:value-type="float" office:value="-34">
                <text:p>-34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47">
                <text:p>3047</text:p>
              </table:table-cell>
              <table:table-cell office:value-type="float" office:value="-64">
                <text:p>-64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87">
                <text:p>2987</text:p>
              </table:table-cell>
              <table:table-cell office:value-type="float" office:value="-63">
                <text:p>-63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48">
                <text:p>2948</text:p>
              </table:table-cell>
              <table:table-cell office:value-type="float" office:value="-93">
                <text:p>-93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42">
                <text:p>2942</text:p>
              </table:table-cell>
              <table:table-cell office:value-type="float" office:value="-60">
                <text:p>-6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860">
                <text:p>2860</text:p>
              </table:table-cell>
              <table:table-cell office:value-type="float" office:value="-45">
                <text:p>-45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825">
                <text:p>2825</text:p>
              </table:table-cell>
              <table:table-cell office:value-type="float" office:value="-45">
                <text:p>-45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785">
                <text:p>2785</text:p>
              </table:table-cell>
              <table:table-cell office:value-type="float" office:value="0">
                <text:p>0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22">
                <text:p>2722</text:p>
              </table:table-cell>
              <table:table-cell office:value-type="float" office:value="-27">
                <text:p>-27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681">
                <text:p>2681</text:p>
              </table:table-cell>
              <table:table-cell office:value-type="float" office:value="-28">
                <text:p>-28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658">
                <text:p>2658</text:p>
              </table:table-cell>
              <table:table-cell office:value-type="float" office:value="-62">
                <text:p>-62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603">
                <text:p>2603</text:p>
              </table:table-cell>
              <table:table-cell office:value-type="float" office:value="-37">
                <text:p>-37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536">
                <text:p>2536</text:p>
              </table:table-cell>
              <table:table-cell office:value-type="float" office:value="-56">
                <text:p>-56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89">
                <text:p>2489</text:p>
              </table:table-cell>
              <table:table-cell office:value-type="float" office:value="-37">
                <text:p>-37</text:p>
              </table:table-cell>
              <table:table-cell office:value-type="float" office:value="4491">
                <text:p>44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43">
                <text:p>2443</text:p>
              </table:table-cell>
              <table:table-cell office:value-type="float" office:value="-44">
                <text:p>-44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20">
                <text:p>2420</text:p>
              </table:table-cell>
              <table:table-cell office:value-type="float" office:value="-34">
                <text:p>-34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336">
                <text:p>2336</text:p>
              </table:table-cell>
              <table:table-cell office:value-type="float" office:value="-24">
                <text:p>-24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271">
                <text:p>2271</text:p>
              </table:table-cell>
              <table:table-cell office:value-type="float" office:value="-4">
                <text:p>-4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228">
                <text:p>2228</text:p>
              </table:table-cell>
              <table:table-cell office:value-type="float" office:value="-19">
                <text:p>-19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77">
                <text:p>2177</text:p>
              </table:table-cell>
              <table:table-cell office:value-type="float" office:value="-41">
                <text:p>-41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57">
                <text:p>2157</text:p>
              </table:table-cell>
              <table:table-cell office:value-type="float" office:value="-25">
                <text:p>-25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67">
                <text:p>2067</text:p>
              </table:table-cell>
              <table:table-cell office:value-type="float" office:value="-59">
                <text:p>-59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18">
                <text:p>2018</text:p>
              </table:table-cell>
              <table:table-cell office:value-type="float" office:value="-27">
                <text:p>-27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962">
                <text:p>1962</text:p>
              </table:table-cell>
              <table:table-cell office:value-type="float" office:value="-13">
                <text:p>-13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11">
                <text:p>1911</text:p>
              </table:table-cell>
              <table:table-cell office:value-type="float" office:value="24">
                <text:p>24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841">
                <text:p>1841</text:p>
              </table:table-cell>
              <table:table-cell office:value-type="float" office:value="-35">
                <text:p>-35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800">
                <text:p>1800</text:p>
              </table:table-cell>
              <table:table-cell office:value-type="float" office:value="-29">
                <text:p>-29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749">
                <text:p>1749</text:p>
              </table:table-cell>
              <table:table-cell office:value-type="float" office:value="-11">
                <text:p>-11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60">
                <text:p>1660</text:p>
              </table:table-cell>
              <table:table-cell office:value-type="float" office:value="-46">
                <text:p>-46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09">
                <text:p>1609</text:p>
              </table:table-cell>
              <table:table-cell office:value-type="float" office:value="-20">
                <text:p>-20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58">
                <text:p>1558</text:p>
              </table:table-cell>
              <table:table-cell office:value-type="float" office:value="-19">
                <text:p>-19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22">
                <text:p>1522</text:p>
              </table:table-cell>
              <table:table-cell office:value-type="float" office:value="-15">
                <text:p>-15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89">
                <text:p>1489</text:p>
              </table:table-cell>
              <table:table-cell office:value-type="float" office:value="5">
                <text:p>5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427">
                <text:p>1427</text:p>
              </table:table-cell>
              <table:table-cell office:value-type="float" office:value="3">
                <text:p>3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340">
                <text:p>1340</text:p>
              </table:table-cell>
              <table:table-cell office:value-type="float" office:value="-25">
                <text:p>-25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70">
                <text:p>1270</text:p>
              </table:table-cell>
              <table:table-cell office:value-type="float" office:value="-7">
                <text:p>-7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53">
                <text:p>1253</text:p>
              </table:table-cell>
              <table:table-cell office:value-type="float" office:value="-18">
                <text:p>-1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97">
                <text:p>1197</text:p>
              </table:table-cell>
              <table:table-cell office:value-type="float" office:value="-20">
                <text:p>-20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23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76">
                <text:p>1076</text:p>
              </table:table-cell>
              <table:table-cell office:value-type="float" office:value="8">
                <text:p>8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01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01">
                <text:p>901</text:p>
              </table:table-cell>
              <table:table-cell office:value-type="float" office:value="7">
                <text:p>7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31">
                <text:p>831</text:p>
              </table:table-cell>
              <table:table-cell office:value-type="float" office:value="-3">
                <text:p>-3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61">
                <text:p>761</text:p>
              </table:table-cell>
              <table:table-cell office:value-type="float" office:value="-44">
                <text:p>-44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27">
                <text:p>727</text:p>
              </table:table-cell>
              <table:table-cell office:value-type="float" office:value="-34">
                <text:p>-34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78">
                <text:p>678</text:p>
              </table:table-cell>
              <table:table-cell office:value-type="float" office:value="-5">
                <text:p>-5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31">
                <text:p>631</text:p>
              </table:table-cell>
              <table:table-cell office:value-type="float" office:value="-29">
                <text:p>-29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87">
                <text:p>587</text:p>
              </table:table-cell>
              <table:table-cell office:value-type="float" office:value="16">
                <text:p>16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85">
                <text:p>485</text:p>
              </table:table-cell>
              <table:table-cell office:value-type="float" office:value="-6">
                <text:p>-6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47">
                <text:p>447</text:p>
              </table:table-cell>
              <table:table-cell office:value-type="float" office:value="-20">
                <text:p>-20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69">
                <text:p>369</text:p>
              </table:table-cell>
              <table:table-cell office:value-type="float" office:value="-19">
                <text:p>-19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55">
                <text:p>355</text:p>
              </table:table-cell>
              <table:table-cell office:value-type="float" office:value="-12">
                <text:p>-12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0">
                <text:p>150</text:p>
              </table:table-cell>
              <table:table-cell office:value-type="float" office:value="-13">
                <text:p>-13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0">
                <text:p>70</text:p>
              </table:table-cell>
              <table:table-cell office:value-type="float" office:value="-12">
                <text:p>-12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5">
                <text:p>25</text:p>
              </table:table-cell>
              <table:table-cell office:value-type="float" office:value="-9">
                <text:p>-9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22">
                <text:p>-22</text:p>
              </table:table-cell>
              <table:table-cell office:value-type="float" office:value="-27">
                <text:p>-27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46">
                <text:p>-46</text:p>
              </table:table-cell>
              <table:table-cell office:value-type="float" office:value="-28">
                <text:p>-28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14">
                <text:p>-114</text:p>
              </table:table-cell>
              <table:table-cell office:value-type="float" office:value="-22">
                <text:p>-22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207">
                <text:p>-207</text:p>
              </table:table-cell>
              <table:table-cell office:value-type="float" office:value="-24">
                <text:p>-24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252">
                <text:p>-252</text:p>
              </table:table-cell>
              <table:table-cell office:value-type="float" office:value="-20">
                <text:p>-20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301">
                <text:p>-301</text:p>
              </table:table-cell>
              <table:table-cell office:value-type="float" office:value="-14">
                <text:p>-14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376">
                <text:p>-376</text:p>
              </table:table-cell>
              <table:table-cell office:value-type="float" office:value="-20">
                <text:p>-20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416">
                <text:p>-416</text:p>
              </table:table-cell>
              <table:table-cell office:value-type="float" office:value="-17">
                <text:p>-17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492">
                <text:p>-492</text:p>
              </table:table-cell>
              <table:table-cell office:value-type="float" office:value="-23">
                <text:p>-23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539">
                <text:p>-539</text:p>
              </table:table-cell>
              <table:table-cell office:value-type="float" office:value="-22">
                <text:p>-22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610">
                <text:p>-610</text:p>
              </table:table-cell>
              <table:table-cell office:value-type="float" office:value="5">
                <text:p>5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634">
                <text:p>-634</text:p>
              </table:table-cell>
              <table:table-cell office:value-type="float" office:value="17">
                <text:p>17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712">
                <text:p>-712</text:p>
              </table:table-cell>
              <table:table-cell office:value-type="float" office:value="-10">
                <text:p>-1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748">
                <text:p>-748</text:p>
              </table:table-cell>
              <table:table-cell office:value-type="float" office:value="-28">
                <text:p>-28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844">
                <text:p>-844</text:p>
              </table:table-cell>
              <table:table-cell office:value-type="float" office:value="-28">
                <text:p>-28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872">
                <text:p>-872</text:p>
              </table:table-cell>
              <table:table-cell office:value-type="float" office:value="-25">
                <text:p>-25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917">
                <text:p>-917</text:p>
              </table:table-cell>
              <table:table-cell office:value-type="float" office:value="-16">
                <text:p>-16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987">
                <text:p>-987</text:p>
              </table:table-cell>
              <table:table-cell office:value-type="float" office:value="-35">
                <text:p>-35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048">
                <text:p>-1048</text:p>
              </table:table-cell>
              <table:table-cell office:value-type="float" office:value="-38">
                <text:p>-38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087">
                <text:p>-1087</text:p>
              </table:table-cell>
              <table:table-cell office:value-type="float" office:value="-44">
                <text:p>-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134">
                <text:p>-1134</text:p>
              </table:table-cell>
              <table:table-cell office:value-type="float" office:value="-44">
                <text:p>-44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198">
                <text:p>-1198</text:p>
              </table:table-cell>
              <table:table-cell office:value-type="float" office:value="-51">
                <text:p>-51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271">
                <text:p>-1271</text:p>
              </table:table-cell>
              <table:table-cell office:value-type="float" office:value="-22">
                <text:p>-22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308">
                <text:p>-1308</text:p>
              </table:table-cell>
              <table:table-cell office:value-type="float" office:value="-37">
                <text:p>-37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329">
                <text:p>-1329</text:p>
              </table:table-cell>
              <table:table-cell office:value-type="float" office:value="-61">
                <text:p>-61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1409">
                <text:p>-1409</text:p>
              </table:table-cell>
              <table:table-cell office:value-type="float" office:value="-19">
                <text:p>-19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450">
                <text:p>-1450</text:p>
              </table:table-cell>
              <table:table-cell office:value-type="float" office:value="-28">
                <text:p>-28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527">
                <text:p>-1527</text:p>
              </table:table-cell>
              <table:table-cell office:value-type="float" office:value="-61">
                <text:p>-61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557">
                <text:p>-1557</text:p>
              </table:table-cell>
              <table:table-cell office:value-type="float" office:value="-60">
                <text:p>-60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616">
                <text:p>-1616</text:p>
              </table:table-cell>
              <table:table-cell office:value-type="float" office:value="-48">
                <text:p>-48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659">
                <text:p>-1659</text:p>
              </table:table-cell>
              <table:table-cell office:value-type="float" office:value="-46">
                <text:p>-46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709">
                <text:p>-1709</text:p>
              </table:table-cell>
              <table:table-cell office:value-type="float" office:value="-54">
                <text:p>-54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786">
                <text:p>-1786</text:p>
              </table:table-cell>
              <table:table-cell office:value-type="float" office:value="-41">
                <text:p>-41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805">
                <text:p>-1805</text:p>
              </table:table-cell>
              <table:table-cell office:value-type="float" office:value="-38">
                <text:p>-38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871">
                <text:p>-1871</text:p>
              </table:table-cell>
              <table:table-cell office:value-type="float" office:value="-37">
                <text:p>-37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914">
                <text:p>-1914</text:p>
              </table:table-cell>
              <table:table-cell office:value-type="float" office:value="-36">
                <text:p>-36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966">
                <text:p>-1966</text:p>
              </table:table-cell>
              <table:table-cell office:value-type="float" office:value="-53">
                <text:p>-53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2028">
                <text:p>-2028</text:p>
              </table:table-cell>
              <table:table-cell office:value-type="float" office:value="-40">
                <text:p>-40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2051">
                <text:p>-2051</text:p>
              </table:table-cell>
              <table:table-cell office:value-type="float" office:value="-47">
                <text:p>-47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2106">
                <text:p>-2106</text:p>
              </table:table-cell>
              <table:table-cell office:value-type="float" office:value="-85">
                <text:p>-85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2154">
                <text:p>-2154</text:p>
              </table:table-cell>
              <table:table-cell office:value-type="float" office:value="-40">
                <text:p>-4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2221">
                <text:p>-2221</text:p>
              </table:table-cell>
              <table:table-cell office:value-type="float" office:value="-68">
                <text:p>-68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2256">
                <text:p>-2256</text:p>
              </table:table-cell>
              <table:table-cell office:value-type="float" office:value="-86">
                <text:p>-86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2303">
                <text:p>-2303</text:p>
              </table:table-cell>
              <table:table-cell office:value-type="float" office:value="-90">
                <text:p>-90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2328">
                <text:p>-2328</text:p>
              </table:table-cell>
              <table:table-cell office:value-type="float" office:value="-72">
                <text:p>-72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2397">
                <text:p>-2397</text:p>
              </table:table-cell>
              <table:table-cell office:value-type="float" office:value="-90">
                <text:p>-90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2420">
                <text:p>-2420</text:p>
              </table:table-cell>
              <table:table-cell office:value-type="float" office:value="-64">
                <text:p>-64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2482">
                <text:p>-2482</text:p>
              </table:table-cell>
              <table:table-cell office:value-type="float" office:value="-65">
                <text:p>-65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2523">
                <text:p>-2523</text:p>
              </table:table-cell>
              <table:table-cell office:value-type="float" office:value="-77">
                <text:p>-77</text:p>
              </table:table-cell>
              <table:table-cell office:value-type="float" office:value="4852">
                <text:p>485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2566">
                <text:p>-2566</text:p>
              </table:table-cell>
              <table:table-cell office:value-type="float" office:value="-76">
                <text:p>-76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2601">
                <text:p>-2601</text:p>
              </table:table-cell>
              <table:table-cell office:value-type="float" office:value="-114">
                <text:p>-114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2654">
                <text:p>-2654</text:p>
              </table:table-cell>
              <table:table-cell office:value-type="float" office:value="-90">
                <text:p>-90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2645">
                <text:p>-2645</text:p>
              </table:table-cell>
              <table:table-cell office:value-type="float" office:value="-86">
                <text:p>-86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2707">
                <text:p>-2707</text:p>
              </table:table-cell>
              <table:table-cell office:value-type="float" office:value="-75">
                <text:p>-7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2755">
                <text:p>-2755</text:p>
              </table:table-cell>
              <table:table-cell office:value-type="float" office:value="-74">
                <text:p>-74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2805">
                <text:p>-2805</text:p>
              </table:table-cell>
              <table:table-cell office:value-type="float" office:value="-101">
                <text:p>-101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2823">
                <text:p>-2823</text:p>
              </table:table-cell>
              <table:table-cell office:value-type="float" office:value="-70">
                <text:p>-70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2888">
                <text:p>-2888</text:p>
              </table:table-cell>
              <table:table-cell office:value-type="float" office:value="-126">
                <text:p>-126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2907">
                <text:p>-2907</text:p>
              </table:table-cell>
              <table:table-cell office:value-type="float" office:value="-106">
                <text:p>-106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2954">
                <text:p>-2954</text:p>
              </table:table-cell>
              <table:table-cell office:value-type="float" office:value="-74">
                <text:p>-7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2977">
                <text:p>-2977</text:p>
              </table:table-cell>
              <table:table-cell office:value-type="float" office:value="-84">
                <text:p>-84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3013">
                <text:p>-3013</text:p>
              </table:table-cell>
              <table:table-cell office:value-type="float" office:value="-129">
                <text:p>-129</text:p>
              </table:table-cell>
              <table:table-cell office:value-type="float" office:value="5405">
                <text:p>540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3070">
                <text:p>-3070</text:p>
              </table:table-cell>
              <table:table-cell office:value-type="float" office:value="-110">
                <text:p>-110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3120">
                <text:p>-3120</text:p>
              </table:table-cell>
              <table:table-cell office:value-type="float" office:value="-129">
                <text:p>-129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3157">
                <text:p>-3157</text:p>
              </table:table-cell>
              <table:table-cell office:value-type="float" office:value="-135">
                <text:p>-135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3153">
                <text:p>-3153</text:p>
              </table:table-cell>
              <table:table-cell office:value-type="float" office:value="-161">
                <text:p>-161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3169">
                <text:p>-3169</text:p>
              </table:table-cell>
              <table:table-cell office:value-type="float" office:value="-126">
                <text:p>-126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3191">
                <text:p>-3191</text:p>
              </table:table-cell>
              <table:table-cell office:value-type="float" office:value="-124">
                <text:p>-124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3265">
                <text:p>-3265</text:p>
              </table:table-cell>
              <table:table-cell office:value-type="float" office:value="-118">
                <text:p>-118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3290">
                <text:p>-3290</text:p>
              </table:table-cell>
              <table:table-cell office:value-type="float" office:value="-127">
                <text:p>-127</text:p>
              </table:table-cell>
              <table:table-cell office:value-type="float" office:value="5786">
                <text:p>578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3306">
                <text:p>-3306</text:p>
              </table:table-cell>
              <table:table-cell office:value-type="float" office:value="-128">
                <text:p>-128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3357">
                <text:p>-3357</text:p>
              </table:table-cell>
              <table:table-cell office:value-type="float" office:value="-133">
                <text:p>-133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3381">
                <text:p>-3381</text:p>
              </table:table-cell>
              <table:table-cell office:value-type="float" office:value="-163">
                <text:p>-163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3396">
                <text:p>-3396</text:p>
              </table:table-cell>
              <table:table-cell office:value-type="float" office:value="-136">
                <text:p>-136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3442">
                <text:p>-3442</text:p>
              </table:table-cell>
              <table:table-cell office:value-type="float" office:value="-152">
                <text:p>-152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3465">
                <text:p>-3465</text:p>
              </table:table-cell>
              <table:table-cell office:value-type="float" office:value="-144">
                <text:p>-144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3505">
                <text:p>-3505</text:p>
              </table:table-cell>
              <table:table-cell office:value-type="float" office:value="-164">
                <text:p>-16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3536">
                <text:p>-3536</text:p>
              </table:table-cell>
              <table:table-cell office:value-type="float" office:value="-154">
                <text:p>-154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3539">
                <text:p>-3539</text:p>
              </table:table-cell>
              <table:table-cell office:value-type="float" office:value="-166">
                <text:p>-166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3567">
                <text:p>-3567</text:p>
              </table:table-cell>
              <table:table-cell office:value-type="float" office:value="-182">
                <text:p>-182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3565">
                <text:p>-3565</text:p>
              </table:table-cell>
              <table:table-cell office:value-type="float" office:value="-160">
                <text:p>-16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3582">
                <text:p>-3582</text:p>
              </table:table-cell>
              <table:table-cell office:value-type="float" office:value="-164">
                <text:p>-164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3616">
                <text:p>-3616</text:p>
              </table:table-cell>
              <table:table-cell office:value-type="float" office:value="-190">
                <text:p>-190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3649">
                <text:p>-3649</text:p>
              </table:table-cell>
              <table:table-cell office:value-type="float" office:value="-178">
                <text:p>-178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3673">
                <text:p>-3673</text:p>
              </table:table-cell>
              <table:table-cell office:value-type="float" office:value="-177">
                <text:p>-177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3711">
                <text:p>-3711</text:p>
              </table:table-cell>
              <table:table-cell office:value-type="float" office:value="-182">
                <text:p>-182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3692">
                <text:p>-3692</text:p>
              </table:table-cell>
              <table:table-cell office:value-type="float" office:value="-189">
                <text:p>-189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3703">
                <text:p>-3703</text:p>
              </table:table-cell>
              <table:table-cell office:value-type="float" office:value="-167">
                <text:p>-167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3717">
                <text:p>-3717</text:p>
              </table:table-cell>
              <table:table-cell office:value-type="float" office:value="-158">
                <text:p>-158</text:p>
              </table:table-cell>
              <table:table-cell office:value-type="float" office:value="6755">
                <text:p>6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36cm" svg:height="6.952cm" xlink:href=".." xlink:type="simple" chart:class="chart:line" chart:style-name="ch1">
        <chart:legend chart:legend-position="end" svg:x="29.76cm" svg:y="2.64cm" style:legend-expansion="high" chart:style-name="ch2"/>
        <chart:plot-area chart:style-name="ch3" table:cell-range-address="Hoja1.F1:Hoja1.H1135" chart:data-source-has-labels="row" svg:x="1.092cm" svg:y="0.691cm" svg:width="27.384cm" svg:height="5.702cm">
          <chartooo:coordinate-region svg:x="2.19cm" svg:y="0.904cm" svg:width="26.258cm" svg:height="5.2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2:Hoja1.F1135" chart:label-cell-address="Hoja1.F1:Hoja1.F1" chart:class="chart:line">
            <chart:data-point chart:repeated="1134"/>
          </chart:series>
          <chart:series chart:style-name="ch7" chart:values-cell-range-address="Hoja1.G2:Hoja1.G1135" chart:label-cell-address="Hoja1.G1:Hoja1.G1" chart:class="chart:line">
            <chart:data-point chart:repeated="1134"/>
          </chart:series>
          <chart:series chart:style-name="ch8" chart:values-cell-range-address="Hoja1.H2:Hoja1.H1135" chart:label-cell-address="Hoja1.H1:Hoja1.H1" chart:class="chart:line">
            <chart:data-point chart:repeated="11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yro_x</text:p>
                <draw:g>
                  <svg:desc>Hoja1.F1:Hoja1.F1</svg:desc>
                </draw:g>
              </table:table-cell>
              <table:table-cell office:value-type="string">
                <text:p>gyro_y</text:p>
                <draw:g>
                  <svg:desc>Hoja1.G1:Hoja1.G1</svg:desc>
                </draw:g>
              </table:table-cell>
              <table:table-cell office:value-type="string">
                <text:p>gyro_z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Hoja1.F2:Hoja1.F1135</svg:desc>
                </draw:g>
              </table:table-cell>
              <table:table-cell office:value-type="float" office:value="-4316">
                <text:p>-4316</text:p>
                <draw:g>
                  <svg:desc>Hoja1.G2:Hoja1.G1135</svg:desc>
                </draw:g>
              </table:table-cell>
              <table:table-cell office:value-type="float" office:value="-267">
                <text:p>-267</text:p>
                <draw:g>
                  <svg:desc>Hoja1.H2:Hoja1.H1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-4315">
                <text:p>-4315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4314">
                <text:p>-4314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4314">
                <text:p>-4314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4314">
                <text:p>-4314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-4313">
                <text:p>-4313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-4312">
                <text:p>-4312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-4312">
                <text:p>-4312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-4310">
                <text:p>-4310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-4308">
                <text:p>-4308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-4308">
                <text:p>-4308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-4309">
                <text:p>-4309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-4308">
                <text:p>-4308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-4306">
                <text:p>-4306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-4307">
                <text:p>-4307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-4300">
                <text:p>-4300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-4300">
                <text:p>-4300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-4297">
                <text:p>-4297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-4294">
                <text:p>-4294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-4292">
                <text:p>-4292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-4288">
                <text:p>-4288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-4287">
                <text:p>-4287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-4288">
                <text:p>-4288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-4284">
                <text:p>-4284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-4282">
                <text:p>-4282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-4283">
                <text:p>-4283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-4279">
                <text:p>-4279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-4271">
                <text:p>-4271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-4273">
                <text:p>-4273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-4268">
                <text:p>-4268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-4265">
                <text:p>-4265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-4265">
                <text:p>-4265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-4257">
                <text:p>-4257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-4257">
                <text:p>-4257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-4253">
                <text:p>-425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-4251">
                <text:p>-4251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-4251">
                <text:p>-4251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-4252">
                <text:p>-4252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-4247">
                <text:p>-4247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-4249">
                <text:p>-4249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-4251">
                <text:p>-4251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-4242">
                <text:p>-4242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-4237">
                <text:p>-4237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-4233">
                <text:p>-4233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-4232">
                <text:p>-4232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-4231">
                <text:p>-4231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-4225">
                <text:p>-4225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-4225">
                <text:p>-4225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-4220">
                <text:p>-4220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-4216">
                <text:p>-4216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-4211">
                <text:p>-4211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-4207">
                <text:p>-4207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-4203">
                <text:p>-4203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-4201">
                <text:p>-4201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-4197">
                <text:p>-4197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-4194">
                <text:p>-4194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">
                <text:p>27</text:p>
              </table:table-cell>
              <table:table-cell office:value-type="float" office:value="-4189">
                <text:p>-4189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-4183">
                <text:p>-4183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-4179">
                <text:p>-4179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-4178">
                <text:p>-4178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-4175">
                <text:p>-417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">
                <text:p>27</text:p>
              </table:table-cell>
              <table:table-cell office:value-type="float" office:value="-4167">
                <text:p>-4167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">
                <text:p>33</text:p>
              </table:table-cell>
              <table:table-cell office:value-type="float" office:value="-4163">
                <text:p>-416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-4161">
                <text:p>-4161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-4157">
                <text:p>-415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-4152">
                <text:p>-4152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-4144">
                <text:p>-4144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-4136">
                <text:p>-4136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-4133">
                <text:p>-4133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-4130">
                <text:p>-4130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-4129">
                <text:p>-4129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-4118">
                <text:p>-411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-4119">
                <text:p>-4119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-4112">
                <text:p>-411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">
                <text:p>21</text:p>
              </table:table-cell>
              <table:table-cell office:value-type="float" office:value="-4108">
                <text:p>-4108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-4100">
                <text:p>-4100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">
                <text:p>29</text:p>
              </table:table-cell>
              <table:table-cell office:value-type="float" office:value="-4094">
                <text:p>-4094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-4091">
                <text:p>-409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-4087">
                <text:p>-4087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-4085">
                <text:p>-4085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-4083">
                <text:p>-4083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">
                <text:p>26</text:p>
              </table:table-cell>
              <table:table-cell office:value-type="float" office:value="-4078">
                <text:p>-4078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-4080">
                <text:p>-4080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-4080">
                <text:p>-4080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-4070">
                <text:p>-4070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-4066">
                <text:p>-4066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-4061">
                <text:p>-4061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">
                <text:p>26</text:p>
              </table:table-cell>
              <table:table-cell office:value-type="float" office:value="-4054">
                <text:p>-4054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">
                <text:p>23</text:p>
              </table:table-cell>
              <table:table-cell office:value-type="float" office:value="-4049">
                <text:p>-4049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-4040">
                <text:p>-4040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-4034">
                <text:p>-403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-4036">
                <text:p>-4036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">
                <text:p>24</text:p>
              </table:table-cell>
              <table:table-cell office:value-type="float" office:value="-4036">
                <text:p>-4036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">
                <text:p>27</text:p>
              </table:table-cell>
              <table:table-cell office:value-type="float" office:value="-4032">
                <text:p>-4032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">
                <text:p>27</text:p>
              </table:table-cell>
              <table:table-cell office:value-type="float" office:value="-4030">
                <text:p>-4030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-4024">
                <text:p>-4024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">
                <text:p>23</text:p>
              </table:table-cell>
              <table:table-cell office:value-type="float" office:value="-4021">
                <text:p>-4021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-4015">
                <text:p>-4015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">
                <text:p>27</text:p>
              </table:table-cell>
              <table:table-cell office:value-type="float" office:value="-4012">
                <text:p>-4012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-4011">
                <text:p>-4011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">
                <text:p>26</text:p>
              </table:table-cell>
              <table:table-cell office:value-type="float" office:value="-4007">
                <text:p>-400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">
                <text:p>31</text:p>
              </table:table-cell>
              <table:table-cell office:value-type="float" office:value="-4005">
                <text:p>-4005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-4003">
                <text:p>-4003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">
                <text:p>19</text:p>
              </table:table-cell>
              <table:table-cell office:value-type="float" office:value="-4002">
                <text:p>-400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-3998">
                <text:p>-3998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-3995">
                <text:p>-3995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">
                <text:p>28</text:p>
              </table:table-cell>
              <table:table-cell office:value-type="float" office:value="-3989">
                <text:p>-3989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">
                <text:p>33</text:p>
              </table:table-cell>
              <table:table-cell office:value-type="float" office:value="-3989">
                <text:p>-3989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">
                <text:p>33</text:p>
              </table:table-cell>
              <table:table-cell office:value-type="float" office:value="-3982">
                <text:p>-3982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">
                <text:p>28</text:p>
              </table:table-cell>
              <table:table-cell office:value-type="float" office:value="-3982">
                <text:p>-3982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-3979">
                <text:p>-3979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-3978">
                <text:p>-3978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-3976">
                <text:p>-3976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-3975">
                <text:p>-3975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">
                <text:p>33</text:p>
              </table:table-cell>
              <table:table-cell office:value-type="float" office:value="-3969">
                <text:p>-3969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-3965">
                <text:p>-3965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">
                <text:p>31</text:p>
              </table:table-cell>
              <table:table-cell office:value-type="float" office:value="-3962">
                <text:p>-3962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-3964">
                <text:p>-3964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-3963">
                <text:p>-3963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-3960">
                <text:p>-3960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-3962">
                <text:p>-3962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-3956">
                <text:p>-3956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  <table:table-cell office:value-type="float" office:value="-3955">
                <text:p>-3955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">
                <text:p>29</text:p>
              </table:table-cell>
              <table:table-cell office:value-type="float" office:value="-3950">
                <text:p>-3950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-3942">
                <text:p>-394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">
                <text:p>22</text:p>
              </table:table-cell>
              <table:table-cell office:value-type="float" office:value="-3944">
                <text:p>-3944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">
                <text:p>16</text:p>
              </table:table-cell>
              <table:table-cell office:value-type="float" office:value="-3940">
                <text:p>-3940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-3943">
                <text:p>-3943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">
                <text:p>22</text:p>
              </table:table-cell>
              <table:table-cell office:value-type="float" office:value="-3933">
                <text:p>-3933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-3930">
                <text:p>-3930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-3932">
                <text:p>-3932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">
                <text:p>26</text:p>
              </table:table-cell>
              <table:table-cell office:value-type="float" office:value="-3933">
                <text:p>-3933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  <table:table-cell office:value-type="float" office:value="-3932">
                <text:p>-3932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">
                <text:p>20</text:p>
              </table:table-cell>
              <table:table-cell office:value-type="float" office:value="-3934">
                <text:p>-3934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">
                <text:p>19</text:p>
              </table:table-cell>
              <table:table-cell office:value-type="float" office:value="-3933">
                <text:p>-3933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">
                <text:p>20</text:p>
              </table:table-cell>
              <table:table-cell office:value-type="float" office:value="-3930">
                <text:p>-3930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">
                <text:p>27</text:p>
              </table:table-cell>
              <table:table-cell office:value-type="float" office:value="-3928">
                <text:p>-3928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">
                <text:p>29</text:p>
              </table:table-cell>
              <table:table-cell office:value-type="float" office:value="-3928">
                <text:p>-3928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">
                <text:p>28</text:p>
              </table:table-cell>
              <table:table-cell office:value-type="float" office:value="-3921">
                <text:p>-3921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-3922">
                <text:p>-3922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-3923">
                <text:p>-3923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  <table:table-cell office:value-type="float" office:value="-3917">
                <text:p>-3917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">
                <text:p>24</text:p>
              </table:table-cell>
              <table:table-cell office:value-type="float" office:value="-3919">
                <text:p>-3919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">
                <text:p>28</text:p>
              </table:table-cell>
              <table:table-cell office:value-type="float" office:value="-3914">
                <text:p>-3914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">
                <text:p>23</text:p>
              </table:table-cell>
              <table:table-cell office:value-type="float" office:value="-3916">
                <text:p>-3916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">
                <text:p>32</text:p>
              </table:table-cell>
              <table:table-cell office:value-type="float" office:value="-3917">
                <text:p>-3917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">
                <text:p>33</text:p>
              </table:table-cell>
              <table:table-cell office:value-type="float" office:value="-3916">
                <text:p>-3916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">
                <text:p>25</text:p>
              </table:table-cell>
              <table:table-cell office:value-type="float" office:value="-3915">
                <text:p>-3915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">
                <text:p>27</text:p>
              </table:table-cell>
              <table:table-cell office:value-type="float" office:value="-3915">
                <text:p>-39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-3913">
                <text:p>-3913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">
                <text:p>19</text:p>
              </table:table-cell>
              <table:table-cell office:value-type="float" office:value="-3910">
                <text:p>-3910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">
                <text:p>27</text:p>
              </table:table-cell>
              <table:table-cell office:value-type="float" office:value="-3909">
                <text:p>-3909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">
                <text:p>25</text:p>
              </table:table-cell>
              <table:table-cell office:value-type="float" office:value="-3910">
                <text:p>-3910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">
                <text:p>21</text:p>
              </table:table-cell>
              <table:table-cell office:value-type="float" office:value="-3910">
                <text:p>-3910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">
                <text:p>25</text:p>
              </table:table-cell>
              <table:table-cell office:value-type="float" office:value="-3910">
                <text:p>-3910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">
                <text:p>25</text:p>
              </table:table-cell>
              <table:table-cell office:value-type="float" office:value="-3910">
                <text:p>-3910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">
                <text:p>27</text:p>
              </table:table-cell>
              <table:table-cell office:value-type="float" office:value="-3908">
                <text:p>-3908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">
                <text:p>33</text:p>
              </table:table-cell>
              <table:table-cell office:value-type="float" office:value="-3908">
                <text:p>-3908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-3907">
                <text:p>-390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-3906">
                <text:p>-3906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-3902">
                <text:p>-3902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-3900">
                <text:p>-3900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">
                <text:p>22</text:p>
              </table:table-cell>
              <table:table-cell office:value-type="float" office:value="-3902">
                <text:p>-390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-3901">
                <text:p>-3901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">
                <text:p>26</text:p>
              </table:table-cell>
              <table:table-cell office:value-type="float" office:value="-3899">
                <text:p>-3899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">
                <text:p>31</text:p>
              </table:table-cell>
              <table:table-cell office:value-type="float" office:value="-3898">
                <text:p>-3898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">
                <text:p>27</text:p>
              </table:table-cell>
              <table:table-cell office:value-type="float" office:value="-3897">
                <text:p>-3897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">
                <text:p>21</text:p>
              </table:table-cell>
              <table:table-cell office:value-type="float" office:value="-3896">
                <text:p>-3896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">
                <text:p>18</text:p>
              </table:table-cell>
              <table:table-cell office:value-type="float" office:value="-3897">
                <text:p>-3897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-3893">
                <text:p>-3893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">
                <text:p>25</text:p>
              </table:table-cell>
              <table:table-cell office:value-type="float" office:value="-3894">
                <text:p>-3894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">
                <text:p>28</text:p>
              </table:table-cell>
              <table:table-cell office:value-type="float" office:value="-3900">
                <text:p>-3900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">
                <text:p>32</text:p>
              </table:table-cell>
              <table:table-cell office:value-type="float" office:value="-3901">
                <text:p>-3901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  <table:table-cell office:value-type="float" office:value="-3901">
                <text:p>-3901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">
                <text:p>18</text:p>
              </table:table-cell>
              <table:table-cell office:value-type="float" office:value="-3902">
                <text:p>-390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">
                <text:p>12</text:p>
              </table:table-cell>
              <table:table-cell office:value-type="float" office:value="-3899">
                <text:p>-3899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">
                <text:p>22</text:p>
              </table:table-cell>
              <table:table-cell office:value-type="float" office:value="-3896">
                <text:p>-3896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">
                <text:p>28</text:p>
              </table:table-cell>
              <table:table-cell office:value-type="float" office:value="-3894">
                <text:p>-3894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">
                <text:p>34</text:p>
              </table:table-cell>
              <table:table-cell office:value-type="float" office:value="-3892">
                <text:p>-389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">
                <text:p>33</text:p>
              </table:table-cell>
              <table:table-cell office:value-type="float" office:value="-3895">
                <text:p>-389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">
                <text:p>23</text:p>
              </table:table-cell>
              <table:table-cell office:value-type="float" office:value="-3891">
                <text:p>-3891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">
                <text:p>13</text:p>
              </table:table-cell>
              <table:table-cell office:value-type="float" office:value="-3893">
                <text:p>-3893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">
                <text:p>8</text:p>
              </table:table-cell>
              <table:table-cell office:value-type="float" office:value="-3891">
                <text:p>-3891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  <table:table-cell office:value-type="float" office:value="-3888">
                <text:p>-3888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">
                <text:p>29</text:p>
              </table:table-cell>
              <table:table-cell office:value-type="float" office:value="-3896">
                <text:p>-3896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">
                <text:p>38</text:p>
              </table:table-cell>
              <table:table-cell office:value-type="float" office:value="-3890">
                <text:p>-389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">
                <text:p>42</text:p>
              </table:table-cell>
              <table:table-cell office:value-type="float" office:value="-3891">
                <text:p>-389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">
                <text:p>33</text:p>
              </table:table-cell>
              <table:table-cell office:value-type="float" office:value="-3888">
                <text:p>-3888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">
                <text:p>16</text:p>
              </table:table-cell>
              <table:table-cell office:value-type="float" office:value="-3892">
                <text:p>-3892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-3892">
                <text:p>-389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">
                <text:p>8</text:p>
              </table:table-cell>
              <table:table-cell office:value-type="float" office:value="-3889">
                <text:p>-3889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-3893">
                <text:p>-3893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  <table:table-cell office:value-type="float" office:value="-3894">
                <text:p>-3894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">
                <text:p>45</text:p>
              </table:table-cell>
              <table:table-cell office:value-type="float" office:value="-3894">
                <text:p>-3894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">
                <text:p>41</text:p>
              </table:table-cell>
              <table:table-cell office:value-type="float" office:value="-3893">
                <text:p>-3893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">
                <text:p>21</text:p>
              </table:table-cell>
              <table:table-cell office:value-type="float" office:value="-3891">
                <text:p>-3891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-3897">
                <text:p>-3897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  <table:table-cell office:value-type="float" office:value="-3893">
                <text:p>-3893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">
                <text:p>13</text:p>
              </table:table-cell>
              <table:table-cell office:value-type="float" office:value="-3895">
                <text:p>-3895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">
                <text:p>31</text:p>
              </table:table-cell>
              <table:table-cell office:value-type="float" office:value="-3892">
                <text:p>-3892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">
                <text:p>44</text:p>
              </table:table-cell>
              <table:table-cell office:value-type="float" office:value="-3892">
                <text:p>-3892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">
                <text:p>33</text:p>
              </table:table-cell>
              <table:table-cell office:value-type="float" office:value="-3888">
                <text:p>-3888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">
                <text:p>23</text:p>
              </table:table-cell>
              <table:table-cell office:value-type="float" office:value="-3888">
                <text:p>-388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">
                <text:p>7</text:p>
              </table:table-cell>
              <table:table-cell office:value-type="float" office:value="-3882">
                <text:p>-388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  <table:table-cell office:value-type="float" office:value="-3883">
                <text:p>-3883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  <table:table-cell office:value-type="float" office:value="-3880">
                <text:p>-3880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">
                <text:p>28</text:p>
              </table:table-cell>
              <table:table-cell office:value-type="float" office:value="-3881">
                <text:p>-3881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-3880">
                <text:p>-3880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">
                <text:p>38</text:p>
              </table:table-cell>
              <table:table-cell office:value-type="float" office:value="-3883">
                <text:p>-3883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">
                <text:p>27</text:p>
              </table:table-cell>
              <table:table-cell office:value-type="float" office:value="-3884">
                <text:p>-3884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">
                <text:p>13</text:p>
              </table:table-cell>
              <table:table-cell office:value-type="float" office:value="-3880">
                <text:p>-3880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">
                <text:p>7</text:p>
              </table:table-cell>
              <table:table-cell office:value-type="float" office:value="-3879">
                <text:p>-3879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-3879">
                <text:p>-3879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">
                <text:p>24</text:p>
              </table:table-cell>
              <table:table-cell office:value-type="float" office:value="-3882">
                <text:p>-3882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">
                <text:p>38</text:p>
              </table:table-cell>
              <table:table-cell office:value-type="float" office:value="-3878">
                <text:p>-3878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  <table:table-cell office:value-type="float" office:value="-3877">
                <text:p>-3877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">
                <text:p>30</text:p>
              </table:table-cell>
              <table:table-cell office:value-type="float" office:value="-3879">
                <text:p>-3879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">
                <text:p>18</text:p>
              </table:table-cell>
              <table:table-cell office:value-type="float" office:value="-3876">
                <text:p>-3876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">
                <text:p>8</text:p>
              </table:table-cell>
              <table:table-cell office:value-type="float" office:value="-3874">
                <text:p>-3874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-3879">
                <text:p>-3879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3876">
                <text:p>-3876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">
                <text:p>37</text:p>
              </table:table-cell>
              <table:table-cell office:value-type="float" office:value="-3873">
                <text:p>-3873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">
                <text:p>39</text:p>
              </table:table-cell>
              <table:table-cell office:value-type="float" office:value="-3873">
                <text:p>-3873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">
                <text:p>34</text:p>
              </table:table-cell>
              <table:table-cell office:value-type="float" office:value="-3868">
                <text:p>-386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">
                <text:p>19</text:p>
              </table:table-cell>
              <table:table-cell office:value-type="float" office:value="-3866">
                <text:p>-3866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">
                <text:p>4</text:p>
              </table:table-cell>
              <table:table-cell office:value-type="float" office:value="-3870">
                <text:p>-3870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-3869">
                <text:p>-3869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">
                <text:p>17</text:p>
              </table:table-cell>
              <table:table-cell office:value-type="float" office:value="-3874">
                <text:p>-387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">
                <text:p>35</text:p>
              </table:table-cell>
              <table:table-cell office:value-type="float" office:value="-3871">
                <text:p>-3871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">
                <text:p>40</text:p>
              </table:table-cell>
              <table:table-cell office:value-type="float" office:value="-3868">
                <text:p>-3868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">
                <text:p>36</text:p>
              </table:table-cell>
              <table:table-cell office:value-type="float" office:value="-3871">
                <text:p>-387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">
                <text:p>26</text:p>
              </table:table-cell>
              <table:table-cell office:value-type="float" office:value="-3866">
                <text:p>-3866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">
                <text:p>13</text:p>
              </table:table-cell>
              <table:table-cell office:value-type="float" office:value="-3869">
                <text:p>-3869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  <table:table-cell office:value-type="float" office:value="-3863">
                <text:p>-3863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-3867">
                <text:p>-3867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">
                <text:p>29</text:p>
              </table:table-cell>
              <table:table-cell office:value-type="float" office:value="-3866">
                <text:p>-3866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">
                <text:p>43</text:p>
              </table:table-cell>
              <table:table-cell office:value-type="float" office:value="-3862">
                <text:p>-3862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">
                <text:p>38</text:p>
              </table:table-cell>
              <table:table-cell office:value-type="float" office:value="-3855">
                <text:p>-3855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">
                <text:p>23</text:p>
              </table:table-cell>
              <table:table-cell office:value-type="float" office:value="-3855">
                <text:p>-3855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-3851">
                <text:p>-385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-3850">
                <text:p>-3850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-3850">
                <text:p>-3850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">
                <text:p>29</text:p>
              </table:table-cell>
              <table:table-cell office:value-type="float" office:value="-3848">
                <text:p>-3848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">
                <text:p>36</text:p>
              </table:table-cell>
              <table:table-cell office:value-type="float" office:value="-3847">
                <text:p>-384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">
                <text:p>36</text:p>
              </table:table-cell>
              <table:table-cell office:value-type="float" office:value="-3845">
                <text:p>-3845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">
                <text:p>32</text:p>
              </table:table-cell>
              <table:table-cell office:value-type="float" office:value="-3842">
                <text:p>-3842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-3845">
                <text:p>-384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">
                <text:p>15</text:p>
              </table:table-cell>
              <table:table-cell office:value-type="float" office:value="-3835">
                <text:p>-3835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-3835">
                <text:p>-3835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-3835">
                <text:p>-383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">
                <text:p>27</text:p>
              </table:table-cell>
              <table:table-cell office:value-type="float" office:value="-3832">
                <text:p>-3832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-3826">
                <text:p>-3826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">
                <text:p>30</text:p>
              </table:table-cell>
              <table:table-cell office:value-type="float" office:value="-3825">
                <text:p>-3825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">
                <text:p>24</text:p>
              </table:table-cell>
              <table:table-cell office:value-type="float" office:value="-3822">
                <text:p>-3822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-3821">
                <text:p>-382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">
                <text:p>18</text:p>
              </table:table-cell>
              <table:table-cell office:value-type="float" office:value="-3824">
                <text:p>-3824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">
                <text:p>26</text:p>
              </table:table-cell>
              <table:table-cell office:value-type="float" office:value="-3820">
                <text:p>-3820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">
                <text:p>27</text:p>
              </table:table-cell>
              <table:table-cell office:value-type="float" office:value="-3795">
                <text:p>-3795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">
                <text:p>20</text:p>
              </table:table-cell>
              <table:table-cell office:value-type="float" office:value="-3794">
                <text:p>-3794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">
                <text:p>21</text:p>
              </table:table-cell>
              <table:table-cell office:value-type="float" office:value="-3797">
                <text:p>-3797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">
                <text:p>21</text:p>
              </table:table-cell>
              <table:table-cell office:value-type="float" office:value="-3791">
                <text:p>-3791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  <table:table-cell office:value-type="float" office:value="-3789">
                <text:p>-3789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">
                <text:p>28</text:p>
              </table:table-cell>
              <table:table-cell office:value-type="float" office:value="-3788">
                <text:p>-3788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">
                <text:p>28</text:p>
              </table:table-cell>
              <table:table-cell office:value-type="float" office:value="-3787">
                <text:p>-378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">
                <text:p>26</text:p>
              </table:table-cell>
              <table:table-cell office:value-type="float" office:value="-3783">
                <text:p>-378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">
                <text:p>22</text:p>
              </table:table-cell>
              <table:table-cell office:value-type="float" office:value="-3782">
                <text:p>-3782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">
                <text:p>14</text:p>
              </table:table-cell>
              <table:table-cell office:value-type="float" office:value="-3782">
                <text:p>-3782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  <table:table-cell office:value-type="float" office:value="-3778">
                <text:p>-377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">
                <text:p>25</text:p>
              </table:table-cell>
              <table:table-cell office:value-type="float" office:value="-3778">
                <text:p>-3778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">
                <text:p>29</text:p>
              </table:table-cell>
              <table:table-cell office:value-type="float" office:value="-3775">
                <text:p>-3775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">
                <text:p>32</text:p>
              </table:table-cell>
              <table:table-cell office:value-type="float" office:value="-3770">
                <text:p>-3770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">
                <text:p>31</text:p>
              </table:table-cell>
              <table:table-cell office:value-type="float" office:value="-3759">
                <text:p>-3759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">
                <text:p>24</text:p>
              </table:table-cell>
              <table:table-cell office:value-type="float" office:value="-3758">
                <text:p>-3758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">
                <text:p>16</text:p>
              </table:table-cell>
              <table:table-cell office:value-type="float" office:value="-3753">
                <text:p>-3753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">
                <text:p>13</text:p>
              </table:table-cell>
              <table:table-cell office:value-type="float" office:value="-3749">
                <text:p>-3749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">
                <text:p>13</text:p>
              </table:table-cell>
              <table:table-cell office:value-type="float" office:value="-3749">
                <text:p>-3749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">
                <text:p>24</text:p>
              </table:table-cell>
              <table:table-cell office:value-type="float" office:value="-3744">
                <text:p>-374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">
                <text:p>29</text:p>
              </table:table-cell>
              <table:table-cell office:value-type="float" office:value="-3743">
                <text:p>-3743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">
                <text:p>34</text:p>
              </table:table-cell>
              <table:table-cell office:value-type="float" office:value="-3735">
                <text:p>-3735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  <table:table-cell office:value-type="float" office:value="-3735">
                <text:p>-3735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">
                <text:p>20</text:p>
              </table:table-cell>
              <table:table-cell office:value-type="float" office:value="-3733">
                <text:p>-373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">
                <text:p>13</text:p>
              </table:table-cell>
              <table:table-cell office:value-type="float" office:value="-3731">
                <text:p>-3731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">
                <text:p>13</text:p>
              </table:table-cell>
              <table:table-cell office:value-type="float" office:value="-3729">
                <text:p>-3729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">
                <text:p>15</text:p>
              </table:table-cell>
              <table:table-cell office:value-type="float" office:value="-3726">
                <text:p>-372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">
                <text:p>26</text:p>
              </table:table-cell>
              <table:table-cell office:value-type="float" office:value="-3720">
                <text:p>-37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">
                <text:p>35</text:p>
              </table:table-cell>
              <table:table-cell office:value-type="float" office:value="-3719">
                <text:p>-3719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">
                <text:p>30</text:p>
              </table:table-cell>
              <table:table-cell office:value-type="float" office:value="-3712">
                <text:p>-3712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">
                <text:p>23</text:p>
              </table:table-cell>
              <table:table-cell office:value-type="float" office:value="-3706">
                <text:p>-3706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">
                <text:p>10</text:p>
              </table:table-cell>
              <table:table-cell office:value-type="float" office:value="-3703">
                <text:p>-370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  <table:table-cell office:value-type="float" office:value="-3703">
                <text:p>-3703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">
                <text:p>14</text:p>
              </table:table-cell>
              <table:table-cell office:value-type="float" office:value="-3701">
                <text:p>-370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">
                <text:p>26</text:p>
              </table:table-cell>
              <table:table-cell office:value-type="float" office:value="-3690">
                <text:p>-3690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">
                <text:p>37</text:p>
              </table:table-cell>
              <table:table-cell office:value-type="float" office:value="-3690">
                <text:p>-3690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">
                <text:p>36</text:p>
              </table:table-cell>
              <table:table-cell office:value-type="float" office:value="-3686">
                <text:p>-3686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">
                <text:p>25</text:p>
              </table:table-cell>
              <table:table-cell office:value-type="float" office:value="-3685">
                <text:p>-3685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">
                <text:p>14</text:p>
              </table:table-cell>
              <table:table-cell office:value-type="float" office:value="-3681">
                <text:p>-3681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">
                <text:p>5</text:p>
              </table:table-cell>
              <table:table-cell office:value-type="float" office:value="-3680">
                <text:p>-3680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  <table:table-cell office:value-type="float" office:value="-3676">
                <text:p>-367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">
                <text:p>18</text:p>
              </table:table-cell>
              <table:table-cell office:value-type="float" office:value="-3676">
                <text:p>-3676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">
                <text:p>35</text:p>
              </table:table-cell>
              <table:table-cell office:value-type="float" office:value="-3674">
                <text:p>-3674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">
                <text:p>23</text:p>
              </table:table-cell>
              <table:table-cell office:value-type="float" office:value="-3252">
                <text:p>-3252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">
                <text:p>22</text:p>
              </table:table-cell>
              <table:table-cell office:value-type="float" office:value="-3245">
                <text:p>-3245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">
                <text:p>15</text:p>
              </table:table-cell>
              <table:table-cell office:value-type="float" office:value="-3238">
                <text:p>-3238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">
                <text:p>11</text:p>
              </table:table-cell>
              <table:table-cell office:value-type="float" office:value="-3236">
                <text:p>-3236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">
                <text:p>12</text:p>
              </table:table-cell>
              <table:table-cell office:value-type="float" office:value="-3236">
                <text:p>-3236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">
                <text:p>19</text:p>
              </table:table-cell>
              <table:table-cell office:value-type="float" office:value="-3230">
                <text:p>-323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">
                <text:p>27</text:p>
              </table:table-cell>
              <table:table-cell office:value-type="float" office:value="-3232">
                <text:p>-3232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">
                <text:p>27</text:p>
              </table:table-cell>
              <table:table-cell office:value-type="float" office:value="-3226">
                <text:p>-3226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">
                <text:p>25</text:p>
              </table:table-cell>
              <table:table-cell office:value-type="float" office:value="-3223">
                <text:p>-3223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">
                <text:p>14</text:p>
              </table:table-cell>
              <table:table-cell office:value-type="float" office:value="-3222">
                <text:p>-3222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">
                <text:p>13</text:p>
              </table:table-cell>
              <table:table-cell office:value-type="float" office:value="-3221">
                <text:p>-322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-3217">
                <text:p>-3217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">
                <text:p>19</text:p>
              </table:table-cell>
              <table:table-cell office:value-type="float" office:value="-3216">
                <text:p>-321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">
                <text:p>21</text:p>
              </table:table-cell>
              <table:table-cell office:value-type="float" office:value="-3213">
                <text:p>-321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">
                <text:p>22</text:p>
              </table:table-cell>
              <table:table-cell office:value-type="float" office:value="-3211">
                <text:p>-3211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">
                <text:p>18</text:p>
              </table:table-cell>
              <table:table-cell office:value-type="float" office:value="-3207">
                <text:p>-3207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">
                <text:p>14</text:p>
              </table:table-cell>
              <table:table-cell office:value-type="float" office:value="-3205">
                <text:p>-320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  <table:table-cell office:value-type="float" office:value="-3204">
                <text:p>-320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">
                <text:p>16</text:p>
              </table:table-cell>
              <table:table-cell office:value-type="float" office:value="-3198">
                <text:p>-3198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">
                <text:p>23</text:p>
              </table:table-cell>
              <table:table-cell office:value-type="float" office:value="-3199">
                <text:p>-319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">
                <text:p>23</text:p>
              </table:table-cell>
              <table:table-cell office:value-type="float" office:value="-3197">
                <text:p>-3197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">
                <text:p>19</text:p>
              </table:table-cell>
              <table:table-cell office:value-type="float" office:value="-3194">
                <text:p>-319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">
                <text:p>17</text:p>
              </table:table-cell>
              <table:table-cell office:value-type="float" office:value="-3190">
                <text:p>-3190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">
                <text:p>12</text:p>
              </table:table-cell>
              <table:table-cell office:value-type="float" office:value="-3191">
                <text:p>-3191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">
                <text:p>12</text:p>
              </table:table-cell>
              <table:table-cell office:value-type="float" office:value="-3186">
                <text:p>-318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">
                <text:p>17</text:p>
              </table:table-cell>
              <table:table-cell office:value-type="float" office:value="-3184">
                <text:p>-318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">
                <text:p>23</text:p>
              </table:table-cell>
              <table:table-cell office:value-type="float" office:value="-3179">
                <text:p>-3179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">
                <text:p>29</text:p>
              </table:table-cell>
              <table:table-cell office:value-type="float" office:value="-3176">
                <text:p>-3176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">
                <text:p>24</text:p>
              </table:table-cell>
              <table:table-cell office:value-type="float" office:value="-3176">
                <text:p>-3176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">
                <text:p>17</text:p>
              </table:table-cell>
              <table:table-cell office:value-type="float" office:value="-3169">
                <text:p>-3169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">
                <text:p>10</text:p>
              </table:table-cell>
              <table:table-cell office:value-type="float" office:value="-3165">
                <text:p>-316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">
                <text:p>9</text:p>
              </table:table-cell>
              <table:table-cell office:value-type="float" office:value="-3165">
                <text:p>-316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-3163">
                <text:p>-316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">
                <text:p>21</text:p>
              </table:table-cell>
              <table:table-cell office:value-type="float" office:value="-3155">
                <text:p>-315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">
                <text:p>23</text:p>
              </table:table-cell>
              <table:table-cell office:value-type="float" office:value="-3156">
                <text:p>-3156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">
                <text:p>23</text:p>
              </table:table-cell>
              <table:table-cell office:value-type="float" office:value="-3153">
                <text:p>-3153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">
                <text:p>16</text:p>
              </table:table-cell>
              <table:table-cell office:value-type="float" office:value="-3147">
                <text:p>-3147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">
                <text:p>15</text:p>
              </table:table-cell>
              <table:table-cell office:value-type="float" office:value="-3148">
                <text:p>-3148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">
                <text:p>14</text:p>
              </table:table-cell>
              <table:table-cell office:value-type="float" office:value="-3148">
                <text:p>-3148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">
                <text:p>11</text:p>
              </table:table-cell>
              <table:table-cell office:value-type="float" office:value="-3145">
                <text:p>-3145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">
                <text:p>20</text:p>
              </table:table-cell>
              <table:table-cell office:value-type="float" office:value="-3143">
                <text:p>-314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">
                <text:p>23</text:p>
              </table:table-cell>
              <table:table-cell office:value-type="float" office:value="-3140">
                <text:p>-314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">
                <text:p>22</text:p>
              </table:table-cell>
              <table:table-cell office:value-type="float" office:value="-3135">
                <text:p>-3135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">
                <text:p>20</text:p>
              </table:table-cell>
              <table:table-cell office:value-type="float" office:value="-3136">
                <text:p>-3136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">
                <text:p>12</text:p>
              </table:table-cell>
              <table:table-cell office:value-type="float" office:value="-3129">
                <text:p>-312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">
                <text:p>10</text:p>
              </table:table-cell>
              <table:table-cell office:value-type="float" office:value="-3126">
                <text:p>-3126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">
                <text:p>15</text:p>
              </table:table-cell>
              <table:table-cell office:value-type="float" office:value="-3127">
                <text:p>-3127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">
                <text:p>23</text:p>
              </table:table-cell>
              <table:table-cell office:value-type="float" office:value="-3122">
                <text:p>-3122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">
                <text:p>29</text:p>
              </table:table-cell>
              <table:table-cell office:value-type="float" office:value="-3119">
                <text:p>-3119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">
                <text:p>29</text:p>
              </table:table-cell>
              <table:table-cell office:value-type="float" office:value="-3116">
                <text:p>-3116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">
                <text:p>23</text:p>
              </table:table-cell>
              <table:table-cell office:value-type="float" office:value="-3111">
                <text:p>-311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">
                <text:p>9</text:p>
              </table:table-cell>
              <table:table-cell office:value-type="float" office:value="-3113">
                <text:p>-311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  <table:table-cell office:value-type="float" office:value="-3112">
                <text:p>-3112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">
                <text:p>9</text:p>
              </table:table-cell>
              <table:table-cell office:value-type="float" office:value="-3114">
                <text:p>-3114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">
                <text:p>19</text:p>
              </table:table-cell>
              <table:table-cell office:value-type="float" office:value="-3111">
                <text:p>-3111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9">
                <text:p>299</text:p>
              </table:table-cell>
              <table:table-cell office:value-type="float" office:value="-3108">
                <text:p>-310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">
                <text:p>29</text:p>
              </table:table-cell>
              <table:table-cell office:value-type="float" office:value="-3106">
                <text:p>-3106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">
                <text:p>26</text:p>
              </table:table-cell>
              <table:table-cell office:value-type="float" office:value="-3103">
                <text:p>-3103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">
                <text:p>17</text:p>
              </table:table-cell>
              <table:table-cell office:value-type="float" office:value="-3103">
                <text:p>-3103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">
                <text:p>8</text:p>
              </table:table-cell>
              <table:table-cell office:value-type="float" office:value="-3103">
                <text:p>-3103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">
                <text:p>10</text:p>
              </table:table-cell>
              <table:table-cell office:value-type="float" office:value="-3099">
                <text:p>-3099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">
                <text:p>13</text:p>
              </table:table-cell>
              <table:table-cell office:value-type="float" office:value="-3098">
                <text:p>-3098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">
                <text:p>17</text:p>
              </table:table-cell>
              <table:table-cell office:value-type="float" office:value="-3096">
                <text:p>-309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">
                <text:p>25</text:p>
              </table:table-cell>
              <table:table-cell office:value-type="float" office:value="-3096">
                <text:p>-3096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">
                <text:p>24</text:p>
              </table:table-cell>
              <table:table-cell office:value-type="float" office:value="-3096">
                <text:p>-3096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-3096">
                <text:p>-309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">
                <text:p>15</text:p>
              </table:table-cell>
              <table:table-cell office:value-type="float" office:value="-3098">
                <text:p>-309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  <table:table-cell office:value-type="float" office:value="-3097">
                <text:p>-3097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">
                <text:p>12</text:p>
              </table:table-cell>
              <table:table-cell office:value-type="float" office:value="-3096">
                <text:p>-3096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">
                <text:p>15</text:p>
              </table:table-cell>
              <table:table-cell office:value-type="float" office:value="-3098">
                <text:p>-309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">
                <text:p>18</text:p>
              </table:table-cell>
              <table:table-cell office:value-type="float" office:value="-3093">
                <text:p>-309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">
                <text:p>22</text:p>
              </table:table-cell>
              <table:table-cell office:value-type="float" office:value="-3090">
                <text:p>-3090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  <table:table-cell office:value-type="float" office:value="-3092">
                <text:p>-3092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">
                <text:p>17</text:p>
              </table:table-cell>
              <table:table-cell office:value-type="float" office:value="-3090">
                <text:p>-3090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">
                <text:p>15</text:p>
              </table:table-cell>
              <table:table-cell office:value-type="float" office:value="-3088">
                <text:p>-3088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">
                <text:p>15</text:p>
              </table:table-cell>
              <table:table-cell office:value-type="float" office:value="-3090">
                <text:p>-3090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">
                <text:p>17</text:p>
              </table:table-cell>
              <table:table-cell office:value-type="float" office:value="-3084">
                <text:p>-308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">
                <text:p>15</text:p>
              </table:table-cell>
              <table:table-cell office:value-type="float" office:value="-3085">
                <text:p>-308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">
                <text:p>20</text:p>
              </table:table-cell>
              <table:table-cell office:value-type="float" office:value="-3084">
                <text:p>-308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">
                <text:p>21</text:p>
              </table:table-cell>
              <table:table-cell office:value-type="float" office:value="-3079">
                <text:p>-3079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  <table:table-cell office:value-type="float" office:value="-3082">
                <text:p>-3082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">
                <text:p>18</text:p>
              </table:table-cell>
              <table:table-cell office:value-type="float" office:value="-3083">
                <text:p>-30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">
                <text:p>19</text:p>
              </table:table-cell>
              <table:table-cell office:value-type="float" office:value="-3078">
                <text:p>-30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">
                <text:p>21</text:p>
              </table:table-cell>
              <table:table-cell office:value-type="float" office:value="-3078">
                <text:p>-3078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">
                <text:p>20</text:p>
              </table:table-cell>
              <table:table-cell office:value-type="float" office:value="-3077">
                <text:p>-3077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">
                <text:p>18</text:p>
              </table:table-cell>
              <table:table-cell office:value-type="float" office:value="-3077">
                <text:p>-3077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">
                <text:p>19</text:p>
              </table:table-cell>
              <table:table-cell office:value-type="float" office:value="-3075">
                <text:p>-3075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">
                <text:p>12</text:p>
              </table:table-cell>
              <table:table-cell office:value-type="float" office:value="-3073">
                <text:p>-307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">
                <text:p>14</text:p>
              </table:table-cell>
              <table:table-cell office:value-type="float" office:value="-3074">
                <text:p>-3074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">
                <text:p>20</text:p>
              </table:table-cell>
              <table:table-cell office:value-type="float" office:value="-3070">
                <text:p>-3070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">
                <text:p>20</text:p>
              </table:table-cell>
              <table:table-cell office:value-type="float" office:value="-3068">
                <text:p>-3068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">
                <text:p>19</text:p>
              </table:table-cell>
              <table:table-cell office:value-type="float" office:value="-3068">
                <text:p>-3068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">
                <text:p>19</text:p>
              </table:table-cell>
              <table:table-cell office:value-type="float" office:value="-3066">
                <text:p>-3066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">
                <text:p>16</text:p>
              </table:table-cell>
              <table:table-cell office:value-type="float" office:value="-3067">
                <text:p>-3067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">
                <text:p>16</text:p>
              </table:table-cell>
              <table:table-cell office:value-type="float" office:value="-3067">
                <text:p>-3067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">
                <text:p>17</text:p>
              </table:table-cell>
              <table:table-cell office:value-type="float" office:value="-3064">
                <text:p>-3064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">
                <text:p>20</text:p>
              </table:table-cell>
              <table:table-cell office:value-type="float" office:value="-3066">
                <text:p>-3066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">
                <text:p>22</text:p>
              </table:table-cell>
              <table:table-cell office:value-type="float" office:value="-3063">
                <text:p>-3063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  <table:table-cell office:value-type="float" office:value="-3060">
                <text:p>-3060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">
                <text:p>17</text:p>
              </table:table-cell>
              <table:table-cell office:value-type="float" office:value="-3059">
                <text:p>-3059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">
                <text:p>13</text:p>
              </table:table-cell>
              <table:table-cell office:value-type="float" office:value="-3055">
                <text:p>-3055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">
                <text:p>15</text:p>
              </table:table-cell>
              <table:table-cell office:value-type="float" office:value="-3058">
                <text:p>-3058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">
                <text:p>15</text:p>
              </table:table-cell>
              <table:table-cell office:value-type="float" office:value="-3058">
                <text:p>-3058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">
                <text:p>17</text:p>
              </table:table-cell>
              <table:table-cell office:value-type="float" office:value="-3055">
                <text:p>-3055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">
                <text:p>21</text:p>
              </table:table-cell>
              <table:table-cell office:value-type="float" office:value="-3053">
                <text:p>-3053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">
                <text:p>23</text:p>
              </table:table-cell>
              <table:table-cell office:value-type="float" office:value="-3054">
                <text:p>-3054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">
                <text:p>19</text:p>
              </table:table-cell>
              <table:table-cell office:value-type="float" office:value="-3055">
                <text:p>-305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">
                <text:p>15</text:p>
              </table:table-cell>
              <table:table-cell office:value-type="float" office:value="-3057">
                <text:p>-3057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">
                <text:p>12</text:p>
              </table:table-cell>
              <table:table-cell office:value-type="float" office:value="-3060">
                <text:p>-306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">
                <text:p>13</text:p>
              </table:table-cell>
              <table:table-cell office:value-type="float" office:value="-3061">
                <text:p>-3061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">
                <text:p>18</text:p>
              </table:table-cell>
              <table:table-cell office:value-type="float" office:value="-3059">
                <text:p>-3059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">
                <text:p>23</text:p>
              </table:table-cell>
              <table:table-cell office:value-type="float" office:value="-3056">
                <text:p>-3056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">
                <text:p>22</text:p>
              </table:table-cell>
              <table:table-cell office:value-type="float" office:value="-3060">
                <text:p>-3060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">
                <text:p>21</text:p>
              </table:table-cell>
              <table:table-cell office:value-type="float" office:value="-3059">
                <text:p>-3059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">
                <text:p>14</text:p>
              </table:table-cell>
              <table:table-cell office:value-type="float" office:value="-3065">
                <text:p>-3065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">
                <text:p>8</text:p>
              </table:table-cell>
              <table:table-cell office:value-type="float" office:value="-3064">
                <text:p>-306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">
                <text:p>15</text:p>
              </table:table-cell>
              <table:table-cell office:value-type="float" office:value="-3065">
                <text:p>-3065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">
                <text:p>20</text:p>
              </table:table-cell>
              <table:table-cell office:value-type="float" office:value="-3063">
                <text:p>-306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">
                <text:p>25</text:p>
              </table:table-cell>
              <table:table-cell office:value-type="float" office:value="-3063">
                <text:p>-3063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">
                <text:p>26</text:p>
              </table:table-cell>
              <table:table-cell office:value-type="float" office:value="-3064">
                <text:p>-3064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">
                <text:p>20</text:p>
              </table:table-cell>
              <table:table-cell office:value-type="float" office:value="-3064">
                <text:p>-306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  <table:table-cell office:value-type="float" office:value="-3060">
                <text:p>-3060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">
                <text:p>9</text:p>
              </table:table-cell>
              <table:table-cell office:value-type="float" office:value="-3059">
                <text:p>-305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  <table:table-cell office:value-type="float" office:value="-3059">
                <text:p>-3059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">
                <text:p>15</text:p>
              </table:table-cell>
              <table:table-cell office:value-type="float" office:value="-3057">
                <text:p>-3057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">
                <text:p>22</text:p>
              </table:table-cell>
              <table:table-cell office:value-type="float" office:value="-3058">
                <text:p>-3058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">
                <text:p>21</text:p>
              </table:table-cell>
              <table:table-cell office:value-type="float" office:value="-3055">
                <text:p>-3055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">
                <text:p>25</text:p>
              </table:table-cell>
              <table:table-cell office:value-type="float" office:value="-3054">
                <text:p>-3054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">
                <text:p>17</text:p>
              </table:table-cell>
              <table:table-cell office:value-type="float" office:value="-3056">
                <text:p>-3056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  <table:table-cell office:value-type="float" office:value="-3060">
                <text:p>-3060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">
                <text:p>13</text:p>
              </table:table-cell>
              <table:table-cell office:value-type="float" office:value="-3061">
                <text:p>-3061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">
                <text:p>16</text:p>
              </table:table-cell>
              <table:table-cell office:value-type="float" office:value="-3057">
                <text:p>-3057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">
                <text:p>17</text:p>
              </table:table-cell>
              <table:table-cell office:value-type="float" office:value="-3062">
                <text:p>-3062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">
                <text:p>22</text:p>
              </table:table-cell>
              <table:table-cell office:value-type="float" office:value="-3060">
                <text:p>-3060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">
                <text:p>24</text:p>
              </table:table-cell>
              <table:table-cell office:value-type="float" office:value="-3060">
                <text:p>-3060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  <table:table-cell office:value-type="float" office:value="-3059">
                <text:p>-3059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">
                <text:p>18</text:p>
              </table:table-cell>
              <table:table-cell office:value-type="float" office:value="-3057">
                <text:p>-3057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">
                <text:p>13</text:p>
              </table:table-cell>
              <table:table-cell office:value-type="float" office:value="-3055">
                <text:p>-305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">
                <text:p>12</text:p>
              </table:table-cell>
              <table:table-cell office:value-type="float" office:value="-3056">
                <text:p>-3056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">
                <text:p>16</text:p>
              </table:table-cell>
              <table:table-cell office:value-type="float" office:value="-3055">
                <text:p>-305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">
                <text:p>20</text:p>
              </table:table-cell>
              <table:table-cell office:value-type="float" office:value="-3053">
                <text:p>-3053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">
                <text:p>22</text:p>
              </table:table-cell>
              <table:table-cell office:value-type="float" office:value="-3054">
                <text:p>-3054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">
                <text:p>22</text:p>
              </table:table-cell>
              <table:table-cell office:value-type="float" office:value="-3048">
                <text:p>-3048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">
                <text:p>21</text:p>
              </table:table-cell>
              <table:table-cell office:value-type="float" office:value="-3050">
                <text:p>-305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">
                <text:p>15</text:p>
              </table:table-cell>
              <table:table-cell office:value-type="float" office:value="-3049">
                <text:p>-3049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">
                <text:p>13</text:p>
              </table:table-cell>
              <table:table-cell office:value-type="float" office:value="-3052">
                <text:p>-305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">
                <text:p>7</text:p>
              </table:table-cell>
              <table:table-cell office:value-type="float" office:value="-3048">
                <text:p>-3048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">
                <text:p>12</text:p>
              </table:table-cell>
              <table:table-cell office:value-type="float" office:value="-3045">
                <text:p>-3045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">
                <text:p>18</text:p>
              </table:table-cell>
              <table:table-cell office:value-type="float" office:value="-3044">
                <text:p>-3044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  <table:table-cell office:value-type="float" office:value="-3041">
                <text:p>-3041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">
                <text:p>22</text:p>
              </table:table-cell>
              <table:table-cell office:value-type="float" office:value="-3040">
                <text:p>-3040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">
                <text:p>20</text:p>
              </table:table-cell>
              <table:table-cell office:value-type="float" office:value="-3039">
                <text:p>-3039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">
                <text:p>14</text:p>
              </table:table-cell>
              <table:table-cell office:value-type="float" office:value="-3042">
                <text:p>-304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">
                <text:p>10</text:p>
              </table:table-cell>
              <table:table-cell office:value-type="float" office:value="-3040">
                <text:p>-304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">
                <text:p>14</text:p>
              </table:table-cell>
              <table:table-cell office:value-type="float" office:value="-3041">
                <text:p>-3041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">
                <text:p>15</text:p>
              </table:table-cell>
              <table:table-cell office:value-type="float" office:value="-3041">
                <text:p>-3041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">
                <text:p>20</text:p>
              </table:table-cell>
              <table:table-cell office:value-type="float" office:value="-3045">
                <text:p>-3045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">
                <text:p>23</text:p>
              </table:table-cell>
              <table:table-cell office:value-type="float" office:value="-3046">
                <text:p>-3046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">
                <text:p>22</text:p>
              </table:table-cell>
              <table:table-cell office:value-type="float" office:value="-3046">
                <text:p>-304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">
                <text:p>20</text:p>
              </table:table-cell>
              <table:table-cell office:value-type="float" office:value="-3047">
                <text:p>-304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-3046">
                <text:p>-3046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">
                <text:p>9</text:p>
              </table:table-cell>
              <table:table-cell office:value-type="float" office:value="-3045">
                <text:p>-3045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">
                <text:p>11</text:p>
              </table:table-cell>
              <table:table-cell office:value-type="float" office:value="-3044">
                <text:p>-3044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">
                <text:p>16</text:p>
              </table:table-cell>
              <table:table-cell office:value-type="float" office:value="-3045">
                <text:p>-304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">
                <text:p>29</text:p>
              </table:table-cell>
              <table:table-cell office:value-type="float" office:value="-3045">
                <text:p>-3045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">
                <text:p>26</text:p>
              </table:table-cell>
              <table:table-cell office:value-type="float" office:value="-3050">
                <text:p>-305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">
                <text:p>24</text:p>
              </table:table-cell>
              <table:table-cell office:value-type="float" office:value="-3049">
                <text:p>-3049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">
                <text:p>16</text:p>
              </table:table-cell>
              <table:table-cell office:value-type="float" office:value="-3049">
                <text:p>-3049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">
                <text:p>7</text:p>
              </table:table-cell>
              <table:table-cell office:value-type="float" office:value="-3054">
                <text:p>-305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">
                <text:p>9</text:p>
              </table:table-cell>
              <table:table-cell office:value-type="float" office:value="-3046">
                <text:p>-304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">
                <text:p>16</text:p>
              </table:table-cell>
              <table:table-cell office:value-type="float" office:value="-3045">
                <text:p>-3045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">
                <text:p>22</text:p>
              </table:table-cell>
              <table:table-cell office:value-type="float" office:value="-3043">
                <text:p>-3043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">
                <text:p>25</text:p>
              </table:table-cell>
              <table:table-cell office:value-type="float" office:value="-3045">
                <text:p>-304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">
                <text:p>23</text:p>
              </table:table-cell>
              <table:table-cell office:value-type="float" office:value="-3041">
                <text:p>-3041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">
                <text:p>15</text:p>
              </table:table-cell>
              <table:table-cell office:value-type="float" office:value="-3040">
                <text:p>-304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">
                <text:p>6</text:p>
              </table:table-cell>
              <table:table-cell office:value-type="float" office:value="-3041">
                <text:p>-3041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">
                <text:p>7</text:p>
              </table:table-cell>
              <table:table-cell office:value-type="float" office:value="-3040">
                <text:p>-3040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">
                <text:p>15</text:p>
              </table:table-cell>
              <table:table-cell office:value-type="float" office:value="-3038">
                <text:p>-303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">
                <text:p>21</text:p>
              </table:table-cell>
              <table:table-cell office:value-type="float" office:value="-3039">
                <text:p>-3039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">
                <text:p>27</text:p>
              </table:table-cell>
              <table:table-cell office:value-type="float" office:value="-3034">
                <text:p>-303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">
                <text:p>19</text:p>
              </table:table-cell>
              <table:table-cell office:value-type="float" office:value="-3030">
                <text:p>-303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">
                <text:p>16</text:p>
              </table:table-cell>
              <table:table-cell office:value-type="float" office:value="-3035">
                <text:p>-3035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  <table:table-cell office:value-type="float" office:value="-3029">
                <text:p>-3029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">
                <text:p>8</text:p>
              </table:table-cell>
              <table:table-cell office:value-type="float" office:value="-3033">
                <text:p>-303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">
                <text:p>18</text:p>
              </table:table-cell>
              <table:table-cell office:value-type="float" office:value="-3030">
                <text:p>-3030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">
                <text:p>26</text:p>
              </table:table-cell>
              <table:table-cell office:value-type="float" office:value="-3029">
                <text:p>-3029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">
                <text:p>28</text:p>
              </table:table-cell>
              <table:table-cell office:value-type="float" office:value="-3028">
                <text:p>-302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">
                <text:p>24</text:p>
              </table:table-cell>
              <table:table-cell office:value-type="float" office:value="-3024">
                <text:p>-302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">
                <text:p>13</text:p>
              </table:table-cell>
              <table:table-cell office:value-type="float" office:value="-3026">
                <text:p>-3026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">
                <text:p>3</text:p>
              </table:table-cell>
              <table:table-cell office:value-type="float" office:value="-3021">
                <text:p>-3021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">
                <text:p>3</text:p>
              </table:table-cell>
              <table:table-cell office:value-type="float" office:value="-3023">
                <text:p>-3023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">
                <text:p>13</text:p>
              </table:table-cell>
              <table:table-cell office:value-type="float" office:value="-3017">
                <text:p>-3017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">
                <text:p>21</text:p>
              </table:table-cell>
              <table:table-cell office:value-type="float" office:value="-3019">
                <text:p>-3019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">
                <text:p>29</text:p>
              </table:table-cell>
              <table:table-cell office:value-type="float" office:value="-3015">
                <text:p>-3015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">
                <text:p>26</text:p>
              </table:table-cell>
              <table:table-cell office:value-type="float" office:value="-3015">
                <text:p>-301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">
                <text:p>18</text:p>
              </table:table-cell>
              <table:table-cell office:value-type="float" office:value="-3012">
                <text:p>-301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">
                <text:p>11</text:p>
              </table:table-cell>
              <table:table-cell office:value-type="float" office:value="-3009">
                <text:p>-3009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">
                <text:p>5</text:p>
              </table:table-cell>
              <table:table-cell office:value-type="float" office:value="-3004">
                <text:p>-3004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">
                <text:p>9</text:p>
              </table:table-cell>
              <table:table-cell office:value-type="float" office:value="-3007">
                <text:p>-3007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">
                <text:p>19</text:p>
              </table:table-cell>
              <table:table-cell office:value-type="float" office:value="-3002">
                <text:p>-300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">
                <text:p>24</text:p>
              </table:table-cell>
              <table:table-cell office:value-type="float" office:value="-3001">
                <text:p>-3001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">
                <text:p>23</text:p>
              </table:table-cell>
              <table:table-cell office:value-type="float" office:value="-3004">
                <text:p>-3004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">
                <text:p>19</text:p>
              </table:table-cell>
              <table:table-cell office:value-type="float" office:value="-2999">
                <text:p>-2999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">
                <text:p>10</text:p>
              </table:table-cell>
              <table:table-cell office:value-type="float" office:value="-3002">
                <text:p>-3002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  <table:table-cell office:value-type="float" office:value="-3004">
                <text:p>-3004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">
                <text:p>12</text:p>
              </table:table-cell>
              <table:table-cell office:value-type="float" office:value="-3003">
                <text:p>-3003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">
                <text:p>15</text:p>
              </table:table-cell>
              <table:table-cell office:value-type="float" office:value="-2999">
                <text:p>-2999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">
                <text:p>20</text:p>
              </table:table-cell>
              <table:table-cell office:value-type="float" office:value="-2998">
                <text:p>-2998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">
                <text:p>24</text:p>
              </table:table-cell>
              <table:table-cell office:value-type="float" office:value="-2998">
                <text:p>-299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-2993">
                <text:p>-299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">
                <text:p>18</text:p>
              </table:table-cell>
              <table:table-cell office:value-type="float" office:value="-2996">
                <text:p>-2996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">
                <text:p>14</text:p>
              </table:table-cell>
              <table:table-cell office:value-type="float" office:value="-2995">
                <text:p>-299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">
                <text:p>13</text:p>
              </table:table-cell>
              <table:table-cell office:value-type="float" office:value="-2991">
                <text:p>-2991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">
                <text:p>14</text:p>
              </table:table-cell>
              <table:table-cell office:value-type="float" office:value="-2992">
                <text:p>-2992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">
                <text:p>20</text:p>
              </table:table-cell>
              <table:table-cell office:value-type="float" office:value="-2988">
                <text:p>-2988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">
                <text:p>23</text:p>
              </table:table-cell>
              <table:table-cell office:value-type="float" office:value="-2984">
                <text:p>-2984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">
                <text:p>17</text:p>
              </table:table-cell>
              <table:table-cell office:value-type="float" office:value="-2986">
                <text:p>-2986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">
                <text:p>20</text:p>
              </table:table-cell>
              <table:table-cell office:value-type="float" office:value="-2986">
                <text:p>-2986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">
                <text:p>10</text:p>
              </table:table-cell>
              <table:table-cell office:value-type="float" office:value="-2985">
                <text:p>-2985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">
                <text:p>10</text:p>
              </table:table-cell>
              <table:table-cell office:value-type="float" office:value="-2988">
                <text:p>-298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">
                <text:p>14</text:p>
              </table:table-cell>
              <table:table-cell office:value-type="float" office:value="-2984">
                <text:p>-2984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">
                <text:p>18</text:p>
              </table:table-cell>
              <table:table-cell office:value-type="float" office:value="-2983">
                <text:p>-2983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">
                <text:p>17</text:p>
              </table:table-cell>
              <table:table-cell office:value-type="float" office:value="-2980">
                <text:p>-2980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">
                <text:p>18</text:p>
              </table:table-cell>
              <table:table-cell office:value-type="float" office:value="-2969">
                <text:p>-2969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">
                <text:p>14</text:p>
              </table:table-cell>
              <table:table-cell office:value-type="float" office:value="-2964">
                <text:p>-2964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">
                <text:p>18</text:p>
              </table:table-cell>
              <table:table-cell office:value-type="float" office:value="-2970">
                <text:p>-2970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">
                <text:p>21</text:p>
              </table:table-cell>
              <table:table-cell office:value-type="float" office:value="-2968">
                <text:p>-296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">
                <text:p>18</text:p>
              </table:table-cell>
              <table:table-cell office:value-type="float" office:value="-2961">
                <text:p>-2961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">
                <text:p>21</text:p>
              </table:table-cell>
              <table:table-cell office:value-type="float" office:value="-2959">
                <text:p>-2959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">
                <text:p>17</text:p>
              </table:table-cell>
              <table:table-cell office:value-type="float" office:value="-2955">
                <text:p>-295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  <table:table-cell office:value-type="float" office:value="-2953">
                <text:p>-2953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">
                <text:p>20</text:p>
              </table:table-cell>
              <table:table-cell office:value-type="float" office:value="-2952">
                <text:p>-295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">
                <text:p>15</text:p>
              </table:table-cell>
              <table:table-cell office:value-type="float" office:value="-2954">
                <text:p>-2954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">
                <text:p>15</text:p>
              </table:table-cell>
              <table:table-cell office:value-type="float" office:value="-2950">
                <text:p>-295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">
                <text:p>16</text:p>
              </table:table-cell>
              <table:table-cell office:value-type="float" office:value="-2947">
                <text:p>-294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">
                <text:p>14</text:p>
              </table:table-cell>
              <table:table-cell office:value-type="float" office:value="-2946">
                <text:p>-2946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">
                <text:p>15</text:p>
              </table:table-cell>
              <table:table-cell office:value-type="float" office:value="-2941">
                <text:p>-2941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">
                <text:p>18</text:p>
              </table:table-cell>
              <table:table-cell office:value-type="float" office:value="-2937">
                <text:p>-293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">
                <text:p>15</text:p>
              </table:table-cell>
              <table:table-cell office:value-type="float" office:value="-2937">
                <text:p>-2937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">
                <text:p>14</text:p>
              </table:table-cell>
              <table:table-cell office:value-type="float" office:value="-2930">
                <text:p>-2930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  <table:table-cell office:value-type="float" office:value="-2926">
                <text:p>-2926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">
                <text:p>16</text:p>
              </table:table-cell>
              <table:table-cell office:value-type="float" office:value="-2921">
                <text:p>-2921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">
                <text:p>13</text:p>
              </table:table-cell>
              <table:table-cell office:value-type="float" office:value="-2922">
                <text:p>-292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">
                <text:p>17</text:p>
              </table:table-cell>
              <table:table-cell office:value-type="float" office:value="-2918">
                <text:p>-2918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">
                <text:p>13</text:p>
              </table:table-cell>
              <table:table-cell office:value-type="float" office:value="-2919">
                <text:p>-2919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">
                <text:p>17</text:p>
              </table:table-cell>
              <table:table-cell office:value-type="float" office:value="-2911">
                <text:p>-2911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">
                <text:p>18</text:p>
              </table:table-cell>
              <table:table-cell office:value-type="float" office:value="-2906">
                <text:p>-290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">
                <text:p>20</text:p>
              </table:table-cell>
              <table:table-cell office:value-type="float" office:value="-2905">
                <text:p>-2905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">
                <text:p>18</text:p>
              </table:table-cell>
              <table:table-cell office:value-type="float" office:value="-2904">
                <text:p>-2904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">
                <text:p>13</text:p>
              </table:table-cell>
              <table:table-cell office:value-type="float" office:value="-2899">
                <text:p>-2899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">
                <text:p>11</text:p>
              </table:table-cell>
              <table:table-cell office:value-type="float" office:value="-2889">
                <text:p>-2889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">
                <text:p>14</text:p>
              </table:table-cell>
              <table:table-cell office:value-type="float" office:value="-2890">
                <text:p>-2890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">
                <text:p>20</text:p>
              </table:table-cell>
              <table:table-cell office:value-type="float" office:value="-2886">
                <text:p>-2886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">
                <text:p>21</text:p>
              </table:table-cell>
              <table:table-cell office:value-type="float" office:value="-2885">
                <text:p>-2885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">
                <text:p>22</text:p>
              </table:table-cell>
              <table:table-cell office:value-type="float" office:value="-2881">
                <text:p>-2881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">
                <text:p>18</text:p>
              </table:table-cell>
              <table:table-cell office:value-type="float" office:value="-2882">
                <text:p>-2882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">
                <text:p>10</text:p>
              </table:table-cell>
              <table:table-cell office:value-type="float" office:value="-2879">
                <text:p>-2879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">
                <text:p>9</text:p>
              </table:table-cell>
              <table:table-cell office:value-type="float" office:value="-2880">
                <text:p>-2880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">
                <text:p>14</text:p>
              </table:table-cell>
              <table:table-cell office:value-type="float" office:value="-2877">
                <text:p>-2877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">
                <text:p>16</text:p>
              </table:table-cell>
              <table:table-cell office:value-type="float" office:value="-2876">
                <text:p>-2876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">
                <text:p>26</text:p>
              </table:table-cell>
              <table:table-cell office:value-type="float" office:value="-2872">
                <text:p>-287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">
                <text:p>30</text:p>
              </table:table-cell>
              <table:table-cell office:value-type="float" office:value="-2872">
                <text:p>-2872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">
                <text:p>20</text:p>
              </table:table-cell>
              <table:table-cell office:value-type="float" office:value="-2870">
                <text:p>-2870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">
                <text:p>14</text:p>
              </table:table-cell>
              <table:table-cell office:value-type="float" office:value="-2862">
                <text:p>-2862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">
                <text:p>9</text:p>
              </table:table-cell>
              <table:table-cell office:value-type="float" office:value="-2863">
                <text:p>-2863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  <table:table-cell office:value-type="float" office:value="-2862">
                <text:p>-286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">
                <text:p>10</text:p>
              </table:table-cell>
              <table:table-cell office:value-type="float" office:value="-2857">
                <text:p>-2857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">
                <text:p>20</text:p>
              </table:table-cell>
              <table:table-cell office:value-type="float" office:value="-2853">
                <text:p>-2853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">
                <text:p>24</text:p>
              </table:table-cell>
              <table:table-cell office:value-type="float" office:value="-2850">
                <text:p>-2850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">
                <text:p>22</text:p>
              </table:table-cell>
              <table:table-cell office:value-type="float" office:value="-2851">
                <text:p>-2851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">
                <text:p>15</text:p>
              </table:table-cell>
              <table:table-cell office:value-type="float" office:value="-2846">
                <text:p>-2846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-2842">
                <text:p>-2842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">
                <text:p>5</text:p>
              </table:table-cell>
              <table:table-cell office:value-type="float" office:value="-2837">
                <text:p>-283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">
                <text:p>15</text:p>
              </table:table-cell>
              <table:table-cell office:value-type="float" office:value="-2839">
                <text:p>-2839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">
                <text:p>22</text:p>
              </table:table-cell>
              <table:table-cell office:value-type="float" office:value="-2832">
                <text:p>-283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">
                <text:p>32</text:p>
              </table:table-cell>
              <table:table-cell office:value-type="float" office:value="-2831">
                <text:p>-2831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2">
                <text:p>32</text:p>
              </table:table-cell>
              <table:table-cell office:value-type="float" office:value="-2827">
                <text:p>-282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">
                <text:p>17</text:p>
              </table:table-cell>
              <table:table-cell office:value-type="float" office:value="-2825">
                <text:p>-2825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">
                <text:p>11</text:p>
              </table:table-cell>
              <table:table-cell office:value-type="float" office:value="-2817">
                <text:p>-2817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-2809">
                <text:p>-280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">
                <text:p>5</text:p>
              </table:table-cell>
              <table:table-cell office:value-type="float" office:value="-2810">
                <text:p>-2810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">
                <text:p>19</text:p>
              </table:table-cell>
              <table:table-cell office:value-type="float" office:value="-2805">
                <text:p>-280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">
                <text:p>25</text:p>
              </table:table-cell>
              <table:table-cell office:value-type="float" office:value="-2799">
                <text:p>-2799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">
                <text:p>24</text:p>
              </table:table-cell>
              <table:table-cell office:value-type="float" office:value="-2799">
                <text:p>-2799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">
                <text:p>20</text:p>
              </table:table-cell>
              <table:table-cell office:value-type="float" office:value="-2793">
                <text:p>-2793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">
                <text:p>8</text:p>
              </table:table-cell>
              <table:table-cell office:value-type="float" office:value="-2794">
                <text:p>-2794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  <table:table-cell office:value-type="float" office:value="-2793">
                <text:p>-2793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">
                <text:p>6</text:p>
              </table:table-cell>
              <table:table-cell office:value-type="float" office:value="-2792">
                <text:p>-279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">
                <text:p>16</text:p>
              </table:table-cell>
              <table:table-cell office:value-type="float" office:value="-2784">
                <text:p>-2784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6">
                <text:p>26</text:p>
              </table:table-cell>
              <table:table-cell office:value-type="float" office:value="-2778">
                <text:p>-277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">
                <text:p>29</text:p>
              </table:table-cell>
              <table:table-cell office:value-type="float" office:value="-2778">
                <text:p>-2778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">
                <text:p>16</text:p>
              </table:table-cell>
              <table:table-cell office:value-type="float" office:value="-2774">
                <text:p>-2774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">
                <text:p>7</text:p>
              </table:table-cell>
              <table:table-cell office:value-type="float" office:value="-2769">
                <text:p>-2769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">
                <text:p>4</text:p>
              </table:table-cell>
              <table:table-cell office:value-type="float" office:value="-2766">
                <text:p>-2766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">
                <text:p>6</text:p>
              </table:table-cell>
              <table:table-cell office:value-type="float" office:value="-2763">
                <text:p>-2763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">
                <text:p>18</text:p>
              </table:table-cell>
              <table:table-cell office:value-type="float" office:value="-2760">
                <text:p>-276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">
                <text:p>25</text:p>
              </table:table-cell>
              <table:table-cell office:value-type="float" office:value="-2761">
                <text:p>-2761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">
                <text:p>26</text:p>
              </table:table-cell>
              <table:table-cell office:value-type="float" office:value="-2754">
                <text:p>-2754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">
                <text:p>20</text:p>
              </table:table-cell>
              <table:table-cell office:value-type="float" office:value="-2747">
                <text:p>-2747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">
                <text:p>10</text:p>
              </table:table-cell>
              <table:table-cell office:value-type="float" office:value="-2744">
                <text:p>-274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">
                <text:p>-1</text:p>
              </table:table-cell>
              <table:table-cell office:value-type="float" office:value="-2741">
                <text:p>-2741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">
                <text:p>6</text:p>
              </table:table-cell>
              <table:table-cell office:value-type="float" office:value="-2738">
                <text:p>-2738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">
                <text:p>14</text:p>
              </table:table-cell>
              <table:table-cell office:value-type="float" office:value="-2739">
                <text:p>-273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">
                <text:p>21</text:p>
              </table:table-cell>
              <table:table-cell office:value-type="float" office:value="-2732">
                <text:p>-2732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">
                <text:p>24</text:p>
              </table:table-cell>
              <table:table-cell office:value-type="float" office:value="-2725">
                <text:p>-272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">
                <text:p>23</text:p>
              </table:table-cell>
              <table:table-cell office:value-type="float" office:value="-2720">
                <text:p>-272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">
                <text:p>13</text:p>
              </table:table-cell>
              <table:table-cell office:value-type="float" office:value="-2722">
                <text:p>-2722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">
                <text:p>11</text:p>
              </table:table-cell>
              <table:table-cell office:value-type="float" office:value="-2721">
                <text:p>-272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">
                <text:p>4</text:p>
              </table:table-cell>
              <table:table-cell office:value-type="float" office:value="-2717">
                <text:p>-2717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  <table:table-cell office:value-type="float" office:value="-2715">
                <text:p>-2715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">
                <text:p>16</text:p>
              </table:table-cell>
              <table:table-cell office:value-type="float" office:value="-2713">
                <text:p>-2713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2">
                <text:p>22</text:p>
              </table:table-cell>
              <table:table-cell office:value-type="float" office:value="-2710">
                <text:p>-271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">
                <text:p>21</text:p>
              </table:table-cell>
              <table:table-cell office:value-type="float" office:value="-2709">
                <text:p>-270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">
                <text:p>15</text:p>
              </table:table-cell>
              <table:table-cell office:value-type="float" office:value="-2707">
                <text:p>-2707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">
                <text:p>11</text:p>
              </table:table-cell>
              <table:table-cell office:value-type="float" office:value="-2703">
                <text:p>-2703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">
                <text:p>10</text:p>
              </table:table-cell>
              <table:table-cell office:value-type="float" office:value="-2700">
                <text:p>-270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">
                <text:p>12</text:p>
              </table:table-cell>
              <table:table-cell office:value-type="float" office:value="-2697">
                <text:p>-2697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">
                <text:p>19</text:p>
              </table:table-cell>
              <table:table-cell office:value-type="float" office:value="-2693">
                <text:p>-2693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">
                <text:p>19</text:p>
              </table:table-cell>
              <table:table-cell office:value-type="float" office:value="-2693">
                <text:p>-2693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">
                <text:p>19</text:p>
              </table:table-cell>
              <table:table-cell office:value-type="float" office:value="-2687">
                <text:p>-268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">
                <text:p>10</text:p>
              </table:table-cell>
              <table:table-cell office:value-type="float" office:value="-2686">
                <text:p>-2686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">
                <text:p>6</text:p>
              </table:table-cell>
              <table:table-cell office:value-type="float" office:value="-2688">
                <text:p>-2688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">
                <text:p>9</text:p>
              </table:table-cell>
              <table:table-cell office:value-type="float" office:value="-2683">
                <text:p>-2683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">
                <text:p>15</text:p>
              </table:table-cell>
              <table:table-cell office:value-type="float" office:value="-2682">
                <text:p>-2682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">
                <text:p>18</text:p>
              </table:table-cell>
              <table:table-cell office:value-type="float" office:value="-2682">
                <text:p>-268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">
                <text:p>19</text:p>
              </table:table-cell>
              <table:table-cell office:value-type="float" office:value="-2677">
                <text:p>-267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">
                <text:p>18</text:p>
              </table:table-cell>
              <table:table-cell office:value-type="float" office:value="-2672">
                <text:p>-2672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">
                <text:p>17</text:p>
              </table:table-cell>
              <table:table-cell office:value-type="float" office:value="-2670">
                <text:p>-267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">
                <text:p>11</text:p>
              </table:table-cell>
              <table:table-cell office:value-type="float" office:value="-2667">
                <text:p>-266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">
                <text:p>15</text:p>
              </table:table-cell>
              <table:table-cell office:value-type="float" office:value="-2665">
                <text:p>-2665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">
                <text:p>14</text:p>
              </table:table-cell>
              <table:table-cell office:value-type="float" office:value="-2658">
                <text:p>-2658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">
                <text:p>14</text:p>
              </table:table-cell>
              <table:table-cell office:value-type="float" office:value="-2656">
                <text:p>-2656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">
                <text:p>14</text:p>
              </table:table-cell>
              <table:table-cell office:value-type="float" office:value="-2654">
                <text:p>-2654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  <table:table-cell office:value-type="float" office:value="-2648">
                <text:p>-264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">
                <text:p>14</text:p>
              </table:table-cell>
              <table:table-cell office:value-type="float" office:value="-2645">
                <text:p>-2645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">
                <text:p>10</text:p>
              </table:table-cell>
              <table:table-cell office:value-type="float" office:value="-2638">
                <text:p>-2638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">
                <text:p>14</text:p>
              </table:table-cell>
              <table:table-cell office:value-type="float" office:value="-2639">
                <text:p>-2639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">
                <text:p>14</text:p>
              </table:table-cell>
              <table:table-cell office:value-type="float" office:value="-2635">
                <text:p>-2635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">
                <text:p>19</text:p>
              </table:table-cell>
              <table:table-cell office:value-type="float" office:value="-2633">
                <text:p>-263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">
                <text:p>19</text:p>
              </table:table-cell>
              <table:table-cell office:value-type="float" office:value="-2640">
                <text:p>-2640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">
                <text:p>15</text:p>
              </table:table-cell>
              <table:table-cell office:value-type="float" office:value="-2632">
                <text:p>-2632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">
                <text:p>9</text:p>
              </table:table-cell>
              <table:table-cell office:value-type="float" office:value="-2633">
                <text:p>-263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">
                <text:p>11</text:p>
              </table:table-cell>
              <table:table-cell office:value-type="float" office:value="-2632">
                <text:p>-263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">
                <text:p>16</text:p>
              </table:table-cell>
              <table:table-cell office:value-type="float" office:value="-2632">
                <text:p>-2632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">
                <text:p>16</text:p>
              </table:table-cell>
              <table:table-cell office:value-type="float" office:value="-2629">
                <text:p>-262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">
                <text:p>19</text:p>
              </table:table-cell>
              <table:table-cell office:value-type="float" office:value="-2628">
                <text:p>-2628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">
                <text:p>14</text:p>
              </table:table-cell>
              <table:table-cell office:value-type="float" office:value="-2622">
                <text:p>-2622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">
                <text:p>10</text:p>
              </table:table-cell>
              <table:table-cell office:value-type="float" office:value="-2621">
                <text:p>-262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">
                <text:p>12</text:p>
              </table:table-cell>
              <table:table-cell office:value-type="float" office:value="-2618">
                <text:p>-2618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">
                <text:p>13</text:p>
              </table:table-cell>
              <table:table-cell office:value-type="float" office:value="-2619">
                <text:p>-2619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">
                <text:p>14</text:p>
              </table:table-cell>
              <table:table-cell office:value-type="float" office:value="-2622">
                <text:p>-262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">
                <text:p>17</text:p>
              </table:table-cell>
              <table:table-cell office:value-type="float" office:value="-2619">
                <text:p>-2619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">
                <text:p>18</text:p>
              </table:table-cell>
              <table:table-cell office:value-type="float" office:value="-2620">
                <text:p>-262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">
                <text:p>14</text:p>
              </table:table-cell>
              <table:table-cell office:value-type="float" office:value="-2616">
                <text:p>-2616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">
                <text:p>13</text:p>
              </table:table-cell>
              <table:table-cell office:value-type="float" office:value="-2613">
                <text:p>-2613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">
                <text:p>15</text:p>
              </table:table-cell>
              <table:table-cell office:value-type="float" office:value="-2618">
                <text:p>-2618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">
                <text:p>15</text:p>
              </table:table-cell>
              <table:table-cell office:value-type="float" office:value="-2618">
                <text:p>-261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">
                <text:p>12</text:p>
              </table:table-cell>
              <table:table-cell office:value-type="float" office:value="-2613">
                <text:p>-261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">
                <text:p>17</text:p>
              </table:table-cell>
              <table:table-cell office:value-type="float" office:value="-2610">
                <text:p>-261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">
                <text:p>20</text:p>
              </table:table-cell>
              <table:table-cell office:value-type="float" office:value="-2606">
                <text:p>-2606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  <table:table-cell office:value-type="float" office:value="-2607">
                <text:p>-2607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">
                <text:p>17</text:p>
              </table:table-cell>
              <table:table-cell office:value-type="float" office:value="-2596">
                <text:p>-2596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">
                <text:p>15</text:p>
              </table:table-cell>
              <table:table-cell office:value-type="float" office:value="-2596">
                <text:p>-2596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">
                <text:p>15</text:p>
              </table:table-cell>
              <table:table-cell office:value-type="float" office:value="-2595">
                <text:p>-259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">
                <text:p>16</text:p>
              </table:table-cell>
              <table:table-cell office:value-type="float" office:value="-2591">
                <text:p>-2591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">
                <text:p>12</text:p>
              </table:table-cell>
              <table:table-cell office:value-type="float" office:value="-2593">
                <text:p>-259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">
                <text:p>15</text:p>
              </table:table-cell>
              <table:table-cell office:value-type="float" office:value="-2590">
                <text:p>-259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">
                <text:p>15</text:p>
              </table:table-cell>
              <table:table-cell office:value-type="float" office:value="-2592">
                <text:p>-259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">
                <text:p>13</text:p>
              </table:table-cell>
              <table:table-cell office:value-type="float" office:value="-2588">
                <text:p>-258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">
                <text:p>14</text:p>
              </table:table-cell>
              <table:table-cell office:value-type="float" office:value="-2589">
                <text:p>-258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">
                <text:p>13</text:p>
              </table:table-cell>
              <table:table-cell office:value-type="float" office:value="-2588">
                <text:p>-258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">
                <text:p>14</text:p>
              </table:table-cell>
              <table:table-cell office:value-type="float" office:value="-2588">
                <text:p>-2588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">
                <text:p>15</text:p>
              </table:table-cell>
              <table:table-cell office:value-type="float" office:value="-2584">
                <text:p>-2584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">
                <text:p>14</text:p>
              </table:table-cell>
              <table:table-cell office:value-type="float" office:value="-2583">
                <text:p>-258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-2584">
                <text:p>-258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">
                <text:p>14</text:p>
              </table:table-cell>
              <table:table-cell office:value-type="float" office:value="-2579">
                <text:p>-2579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">
                <text:p>14</text:p>
              </table:table-cell>
              <table:table-cell office:value-type="float" office:value="-2578">
                <text:p>-257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">
                <text:p>12</text:p>
              </table:table-cell>
              <table:table-cell office:value-type="float" office:value="-2578">
                <text:p>-257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">
                <text:p>13</text:p>
              </table:table-cell>
              <table:table-cell office:value-type="float" office:value="-2577">
                <text:p>-257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">
                <text:p>17</text:p>
              </table:table-cell>
              <table:table-cell office:value-type="float" office:value="-2580">
                <text:p>-258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">
                <text:p>13</text:p>
              </table:table-cell>
              <table:table-cell office:value-type="float" office:value="-2577">
                <text:p>-257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">
                <text:p>13</text:p>
              </table:table-cell>
              <table:table-cell office:value-type="float" office:value="-2577">
                <text:p>-257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">
                <text:p>14</text:p>
              </table:table-cell>
              <table:table-cell office:value-type="float" office:value="-2583">
                <text:p>-258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">
                <text:p>11</text:p>
              </table:table-cell>
              <table:table-cell office:value-type="float" office:value="-2583">
                <text:p>-258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">
                <text:p>11</text:p>
              </table:table-cell>
              <table:table-cell office:value-type="float" office:value="-2577">
                <text:p>-257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">
                <text:p>13</text:p>
              </table:table-cell>
              <table:table-cell office:value-type="float" office:value="-2575">
                <text:p>-257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">
                <text:p>13</text:p>
              </table:table-cell>
              <table:table-cell office:value-type="float" office:value="-2574">
                <text:p>-2574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">
                <text:p>12</text:p>
              </table:table-cell>
              <table:table-cell office:value-type="float" office:value="-2568">
                <text:p>-256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">
                <text:p>14</text:p>
              </table:table-cell>
              <table:table-cell office:value-type="float" office:value="-2569">
                <text:p>-2569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">
                <text:p>13</text:p>
              </table:table-cell>
              <table:table-cell office:value-type="float" office:value="-2564">
                <text:p>-2564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">
                <text:p>12</text:p>
              </table:table-cell>
              <table:table-cell office:value-type="float" office:value="-2567">
                <text:p>-2567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">
                <text:p>12</text:p>
              </table:table-cell>
              <table:table-cell office:value-type="float" office:value="-2559">
                <text:p>-2559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">
                <text:p>16</text:p>
              </table:table-cell>
              <table:table-cell office:value-type="float" office:value="-2560">
                <text:p>-2560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">
                <text:p>14</text:p>
              </table:table-cell>
              <table:table-cell office:value-type="float" office:value="-2561">
                <text:p>-2561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">
                <text:p>13</text:p>
              </table:table-cell>
              <table:table-cell office:value-type="float" office:value="-2557">
                <text:p>-2557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">
                <text:p>15</text:p>
              </table:table-cell>
              <table:table-cell office:value-type="float" office:value="-2559">
                <text:p>-255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">
                <text:p>13</text:p>
              </table:table-cell>
              <table:table-cell office:value-type="float" office:value="-2559">
                <text:p>-255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">
                <text:p>12</text:p>
              </table:table-cell>
              <table:table-cell office:value-type="float" office:value="-2564">
                <text:p>-2564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">
                <text:p>17</text:p>
              </table:table-cell>
              <table:table-cell office:value-type="float" office:value="-2562">
                <text:p>-256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">
                <text:p>12</text:p>
              </table:table-cell>
              <table:table-cell office:value-type="float" office:value="-2564">
                <text:p>-256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">
                <text:p>15</text:p>
              </table:table-cell>
              <table:table-cell office:value-type="float" office:value="-2562">
                <text:p>-2562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">
                <text:p>10</text:p>
              </table:table-cell>
              <table:table-cell office:value-type="float" office:value="-2559">
                <text:p>-2559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">
                <text:p>14</text:p>
              </table:table-cell>
              <table:table-cell office:value-type="float" office:value="-2564">
                <text:p>-2564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">
                <text:p>13</text:p>
              </table:table-cell>
              <table:table-cell office:value-type="float" office:value="-2565">
                <text:p>-2565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">
                <text:p>17</text:p>
              </table:table-cell>
              <table:table-cell office:value-type="float" office:value="-2562">
                <text:p>-2562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">
                <text:p>15</text:p>
              </table:table-cell>
              <table:table-cell office:value-type="float" office:value="-2564">
                <text:p>-2564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">
                <text:p>14</text:p>
              </table:table-cell>
              <table:table-cell office:value-type="float" office:value="-2559">
                <text:p>-2559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">
                <text:p>13</text:p>
              </table:table-cell>
              <table:table-cell office:value-type="float" office:value="-2556">
                <text:p>-2556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">
                <text:p>12</text:p>
              </table:table-cell>
              <table:table-cell office:value-type="float" office:value="-2556">
                <text:p>-255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">
                <text:p>11</text:p>
              </table:table-cell>
              <table:table-cell office:value-type="float" office:value="-2557">
                <text:p>-2557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">
                <text:p>13</text:p>
              </table:table-cell>
              <table:table-cell office:value-type="float" office:value="-2557">
                <text:p>-2557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">
                <text:p>15</text:p>
              </table:table-cell>
              <table:table-cell office:value-type="float" office:value="-2556">
                <text:p>-2556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">
                <text:p>14</text:p>
              </table:table-cell>
              <table:table-cell office:value-type="float" office:value="-2554">
                <text:p>-2554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">
                <text:p>17</text:p>
              </table:table-cell>
              <table:table-cell office:value-type="float" office:value="-2554">
                <text:p>-2554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">
                <text:p>13</text:p>
              </table:table-cell>
              <table:table-cell office:value-type="float" office:value="-2552">
                <text:p>-255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">
                <text:p>9</text:p>
              </table:table-cell>
              <table:table-cell office:value-type="float" office:value="-2551">
                <text:p>-2551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">
                <text:p>10</text:p>
              </table:table-cell>
              <table:table-cell office:value-type="float" office:value="-2550">
                <text:p>-255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">
                <text:p>13</text:p>
              </table:table-cell>
              <table:table-cell office:value-type="float" office:value="-2553">
                <text:p>-255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">
                <text:p>14</text:p>
              </table:table-cell>
              <table:table-cell office:value-type="float" office:value="-2547">
                <text:p>-254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-2544">
                <text:p>-2544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">
                <text:p>21</text:p>
              </table:table-cell>
              <table:table-cell office:value-type="float" office:value="-2549">
                <text:p>-2549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">
                <text:p>16</text:p>
              </table:table-cell>
              <table:table-cell office:value-type="float" office:value="-2546">
                <text:p>-254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">
                <text:p>15</text:p>
              </table:table-cell>
              <table:table-cell office:value-type="float" office:value="-2546">
                <text:p>-2546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">
                <text:p>6</text:p>
              </table:table-cell>
              <table:table-cell office:value-type="float" office:value="-2546">
                <text:p>-254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">
                <text:p>10</text:p>
              </table:table-cell>
              <table:table-cell office:value-type="float" office:value="-2547">
                <text:p>-254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">
                <text:p>15</text:p>
              </table:table-cell>
              <table:table-cell office:value-type="float" office:value="-2551">
                <text:p>-255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">
                <text:p>16</text:p>
              </table:table-cell>
              <table:table-cell office:value-type="float" office:value="-2551">
                <text:p>-2551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">
                <text:p>21</text:p>
              </table:table-cell>
              <table:table-cell office:value-type="float" office:value="-2552">
                <text:p>-255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  <table:table-cell office:value-type="float" office:value="-2553">
                <text:p>-2553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">
                <text:p>14</text:p>
              </table:table-cell>
              <table:table-cell office:value-type="float" office:value="-2552">
                <text:p>-255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">
                <text:p>9</text:p>
              </table:table-cell>
              <table:table-cell office:value-type="float" office:value="-2551">
                <text:p>-2551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  <table:table-cell office:value-type="float" office:value="-2549">
                <text:p>-254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">
                <text:p>11</text:p>
              </table:table-cell>
              <table:table-cell office:value-type="float" office:value="-2550">
                <text:p>-2550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8">
                <text:p>18</text:p>
              </table:table-cell>
              <table:table-cell office:value-type="float" office:value="-2548">
                <text:p>-2548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">
                <text:p>21</text:p>
              </table:table-cell>
              <table:table-cell office:value-type="float" office:value="-2549">
                <text:p>-2549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">
                <text:p>17</text:p>
              </table:table-cell>
              <table:table-cell office:value-type="float" office:value="-2551">
                <text:p>-2551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">
                <text:p>16</text:p>
              </table:table-cell>
              <table:table-cell office:value-type="float" office:value="-2552">
                <text:p>-255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">
                <text:p>10</text:p>
              </table:table-cell>
              <table:table-cell office:value-type="float" office:value="-2553">
                <text:p>-255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">
                <text:p>8</text:p>
              </table:table-cell>
              <table:table-cell office:value-type="float" office:value="-2552">
                <text:p>-2552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">
                <text:p>12</text:p>
              </table:table-cell>
              <table:table-cell office:value-type="float" office:value="-2548">
                <text:p>-2548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">
                <text:p>19</text:p>
              </table:table-cell>
              <table:table-cell office:value-type="float" office:value="-2554">
                <text:p>-255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">
                <text:p>19</text:p>
              </table:table-cell>
              <table:table-cell office:value-type="float" office:value="-2556">
                <text:p>-2556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">
                <text:p>19</text:p>
              </table:table-cell>
              <table:table-cell office:value-type="float" office:value="-2555">
                <text:p>-2555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">
                <text:p>14</text:p>
              </table:table-cell>
              <table:table-cell office:value-type="float" office:value="-2552">
                <text:p>-255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">
                <text:p>9</text:p>
              </table:table-cell>
              <table:table-cell office:value-type="float" office:value="-2553">
                <text:p>-255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">
                <text:p>6</text:p>
              </table:table-cell>
              <table:table-cell office:value-type="float" office:value="-2552">
                <text:p>-2552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">
                <text:p>4</text:p>
              </table:table-cell>
              <table:table-cell office:value-type="float" office:value="-2553">
                <text:p>-255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">
                <text:p>14</text:p>
              </table:table-cell>
              <table:table-cell office:value-type="float" office:value="-2550">
                <text:p>-2550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">
                <text:p>18</text:p>
              </table:table-cell>
              <table:table-cell office:value-type="float" office:value="-2547">
                <text:p>-254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">
                <text:p>22</text:p>
              </table:table-cell>
              <table:table-cell office:value-type="float" office:value="-2543">
                <text:p>-254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">
                <text:p>15</text:p>
              </table:table-cell>
              <table:table-cell office:value-type="float" office:value="-2543">
                <text:p>-2543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">
                <text:p>7</text:p>
              </table:table-cell>
              <table:table-cell office:value-type="float" office:value="-2540">
                <text:p>-254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">
                <text:p>3</text:p>
              </table:table-cell>
              <table:table-cell office:value-type="float" office:value="-2543">
                <text:p>-254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">
                <text:p>3</text:p>
              </table:table-cell>
              <table:table-cell office:value-type="float" office:value="-2545">
                <text:p>-254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">
                <text:p>14</text:p>
              </table:table-cell>
              <table:table-cell office:value-type="float" office:value="-2541">
                <text:p>-254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">
                <text:p>23</text:p>
              </table:table-cell>
              <table:table-cell office:value-type="float" office:value="-2544">
                <text:p>-2544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8">
                <text:p>28</text:p>
              </table:table-cell>
              <table:table-cell office:value-type="float" office:value="-2545">
                <text:p>-2545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">
                <text:p>25</text:p>
              </table:table-cell>
              <table:table-cell office:value-type="float" office:value="-2541">
                <text:p>-2541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">
                <text:p>12</text:p>
              </table:table-cell>
              <table:table-cell office:value-type="float" office:value="-2544">
                <text:p>-2544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-2546">
                <text:p>-254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4">
                <text:p>-4</text:p>
              </table:table-cell>
              <table:table-cell office:value-type="float" office:value="-2550">
                <text:p>-255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">
                <text:p>7</text:p>
              </table:table-cell>
              <table:table-cell office:value-type="float" office:value="-2552">
                <text:p>-255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">
                <text:p>15</text:p>
              </table:table-cell>
              <table:table-cell office:value-type="float" office:value="-2552">
                <text:p>-255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8">
                <text:p>28</text:p>
              </table:table-cell>
              <table:table-cell office:value-type="float" office:value="-2549">
                <text:p>-254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">
                <text:p>24</text:p>
              </table:table-cell>
              <table:table-cell office:value-type="float" office:value="-2549">
                <text:p>-2549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">
                <text:p>15</text:p>
              </table:table-cell>
              <table:table-cell office:value-type="float" office:value="-2551">
                <text:p>-255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">
                <text:p>5</text:p>
              </table:table-cell>
              <table:table-cell office:value-type="float" office:value="-2544">
                <text:p>-2544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-2545">
                <text:p>-254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">
                <text:p>6</text:p>
              </table:table-cell>
              <table:table-cell office:value-type="float" office:value="-2545">
                <text:p>-254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">
                <text:p>15</text:p>
              </table:table-cell>
              <table:table-cell office:value-type="float" office:value="-2546">
                <text:p>-254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">
                <text:p>19</text:p>
              </table:table-cell>
              <table:table-cell office:value-type="float" office:value="-2543">
                <text:p>-2543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">
                <text:p>25</text:p>
              </table:table-cell>
              <table:table-cell office:value-type="float" office:value="-2540">
                <text:p>-254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">
                <text:p>17</text:p>
              </table:table-cell>
              <table:table-cell office:value-type="float" office:value="-2540">
                <text:p>-254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">
                <text:p>9</text:p>
              </table:table-cell>
              <table:table-cell office:value-type="float" office:value="-2541">
                <text:p>-254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-2539">
                <text:p>-2539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">
                <text:p>3</text:p>
              </table:table-cell>
              <table:table-cell office:value-type="float" office:value="-2540">
                <text:p>-254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">
                <text:p>13</text:p>
              </table:table-cell>
              <table:table-cell office:value-type="float" office:value="-2542">
                <text:p>-254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">
                <text:p>21</text:p>
              </table:table-cell>
              <table:table-cell office:value-type="float" office:value="-2540">
                <text:p>-2540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">
                <text:p>26</text:p>
              </table:table-cell>
              <table:table-cell office:value-type="float" office:value="-2542">
                <text:p>-254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">
                <text:p>21</text:p>
              </table:table-cell>
              <table:table-cell office:value-type="float" office:value="-2541">
                <text:p>-254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">
                <text:p>12</text:p>
              </table:table-cell>
              <table:table-cell office:value-type="float" office:value="-2537">
                <text:p>-2537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">
                <text:p>3</text:p>
              </table:table-cell>
              <table:table-cell office:value-type="float" office:value="-2538">
                <text:p>-253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">
                <text:p>5</text:p>
              </table:table-cell>
              <table:table-cell office:value-type="float" office:value="-2531">
                <text:p>-2531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">
                <text:p>12</text:p>
              </table:table-cell>
              <table:table-cell office:value-type="float" office:value="-2535">
                <text:p>-2535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">
                <text:p>21</text:p>
              </table:table-cell>
              <table:table-cell office:value-type="float" office:value="-2531">
                <text:p>-253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">
                <text:p>23</text:p>
              </table:table-cell>
              <table:table-cell office:value-type="float" office:value="-2535">
                <text:p>-253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">
                <text:p>21</text:p>
              </table:table-cell>
              <table:table-cell office:value-type="float" office:value="-2534">
                <text:p>-253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">
                <text:p>14</text:p>
              </table:table-cell>
              <table:table-cell office:value-type="float" office:value="-2534">
                <text:p>-2534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">
                <text:p>6</text:p>
              </table:table-cell>
              <table:table-cell office:value-type="float" office:value="-2541">
                <text:p>-2541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  <table:table-cell office:value-type="float" office:value="-2537">
                <text:p>-253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">
                <text:p>9</text:p>
              </table:table-cell>
              <table:table-cell office:value-type="float" office:value="-2534">
                <text:p>-2534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3">
                <text:p>23</text:p>
              </table:table-cell>
              <table:table-cell office:value-type="float" office:value="-2531">
                <text:p>-2531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">
                <text:p>29</text:p>
              </table:table-cell>
              <table:table-cell office:value-type="float" office:value="-2532">
                <text:p>-253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">
                <text:p>27</text:p>
              </table:table-cell>
              <table:table-cell office:value-type="float" office:value="-2532">
                <text:p>-253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">
                <text:p>16</text:p>
              </table:table-cell>
              <table:table-cell office:value-type="float" office:value="-2534">
                <text:p>-2534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">
                <text:p>6</text:p>
              </table:table-cell>
              <table:table-cell office:value-type="float" office:value="-2533">
                <text:p>-2533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">
                <text:p>-1</text:p>
              </table:table-cell>
              <table:table-cell office:value-type="float" office:value="-2532">
                <text:p>-253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">
                <text:p>2</text:p>
              </table:table-cell>
              <table:table-cell office:value-type="float" office:value="-2533">
                <text:p>-2533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">
                <text:p>14</text:p>
              </table:table-cell>
              <table:table-cell office:value-type="float" office:value="-2533">
                <text:p>-253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">
                <text:p>25</text:p>
              </table:table-cell>
              <table:table-cell office:value-type="float" office:value="-2530">
                <text:p>-253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">
                <text:p>29</text:p>
              </table:table-cell>
              <table:table-cell office:value-type="float" office:value="-2531">
                <text:p>-2531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3">
                <text:p>23</text:p>
              </table:table-cell>
              <table:table-cell office:value-type="float" office:value="-2525">
                <text:p>-252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">
                <text:p>5</text:p>
              </table:table-cell>
              <table:table-cell office:value-type="float" office:value="-2523">
                <text:p>-2523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">
                <text:p>-2</text:p>
              </table:table-cell>
              <table:table-cell office:value-type="float" office:value="-2524">
                <text:p>-2524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">
                <text:p>-2</text:p>
              </table:table-cell>
              <table:table-cell office:value-type="float" office:value="-2523">
                <text:p>-2523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">
                <text:p>9</text:p>
              </table:table-cell>
              <table:table-cell office:value-type="float" office:value="-2518">
                <text:p>-2518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">
                <text:p>17</text:p>
              </table:table-cell>
              <table:table-cell office:value-type="float" office:value="-2518">
                <text:p>-2518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">
                <text:p>27</text:p>
              </table:table-cell>
              <table:table-cell office:value-type="float" office:value="-2516">
                <text:p>-2516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3">
                <text:p>23</text:p>
              </table:table-cell>
              <table:table-cell office:value-type="float" office:value="-2512">
                <text:p>-251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">
                <text:p>12</text:p>
              </table:table-cell>
              <table:table-cell office:value-type="float" office:value="-2510">
                <text:p>-2510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-2513">
                <text:p>-2513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">
                <text:p>2</text:p>
              </table:table-cell>
              <table:table-cell office:value-type="float" office:value="-2508">
                <text:p>-2508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">
                <text:p>6</text:p>
              </table:table-cell>
              <table:table-cell office:value-type="float" office:value="-2505">
                <text:p>-2505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">
                <text:p>13</text:p>
              </table:table-cell>
              <table:table-cell office:value-type="float" office:value="-2508">
                <text:p>-2508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3">
                <text:p>23</text:p>
              </table:table-cell>
              <table:table-cell office:value-type="float" office:value="-2508">
                <text:p>-250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">
                <text:p>20</text:p>
              </table:table-cell>
              <table:table-cell office:value-type="float" office:value="-2504">
                <text:p>-2504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">
                <text:p>16</text:p>
              </table:table-cell>
              <table:table-cell office:value-type="float" office:value="-2507">
                <text:p>-2507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">
                <text:p>10</text:p>
              </table:table-cell>
              <table:table-cell office:value-type="float" office:value="-2506">
                <text:p>-2506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">
                <text:p>6</text:p>
              </table:table-cell>
              <table:table-cell office:value-type="float" office:value="-2502">
                <text:p>-250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">
                <text:p>10</text:p>
              </table:table-cell>
              <table:table-cell office:value-type="float" office:value="-2505">
                <text:p>-2505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">
                <text:p>17</text:p>
              </table:table-cell>
              <table:table-cell office:value-type="float" office:value="-2499">
                <text:p>-2499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">
                <text:p>19</text:p>
              </table:table-cell>
              <table:table-cell office:value-type="float" office:value="-2504">
                <text:p>-250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">
                <text:p>20</text:p>
              </table:table-cell>
              <table:table-cell office:value-type="float" office:value="-2500">
                <text:p>-250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">
                <text:p>15</text:p>
              </table:table-cell>
              <table:table-cell office:value-type="float" office:value="-2497">
                <text:p>-249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">
                <text:p>8</text:p>
              </table:table-cell>
              <table:table-cell office:value-type="float" office:value="-2499">
                <text:p>-2499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">
                <text:p>6</text:p>
              </table:table-cell>
              <table:table-cell office:value-type="float" office:value="-2499">
                <text:p>-2499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">
                <text:p>8</text:p>
              </table:table-cell>
              <table:table-cell office:value-type="float" office:value="-2494">
                <text:p>-2494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">
                <text:p>12</text:p>
              </table:table-cell>
              <table:table-cell office:value-type="float" office:value="-2495">
                <text:p>-249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">
                <text:p>14</text:p>
              </table:table-cell>
              <table:table-cell office:value-type="float" office:value="-2491">
                <text:p>-249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">
                <text:p>17</text:p>
              </table:table-cell>
              <table:table-cell office:value-type="float" office:value="-2489">
                <text:p>-2489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">
                <text:p>14</text:p>
              </table:table-cell>
              <table:table-cell office:value-type="float" office:value="-2487">
                <text:p>-2487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">
                <text:p>12</text:p>
              </table:table-cell>
              <table:table-cell office:value-type="float" office:value="-2487">
                <text:p>-2487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">
                <text:p>11</text:p>
              </table:table-cell>
              <table:table-cell office:value-type="float" office:value="-2485">
                <text:p>-2485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">
                <text:p>7</text:p>
              </table:table-cell>
              <table:table-cell office:value-type="float" office:value="-2483">
                <text:p>-248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">
                <text:p>14</text:p>
              </table:table-cell>
              <table:table-cell office:value-type="float" office:value="-2482">
                <text:p>-248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">
                <text:p>17</text:p>
              </table:table-cell>
              <table:table-cell office:value-type="float" office:value="-2478">
                <text:p>-247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">
                <text:p>15</text:p>
              </table:table-cell>
              <table:table-cell office:value-type="float" office:value="-2475">
                <text:p>-247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  <table:table-cell office:value-type="float" office:value="-2473">
                <text:p>-247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">
                <text:p>11</text:p>
              </table:table-cell>
              <table:table-cell office:value-type="float" office:value="-2468">
                <text:p>-2468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">
                <text:p>8</text:p>
              </table:table-cell>
              <table:table-cell office:value-type="float" office:value="-2468">
                <text:p>-2468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">
                <text:p>11</text:p>
              </table:table-cell>
              <table:table-cell office:value-type="float" office:value="-2463">
                <text:p>-2463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">
                <text:p>12</text:p>
              </table:table-cell>
              <table:table-cell office:value-type="float" office:value="-2464">
                <text:p>-2464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">
                <text:p>12</text:p>
              </table:table-cell>
              <table:table-cell office:value-type="float" office:value="-2460">
                <text:p>-2460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">
                <text:p>14</text:p>
              </table:table-cell>
              <table:table-cell office:value-type="float" office:value="-2455">
                <text:p>-245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">
                <text:p>15</text:p>
              </table:table-cell>
              <table:table-cell office:value-type="float" office:value="-2459">
                <text:p>-2459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">
                <text:p>12</text:p>
              </table:table-cell>
              <table:table-cell office:value-type="float" office:value="-2452">
                <text:p>-2452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">
                <text:p>11</text:p>
              </table:table-cell>
              <table:table-cell office:value-type="float" office:value="-2450">
                <text:p>-245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">
                <text:p>15</text:p>
              </table:table-cell>
              <table:table-cell office:value-type="float" office:value="-2450">
                <text:p>-245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">
                <text:p>11</text:p>
              </table:table-cell>
              <table:table-cell office:value-type="float" office:value="-2451">
                <text:p>-245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">
                <text:p>14</text:p>
              </table:table-cell>
              <table:table-cell office:value-type="float" office:value="-2447">
                <text:p>-244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">
                <text:p>16</text:p>
              </table:table-cell>
              <table:table-cell office:value-type="float" office:value="-2447">
                <text:p>-2447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">
                <text:p>14</text:p>
              </table:table-cell>
              <table:table-cell office:value-type="float" office:value="-2445">
                <text:p>-2445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">
                <text:p>12</text:p>
              </table:table-cell>
              <table:table-cell office:value-type="float" office:value="-2447">
                <text:p>-244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">
                <text:p>13</text:p>
              </table:table-cell>
              <table:table-cell office:value-type="float" office:value="-2439">
                <text:p>-2439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">
                <text:p>11</text:p>
              </table:table-cell>
              <table:table-cell office:value-type="float" office:value="-2441">
                <text:p>-2441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">
                <text:p>12</text:p>
              </table:table-cell>
              <table:table-cell office:value-type="float" office:value="-2440">
                <text:p>-244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-2441">
                <text:p>-244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">
                <text:p>15</text:p>
              </table:table-cell>
              <table:table-cell office:value-type="float" office:value="-2440">
                <text:p>-2440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">
                <text:p>14</text:p>
              </table:table-cell>
              <table:table-cell office:value-type="float" office:value="-2439">
                <text:p>-243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">
                <text:p>13</text:p>
              </table:table-cell>
              <table:table-cell office:value-type="float" office:value="-2435">
                <text:p>-243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">
                <text:p>11</text:p>
              </table:table-cell>
              <table:table-cell office:value-type="float" office:value="-2431">
                <text:p>-243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">
                <text:p>12</text:p>
              </table:table-cell>
              <table:table-cell office:value-type="float" office:value="-2428">
                <text:p>-2428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">
                <text:p>14</text:p>
              </table:table-cell>
              <table:table-cell office:value-type="float" office:value="-2426">
                <text:p>-2426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">
                <text:p>10</text:p>
              </table:table-cell>
              <table:table-cell office:value-type="float" office:value="-2423">
                <text:p>-242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">
                <text:p>13</text:p>
              </table:table-cell>
              <table:table-cell office:value-type="float" office:value="-2422">
                <text:p>-2422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">
                <text:p>9</text:p>
              </table:table-cell>
              <table:table-cell office:value-type="float" office:value="-2415">
                <text:p>-2415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">
                <text:p>10</text:p>
              </table:table-cell>
              <table:table-cell office:value-type="float" office:value="-2415">
                <text:p>-2415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">
                <text:p>15</text:p>
              </table:table-cell>
              <table:table-cell office:value-type="float" office:value="-2408">
                <text:p>-240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">
                <text:p>13</text:p>
              </table:table-cell>
              <table:table-cell office:value-type="float" office:value="-2410">
                <text:p>-241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">
                <text:p>14</text:p>
              </table:table-cell>
              <table:table-cell office:value-type="float" office:value="-2402">
                <text:p>-240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">
                <text:p>16</text:p>
              </table:table-cell>
              <table:table-cell office:value-type="float" office:value="-2404">
                <text:p>-240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">
                <text:p>11</text:p>
              </table:table-cell>
              <table:table-cell office:value-type="float" office:value="-2395">
                <text:p>-239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">
                <text:p>11</text:p>
              </table:table-cell>
              <table:table-cell office:value-type="float" office:value="-2391">
                <text:p>-239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">
                <text:p>12</text:p>
              </table:table-cell>
              <table:table-cell office:value-type="float" office:value="-2390">
                <text:p>-239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">
                <text:p>11</text:p>
              </table:table-cell>
              <table:table-cell office:value-type="float" office:value="-2387">
                <text:p>-2387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">
                <text:p>10</text:p>
              </table:table-cell>
              <table:table-cell office:value-type="float" office:value="-2388">
                <text:p>-2388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">
                <text:p>11</text:p>
              </table:table-cell>
              <table:table-cell office:value-type="float" office:value="-2384">
                <text:p>-238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">
                <text:p>12</text:p>
              </table:table-cell>
              <table:table-cell office:value-type="float" office:value="-2381">
                <text:p>-2381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">
                <text:p>12</text:p>
              </table:table-cell>
              <table:table-cell office:value-type="float" office:value="-2372">
                <text:p>-2372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">
                <text:p>11</text:p>
              </table:table-cell>
              <table:table-cell office:value-type="float" office:value="-2367">
                <text:p>-236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">
                <text:p>11</text:p>
              </table:table-cell>
              <table:table-cell office:value-type="float" office:value="-2365">
                <text:p>-236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">
                <text:p>12</text:p>
              </table:table-cell>
              <table:table-cell office:value-type="float" office:value="-2365">
                <text:p>-2365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">
                <text:p>14</text:p>
              </table:table-cell>
              <table:table-cell office:value-type="float" office:value="-2356">
                <text:p>-235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">
                <text:p>12</text:p>
              </table:table-cell>
              <table:table-cell office:value-type="float" office:value="-2358">
                <text:p>-23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">
                <text:p>14</text:p>
              </table:table-cell>
              <table:table-cell office:value-type="float" office:value="-2350">
                <text:p>-235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">
                <text:p>11</text:p>
              </table:table-cell>
              <table:table-cell office:value-type="float" office:value="-2345">
                <text:p>-2345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-2341">
                <text:p>-234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">
                <text:p>7</text:p>
              </table:table-cell>
              <table:table-cell office:value-type="float" office:value="-2342">
                <text:p>-2342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">
                <text:p>8</text:p>
              </table:table-cell>
              <table:table-cell office:value-type="float" office:value="-2336">
                <text:p>-233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">
                <text:p>14</text:p>
              </table:table-cell>
              <table:table-cell office:value-type="float" office:value="-2342">
                <text:p>-234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">
                <text:p>14</text:p>
              </table:table-cell>
              <table:table-cell office:value-type="float" office:value="-2336">
                <text:p>-233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">
                <text:p>14</text:p>
              </table:table-cell>
              <table:table-cell office:value-type="float" office:value="-2329">
                <text:p>-2329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">
                <text:p>9</text:p>
              </table:table-cell>
              <table:table-cell office:value-type="float" office:value="-2330">
                <text:p>-233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">
                <text:p>7</text:p>
              </table:table-cell>
              <table:table-cell office:value-type="float" office:value="-2326">
                <text:p>-2326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">
                <text:p>6</text:p>
              </table:table-cell>
              <table:table-cell office:value-type="float" office:value="-2322">
                <text:p>-232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">
                <text:p>11</text:p>
              </table:table-cell>
              <table:table-cell office:value-type="float" office:value="-2317">
                <text:p>-2317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">
                <text:p>12</text:p>
              </table:table-cell>
              <table:table-cell office:value-type="float" office:value="-2315">
                <text:p>-2315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">
                <text:p>15</text:p>
              </table:table-cell>
              <table:table-cell office:value-type="float" office:value="-2313">
                <text:p>-231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">
                <text:p>15</text:p>
              </table:table-cell>
              <table:table-cell office:value-type="float" office:value="-2310">
                <text:p>-231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">
                <text:p>11</text:p>
              </table:table-cell>
              <table:table-cell office:value-type="float" office:value="-2304">
                <text:p>-230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">
                <text:p>8</text:p>
              </table:table-cell>
              <table:table-cell office:value-type="float" office:value="-2302">
                <text:p>-230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">
                <text:p>8</text:p>
              </table:table-cell>
              <table:table-cell office:value-type="float" office:value="-2298">
                <text:p>-2298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">
                <text:p>9</text:p>
              </table:table-cell>
              <table:table-cell office:value-type="float" office:value="-2292">
                <text:p>-2292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">
                <text:p>12</text:p>
              </table:table-cell>
              <table:table-cell office:value-type="float" office:value="-2293">
                <text:p>-229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  <table:table-cell office:value-type="float" office:value="-2289">
                <text:p>-228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">
                <text:p>14</text:p>
              </table:table-cell>
              <table:table-cell office:value-type="float" office:value="-2288">
                <text:p>-2288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  <table:table-cell office:value-type="float" office:value="-2285">
                <text:p>-228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">
                <text:p>11</text:p>
              </table:table-cell>
              <table:table-cell office:value-type="float" office:value="-2281">
                <text:p>-2281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-2280">
                <text:p>-228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  <table:table-cell office:value-type="float" office:value="-2276">
                <text:p>-227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">
                <text:p>11</text:p>
              </table:table-cell>
              <table:table-cell office:value-type="float" office:value="-2276">
                <text:p>-2276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">
                <text:p>14</text:p>
              </table:table-cell>
              <table:table-cell office:value-type="float" office:value="-2276">
                <text:p>-2276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">
                <text:p>16</text:p>
              </table:table-cell>
              <table:table-cell office:value-type="float" office:value="-2276">
                <text:p>-227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3">
                <text:p>13</text:p>
              </table:table-cell>
              <table:table-cell office:value-type="float" office:value="-2267">
                <text:p>-226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">
                <text:p>11</text:p>
              </table:table-cell>
              <table:table-cell office:value-type="float" office:value="-2262">
                <text:p>-226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">
                <text:p>6</text:p>
              </table:table-cell>
              <table:table-cell office:value-type="float" office:value="-2264">
                <text:p>-226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">
                <text:p>7</text:p>
              </table:table-cell>
              <table:table-cell office:value-type="float" office:value="-2259">
                <text:p>-2259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">
                <text:p>8</text:p>
              </table:table-cell>
              <table:table-cell office:value-type="float" office:value="-2259">
                <text:p>-2259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">
                <text:p>12</text:p>
              </table:table-cell>
              <table:table-cell office:value-type="float" office:value="-2257">
                <text:p>-225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">
                <text:p>11</text:p>
              </table:table-cell>
              <table:table-cell office:value-type="float" office:value="-2257">
                <text:p>-2257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">
                <text:p>12</text:p>
              </table:table-cell>
              <table:table-cell office:value-type="float" office:value="-2257">
                <text:p>-2257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">
                <text:p>10</text:p>
              </table:table-cell>
              <table:table-cell office:value-type="float" office:value="-2255">
                <text:p>-2255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">
                <text:p>7</text:p>
              </table:table-cell>
              <table:table-cell office:value-type="float" office:value="-2253">
                <text:p>-2253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">
                <text:p>8</text:p>
              </table:table-cell>
              <table:table-cell office:value-type="float" office:value="-2248">
                <text:p>-2248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">
                <text:p>8</text:p>
              </table:table-cell>
              <table:table-cell office:value-type="float" office:value="-2242">
                <text:p>-224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">
                <text:p>11</text:p>
              </table:table-cell>
              <table:table-cell office:value-type="float" office:value="-2237">
                <text:p>-223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">
                <text:p>18</text:p>
              </table:table-cell>
              <table:table-cell office:value-type="float" office:value="-2231">
                <text:p>-2231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">
                <text:p>17</text:p>
              </table:table-cell>
              <table:table-cell office:value-type="float" office:value="-2226">
                <text:p>-2226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">
                <text:p>15</text:p>
              </table:table-cell>
              <table:table-cell office:value-type="float" office:value="-2224">
                <text:p>-222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">
                <text:p>6</text:p>
              </table:table-cell>
              <table:table-cell office:value-type="float" office:value="-2219">
                <text:p>-2219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">
                <text:p>10</text:p>
              </table:table-cell>
              <table:table-cell office:value-type="float" office:value="-2215">
                <text:p>-221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">
                <text:p>8</text:p>
              </table:table-cell>
              <table:table-cell office:value-type="float" office:value="-2208">
                <text:p>-220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">
                <text:p>10</text:p>
              </table:table-cell>
              <table:table-cell office:value-type="float" office:value="-2204">
                <text:p>-2204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">
                <text:p>16</text:p>
              </table:table-cell>
              <table:table-cell office:value-type="float" office:value="-2199">
                <text:p>-219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">
                <text:p>14</text:p>
              </table:table-cell>
              <table:table-cell office:value-type="float" office:value="-2197">
                <text:p>-219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">
                <text:p>9</text:p>
              </table:table-cell>
              <table:table-cell office:value-type="float" office:value="-2192">
                <text:p>-219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">
                <text:p>6</text:p>
              </table:table-cell>
              <table:table-cell office:value-type="float" office:value="-2195">
                <text:p>-219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">
                <text:p>3</text:p>
              </table:table-cell>
              <table:table-cell office:value-type="float" office:value="-2190">
                <text:p>-219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">
                <text:p>7</text:p>
              </table:table-cell>
              <table:table-cell office:value-type="float" office:value="-2187">
                <text:p>-218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">
                <text:p>10</text:p>
              </table:table-cell>
              <table:table-cell office:value-type="float" office:value="-2185">
                <text:p>-218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">
                <text:p>12</text:p>
              </table:table-cell>
              <table:table-cell office:value-type="float" office:value="-2183">
                <text:p>-218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">
                <text:p>14</text:p>
              </table:table-cell>
              <table:table-cell office:value-type="float" office:value="-2175">
                <text:p>-217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">
                <text:p>12</text:p>
              </table:table-cell>
              <table:table-cell office:value-type="float" office:value="-2175">
                <text:p>-217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-2175">
                <text:p>-217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">
                <text:p>6</text:p>
              </table:table-cell>
              <table:table-cell office:value-type="float" office:value="-2169">
                <text:p>-216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">
                <text:p>3</text:p>
              </table:table-cell>
              <table:table-cell office:value-type="float" office:value="-2171">
                <text:p>-217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">
                <text:p>8</text:p>
              </table:table-cell>
              <table:table-cell office:value-type="float" office:value="-2172">
                <text:p>-217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">
                <text:p>11</text:p>
              </table:table-cell>
              <table:table-cell office:value-type="float" office:value="-2169">
                <text:p>-216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">
                <text:p>17</text:p>
              </table:table-cell>
              <table:table-cell office:value-type="float" office:value="-2162">
                <text:p>-2162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">
                <text:p>20</text:p>
              </table:table-cell>
              <table:table-cell office:value-type="float" office:value="-2159">
                <text:p>-215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">
                <text:p>12</text:p>
              </table:table-cell>
              <table:table-cell office:value-type="float" office:value="-2159">
                <text:p>-215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">
                <text:p>11</text:p>
              </table:table-cell>
              <table:table-cell office:value-type="float" office:value="-2156">
                <text:p>-215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  <table:table-cell office:value-type="float" office:value="-2149">
                <text:p>-214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">
                <text:p>5</text:p>
              </table:table-cell>
              <table:table-cell office:value-type="float" office:value="-2148">
                <text:p>-2148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">
                <text:p>12</text:p>
              </table:table-cell>
              <table:table-cell office:value-type="float" office:value="-2143">
                <text:p>-214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">
                <text:p>12</text:p>
              </table:table-cell>
              <table:table-cell office:value-type="float" office:value="-2135">
                <text:p>-213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">
                <text:p>13</text:p>
              </table:table-cell>
              <table:table-cell office:value-type="float" office:value="-2132">
                <text:p>-2132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">
                <text:p>13</text:p>
              </table:table-cell>
              <table:table-cell office:value-type="float" office:value="-2130">
                <text:p>-21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">
                <text:p>6</text:p>
              </table:table-cell>
              <table:table-cell office:value-type="float" office:value="-2132">
                <text:p>-213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">
                <text:p>8</text:p>
              </table:table-cell>
              <table:table-cell office:value-type="float" office:value="-2130">
                <text:p>-213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">
                <text:p>5</text:p>
              </table:table-cell>
              <table:table-cell office:value-type="float" office:value="-2125">
                <text:p>-212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">
                <text:p>10</text:p>
              </table:table-cell>
              <table:table-cell office:value-type="float" office:value="-2130">
                <text:p>-213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">
                <text:p>9</text:p>
              </table:table-cell>
              <table:table-cell office:value-type="float" office:value="-2118">
                <text:p>-211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">
                <text:p>17</text:p>
              </table:table-cell>
              <table:table-cell office:value-type="float" office:value="-2110">
                <text:p>-211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">
                <text:p>12</text:p>
              </table:table-cell>
              <table:table-cell office:value-type="float" office:value="-2118">
                <text:p>-2118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">
                <text:p>11</text:p>
              </table:table-cell>
              <table:table-cell office:value-type="float" office:value="-2113">
                <text:p>-211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">
                <text:p>8</text:p>
              </table:table-cell>
              <table:table-cell office:value-type="float" office:value="-2109">
                <text:p>-210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">
                <text:p>10</text:p>
              </table:table-cell>
              <table:table-cell office:value-type="float" office:value="-2099">
                <text:p>-209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">
                <text:p>7</text:p>
              </table:table-cell>
              <table:table-cell office:value-type="float" office:value="-2094">
                <text:p>-2094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">
                <text:p>10</text:p>
              </table:table-cell>
              <table:table-cell office:value-type="float" office:value="-2090">
                <text:p>-209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">
                <text:p>11</text:p>
              </table:table-cell>
              <table:table-cell office:value-type="float" office:value="-2100">
                <text:p>-210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">
                <text:p>10</text:p>
              </table:table-cell>
              <table:table-cell office:value-type="float" office:value="-2078">
                <text:p>-2078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">
                <text:p>14</text:p>
              </table:table-cell>
              <table:table-cell office:value-type="float" office:value="-2082">
                <text:p>-2082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">
                <text:p>8</text:p>
              </table:table-cell>
              <table:table-cell office:value-type="float" office:value="-2092">
                <text:p>-209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-2091">
                <text:p>-209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">
                <text:p>11</text:p>
              </table:table-cell>
              <table:table-cell office:value-type="float" office:value="-2088">
                <text:p>-208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">
                <text:p>8</text:p>
              </table:table-cell>
              <table:table-cell office:value-type="float" office:value="-2076">
                <text:p>-207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">
                <text:p>11</text:p>
              </table:table-cell>
              <table:table-cell office:value-type="float" office:value="-2079">
                <text:p>-207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">
                <text:p>11</text:p>
              </table:table-cell>
              <table:table-cell office:value-type="float" office:value="-2072">
                <text:p>-207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">
                <text:p>11</text:p>
              </table:table-cell>
              <table:table-cell office:value-type="float" office:value="-2092">
                <text:p>-209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">
                <text:p>10</text:p>
              </table:table-cell>
              <table:table-cell office:value-type="float" office:value="-2086">
                <text:p>-208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">
                <text:p>5</text:p>
              </table:table-cell>
              <table:table-cell office:value-type="float" office:value="-2060">
                <text:p>-206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">
                <text:p>7</text:p>
              </table:table-cell>
              <table:table-cell office:value-type="float" office:value="-2058">
                <text:p>-205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">
                <text:p>11</text:p>
              </table:table-cell>
              <table:table-cell office:value-type="float" office:value="-2087">
                <text:p>-208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">
                <text:p>10</text:p>
              </table:table-cell>
              <table:table-cell office:value-type="float" office:value="-2045">
                <text:p>-2045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">
                <text:p>10</text:p>
              </table:table-cell>
              <table:table-cell office:value-type="float" office:value="-2085">
                <text:p>-2085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  <table:table-cell office:value-type="float" office:value="-2041">
                <text:p>-2041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">
                <text:p>10</text:p>
              </table:table-cell>
              <table:table-cell office:value-type="float" office:value="-2088">
                <text:p>-2088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">
                <text:p>7</text:p>
              </table:table-cell>
              <table:table-cell office:value-type="float" office:value="-2039">
                <text:p>-203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">
                <text:p>5</text:p>
              </table:table-cell>
              <table:table-cell office:value-type="float" office:value="-2079">
                <text:p>-207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-2058">
                <text:p>-205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">
                <text:p>8</text:p>
              </table:table-cell>
              <table:table-cell office:value-type="float" office:value="-2040">
                <text:p>-204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">
                <text:p>14</text:p>
              </table:table-cell>
              <table:table-cell office:value-type="float" office:value="-2081">
                <text:p>-208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">
                <text:p>11</text:p>
              </table:table-cell>
              <table:table-cell office:value-type="float" office:value="-2075">
                <text:p>-207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">
                <text:p>13</text:p>
              </table:table-cell>
              <table:table-cell office:value-type="float" office:value="-2042">
                <text:p>-204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">
                <text:p>13</text:p>
              </table:table-cell>
              <table:table-cell office:value-type="float" office:value="-2028">
                <text:p>-202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">
                <text:p>10</text:p>
              </table:table-cell>
              <table:table-cell office:value-type="float" office:value="-2017">
                <text:p>-201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">
                <text:p>5</text:p>
              </table:table-cell>
              <table:table-cell office:value-type="float" office:value="-2021">
                <text:p>-202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">
                <text:p>8</text:p>
              </table:table-cell>
              <table:table-cell office:value-type="float" office:value="-2017">
                <text:p>-201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">
                <text:p>8</text:p>
              </table:table-cell>
              <table:table-cell office:value-type="float" office:value="-2019">
                <text:p>-201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">
                <text:p>12</text:p>
              </table:table-cell>
              <table:table-cell office:value-type="float" office:value="-2020">
                <text:p>-20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">
                <text:p>14</text:p>
              </table:table-cell>
              <table:table-cell office:value-type="float" office:value="-2020">
                <text:p>-202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3">
                <text:p>13</text:p>
              </table:table-cell>
              <table:table-cell office:value-type="float" office:value="-2019">
                <text:p>-201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">
                <text:p>12</text:p>
              </table:table-cell>
              <table:table-cell office:value-type="float" office:value="-2020">
                <text:p>-202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">
                <text:p>9</text:p>
              </table:table-cell>
              <table:table-cell office:value-type="float" office:value="-2019">
                <text:p>-201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">
                <text:p>6</text:p>
              </table:table-cell>
              <table:table-cell office:value-type="float" office:value="-2021">
                <text:p>-202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">
                <text:p>8</text:p>
              </table:table-cell>
              <table:table-cell office:value-type="float" office:value="-2019">
                <text:p>-201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">
                <text:p>7</text:p>
              </table:table-cell>
              <table:table-cell office:value-type="float" office:value="-2020">
                <text:p>-202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">
                <text:p>9</text:p>
              </table:table-cell>
              <table:table-cell office:value-type="float" office:value="-2021">
                <text:p>-202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">
                <text:p>8</text:p>
              </table:table-cell>
              <table:table-cell office:value-type="float" office:value="-2021">
                <text:p>-202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">
                <text:p>10</text:p>
              </table:table-cell>
              <table:table-cell office:value-type="float" office:value="-2020">
                <text:p>-202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">
                <text:p>10</text:p>
              </table:table-cell>
              <table:table-cell office:value-type="float" office:value="-2022">
                <text:p>-202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">
                <text:p>9</text:p>
              </table:table-cell>
              <table:table-cell office:value-type="float" office:value="-2022">
                <text:p>-202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">
                <text:p>6</text:p>
              </table:table-cell>
              <table:table-cell office:value-type="float" office:value="-2019">
                <text:p>-201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">
                <text:p>9</text:p>
              </table:table-cell>
              <table:table-cell office:value-type="float" office:value="-2019">
                <text:p>-201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">
                <text:p>6</text:p>
              </table:table-cell>
              <table:table-cell office:value-type="float" office:value="-2022">
                <text:p>-20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">
                <text:p>6</text:p>
              </table:table-cell>
              <table:table-cell office:value-type="float" office:value="-2021">
                <text:p>-202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">
                <text:p>7</text:p>
              </table:table-cell>
              <table:table-cell office:value-type="float" office:value="-2020">
                <text:p>-202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">
                <text:p>8</text:p>
              </table:table-cell>
              <table:table-cell office:value-type="float" office:value="-2022">
                <text:p>-202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">
                <text:p>11</text:p>
              </table:table-cell>
              <table:table-cell office:value-type="float" office:value="-2020">
                <text:p>-202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">
                <text:p>8</text:p>
              </table:table-cell>
              <table:table-cell office:value-type="float" office:value="-2019">
                <text:p>-201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">
                <text:p>7</text:p>
              </table:table-cell>
              <table:table-cell office:value-type="float" office:value="-2021">
                <text:p>-202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">
                <text:p>9</text:p>
              </table:table-cell>
              <table:table-cell office:value-type="float" office:value="-2019">
                <text:p>-201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">
                <text:p>7</text:p>
              </table:table-cell>
              <table:table-cell office:value-type="float" office:value="-2018">
                <text:p>-201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">
                <text:p>10</text:p>
              </table:table-cell>
              <table:table-cell office:value-type="float" office:value="-2019">
                <text:p>-201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2">
                <text:p>12</text:p>
              </table:table-cell>
              <table:table-cell office:value-type="float" office:value="-2019">
                <text:p>-201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2">
                <text:p>12</text:p>
              </table:table-cell>
              <table:table-cell office:value-type="float" office:value="-2021">
                <text:p>-202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">
                <text:p>11</text:p>
              </table:table-cell>
              <table:table-cell office:value-type="float" office:value="-2019">
                <text:p>-201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">
                <text:p>12</text:p>
              </table:table-cell>
              <table:table-cell office:value-type="float" office:value="-2013">
                <text:p>-2013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">
                <text:p>13</text:p>
              </table:table-cell>
              <table:table-cell office:value-type="float" office:value="-2017">
                <text:p>-201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">
                <text:p>8</text:p>
              </table:table-cell>
              <table:table-cell office:value-type="float" office:value="-1963">
                <text:p>-196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  <table:table-cell office:value-type="float" office:value="-1983">
                <text:p>-198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">
                <text:p>9</text:p>
              </table:table-cell>
              <table:table-cell office:value-type="float" office:value="-1994">
                <text:p>-199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">
                <text:p>7</text:p>
              </table:table-cell>
              <table:table-cell office:value-type="float" office:value="-1985">
                <text:p>-198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">
                <text:p>10</text:p>
              </table:table-cell>
              <table:table-cell office:value-type="float" office:value="-1962">
                <text:p>-196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">
                <text:p>13</text:p>
              </table:table-cell>
              <table:table-cell office:value-type="float" office:value="-1958">
                <text:p>-195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">
                <text:p>8</text:p>
              </table:table-cell>
              <table:table-cell office:value-type="float" office:value="-1978">
                <text:p>-197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">
                <text:p>7</text:p>
              </table:table-cell>
              <table:table-cell office:value-type="float" office:value="-2003">
                <text:p>-200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">
                <text:p>10</text:p>
              </table:table-cell>
              <table:table-cell office:value-type="float" office:value="-1991">
                <text:p>-199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">
                <text:p>10</text:p>
              </table:table-cell>
              <table:table-cell office:value-type="float" office:value="-1957">
                <text:p>-195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">
                <text:p>10</text:p>
              </table:table-cell>
              <table:table-cell office:value-type="float" office:value="-1997">
                <text:p>-199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">
                <text:p>10</text:p>
              </table:table-cell>
              <table:table-cell office:value-type="float" office:value="-1958">
                <text:p>-195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">
                <text:p>7</text:p>
              </table:table-cell>
              <table:table-cell office:value-type="float" office:value="-1978">
                <text:p>-197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">
                <text:p>8</text:p>
              </table:table-cell>
              <table:table-cell office:value-type="float" office:value="-1981">
                <text:p>-198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">
                <text:p>8</text:p>
              </table:table-cell>
              <table:table-cell office:value-type="float" office:value="-1953">
                <text:p>-195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">
                <text:p>7</text:p>
              </table:table-cell>
              <table:table-cell office:value-type="float" office:value="-1957">
                <text:p>-195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">
                <text:p>8</text:p>
              </table:table-cell>
              <table:table-cell office:value-type="float" office:value="-1983">
                <text:p>-198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">
                <text:p>10</text:p>
              </table:table-cell>
              <table:table-cell office:value-type="float" office:value="-1975">
                <text:p>-197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">
                <text:p>10</text:p>
              </table:table-cell>
              <table:table-cell office:value-type="float" office:value="-1954">
                <text:p>-195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">
                <text:p>11</text:p>
              </table:table-cell>
              <table:table-cell office:value-type="float" office:value="-1951">
                <text:p>-195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">
                <text:p>11</text:p>
              </table:table-cell>
              <table:table-cell office:value-type="float" office:value="-1953">
                <text:p>-195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">
                <text:p>9</text:p>
              </table:table-cell>
              <table:table-cell office:value-type="float" office:value="-1957">
                <text:p>-195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">
                <text:p>8</text:p>
              </table:table-cell>
              <table:table-cell office:value-type="float" office:value="-1964">
                <text:p>-196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">
                <text:p>12</text:p>
              </table:table-cell>
              <table:table-cell office:value-type="float" office:value="-1966">
                <text:p>-196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">
                <text:p>10</text:p>
              </table:table-cell>
              <table:table-cell office:value-type="float" office:value="-1968">
                <text:p>-196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">
                <text:p>9</text:p>
              </table:table-cell>
              <table:table-cell office:value-type="float" office:value="-1968">
                <text:p>-196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">
                <text:p>6</text:p>
              </table:table-cell>
              <table:table-cell office:value-type="float" office:value="-1980">
                <text:p>-198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">
                <text:p>10</text:p>
              </table:table-cell>
              <table:table-cell office:value-type="float" office:value="-1979">
                <text:p>-197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">
                <text:p>9</text:p>
              </table:table-cell>
              <table:table-cell office:value-type="float" office:value="-1972">
                <text:p>-197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">
                <text:p>6</text:p>
              </table:table-cell>
              <table:table-cell office:value-type="float" office:value="-1970">
                <text:p>-197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">
                <text:p>9</text:p>
              </table:table-cell>
              <table:table-cell office:value-type="float" office:value="-1966">
                <text:p>-196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">
                <text:p>9</text:p>
              </table:table-cell>
              <table:table-cell office:value-type="float" office:value="-1968">
                <text:p>-196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">
                <text:p>11</text:p>
              </table:table-cell>
              <table:table-cell office:value-type="float" office:value="-1975">
                <text:p>-197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">
                <text:p>8</text:p>
              </table:table-cell>
              <table:table-cell office:value-type="float" office:value="-1973">
                <text:p>-197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">
                <text:p>7</text:p>
              </table:table-cell>
              <table:table-cell office:value-type="float" office:value="-1970">
                <text:p>-197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">
                <text:p>7</text:p>
              </table:table-cell>
              <table:table-cell office:value-type="float" office:value="-1960">
                <text:p>-196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">
                <text:p>11</text:p>
              </table:table-cell>
              <table:table-cell office:value-type="float" office:value="-1946">
                <text:p>-194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">
                <text:p>9</text:p>
              </table:table-cell>
              <table:table-cell office:value-type="float" office:value="-1948">
                <text:p>-194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">
                <text:p>8</text:p>
              </table:table-cell>
              <table:table-cell office:value-type="float" office:value="-1961">
                <text:p>-196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">
                <text:p>8</text:p>
              </table:table-cell>
              <table:table-cell office:value-type="float" office:value="-1958">
                <text:p>-1958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">
                <text:p>8</text:p>
              </table:table-cell>
              <table:table-cell office:value-type="float" office:value="-1942">
                <text:p>-194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">
                <text:p>9</text:p>
              </table:table-cell>
              <table:table-cell office:value-type="float" office:value="-1954">
                <text:p>-195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">
                <text:p>10</text:p>
              </table:table-cell>
              <table:table-cell office:value-type="float" office:value="-1971">
                <text:p>-197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">
                <text:p>6</text:p>
              </table:table-cell>
              <table:table-cell office:value-type="float" office:value="-1955">
                <text:p>-195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">
                <text:p>11</text:p>
              </table:table-cell>
              <table:table-cell office:value-type="float" office:value="-1947">
                <text:p>-194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">
                <text:p>9</text:p>
              </table:table-cell>
              <table:table-cell office:value-type="float" office:value="-1946">
                <text:p>-194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">
                <text:p>9</text:p>
              </table:table-cell>
              <table:table-cell office:value-type="float" office:value="-1954">
                <text:p>-195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">
                <text:p>6</text:p>
              </table:table-cell>
              <table:table-cell office:value-type="float" office:value="-1963">
                <text:p>-196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">
                <text:p>7</text:p>
              </table:table-cell>
              <table:table-cell office:value-type="float" office:value="-1943">
                <text:p>-194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">
                <text:p>11</text:p>
              </table:table-cell>
              <table:table-cell office:value-type="float" office:value="-1948">
                <text:p>-194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">
                <text:p>7</text:p>
              </table:table-cell>
              <table:table-cell office:value-type="float" office:value="-1958">
                <text:p>-195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">
                <text:p>8</text:p>
              </table:table-cell>
              <table:table-cell office:value-type="float" office:value="-1941">
                <text:p>-194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">
                <text:p>9</text:p>
              </table:table-cell>
              <table:table-cell office:value-type="float" office:value="-1952">
                <text:p>-195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">
                <text:p>10</text:p>
              </table:table-cell>
              <table:table-cell office:value-type="float" office:value="-1942">
                <text:p>-194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">
                <text:p>8</text:p>
              </table:table-cell>
              <table:table-cell office:value-type="float" office:value="-1946">
                <text:p>-194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">
                <text:p>10</text:p>
              </table:table-cell>
              <table:table-cell office:value-type="float" office:value="-1949">
                <text:p>-194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">
                <text:p>7</text:p>
              </table:table-cell>
              <table:table-cell office:value-type="float" office:value="-1935">
                <text:p>-193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">
                <text:p>8</text:p>
              </table:table-cell>
              <table:table-cell office:value-type="float" office:value="-1929">
                <text:p>-192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">
                <text:p>6</text:p>
              </table:table-cell>
              <table:table-cell office:value-type="float" office:value="-1926">
                <text:p>-19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">
                <text:p>8</text:p>
              </table:table-cell>
              <table:table-cell office:value-type="float" office:value="-1928">
                <text:p>-192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">
                <text:p>11</text:p>
              </table:table-cell>
              <table:table-cell office:value-type="float" office:value="-1927">
                <text:p>-192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">
                <text:p>7</text:p>
              </table:table-cell>
              <table:table-cell office:value-type="float" office:value="-1926">
                <text:p>-192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">
                <text:p>9</text:p>
              </table:table-cell>
              <table:table-cell office:value-type="float" office:value="-1927">
                <text:p>-192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">
                <text:p>8</text:p>
              </table:table-cell>
              <table:table-cell office:value-type="float" office:value="-1926">
                <text:p>-192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">
                <text:p>4</text:p>
              </table:table-cell>
              <table:table-cell office:value-type="float" office:value="-1929">
                <text:p>-192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">
                <text:p>6</text:p>
              </table:table-cell>
              <table:table-cell office:value-type="float" office:value="-1930">
                <text:p>-193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">
                <text:p>10</text:p>
              </table:table-cell>
              <table:table-cell office:value-type="float" office:value="-1927">
                <text:p>-192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">
                <text:p>10</text:p>
              </table:table-cell>
              <table:table-cell office:value-type="float" office:value="-1929">
                <text:p>-192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">
                <text:p>10</text:p>
              </table:table-cell>
              <table:table-cell office:value-type="float" office:value="-1935">
                <text:p>-193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">
                <text:p>10</text:p>
              </table:table-cell>
              <table:table-cell office:value-type="float" office:value="-1933">
                <text:p>-193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">
                <text:p>8</text:p>
              </table:table-cell>
              <table:table-cell office:value-type="float" office:value="-1933">
                <text:p>-193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">
                <text:p>9</text:p>
              </table:table-cell>
              <table:table-cell office:value-type="float" office:value="-1930">
                <text:p>-193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">
                <text:p>8</text:p>
              </table:table-cell>
              <table:table-cell office:value-type="float" office:value="-1926">
                <text:p>-19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">
                <text:p>11</text:p>
              </table:table-cell>
              <table:table-cell office:value-type="float" office:value="-1924">
                <text:p>-192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2">
                <text:p>12</text:p>
              </table:table-cell>
              <table:table-cell office:value-type="float" office:value="-1923">
                <text:p>-192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">
                <text:p>11</text:p>
              </table:table-cell>
              <table:table-cell office:value-type="float" office:value="-1929">
                <text:p>-192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">
                <text:p>8</text:p>
              </table:table-cell>
              <table:table-cell office:value-type="float" office:value="-1920">
                <text:p>-192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-1921">
                <text:p>-192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-1926">
                <text:p>-192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">
                <text:p>6</text:p>
              </table:table-cell>
              <table:table-cell office:value-type="float" office:value="-1923">
                <text:p>-19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">
                <text:p>8</text:p>
              </table:table-cell>
              <table:table-cell office:value-type="float" office:value="-1918">
                <text:p>-191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">
                <text:p>8</text:p>
              </table:table-cell>
              <table:table-cell office:value-type="float" office:value="-1926">
                <text:p>-192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">
                <text:p>12</text:p>
              </table:table-cell>
              <table:table-cell office:value-type="float" office:value="-1927">
                <text:p>-192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">
                <text:p>10</text:p>
              </table:table-cell>
              <table:table-cell office:value-type="float" office:value="-1920">
                <text:p>-19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">
                <text:p>6</text:p>
              </table:table-cell>
              <table:table-cell office:value-type="float" office:value="-1923">
                <text:p>-192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">
                <text:p>7</text:p>
              </table:table-cell>
              <table:table-cell office:value-type="float" office:value="-1931">
                <text:p>-193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">
                <text:p>7</text:p>
              </table:table-cell>
              <table:table-cell office:value-type="float" office:value="-1925">
                <text:p>-192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">
                <text:p>10</text:p>
              </table:table-cell>
              <table:table-cell office:value-type="float" office:value="-1919">
                <text:p>-191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">
                <text:p>11</text:p>
              </table:table-cell>
              <table:table-cell office:value-type="float" office:value="-1925">
                <text:p>-192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">
                <text:p>10</text:p>
              </table:table-cell>
              <table:table-cell office:value-type="float" office:value="-1929">
                <text:p>-192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">
                <text:p>12</text:p>
              </table:table-cell>
              <table:table-cell office:value-type="float" office:value="-1919">
                <text:p>-191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">
                <text:p>11</text:p>
              </table:table-cell>
              <table:table-cell office:value-type="float" office:value="-1921">
                <text:p>-192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">
                <text:p>11</text:p>
              </table:table-cell>
              <table:table-cell office:value-type="float" office:value="-1928">
                <text:p>-192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">
                <text:p>6</text:p>
              </table:table-cell>
              <table:table-cell office:value-type="float" office:value="-1922">
                <text:p>-192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">
                <text:p>7</text:p>
              </table:table-cell>
              <table:table-cell office:value-type="float" office:value="-1923">
                <text:p>-19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">
                <text:p>7</text:p>
              </table:table-cell>
              <table:table-cell office:value-type="float" office:value="-1931">
                <text:p>-193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">
                <text:p>10</text:p>
              </table:table-cell>
              <table:table-cell office:value-type="float" office:value="-1934">
                <text:p>-193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">
                <text:p>11</text:p>
              </table:table-cell>
              <table:table-cell office:value-type="float" office:value="-1934">
                <text:p>-193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">
                <text:p>12</text:p>
              </table:table-cell>
              <table:table-cell office:value-type="float" office:value="-1936">
                <text:p>-193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">
                <text:p>8</text:p>
              </table:table-cell>
              <table:table-cell office:value-type="float" office:value="-1936">
                <text:p>-193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">
                <text:p>7</text:p>
              </table:table-cell>
              <table:table-cell office:value-type="float" office:value="-1936">
                <text:p>-193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">
                <text:p>8</text:p>
              </table:table-cell>
              <table:table-cell office:value-type="float" office:value="-1933">
                <text:p>-193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">
                <text:p>9</text:p>
              </table:table-cell>
              <table:table-cell office:value-type="float" office:value="-1934">
                <text:p>-193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">
                <text:p>14</text:p>
              </table:table-cell>
              <table:table-cell office:value-type="float" office:value="-1934">
                <text:p>-1934</text:p>
              </table:table-cell>
              <table:table-cell office:value-type="float" office:value="-121">
                <text:p>-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862cm" svg:height="3.376cm" xlink:href=".." xlink:type="simple" chart:class="chart:line" chart:style-name="ch1">
        <chart:legend chart:legend-position="end" svg:x="28.989cm" svg:y="1.376cm" style:legend-expansion="high" chart:style-name="ch2"/>
        <chart:plot-area chart:style-name="ch3" table:cell-range-address="Hoja1.B1:Hoja1.B1136" chart:data-source-has-labels="row" svg:x="1.067cm" svg:y="0.403cm" svg:width="26.688cm" svg:height="2.486cm">
          <chartooo:coordinate-region svg:x="1.503cm" svg:y="0.615cm" svg:width="26.242cm" svg:height="1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136" chart:label-cell-address="Hoja1.B1:Hoja1.B1" chart:class="chart:line">
            <chart:data-point chart:repeated="11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ll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2:Hoja1.B1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